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6.77mm"/>
    </style:style>
    <style:style style:name="co5" style:family="table-column">
      <style:table-column-properties fo:break-before="auto" style:column-width="17.16mm"/>
    </style:style>
    <style:style style:name="co6" style:family="table-column">
      <style:table-column-properties fo:break-before="auto" style:column-width="17.36mm"/>
    </style:style>
    <style:style style:name="co7" style:family="table-column">
      <style:table-column-properties fo:break-before="auto" style:column-width="8.77mm"/>
    </style:style>
    <style:style style:name="co8" style:family="table-column">
      <style:table-column-properties fo:break-before="auto" style:column-width="13.79mm"/>
    </style:style>
    <style:style style:name="co9" style:family="table-column">
      <style:table-column-properties fo:break-before="auto" style:column-width="20.74mm"/>
    </style:style>
    <style:style style:name="co10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/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02mm" svg:height="90.01mm" svg:x="367.15mm" svg:y="15.65mm">
            <loext:p draw:notify-on-update-of-ranges="Sheet1.B3:Sheet1.B362 Sheet1.C2:Sheet1.C2 Sheet1.C3:Sheet1.C362 Sheet1.D2:Sheet1.D2 Sheet1.D3:Sheet1.D362 Sheet1.E2:Sheet1.E2 Sheet1.E3:Sheet1.E3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2mm" svg:height="90.01mm" svg:x="368.99mm" svg:y="132.17mm">
            <loext:p draw:notify-on-update-of-ranges="Sheet1.K3:Sheet1.K362 Sheet1.H2:Sheet1.H2 Sheet1.H3:Sheet1.H362 Sheet1.J2:Sheet1.J2 Sheet1.J3:Sheet1.J362 Sheet1.K2:Sheet1.K2 Sheet1.K3:Sheet1.K3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ce5"/>
        <table:table-column table:style-name="co9" table:number-columns-repeated="3" table:default-cell-style-name="ce5"/>
        <table:table-column table:style-name="co10" table:default-cell-style-name="ce5"/>
        <table:table-column table:style-name="co12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6"/>
          <table:table-cell table:style-name="ce2"/>
          <table:table-cell table:style-name="ce6"/>
          <table:table-cell table:style-name="ce3" office:value-type="string" calcext:value-type="string" table:number-columns-spanned="4" table:number-rows-spanned="1">
            <text:p>SVPWM</text:p>
          </table:table-cell>
          <table:covered-table-cell table:style-name="ce3"/>
          <table:covered-table-cell table:number-columns-repeated="2" table:style-name="ce6"/>
          <table:table-cell table:style-name="ce2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31.396879180673" calcext:value-type="float">
            <text:p>31,4</text:p>
          </table:table-cell>
          <table:table-cell table:formula="of:=[.$A$3]*SIN(RADIANS([.B3]-120))" office:value-type="float" office:value="-1573.44085314377" calcext:value-type="float">
            <text:p>-1573,4</text:p>
          </table:table-cell>
          <table:table-cell table:formula="of:=[.$A$3]*SIN(RADIANS([.B3]+120))" office:value-type="float" office:value="1542.0439739631" calcext:value-type="float">
            <text:p>1542,0</text:p>
          </table:table-cell>
          <table:table-cell table:style-name="ce10"/>
          <table:table-cell table:style-name="ce6" table:formula="of:=(MIN([.C3];[.D3];[.E3])+MAX([.C3];[.D3];[.E3]))/2" office:value-type="float" office:value="-15.6984395903365" calcext:value-type="float">
            <text:p>-15,7</text:p>
          </table:table-cell>
          <table:table-cell table:style-name="ce12" table:formula="of:=([.C3]-[.G3]+[.$A$3])/2" office:value-type="float" office:value="923.047659385505" calcext:value-type="float">
            <text:p>9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20.628793223282" calcext:value-type="float">
            <text:p>121</text:p>
          </table:table-cell>
          <table:table-cell table:style-name="ce12" table:formula="of:=([.E3]-[.G3]+[.$A$3])/2" office:value-type="float" office:value="1678.37120677672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 table:formula="of:=[.B3]+1" office:value-type="float" office:value="2" calcext:value-type="float">
            <text:p>2</text:p>
          </table:table-cell>
          <table:table-cell table:formula="of:=[.$A$3]*SIN(RADIANS([.B4]))" office:value-type="float" office:value="62.7841945677992" calcext:value-type="float">
            <text:p>62,8</text:p>
          </table:table-cell>
          <table:table-cell table:formula="of:=[.$A$3]*SIN(RADIANS([.B4]-120))" office:value-type="float" office:value="-1588.42271955321" calcext:value-type="float">
            <text:p>-1588,4</text:p>
          </table:table-cell>
          <table:table-cell table:formula="of:=[.$A$3]*SIN(RADIANS([.B4]+120))" office:value-type="float" office:value="1525.63852498541" calcext:value-type="float">
            <text:p>1525,6</text:p>
          </table:table-cell>
          <table:table-cell table:style-name="ce10"/>
          <table:table-cell table:style-name="ce6" table:formula="of:=(MIN([.C4];[.D4];[.E4])+MAX([.C4];[.D4];[.E4]))/2" office:value-type="float" office:value="-31.3920972838995" calcext:value-type="float">
            <text:p>-31,4</text:p>
          </table:table-cell>
          <table:table-cell table:style-name="ce12" table:formula="of:=([.C4]-[.G4]+[.$A$3])/2" office:value-type="float" office:value="946.588145925849" calcext:value-type="float">
            <text:p>9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20.984688865345" calcext:value-type="float">
            <text:p>121</text:p>
          </table:table-cell>
          <table:table-cell table:style-name="ce12" table:formula="of:=([.E4]-[.G4]+[.$A$3])/2" office:value-type="float" office:value="1678.01531113466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 table:formula="of:=[.B4]+1" office:value-type="float" office:value="3" calcext:value-type="float">
            <text:p>3</text:p>
          </table:table-cell>
          <table:table-cell table:formula="of:=[.$A$3]*SIN(RADIANS([.B5]))" office:value-type="float" office:value="94.152385281056" calcext:value-type="float">
            <text:p>94,2</text:p>
          </table:table-cell>
          <table:table-cell table:formula="of:=[.$A$3]*SIN(RADIANS([.B5]-120))" office:value-type="float" office:value="-1602.92073701487" calcext:value-type="float">
            <text:p>-1602,9</text:p>
          </table:table-cell>
          <table:table-cell table:formula="of:=[.$A$3]*SIN(RADIANS([.B5]+120))" office:value-type="float" office:value="1508.76835173382" calcext:value-type="float">
            <text:p>1508,8</text:p>
          </table:table-cell>
          <table:table-cell table:style-name="ce10"/>
          <table:table-cell table:style-name="ce6" table:formula="of:=(MIN([.C5];[.D5];[.E5])+MAX([.C5];[.D5];[.E5]))/2" office:value-type="float" office:value="-47.0761926405281" calcext:value-type="float">
            <text:p>-47,1</text:p>
          </table:table-cell>
          <table:table-cell table:style-name="ce12" table:formula="of:=([.C5]-[.G5]+[.$A$3])/2" office:value-type="float" office:value="970.114288960792" calcext:value-type="float">
            <text:p>9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21.577727812827" calcext:value-type="float">
            <text:p>122</text:p>
          </table:table-cell>
          <table:table-cell table:style-name="ce12" table:formula="of:=([.E5]-[.G5]+[.$A$3])/2" office:value-type="float" office:value="1677.42227218717" calcext:value-type="float">
            <text:p>1677</text:p>
          </table:table-cell>
          <table:table-cell table:style-name="ce10"/>
        </table:table-row>
        <table:table-row table:style-name="ro1">
          <table:table-cell/>
          <table:table-cell table:style-name="ce2" table:formula="of:=[.B5]+1" office:value-type="float" office:value="4" calcext:value-type="float">
            <text:p>4</text:p>
          </table:table-cell>
          <table:table-cell table:formula="of:=[.$A$3]*SIN(RADIANS([.B6]))" office:value-type="float" office:value="125.491896265681" calcext:value-type="float">
            <text:p>125,5</text:p>
          </table:table-cell>
          <table:table-cell table:formula="of:=[.$A$3]*SIN(RADIANS([.B6]-120))" office:value-type="float" office:value="-1616.9304892922" calcext:value-type="float">
            <text:p>-1616,9</text:p>
          </table:table-cell>
          <table:table-cell table:formula="of:=[.$A$3]*SIN(RADIANS([.B6]+120))" office:value-type="float" office:value="1491.43859302652" calcext:value-type="float">
            <text:p>1491,4</text:p>
          </table:table-cell>
          <table:table-cell table:style-name="ce10"/>
          <table:table-cell table:style-name="ce6" table:formula="of:=(MIN([.C6];[.D6];[.E6])+MAX([.C6];[.D6];[.E6]))/2" office:value-type="float" office:value="-62.7459481328407" calcext:value-type="float">
            <text:p>-62,7</text:p>
          </table:table-cell>
          <table:table-cell table:style-name="ce12" table:formula="of:=([.C6]-[.G6]+[.$A$3])/2" office:value-type="float" office:value="993.618922199261" calcext:value-type="float">
            <text:p>9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22.40772942032" calcext:value-type="float">
            <text:p>122</text:p>
          </table:table-cell>
          <table:table-cell table:style-name="ce12" table:formula="of:=([.E6]-[.G6]+[.$A$3])/2" office:value-type="float" office:value="1676.59227057968" calcext:value-type="float">
            <text:p>1677</text:p>
          </table:table-cell>
          <table:table-cell table:style-name="ce10"/>
        </table:table-row>
        <table:table-row table:style-name="ro1">
          <table:table-cell/>
          <table:table-cell table:style-name="ce2" table:formula="of:=[.B6]+1" office:value-type="float" office:value="5" calcext:value-type="float">
            <text:p>5</text:p>
          </table:table-cell>
          <table:table-cell table:formula="of:=[.$A$3]*SIN(RADIANS([.B7]))" office:value-type="float" office:value="156.793181203037" calcext:value-type="float">
            <text:p>156,8</text:p>
          </table:table-cell>
          <table:table-cell table:formula="of:=[.$A$3]*SIN(RADIANS([.B7]-120))" office:value-type="float" office:value="-1630.44770887893" calcext:value-type="float">
            <text:p>-1630,4</text:p>
          </table:table-cell>
          <table:table-cell table:formula="of:=[.$A$3]*SIN(RADIANS([.B7]+120))" office:value-type="float" office:value="1473.6545276759" calcext:value-type="float">
            <text:p>1473,7</text:p>
          </table:table-cell>
          <table:table-cell table:style-name="ce10"/>
          <table:table-cell table:style-name="ce6" table:formula="of:=(MIN([.C7];[.D7];[.E7])+MAX([.C7];[.D7];[.E7]))/2" office:value-type="float" office:value="-78.3965906015186" calcext:value-type="float">
            <text:p>-78,4</text:p>
          </table:table-cell>
          <table:table-cell table:style-name="ce12" table:formula="of:=([.C7]-[.G7]+[.$A$3])/2" office:value-type="float" office:value="1017.09488590228" calcext:value-type="float">
            <text:p>10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23.474440861293" calcext:value-type="float">
            <text:p>123</text:p>
          </table:table-cell>
          <table:table-cell table:style-name="ce12" table:formula="of:=([.E7]-[.G7]+[.$A$3])/2" office:value-type="float" office:value="1675.52555913871" calcext:value-type="float">
            <text:p>1676</text:p>
          </table:table-cell>
          <table:table-cell table:style-name="ce10"/>
        </table:table-row>
        <table:table-row table:style-name="ro1">
          <table:table-cell/>
          <table:table-cell table:style-name="ce2" table:formula="of:=[.B7]+1" office:value-type="float" office:value="6" calcext:value-type="float">
            <text:p>6</text:p>
          </table:table-cell>
          <table:table-cell table:formula="of:=[.$A$3]*SIN(RADIANS([.B8]))" office:value-type="float" office:value="188.046705418509" calcext:value-type="float">
            <text:p>188,0</text:p>
          </table:table-cell>
          <table:table-cell table:formula="of:=[.$A$3]*SIN(RADIANS([.B8]-120))" office:value-type="float" office:value="-1643.46827829904" calcext:value-type="float">
            <text:p>-1643,5</text:p>
          </table:table-cell>
          <table:table-cell table:formula="of:=[.$A$3]*SIN(RADIANS([.B8]+120))" office:value-type="float" office:value="1455.42157288053" calcext:value-type="float">
            <text:p>1455,4</text:p>
          </table:table-cell>
          <table:table-cell table:style-name="ce10"/>
          <table:table-cell table:style-name="ce6" table:formula="of:=(MIN([.C8];[.D8];[.E8])+MAX([.C8];[.D8];[.E8]))/2" office:value-type="float" office:value="-94.0233527092543" calcext:value-type="float">
            <text:p>-94,0</text:p>
          </table:table-cell>
          <table:table-cell table:style-name="ce12" table:formula="of:=([.C8]-[.G8]+[.$A$3])/2" office:value-type="float" office:value="1040.53502906388" calcext:value-type="float">
            <text:p>10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24.777537205108" calcext:value-type="float">
            <text:p>125</text:p>
          </table:table-cell>
          <table:table-cell table:style-name="ce12" table:formula="of:=([.E8]-[.G8]+[.$A$3])/2" office:value-type="float" office:value="1674.22246279489" calcext:value-type="float">
            <text:p>1674</text:p>
          </table:table-cell>
          <table:table-cell table:style-name="ce10"/>
        </table:table-row>
        <table:table-row table:style-name="ro1">
          <table:table-cell/>
          <table:table-cell table:style-name="ce2" table:formula="of:=[.B8]+1" office:value-type="float" office:value="7" calcext:value-type="float">
            <text:p>7</text:p>
          </table:table-cell>
          <table:table-cell table:formula="of:=[.$A$3]*SIN(RADIANS([.B9]))" office:value-type="float" office:value="219.24294878586" calcext:value-type="float">
            <text:p>219,2</text:p>
          </table:table-cell>
          <table:table-cell table:formula="of:=[.$A$3]*SIN(RADIANS([.B9]-120))" office:value-type="float" office:value="-1655.98823136094" calcext:value-type="float">
            <text:p>-1656,0</text:p>
          </table:table-cell>
          <table:table-cell table:formula="of:=[.$A$3]*SIN(RADIANS([.B9]+120))" office:value-type="float" office:value="1436.74528257508" calcext:value-type="float">
            <text:p>1436,7</text:p>
          </table:table-cell>
          <table:table-cell table:style-name="ce10"/>
          <table:table-cell table:style-name="ce6" table:formula="of:=(MIN([.C9];[.D9];[.E9])+MAX([.C9];[.D9];[.E9]))/2" office:value-type="float" office:value="-109.62147439293" calcext:value-type="float">
            <text:p>-109,6</text:p>
          </table:table-cell>
          <table:table-cell table:style-name="ce12" table:formula="of:=([.C9]-[.G9]+[.$A$3])/2" office:value-type="float" office:value="1063.9322115894" calcext:value-type="float">
            <text:p>10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26.316621515995" calcext:value-type="float">
            <text:p>126</text:p>
          </table:table-cell>
          <table:table-cell table:style-name="ce12" table:formula="of:=([.E9]-[.G9]+[.$A$3])/2" office:value-type="float" office:value="1672.683378484" calcext:value-type="float">
            <text:p>1673</text:p>
          </table:table-cell>
          <table:table-cell table:style-name="ce10"/>
        </table:table-row>
        <table:table-row table:style-name="ro1">
          <table:table-cell/>
          <table:table-cell table:style-name="ce2" table:formula="of:=[.B9]+1" office:value-type="float" office:value="8" calcext:value-type="float">
            <text:p>8</text:p>
          </table:table-cell>
          <table:table-cell table:formula="of:=[.$A$3]*SIN(RADIANS([.B10]))" office:value-type="float" office:value="250.372408627158" calcext:value-type="float">
            <text:p>250,4</text:p>
          </table:table-cell>
          <table:table-cell table:formula="of:=[.$A$3]*SIN(RADIANS([.B10]-120))" office:value-type="float" office:value="-1668.00375436565" calcext:value-type="float">
            <text:p>-1668,0</text:p>
          </table:table-cell>
          <table:table-cell table:formula="of:=[.$A$3]*SIN(RADIANS([.B10]+120))" office:value-type="float" office:value="1417.63134573849" calcext:value-type="float">
            <text:p>1417,6</text:p>
          </table:table-cell>
          <table:table-cell table:style-name="ce10"/>
          <table:table-cell table:style-name="ce6" table:formula="of:=(MIN([.C10];[.D10];[.E10])+MAX([.C10];[.D10];[.E10]))/2" office:value-type="float" office:value="-125.186204313579" calcext:value-type="float">
            <text:p>-125,2</text:p>
          </table:table-cell>
          <table:table-cell table:style-name="ce12" table:formula="of:=([.C10]-[.G10]+[.$A$3])/2" office:value-type="float" office:value="1087.27930647037" calcext:value-type="float">
            <text:p>10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28.091224973964" calcext:value-type="float">
            <text:p>128</text:p>
          </table:table-cell>
          <table:table-cell table:style-name="ce12" table:formula="of:=([.E10]-[.G10]+[.$A$3])/2" office:value-type="float" office:value="1670.90877502604" calcext:value-type="float">
            <text:p>1671</text:p>
          </table:table-cell>
          <table:table-cell table:style-name="ce10"/>
        </table:table-row>
        <table:table-row table:style-name="ro1">
          <table:table-cell/>
          <table:table-cell table:style-name="ce2" table:formula="of:=[.B10]+1" office:value-type="float" office:value="9" calcext:value-type="float">
            <text:p>9</text:p>
          </table:table-cell>
          <table:table-cell table:formula="of:=[.$A$3]*SIN(RADIANS([.B11]))" office:value-type="float" office:value="281.425602607375" calcext:value-type="float">
            <text:p>281,4</text:p>
          </table:table-cell>
          <table:table-cell table:formula="of:=[.$A$3]*SIN(RADIANS([.B11]-120))" office:value-type="float" office:value="-1679.51118726847" calcext:value-type="float">
            <text:p>-1679,5</text:p>
          </table:table-cell>
          <table:table-cell table:formula="of:=[.$A$3]*SIN(RADIANS([.B11]+120))" office:value-type="float" office:value="1398.08558466109" calcext:value-type="float">
            <text:p>1398,1</text:p>
          </table:table-cell>
          <table:table-cell table:style-name="ce10"/>
          <table:table-cell table:style-name="ce6" table:formula="of:=(MIN([.C11];[.D11];[.E11])+MAX([.C11];[.D11];[.E11]))/2" office:value-type="float" office:value="-140.712801303687" calcext:value-type="float">
            <text:p>-140,7</text:p>
          </table:table-cell>
          <table:table-cell table:style-name="ce12" table:formula="of:=([.C11]-[.G11]+[.$A$3])/2" office:value-type="float" office:value="1110.56920195553" calcext:value-type="float">
            <text:p>1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30.100807017611" calcext:value-type="float">
            <text:p>130</text:p>
          </table:table-cell>
          <table:table-cell table:style-name="ce12" table:formula="of:=([.E11]-[.G11]+[.$A$3])/2" office:value-type="float" office:value="1668.89919298239" calcext:value-type="float">
            <text:p>1669</text:p>
          </table:table-cell>
          <table:table-cell table:style-name="ce10"/>
        </table:table-row>
        <table:table-row table:style-name="ro1">
          <table:table-cell/>
          <table:table-cell table:style-name="ce2" table:formula="of:=[.B11]+1" office:value-type="float" office:value="10" calcext:value-type="float">
            <text:p>10</text:p>
          </table:table-cell>
          <table:table-cell table:formula="of:=[.$A$3]*SIN(RADIANS([.B12]))" office:value-type="float" office:value="312.393071622808" calcext:value-type="float">
            <text:p>312,4</text:p>
          </table:table-cell>
          <table:table-cell table:formula="of:=[.$A$3]*SIN(RADIANS([.B12]-120))" office:value-type="float" office:value="-1690.50702479385" calcext:value-type="float">
            <text:p>-1690,5</text:p>
          </table:table-cell>
          <table:table-cell table:formula="of:=[.$A$3]*SIN(RADIANS([.B12]+120))" office:value-type="float" office:value="1378.11395317104" calcext:value-type="float">
            <text:p>1378,1</text:p>
          </table:table-cell>
          <table:table-cell table:style-name="ce10"/>
          <table:table-cell table:style-name="ce6" table:formula="of:=(MIN([.C12];[.D12];[.E12])+MAX([.C12];[.D12];[.E12]))/2" office:value-type="float" office:value="-156.196535811404" calcext:value-type="float">
            <text:p>-156,2</text:p>
          </table:table-cell>
          <table:table-cell table:style-name="ce12" table:formula="of:=([.C12]-[.G12]+[.$A$3])/2" office:value-type="float" office:value="1133.79480371711" calcext:value-type="float">
            <text:p>11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132.344755508777" calcext:value-type="float">
            <text:p>132</text:p>
          </table:table-cell>
          <table:table-cell table:style-name="ce12" table:formula="of:=([.E12]-[.G12]+[.$A$3])/2" office:value-type="float" office:value="1666.65524449122" calcext:value-type="float">
            <text:p>1667</text:p>
          </table:table-cell>
          <table:table-cell table:style-name="ce10"/>
        </table:table-row>
        <table:table-row table:style-name="ro1">
          <table:table-cell/>
          <table:table-cell table:style-name="ce2" table:formula="of:=[.B12]+1" office:value-type="float" office:value="11" calcext:value-type="float">
            <text:p>11</text:p>
          </table:table-cell>
          <table:table-cell table:formula="of:=[.$A$3]*SIN(RADIANS([.B13]))" office:value-type="float" office:value="343.265382682404" calcext:value-type="float">
            <text:p>343,3</text:p>
          </table:table-cell>
          <table:table-cell table:formula="of:=[.$A$3]*SIN(RADIANS([.B13]-120))" office:value-type="float" office:value="-1700.98791750317" calcext:value-type="float">
            <text:p>-1701,0</text:p>
          </table:table-cell>
          <table:table-cell table:formula="of:=[.$A$3]*SIN(RADIANS([.B13]+120))" office:value-type="float" office:value="1357.72253482077" calcext:value-type="float">
            <text:p>1357,7</text:p>
          </table:table-cell>
          <table:table-cell table:style-name="ce10"/>
          <table:table-cell table:style-name="ce6" table:formula="of:=(MIN([.C13];[.D13];[.E13])+MAX([.C13];[.D13];[.E13]))/2" office:value-type="float" office:value="-171.632691341202" calcext:value-type="float">
            <text:p>-171,6</text:p>
          </table:table-cell>
          <table:table-cell table:style-name="ce12" table:formula="of:=([.C13]-[.G13]+[.$A$3])/2" office:value-type="float" office:value="1156.9490370118" calcext:value-type="float">
            <text:p>11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134.822386919015" calcext:value-type="float">
            <text:p>135</text:p>
          </table:table-cell>
          <table:table-cell table:style-name="ce12" table:formula="of:=([.E13]-[.G13]+[.$A$3])/2" office:value-type="float" office:value="1664.17761308098" calcext:value-type="float">
            <text:p>1664</text:p>
          </table:table-cell>
          <table:table-cell table:style-name="ce10"/>
        </table:table-row>
        <table:table-row table:style-name="ro1">
          <table:table-cell/>
          <table:table-cell table:style-name="ce2" table:formula="of:=[.B13]+1" office:value-type="float" office:value="12" calcext:value-type="float">
            <text:p>12</text:p>
          </table:table-cell>
          <table:table-cell table:formula="of:=[.$A$3]*SIN(RADIANS([.B14]))" office:value-type="float" office:value="374.033131781149" calcext:value-type="float">
            <text:p>374,0</text:p>
          </table:table-cell>
          <table:table-cell table:formula="of:=[.$A$3]*SIN(RADIANS([.B14]-120))" office:value-type="float" office:value="-1710.95067281498" calcext:value-type="float">
            <text:p>-1711,0</text:p>
          </table:table-cell>
          <table:table-cell table:formula="of:=[.$A$3]*SIN(RADIANS([.B14]+120))" office:value-type="float" office:value="1336.91754103383" calcext:value-type="float">
            <text:p>1336,9</text:p>
          </table:table-cell>
          <table:table-cell table:style-name="ce10"/>
          <table:table-cell table:style-name="ce6" table:formula="of:=(MIN([.C14];[.D14];[.E14])+MAX([.C14];[.D14];[.E14]))/2" office:value-type="float" office:value="-187.016565890574" calcext:value-type="float">
            <text:p>-187,0</text:p>
          </table:table-cell>
          <table:table-cell table:style-name="ce12" table:formula="of:=([.C14]-[.G14]+[.$A$3])/2" office:value-type="float" office:value="1180.02484883586" calcext:value-type="float">
            <text:p>11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137.532946537797" calcext:value-type="float">
            <text:p>138</text:p>
          </table:table-cell>
          <table:table-cell table:style-name="ce12" table:formula="of:=([.E14]-[.G14]+[.$A$3])/2" office:value-type="float" office:value="1661.4670534622" calcext:value-type="float">
            <text:p>1661</text:p>
          </table:table-cell>
          <table:table-cell table:style-name="ce10"/>
        </table:table-row>
        <table:table-row table:style-name="ro1">
          <table:table-cell/>
          <table:table-cell table:style-name="ce2" table:formula="of:=[.B14]+1" office:value-type="float" office:value="13" calcext:value-type="float">
            <text:p>13</text:p>
          </table:table-cell>
          <table:table-cell table:formula="of:=[.$A$3]*SIN(RADIANS([.B15]))" office:value-type="float" office:value="404.686946764613" calcext:value-type="float">
            <text:p>404,7</text:p>
          </table:table-cell>
          <table:table-cell table:formula="of:=[.$A$3]*SIN(RADIANS([.B15]-120))" office:value-type="float" office:value="-1720.3922559775" calcext:value-type="float">
            <text:p>-1720,4</text:p>
          </table:table-cell>
          <table:table-cell table:formula="of:=[.$A$3]*SIN(RADIANS([.B15]+120))" office:value-type="float" office:value="1315.70530921289" calcext:value-type="float">
            <text:p>1315,7</text:p>
          </table:table-cell>
          <table:table-cell table:style-name="ce10"/>
          <table:table-cell table:style-name="ce6" table:formula="of:=(MIN([.C15];[.D15];[.E15])+MAX([.C15];[.D15];[.E15]))/2" office:value-type="float" office:value="-202.343473382307" calcext:value-type="float">
            <text:p>-202,3</text:p>
          </table:table-cell>
          <table:table-cell table:style-name="ce12" table:formula="of:=([.C15]-[.G15]+[.$A$3])/2" office:value-type="float" office:value="1203.01521007346" calcext:value-type="float">
            <text:p>12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140.475608702403" calcext:value-type="float">
            <text:p>140</text:p>
          </table:table-cell>
          <table:table-cell table:style-name="ce12" table:formula="of:=([.E15]-[.G15]+[.$A$3])/2" office:value-type="float" office:value="1658.5243912976" calcext:value-type="float">
            <text:p>1659</text:p>
          </table:table-cell>
          <table:table-cell table:style-name="ce10"/>
        </table:table-row>
        <table:table-row table:style-name="ro1">
          <table:table-cell/>
          <table:table-cell table:style-name="ce2" table:formula="of:=[.B15]+1" office:value-type="float" office:value="14" calcext:value-type="float">
            <text:p>14</text:p>
          </table:table-cell>
          <table:table-cell table:formula="of:=[.$A$3]*SIN(RADIANS([.B16]))" office:value-type="float" office:value="435.217490183802" calcext:value-type="float">
            <text:p>435,2</text:p>
          </table:table-cell>
          <table:table-cell table:formula="of:=[.$A$3]*SIN(RADIANS([.B16]-120))" office:value-type="float" office:value="-1729.30979099304" calcext:value-type="float">
            <text:p>-1729,3</text:p>
          </table:table-cell>
          <table:table-cell table:formula="of:=[.$A$3]*SIN(RADIANS([.B16]+120))" office:value-type="float" office:value="1294.09230080923" calcext:value-type="float">
            <text:p>1294,1</text:p>
          </table:table-cell>
          <table:table-cell table:style-name="ce10"/>
          <table:table-cell table:style-name="ce6" table:formula="of:=(MIN([.C16];[.D16];[.E16])+MAX([.C16];[.D16];[.E16]))/2" office:value-type="float" office:value="-217.608745091901" calcext:value-type="float">
            <text:p>-217,6</text:p>
          </table:table-cell>
          <table:table-cell table:style-name="ce12" table:formula="of:=([.C16]-[.G16]+[.$A$3])/2" office:value-type="float" office:value="1225.91311763785" calcext:value-type="float">
            <text:p>12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143.649477049433" calcext:value-type="float">
            <text:p>144</text:p>
          </table:table-cell>
          <table:table-cell table:style-name="ce12" table:formula="of:=([.E16]-[.G16]+[.$A$3])/2" office:value-type="float" office:value="1655.35052295057" calcext:value-type="float">
            <text:p>1655</text:p>
          </table:table-cell>
          <table:table-cell table:style-name="ce10"/>
        </table:table-row>
        <table:table-row table:style-name="ro1">
          <table:table-cell/>
          <table:table-cell table:style-name="ce2" table:formula="of:=[.B16]+1" office:value-type="float" office:value="15" calcext:value-type="float">
            <text:p>15</text:p>
          </table:table-cell>
          <table:table-cell table:formula="of:=[.$A$3]*SIN(RADIANS([.B17]))" office:value-type="float" office:value="465.615462139435" calcext:value-type="float">
            <text:p>465,6</text:p>
          </table:table-cell>
          <table:table-cell table:formula="of:=[.$A$3]*SIN(RADIANS([.B17]-120))" office:value-type="float" office:value="-1737.70056149403" calcext:value-type="float">
            <text:p>-1737,7</text:p>
          </table:table-cell>
          <table:table-cell table:formula="of:=[.$A$3]*SIN(RADIANS([.B17]+120))" office:value-type="float" office:value="1272.0850993546" calcext:value-type="float">
            <text:p>1272,1</text:p>
          </table:table-cell>
          <table:table-cell table:style-name="ce10"/>
          <table:table-cell table:style-name="ce6" table:formula="of:=(MIN([.C17];[.D17];[.E17])+MAX([.C17];[.D17];[.E17]))/2" office:value-type="float" office:value="-232.807731069717" calcext:value-type="float">
            <text:p>-232,8</text:p>
          </table:table-cell>
          <table:table-cell table:style-name="ce12" table:formula="of:=([.C17]-[.G17]+[.$A$3])/2" office:value-type="float" office:value="1248.71159660458" calcext:value-type="float">
            <text:p>1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147.053584787842" calcext:value-type="float">
            <text:p>147</text:p>
          </table:table-cell>
          <table:table-cell table:style-name="ce12" table:formula="of:=([.E17]-[.G17]+[.$A$3])/2" office:value-type="float" office:value="1651.94641521216" calcext:value-type="float">
            <text:p>1652</text:p>
          </table:table-cell>
          <table:table-cell table:style-name="ce10"/>
        </table:table-row>
        <table:table-row table:style-name="ro1">
          <table:table-cell/>
          <table:table-cell table:style-name="ce2" table:formula="of:=[.B17]+1" office:value-type="float" office:value="16" calcext:value-type="float">
            <text:p>16</text:p>
          </table:table-cell>
          <table:table-cell table:formula="of:=[.$A$3]*SIN(RADIANS([.B18]))" office:value-type="float" office:value="495.871603114782" calcext:value-type="float">
            <text:p>495,9</text:p>
          </table:table-cell>
          <table:table-cell table:formula="of:=[.$A$3]*SIN(RADIANS([.B18]-120))" office:value-type="float" office:value="-1745.56201157052" calcext:value-type="float">
            <text:p>-1745,6</text:p>
          </table:table-cell>
          <table:table-cell table:formula="of:=[.$A$3]*SIN(RADIANS([.B18]+120))" office:value-type="float" office:value="1249.69040845574" calcext:value-type="float">
            <text:p>1249,7</text:p>
          </table:table-cell>
          <table:table-cell table:style-name="ce10"/>
          <table:table-cell table:style-name="ce6" table:formula="of:=(MIN([.C18];[.D18];[.E18])+MAX([.C18];[.D18];[.E18]))/2" office:value-type="float" office:value="-247.935801557391" calcext:value-type="float">
            <text:p>-247,9</text:p>
          </table:table-cell>
          <table:table-cell table:style-name="ce12" table:formula="of:=([.C18]-[.G18]+[.$A$3])/2" office:value-type="float" office:value="1271.40370233609" calcext:value-type="float">
            <text:p>12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150.686894993437" calcext:value-type="float">
            <text:p>151</text:p>
          </table:table-cell>
          <table:table-cell table:style-name="ce12" table:formula="of:=([.E18]-[.G18]+[.$A$3])/2" office:value-type="float" office:value="1648.31310500656" calcext:value-type="float">
            <text:p>1648</text:p>
          </table:table-cell>
          <table:table-cell table:style-name="ce10"/>
        </table:table-row>
        <table:table-row table:style-name="ro1">
          <table:table-cell/>
          <table:table-cell table:style-name="ce2" table:formula="of:=[.B18]+1" office:value-type="float" office:value="17" calcext:value-type="float">
            <text:p>17</text:p>
          </table:table-cell>
          <table:table-cell table:formula="of:=[.$A$3]*SIN(RADIANS([.B19]))" office:value-type="float" office:value="525.976696796203" calcext:value-type="float">
            <text:p>526,0</text:p>
          </table:table-cell>
          <table:table-cell table:formula="of:=[.$A$3]*SIN(RADIANS([.B19]-120))" office:value-type="float" office:value="-1752.89174654864" calcext:value-type="float">
            <text:p>-1752,9</text:p>
          </table:table-cell>
          <table:table-cell table:formula="of:=[.$A$3]*SIN(RADIANS([.B19]+120))" office:value-type="float" office:value="1226.91504975243" calcext:value-type="float">
            <text:p>1226,9</text:p>
          </table:table-cell>
          <table:table-cell table:style-name="ce10"/>
          <table:table-cell table:style-name="ce6" table:formula="of:=(MIN([.C19];[.D19];[.E19])+MAX([.C19];[.D19];[.E19]))/2" office:value-type="float" office:value="-262.988348398102" calcext:value-type="float">
            <text:p>-263,0</text:p>
          </table:table-cell>
          <table:table-cell table:style-name="ce12" table:formula="of:=([.C19]-[.G19]+[.$A$3])/2" office:value-type="float" office:value="1293.98252259715" calcext:value-type="float">
            <text:p>12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154.548300924732" calcext:value-type="float">
            <text:p>155</text:p>
          </table:table-cell>
          <table:table-cell table:style-name="ce12" table:formula="of:=([.E19]-[.G19]+[.$A$3])/2" office:value-type="float" office:value="1644.45169907527" calcext:value-type="float">
            <text:p>1644</text:p>
          </table:table-cell>
          <table:table-cell table:style-name="ce10"/>
        </table:table-row>
        <table:table-row table:style-name="ro1">
          <table:table-cell/>
          <table:table-cell table:style-name="ce2" table:formula="of:=[.B19]+1" office:value-type="float" office:value="18" calcext:value-type="float">
            <text:p>18</text:p>
          </table:table-cell>
          <table:table-cell table:formula="of:=[.$A$3]*SIN(RADIANS([.B20]))" office:value-type="float" office:value="555.92157288053" calcext:value-type="float">
            <text:p>555,9</text:p>
          </table:table-cell>
          <table:table-cell table:formula="of:=[.$A$3]*SIN(RADIANS([.B20]-120))" office:value-type="float" office:value="-1759.68753372012" calcext:value-type="float">
            <text:p>-1759,7</text:p>
          </table:table-cell>
          <table:table-cell table:formula="of:=[.$A$3]*SIN(RADIANS([.B20]+120))" office:value-type="float" office:value="1203.76596083959" calcext:value-type="float">
            <text:p>1203,8</text:p>
          </table:table-cell>
          <table:table-cell table:style-name="ce10"/>
          <table:table-cell table:style-name="ce6" table:formula="of:=(MIN([.C20];[.D20];[.E20])+MAX([.C20];[.D20];[.E20]))/2" office:value-type="float" office:value="-277.960786440265" calcext:value-type="float">
            <text:p>-278,0</text:p>
          </table:table-cell>
          <table:table-cell table:style-name="ce12" table:formula="of:=([.C20]-[.G20]+[.$A$3])/2" office:value-type="float" office:value="1316.4411796604" calcext:value-type="float">
            <text:p>13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158.636626360074" calcext:value-type="float">
            <text:p>159</text:p>
          </table:table-cell>
          <table:table-cell table:style-name="ce12" table:formula="of:=([.E20]-[.G20]+[.$A$3])/2" office:value-type="float" office:value="1640.36337363993" calcext:value-type="float">
            <text:p>1640</text:p>
          </table:table-cell>
          <table:table-cell table:style-name="ce10"/>
        </table:table-row>
        <table:table-row table:style-name="ro1">
          <table:table-cell/>
          <table:table-cell table:style-name="ce2" table:formula="of:=[.B20]+1" office:value-type="float" office:value="19" calcext:value-type="float">
            <text:p>19</text:p>
          </table:table-cell>
          <table:table-cell table:formula="of:=[.$A$3]*SIN(RADIANS([.B21]))" office:value-type="float" office:value="585.697109868425" calcext:value-type="float">
            <text:p>585,7</text:p>
          </table:table-cell>
          <table:table-cell table:formula="of:=[.$A$3]*SIN(RADIANS([.B21]-120))" office:value-type="float" office:value="-1765.94730302235" calcext:value-type="float">
            <text:p>-1765,9</text:p>
          </table:table-cell>
          <table:table-cell table:formula="of:=[.$A$3]*SIN(RADIANS([.B21]+120))" office:value-type="float" office:value="1180.25019315392" calcext:value-type="float">
            <text:p>1180,3</text:p>
          </table:table-cell>
          <table:table-cell table:style-name="ce10"/>
          <table:table-cell table:style-name="ce6" table:formula="of:=(MIN([.C21];[.D21];[.E21])+MAX([.C21];[.D21];[.E21]))/2" office:value-type="float" office:value="-292.848554934213" calcext:value-type="float">
            <text:p>-292,8</text:p>
          </table:table-cell>
          <table:table-cell table:style-name="ce12" table:formula="of:=([.C21]-[.G21]+[.$A$3])/2" office:value-type="float" office:value="1338.77283240132" calcext:value-type="float">
            <text:p>13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162.950625955933" calcext:value-type="float">
            <text:p>163</text:p>
          </table:table-cell>
          <table:table-cell table:style-name="ce12" table:formula="of:=([.E21]-[.G21]+[.$A$3])/2" office:value-type="float" office:value="1636.04937404407" calcext:value-type="float">
            <text:p>1636</text:p>
          </table:table-cell>
          <table:table-cell table:style-name="ce10"/>
        </table:table-row>
        <table:table-row table:style-name="ro1">
          <table:table-cell/>
          <table:table-cell table:style-name="ce2" table:formula="of:=[.B21]+1" office:value-type="float" office:value="20" calcext:value-type="float">
            <text:p>20</text:p>
          </table:table-cell>
          <table:table-cell table:formula="of:=[.$A$3]*SIN(RADIANS([.B22]))" office:value-type="float" office:value="615.294237842878" calcext:value-type="float">
            <text:p>615,3</text:p>
          </table:table-cell>
          <table:table-cell table:formula="of:=[.$A$3]*SIN(RADIANS([.B22]-120))" office:value-type="float" office:value="-1771.66914766896" calcext:value-type="float">
            <text:p>-1771,7</text:p>
          </table:table-cell>
          <table:table-cell table:formula="of:=[.$A$3]*SIN(RADIANS([.B22]+120))" office:value-type="float" office:value="1156.37490982608" calcext:value-type="float">
            <text:p>1156,4</text:p>
          </table:table-cell>
          <table:table-cell table:style-name="ce10"/>
          <table:table-cell table:style-name="ce6" table:formula="of:=(MIN([.C22];[.D22];[.E22])+MAX([.C22];[.D22];[.E22]))/2" office:value-type="float" office:value="-307.647118921439" calcext:value-type="float">
            <text:p>-307,6</text:p>
          </table:table-cell>
          <table:table-cell table:style-name="ce12" table:formula="of:=([.C22]-[.G22]+[.$A$3])/2" office:value-type="float" office:value="1360.97067838216" calcext:value-type="float">
            <text:p>13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167.488985626238" calcext:value-type="float">
            <text:p>167</text:p>
          </table:table-cell>
          <table:table-cell table:style-name="ce12" table:formula="of:=([.E22]-[.G22]+[.$A$3])/2" office:value-type="float" office:value="1631.51101437376" calcext:value-type="float">
            <text:p>1632</text:p>
          </table:table-cell>
          <table:table-cell table:style-name="ce10"/>
        </table:table-row>
        <table:table-row table:style-name="ro1">
          <table:table-cell/>
          <table:table-cell table:style-name="ce2" table:formula="of:=[.B22]+1" office:value-type="float" office:value="21" calcext:value-type="float">
            <text:p>21</text:p>
          </table:table-cell>
          <table:table-cell table:formula="of:=[.$A$3]*SIN(RADIANS([.B23]))" office:value-type="float" office:value="644.703941231995" calcext:value-type="float">
            <text:p>644,7</text:p>
          </table:table-cell>
          <table:table-cell table:formula="of:=[.$A$3]*SIN(RADIANS([.B23]-120))" office:value-type="float" office:value="-1776.85132473065" calcext:value-type="float">
            <text:p>-1776,9</text:p>
          </table:table-cell>
          <table:table-cell table:formula="of:=[.$A$3]*SIN(RADIANS([.B23]+120))" office:value-type="float" office:value="1132.14738349866" calcext:value-type="float">
            <text:p>1132,1</text:p>
          </table:table-cell>
          <table:table-cell table:style-name="ce10"/>
          <table:table-cell table:style-name="ce6" table:formula="of:=(MIN([.C23];[.D23];[.E23])+MAX([.C23];[.D23];[.E23]))/2" office:value-type="float" office:value="-322.351970615998" calcext:value-type="float">
            <text:p>-322,4</text:p>
          </table:table-cell>
          <table:table-cell table:style-name="ce12" table:formula="of:=([.C23]-[.G23]+[.$A$3])/2" office:value-type="float" office:value="1383.027955924" calcext:value-type="float">
            <text:p>13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172.250322942672" calcext:value-type="float">
            <text:p>172</text:p>
          </table:table-cell>
          <table:table-cell table:style-name="ce12" table:formula="of:=([.E23]-[.G23]+[.$A$3])/2" office:value-type="float" office:value="1626.74967705733" calcext:value-type="float">
            <text:p>1627</text:p>
          </table:table-cell>
          <table:table-cell table:style-name="ce10"/>
        </table:table-row>
        <table:table-row table:style-name="ro1">
          <table:table-cell/>
          <table:table-cell table:style-name="ce2" table:formula="of:=[.B23]+1" office:value-type="float" office:value="22" calcext:value-type="float">
            <text:p>22</text:p>
          </table:table-cell>
          <table:table-cell table:formula="of:=[.$A$3]*SIN(RADIANS([.B24]))" office:value-type="float" office:value="673.917261555226" calcext:value-type="float">
            <text:p>673,9</text:p>
          </table:table-cell>
          <table:table-cell table:formula="of:=[.$A$3]*SIN(RADIANS([.B24]-120))" office:value-type="float" office:value="-1781.49225566609" calcext:value-type="float">
            <text:p>-1781,5</text:p>
          </table:table-cell>
          <table:table-cell table:formula="of:=[.$A$3]*SIN(RADIANS([.B24]+120))" office:value-type="float" office:value="1107.57499411086" calcext:value-type="float">
            <text:p>1107,6</text:p>
          </table:table-cell>
          <table:table-cell table:style-name="ce10"/>
          <table:table-cell table:style-name="ce6" table:formula="of:=(MIN([.C24];[.D24];[.E24])+MAX([.C24];[.D24];[.E24]))/2" office:value-type="float" office:value="-336.958630777613" calcext:value-type="float">
            <text:p>-337,0</text:p>
          </table:table-cell>
          <table:table-cell table:style-name="ce12" table:formula="of:=([.C24]-[.G24]+[.$A$3])/2" office:value-type="float" office:value="1404.93794616642" calcext:value-type="float">
            <text:p>14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177.233187555764" calcext:value-type="float">
            <text:p>177</text:p>
          </table:table-cell>
          <table:table-cell table:style-name="ce12" table:formula="of:=([.E24]-[.G24]+[.$A$3])/2" office:value-type="float" office:value="1621.76681244424" calcext:value-type="float">
            <text:p>1622</text:p>
          </table:table-cell>
          <table:table-cell table:style-name="ce10"/>
        </table:table-row>
        <table:table-row table:style-name="ro1">
          <table:table-cell/>
          <table:table-cell table:style-name="ce2" table:formula="of:=[.B24]+1" office:value-type="float" office:value="23" calcext:value-type="float">
            <text:p>23</text:p>
          </table:table-cell>
          <table:table-cell table:formula="of:=[.$A$3]*SIN(RADIANS([.B25]))" office:value-type="float" office:value="702.925300152204" calcext:value-type="float">
            <text:p>702,9</text:p>
          </table:table-cell>
          <table:table-cell table:formula="of:=[.$A$3]*SIN(RADIANS([.B25]-120))" office:value-type="float" office:value="-1785.59052680274" calcext:value-type="float">
            <text:p>-1785,6</text:p>
          </table:table-cell>
          <table:table-cell table:formula="of:=[.$A$3]*SIN(RADIANS([.B25]+120))" office:value-type="float" office:value="1082.66522665053" calcext:value-type="float">
            <text:p>1082,7</text:p>
          </table:table-cell>
          <table:table-cell table:style-name="ce10"/>
          <table:table-cell table:style-name="ce6" table:formula="of:=(MIN([.C25];[.D25];[.E25])+MAX([.C25];[.D25];[.E25]))/2" office:value-type="float" office:value="-351.462650076102" calcext:value-type="float">
            <text:p>-351,5</text:p>
          </table:table-cell>
          <table:table-cell table:style-name="ce12" table:formula="of:=([.C25]-[.G25]+[.$A$3])/2" office:value-type="float" office:value="1426.69397511415" calcext:value-type="float">
            <text:p>14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182.436061636682" calcext:value-type="float">
            <text:p>182</text:p>
          </table:table-cell>
          <table:table-cell table:style-name="ce12" table:formula="of:=([.E25]-[.G25]+[.$A$3])/2" office:value-type="float" office:value="1616.56393836332" calcext:value-type="float">
            <text:p>1617</text:p>
          </table:table-cell>
          <table:table-cell table:style-name="ce10"/>
        </table:table-row>
        <table:table-row table:style-name="ro1">
          <table:table-cell/>
          <table:table-cell table:style-name="ce2" table:formula="of:=[.B25]+1" office:value-type="float" office:value="24" calcext:value-type="float">
            <text:p>24</text:p>
          </table:table-cell>
          <table:table-cell table:formula="of:=[.$A$3]*SIN(RADIANS([.B26]))" office:value-type="float" office:value="731.719220893365" calcext:value-type="float">
            <text:p>731,7</text:p>
          </table:table-cell>
          <table:table-cell table:formula="of:=[.$A$3]*SIN(RADIANS([.B26]-120))" office:value-type="float" office:value="-1789.14488976752" calcext:value-type="float">
            <text:p>-1789,1</text:p>
          </table:table-cell>
          <table:table-cell table:formula="of:=[.$A$3]*SIN(RADIANS([.B26]+120))" office:value-type="float" office:value="1057.42566887416" calcext:value-type="float">
            <text:p>1057,4</text:p>
          </table:table-cell>
          <table:table-cell table:style-name="ce10"/>
          <table:table-cell table:style-name="ce6" table:formula="of:=(MIN([.C26];[.D26];[.E26])+MAX([.C26];[.D26];[.E26]))/2" office:value-type="float" office:value="-365.859610446682" calcext:value-type="float">
            <text:p>-365,9</text:p>
          </table:table-cell>
          <table:table-cell table:style-name="ce12" table:formula="of:=([.C26]-[.G26]+[.$A$3])/2" office:value-type="float" office:value="1448.28941567002" calcext:value-type="float">
            <text:p>14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187.857360339579" calcext:value-type="float">
            <text:p>188</text:p>
          </table:table-cell>
          <table:table-cell table:style-name="ce12" table:formula="of:=([.E26]-[.G26]+[.$A$3])/2" office:value-type="float" office:value="1611.14263966042" calcext:value-type="float">
            <text:p>1611</text:p>
          </table:table-cell>
          <table:table-cell table:style-name="ce10"/>
        </table:table-row>
        <table:table-row table:style-name="ro1">
          <table:table-cell/>
          <table:table-cell table:style-name="ce2" table:formula="of:=[.B26]+1" office:value-type="float" office:value="25" calcext:value-type="float">
            <text:p>25</text:p>
          </table:table-cell>
          <table:table-cell table:formula="of:=[.$A$3]*SIN(RADIANS([.B27]))" office:value-type="float" office:value="760.290252871518" calcext:value-type="float">
            <text:p>760,3</text:p>
          </table:table-cell>
          <table:table-cell table:formula="of:=[.$A$3]*SIN(RADIANS([.B27]-120))" office:value-type="float" office:value="-1792.15426186705" calcext:value-type="float">
            <text:p>-1792,2</text:p>
          </table:table-cell>
          <table:table-cell table:formula="of:=[.$A$3]*SIN(RADIANS([.B27]+120))" office:value-type="float" office:value="1031.86400899553" calcext:value-type="float">
            <text:p>1031,9</text:p>
          </table:table-cell>
          <table:table-cell table:style-name="ce10"/>
          <table:table-cell table:style-name="ce6" table:formula="of:=(MIN([.C27];[.D27];[.E27])+MAX([.C27];[.D27];[.E27]))/2" office:value-type="float" office:value="-380.145126435759" calcext:value-type="float">
            <text:p>-380,1</text:p>
          </table:table-cell>
          <table:table-cell table:style-name="ce12" table:formula="of:=([.C27]-[.G27]+[.$A$3])/2" office:value-type="float" office:value="1469.71768965364" calcext:value-type="float">
            <text:p>1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193.495432284355" calcext:value-type="float">
            <text:p>193</text:p>
          </table:table-cell>
          <table:table-cell table:style-name="ce12" table:formula="of:=([.E27]-[.G27]+[.$A$3])/2" office:value-type="float" office:value="1605.50456771565" calcext:value-type="float">
            <text:p>1606</text:p>
          </table:table-cell>
          <table:table-cell table:style-name="ce10"/>
        </table:table-row>
        <table:table-row table:style-name="ro1">
          <table:table-cell/>
          <table:table-cell table:style-name="ce2" table:formula="of:=[.B27]+1" office:value-type="float" office:value="26" calcext:value-type="float">
            <text:p>26</text:p>
          </table:table-cell>
          <table:table-cell table:formula="of:=[.$A$3]*SIN(RADIANS([.B28]))" office:value-type="float" office:value="788.62969307355" calcext:value-type="float">
            <text:p>788,6</text:p>
          </table:table-cell>
          <table:table-cell table:formula="of:=[.$A$3]*SIN(RADIANS([.B28]-120))" office:value-type="float" office:value="-1794.61772641742" calcext:value-type="float">
            <text:p>-1794,6</text:p>
          </table:table-cell>
          <table:table-cell table:formula="of:=[.$A$3]*SIN(RADIANS([.B28]+120))" office:value-type="float" office:value="1005.98803334387" calcext:value-type="float">
            <text:p>1006,0</text:p>
          </table:table-cell>
          <table:table-cell table:style-name="ce10"/>
          <table:table-cell table:style-name="ce6" table:formula="of:=(MIN([.C28];[.D28];[.E28])+MAX([.C28];[.D28];[.E28]))/2" office:value-type="float" office:value="-394.314846536775" calcext:value-type="float">
            <text:p>-394,3</text:p>
          </table:table-cell>
          <table:table-cell table:style-name="ce12" table:formula="of:=([.C28]-[.G28]+[.$A$3])/2" office:value-type="float" office:value="1490.97226980516" calcext:value-type="float">
            <text:p>14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199.348560059676" calcext:value-type="float">
            <text:p>199</text:p>
          </table:table-cell>
          <table:table-cell table:style-name="ce12" table:formula="of:=([.E28]-[.G28]+[.$A$3])/2" office:value-type="float" office:value="1599.65143994032" calcext:value-type="float">
            <text:p>1600</text:p>
          </table:table-cell>
          <table:table-cell table:style-name="ce10"/>
        </table:table-row>
        <table:table-row table:style-name="ro1">
          <table:table-cell/>
          <table:table-cell table:style-name="ce2" table:formula="of:=[.B28]+1" office:value-type="float" office:value="27" calcext:value-type="float">
            <text:p>27</text:p>
          </table:table-cell>
          <table:table-cell table:formula="of:=[.$A$3]*SIN(RADIANS([.B29]))" office:value-type="float" office:value="816.728909031445" calcext:value-type="float">
            <text:p>816,7</text:p>
          </table:table-cell>
          <table:table-cell table:formula="of:=[.$A$3]*SIN(RADIANS([.B29]-120))" office:value-type="float" office:value="-1796.53453302348" calcext:value-type="float">
            <text:p>-1796,5</text:p>
          </table:table-cell>
          <table:table-cell table:formula="of:=[.$A$3]*SIN(RADIANS([.B29]+120))" office:value-type="float" office:value="979.805623992034" calcext:value-type="float">
            <text:p>979,8</text:p>
          </table:table-cell>
          <table:table-cell table:style-name="ce10"/>
          <table:table-cell table:style-name="ce6" table:formula="of:=(MIN([.C29];[.D29];[.E29])+MAX([.C29];[.D29];[.E29]))/2" office:value-type="float" office:value="-408.364454515722" calcext:value-type="float">
            <text:p>-408,4</text:p>
          </table:table-cell>
          <table:table-cell table:style-name="ce12" table:formula="of:=([.C29]-[.G29]+[.$A$3])/2" office:value-type="float" office:value="1512.04668177358" calcext:value-type="float">
            <text:p>15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05.414960746122" calcext:value-type="float">
            <text:p>205</text:p>
          </table:table-cell>
          <table:table-cell table:style-name="ce12" table:formula="of:=([.E29]-[.G29]+[.$A$3])/2" office:value-type="float" office:value="1593.58503925388" calcext:value-type="float">
            <text:p>1594</text:p>
          </table:table-cell>
          <table:table-cell table:style-name="ce10"/>
        </table:table-row>
        <table:table-row table:style-name="ro1">
          <table:table-cell/>
          <table:table-cell table:style-name="ce2" table:formula="of:=[.B29]+1" office:value-type="float" office:value="28" calcext:value-type="float">
            <text:p>28</text:p>
          </table:table-cell>
          <table:table-cell table:formula="of:=[.$A$3]*SIN(RADIANS([.B30]))" office:value-type="float" office:value="844.579341451817" calcext:value-type="float">
            <text:p>844,6</text:p>
          </table:table-cell>
          <table:table-cell table:formula="of:=[.$A$3]*SIN(RADIANS([.B30]-120))" office:value-type="float" office:value="-1797.90409780735" calcext:value-type="float">
            <text:p>-1797,9</text:p>
          </table:table-cell>
          <table:table-cell table:formula="of:=[.$A$3]*SIN(RADIANS([.B30]+120))" office:value-type="float" office:value="953.324756355536" calcext:value-type="float">
            <text:p>953,3</text:p>
          </table:table-cell>
          <table:table-cell table:style-name="ce10"/>
          <table:table-cell table:style-name="ce6" table:formula="of:=(MIN([.C30];[.D30];[.E30])+MAX([.C30];[.D30];[.E30]))/2" office:value-type="float" office:value="-422.289670725909" calcext:value-type="float">
            <text:p>-422,3</text:p>
          </table:table-cell>
          <table:table-cell table:style-name="ce12" table:formula="of:=([.C30]-[.G30]+[.$A$3])/2" office:value-type="float" office:value="1532.93450608886" calcext:value-type="float">
            <text:p>15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11.692786459278" calcext:value-type="float">
            <text:p>212</text:p>
          </table:table-cell>
          <table:table-cell table:style-name="ce12" table:formula="of:=([.E30]-[.G30]+[.$A$3])/2" office:value-type="float" office:value="1587.30721354072" calcext:value-type="float">
            <text:p>1587</text:p>
          </table:table-cell>
          <table:table-cell table:style-name="ce10"/>
        </table:table-row>
        <table:table-row table:style-name="ro1">
          <table:table-cell/>
          <table:table-cell table:style-name="ce2" table:formula="of:=[.B30]+1" office:value-type="float" office:value="29" calcext:value-type="float">
            <text:p>29</text:p>
          </table:table-cell>
          <table:table-cell table:formula="of:=[.$A$3]*SIN(RADIANS([.B31]))" office:value-type="float" office:value="872.17250682316" calcext:value-type="float">
            <text:p>872,2</text:p>
          </table:table-cell>
          <table:table-cell table:formula="of:=[.$A$3]*SIN(RADIANS([.B31]-120))" office:value-type="float" office:value="-1798.72600358635" calcext:value-type="float">
            <text:p>-1798,7</text:p>
          </table:table-cell>
          <table:table-cell table:formula="of:=[.$A$3]*SIN(RADIANS([.B31]+120))" office:value-type="float" office:value="926.553496763188" calcext:value-type="float">
            <text:p>926,6</text:p>
          </table:table-cell>
          <table:table-cell table:style-name="ce10"/>
          <table:table-cell table:style-name="ce6" table:formula="of:=(MIN([.C31];[.D31];[.E31])+MAX([.C31];[.D31];[.E31]))/2" office:value-type="float" office:value="-436.08625341158" calcext:value-type="float">
            <text:p>-436,1</text:p>
          </table:table-cell>
          <table:table-cell table:style-name="ce12" table:formula="of:=([.C31]-[.G31]+[.$A$3])/2" office:value-type="float" office:value="1553.62938011737" calcext:value-type="float">
            <text:p>15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18.180124912616" calcext:value-type="float">
            <text:p>218</text:p>
          </table:table-cell>
          <table:table-cell table:style-name="ce12" table:formula="of:=([.E31]-[.G31]+[.$A$3])/2" office:value-type="float" office:value="1580.81987508738" calcext:value-type="float">
            <text:p>1581</text:p>
          </table:table-cell>
          <table:table-cell table:style-name="ce10"/>
        </table:table-row>
        <table:table-row table:style-name="ro1">
          <table:table-cell/>
          <table:table-cell table:style-name="ce2" table:formula="of:=[.B31]+1" office:value-type="float" office:value="30" calcext:value-type="float">
            <text:p>30</text:p>
          </table:table-cell>
          <table:table-cell table:formula="of:=[.$A$3]*SIN(RADIANS([.B32]))" office:value-type="float" office:value="899.5" calcext:value-type="float">
            <text:p>899,5</text:p>
          </table:table-cell>
          <table:table-cell table:formula="of:=[.$A$3]*SIN(RADIANS([.B32]-120))" office:value-type="float" office:value="-1799" calcext:value-type="float">
            <text:p>-1799,0</text:p>
          </table:table-cell>
          <table:table-cell table:formula="of:=[.$A$3]*SIN(RADIANS([.B32]+120))" office:value-type="float" office:value="899.5" calcext:value-type="float">
            <text:p>899,5</text:p>
          </table:table-cell>
          <table:table-cell table:style-name="ce10"/>
          <table:table-cell table:style-name="ce6" table:formula="of:=(MIN([.C32];[.D32];[.E32])+MAX([.C32];[.D32];[.E32]))/2" office:value-type="float" office:value="-449.75" calcext:value-type="float">
            <text:p>-449,8</text:p>
          </table:table-cell>
          <table:table-cell table:style-name="ce12" table:formula="of:=([.C32]-[.G32]+[.$A$3])/2" office:value-type="float" office:value="1574.125" calcext:value-type="float">
            <text:p>15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24.875" calcext:value-type="float">
            <text:p>225</text:p>
          </table:table-cell>
          <table:table-cell table:style-name="ce12" table:formula="of:=([.E32]-[.G32]+[.$A$3])/2" office:value-type="float" office:value="1574.125" calcext:value-type="float">
            <text:p>1574</text:p>
          </table:table-cell>
          <table:table-cell table:style-name="ce10"/>
        </table:table-row>
        <table:table-row table:style-name="ro1">
          <table:table-cell/>
          <table:table-cell table:style-name="ce2" table:formula="of:=[.B32]+1" office:value-type="float" office:value="31" calcext:value-type="float">
            <text:p>31</text:p>
          </table:table-cell>
          <table:table-cell table:formula="of:=[.$A$3]*SIN(RADIANS([.B33]))" office:value-type="float" office:value="926.553496763187" calcext:value-type="float">
            <text:p>926,6</text:p>
          </table:table-cell>
          <table:table-cell table:formula="of:=[.$A$3]*SIN(RADIANS([.B33]-120))" office:value-type="float" office:value="-1798.72600358635" calcext:value-type="float">
            <text:p>-1798,7</text:p>
          </table:table-cell>
          <table:table-cell table:formula="of:=[.$A$3]*SIN(RADIANS([.B33]+120))" office:value-type="float" office:value="872.172506823161" calcext:value-type="float">
            <text:p>872,2</text:p>
          </table:table-cell>
          <table:table-cell table:style-name="ce10"/>
          <table:table-cell table:style-name="ce6" table:formula="of:=(MIN([.C33];[.D33];[.E33])+MAX([.C33];[.D33];[.E33]))/2" office:value-type="float" office:value="-436.08625341158" calcext:value-type="float">
            <text:p>-436,1</text:p>
          </table:table-cell>
          <table:table-cell table:style-name="ce12" table:formula="of:=([.C33]-[.G33]+[.$A$3])/2" office:value-type="float" office:value="1580.81987508738" calcext:value-type="float">
            <text:p>15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18.180124912616" calcext:value-type="float">
            <text:p>218</text:p>
          </table:table-cell>
          <table:table-cell table:style-name="ce12" table:formula="of:=([.E33]-[.G33]+[.$A$3])/2" office:value-type="float" office:value="1553.62938011737" calcext:value-type="float">
            <text:p>1554</text:p>
          </table:table-cell>
          <table:table-cell table:style-name="ce10"/>
        </table:table-row>
        <table:table-row table:style-name="ro1">
          <table:table-cell/>
          <table:table-cell table:style-name="ce2" table:formula="of:=[.B33]+1" office:value-type="float" office:value="32" calcext:value-type="float">
            <text:p>32</text:p>
          </table:table-cell>
          <table:table-cell table:formula="of:=[.$A$3]*SIN(RADIANS([.B34]))" office:value-type="float" office:value="953.324756355536" calcext:value-type="float">
            <text:p>953,3</text:p>
          </table:table-cell>
          <table:table-cell table:formula="of:=[.$A$3]*SIN(RADIANS([.B34]-120))" office:value-type="float" office:value="-1797.90409780735" calcext:value-type="float">
            <text:p>-1797,9</text:p>
          </table:table-cell>
          <table:table-cell table:formula="of:=[.$A$3]*SIN(RADIANS([.B34]+120))" office:value-type="float" office:value="844.579341451817" calcext:value-type="float">
            <text:p>844,6</text:p>
          </table:table-cell>
          <table:table-cell table:style-name="ce10"/>
          <table:table-cell table:style-name="ce6" table:formula="of:=(MIN([.C34];[.D34];[.E34])+MAX([.C34];[.D34];[.E34]))/2" office:value-type="float" office:value="-422.289670725909" calcext:value-type="float">
            <text:p>-422,3</text:p>
          </table:table-cell>
          <table:table-cell table:style-name="ce12" table:formula="of:=([.C34]-[.G34]+[.$A$3])/2" office:value-type="float" office:value="1587.30721354072" calcext:value-type="float">
            <text:p>15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1.692786459278" calcext:value-type="float">
            <text:p>212</text:p>
          </table:table-cell>
          <table:table-cell table:style-name="ce12" table:formula="of:=([.E34]-[.G34]+[.$A$3])/2" office:value-type="float" office:value="1532.93450608886" calcext:value-type="float">
            <text:p>1533</text:p>
          </table:table-cell>
          <table:table-cell table:style-name="ce10"/>
        </table:table-row>
        <table:table-row table:style-name="ro1">
          <table:table-cell/>
          <table:table-cell table:style-name="ce2" table:formula="of:=[.B34]+1" office:value-type="float" office:value="33" calcext:value-type="float">
            <text:p>33</text:p>
          </table:table-cell>
          <table:table-cell table:formula="of:=[.$A$3]*SIN(RADIANS([.B35]))" office:value-type="float" office:value="979.805623992034" calcext:value-type="float">
            <text:p>979,8</text:p>
          </table:table-cell>
          <table:table-cell table:formula="of:=[.$A$3]*SIN(RADIANS([.B35]-120))" office:value-type="float" office:value="-1796.53453302348" calcext:value-type="float">
            <text:p>-1796,5</text:p>
          </table:table-cell>
          <table:table-cell table:formula="of:=[.$A$3]*SIN(RADIANS([.B35]+120))" office:value-type="float" office:value="816.728909031445" calcext:value-type="float">
            <text:p>816,7</text:p>
          </table:table-cell>
          <table:table-cell table:style-name="ce10"/>
          <table:table-cell table:style-name="ce6" table:formula="of:=(MIN([.C35];[.D35];[.E35])+MAX([.C35];[.D35];[.E35]))/2" office:value-type="float" office:value="-408.364454515722" calcext:value-type="float">
            <text:p>-408,4</text:p>
          </table:table-cell>
          <table:table-cell table:style-name="ce12" table:formula="of:=([.C35]-[.G35]+[.$A$3])/2" office:value-type="float" office:value="1593.58503925388" calcext:value-type="float">
            <text:p>15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5.414960746122" calcext:value-type="float">
            <text:p>205</text:p>
          </table:table-cell>
          <table:table-cell table:style-name="ce12" table:formula="of:=([.E35]-[.G35]+[.$A$3])/2" office:value-type="float" office:value="1512.04668177358" calcext:value-type="float">
            <text:p>1512</text:p>
          </table:table-cell>
          <table:table-cell table:style-name="ce10"/>
        </table:table-row>
        <table:table-row table:style-name="ro1">
          <table:table-cell/>
          <table:table-cell table:style-name="ce2" table:formula="of:=[.B35]+1" office:value-type="float" office:value="34" calcext:value-type="float">
            <text:p>34</text:p>
          </table:table-cell>
          <table:table-cell table:formula="of:=[.$A$3]*SIN(RADIANS([.B36]))" office:value-type="float" office:value="1005.98803334387" calcext:value-type="float">
            <text:p>1006,0</text:p>
          </table:table-cell>
          <table:table-cell table:formula="of:=[.$A$3]*SIN(RADIANS([.B36]-120))" office:value-type="float" office:value="-1794.61772641742" calcext:value-type="float">
            <text:p>-1794,6</text:p>
          </table:table-cell>
          <table:table-cell table:formula="of:=[.$A$3]*SIN(RADIANS([.B36]+120))" office:value-type="float" office:value="788.62969307355" calcext:value-type="float">
            <text:p>788,6</text:p>
          </table:table-cell>
          <table:table-cell table:style-name="ce10"/>
          <table:table-cell table:style-name="ce6" table:formula="of:=(MIN([.C36];[.D36];[.E36])+MAX([.C36];[.D36];[.E36]))/2" office:value-type="float" office:value="-394.314846536775" calcext:value-type="float">
            <text:p>-394,3</text:p>
          </table:table-cell>
          <table:table-cell table:style-name="ce12" table:formula="of:=([.C36]-[.G36]+[.$A$3])/2" office:value-type="float" office:value="1599.65143994032" calcext:value-type="float">
            <text:p>16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199.348560059676" calcext:value-type="float">
            <text:p>199</text:p>
          </table:table-cell>
          <table:table-cell table:style-name="ce12" table:formula="of:=([.E36]-[.G36]+[.$A$3])/2" office:value-type="float" office:value="1490.97226980516" calcext:value-type="float">
            <text:p>1491</text:p>
          </table:table-cell>
          <table:table-cell table:style-name="ce10"/>
        </table:table-row>
        <table:table-row table:style-name="ro1">
          <table:table-cell/>
          <table:table-cell table:style-name="ce2" table:formula="of:=[.B36]+1" office:value-type="float" office:value="35" calcext:value-type="float">
            <text:p>35</text:p>
          </table:table-cell>
          <table:table-cell table:formula="of:=[.$A$3]*SIN(RADIANS([.B37]))" office:value-type="float" office:value="1031.86400899553" calcext:value-type="float">
            <text:p>1031,9</text:p>
          </table:table-cell>
          <table:table-cell table:formula="of:=[.$A$3]*SIN(RADIANS([.B37]-120))" office:value-type="float" office:value="-1792.15426186705" calcext:value-type="float">
            <text:p>-1792,2</text:p>
          </table:table-cell>
          <table:table-cell table:formula="of:=[.$A$3]*SIN(RADIANS([.B37]+120))" office:value-type="float" office:value="760.290252871518" calcext:value-type="float">
            <text:p>760,3</text:p>
          </table:table-cell>
          <table:table-cell table:style-name="ce10"/>
          <table:table-cell table:style-name="ce6" table:formula="of:=(MIN([.C37];[.D37];[.E37])+MAX([.C37];[.D37];[.E37]))/2" office:value-type="float" office:value="-380.145126435759" calcext:value-type="float">
            <text:p>-380,1</text:p>
          </table:table-cell>
          <table:table-cell table:style-name="ce12" table:formula="of:=([.C37]-[.G37]+[.$A$3])/2" office:value-type="float" office:value="1605.50456771565" calcext:value-type="float">
            <text:p>16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3.495432284355" calcext:value-type="float">
            <text:p>193</text:p>
          </table:table-cell>
          <table:table-cell table:style-name="ce12" table:formula="of:=([.E37]-[.G37]+[.$A$3])/2" office:value-type="float" office:value="1469.71768965364" calcext:value-type="float">
            <text:p>1470</text:p>
          </table:table-cell>
          <table:table-cell table:style-name="ce10"/>
        </table:table-row>
        <table:table-row table:style-name="ro1">
          <table:table-cell/>
          <table:table-cell table:style-name="ce2" table:formula="of:=[.B37]+1" office:value-type="float" office:value="36" calcext:value-type="float">
            <text:p>36</text:p>
          </table:table-cell>
          <table:table-cell table:formula="of:=[.$A$3]*SIN(RADIANS([.B38]))" office:value-type="float" office:value="1057.42566887416" calcext:value-type="float">
            <text:p>1057,4</text:p>
          </table:table-cell>
          <table:table-cell table:formula="of:=[.$A$3]*SIN(RADIANS([.B38]-120))" office:value-type="float" office:value="-1789.14488976752" calcext:value-type="float">
            <text:p>-1789,1</text:p>
          </table:table-cell>
          <table:table-cell table:formula="of:=[.$A$3]*SIN(RADIANS([.B38]+120))" office:value-type="float" office:value="731.719220893365" calcext:value-type="float">
            <text:p>731,7</text:p>
          </table:table-cell>
          <table:table-cell table:style-name="ce10"/>
          <table:table-cell table:style-name="ce6" table:formula="of:=(MIN([.C38];[.D38];[.E38])+MAX([.C38];[.D38];[.E38]))/2" office:value-type="float" office:value="-365.859610446682" calcext:value-type="float">
            <text:p>-365,9</text:p>
          </table:table-cell>
          <table:table-cell table:style-name="ce12" table:formula="of:=([.C38]-[.G38]+[.$A$3])/2" office:value-type="float" office:value="1611.14263966042" calcext:value-type="float">
            <text:p>16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87.857360339579" calcext:value-type="float">
            <text:p>188</text:p>
          </table:table-cell>
          <table:table-cell table:style-name="ce12" table:formula="of:=([.E38]-[.G38]+[.$A$3])/2" office:value-type="float" office:value="1448.28941567002" calcext:value-type="float">
            <text:p>1448</text:p>
          </table:table-cell>
          <table:table-cell table:style-name="ce10"/>
        </table:table-row>
        <table:table-row table:style-name="ro1">
          <table:table-cell/>
          <table:table-cell table:style-name="ce2" table:formula="of:=[.B38]+1" office:value-type="float" office:value="37" calcext:value-type="float">
            <text:p>37</text:p>
          </table:table-cell>
          <table:table-cell table:formula="of:=[.$A$3]*SIN(RADIANS([.B39]))" office:value-type="float" office:value="1082.66522665053" calcext:value-type="float">
            <text:p>1082,7</text:p>
          </table:table-cell>
          <table:table-cell table:formula="of:=[.$A$3]*SIN(RADIANS([.B39]-120))" office:value-type="float" office:value="-1785.59052680274" calcext:value-type="float">
            <text:p>-1785,6</text:p>
          </table:table-cell>
          <table:table-cell table:formula="of:=[.$A$3]*SIN(RADIANS([.B39]+120))" office:value-type="float" office:value="702.925300152204" calcext:value-type="float">
            <text:p>702,9</text:p>
          </table:table-cell>
          <table:table-cell table:style-name="ce10"/>
          <table:table-cell table:style-name="ce6" table:formula="of:=(MIN([.C39];[.D39];[.E39])+MAX([.C39];[.D39];[.E39]))/2" office:value-type="float" office:value="-351.462650076102" calcext:value-type="float">
            <text:p>-351,5</text:p>
          </table:table-cell>
          <table:table-cell table:style-name="ce12" table:formula="of:=([.C39]-[.G39]+[.$A$3])/2" office:value-type="float" office:value="1616.56393836332" calcext:value-type="float">
            <text:p>16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2.436061636682" calcext:value-type="float">
            <text:p>182</text:p>
          </table:table-cell>
          <table:table-cell table:style-name="ce12" table:formula="of:=([.E39]-[.G39]+[.$A$3])/2" office:value-type="float" office:value="1426.69397511415" calcext:value-type="float">
            <text:p>1427</text:p>
          </table:table-cell>
          <table:table-cell table:style-name="ce10"/>
        </table:table-row>
        <table:table-row table:style-name="ro1">
          <table:table-cell/>
          <table:table-cell table:style-name="ce2" table:formula="of:=[.B39]+1" office:value-type="float" office:value="38" calcext:value-type="float">
            <text:p>38</text:p>
          </table:table-cell>
          <table:table-cell table:formula="of:=[.$A$3]*SIN(RADIANS([.B40]))" office:value-type="float" office:value="1107.57499411086" calcext:value-type="float">
            <text:p>1107,6</text:p>
          </table:table-cell>
          <table:table-cell table:formula="of:=[.$A$3]*SIN(RADIANS([.B40]-120))" office:value-type="float" office:value="-1781.49225566609" calcext:value-type="float">
            <text:p>-1781,5</text:p>
          </table:table-cell>
          <table:table-cell table:formula="of:=[.$A$3]*SIN(RADIANS([.B40]+120))" office:value-type="float" office:value="673.917261555226" calcext:value-type="float">
            <text:p>673,9</text:p>
          </table:table-cell>
          <table:table-cell table:style-name="ce10"/>
          <table:table-cell table:style-name="ce6" table:formula="of:=(MIN([.C40];[.D40];[.E40])+MAX([.C40];[.D40];[.E40]))/2" office:value-type="float" office:value="-336.958630777613" calcext:value-type="float">
            <text:p>-337,0</text:p>
          </table:table-cell>
          <table:table-cell table:style-name="ce12" table:formula="of:=([.C40]-[.G40]+[.$A$3])/2" office:value-type="float" office:value="1621.76681244424" calcext:value-type="float">
            <text:p>16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77.233187555764" calcext:value-type="float">
            <text:p>177</text:p>
          </table:table-cell>
          <table:table-cell table:style-name="ce12" table:formula="of:=([.E40]-[.G40]+[.$A$3])/2" office:value-type="float" office:value="1404.93794616642" calcext:value-type="float">
            <text:p>1405</text:p>
          </table:table-cell>
          <table:table-cell table:style-name="ce10"/>
        </table:table-row>
        <table:table-row table:style-name="ro1">
          <table:table-cell/>
          <table:table-cell table:style-name="ce2" table:formula="of:=[.B40]+1" office:value-type="float" office:value="39" calcext:value-type="float">
            <text:p>39</text:p>
          </table:table-cell>
          <table:table-cell table:formula="of:=[.$A$3]*SIN(RADIANS([.B41]))" office:value-type="float" office:value="1132.14738349866" calcext:value-type="float">
            <text:p>1132,1</text:p>
          </table:table-cell>
          <table:table-cell table:formula="of:=[.$A$3]*SIN(RADIANS([.B41]-120))" office:value-type="float" office:value="-1776.85132473065" calcext:value-type="float">
            <text:p>-1776,9</text:p>
          </table:table-cell>
          <table:table-cell table:formula="of:=[.$A$3]*SIN(RADIANS([.B41]+120))" office:value-type="float" office:value="644.703941231995" calcext:value-type="float">
            <text:p>644,7</text:p>
          </table:table-cell>
          <table:table-cell table:style-name="ce10"/>
          <table:table-cell table:style-name="ce6" table:formula="of:=(MIN([.C41];[.D41];[.E41])+MAX([.C41];[.D41];[.E41]))/2" office:value-type="float" office:value="-322.351970615998" calcext:value-type="float">
            <text:p>-322,4</text:p>
          </table:table-cell>
          <table:table-cell table:style-name="ce12" table:formula="of:=([.C41]-[.G41]+[.$A$3])/2" office:value-type="float" office:value="1626.74967705733" calcext:value-type="float">
            <text:p>16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2.250322942672" calcext:value-type="float">
            <text:p>172</text:p>
          </table:table-cell>
          <table:table-cell table:style-name="ce12" table:formula="of:=([.E41]-[.G41]+[.$A$3])/2" office:value-type="float" office:value="1383.027955924" calcext:value-type="float">
            <text:p>1383</text:p>
          </table:table-cell>
          <table:table-cell table:style-name="ce10"/>
        </table:table-row>
        <table:table-row table:style-name="ro1">
          <table:table-cell/>
          <table:table-cell table:style-name="ce2" table:formula="of:=[.B41]+1" office:value-type="float" office:value="40" calcext:value-type="float">
            <text:p>40</text:p>
          </table:table-cell>
          <table:table-cell table:formula="of:=[.$A$3]*SIN(RADIANS([.B42]))" office:value-type="float" office:value="1156.37490982608" calcext:value-type="float">
            <text:p>1156,4</text:p>
          </table:table-cell>
          <table:table-cell table:formula="of:=[.$A$3]*SIN(RADIANS([.B42]-120))" office:value-type="float" office:value="-1771.66914766896" calcext:value-type="float">
            <text:p>-1771,7</text:p>
          </table:table-cell>
          <table:table-cell table:formula="of:=[.$A$3]*SIN(RADIANS([.B42]+120))" office:value-type="float" office:value="615.294237842878" calcext:value-type="float">
            <text:p>615,3</text:p>
          </table:table-cell>
          <table:table-cell table:style-name="ce10"/>
          <table:table-cell table:style-name="ce6" table:formula="of:=(MIN([.C42];[.D42];[.E42])+MAX([.C42];[.D42];[.E42]))/2" office:value-type="float" office:value="-307.647118921439" calcext:value-type="float">
            <text:p>-307,6</text:p>
          </table:table-cell>
          <table:table-cell table:style-name="ce12" table:formula="of:=([.C42]-[.G42]+[.$A$3])/2" office:value-type="float" office:value="1631.51101437376" calcext:value-type="float">
            <text:p>16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67.488985626238" calcext:value-type="float">
            <text:p>167</text:p>
          </table:table-cell>
          <table:table-cell table:style-name="ce12" table:formula="of:=([.E42]-[.G42]+[.$A$3])/2" office:value-type="float" office:value="1360.97067838216" calcext:value-type="float">
            <text:p>1361</text:p>
          </table:table-cell>
          <table:table-cell table:style-name="ce10"/>
        </table:table-row>
        <table:table-row table:style-name="ro1">
          <table:table-cell/>
          <table:table-cell table:style-name="ce2" table:formula="of:=[.B42]+1" office:value-type="float" office:value="41" calcext:value-type="float">
            <text:p>41</text:p>
          </table:table-cell>
          <table:table-cell table:formula="of:=[.$A$3]*SIN(RADIANS([.B43]))" office:value-type="float" office:value="1180.25019315392" calcext:value-type="float">
            <text:p>1180,3</text:p>
          </table:table-cell>
          <table:table-cell table:formula="of:=[.$A$3]*SIN(RADIANS([.B43]-120))" office:value-type="float" office:value="-1765.94730302235" calcext:value-type="float">
            <text:p>-1765,9</text:p>
          </table:table-cell>
          <table:table-cell table:formula="of:=[.$A$3]*SIN(RADIANS([.B43]+120))" office:value-type="float" office:value="585.697109868425" calcext:value-type="float">
            <text:p>585,7</text:p>
          </table:table-cell>
          <table:table-cell table:style-name="ce10"/>
          <table:table-cell table:style-name="ce6" table:formula="of:=(MIN([.C43];[.D43];[.E43])+MAX([.C43];[.D43];[.E43]))/2" office:value-type="float" office:value="-292.848554934213" calcext:value-type="float">
            <text:p>-292,8</text:p>
          </table:table-cell>
          <table:table-cell table:style-name="ce12" table:formula="of:=([.C43]-[.G43]+[.$A$3])/2" office:value-type="float" office:value="1636.04937404407" calcext:value-type="float">
            <text:p>16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62.950625955933" calcext:value-type="float">
            <text:p>163</text:p>
          </table:table-cell>
          <table:table-cell table:style-name="ce12" table:formula="of:=([.E43]-[.G43]+[.$A$3])/2" office:value-type="float" office:value="1338.77283240132" calcext:value-type="float">
            <text:p>1339</text:p>
          </table:table-cell>
          <table:table-cell table:style-name="ce10"/>
        </table:table-row>
        <table:table-row table:style-name="ro1">
          <table:table-cell/>
          <table:table-cell table:style-name="ce2" table:formula="of:=[.B43]+1" office:value-type="float" office:value="42" calcext:value-type="float">
            <text:p>42</text:p>
          </table:table-cell>
          <table:table-cell table:formula="of:=[.$A$3]*SIN(RADIANS([.B44]))" office:value-type="float" office:value="1203.76596083959" calcext:value-type="float">
            <text:p>1203,8</text:p>
          </table:table-cell>
          <table:table-cell table:formula="of:=[.$A$3]*SIN(RADIANS([.B44]-120))" office:value-type="float" office:value="-1759.68753372012" calcext:value-type="float">
            <text:p>-1759,7</text:p>
          </table:table-cell>
          <table:table-cell table:formula="of:=[.$A$3]*SIN(RADIANS([.B44]+120))" office:value-type="float" office:value="555.921572880531" calcext:value-type="float">
            <text:p>555,9</text:p>
          </table:table-cell>
          <table:table-cell table:style-name="ce10"/>
          <table:table-cell table:style-name="ce6" table:formula="of:=(MIN([.C44];[.D44];[.E44])+MAX([.C44];[.D44];[.E44]))/2" office:value-type="float" office:value="-277.960786440265" calcext:value-type="float">
            <text:p>-278,0</text:p>
          </table:table-cell>
          <table:table-cell table:style-name="ce12" table:formula="of:=([.C44]-[.G44]+[.$A$3])/2" office:value-type="float" office:value="1640.36337363993" calcext:value-type="float">
            <text:p>16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58.636626360074" calcext:value-type="float">
            <text:p>159</text:p>
          </table:table-cell>
          <table:table-cell table:style-name="ce12" table:formula="of:=([.E44]-[.G44]+[.$A$3])/2" office:value-type="float" office:value="1316.4411796604" calcext:value-type="float">
            <text:p>1316</text:p>
          </table:table-cell>
          <table:table-cell table:style-name="ce10"/>
        </table:table-row>
        <table:table-row table:style-name="ro1">
          <table:table-cell/>
          <table:table-cell table:style-name="ce2" table:formula="of:=[.B44]+1" office:value-type="float" office:value="43" calcext:value-type="float">
            <text:p>43</text:p>
          </table:table-cell>
          <table:table-cell table:formula="of:=[.$A$3]*SIN(RADIANS([.B45]))" office:value-type="float" office:value="1226.91504975243" calcext:value-type="float">
            <text:p>1226,9</text:p>
          </table:table-cell>
          <table:table-cell table:formula="of:=[.$A$3]*SIN(RADIANS([.B45]-120))" office:value-type="float" office:value="-1752.89174654864" calcext:value-type="float">
            <text:p>-1752,9</text:p>
          </table:table-cell>
          <table:table-cell table:formula="of:=[.$A$3]*SIN(RADIANS([.B45]+120))" office:value-type="float" office:value="525.976696796203" calcext:value-type="float">
            <text:p>526,0</text:p>
          </table:table-cell>
          <table:table-cell table:style-name="ce10"/>
          <table:table-cell table:style-name="ce6" table:formula="of:=(MIN([.C45];[.D45];[.E45])+MAX([.C45];[.D45];[.E45]))/2" office:value-type="float" office:value="-262.988348398102" calcext:value-type="float">
            <text:p>-263,0</text:p>
          </table:table-cell>
          <table:table-cell table:style-name="ce12" table:formula="of:=([.C45]-[.G45]+[.$A$3])/2" office:value-type="float" office:value="1644.45169907527" calcext:value-type="float">
            <text:p>16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54.548300924732" calcext:value-type="float">
            <text:p>155</text:p>
          </table:table-cell>
          <table:table-cell table:style-name="ce12" table:formula="of:=([.E45]-[.G45]+[.$A$3])/2" office:value-type="float" office:value="1293.98252259715" calcext:value-type="float">
            <text:p>1294</text:p>
          </table:table-cell>
          <table:table-cell table:style-name="ce10"/>
        </table:table-row>
        <table:table-row table:style-name="ro1">
          <table:table-cell/>
          <table:table-cell table:style-name="ce2" table:formula="of:=[.B45]+1" office:value-type="float" office:value="44" calcext:value-type="float">
            <text:p>44</text:p>
          </table:table-cell>
          <table:table-cell table:formula="of:=[.$A$3]*SIN(RADIANS([.B46]))" office:value-type="float" office:value="1249.69040845574" calcext:value-type="float">
            <text:p>1249,7</text:p>
          </table:table-cell>
          <table:table-cell table:formula="of:=[.$A$3]*SIN(RADIANS([.B46]-120))" office:value-type="float" office:value="-1745.56201157052" calcext:value-type="float">
            <text:p>-1745,6</text:p>
          </table:table-cell>
          <table:table-cell table:formula="of:=[.$A$3]*SIN(RADIANS([.B46]+120))" office:value-type="float" office:value="495.871603114782" calcext:value-type="float">
            <text:p>495,9</text:p>
          </table:table-cell>
          <table:table-cell table:style-name="ce10"/>
          <table:table-cell table:style-name="ce6" table:formula="of:=(MIN([.C46];[.D46];[.E46])+MAX([.C46];[.D46];[.E46]))/2" office:value-type="float" office:value="-247.935801557391" calcext:value-type="float">
            <text:p>-247,9</text:p>
          </table:table-cell>
          <table:table-cell table:style-name="ce12" table:formula="of:=([.C46]-[.G46]+[.$A$3])/2" office:value-type="float" office:value="1648.31310500656" calcext:value-type="float">
            <text:p>16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50.686894993437" calcext:value-type="float">
            <text:p>151</text:p>
          </table:table-cell>
          <table:table-cell table:style-name="ce12" table:formula="of:=([.E46]-[.G46]+[.$A$3])/2" office:value-type="float" office:value="1271.40370233609" calcext:value-type="float">
            <text:p>1271</text:p>
          </table:table-cell>
          <table:table-cell table:style-name="ce10"/>
        </table:table-row>
        <table:table-row table:style-name="ro1">
          <table:table-cell/>
          <table:table-cell table:style-name="ce2" table:formula="of:=[.B46]+1" office:value-type="float" office:value="45" calcext:value-type="float">
            <text:p>45</text:p>
          </table:table-cell>
          <table:table-cell table:formula="of:=[.$A$3]*SIN(RADIANS([.B47]))" office:value-type="float" office:value="1272.0850993546" calcext:value-type="float">
            <text:p>1272,1</text:p>
          </table:table-cell>
          <table:table-cell table:formula="of:=[.$A$3]*SIN(RADIANS([.B47]-120))" office:value-type="float" office:value="-1737.70056149403" calcext:value-type="float">
            <text:p>-1737,7</text:p>
          </table:table-cell>
          <table:table-cell table:formula="of:=[.$A$3]*SIN(RADIANS([.B47]+120))" office:value-type="float" office:value="465.615462139435" calcext:value-type="float">
            <text:p>465,6</text:p>
          </table:table-cell>
          <table:table-cell table:style-name="ce10"/>
          <table:table-cell table:style-name="ce6" table:formula="of:=(MIN([.C47];[.D47];[.E47])+MAX([.C47];[.D47];[.E47]))/2" office:value-type="float" office:value="-232.807731069718" calcext:value-type="float">
            <text:p>-232,8</text:p>
          </table:table-cell>
          <table:table-cell table:style-name="ce12" table:formula="of:=([.C47]-[.G47]+[.$A$3])/2" office:value-type="float" office:value="1651.94641521216" calcext:value-type="float">
            <text:p>16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47.053584787842" calcext:value-type="float">
            <text:p>147</text:p>
          </table:table-cell>
          <table:table-cell table:style-name="ce12" table:formula="of:=([.E47]-[.G47]+[.$A$3])/2" office:value-type="float" office:value="1248.71159660458" calcext:value-type="float">
            <text:p>1249</text:p>
          </table:table-cell>
          <table:table-cell table:style-name="ce10"/>
        </table:table-row>
        <table:table-row table:style-name="ro1">
          <table:table-cell/>
          <table:table-cell table:style-name="ce2" table:formula="of:=[.B47]+1" office:value-type="float" office:value="46" calcext:value-type="float">
            <text:p>46</text:p>
          </table:table-cell>
          <table:table-cell table:formula="of:=[.$A$3]*SIN(RADIANS([.B48]))" office:value-type="float" office:value="1294.09230080923" calcext:value-type="float">
            <text:p>1294,1</text:p>
          </table:table-cell>
          <table:table-cell table:formula="of:=[.$A$3]*SIN(RADIANS([.B48]-120))" office:value-type="float" office:value="-1729.30979099304" calcext:value-type="float">
            <text:p>-1729,3</text:p>
          </table:table-cell>
          <table:table-cell table:formula="of:=[.$A$3]*SIN(RADIANS([.B48]+120))" office:value-type="float" office:value="435.217490183802" calcext:value-type="float">
            <text:p>435,2</text:p>
          </table:table-cell>
          <table:table-cell table:style-name="ce10"/>
          <table:table-cell table:style-name="ce6" table:formula="of:=(MIN([.C48];[.D48];[.E48])+MAX([.C48];[.D48];[.E48]))/2" office:value-type="float" office:value="-217.608745091901" calcext:value-type="float">
            <text:p>-217,6</text:p>
          </table:table-cell>
          <table:table-cell table:style-name="ce12" table:formula="of:=([.C48]-[.G48]+[.$A$3])/2" office:value-type="float" office:value="1655.35052295057" calcext:value-type="float">
            <text:p>16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43.649477049433" calcext:value-type="float">
            <text:p>144</text:p>
          </table:table-cell>
          <table:table-cell table:style-name="ce12" table:formula="of:=([.E48]-[.G48]+[.$A$3])/2" office:value-type="float" office:value="1225.91311763785" calcext:value-type="float">
            <text:p>1226</text:p>
          </table:table-cell>
          <table:table-cell table:style-name="ce10"/>
        </table:table-row>
        <table:table-row table:style-name="ro1">
          <table:table-cell/>
          <table:table-cell table:style-name="ce2" table:formula="of:=[.B48]+1" office:value-type="float" office:value="47" calcext:value-type="float">
            <text:p>47</text:p>
          </table:table-cell>
          <table:table-cell table:formula="of:=[.$A$3]*SIN(RADIANS([.B49]))" office:value-type="float" office:value="1315.70530921289" calcext:value-type="float">
            <text:p>1315,7</text:p>
          </table:table-cell>
          <table:table-cell table:formula="of:=[.$A$3]*SIN(RADIANS([.B49]-120))" office:value-type="float" office:value="-1720.3922559775" calcext:value-type="float">
            <text:p>-1720,4</text:p>
          </table:table-cell>
          <table:table-cell table:formula="of:=[.$A$3]*SIN(RADIANS([.B49]+120))" office:value-type="float" office:value="404.686946764614" calcext:value-type="float">
            <text:p>404,7</text:p>
          </table:table-cell>
          <table:table-cell table:style-name="ce10"/>
          <table:table-cell table:style-name="ce6" table:formula="of:=(MIN([.C49];[.D49];[.E49])+MAX([.C49];[.D49];[.E49]))/2" office:value-type="float" office:value="-202.343473382307" calcext:value-type="float">
            <text:p>-202,3</text:p>
          </table:table-cell>
          <table:table-cell table:style-name="ce12" table:formula="of:=([.C49]-[.G49]+[.$A$3])/2" office:value-type="float" office:value="1658.5243912976" calcext:value-type="float">
            <text:p>16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40.475608702403" calcext:value-type="float">
            <text:p>140</text:p>
          </table:table-cell>
          <table:table-cell table:style-name="ce12" table:formula="of:=([.E49]-[.G49]+[.$A$3])/2" office:value-type="float" office:value="1203.01521007346" calcext:value-type="float">
            <text:p>1203</text:p>
          </table:table-cell>
          <table:table-cell table:style-name="ce10"/>
        </table:table-row>
        <table:table-row table:style-name="ro1">
          <table:table-cell/>
          <table:table-cell table:style-name="ce2" table:formula="of:=[.B49]+1" office:value-type="float" office:value="48" calcext:value-type="float">
            <text:p>48</text:p>
          </table:table-cell>
          <table:table-cell table:formula="of:=[.$A$3]*SIN(RADIANS([.B50]))" office:value-type="float" office:value="1336.91754103383" calcext:value-type="float">
            <text:p>1336,9</text:p>
          </table:table-cell>
          <table:table-cell table:formula="of:=[.$A$3]*SIN(RADIANS([.B50]-120))" office:value-type="float" office:value="-1710.95067281498" calcext:value-type="float">
            <text:p>-1711,0</text:p>
          </table:table-cell>
          <table:table-cell table:formula="of:=[.$A$3]*SIN(RADIANS([.B50]+120))" office:value-type="float" office:value="374.033131781149" calcext:value-type="float">
            <text:p>374,0</text:p>
          </table:table-cell>
          <table:table-cell table:style-name="ce10"/>
          <table:table-cell table:style-name="ce6" table:formula="of:=(MIN([.C50];[.D50];[.E50])+MAX([.C50];[.D50];[.E50]))/2" office:value-type="float" office:value="-187.016565890574" calcext:value-type="float">
            <text:p>-187,0</text:p>
          </table:table-cell>
          <table:table-cell table:style-name="ce12" table:formula="of:=([.C50]-[.G50]+[.$A$3])/2" office:value-type="float" office:value="1661.4670534622" calcext:value-type="float">
            <text:p>16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37.532946537797" calcext:value-type="float">
            <text:p>138</text:p>
          </table:table-cell>
          <table:table-cell table:style-name="ce12" table:formula="of:=([.E50]-[.G50]+[.$A$3])/2" office:value-type="float" office:value="1180.02484883586" calcext:value-type="float">
            <text:p>1180</text:p>
          </table:table-cell>
          <table:table-cell table:style-name="ce10"/>
        </table:table-row>
        <table:table-row table:style-name="ro1">
          <table:table-cell/>
          <table:table-cell table:style-name="ce2" table:formula="of:=[.B50]+1" office:value-type="float" office:value="49" calcext:value-type="float">
            <text:p>49</text:p>
          </table:table-cell>
          <table:table-cell table:formula="of:=[.$A$3]*SIN(RADIANS([.B51]))" office:value-type="float" office:value="1357.72253482077" calcext:value-type="float">
            <text:p>1357,7</text:p>
          </table:table-cell>
          <table:table-cell table:formula="of:=[.$A$3]*SIN(RADIANS([.B51]-120))" office:value-type="float" office:value="-1700.98791750317" calcext:value-type="float">
            <text:p>-1701,0</text:p>
          </table:table-cell>
          <table:table-cell table:formula="of:=[.$A$3]*SIN(RADIANS([.B51]+120))" office:value-type="float" office:value="343.265382682404" calcext:value-type="float">
            <text:p>343,3</text:p>
          </table:table-cell>
          <table:table-cell table:style-name="ce10"/>
          <table:table-cell table:style-name="ce6" table:formula="of:=(MIN([.C51];[.D51];[.E51])+MAX([.C51];[.D51];[.E51]))/2" office:value-type="float" office:value="-171.632691341202" calcext:value-type="float">
            <text:p>-171,6</text:p>
          </table:table-cell>
          <table:table-cell table:style-name="ce12" table:formula="of:=([.C51]-[.G51]+[.$A$3])/2" office:value-type="float" office:value="1664.17761308098" calcext:value-type="float">
            <text:p>16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34.822386919016" calcext:value-type="float">
            <text:p>135</text:p>
          </table:table-cell>
          <table:table-cell table:style-name="ce12" table:formula="of:=([.E51]-[.G51]+[.$A$3])/2" office:value-type="float" office:value="1156.9490370118" calcext:value-type="float">
            <text:p>1157</text:p>
          </table:table-cell>
          <table:table-cell table:style-name="ce10"/>
        </table:table-row>
        <table:table-row table:style-name="ro1">
          <table:table-cell/>
          <table:table-cell table:style-name="ce2" table:formula="of:=[.B51]+1" office:value-type="float" office:value="50" calcext:value-type="float">
            <text:p>50</text:p>
          </table:table-cell>
          <table:table-cell table:formula="of:=[.$A$3]*SIN(RADIANS([.B52]))" office:value-type="float" office:value="1378.11395317104" calcext:value-type="float">
            <text:p>1378,1</text:p>
          </table:table-cell>
          <table:table-cell table:formula="of:=[.$A$3]*SIN(RADIANS([.B52]-120))" office:value-type="float" office:value="-1690.50702479385" calcext:value-type="float">
            <text:p>-1690,5</text:p>
          </table:table-cell>
          <table:table-cell table:formula="of:=[.$A$3]*SIN(RADIANS([.B52]+120))" office:value-type="float" office:value="312.393071622808" calcext:value-type="float">
            <text:p>312,4</text:p>
          </table:table-cell>
          <table:table-cell table:style-name="ce10"/>
          <table:table-cell table:style-name="ce6" table:formula="of:=(MIN([.C52];[.D52];[.E52])+MAX([.C52];[.D52];[.E52]))/2" office:value-type="float" office:value="-156.196535811404" calcext:value-type="float">
            <text:p>-156,2</text:p>
          </table:table-cell>
          <table:table-cell table:style-name="ce12" table:formula="of:=([.C52]-[.G52]+[.$A$3])/2" office:value-type="float" office:value="1666.65524449122" calcext:value-type="float">
            <text:p>16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32.344755508777" calcext:value-type="float">
            <text:p>132</text:p>
          </table:table-cell>
          <table:table-cell table:style-name="ce12" table:formula="of:=([.E52]-[.G52]+[.$A$3])/2" office:value-type="float" office:value="1133.79480371711" calcext:value-type="float">
            <text:p>1134</text:p>
          </table:table-cell>
          <table:table-cell table:style-name="ce10"/>
        </table:table-row>
        <table:table-row table:style-name="ro1">
          <table:table-cell/>
          <table:table-cell table:style-name="ce2" table:formula="of:=[.B52]+1" office:value-type="float" office:value="51" calcext:value-type="float">
            <text:p>51</text:p>
          </table:table-cell>
          <table:table-cell table:formula="of:=[.$A$3]*SIN(RADIANS([.B53]))" office:value-type="float" office:value="1398.08558466109" calcext:value-type="float">
            <text:p>1398,1</text:p>
          </table:table-cell>
          <table:table-cell table:formula="of:=[.$A$3]*SIN(RADIANS([.B53]-120))" office:value-type="float" office:value="-1679.51118726847" calcext:value-type="float">
            <text:p>-1679,5</text:p>
          </table:table-cell>
          <table:table-cell table:formula="of:=[.$A$3]*SIN(RADIANS([.B53]+120))" office:value-type="float" office:value="281.425602607376" calcext:value-type="float">
            <text:p>281,4</text:p>
          </table:table-cell>
          <table:table-cell table:style-name="ce10"/>
          <table:table-cell table:style-name="ce6" table:formula="of:=(MIN([.C53];[.D53];[.E53])+MAX([.C53];[.D53];[.E53]))/2" office:value-type="float" office:value="-140.712801303688" calcext:value-type="float">
            <text:p>-140,7</text:p>
          </table:table-cell>
          <table:table-cell table:style-name="ce12" table:formula="of:=([.C53]-[.G53]+[.$A$3])/2" office:value-type="float" office:value="1668.89919298239" calcext:value-type="float">
            <text:p>16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30.100807017611" calcext:value-type="float">
            <text:p>130</text:p>
          </table:table-cell>
          <table:table-cell table:style-name="ce12" table:formula="of:=([.E53]-[.G53]+[.$A$3])/2" office:value-type="float" office:value="1110.56920195553" calcext:value-type="float">
            <text:p>1111</text:p>
          </table:table-cell>
          <table:table-cell table:style-name="ce10"/>
        </table:table-row>
        <table:table-row table:style-name="ro1">
          <table:table-cell/>
          <table:table-cell table:style-name="ce2" table:formula="of:=[.B53]+1" office:value-type="float" office:value="52" calcext:value-type="float">
            <text:p>52</text:p>
          </table:table-cell>
          <table:table-cell table:formula="of:=[.$A$3]*SIN(RADIANS([.B54]))" office:value-type="float" office:value="1417.63134573849" calcext:value-type="float">
            <text:p>1417,6</text:p>
          </table:table-cell>
          <table:table-cell table:formula="of:=[.$A$3]*SIN(RADIANS([.B54]-120))" office:value-type="float" office:value="-1668.00375436565" calcext:value-type="float">
            <text:p>-1668,0</text:p>
          </table:table-cell>
          <table:table-cell table:formula="of:=[.$A$3]*SIN(RADIANS([.B54]+120))" office:value-type="float" office:value="250.372408627158" calcext:value-type="float">
            <text:p>250,4</text:p>
          </table:table-cell>
          <table:table-cell table:style-name="ce10"/>
          <table:table-cell table:style-name="ce6" table:formula="of:=(MIN([.C54];[.D54];[.E54])+MAX([.C54];[.D54];[.E54]))/2" office:value-type="float" office:value="-125.186204313579" calcext:value-type="float">
            <text:p>-125,2</text:p>
          </table:table-cell>
          <table:table-cell table:style-name="ce12" table:formula="of:=([.C54]-[.G54]+[.$A$3])/2" office:value-type="float" office:value="1670.90877502604" calcext:value-type="float">
            <text:p>16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28.091224973964" calcext:value-type="float">
            <text:p>128</text:p>
          </table:table-cell>
          <table:table-cell table:style-name="ce12" table:formula="of:=([.E54]-[.G54]+[.$A$3])/2" office:value-type="float" office:value="1087.27930647037" calcext:value-type="float">
            <text:p>1087</text:p>
          </table:table-cell>
          <table:table-cell table:style-name="ce10"/>
        </table:table-row>
        <table:table-row table:style-name="ro1">
          <table:table-cell/>
          <table:table-cell table:style-name="ce2" table:formula="of:=[.B54]+1" office:value-type="float" office:value="53" calcext:value-type="float">
            <text:p>53</text:p>
          </table:table-cell>
          <table:table-cell table:formula="of:=[.$A$3]*SIN(RADIANS([.B55]))" office:value-type="float" office:value="1436.74528257508" calcext:value-type="float">
            <text:p>1436,7</text:p>
          </table:table-cell>
          <table:table-cell table:formula="of:=[.$A$3]*SIN(RADIANS([.B55]-120))" office:value-type="float" office:value="-1655.98823136094" calcext:value-type="float">
            <text:p>-1656,0</text:p>
          </table:table-cell>
          <table:table-cell table:formula="of:=[.$A$3]*SIN(RADIANS([.B55]+120))" office:value-type="float" office:value="219.24294878586" calcext:value-type="float">
            <text:p>219,2</text:p>
          </table:table-cell>
          <table:table-cell table:style-name="ce10"/>
          <table:table-cell table:style-name="ce6" table:formula="of:=(MIN([.C55];[.D55];[.E55])+MAX([.C55];[.D55];[.E55]))/2" office:value-type="float" office:value="-109.62147439293" calcext:value-type="float">
            <text:p>-109,6</text:p>
          </table:table-cell>
          <table:table-cell table:style-name="ce12" table:formula="of:=([.C55]-[.G55]+[.$A$3])/2" office:value-type="float" office:value="1672.68337848401" calcext:value-type="float">
            <text:p>16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126.316621515995" calcext:value-type="float">
            <text:p>126</text:p>
          </table:table-cell>
          <table:table-cell table:style-name="ce12" table:formula="of:=([.E55]-[.G55]+[.$A$3])/2" office:value-type="float" office:value="1063.9322115894" calcext:value-type="float">
            <text:p>1064</text:p>
          </table:table-cell>
          <table:table-cell table:style-name="ce10"/>
        </table:table-row>
        <table:table-row table:style-name="ro1">
          <table:table-cell/>
          <table:table-cell table:style-name="ce2" table:formula="of:=[.B55]+1" office:value-type="float" office:value="54" calcext:value-type="float">
            <text:p>54</text:p>
          </table:table-cell>
          <table:table-cell table:formula="of:=[.$A$3]*SIN(RADIANS([.B56]))" office:value-type="float" office:value="1455.42157288053" calcext:value-type="float">
            <text:p>1455,4</text:p>
          </table:table-cell>
          <table:table-cell table:formula="of:=[.$A$3]*SIN(RADIANS([.B56]-120))" office:value-type="float" office:value="-1643.46827829904" calcext:value-type="float">
            <text:p>-1643,5</text:p>
          </table:table-cell>
          <table:table-cell table:formula="of:=[.$A$3]*SIN(RADIANS([.B56]+120))" office:value-type="float" office:value="188.046705418509" calcext:value-type="float">
            <text:p>188,0</text:p>
          </table:table-cell>
          <table:table-cell table:style-name="ce10"/>
          <table:table-cell table:style-name="ce6" table:formula="of:=(MIN([.C56];[.D56];[.E56])+MAX([.C56];[.D56];[.E56]))/2" office:value-type="float" office:value="-94.0233527092543" calcext:value-type="float">
            <text:p>-94,0</text:p>
          </table:table-cell>
          <table:table-cell table:style-name="ce12" table:formula="of:=([.C56]-[.G56]+[.$A$3])/2" office:value-type="float" office:value="1674.22246279489" calcext:value-type="float">
            <text:p>16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124.777537205108" calcext:value-type="float">
            <text:p>125</text:p>
          </table:table-cell>
          <table:table-cell table:style-name="ce12" table:formula="of:=([.E56]-[.G56]+[.$A$3])/2" office:value-type="float" office:value="1040.53502906388" calcext:value-type="float">
            <text:p>1041</text:p>
          </table:table-cell>
          <table:table-cell table:style-name="ce10"/>
        </table:table-row>
        <table:table-row table:style-name="ro1">
          <table:table-cell/>
          <table:table-cell table:style-name="ce2" table:formula="of:=[.B56]+1" office:value-type="float" office:value="55" calcext:value-type="float">
            <text:p>55</text:p>
          </table:table-cell>
          <table:table-cell table:formula="of:=[.$A$3]*SIN(RADIANS([.B57]))" office:value-type="float" office:value="1473.6545276759" calcext:value-type="float">
            <text:p>1473,7</text:p>
          </table:table-cell>
          <table:table-cell table:formula="of:=[.$A$3]*SIN(RADIANS([.B57]-120))" office:value-type="float" office:value="-1630.44770887893" calcext:value-type="float">
            <text:p>-1630,4</text:p>
          </table:table-cell>
          <table:table-cell table:formula="of:=[.$A$3]*SIN(RADIANS([.B57]+120))" office:value-type="float" office:value="156.793181203037" calcext:value-type="float">
            <text:p>156,8</text:p>
          </table:table-cell>
          <table:table-cell table:style-name="ce10"/>
          <table:table-cell table:style-name="ce6" table:formula="of:=(MIN([.C57];[.D57];[.E57])+MAX([.C57];[.D57];[.E57]))/2" office:value-type="float" office:value="-78.3965906015186" calcext:value-type="float">
            <text:p>-78,4</text:p>
          </table:table-cell>
          <table:table-cell table:style-name="ce12" table:formula="of:=([.C57]-[.G57]+[.$A$3])/2" office:value-type="float" office:value="1675.52555913871" calcext:value-type="float">
            <text:p>16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123.474440861293" calcext:value-type="float">
            <text:p>123</text:p>
          </table:table-cell>
          <table:table-cell table:style-name="ce12" table:formula="of:=([.E57]-[.G57]+[.$A$3])/2" office:value-type="float" office:value="1017.09488590228" calcext:value-type="float">
            <text:p>1017</text:p>
          </table:table-cell>
          <table:table-cell table:style-name="ce10"/>
        </table:table-row>
        <table:table-row table:style-name="ro1">
          <table:table-cell/>
          <table:table-cell table:style-name="ce2" table:formula="of:=[.B57]+1" office:value-type="float" office:value="56" calcext:value-type="float">
            <text:p>56</text:p>
          </table:table-cell>
          <table:table-cell table:formula="of:=[.$A$3]*SIN(RADIANS([.B58]))" office:value-type="float" office:value="1491.43859302652" calcext:value-type="float">
            <text:p>1491,4</text:p>
          </table:table-cell>
          <table:table-cell table:formula="of:=[.$A$3]*SIN(RADIANS([.B58]-120))" office:value-type="float" office:value="-1616.9304892922" calcext:value-type="float">
            <text:p>-1616,9</text:p>
          </table:table-cell>
          <table:table-cell table:formula="of:=[.$A$3]*SIN(RADIANS([.B58]+120))" office:value-type="float" office:value="125.491896265682" calcext:value-type="float">
            <text:p>125,5</text:p>
          </table:table-cell>
          <table:table-cell table:style-name="ce10"/>
          <table:table-cell table:style-name="ce6" table:formula="of:=(MIN([.C58];[.D58];[.E58])+MAX([.C58];[.D58];[.E58]))/2" office:value-type="float" office:value="-62.7459481328407" calcext:value-type="float">
            <text:p>-62,7</text:p>
          </table:table-cell>
          <table:table-cell table:style-name="ce12" table:formula="of:=([.C58]-[.G58]+[.$A$3])/2" office:value-type="float" office:value="1676.59227057968" calcext:value-type="float">
            <text:p>16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122.40772942032" calcext:value-type="float">
            <text:p>122</text:p>
          </table:table-cell>
          <table:table-cell table:style-name="ce12" table:formula="of:=([.E58]-[.G58]+[.$A$3])/2" office:value-type="float" office:value="993.618922199261" calcext:value-type="float">
            <text:p>994</text:p>
          </table:table-cell>
          <table:table-cell table:style-name="ce10"/>
        </table:table-row>
        <table:table-row table:style-name="ro1">
          <table:table-cell/>
          <table:table-cell table:style-name="ce2" table:formula="of:=[.B58]+1" office:value-type="float" office:value="57" calcext:value-type="float">
            <text:p>57</text:p>
          </table:table-cell>
          <table:table-cell table:formula="of:=[.$A$3]*SIN(RADIANS([.B59]))" office:value-type="float" office:value="1508.76835173382" calcext:value-type="float">
            <text:p>1508,8</text:p>
          </table:table-cell>
          <table:table-cell table:formula="of:=[.$A$3]*SIN(RADIANS([.B59]-120))" office:value-type="float" office:value="-1602.92073701487" calcext:value-type="float">
            <text:p>-1602,9</text:p>
          </table:table-cell>
          <table:table-cell table:formula="of:=[.$A$3]*SIN(RADIANS([.B59]+120))" office:value-type="float" office:value="94.1523852810559" calcext:value-type="float">
            <text:p>94,2</text:p>
          </table:table-cell>
          <table:table-cell table:style-name="ce10"/>
          <table:table-cell table:style-name="ce6" table:formula="of:=(MIN([.C59];[.D59];[.E59])+MAX([.C59];[.D59];[.E59]))/2" office:value-type="float" office:value="-47.0761926405279" calcext:value-type="float">
            <text:p>-47,1</text:p>
          </table:table-cell>
          <table:table-cell table:style-name="ce12" table:formula="of:=([.C59]-[.G59]+[.$A$3])/2" office:value-type="float" office:value="1677.42227218717" calcext:value-type="float">
            <text:p>16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121.577727812827" calcext:value-type="float">
            <text:p>122</text:p>
          </table:table-cell>
          <table:table-cell table:style-name="ce12" table:formula="of:=([.E59]-[.G59]+[.$A$3])/2" office:value-type="float" office:value="970.114288960792" calcext:value-type="float">
            <text:p>970</text:p>
          </table:table-cell>
          <table:table-cell table:style-name="ce10"/>
        </table:table-row>
        <table:table-row table:style-name="ro1">
          <table:table-cell/>
          <table:table-cell table:style-name="ce2" table:formula="of:=[.B59]+1" office:value-type="float" office:value="58" calcext:value-type="float">
            <text:p>58</text:p>
          </table:table-cell>
          <table:table-cell table:formula="of:=[.$A$3]*SIN(RADIANS([.B60]))" office:value-type="float" office:value="1525.63852498541" calcext:value-type="float">
            <text:p>1525,6</text:p>
          </table:table-cell>
          <table:table-cell table:formula="of:=[.$A$3]*SIN(RADIANS([.B60]-120))" office:value-type="float" office:value="-1588.42271955321" calcext:value-type="float">
            <text:p>-1588,4</text:p>
          </table:table-cell>
          <table:table-cell table:formula="of:=[.$A$3]*SIN(RADIANS([.B60]+120))" office:value-type="float" office:value="62.7841945677996" calcext:value-type="float">
            <text:p>62,8</text:p>
          </table:table-cell>
          <table:table-cell table:style-name="ce10"/>
          <table:table-cell table:style-name="ce6" table:formula="of:=(MIN([.C60];[.D60];[.E60])+MAX([.C60];[.D60];[.E60]))/2" office:value-type="float" office:value="-31.3920972838996" calcext:value-type="float">
            <text:p>-31,4</text:p>
          </table:table-cell>
          <table:table-cell table:style-name="ce12" table:formula="of:=([.C60]-[.G60]+[.$A$3])/2" office:value-type="float" office:value="1678.01531113466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120.984688865345" calcext:value-type="float">
            <text:p>121</text:p>
          </table:table-cell>
          <table:table-cell table:style-name="ce12" table:formula="of:=([.E60]-[.G60]+[.$A$3])/2" office:value-type="float" office:value="946.58814592585" calcext:value-type="float">
            <text:p>947</text:p>
          </table:table-cell>
          <table:table-cell table:style-name="ce10"/>
        </table:table-row>
        <table:table-row table:style-name="ro1">
          <table:table-cell/>
          <table:table-cell table:style-name="ce2" table:formula="of:=[.B60]+1" office:value-type="float" office:value="59" calcext:value-type="float">
            <text:p>59</text:p>
          </table:table-cell>
          <table:table-cell table:formula="of:=[.$A$3]*SIN(RADIANS([.B61]))" office:value-type="float" office:value="1542.0439739631" calcext:value-type="float">
            <text:p>1542,0</text:p>
          </table:table-cell>
          <table:table-cell table:formula="of:=[.$A$3]*SIN(RADIANS([.B61]-120))" office:value-type="float" office:value="-1573.44085314377" calcext:value-type="float">
            <text:p>-1573,4</text:p>
          </table:table-cell>
          <table:table-cell table:formula="of:=[.$A$3]*SIN(RADIANS([.B61]+120))" office:value-type="float" office:value="31.3968791806729" calcext:value-type="float">
            <text:p>31,4</text:p>
          </table:table-cell>
          <table:table-cell table:style-name="ce10"/>
          <table:table-cell table:style-name="ce6" table:formula="of:=(MIN([.C61];[.D61];[.E61])+MAX([.C61];[.D61];[.E61]))/2" office:value-type="float" office:value="-15.6984395903364" calcext:value-type="float">
            <text:p>-15,7</text:p>
          </table:table-cell>
          <table:table-cell table:style-name="ce12" table:formula="of:=([.C61]-[.G61]+[.$A$3])/2" office:value-type="float" office:value="1678.37120677672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120.628793223282" calcext:value-type="float">
            <text:p>121</text:p>
          </table:table-cell>
          <table:table-cell table:style-name="ce12" table:formula="of:=([.E61]-[.G61]+[.$A$3])/2" office:value-type="float" office:value="923.047659385505" calcext:value-type="float">
            <text:p>923</text:p>
          </table:table-cell>
          <table:table-cell table:style-name="ce10"/>
        </table:table-row>
        <table:table-row table:style-name="ro1">
          <table:table-cell/>
          <table:table-cell table:style-name="ce2" table:formula="of:=[.B61]+1" office:value-type="float" office:value="60" calcext:value-type="float">
            <text:p>60</text:p>
          </table:table-cell>
          <table:table-cell table:formula="of:=[.$A$3]*SIN(RADIANS([.B62]))" office:value-type="float" office:value="1557.97970140821" calcext:value-type="float">
            <text:p>1558,0</text:p>
          </table:table-cell>
          <table:table-cell table:formula="of:=[.$A$3]*SIN(RADIANS([.B62]-120))" office:value-type="float" office:value="-1557.97970140821" calcext:value-type="float">
            <text:p>-1558,0</text:p>
          </table:table-cell>
          <table:table-cell table:formula="of:=[.$A$3]*SIN(RADIANS([.B62]+120))" office:value-type="float" office:value="0.000000000000220313959166609" calcext:value-type="float">
            <text:p>0,0</text:p>
          </table:table-cell>
          <table:table-cell table:style-name="ce10"/>
          <table:table-cell table:style-name="ce6" table:formula="of:=(MIN([.C62];[.D62];[.E62])+MAX([.C62];[.D62];[.E62]))/2" office:value-type="float" office:value="0" calcext:value-type="float">
            <text:p>0,0</text:p>
          </table:table-cell>
          <table:table-cell table:style-name="ce12" table:formula="of:=([.C62]-[.G62]+[.$A$3])/2" office:value-type="float" office:value="1678.4898507041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120.510149295897" calcext:value-type="float">
            <text:p>121</text:p>
          </table:table-cell>
          <table:table-cell table:style-name="ce12" table:formula="of:=([.E62]-[.G62]+[.$A$3])/2" office:value-type="float" office:value="899.5" calcext:value-type="float">
            <text:p>900</text:p>
          </table:table-cell>
          <table:table-cell table:style-name="ce10"/>
        </table:table-row>
        <table:table-row table:style-name="ro1">
          <table:table-cell/>
          <table:table-cell table:style-name="ce2" table:formula="of:=[.B62]+1" office:value-type="float" office:value="61" calcext:value-type="float">
            <text:p>61</text:p>
          </table:table-cell>
          <table:table-cell table:formula="of:=[.$A$3]*SIN(RADIANS([.B63]))" office:value-type="float" office:value="1573.44085314377" calcext:value-type="float">
            <text:p>1573,4</text:p>
          </table:table-cell>
          <table:table-cell table:formula="of:=[.$A$3]*SIN(RADIANS([.B63]-120))" office:value-type="float" office:value="-1542.0439739631" calcext:value-type="float">
            <text:p>-1542,0</text:p>
          </table:table-cell>
          <table:table-cell table:formula="of:=[.$A$3]*SIN(RADIANS([.B63]+120))" office:value-type="float" office:value="-31.3968791806733" calcext:value-type="float">
            <text:p>-31,4</text:p>
          </table:table-cell>
          <table:table-cell table:style-name="ce10"/>
          <table:table-cell table:style-name="ce6" table:formula="of:=(MIN([.C63];[.D63];[.E63])+MAX([.C63];[.D63];[.E63]))/2" office:value-type="float" office:value="15.6984395903364" calcext:value-type="float">
            <text:p>15,7</text:p>
          </table:table-cell>
          <table:table-cell table:style-name="ce12" table:formula="of:=([.C63]-[.G63]+[.$A$3])/2" office:value-type="float" office:value="1678.37120677672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120.628793223282" calcext:value-type="float">
            <text:p>121</text:p>
          </table:table-cell>
          <table:table-cell table:style-name="ce12" table:formula="of:=([.E63]-[.G63]+[.$A$3])/2" office:value-type="float" office:value="875.952340614495" calcext:value-type="float">
            <text:p>876</text:p>
          </table:table-cell>
          <table:table-cell table:style-name="ce10"/>
        </table:table-row>
        <table:table-row table:style-name="ro1">
          <table:table-cell/>
          <table:table-cell table:style-name="ce2" table:formula="of:=[.B63]+1" office:value-type="float" office:value="62" calcext:value-type="float">
            <text:p>62</text:p>
          </table:table-cell>
          <table:table-cell table:formula="of:=[.$A$3]*SIN(RADIANS([.B64]))" office:value-type="float" office:value="1588.42271955321" calcext:value-type="float">
            <text:p>1588,4</text:p>
          </table:table-cell>
          <table:table-cell table:formula="of:=[.$A$3]*SIN(RADIANS([.B64]-120))" office:value-type="float" office:value="-1525.63852498541" calcext:value-type="float">
            <text:p>-1525,6</text:p>
          </table:table-cell>
          <table:table-cell table:formula="of:=[.$A$3]*SIN(RADIANS([.B64]+120))" office:value-type="float" office:value="-62.7841945677991" calcext:value-type="float">
            <text:p>-62,8</text:p>
          </table:table-cell>
          <table:table-cell table:style-name="ce10"/>
          <table:table-cell table:style-name="ce6" table:formula="of:=(MIN([.C64];[.D64];[.E64])+MAX([.C64];[.D64];[.E64]))/2" office:value-type="float" office:value="31.3920972838996" calcext:value-type="float">
            <text:p>31,4</text:p>
          </table:table-cell>
          <table:table-cell table:style-name="ce12" table:formula="of:=([.C64]-[.G64]+[.$A$3])/2" office:value-type="float" office:value="1678.01531113466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120.984688865345" calcext:value-type="float">
            <text:p>121</text:p>
          </table:table-cell>
          <table:table-cell table:style-name="ce12" table:formula="of:=([.E64]-[.G64]+[.$A$3])/2" office:value-type="float" office:value="852.411854074151" calcext:value-type="float">
            <text:p>852</text:p>
          </table:table-cell>
          <table:table-cell table:style-name="ce10"/>
        </table:table-row>
        <table:table-row table:style-name="ro1">
          <table:table-cell/>
          <table:table-cell table:style-name="ce2" table:formula="of:=[.B64]+1" office:value-type="float" office:value="63" calcext:value-type="float">
            <text:p>63</text:p>
          </table:table-cell>
          <table:table-cell table:formula="of:=[.$A$3]*SIN(RADIANS([.B65]))" office:value-type="float" office:value="1602.92073701487" calcext:value-type="float">
            <text:p>1602,9</text:p>
          </table:table-cell>
          <table:table-cell table:formula="of:=[.$A$3]*SIN(RADIANS([.B65]-120))" office:value-type="float" office:value="-1508.76835173382" calcext:value-type="float">
            <text:p>-1508,8</text:p>
          </table:table-cell>
          <table:table-cell table:formula="of:=[.$A$3]*SIN(RADIANS([.B65]+120))" office:value-type="float" office:value="-94.1523852810555" calcext:value-type="float">
            <text:p>-94,2</text:p>
          </table:table-cell>
          <table:table-cell table:style-name="ce10"/>
          <table:table-cell table:style-name="ce6" table:formula="of:=(MIN([.C65];[.D65];[.E65])+MAX([.C65];[.D65];[.E65]))/2" office:value-type="float" office:value="47.0761926405279" calcext:value-type="float">
            <text:p>47,1</text:p>
          </table:table-cell>
          <table:table-cell table:style-name="ce12" table:formula="of:=([.C65]-[.G65]+[.$A$3])/2" office:value-type="float" office:value="1677.42227218717" calcext:value-type="float">
            <text:p>16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121.577727812827" calcext:value-type="float">
            <text:p>122</text:p>
          </table:table-cell>
          <table:table-cell table:style-name="ce12" table:formula="of:=([.E65]-[.G65]+[.$A$3])/2" office:value-type="float" office:value="828.885711039208" calcext:value-type="float">
            <text:p>829</text:p>
          </table:table-cell>
          <table:table-cell table:style-name="ce10"/>
        </table:table-row>
        <table:table-row table:style-name="ro1">
          <table:table-cell/>
          <table:table-cell table:style-name="ce2" table:formula="of:=[.B65]+1" office:value-type="float" office:value="64" calcext:value-type="float">
            <text:p>64</text:p>
          </table:table-cell>
          <table:table-cell table:formula="of:=[.$A$3]*SIN(RADIANS([.B66]))" office:value-type="float" office:value="1616.9304892922" calcext:value-type="float">
            <text:p>1616,9</text:p>
          </table:table-cell>
          <table:table-cell table:formula="of:=[.$A$3]*SIN(RADIANS([.B66]-120))" office:value-type="float" office:value="-1491.43859302652" calcext:value-type="float">
            <text:p>-1491,4</text:p>
          </table:table-cell>
          <table:table-cell table:formula="of:=[.$A$3]*SIN(RADIANS([.B66]+120))" office:value-type="float" office:value="-125.491896265681" calcext:value-type="float">
            <text:p>-125,5</text:p>
          </table:table-cell>
          <table:table-cell table:style-name="ce10"/>
          <table:table-cell table:style-name="ce6" table:formula="of:=(MIN([.C66];[.D66];[.E66])+MAX([.C66];[.D66];[.E66]))/2" office:value-type="float" office:value="62.7459481328407" calcext:value-type="float">
            <text:p>62,7</text:p>
          </table:table-cell>
          <table:table-cell table:style-name="ce12" table:formula="of:=([.C66]-[.G66]+[.$A$3])/2" office:value-type="float" office:value="1676.59227057968" calcext:value-type="float">
            <text:p>16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122.40772942032" calcext:value-type="float">
            <text:p>122</text:p>
          </table:table-cell>
          <table:table-cell table:style-name="ce12" table:formula="of:=([.E66]-[.G66]+[.$A$3])/2" office:value-type="float" office:value="805.381077800739" calcext:value-type="float">
            <text:p>805</text:p>
          </table:table-cell>
          <table:table-cell table:style-name="ce10"/>
        </table:table-row>
        <table:table-row table:style-name="ro1">
          <table:table-cell/>
          <table:table-cell table:style-name="ce2" table:formula="of:=[.B66]+1" office:value-type="float" office:value="65" calcext:value-type="float">
            <text:p>65</text:p>
          </table:table-cell>
          <table:table-cell table:formula="of:=[.$A$3]*SIN(RADIANS([.B67]))" office:value-type="float" office:value="1630.44770887893" calcext:value-type="float">
            <text:p>1630,4</text:p>
          </table:table-cell>
          <table:table-cell table:formula="of:=[.$A$3]*SIN(RADIANS([.B67]-120))" office:value-type="float" office:value="-1473.6545276759" calcext:value-type="float">
            <text:p>-1473,7</text:p>
          </table:table-cell>
          <table:table-cell table:formula="of:=[.$A$3]*SIN(RADIANS([.B67]+120))" office:value-type="float" office:value="-156.793181203037" calcext:value-type="float">
            <text:p>-156,8</text:p>
          </table:table-cell>
          <table:table-cell table:style-name="ce10"/>
          <table:table-cell table:style-name="ce6" table:formula="of:=(MIN([.C67];[.D67];[.E67])+MAX([.C67];[.D67];[.E67]))/2" office:value-type="float" office:value="78.3965906015186" calcext:value-type="float">
            <text:p>78,4</text:p>
          </table:table-cell>
          <table:table-cell table:style-name="ce12" table:formula="of:=([.C67]-[.G67]+[.$A$3])/2" office:value-type="float" office:value="1675.52555913871" calcext:value-type="float">
            <text:p>16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123.474440861293" calcext:value-type="float">
            <text:p>123</text:p>
          </table:table-cell>
          <table:table-cell table:style-name="ce12" table:formula="of:=([.E67]-[.G67]+[.$A$3])/2" office:value-type="float" office:value="781.905114097722" calcext:value-type="float">
            <text:p>782</text:p>
          </table:table-cell>
          <table:table-cell table:style-name="ce10"/>
        </table:table-row>
        <table:table-row table:style-name="ro1">
          <table:table-cell/>
          <table:table-cell table:style-name="ce2" table:formula="of:=[.B67]+1" office:value-type="float" office:value="66" calcext:value-type="float">
            <text:p>66</text:p>
          </table:table-cell>
          <table:table-cell table:formula="of:=[.$A$3]*SIN(RADIANS([.B68]))" office:value-type="float" office:value="1643.46827829904" calcext:value-type="float">
            <text:p>1643,5</text:p>
          </table:table-cell>
          <table:table-cell table:formula="of:=[.$A$3]*SIN(RADIANS([.B68]-120))" office:value-type="float" office:value="-1455.42157288053" calcext:value-type="float">
            <text:p>-1455,4</text:p>
          </table:table-cell>
          <table:table-cell table:formula="of:=[.$A$3]*SIN(RADIANS([.B68]+120))" office:value-type="float" office:value="-188.046705418509" calcext:value-type="float">
            <text:p>-188,0</text:p>
          </table:table-cell>
          <table:table-cell table:style-name="ce10"/>
          <table:table-cell table:style-name="ce6" table:formula="of:=(MIN([.C68];[.D68];[.E68])+MAX([.C68];[.D68];[.E68]))/2" office:value-type="float" office:value="94.0233527092543" calcext:value-type="float">
            <text:p>94,0</text:p>
          </table:table-cell>
          <table:table-cell table:style-name="ce12" table:formula="of:=([.C68]-[.G68]+[.$A$3])/2" office:value-type="float" office:value="1674.22246279489" calcext:value-type="float">
            <text:p>16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124.777537205108" calcext:value-type="float">
            <text:p>125</text:p>
          </table:table-cell>
          <table:table-cell table:style-name="ce12" table:formula="of:=([.E68]-[.G68]+[.$A$3])/2" office:value-type="float" office:value="758.464970936119" calcext:value-type="float">
            <text:p>758</text:p>
          </table:table-cell>
          <table:table-cell table:style-name="ce10"/>
        </table:table-row>
        <table:table-row table:style-name="ro1">
          <table:table-cell/>
          <table:table-cell table:style-name="ce2" table:formula="of:=[.B68]+1" office:value-type="float" office:value="67" calcext:value-type="float">
            <text:p>67</text:p>
          </table:table-cell>
          <table:table-cell table:formula="of:=[.$A$3]*SIN(RADIANS([.B69]))" office:value-type="float" office:value="1655.98823136094" calcext:value-type="float">
            <text:p>1656,0</text:p>
          </table:table-cell>
          <table:table-cell table:formula="of:=[.$A$3]*SIN(RADIANS([.B69]-120))" office:value-type="float" office:value="-1436.74528257508" calcext:value-type="float">
            <text:p>-1436,7</text:p>
          </table:table-cell>
          <table:table-cell table:formula="of:=[.$A$3]*SIN(RADIANS([.B69]+120))" office:value-type="float" office:value="-219.24294878586" calcext:value-type="float">
            <text:p>-219,2</text:p>
          </table:table-cell>
          <table:table-cell table:style-name="ce10"/>
          <table:table-cell table:style-name="ce6" table:formula="of:=(MIN([.C69];[.D69];[.E69])+MAX([.C69];[.D69];[.E69]))/2" office:value-type="float" office:value="109.62147439293" calcext:value-type="float">
            <text:p>109,6</text:p>
          </table:table-cell>
          <table:table-cell table:style-name="ce12" table:formula="of:=([.C69]-[.G69]+[.$A$3])/2" office:value-type="float" office:value="1672.68337848401" calcext:value-type="float">
            <text:p>16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126.316621515995" calcext:value-type="float">
            <text:p>126</text:p>
          </table:table-cell>
          <table:table-cell table:style-name="ce12" table:formula="of:=([.E69]-[.G69]+[.$A$3])/2" office:value-type="float" office:value="735.067788410605" calcext:value-type="float">
            <text:p>735</text:p>
          </table:table-cell>
          <table:table-cell table:style-name="ce10"/>
        </table:table-row>
        <table:table-row table:style-name="ro1">
          <table:table-cell/>
          <table:table-cell table:style-name="ce2" table:formula="of:=[.B69]+1" office:value-type="float" office:value="68" calcext:value-type="float">
            <text:p>68</text:p>
          </table:table-cell>
          <table:table-cell table:formula="of:=[.$A$3]*SIN(RADIANS([.B70]))" office:value-type="float" office:value="1668.00375436565" calcext:value-type="float">
            <text:p>1668,0</text:p>
          </table:table-cell>
          <table:table-cell table:formula="of:=[.$A$3]*SIN(RADIANS([.B70]-120))" office:value-type="float" office:value="-1417.63134573849" calcext:value-type="float">
            <text:p>-1417,6</text:p>
          </table:table-cell>
          <table:table-cell table:formula="of:=[.$A$3]*SIN(RADIANS([.B70]+120))" office:value-type="float" office:value="-250.372408627158" calcext:value-type="float">
            <text:p>-250,4</text:p>
          </table:table-cell>
          <table:table-cell table:style-name="ce10"/>
          <table:table-cell table:style-name="ce6" table:formula="of:=(MIN([.C70];[.D70];[.E70])+MAX([.C70];[.D70];[.E70]))/2" office:value-type="float" office:value="125.186204313579" calcext:value-type="float">
            <text:p>125,2</text:p>
          </table:table-cell>
          <table:table-cell table:style-name="ce12" table:formula="of:=([.C70]-[.G70]+[.$A$3])/2" office:value-type="float" office:value="1670.90877502604" calcext:value-type="float">
            <text:p>16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128.091224973964" calcext:value-type="float">
            <text:p>128</text:p>
          </table:table-cell>
          <table:table-cell table:style-name="ce12" table:formula="of:=([.E70]-[.G70]+[.$A$3])/2" office:value-type="float" office:value="711.720693529632" calcext:value-type="float">
            <text:p>712</text:p>
          </table:table-cell>
          <table:table-cell table:style-name="ce10"/>
        </table:table-row>
        <table:table-row table:style-name="ro1">
          <table:table-cell/>
          <table:table-cell table:style-name="ce2" table:formula="of:=[.B70]+1" office:value-type="float" office:value="69" calcext:value-type="float">
            <text:p>69</text:p>
          </table:table-cell>
          <table:table-cell table:formula="of:=[.$A$3]*SIN(RADIANS([.B71]))" office:value-type="float" office:value="1679.51118726847" calcext:value-type="float">
            <text:p>1679,5</text:p>
          </table:table-cell>
          <table:table-cell table:formula="of:=[.$A$3]*SIN(RADIANS([.B71]-120))" office:value-type="float" office:value="-1398.08558466109" calcext:value-type="float">
            <text:p>-1398,1</text:p>
          </table:table-cell>
          <table:table-cell table:formula="of:=[.$A$3]*SIN(RADIANS([.B71]+120))" office:value-type="float" office:value="-281.425602607375" calcext:value-type="float">
            <text:p>-281,4</text:p>
          </table:table-cell>
          <table:table-cell table:style-name="ce10"/>
          <table:table-cell table:style-name="ce6" table:formula="of:=(MIN([.C71];[.D71];[.E71])+MAX([.C71];[.D71];[.E71]))/2" office:value-type="float" office:value="140.712801303688" calcext:value-type="float">
            <text:p>140,7</text:p>
          </table:table-cell>
          <table:table-cell table:style-name="ce12" table:formula="of:=([.C71]-[.G71]+[.$A$3])/2" office:value-type="float" office:value="1668.89919298239" calcext:value-type="float">
            <text:p>16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130.100807017611" calcext:value-type="float">
            <text:p>130</text:p>
          </table:table-cell>
          <table:table-cell table:style-name="ce12" table:formula="of:=([.E71]-[.G71]+[.$A$3])/2" office:value-type="float" office:value="688.430798044469" calcext:value-type="float">
            <text:p>688</text:p>
          </table:table-cell>
          <table:table-cell table:style-name="ce10"/>
        </table:table-row>
        <table:table-row table:style-name="ro1">
          <table:table-cell/>
          <table:table-cell table:style-name="ce2" table:formula="of:=[.B71]+1" office:value-type="float" office:value="70" calcext:value-type="float">
            <text:p>70</text:p>
          </table:table-cell>
          <table:table-cell table:formula="of:=[.$A$3]*SIN(RADIANS([.B72]))" office:value-type="float" office:value="1690.50702479385" calcext:value-type="float">
            <text:p>1690,5</text:p>
          </table:table-cell>
          <table:table-cell table:formula="of:=[.$A$3]*SIN(RADIANS([.B72]-120))" office:value-type="float" office:value="-1378.11395317104" calcext:value-type="float">
            <text:p>-1378,1</text:p>
          </table:table-cell>
          <table:table-cell table:formula="of:=[.$A$3]*SIN(RADIANS([.B72]+120))" office:value-type="float" office:value="-312.393071622808" calcext:value-type="float">
            <text:p>-312,4</text:p>
          </table:table-cell>
          <table:table-cell table:style-name="ce10"/>
          <table:table-cell table:style-name="ce6" table:formula="of:=(MIN([.C72];[.D72];[.E72])+MAX([.C72];[.D72];[.E72]))/2" office:value-type="float" office:value="156.196535811404" calcext:value-type="float">
            <text:p>156,2</text:p>
          </table:table-cell>
          <table:table-cell table:style-name="ce12" table:formula="of:=([.C72]-[.G72]+[.$A$3])/2" office:value-type="float" office:value="1666.65524449122" calcext:value-type="float">
            <text:p>16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132.344755508777" calcext:value-type="float">
            <text:p>132</text:p>
          </table:table-cell>
          <table:table-cell table:style-name="ce12" table:formula="of:=([.E72]-[.G72]+[.$A$3])/2" office:value-type="float" office:value="665.205196282894" calcext:value-type="float">
            <text:p>665</text:p>
          </table:table-cell>
          <table:table-cell table:style-name="ce10"/>
        </table:table-row>
        <table:table-row table:style-name="ro1">
          <table:table-cell/>
          <table:table-cell table:style-name="ce2" table:formula="of:=[.B72]+1" office:value-type="float" office:value="71" calcext:value-type="float">
            <text:p>71</text:p>
          </table:table-cell>
          <table:table-cell table:formula="of:=[.$A$3]*SIN(RADIANS([.B73]))" office:value-type="float" office:value="1700.98791750317" calcext:value-type="float">
            <text:p>1701,0</text:p>
          </table:table-cell>
          <table:table-cell table:formula="of:=[.$A$3]*SIN(RADIANS([.B73]-120))" office:value-type="float" office:value="-1357.72253482077" calcext:value-type="float">
            <text:p>-1357,7</text:p>
          </table:table-cell>
          <table:table-cell table:formula="of:=[.$A$3]*SIN(RADIANS([.B73]+120))" office:value-type="float" office:value="-343.265382682404" calcext:value-type="float">
            <text:p>-343,3</text:p>
          </table:table-cell>
          <table:table-cell table:style-name="ce10"/>
          <table:table-cell table:style-name="ce6" table:formula="of:=(MIN([.C73];[.D73];[.E73])+MAX([.C73];[.D73];[.E73]))/2" office:value-type="float" office:value="171.632691341202" calcext:value-type="float">
            <text:p>171,6</text:p>
          </table:table-cell>
          <table:table-cell table:style-name="ce12" table:formula="of:=([.C73]-[.G73]+[.$A$3])/2" office:value-type="float" office:value="1664.17761308098" calcext:value-type="float">
            <text:p>16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134.822386919016" calcext:value-type="float">
            <text:p>135</text:p>
          </table:table-cell>
          <table:table-cell table:style-name="ce12" table:formula="of:=([.E73]-[.G73]+[.$A$3])/2" office:value-type="float" office:value="642.050962988197" calcext:value-type="float">
            <text:p>642</text:p>
          </table:table-cell>
          <table:table-cell table:style-name="ce10"/>
        </table:table-row>
        <table:table-row table:style-name="ro1">
          <table:table-cell/>
          <table:table-cell table:style-name="ce2" table:formula="of:=[.B73]+1" office:value-type="float" office:value="72" calcext:value-type="float">
            <text:p>72</text:p>
          </table:table-cell>
          <table:table-cell table:formula="of:=[.$A$3]*SIN(RADIANS([.B74]))" office:value-type="float" office:value="1710.95067281498" calcext:value-type="float">
            <text:p>1711,0</text:p>
          </table:table-cell>
          <table:table-cell table:formula="of:=[.$A$3]*SIN(RADIANS([.B74]-120))" office:value-type="float" office:value="-1336.91754103383" calcext:value-type="float">
            <text:p>-1336,9</text:p>
          </table:table-cell>
          <table:table-cell table:formula="of:=[.$A$3]*SIN(RADIANS([.B74]+120))" office:value-type="float" office:value="-374.033131781149" calcext:value-type="float">
            <text:p>-374,0</text:p>
          </table:table-cell>
          <table:table-cell table:style-name="ce10"/>
          <table:table-cell table:style-name="ce6" table:formula="of:=(MIN([.C74];[.D74];[.E74])+MAX([.C74];[.D74];[.E74]))/2" office:value-type="float" office:value="187.016565890574" calcext:value-type="float">
            <text:p>187,0</text:p>
          </table:table-cell>
          <table:table-cell table:style-name="ce12" table:formula="of:=([.C74]-[.G74]+[.$A$3])/2" office:value-type="float" office:value="1661.4670534622" calcext:value-type="float">
            <text:p>16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137.532946537797" calcext:value-type="float">
            <text:p>138</text:p>
          </table:table-cell>
          <table:table-cell table:style-name="ce12" table:formula="of:=([.E74]-[.G74]+[.$A$3])/2" office:value-type="float" office:value="618.975151164138" calcext:value-type="float">
            <text:p>619</text:p>
          </table:table-cell>
          <table:table-cell table:style-name="ce10"/>
        </table:table-row>
        <table:table-row table:style-name="ro1">
          <table:table-cell/>
          <table:table-cell table:style-name="ce2" table:formula="of:=[.B74]+1" office:value-type="float" office:value="73" calcext:value-type="float">
            <text:p>73</text:p>
          </table:table-cell>
          <table:table-cell table:formula="of:=[.$A$3]*SIN(RADIANS([.B75]))" office:value-type="float" office:value="1720.3922559775" calcext:value-type="float">
            <text:p>1720,4</text:p>
          </table:table-cell>
          <table:table-cell table:formula="of:=[.$A$3]*SIN(RADIANS([.B75]-120))" office:value-type="float" office:value="-1315.70530921289" calcext:value-type="float">
            <text:p>-1315,7</text:p>
          </table:table-cell>
          <table:table-cell table:formula="of:=[.$A$3]*SIN(RADIANS([.B75]+120))" office:value-type="float" office:value="-404.686946764613" calcext:value-type="float">
            <text:p>-404,7</text:p>
          </table:table-cell>
          <table:table-cell table:style-name="ce10"/>
          <table:table-cell table:style-name="ce6" table:formula="of:=(MIN([.C75];[.D75];[.E75])+MAX([.C75];[.D75];[.E75]))/2" office:value-type="float" office:value="202.343473382307" calcext:value-type="float">
            <text:p>202,3</text:p>
          </table:table-cell>
          <table:table-cell table:style-name="ce12" table:formula="of:=([.C75]-[.G75]+[.$A$3])/2" office:value-type="float" office:value="1658.5243912976" calcext:value-type="float">
            <text:p>16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140.475608702403" calcext:value-type="float">
            <text:p>140</text:p>
          </table:table-cell>
          <table:table-cell table:style-name="ce12" table:formula="of:=([.E75]-[.G75]+[.$A$3])/2" office:value-type="float" office:value="595.98478992654" calcext:value-type="float">
            <text:p>596</text:p>
          </table:table-cell>
          <table:table-cell table:style-name="ce10"/>
        </table:table-row>
        <table:table-row table:style-name="ro1">
          <table:table-cell/>
          <table:table-cell table:style-name="ce2" table:formula="of:=[.B75]+1" office:value-type="float" office:value="74" calcext:value-type="float">
            <text:p>74</text:p>
          </table:table-cell>
          <table:table-cell table:formula="of:=[.$A$3]*SIN(RADIANS([.B76]))" office:value-type="float" office:value="1729.30979099304" calcext:value-type="float">
            <text:p>1729,3</text:p>
          </table:table-cell>
          <table:table-cell table:formula="of:=[.$A$3]*SIN(RADIANS([.B76]-120))" office:value-type="float" office:value="-1294.09230080923" calcext:value-type="float">
            <text:p>-1294,1</text:p>
          </table:table-cell>
          <table:table-cell table:formula="of:=[.$A$3]*SIN(RADIANS([.B76]+120))" office:value-type="float" office:value="-435.217490183802" calcext:value-type="float">
            <text:p>-435,2</text:p>
          </table:table-cell>
          <table:table-cell table:style-name="ce10"/>
          <table:table-cell table:style-name="ce6" table:formula="of:=(MIN([.C76];[.D76];[.E76])+MAX([.C76];[.D76];[.E76]))/2" office:value-type="float" office:value="217.608745091901" calcext:value-type="float">
            <text:p>217,6</text:p>
          </table:table-cell>
          <table:table-cell table:style-name="ce12" table:formula="of:=([.C76]-[.G76]+[.$A$3])/2" office:value-type="float" office:value="1655.35052295057" calcext:value-type="float">
            <text:p>16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143.649477049433" calcext:value-type="float">
            <text:p>144</text:p>
          </table:table-cell>
          <table:table-cell table:style-name="ce12" table:formula="of:=([.E76]-[.G76]+[.$A$3])/2" office:value-type="float" office:value="573.086882362149" calcext:value-type="float">
            <text:p>573</text:p>
          </table:table-cell>
          <table:table-cell table:style-name="ce10"/>
        </table:table-row>
        <table:table-row table:style-name="ro1">
          <table:table-cell/>
          <table:table-cell table:style-name="ce2" table:formula="of:=[.B76]+1" office:value-type="float" office:value="75" calcext:value-type="float">
            <text:p>75</text:p>
          </table:table-cell>
          <table:table-cell table:formula="of:=[.$A$3]*SIN(RADIANS([.B77]))" office:value-type="float" office:value="1737.70056149403" calcext:value-type="float">
            <text:p>1737,7</text:p>
          </table:table-cell>
          <table:table-cell table:formula="of:=[.$A$3]*SIN(RADIANS([.B77]-120))" office:value-type="float" office:value="-1272.0850993546" calcext:value-type="float">
            <text:p>-1272,1</text:p>
          </table:table-cell>
          <table:table-cell table:formula="of:=[.$A$3]*SIN(RADIANS([.B77]+120))" office:value-type="float" office:value="-465.615462139435" calcext:value-type="float">
            <text:p>-465,6</text:p>
          </table:table-cell>
          <table:table-cell table:style-name="ce10"/>
          <table:table-cell table:style-name="ce6" table:formula="of:=(MIN([.C77];[.D77];[.E77])+MAX([.C77];[.D77];[.E77]))/2" office:value-type="float" office:value="232.807731069718" calcext:value-type="float">
            <text:p>232,8</text:p>
          </table:table-cell>
          <table:table-cell table:style-name="ce12" table:formula="of:=([.C77]-[.G77]+[.$A$3])/2" office:value-type="float" office:value="1651.94641521216" calcext:value-type="float">
            <text:p>16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147.053584787842" calcext:value-type="float">
            <text:p>147</text:p>
          </table:table-cell>
          <table:table-cell table:style-name="ce12" table:formula="of:=([.E77]-[.G77]+[.$A$3])/2" office:value-type="float" office:value="550.288403395424" calcext:value-type="float">
            <text:p>550</text:p>
          </table:table-cell>
          <table:table-cell table:style-name="ce10"/>
        </table:table-row>
        <table:table-row table:style-name="ro1">
          <table:table-cell/>
          <table:table-cell table:style-name="ce2" table:formula="of:=[.B77]+1" office:value-type="float" office:value="76" calcext:value-type="float">
            <text:p>76</text:p>
          </table:table-cell>
          <table:table-cell table:formula="of:=[.$A$3]*SIN(RADIANS([.B78]))" office:value-type="float" office:value="1745.56201157052" calcext:value-type="float">
            <text:p>1745,6</text:p>
          </table:table-cell>
          <table:table-cell table:formula="of:=[.$A$3]*SIN(RADIANS([.B78]-120))" office:value-type="float" office:value="-1249.69040845574" calcext:value-type="float">
            <text:p>-1249,7</text:p>
          </table:table-cell>
          <table:table-cell table:formula="of:=[.$A$3]*SIN(RADIANS([.B78]+120))" office:value-type="float" office:value="-495.871603114781" calcext:value-type="float">
            <text:p>-495,9</text:p>
          </table:table-cell>
          <table:table-cell table:style-name="ce10"/>
          <table:table-cell table:style-name="ce6" table:formula="of:=(MIN([.C78];[.D78];[.E78])+MAX([.C78];[.D78];[.E78]))/2" office:value-type="float" office:value="247.935801557391" calcext:value-type="float">
            <text:p>247,9</text:p>
          </table:table-cell>
          <table:table-cell table:style-name="ce12" table:formula="of:=([.C78]-[.G78]+[.$A$3])/2" office:value-type="float" office:value="1648.31310500656" calcext:value-type="float">
            <text:p>16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150.686894993437" calcext:value-type="float">
            <text:p>151</text:p>
          </table:table-cell>
          <table:table-cell table:style-name="ce12" table:formula="of:=([.E78]-[.G78]+[.$A$3])/2" office:value-type="float" office:value="527.596297663914" calcext:value-type="float">
            <text:p>528</text:p>
          </table:table-cell>
          <table:table-cell table:style-name="ce10"/>
        </table:table-row>
        <table:table-row table:style-name="ro1">
          <table:table-cell/>
          <table:table-cell table:style-name="ce2" table:formula="of:=[.B78]+1" office:value-type="float" office:value="77" calcext:value-type="float">
            <text:p>77</text:p>
          </table:table-cell>
          <table:table-cell table:formula="of:=[.$A$3]*SIN(RADIANS([.B79]))" office:value-type="float" office:value="1752.89174654864" calcext:value-type="float">
            <text:p>1752,9</text:p>
          </table:table-cell>
          <table:table-cell table:formula="of:=[.$A$3]*SIN(RADIANS([.B79]-120))" office:value-type="float" office:value="-1226.91504975243" calcext:value-type="float">
            <text:p>-1226,9</text:p>
          </table:table-cell>
          <table:table-cell table:formula="of:=[.$A$3]*SIN(RADIANS([.B79]+120))" office:value-type="float" office:value="-525.976696796203" calcext:value-type="float">
            <text:p>-526,0</text:p>
          </table:table-cell>
          <table:table-cell table:style-name="ce10"/>
          <table:table-cell table:style-name="ce6" table:formula="of:=(MIN([.C79];[.D79];[.E79])+MAX([.C79];[.D79];[.E79]))/2" office:value-type="float" office:value="262.988348398102" calcext:value-type="float">
            <text:p>263,0</text:p>
          </table:table-cell>
          <table:table-cell table:style-name="ce12" table:formula="of:=([.C79]-[.G79]+[.$A$3])/2" office:value-type="float" office:value="1644.45169907527" calcext:value-type="float">
            <text:p>16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154.548300924732" calcext:value-type="float">
            <text:p>155</text:p>
          </table:table-cell>
          <table:table-cell table:style-name="ce12" table:formula="of:=([.E79]-[.G79]+[.$A$3])/2" office:value-type="float" office:value="505.017477402847" calcext:value-type="float">
            <text:p>505</text:p>
          </table:table-cell>
          <table:table-cell table:style-name="ce10"/>
        </table:table-row>
        <table:table-row table:style-name="ro1">
          <table:table-cell/>
          <table:table-cell table:style-name="ce2" table:formula="of:=[.B79]+1" office:value-type="float" office:value="78" calcext:value-type="float">
            <text:p>78</text:p>
          </table:table-cell>
          <table:table-cell table:formula="of:=[.$A$3]*SIN(RADIANS([.B80]))" office:value-type="float" office:value="1759.68753372012" calcext:value-type="float">
            <text:p>1759,7</text:p>
          </table:table-cell>
          <table:table-cell table:formula="of:=[.$A$3]*SIN(RADIANS([.B80]-120))" office:value-type="float" office:value="-1203.76596083959" calcext:value-type="float">
            <text:p>-1203,8</text:p>
          </table:table-cell>
          <table:table-cell table:formula="of:=[.$A$3]*SIN(RADIANS([.B80]+120))" office:value-type="float" office:value="-555.92157288053" calcext:value-type="float">
            <text:p>-555,9</text:p>
          </table:table-cell>
          <table:table-cell table:style-name="ce10"/>
          <table:table-cell table:style-name="ce6" table:formula="of:=(MIN([.C80];[.D80];[.E80])+MAX([.C80];[.D80];[.E80]))/2" office:value-type="float" office:value="277.960786440265" calcext:value-type="float">
            <text:p>278,0</text:p>
          </table:table-cell>
          <table:table-cell table:style-name="ce12" table:formula="of:=([.C80]-[.G80]+[.$A$3])/2" office:value-type="float" office:value="1640.36337363993" calcext:value-type="float">
            <text:p>16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158.636626360074" calcext:value-type="float">
            <text:p>159</text:p>
          </table:table-cell>
          <table:table-cell table:style-name="ce12" table:formula="of:=([.E80]-[.G80]+[.$A$3])/2" office:value-type="float" office:value="482.558820339602" calcext:value-type="float">
            <text:p>483</text:p>
          </table:table-cell>
          <table:table-cell table:style-name="ce10"/>
        </table:table-row>
        <table:table-row table:style-name="ro1">
          <table:table-cell/>
          <table:table-cell table:style-name="ce2" table:formula="of:=[.B80]+1" office:value-type="float" office:value="79" calcext:value-type="float">
            <text:p>79</text:p>
          </table:table-cell>
          <table:table-cell table:formula="of:=[.$A$3]*SIN(RADIANS([.B81]))" office:value-type="float" office:value="1765.94730302235" calcext:value-type="float">
            <text:p>1765,9</text:p>
          </table:table-cell>
          <table:table-cell table:formula="of:=[.$A$3]*SIN(RADIANS([.B81]-120))" office:value-type="float" office:value="-1180.25019315392" calcext:value-type="float">
            <text:p>-1180,3</text:p>
          </table:table-cell>
          <table:table-cell table:formula="of:=[.$A$3]*SIN(RADIANS([.B81]+120))" office:value-type="float" office:value="-585.697109868425" calcext:value-type="float">
            <text:p>-585,7</text:p>
          </table:table-cell>
          <table:table-cell table:style-name="ce10"/>
          <table:table-cell table:style-name="ce6" table:formula="of:=(MIN([.C81];[.D81];[.E81])+MAX([.C81];[.D81];[.E81]))/2" office:value-type="float" office:value="292.848554934213" calcext:value-type="float">
            <text:p>292,8</text:p>
          </table:table-cell>
          <table:table-cell table:style-name="ce12" table:formula="of:=([.C81]-[.G81]+[.$A$3])/2" office:value-type="float" office:value="1636.04937404407" calcext:value-type="float">
            <text:p>16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162.950625955933" calcext:value-type="float">
            <text:p>163</text:p>
          </table:table-cell>
          <table:table-cell table:style-name="ce12" table:formula="of:=([.E81]-[.G81]+[.$A$3])/2" office:value-type="float" office:value="460.227167598681" calcext:value-type="float">
            <text:p>460</text:p>
          </table:table-cell>
          <table:table-cell table:style-name="ce10"/>
        </table:table-row>
        <table:table-row table:style-name="ro1">
          <table:table-cell/>
          <table:table-cell table:style-name="ce2" table:formula="of:=[.B81]+1" office:value-type="float" office:value="80" calcext:value-type="float">
            <text:p>80</text:p>
          </table:table-cell>
          <table:table-cell table:formula="of:=[.$A$3]*SIN(RADIANS([.B82]))" office:value-type="float" office:value="1771.66914766896" calcext:value-type="float">
            <text:p>1771,7</text:p>
          </table:table-cell>
          <table:table-cell table:formula="of:=[.$A$3]*SIN(RADIANS([.B82]-120))" office:value-type="float" office:value="-1156.37490982608" calcext:value-type="float">
            <text:p>-1156,4</text:p>
          </table:table-cell>
          <table:table-cell table:formula="of:=[.$A$3]*SIN(RADIANS([.B82]+120))" office:value-type="float" office:value="-615.294237842878" calcext:value-type="float">
            <text:p>-615,3</text:p>
          </table:table-cell>
          <table:table-cell table:style-name="ce10"/>
          <table:table-cell table:style-name="ce6" table:formula="of:=(MIN([.C82];[.D82];[.E82])+MAX([.C82];[.D82];[.E82]))/2" office:value-type="float" office:value="307.647118921439" calcext:value-type="float">
            <text:p>307,6</text:p>
          </table:table-cell>
          <table:table-cell table:style-name="ce12" table:formula="of:=([.C82]-[.G82]+[.$A$3])/2" office:value-type="float" office:value="1631.51101437376" calcext:value-type="float">
            <text:p>16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167.488985626238" calcext:value-type="float">
            <text:p>167</text:p>
          </table:table-cell>
          <table:table-cell table:style-name="ce12" table:formula="of:=([.E82]-[.G82]+[.$A$3])/2" office:value-type="float" office:value="438.029321617842" calcext:value-type="float">
            <text:p>438</text:p>
          </table:table-cell>
          <table:table-cell table:style-name="ce10"/>
        </table:table-row>
        <table:table-row table:style-name="ro1">
          <table:table-cell/>
          <table:table-cell table:style-name="ce2" table:formula="of:=[.B82]+1" office:value-type="float" office:value="81" calcext:value-type="float">
            <text:p>81</text:p>
          </table:table-cell>
          <table:table-cell table:formula="of:=[.$A$3]*SIN(RADIANS([.B83]))" office:value-type="float" office:value="1776.85132473065" calcext:value-type="float">
            <text:p>1776,9</text:p>
          </table:table-cell>
          <table:table-cell table:formula="of:=[.$A$3]*SIN(RADIANS([.B83]-120))" office:value-type="float" office:value="-1132.14738349866" calcext:value-type="float">
            <text:p>-1132,1</text:p>
          </table:table-cell>
          <table:table-cell table:formula="of:=[.$A$3]*SIN(RADIANS([.B83]+120))" office:value-type="float" office:value="-644.703941231996" calcext:value-type="float">
            <text:p>-644,7</text:p>
          </table:table-cell>
          <table:table-cell table:style-name="ce10"/>
          <table:table-cell table:style-name="ce6" table:formula="of:=(MIN([.C83];[.D83];[.E83])+MAX([.C83];[.D83];[.E83]))/2" office:value-type="float" office:value="322.351970615998" calcext:value-type="float">
            <text:p>322,4</text:p>
          </table:table-cell>
          <table:table-cell table:style-name="ce12" table:formula="of:=([.C83]-[.G83]+[.$A$3])/2" office:value-type="float" office:value="1626.74967705733" calcext:value-type="float">
            <text:p>16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72.250322942672" calcext:value-type="float">
            <text:p>172</text:p>
          </table:table-cell>
          <table:table-cell table:style-name="ce12" table:formula="of:=([.E83]-[.G83]+[.$A$3])/2" office:value-type="float" office:value="415.972044076004" calcext:value-type="float">
            <text:p>416</text:p>
          </table:table-cell>
          <table:table-cell table:style-name="ce10"/>
        </table:table-row>
        <table:table-row table:style-name="ro1">
          <table:table-cell/>
          <table:table-cell table:style-name="ce2" table:formula="of:=[.B83]+1" office:value-type="float" office:value="82" calcext:value-type="float">
            <text:p>82</text:p>
          </table:table-cell>
          <table:table-cell table:formula="of:=[.$A$3]*SIN(RADIANS([.B84]))" office:value-type="float" office:value="1781.49225566609" calcext:value-type="float">
            <text:p>1781,5</text:p>
          </table:table-cell>
          <table:table-cell table:formula="of:=[.$A$3]*SIN(RADIANS([.B84]-120))" office:value-type="float" office:value="-1107.57499411086" calcext:value-type="float">
            <text:p>-1107,6</text:p>
          </table:table-cell>
          <table:table-cell table:formula="of:=[.$A$3]*SIN(RADIANS([.B84]+120))" office:value-type="float" office:value="-673.917261555226" calcext:value-type="float">
            <text:p>-673,9</text:p>
          </table:table-cell>
          <table:table-cell table:style-name="ce10"/>
          <table:table-cell table:style-name="ce6" table:formula="of:=(MIN([.C84];[.D84];[.E84])+MAX([.C84];[.D84];[.E84]))/2" office:value-type="float" office:value="336.958630777613" calcext:value-type="float">
            <text:p>337,0</text:p>
          </table:table-cell>
          <table:table-cell table:style-name="ce12" table:formula="of:=([.C84]-[.G84]+[.$A$3])/2" office:value-type="float" office:value="1621.76681244424" calcext:value-type="float">
            <text:p>16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77.233187555764" calcext:value-type="float">
            <text:p>177</text:p>
          </table:table-cell>
          <table:table-cell table:style-name="ce12" table:formula="of:=([.E84]-[.G84]+[.$A$3])/2" office:value-type="float" office:value="394.062053833581" calcext:value-type="float">
            <text:p>394</text:p>
          </table:table-cell>
          <table:table-cell table:style-name="ce10"/>
        </table:table-row>
        <table:table-row table:style-name="ro1">
          <table:table-cell/>
          <table:table-cell table:style-name="ce2" table:formula="of:=[.B84]+1" office:value-type="float" office:value="83" calcext:value-type="float">
            <text:p>83</text:p>
          </table:table-cell>
          <table:table-cell table:formula="of:=[.$A$3]*SIN(RADIANS([.B85]))" office:value-type="float" office:value="1785.59052680274" calcext:value-type="float">
            <text:p>1785,6</text:p>
          </table:table-cell>
          <table:table-cell table:formula="of:=[.$A$3]*SIN(RADIANS([.B85]-120))" office:value-type="float" office:value="-1082.66522665053" calcext:value-type="float">
            <text:p>-1082,7</text:p>
          </table:table-cell>
          <table:table-cell table:formula="of:=[.$A$3]*SIN(RADIANS([.B85]+120))" office:value-type="float" office:value="-702.925300152203" calcext:value-type="float">
            <text:p>-702,9</text:p>
          </table:table-cell>
          <table:table-cell table:style-name="ce10"/>
          <table:table-cell table:style-name="ce6" table:formula="of:=(MIN([.C85];[.D85];[.E85])+MAX([.C85];[.D85];[.E85]))/2" office:value-type="float" office:value="351.462650076102" calcext:value-type="float">
            <text:p>351,5</text:p>
          </table:table-cell>
          <table:table-cell table:style-name="ce12" table:formula="of:=([.C85]-[.G85]+[.$A$3])/2" office:value-type="float" office:value="1616.56393836332" calcext:value-type="float">
            <text:p>16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82.436061636682" calcext:value-type="float">
            <text:p>182</text:p>
          </table:table-cell>
          <table:table-cell table:style-name="ce12" table:formula="of:=([.E85]-[.G85]+[.$A$3])/2" office:value-type="float" office:value="372.306024885848" calcext:value-type="float">
            <text:p>372</text:p>
          </table:table-cell>
          <table:table-cell table:style-name="ce10"/>
        </table:table-row>
        <table:table-row table:style-name="ro1">
          <table:table-cell/>
          <table:table-cell table:style-name="ce2" table:formula="of:=[.B85]+1" office:value-type="float" office:value="84" calcext:value-type="float">
            <text:p>84</text:p>
          </table:table-cell>
          <table:table-cell table:formula="of:=[.$A$3]*SIN(RADIANS([.B86]))" office:value-type="float" office:value="1789.14488976752" calcext:value-type="float">
            <text:p>1789,1</text:p>
          </table:table-cell>
          <table:table-cell table:formula="of:=[.$A$3]*SIN(RADIANS([.B86]-120))" office:value-type="float" office:value="-1057.42566887416" calcext:value-type="float">
            <text:p>-1057,4</text:p>
          </table:table-cell>
          <table:table-cell table:formula="of:=[.$A$3]*SIN(RADIANS([.B86]+120))" office:value-type="float" office:value="-731.719220893365" calcext:value-type="float">
            <text:p>-731,7</text:p>
          </table:table-cell>
          <table:table-cell table:style-name="ce10"/>
          <table:table-cell table:style-name="ce6" table:formula="of:=(MIN([.C86];[.D86];[.E86])+MAX([.C86];[.D86];[.E86]))/2" office:value-type="float" office:value="365.859610446682" calcext:value-type="float">
            <text:p>365,9</text:p>
          </table:table-cell>
          <table:table-cell table:style-name="ce12" table:formula="of:=([.C86]-[.G86]+[.$A$3])/2" office:value-type="float" office:value="1611.14263966042" calcext:value-type="float">
            <text:p>16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87.857360339579" calcext:value-type="float">
            <text:p>188</text:p>
          </table:table-cell>
          <table:table-cell table:style-name="ce12" table:formula="of:=([.E86]-[.G86]+[.$A$3])/2" office:value-type="float" office:value="350.710584329977" calcext:value-type="float">
            <text:p>351</text:p>
          </table:table-cell>
          <table:table-cell table:style-name="ce10"/>
        </table:table-row>
        <table:table-row table:style-name="ro1">
          <table:table-cell/>
          <table:table-cell table:style-name="ce2" table:formula="of:=[.B86]+1" office:value-type="float" office:value="85" calcext:value-type="float">
            <text:p>85</text:p>
          </table:table-cell>
          <table:table-cell table:formula="of:=[.$A$3]*SIN(RADIANS([.B87]))" office:value-type="float" office:value="1792.15426186705" calcext:value-type="float">
            <text:p>1792,2</text:p>
          </table:table-cell>
          <table:table-cell table:formula="of:=[.$A$3]*SIN(RADIANS([.B87]-120))" office:value-type="float" office:value="-1031.86400899553" calcext:value-type="float">
            <text:p>-1031,9</text:p>
          </table:table-cell>
          <table:table-cell table:formula="of:=[.$A$3]*SIN(RADIANS([.B87]+120))" office:value-type="float" office:value="-760.290252871518" calcext:value-type="float">
            <text:p>-760,3</text:p>
          </table:table-cell>
          <table:table-cell table:style-name="ce10"/>
          <table:table-cell table:style-name="ce6" table:formula="of:=(MIN([.C87];[.D87];[.E87])+MAX([.C87];[.D87];[.E87]))/2" office:value-type="float" office:value="380.145126435759" calcext:value-type="float">
            <text:p>380,1</text:p>
          </table:table-cell>
          <table:table-cell table:style-name="ce12" table:formula="of:=([.C87]-[.G87]+[.$A$3])/2" office:value-type="float" office:value="1605.50456771565" calcext:value-type="float">
            <text:p>16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93.495432284355" calcext:value-type="float">
            <text:p>193</text:p>
          </table:table-cell>
          <table:table-cell table:style-name="ce12" table:formula="of:=([.E87]-[.G87]+[.$A$3])/2" office:value-type="float" office:value="329.282310346361" calcext:value-type="float">
            <text:p>329</text:p>
          </table:table-cell>
          <table:table-cell table:style-name="ce10"/>
        </table:table-row>
        <table:table-row table:style-name="ro1">
          <table:table-cell/>
          <table:table-cell table:style-name="ce2" table:formula="of:=[.B87]+1" office:value-type="float" office:value="86" calcext:value-type="float">
            <text:p>86</text:p>
          </table:table-cell>
          <table:table-cell table:formula="of:=[.$A$3]*SIN(RADIANS([.B88]))" office:value-type="float" office:value="1794.61772641742" calcext:value-type="float">
            <text:p>1794,6</text:p>
          </table:table-cell>
          <table:table-cell table:formula="of:=[.$A$3]*SIN(RADIANS([.B88]-120))" office:value-type="float" office:value="-1005.98803334387" calcext:value-type="float">
            <text:p>-1006,0</text:p>
          </table:table-cell>
          <table:table-cell table:formula="of:=[.$A$3]*SIN(RADIANS([.B88]+120))" office:value-type="float" office:value="-788.62969307355" calcext:value-type="float">
            <text:p>-788,6</text:p>
          </table:table-cell>
          <table:table-cell table:style-name="ce10"/>
          <table:table-cell table:style-name="ce6" table:formula="of:=(MIN([.C88];[.D88];[.E88])+MAX([.C88];[.D88];[.E88]))/2" office:value-type="float" office:value="394.314846536775" calcext:value-type="float">
            <text:p>394,3</text:p>
          </table:table-cell>
          <table:table-cell table:style-name="ce12" table:formula="of:=([.C88]-[.G88]+[.$A$3])/2" office:value-type="float" office:value="1599.65143994032" calcext:value-type="float">
            <text:p>16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99.348560059676" calcext:value-type="float">
            <text:p>199</text:p>
          </table:table-cell>
          <table:table-cell table:style-name="ce12" table:formula="of:=([.E88]-[.G88]+[.$A$3])/2" office:value-type="float" office:value="308.027730194837" calcext:value-type="float">
            <text:p>308</text:p>
          </table:table-cell>
          <table:table-cell table:style-name="ce10"/>
        </table:table-row>
        <table:table-row table:style-name="ro1">
          <table:table-cell/>
          <table:table-cell table:style-name="ce2" table:formula="of:=[.B88]+1" office:value-type="float" office:value="87" calcext:value-type="float">
            <text:p>87</text:p>
          </table:table-cell>
          <table:table-cell table:formula="of:=[.$A$3]*SIN(RADIANS([.B89]))" office:value-type="float" office:value="1796.53453302348" calcext:value-type="float">
            <text:p>1796,5</text:p>
          </table:table-cell>
          <table:table-cell table:formula="of:=[.$A$3]*SIN(RADIANS([.B89]-120))" office:value-type="float" office:value="-979.805623992034" calcext:value-type="float">
            <text:p>-979,8</text:p>
          </table:table-cell>
          <table:table-cell table:formula="of:=[.$A$3]*SIN(RADIANS([.B89]+120))" office:value-type="float" office:value="-816.728909031444" calcext:value-type="float">
            <text:p>-816,7</text:p>
          </table:table-cell>
          <table:table-cell table:style-name="ce10"/>
          <table:table-cell table:style-name="ce6" table:formula="of:=(MIN([.C89];[.D89];[.E89])+MAX([.C89];[.D89];[.E89]))/2" office:value-type="float" office:value="408.364454515722" calcext:value-type="float">
            <text:p>408,4</text:p>
          </table:table-cell>
          <table:table-cell table:style-name="ce12" table:formula="of:=([.C89]-[.G89]+[.$A$3])/2" office:value-type="float" office:value="1593.58503925388" calcext:value-type="float">
            <text:p>15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205.414960746122" calcext:value-type="float">
            <text:p>205</text:p>
          </table:table-cell>
          <table:table-cell table:style-name="ce12" table:formula="of:=([.E89]-[.G89]+[.$A$3])/2" office:value-type="float" office:value="286.953318226417" calcext:value-type="float">
            <text:p>287</text:p>
          </table:table-cell>
          <table:table-cell table:style-name="ce10"/>
        </table:table-row>
        <table:table-row table:style-name="ro1">
          <table:table-cell/>
          <table:table-cell table:style-name="ce2" table:formula="of:=[.B89]+1" office:value-type="float" office:value="88" calcext:value-type="float">
            <text:p>88</text:p>
          </table:table-cell>
          <table:table-cell table:formula="of:=[.$A$3]*SIN(RADIANS([.B90]))" office:value-type="float" office:value="1797.90409780735" calcext:value-type="float">
            <text:p>1797,9</text:p>
          </table:table-cell>
          <table:table-cell table:formula="of:=[.$A$3]*SIN(RADIANS([.B90]-120))" office:value-type="float" office:value="-953.324756355536" calcext:value-type="float">
            <text:p>-953,3</text:p>
          </table:table-cell>
          <table:table-cell table:formula="of:=[.$A$3]*SIN(RADIANS([.B90]+120))" office:value-type="float" office:value="-844.579341451818" calcext:value-type="float">
            <text:p>-844,6</text:p>
          </table:table-cell>
          <table:table-cell table:style-name="ce10"/>
          <table:table-cell table:style-name="ce6" table:formula="of:=(MIN([.C90];[.D90];[.E90])+MAX([.C90];[.D90];[.E90]))/2" office:value-type="float" office:value="422.289670725909" calcext:value-type="float">
            <text:p>422,3</text:p>
          </table:table-cell>
          <table:table-cell table:style-name="ce12" table:formula="of:=([.C90]-[.G90]+[.$A$3])/2" office:value-type="float" office:value="1587.30721354072" calcext:value-type="float">
            <text:p>15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211.692786459278" calcext:value-type="float">
            <text:p>212</text:p>
          </table:table-cell>
          <table:table-cell table:style-name="ce12" table:formula="of:=([.E90]-[.G90]+[.$A$3])/2" office:value-type="float" office:value="266.065493911137" calcext:value-type="float">
            <text:p>266</text:p>
          </table:table-cell>
          <table:table-cell table:style-name="ce10"/>
        </table:table-row>
        <table:table-row table:style-name="ro1">
          <table:table-cell/>
          <table:table-cell table:style-name="ce2" table:formula="of:=[.B90]+1" office:value-type="float" office:value="89" calcext:value-type="float">
            <text:p>89</text:p>
          </table:table-cell>
          <table:table-cell table:formula="of:=[.$A$3]*SIN(RADIANS([.B91]))" office:value-type="float" office:value="1798.72600358635" calcext:value-type="float">
            <text:p>1798,7</text:p>
          </table:table-cell>
          <table:table-cell table:formula="of:=[.$A$3]*SIN(RADIANS([.B91]-120))" office:value-type="float" office:value="-926.553496763187" calcext:value-type="float">
            <text:p>-926,6</text:p>
          </table:table-cell>
          <table:table-cell table:formula="of:=[.$A$3]*SIN(RADIANS([.B91]+120))" office:value-type="float" office:value="-872.17250682316" calcext:value-type="float">
            <text:p>-872,2</text:p>
          </table:table-cell>
          <table:table-cell table:style-name="ce10"/>
          <table:table-cell table:style-name="ce6" table:formula="of:=(MIN([.C91];[.D91];[.E91])+MAX([.C91];[.D91];[.E91]))/2" office:value-type="float" office:value="436.08625341158" calcext:value-type="float">
            <text:p>436,1</text:p>
          </table:table-cell>
          <table:table-cell table:style-name="ce12" table:formula="of:=([.C91]-[.G91]+[.$A$3])/2" office:value-type="float" office:value="1580.81987508738" calcext:value-type="float">
            <text:p>15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218.180124912616" calcext:value-type="float">
            <text:p>218</text:p>
          </table:table-cell>
          <table:table-cell table:style-name="ce12" table:formula="of:=([.E91]-[.G91]+[.$A$3])/2" office:value-type="float" office:value="245.37061988263" calcext:value-type="float">
            <text:p>245</text:p>
          </table:table-cell>
          <table:table-cell table:style-name="ce10"/>
        </table:table-row>
        <table:table-row table:style-name="ro1">
          <table:table-cell/>
          <table:table-cell table:style-name="ce2" table:formula="of:=[.B91]+1" office:value-type="float" office:value="90" calcext:value-type="float">
            <text:p>90</text:p>
          </table:table-cell>
          <table:table-cell table:formula="of:=[.$A$3]*SIN(RADIANS([.B92]))" office:value-type="float" office:value="1799" calcext:value-type="float">
            <text:p>1799,0</text:p>
          </table:table-cell>
          <table:table-cell table:formula="of:=[.$A$3]*SIN(RADIANS([.B92]-120))" office:value-type="float" office:value="-899.5" calcext:value-type="float">
            <text:p>-899,5</text:p>
          </table:table-cell>
          <table:table-cell table:formula="of:=[.$A$3]*SIN(RADIANS([.B92]+120))" office:value-type="float" office:value="-899.5" calcext:value-type="float">
            <text:p>-899,5</text:p>
          </table:table-cell>
          <table:table-cell table:style-name="ce10"/>
          <table:table-cell table:style-name="ce6" table:formula="of:=(MIN([.C92];[.D92];[.E92])+MAX([.C92];[.D92];[.E92]))/2" office:value-type="float" office:value="449.75" calcext:value-type="float">
            <text:p>449,8</text:p>
          </table:table-cell>
          <table:table-cell table:style-name="ce12" table:formula="of:=([.C92]-[.G92]+[.$A$3])/2" office:value-type="float" office:value="1574.125" calcext:value-type="float">
            <text:p>15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224.875" calcext:value-type="float">
            <text:p>225</text:p>
          </table:table-cell>
          <table:table-cell table:style-name="ce12" table:formula="of:=([.E92]-[.G92]+[.$A$3])/2" office:value-type="float" office:value="224.875" calcext:value-type="float">
            <text:p>225</text:p>
          </table:table-cell>
          <table:table-cell table:style-name="ce10"/>
        </table:table-row>
        <table:table-row table:style-name="ro1">
          <table:table-cell/>
          <table:table-cell table:style-name="ce2" table:formula="of:=[.B92]+1" office:value-type="float" office:value="91" calcext:value-type="float">
            <text:p>91</text:p>
          </table:table-cell>
          <table:table-cell table:formula="of:=[.$A$3]*SIN(RADIANS([.B93]))" office:value-type="float" office:value="1798.72600358635" calcext:value-type="float">
            <text:p>1798,7</text:p>
          </table:table-cell>
          <table:table-cell table:formula="of:=[.$A$3]*SIN(RADIANS([.B93]-120))" office:value-type="float" office:value="-872.17250682316" calcext:value-type="float">
            <text:p>-872,2</text:p>
          </table:table-cell>
          <table:table-cell table:formula="of:=[.$A$3]*SIN(RADIANS([.B93]+120))" office:value-type="float" office:value="-926.553496763187" calcext:value-type="float">
            <text:p>-926,6</text:p>
          </table:table-cell>
          <table:table-cell table:style-name="ce10"/>
          <table:table-cell table:style-name="ce6" table:formula="of:=(MIN([.C93];[.D93];[.E93])+MAX([.C93];[.D93];[.E93]))/2" office:value-type="float" office:value="436.08625341158" calcext:value-type="float">
            <text:p>436,1</text:p>
          </table:table-cell>
          <table:table-cell table:style-name="ce12" table:formula="of:=([.C93]-[.G93]+[.$A$3])/2" office:value-type="float" office:value="1580.81987508738" calcext:value-type="float">
            <text:p>15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245.37061988263" calcext:value-type="float">
            <text:p>245</text:p>
          </table:table-cell>
          <table:table-cell table:style-name="ce12" table:formula="of:=([.E93]-[.G93]+[.$A$3])/2" office:value-type="float" office:value="218.180124912616" calcext:value-type="float">
            <text:p>218</text:p>
          </table:table-cell>
          <table:table-cell table:style-name="ce10"/>
        </table:table-row>
        <table:table-row table:style-name="ro1">
          <table:table-cell/>
          <table:table-cell table:style-name="ce2" table:formula="of:=[.B93]+1" office:value-type="float" office:value="92" calcext:value-type="float">
            <text:p>92</text:p>
          </table:table-cell>
          <table:table-cell table:formula="of:=[.$A$3]*SIN(RADIANS([.B94]))" office:value-type="float" office:value="1797.90409780735" calcext:value-type="float">
            <text:p>1797,9</text:p>
          </table:table-cell>
          <table:table-cell table:formula="of:=[.$A$3]*SIN(RADIANS([.B94]-120))" office:value-type="float" office:value="-844.579341451817" calcext:value-type="float">
            <text:p>-844,6</text:p>
          </table:table-cell>
          <table:table-cell table:formula="of:=[.$A$3]*SIN(RADIANS([.B94]+120))" office:value-type="float" office:value="-953.324756355535" calcext:value-type="float">
            <text:p>-953,3</text:p>
          </table:table-cell>
          <table:table-cell table:style-name="ce10"/>
          <table:table-cell table:style-name="ce6" table:formula="of:=(MIN([.C94];[.D94];[.E94])+MAX([.C94];[.D94];[.E94]))/2" office:value-type="float" office:value="422.289670725909" calcext:value-type="float">
            <text:p>422,3</text:p>
          </table:table-cell>
          <table:table-cell table:style-name="ce12" table:formula="of:=([.C94]-[.G94]+[.$A$3])/2" office:value-type="float" office:value="1587.30721354072" calcext:value-type="float">
            <text:p>15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266.065493911137" calcext:value-type="float">
            <text:p>266</text:p>
          </table:table-cell>
          <table:table-cell table:style-name="ce12" table:formula="of:=([.E94]-[.G94]+[.$A$3])/2" office:value-type="float" office:value="211.692786459278" calcext:value-type="float">
            <text:p>212</text:p>
          </table:table-cell>
          <table:table-cell table:style-name="ce10"/>
        </table:table-row>
        <table:table-row table:style-name="ro1">
          <table:table-cell/>
          <table:table-cell table:style-name="ce2" table:formula="of:=[.B94]+1" office:value-type="float" office:value="93" calcext:value-type="float">
            <text:p>93</text:p>
          </table:table-cell>
          <table:table-cell table:formula="of:=[.$A$3]*SIN(RADIANS([.B95]))" office:value-type="float" office:value="1796.53453302348" calcext:value-type="float">
            <text:p>1796,5</text:p>
          </table:table-cell>
          <table:table-cell table:formula="of:=[.$A$3]*SIN(RADIANS([.B95]-120))" office:value-type="float" office:value="-816.728909031445" calcext:value-type="float">
            <text:p>-816,7</text:p>
          </table:table-cell>
          <table:table-cell table:formula="of:=[.$A$3]*SIN(RADIANS([.B95]+120))" office:value-type="float" office:value="-979.805623992034" calcext:value-type="float">
            <text:p>-979,8</text:p>
          </table:table-cell>
          <table:table-cell table:style-name="ce10"/>
          <table:table-cell table:style-name="ce6" table:formula="of:=(MIN([.C95];[.D95];[.E95])+MAX([.C95];[.D95];[.E95]))/2" office:value-type="float" office:value="408.364454515722" calcext:value-type="float">
            <text:p>408,4</text:p>
          </table:table-cell>
          <table:table-cell table:style-name="ce12" table:formula="of:=([.C95]-[.G95]+[.$A$3])/2" office:value-type="float" office:value="1593.58503925388" calcext:value-type="float">
            <text:p>15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286.953318226417" calcext:value-type="float">
            <text:p>287</text:p>
          </table:table-cell>
          <table:table-cell table:style-name="ce12" table:formula="of:=([.E95]-[.G95]+[.$A$3])/2" office:value-type="float" office:value="205.414960746122" calcext:value-type="float">
            <text:p>205</text:p>
          </table:table-cell>
          <table:table-cell table:style-name="ce10"/>
        </table:table-row>
        <table:table-row table:style-name="ro1">
          <table:table-cell/>
          <table:table-cell table:style-name="ce2" table:formula="of:=[.B95]+1" office:value-type="float" office:value="94" calcext:value-type="float">
            <text:p>94</text:p>
          </table:table-cell>
          <table:table-cell table:formula="of:=[.$A$3]*SIN(RADIANS([.B96]))" office:value-type="float" office:value="1794.61772641742" calcext:value-type="float">
            <text:p>1794,6</text:p>
          </table:table-cell>
          <table:table-cell table:formula="of:=[.$A$3]*SIN(RADIANS([.B96]-120))" office:value-type="float" office:value="-788.62969307355" calcext:value-type="float">
            <text:p>-788,6</text:p>
          </table:table-cell>
          <table:table-cell table:formula="of:=[.$A$3]*SIN(RADIANS([.B96]+120))" office:value-type="float" office:value="-1005.98803334387" calcext:value-type="float">
            <text:p>-1006,0</text:p>
          </table:table-cell>
          <table:table-cell table:style-name="ce10"/>
          <table:table-cell table:style-name="ce6" table:formula="of:=(MIN([.C96];[.D96];[.E96])+MAX([.C96];[.D96];[.E96]))/2" office:value-type="float" office:value="394.314846536775" calcext:value-type="float">
            <text:p>394,3</text:p>
          </table:table-cell>
          <table:table-cell table:style-name="ce12" table:formula="of:=([.C96]-[.G96]+[.$A$3])/2" office:value-type="float" office:value="1599.65143994032" calcext:value-type="float">
            <text:p>16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308.027730194837" calcext:value-type="float">
            <text:p>308</text:p>
          </table:table-cell>
          <table:table-cell table:style-name="ce12" table:formula="of:=([.E96]-[.G96]+[.$A$3])/2" office:value-type="float" office:value="199.348560059676" calcext:value-type="float">
            <text:p>199</text:p>
          </table:table-cell>
          <table:table-cell table:style-name="ce10"/>
        </table:table-row>
        <table:table-row table:style-name="ro1">
          <table:table-cell/>
          <table:table-cell table:style-name="ce2" table:formula="of:=[.B96]+1" office:value-type="float" office:value="95" calcext:value-type="float">
            <text:p>95</text:p>
          </table:table-cell>
          <table:table-cell table:formula="of:=[.$A$3]*SIN(RADIANS([.B97]))" office:value-type="float" office:value="1792.15426186705" calcext:value-type="float">
            <text:p>1792,2</text:p>
          </table:table-cell>
          <table:table-cell table:formula="of:=[.$A$3]*SIN(RADIANS([.B97]-120))" office:value-type="float" office:value="-760.290252871518" calcext:value-type="float">
            <text:p>-760,3</text:p>
          </table:table-cell>
          <table:table-cell table:formula="of:=[.$A$3]*SIN(RADIANS([.B97]+120))" office:value-type="float" office:value="-1031.86400899553" calcext:value-type="float">
            <text:p>-1031,9</text:p>
          </table:table-cell>
          <table:table-cell table:style-name="ce10"/>
          <table:table-cell table:style-name="ce6" table:formula="of:=(MIN([.C97];[.D97];[.E97])+MAX([.C97];[.D97];[.E97]))/2" office:value-type="float" office:value="380.145126435759" calcext:value-type="float">
            <text:p>380,1</text:p>
          </table:table-cell>
          <table:table-cell table:style-name="ce12" table:formula="of:=([.C97]-[.G97]+[.$A$3])/2" office:value-type="float" office:value="1605.50456771565" calcext:value-type="float">
            <text:p>16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329.282310346361" calcext:value-type="float">
            <text:p>329</text:p>
          </table:table-cell>
          <table:table-cell table:style-name="ce12" table:formula="of:=([.E97]-[.G97]+[.$A$3])/2" office:value-type="float" office:value="193.495432284354" calcext:value-type="float">
            <text:p>193</text:p>
          </table:table-cell>
          <table:table-cell table:style-name="ce10"/>
        </table:table-row>
        <table:table-row table:style-name="ro1">
          <table:table-cell/>
          <table:table-cell table:style-name="ce2" table:formula="of:=[.B97]+1" office:value-type="float" office:value="96" calcext:value-type="float">
            <text:p>96</text:p>
          </table:table-cell>
          <table:table-cell table:formula="of:=[.$A$3]*SIN(RADIANS([.B98]))" office:value-type="float" office:value="1789.14488976752" calcext:value-type="float">
            <text:p>1789,1</text:p>
          </table:table-cell>
          <table:table-cell table:formula="of:=[.$A$3]*SIN(RADIANS([.B98]-120))" office:value-type="float" office:value="-731.719220893365" calcext:value-type="float">
            <text:p>-731,7</text:p>
          </table:table-cell>
          <table:table-cell table:formula="of:=[.$A$3]*SIN(RADIANS([.B98]+120))" office:value-type="float" office:value="-1057.42566887416" calcext:value-type="float">
            <text:p>-1057,4</text:p>
          </table:table-cell>
          <table:table-cell table:style-name="ce10"/>
          <table:table-cell table:style-name="ce6" table:formula="of:=(MIN([.C98];[.D98];[.E98])+MAX([.C98];[.D98];[.E98]))/2" office:value-type="float" office:value="365.859610446682" calcext:value-type="float">
            <text:p>365,9</text:p>
          </table:table-cell>
          <table:table-cell table:style-name="ce12" table:formula="of:=([.C98]-[.G98]+[.$A$3])/2" office:value-type="float" office:value="1611.14263966042" calcext:value-type="float">
            <text:p>16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350.710584329977" calcext:value-type="float">
            <text:p>351</text:p>
          </table:table-cell>
          <table:table-cell table:style-name="ce12" table:formula="of:=([.E98]-[.G98]+[.$A$3])/2" office:value-type="float" office:value="187.857360339579" calcext:value-type="float">
            <text:p>188</text:p>
          </table:table-cell>
          <table:table-cell table:style-name="ce10"/>
        </table:table-row>
        <table:table-row table:style-name="ro1">
          <table:table-cell/>
          <table:table-cell table:style-name="ce2" table:formula="of:=[.B98]+1" office:value-type="float" office:value="97" calcext:value-type="float">
            <text:p>97</text:p>
          </table:table-cell>
          <table:table-cell table:formula="of:=[.$A$3]*SIN(RADIANS([.B99]))" office:value-type="float" office:value="1785.59052680274" calcext:value-type="float">
            <text:p>1785,6</text:p>
          </table:table-cell>
          <table:table-cell table:formula="of:=[.$A$3]*SIN(RADIANS([.B99]-120))" office:value-type="float" office:value="-702.925300152204" calcext:value-type="float">
            <text:p>-702,9</text:p>
          </table:table-cell>
          <table:table-cell table:formula="of:=[.$A$3]*SIN(RADIANS([.B99]+120))" office:value-type="float" office:value="-1082.66522665054" calcext:value-type="float">
            <text:p>-1082,7</text:p>
          </table:table-cell>
          <table:table-cell table:style-name="ce10"/>
          <table:table-cell table:style-name="ce6" table:formula="of:=(MIN([.C99];[.D99];[.E99])+MAX([.C99];[.D99];[.E99]))/2" office:value-type="float" office:value="351.462650076102" calcext:value-type="float">
            <text:p>351,5</text:p>
          </table:table-cell>
          <table:table-cell table:style-name="ce12" table:formula="of:=([.C99]-[.G99]+[.$A$3])/2" office:value-type="float" office:value="1616.56393836332" calcext:value-type="float">
            <text:p>16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372.306024885847" calcext:value-type="float">
            <text:p>372</text:p>
          </table:table-cell>
          <table:table-cell table:style-name="ce12" table:formula="of:=([.E99]-[.G99]+[.$A$3])/2" office:value-type="float" office:value="182.436061636682" calcext:value-type="float">
            <text:p>182</text:p>
          </table:table-cell>
          <table:table-cell table:style-name="ce10"/>
        </table:table-row>
        <table:table-row table:style-name="ro1">
          <table:table-cell/>
          <table:table-cell table:style-name="ce2" table:formula="of:=[.B99]+1" office:value-type="float" office:value="98" calcext:value-type="float">
            <text:p>98</text:p>
          </table:table-cell>
          <table:table-cell table:formula="of:=[.$A$3]*SIN(RADIANS([.B100]))" office:value-type="float" office:value="1781.49225566609" calcext:value-type="float">
            <text:p>1781,5</text:p>
          </table:table-cell>
          <table:table-cell table:formula="of:=[.$A$3]*SIN(RADIANS([.B100]-120))" office:value-type="float" office:value="-673.917261555226" calcext:value-type="float">
            <text:p>-673,9</text:p>
          </table:table-cell>
          <table:table-cell table:formula="of:=[.$A$3]*SIN(RADIANS([.B100]+120))" office:value-type="float" office:value="-1107.57499411086" calcext:value-type="float">
            <text:p>-1107,6</text:p>
          </table:table-cell>
          <table:table-cell table:style-name="ce10"/>
          <table:table-cell table:style-name="ce6" table:formula="of:=(MIN([.C100];[.D100];[.E100])+MAX([.C100];[.D100];[.E100]))/2" office:value-type="float" office:value="336.958630777613" calcext:value-type="float">
            <text:p>337,0</text:p>
          </table:table-cell>
          <table:table-cell table:style-name="ce12" table:formula="of:=([.C100]-[.G100]+[.$A$3])/2" office:value-type="float" office:value="1621.76681244424" calcext:value-type="float">
            <text:p>16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394.062053833581" calcext:value-type="float">
            <text:p>394</text:p>
          </table:table-cell>
          <table:table-cell table:style-name="ce12" table:formula="of:=([.E100]-[.G100]+[.$A$3])/2" office:value-type="float" office:value="177.233187555764" calcext:value-type="float">
            <text:p>177</text:p>
          </table:table-cell>
          <table:table-cell table:style-name="ce10"/>
        </table:table-row>
        <table:table-row table:style-name="ro1">
          <table:table-cell/>
          <table:table-cell table:style-name="ce2" table:formula="of:=[.B100]+1" office:value-type="float" office:value="99" calcext:value-type="float">
            <text:p>99</text:p>
          </table:table-cell>
          <table:table-cell table:formula="of:=[.$A$3]*SIN(RADIANS([.B101]))" office:value-type="float" office:value="1776.85132473065" calcext:value-type="float">
            <text:p>1776,9</text:p>
          </table:table-cell>
          <table:table-cell table:formula="of:=[.$A$3]*SIN(RADIANS([.B101]-120))" office:value-type="float" office:value="-644.703941231995" calcext:value-type="float">
            <text:p>-644,7</text:p>
          </table:table-cell>
          <table:table-cell table:formula="of:=[.$A$3]*SIN(RADIANS([.B101]+120))" office:value-type="float" office:value="-1132.14738349866" calcext:value-type="float">
            <text:p>-1132,1</text:p>
          </table:table-cell>
          <table:table-cell table:style-name="ce10"/>
          <table:table-cell table:style-name="ce6" table:formula="of:=(MIN([.C101];[.D101];[.E101])+MAX([.C101];[.D101];[.E101]))/2" office:value-type="float" office:value="322.351970615997" calcext:value-type="float">
            <text:p>322,4</text:p>
          </table:table-cell>
          <table:table-cell table:style-name="ce12" table:formula="of:=([.C101]-[.G101]+[.$A$3])/2" office:value-type="float" office:value="1626.74967705733" calcext:value-type="float">
            <text:p>16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415.972044076004" calcext:value-type="float">
            <text:p>416</text:p>
          </table:table-cell>
          <table:table-cell table:style-name="ce12" table:formula="of:=([.E101]-[.G101]+[.$A$3])/2" office:value-type="float" office:value="172.250322942672" calcext:value-type="float">
            <text:p>172</text:p>
          </table:table-cell>
          <table:table-cell table:style-name="ce10"/>
        </table:table-row>
        <table:table-row table:style-name="ro1">
          <table:table-cell/>
          <table:table-cell table:style-name="ce2" table:formula="of:=[.B101]+1" office:value-type="float" office:value="100" calcext:value-type="float">
            <text:p>100</text:p>
          </table:table-cell>
          <table:table-cell table:formula="of:=[.$A$3]*SIN(RADIANS([.B102]))" office:value-type="float" office:value="1771.66914766896" calcext:value-type="float">
            <text:p>1771,7</text:p>
          </table:table-cell>
          <table:table-cell table:formula="of:=[.$A$3]*SIN(RADIANS([.B102]-120))" office:value-type="float" office:value="-615.294237842878" calcext:value-type="float">
            <text:p>-615,3</text:p>
          </table:table-cell>
          <table:table-cell table:formula="of:=[.$A$3]*SIN(RADIANS([.B102]+120))" office:value-type="float" office:value="-1156.37490982608" calcext:value-type="float">
            <text:p>-1156,4</text:p>
          </table:table-cell>
          <table:table-cell table:style-name="ce10"/>
          <table:table-cell table:style-name="ce6" table:formula="of:=(MIN([.C102];[.D102];[.E102])+MAX([.C102];[.D102];[.E102]))/2" office:value-type="float" office:value="307.647118921439" calcext:value-type="float">
            <text:p>307,6</text:p>
          </table:table-cell>
          <table:table-cell table:style-name="ce12" table:formula="of:=([.C102]-[.G102]+[.$A$3])/2" office:value-type="float" office:value="1631.51101437376" calcext:value-type="float">
            <text:p>16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438.029321617842" calcext:value-type="float">
            <text:p>438</text:p>
          </table:table-cell>
          <table:table-cell table:style-name="ce12" table:formula="of:=([.E102]-[.G102]+[.$A$3])/2" office:value-type="float" office:value="167.488985626238" calcext:value-type="float">
            <text:p>167</text:p>
          </table:table-cell>
          <table:table-cell table:style-name="ce10"/>
        </table:table-row>
        <table:table-row table:style-name="ro1">
          <table:table-cell/>
          <table:table-cell table:style-name="ce2" table:formula="of:=[.B102]+1" office:value-type="float" office:value="101" calcext:value-type="float">
            <text:p>101</text:p>
          </table:table-cell>
          <table:table-cell table:formula="of:=[.$A$3]*SIN(RADIANS([.B103]))" office:value-type="float" office:value="1765.94730302235" calcext:value-type="float">
            <text:p>1765,9</text:p>
          </table:table-cell>
          <table:table-cell table:formula="of:=[.$A$3]*SIN(RADIANS([.B103]-120))" office:value-type="float" office:value="-585.697109868425" calcext:value-type="float">
            <text:p>-585,7</text:p>
          </table:table-cell>
          <table:table-cell table:formula="of:=[.$A$3]*SIN(RADIANS([.B103]+120))" office:value-type="float" office:value="-1180.25019315392" calcext:value-type="float">
            <text:p>-1180,3</text:p>
          </table:table-cell>
          <table:table-cell table:style-name="ce10"/>
          <table:table-cell table:style-name="ce6" table:formula="of:=(MIN([.C103];[.D103];[.E103])+MAX([.C103];[.D103];[.E103]))/2" office:value-type="float" office:value="292.848554934213" calcext:value-type="float">
            <text:p>292,8</text:p>
          </table:table-cell>
          <table:table-cell table:style-name="ce12" table:formula="of:=([.C103]-[.G103]+[.$A$3])/2" office:value-type="float" office:value="1636.04937404407" calcext:value-type="float">
            <text:p>16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460.227167598681" calcext:value-type="float">
            <text:p>460</text:p>
          </table:table-cell>
          <table:table-cell table:style-name="ce12" table:formula="of:=([.E103]-[.G103]+[.$A$3])/2" office:value-type="float" office:value="162.950625955933" calcext:value-type="float">
            <text:p>163</text:p>
          </table:table-cell>
          <table:table-cell table:style-name="ce10"/>
        </table:table-row>
        <table:table-row table:style-name="ro1">
          <table:table-cell/>
          <table:table-cell table:style-name="ce2" table:formula="of:=[.B103]+1" office:value-type="float" office:value="102" calcext:value-type="float">
            <text:p>102</text:p>
          </table:table-cell>
          <table:table-cell table:formula="of:=[.$A$3]*SIN(RADIANS([.B104]))" office:value-type="float" office:value="1759.68753372012" calcext:value-type="float">
            <text:p>1759,7</text:p>
          </table:table-cell>
          <table:table-cell table:formula="of:=[.$A$3]*SIN(RADIANS([.B104]-120))" office:value-type="float" office:value="-555.92157288053" calcext:value-type="float">
            <text:p>-555,9</text:p>
          </table:table-cell>
          <table:table-cell table:formula="of:=[.$A$3]*SIN(RADIANS([.B104]+120))" office:value-type="float" office:value="-1203.76596083959" calcext:value-type="float">
            <text:p>-1203,8</text:p>
          </table:table-cell>
          <table:table-cell table:style-name="ce10"/>
          <table:table-cell table:style-name="ce6" table:formula="of:=(MIN([.C104];[.D104];[.E104])+MAX([.C104];[.D104];[.E104]))/2" office:value-type="float" office:value="277.960786440265" calcext:value-type="float">
            <text:p>278,0</text:p>
          </table:table-cell>
          <table:table-cell table:style-name="ce12" table:formula="of:=([.C104]-[.G104]+[.$A$3])/2" office:value-type="float" office:value="1640.36337363993" calcext:value-type="float">
            <text:p>16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482.558820339602" calcext:value-type="float">
            <text:p>483</text:p>
          </table:table-cell>
          <table:table-cell table:style-name="ce12" table:formula="of:=([.E104]-[.G104]+[.$A$3])/2" office:value-type="float" office:value="158.636626360074" calcext:value-type="float">
            <text:p>159</text:p>
          </table:table-cell>
          <table:table-cell table:style-name="ce10"/>
        </table:table-row>
        <table:table-row table:style-name="ro1">
          <table:table-cell/>
          <table:table-cell table:style-name="ce2" table:formula="of:=[.B104]+1" office:value-type="float" office:value="103" calcext:value-type="float">
            <text:p>103</text:p>
          </table:table-cell>
          <table:table-cell table:formula="of:=[.$A$3]*SIN(RADIANS([.B105]))" office:value-type="float" office:value="1752.89174654864" calcext:value-type="float">
            <text:p>1752,9</text:p>
          </table:table-cell>
          <table:table-cell table:formula="of:=[.$A$3]*SIN(RADIANS([.B105]-120))" office:value-type="float" office:value="-525.976696796203" calcext:value-type="float">
            <text:p>-526,0</text:p>
          </table:table-cell>
          <table:table-cell table:formula="of:=[.$A$3]*SIN(RADIANS([.B105]+120))" office:value-type="float" office:value="-1226.91504975243" calcext:value-type="float">
            <text:p>-1226,9</text:p>
          </table:table-cell>
          <table:table-cell table:style-name="ce10"/>
          <table:table-cell table:style-name="ce6" table:formula="of:=(MIN([.C105];[.D105];[.E105])+MAX([.C105];[.D105];[.E105]))/2" office:value-type="float" office:value="262.988348398102" calcext:value-type="float">
            <text:p>263,0</text:p>
          </table:table-cell>
          <table:table-cell table:style-name="ce12" table:formula="of:=([.C105]-[.G105]+[.$A$3])/2" office:value-type="float" office:value="1644.45169907527" calcext:value-type="float">
            <text:p>16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505.017477402847" calcext:value-type="float">
            <text:p>505</text:p>
          </table:table-cell>
          <table:table-cell table:style-name="ce12" table:formula="of:=([.E105]-[.G105]+[.$A$3])/2" office:value-type="float" office:value="154.548300924732" calcext:value-type="float">
            <text:p>155</text:p>
          </table:table-cell>
          <table:table-cell table:style-name="ce10"/>
        </table:table-row>
        <table:table-row table:style-name="ro1">
          <table:table-cell/>
          <table:table-cell table:style-name="ce2" table:formula="of:=[.B105]+1" office:value-type="float" office:value="104" calcext:value-type="float">
            <text:p>104</text:p>
          </table:table-cell>
          <table:table-cell table:formula="of:=[.$A$3]*SIN(RADIANS([.B106]))" office:value-type="float" office:value="1745.56201157052" calcext:value-type="float">
            <text:p>1745,6</text:p>
          </table:table-cell>
          <table:table-cell table:formula="of:=[.$A$3]*SIN(RADIANS([.B106]-120))" office:value-type="float" office:value="-495.871603114782" calcext:value-type="float">
            <text:p>-495,9</text:p>
          </table:table-cell>
          <table:table-cell table:formula="of:=[.$A$3]*SIN(RADIANS([.B106]+120))" office:value-type="float" office:value="-1249.69040845574" calcext:value-type="float">
            <text:p>-1249,7</text:p>
          </table:table-cell>
          <table:table-cell table:style-name="ce10"/>
          <table:table-cell table:style-name="ce6" table:formula="of:=(MIN([.C106];[.D106];[.E106])+MAX([.C106];[.D106];[.E106]))/2" office:value-type="float" office:value="247.935801557391" calcext:value-type="float">
            <text:p>247,9</text:p>
          </table:table-cell>
          <table:table-cell table:style-name="ce12" table:formula="of:=([.C106]-[.G106]+[.$A$3])/2" office:value-type="float" office:value="1648.31310500656" calcext:value-type="float">
            <text:p>16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527.596297663914" calcext:value-type="float">
            <text:p>528</text:p>
          </table:table-cell>
          <table:table-cell table:style-name="ce12" table:formula="of:=([.E106]-[.G106]+[.$A$3])/2" office:value-type="float" office:value="150.686894993436" calcext:value-type="float">
            <text:p>151</text:p>
          </table:table-cell>
          <table:table-cell table:style-name="ce10"/>
        </table:table-row>
        <table:table-row table:style-name="ro1">
          <table:table-cell/>
          <table:table-cell table:style-name="ce2" table:formula="of:=[.B106]+1" office:value-type="float" office:value="105" calcext:value-type="float">
            <text:p>105</text:p>
          </table:table-cell>
          <table:table-cell table:formula="of:=[.$A$3]*SIN(RADIANS([.B107]))" office:value-type="float" office:value="1737.70056149403" calcext:value-type="float">
            <text:p>1737,7</text:p>
          </table:table-cell>
          <table:table-cell table:formula="of:=[.$A$3]*SIN(RADIANS([.B107]-120))" office:value-type="float" office:value="-465.615462139435" calcext:value-type="float">
            <text:p>-465,6</text:p>
          </table:table-cell>
          <table:table-cell table:formula="of:=[.$A$3]*SIN(RADIANS([.B107]+120))" office:value-type="float" office:value="-1272.0850993546" calcext:value-type="float">
            <text:p>-1272,1</text:p>
          </table:table-cell>
          <table:table-cell table:style-name="ce10"/>
          <table:table-cell table:style-name="ce6" table:formula="of:=(MIN([.C107];[.D107];[.E107])+MAX([.C107];[.D107];[.E107]))/2" office:value-type="float" office:value="232.807731069718" calcext:value-type="float">
            <text:p>232,8</text:p>
          </table:table-cell>
          <table:table-cell table:style-name="ce12" table:formula="of:=([.C107]-[.G107]+[.$A$3])/2" office:value-type="float" office:value="1651.94641521216" calcext:value-type="float">
            <text:p>16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550.288403395424" calcext:value-type="float">
            <text:p>550</text:p>
          </table:table-cell>
          <table:table-cell table:style-name="ce12" table:formula="of:=([.E107]-[.G107]+[.$A$3])/2" office:value-type="float" office:value="147.053584787842" calcext:value-type="float">
            <text:p>147</text:p>
          </table:table-cell>
          <table:table-cell table:style-name="ce10"/>
        </table:table-row>
        <table:table-row table:style-name="ro1">
          <table:table-cell/>
          <table:table-cell table:style-name="ce2" table:formula="of:=[.B107]+1" office:value-type="float" office:value="106" calcext:value-type="float">
            <text:p>106</text:p>
          </table:table-cell>
          <table:table-cell table:formula="of:=[.$A$3]*SIN(RADIANS([.B108]))" office:value-type="float" office:value="1729.30979099304" calcext:value-type="float">
            <text:p>1729,3</text:p>
          </table:table-cell>
          <table:table-cell table:formula="of:=[.$A$3]*SIN(RADIANS([.B108]-120))" office:value-type="float" office:value="-435.217490183802" calcext:value-type="float">
            <text:p>-435,2</text:p>
          </table:table-cell>
          <table:table-cell table:formula="of:=[.$A$3]*SIN(RADIANS([.B108]+120))" office:value-type="float" office:value="-1294.09230080923" calcext:value-type="float">
            <text:p>-1294,1</text:p>
          </table:table-cell>
          <table:table-cell table:style-name="ce10"/>
          <table:table-cell table:style-name="ce6" table:formula="of:=(MIN([.C108];[.D108];[.E108])+MAX([.C108];[.D108];[.E108]))/2" office:value-type="float" office:value="217.608745091901" calcext:value-type="float">
            <text:p>217,6</text:p>
          </table:table-cell>
          <table:table-cell table:style-name="ce12" table:formula="of:=([.C108]-[.G108]+[.$A$3])/2" office:value-type="float" office:value="1655.35052295057" calcext:value-type="float">
            <text:p>16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573.086882362148" calcext:value-type="float">
            <text:p>573</text:p>
          </table:table-cell>
          <table:table-cell table:style-name="ce12" table:formula="of:=([.E108]-[.G108]+[.$A$3])/2" office:value-type="float" office:value="143.649477049433" calcext:value-type="float">
            <text:p>144</text:p>
          </table:table-cell>
          <table:table-cell table:style-name="ce10"/>
        </table:table-row>
        <table:table-row table:style-name="ro1">
          <table:table-cell/>
          <table:table-cell table:style-name="ce2" table:formula="of:=[.B108]+1" office:value-type="float" office:value="107" calcext:value-type="float">
            <text:p>107</text:p>
          </table:table-cell>
          <table:table-cell table:formula="of:=[.$A$3]*SIN(RADIANS([.B109]))" office:value-type="float" office:value="1720.3922559775" calcext:value-type="float">
            <text:p>1720,4</text:p>
          </table:table-cell>
          <table:table-cell table:formula="of:=[.$A$3]*SIN(RADIANS([.B109]-120))" office:value-type="float" office:value="-404.686946764613" calcext:value-type="float">
            <text:p>-404,7</text:p>
          </table:table-cell>
          <table:table-cell table:formula="of:=[.$A$3]*SIN(RADIANS([.B109]+120))" office:value-type="float" office:value="-1315.70530921289" calcext:value-type="float">
            <text:p>-1315,7</text:p>
          </table:table-cell>
          <table:table-cell table:style-name="ce10"/>
          <table:table-cell table:style-name="ce6" table:formula="of:=(MIN([.C109];[.D109];[.E109])+MAX([.C109];[.D109];[.E109]))/2" office:value-type="float" office:value="202.343473382307" calcext:value-type="float">
            <text:p>202,3</text:p>
          </table:table-cell>
          <table:table-cell table:style-name="ce12" table:formula="of:=([.C109]-[.G109]+[.$A$3])/2" office:value-type="float" office:value="1658.5243912976" calcext:value-type="float">
            <text:p>16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595.98478992654" calcext:value-type="float">
            <text:p>596</text:p>
          </table:table-cell>
          <table:table-cell table:style-name="ce12" table:formula="of:=([.E109]-[.G109]+[.$A$3])/2" office:value-type="float" office:value="140.475608702403" calcext:value-type="float">
            <text:p>140</text:p>
          </table:table-cell>
          <table:table-cell table:style-name="ce10"/>
        </table:table-row>
        <table:table-row table:style-name="ro1">
          <table:table-cell/>
          <table:table-cell table:style-name="ce2" table:formula="of:=[.B109]+1" office:value-type="float" office:value="108" calcext:value-type="float">
            <text:p>108</text:p>
          </table:table-cell>
          <table:table-cell table:formula="of:=[.$A$3]*SIN(RADIANS([.B110]))" office:value-type="float" office:value="1710.95067281498" calcext:value-type="float">
            <text:p>1711,0</text:p>
          </table:table-cell>
          <table:table-cell table:formula="of:=[.$A$3]*SIN(RADIANS([.B110]-120))" office:value-type="float" office:value="-374.033131781149" calcext:value-type="float">
            <text:p>-374,0</text:p>
          </table:table-cell>
          <table:table-cell table:formula="of:=[.$A$3]*SIN(RADIANS([.B110]+120))" office:value-type="float" office:value="-1336.91754103383" calcext:value-type="float">
            <text:p>-1336,9</text:p>
          </table:table-cell>
          <table:table-cell table:style-name="ce10"/>
          <table:table-cell table:style-name="ce6" table:formula="of:=(MIN([.C110];[.D110];[.E110])+MAX([.C110];[.D110];[.E110]))/2" office:value-type="float" office:value="187.016565890574" calcext:value-type="float">
            <text:p>187,0</text:p>
          </table:table-cell>
          <table:table-cell table:style-name="ce12" table:formula="of:=([.C110]-[.G110]+[.$A$3])/2" office:value-type="float" office:value="1661.4670534622" calcext:value-type="float">
            <text:p>16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618.975151164138" calcext:value-type="float">
            <text:p>619</text:p>
          </table:table-cell>
          <table:table-cell table:style-name="ce12" table:formula="of:=([.E110]-[.G110]+[.$A$3])/2" office:value-type="float" office:value="137.532946537797" calcext:value-type="float">
            <text:p>138</text:p>
          </table:table-cell>
          <table:table-cell table:style-name="ce10"/>
        </table:table-row>
        <table:table-row table:style-name="ro1">
          <table:table-cell/>
          <table:table-cell table:style-name="ce2" table:formula="of:=[.B110]+1" office:value-type="float" office:value="109" calcext:value-type="float">
            <text:p>109</text:p>
          </table:table-cell>
          <table:table-cell table:formula="of:=[.$A$3]*SIN(RADIANS([.B111]))" office:value-type="float" office:value="1700.98791750317" calcext:value-type="float">
            <text:p>1701,0</text:p>
          </table:table-cell>
          <table:table-cell table:formula="of:=[.$A$3]*SIN(RADIANS([.B111]-120))" office:value-type="float" office:value="-343.265382682404" calcext:value-type="float">
            <text:p>-343,3</text:p>
          </table:table-cell>
          <table:table-cell table:formula="of:=[.$A$3]*SIN(RADIANS([.B111]+120))" office:value-type="float" office:value="-1357.72253482077" calcext:value-type="float">
            <text:p>-1357,7</text:p>
          </table:table-cell>
          <table:table-cell table:style-name="ce10"/>
          <table:table-cell table:style-name="ce6" table:formula="of:=(MIN([.C111];[.D111];[.E111])+MAX([.C111];[.D111];[.E111]))/2" office:value-type="float" office:value="171.632691341202" calcext:value-type="float">
            <text:p>171,6</text:p>
          </table:table-cell>
          <table:table-cell table:style-name="ce12" table:formula="of:=([.C111]-[.G111]+[.$A$3])/2" office:value-type="float" office:value="1664.17761308098" calcext:value-type="float">
            <text:p>16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642.050962988197" calcext:value-type="float">
            <text:p>642</text:p>
          </table:table-cell>
          <table:table-cell table:style-name="ce12" table:formula="of:=([.E111]-[.G111]+[.$A$3])/2" office:value-type="float" office:value="134.822386919016" calcext:value-type="float">
            <text:p>135</text:p>
          </table:table-cell>
          <table:table-cell table:style-name="ce10"/>
        </table:table-row>
        <table:table-row table:style-name="ro1">
          <table:table-cell/>
          <table:table-cell table:style-name="ce2" table:formula="of:=[.B111]+1" office:value-type="float" office:value="110" calcext:value-type="float">
            <text:p>110</text:p>
          </table:table-cell>
          <table:table-cell table:formula="of:=[.$A$3]*SIN(RADIANS([.B112]))" office:value-type="float" office:value="1690.50702479385" calcext:value-type="float">
            <text:p>1690,5</text:p>
          </table:table-cell>
          <table:table-cell table:formula="of:=[.$A$3]*SIN(RADIANS([.B112]-120))" office:value-type="float" office:value="-312.393071622808" calcext:value-type="float">
            <text:p>-312,4</text:p>
          </table:table-cell>
          <table:table-cell table:formula="of:=[.$A$3]*SIN(RADIANS([.B112]+120))" office:value-type="float" office:value="-1378.11395317104" calcext:value-type="float">
            <text:p>-1378,1</text:p>
          </table:table-cell>
          <table:table-cell table:style-name="ce10"/>
          <table:table-cell table:style-name="ce6" table:formula="of:=(MIN([.C112];[.D112];[.E112])+MAX([.C112];[.D112];[.E112]))/2" office:value-type="float" office:value="156.196535811404" calcext:value-type="float">
            <text:p>156,2</text:p>
          </table:table-cell>
          <table:table-cell table:style-name="ce12" table:formula="of:=([.C112]-[.G112]+[.$A$3])/2" office:value-type="float" office:value="1666.65524449122" calcext:value-type="float">
            <text:p>16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665.205196282894" calcext:value-type="float">
            <text:p>665</text:p>
          </table:table-cell>
          <table:table-cell table:style-name="ce12" table:formula="of:=([.E112]-[.G112]+[.$A$3])/2" office:value-type="float" office:value="132.344755508777" calcext:value-type="float">
            <text:p>132</text:p>
          </table:table-cell>
          <table:table-cell table:style-name="ce10"/>
        </table:table-row>
        <table:table-row table:style-name="ro1">
          <table:table-cell/>
          <table:table-cell table:style-name="ce2" table:formula="of:=[.B112]+1" office:value-type="float" office:value="111" calcext:value-type="float">
            <text:p>111</text:p>
          </table:table-cell>
          <table:table-cell table:formula="of:=[.$A$3]*SIN(RADIANS([.B113]))" office:value-type="float" office:value="1679.51118726847" calcext:value-type="float">
            <text:p>1679,5</text:p>
          </table:table-cell>
          <table:table-cell table:formula="of:=[.$A$3]*SIN(RADIANS([.B113]-120))" office:value-type="float" office:value="-281.425602607375" calcext:value-type="float">
            <text:p>-281,4</text:p>
          </table:table-cell>
          <table:table-cell table:formula="of:=[.$A$3]*SIN(RADIANS([.B113]+120))" office:value-type="float" office:value="-1398.08558466109" calcext:value-type="float">
            <text:p>-1398,1</text:p>
          </table:table-cell>
          <table:table-cell table:style-name="ce10"/>
          <table:table-cell table:style-name="ce6" table:formula="of:=(MIN([.C113];[.D113];[.E113])+MAX([.C113];[.D113];[.E113]))/2" office:value-type="float" office:value="140.712801303688" calcext:value-type="float">
            <text:p>140,7</text:p>
          </table:table-cell>
          <table:table-cell table:style-name="ce12" table:formula="of:=([.C113]-[.G113]+[.$A$3])/2" office:value-type="float" office:value="1668.89919298239" calcext:value-type="float">
            <text:p>16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688.430798044468" calcext:value-type="float">
            <text:p>688</text:p>
          </table:table-cell>
          <table:table-cell table:style-name="ce12" table:formula="of:=([.E113]-[.G113]+[.$A$3])/2" office:value-type="float" office:value="130.100807017611" calcext:value-type="float">
            <text:p>130</text:p>
          </table:table-cell>
          <table:table-cell table:style-name="ce10"/>
        </table:table-row>
        <table:table-row table:style-name="ro1">
          <table:table-cell/>
          <table:table-cell table:style-name="ce2" table:formula="of:=[.B113]+1" office:value-type="float" office:value="112" calcext:value-type="float">
            <text:p>112</text:p>
          </table:table-cell>
          <table:table-cell table:formula="of:=[.$A$3]*SIN(RADIANS([.B114]))" office:value-type="float" office:value="1668.00375436565" calcext:value-type="float">
            <text:p>1668,0</text:p>
          </table:table-cell>
          <table:table-cell table:formula="of:=[.$A$3]*SIN(RADIANS([.B114]-120))" office:value-type="float" office:value="-250.372408627158" calcext:value-type="float">
            <text:p>-250,4</text:p>
          </table:table-cell>
          <table:table-cell table:formula="of:=[.$A$3]*SIN(RADIANS([.B114]+120))" office:value-type="float" office:value="-1417.63134573849" calcext:value-type="float">
            <text:p>-1417,6</text:p>
          </table:table-cell>
          <table:table-cell table:style-name="ce10"/>
          <table:table-cell table:style-name="ce6" table:formula="of:=(MIN([.C114];[.D114];[.E114])+MAX([.C114];[.D114];[.E114]))/2" office:value-type="float" office:value="125.186204313579" calcext:value-type="float">
            <text:p>125,2</text:p>
          </table:table-cell>
          <table:table-cell table:style-name="ce12" table:formula="of:=([.C114]-[.G114]+[.$A$3])/2" office:value-type="float" office:value="1670.90877502604" calcext:value-type="float">
            <text:p>16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711.720693529632" calcext:value-type="float">
            <text:p>712</text:p>
          </table:table-cell>
          <table:table-cell table:style-name="ce12" table:formula="of:=([.E114]-[.G114]+[.$A$3])/2" office:value-type="float" office:value="128.091224973964" calcext:value-type="float">
            <text:p>128</text:p>
          </table:table-cell>
          <table:table-cell table:style-name="ce10"/>
        </table:table-row>
        <table:table-row table:style-name="ro1">
          <table:table-cell/>
          <table:table-cell table:style-name="ce2" table:formula="of:=[.B114]+1" office:value-type="float" office:value="113" calcext:value-type="float">
            <text:p>113</text:p>
          </table:table-cell>
          <table:table-cell table:formula="of:=[.$A$3]*SIN(RADIANS([.B115]))" office:value-type="float" office:value="1655.98823136094" calcext:value-type="float">
            <text:p>1656,0</text:p>
          </table:table-cell>
          <table:table-cell table:formula="of:=[.$A$3]*SIN(RADIANS([.B115]-120))" office:value-type="float" office:value="-219.24294878586" calcext:value-type="float">
            <text:p>-219,2</text:p>
          </table:table-cell>
          <table:table-cell table:formula="of:=[.$A$3]*SIN(RADIANS([.B115]+120))" office:value-type="float" office:value="-1436.74528257508" calcext:value-type="float">
            <text:p>-1436,7</text:p>
          </table:table-cell>
          <table:table-cell table:style-name="ce10"/>
          <table:table-cell table:style-name="ce6" table:formula="of:=(MIN([.C115];[.D115];[.E115])+MAX([.C115];[.D115];[.E115]))/2" office:value-type="float" office:value="109.62147439293" calcext:value-type="float">
            <text:p>109,6</text:p>
          </table:table-cell>
          <table:table-cell table:style-name="ce12" table:formula="of:=([.C115]-[.G115]+[.$A$3])/2" office:value-type="float" office:value="1672.68337848401" calcext:value-type="float">
            <text:p>16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735.067788410605" calcext:value-type="float">
            <text:p>735</text:p>
          </table:table-cell>
          <table:table-cell table:style-name="ce12" table:formula="of:=([.E115]-[.G115]+[.$A$3])/2" office:value-type="float" office:value="126.316621515995" calcext:value-type="float">
            <text:p>126</text:p>
          </table:table-cell>
          <table:table-cell table:style-name="ce10"/>
        </table:table-row>
        <table:table-row table:style-name="ro1">
          <table:table-cell/>
          <table:table-cell table:style-name="ce2" table:formula="of:=[.B115]+1" office:value-type="float" office:value="114" calcext:value-type="float">
            <text:p>114</text:p>
          </table:table-cell>
          <table:table-cell table:formula="of:=[.$A$3]*SIN(RADIANS([.B116]))" office:value-type="float" office:value="1643.46827829904" calcext:value-type="float">
            <text:p>1643,5</text:p>
          </table:table-cell>
          <table:table-cell table:formula="of:=[.$A$3]*SIN(RADIANS([.B116]-120))" office:value-type="float" office:value="-188.046705418509" calcext:value-type="float">
            <text:p>-188,0</text:p>
          </table:table-cell>
          <table:table-cell table:formula="of:=[.$A$3]*SIN(RADIANS([.B116]+120))" office:value-type="float" office:value="-1455.42157288053" calcext:value-type="float">
            <text:p>-1455,4</text:p>
          </table:table-cell>
          <table:table-cell table:style-name="ce10"/>
          <table:table-cell table:style-name="ce6" table:formula="of:=(MIN([.C116];[.D116];[.E116])+MAX([.C116];[.D116];[.E116]))/2" office:value-type="float" office:value="94.0233527092544" calcext:value-type="float">
            <text:p>94,0</text:p>
          </table:table-cell>
          <table:table-cell table:style-name="ce12" table:formula="of:=([.C116]-[.G116]+[.$A$3])/2" office:value-type="float" office:value="1674.22246279489" calcext:value-type="float">
            <text:p>16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758.464970936119" calcext:value-type="float">
            <text:p>758</text:p>
          </table:table-cell>
          <table:table-cell table:style-name="ce12" table:formula="of:=([.E116]-[.G116]+[.$A$3])/2" office:value-type="float" office:value="124.777537205108" calcext:value-type="float">
            <text:p>125</text:p>
          </table:table-cell>
          <table:table-cell table:style-name="ce10"/>
        </table:table-row>
        <table:table-row table:style-name="ro1">
          <table:table-cell/>
          <table:table-cell table:style-name="ce2" table:formula="of:=[.B116]+1" office:value-type="float" office:value="115" calcext:value-type="float">
            <text:p>115</text:p>
          </table:table-cell>
          <table:table-cell table:formula="of:=[.$A$3]*SIN(RADIANS([.B117]))" office:value-type="float" office:value="1630.44770887893" calcext:value-type="float">
            <text:p>1630,4</text:p>
          </table:table-cell>
          <table:table-cell table:formula="of:=[.$A$3]*SIN(RADIANS([.B117]-120))" office:value-type="float" office:value="-156.793181203037" calcext:value-type="float">
            <text:p>-156,8</text:p>
          </table:table-cell>
          <table:table-cell table:formula="of:=[.$A$3]*SIN(RADIANS([.B117]+120))" office:value-type="float" office:value="-1473.6545276759" calcext:value-type="float">
            <text:p>-1473,7</text:p>
          </table:table-cell>
          <table:table-cell table:style-name="ce10"/>
          <table:table-cell table:style-name="ce6" table:formula="of:=(MIN([.C117];[.D117];[.E117])+MAX([.C117];[.D117];[.E117]))/2" office:value-type="float" office:value="78.3965906015187" calcext:value-type="float">
            <text:p>78,4</text:p>
          </table:table-cell>
          <table:table-cell table:style-name="ce12" table:formula="of:=([.C117]-[.G117]+[.$A$3])/2" office:value-type="float" office:value="1675.52555913871" calcext:value-type="float">
            <text:p>16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781.905114097722" calcext:value-type="float">
            <text:p>782</text:p>
          </table:table-cell>
          <table:table-cell table:style-name="ce12" table:formula="of:=([.E117]-[.G117]+[.$A$3])/2" office:value-type="float" office:value="123.474440861293" calcext:value-type="float">
            <text:p>123</text:p>
          </table:table-cell>
          <table:table-cell table:style-name="ce10"/>
        </table:table-row>
        <table:table-row table:style-name="ro1">
          <table:table-cell/>
          <table:table-cell table:style-name="ce2" table:formula="of:=[.B117]+1" office:value-type="float" office:value="116" calcext:value-type="float">
            <text:p>116</text:p>
          </table:table-cell>
          <table:table-cell table:formula="of:=[.$A$3]*SIN(RADIANS([.B118]))" office:value-type="float" office:value="1616.9304892922" calcext:value-type="float">
            <text:p>1616,9</text:p>
          </table:table-cell>
          <table:table-cell table:formula="of:=[.$A$3]*SIN(RADIANS([.B118]-120))" office:value-type="float" office:value="-125.491896265681" calcext:value-type="float">
            <text:p>-125,5</text:p>
          </table:table-cell>
          <table:table-cell table:formula="of:=[.$A$3]*SIN(RADIANS([.B118]+120))" office:value-type="float" office:value="-1491.43859302652" calcext:value-type="float">
            <text:p>-1491,4</text:p>
          </table:table-cell>
          <table:table-cell table:style-name="ce10"/>
          <table:table-cell table:style-name="ce6" table:formula="of:=(MIN([.C118];[.D118];[.E118])+MAX([.C118];[.D118];[.E118]))/2" office:value-type="float" office:value="62.7459481328406" calcext:value-type="float">
            <text:p>62,7</text:p>
          </table:table-cell>
          <table:table-cell table:style-name="ce12" table:formula="of:=([.C118]-[.G118]+[.$A$3])/2" office:value-type="float" office:value="1676.59227057968" calcext:value-type="float">
            <text:p>16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805.381077800739" calcext:value-type="float">
            <text:p>805</text:p>
          </table:table-cell>
          <table:table-cell table:style-name="ce12" table:formula="of:=([.E118]-[.G118]+[.$A$3])/2" office:value-type="float" office:value="122.40772942032" calcext:value-type="float">
            <text:p>122</text:p>
          </table:table-cell>
          <table:table-cell table:style-name="ce10"/>
        </table:table-row>
        <table:table-row table:style-name="ro1">
          <table:table-cell/>
          <table:table-cell table:style-name="ce2" table:formula="of:=[.B118]+1" office:value-type="float" office:value="117" calcext:value-type="float">
            <text:p>117</text:p>
          </table:table-cell>
          <table:table-cell table:formula="of:=[.$A$3]*SIN(RADIANS([.B119]))" office:value-type="float" office:value="1602.92073701487" calcext:value-type="float">
            <text:p>1602,9</text:p>
          </table:table-cell>
          <table:table-cell table:formula="of:=[.$A$3]*SIN(RADIANS([.B119]-120))" office:value-type="float" office:value="-94.152385281056" calcext:value-type="float">
            <text:p>-94,2</text:p>
          </table:table-cell>
          <table:table-cell table:formula="of:=[.$A$3]*SIN(RADIANS([.B119]+120))" office:value-type="float" office:value="-1508.76835173382" calcext:value-type="float">
            <text:p>-1508,8</text:p>
          </table:table-cell>
          <table:table-cell table:style-name="ce10"/>
          <table:table-cell table:style-name="ce6" table:formula="of:=(MIN([.C119];[.D119];[.E119])+MAX([.C119];[.D119];[.E119]))/2" office:value-type="float" office:value="47.076192640528" calcext:value-type="float">
            <text:p>47,1</text:p>
          </table:table-cell>
          <table:table-cell table:style-name="ce12" table:formula="of:=([.C119]-[.G119]+[.$A$3])/2" office:value-type="float" office:value="1677.42227218717" calcext:value-type="float">
            <text:p>16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828.885711039208" calcext:value-type="float">
            <text:p>829</text:p>
          </table:table-cell>
          <table:table-cell table:style-name="ce12" table:formula="of:=([.E119]-[.G119]+[.$A$3])/2" office:value-type="float" office:value="121.577727812827" calcext:value-type="float">
            <text:p>122</text:p>
          </table:table-cell>
          <table:table-cell table:style-name="ce10"/>
        </table:table-row>
        <table:table-row table:style-name="ro1">
          <table:table-cell/>
          <table:table-cell table:style-name="ce2" table:formula="of:=[.B119]+1" office:value-type="float" office:value="118" calcext:value-type="float">
            <text:p>118</text:p>
          </table:table-cell>
          <table:table-cell table:formula="of:=[.$A$3]*SIN(RADIANS([.B120]))" office:value-type="float" office:value="1588.42271955321" calcext:value-type="float">
            <text:p>1588,4</text:p>
          </table:table-cell>
          <table:table-cell table:formula="of:=[.$A$3]*SIN(RADIANS([.B120]-120))" office:value-type="float" office:value="-62.7841945677992" calcext:value-type="float">
            <text:p>-62,8</text:p>
          </table:table-cell>
          <table:table-cell table:formula="of:=[.$A$3]*SIN(RADIANS([.B120]+120))" office:value-type="float" office:value="-1525.63852498541" calcext:value-type="float">
            <text:p>-1525,6</text:p>
          </table:table-cell>
          <table:table-cell table:style-name="ce10"/>
          <table:table-cell table:style-name="ce6" table:formula="of:=(MIN([.C120];[.D120];[.E120])+MAX([.C120];[.D120];[.E120]))/2" office:value-type="float" office:value="31.3920972838996" calcext:value-type="float">
            <text:p>31,4</text:p>
          </table:table-cell>
          <table:table-cell table:style-name="ce12" table:formula="of:=([.C120]-[.G120]+[.$A$3])/2" office:value-type="float" office:value="1678.01531113466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852.411854074151" calcext:value-type="float">
            <text:p>852</text:p>
          </table:table-cell>
          <table:table-cell table:style-name="ce12" table:formula="of:=([.E120]-[.G120]+[.$A$3])/2" office:value-type="float" office:value="120.984688865345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20]+1" office:value-type="float" office:value="119" calcext:value-type="float">
            <text:p>119</text:p>
          </table:table-cell>
          <table:table-cell table:formula="of:=[.$A$3]*SIN(RADIANS([.B121]))" office:value-type="float" office:value="1573.44085314377" calcext:value-type="float">
            <text:p>1573,4</text:p>
          </table:table-cell>
          <table:table-cell table:formula="of:=[.$A$3]*SIN(RADIANS([.B121]-120))" office:value-type="float" office:value="-31.396879180673" calcext:value-type="float">
            <text:p>-31,4</text:p>
          </table:table-cell>
          <table:table-cell table:formula="of:=[.$A$3]*SIN(RADIANS([.B121]+120))" office:value-type="float" office:value="-1542.0439739631" calcext:value-type="float">
            <text:p>-1542,0</text:p>
          </table:table-cell>
          <table:table-cell table:style-name="ce10"/>
          <table:table-cell table:style-name="ce6" table:formula="of:=(MIN([.C121];[.D121];[.E121])+MAX([.C121];[.D121];[.E121]))/2" office:value-type="float" office:value="15.6984395903368" calcext:value-type="float">
            <text:p>15,7</text:p>
          </table:table-cell>
          <table:table-cell table:style-name="ce12" table:formula="of:=([.C121]-[.G121]+[.$A$3])/2" office:value-type="float" office:value="1678.37120677672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875.952340614495" calcext:value-type="float">
            <text:p>876</text:p>
          </table:table-cell>
          <table:table-cell table:style-name="ce12" table:formula="of:=([.E121]-[.G121]+[.$A$3])/2" office:value-type="float" office:value="120.628793223282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21]+1" office:value-type="float" office:value="120" calcext:value-type="float">
            <text:p>120</text:p>
          </table:table-cell>
          <table:table-cell table:formula="of:=[.$A$3]*SIN(RADIANS([.B122]))" office:value-type="float" office:value="1557.97970140821" calcext:value-type="float">
            <text:p>1558,0</text:p>
          </table:table-cell>
          <table:table-cell table:formula="of:=[.$A$3]*SIN(RADIANS([.B122]-120))" office:value-type="float" office:value="0" calcext:value-type="float">
            <text:p>0,0</text:p>
          </table:table-cell>
          <table:table-cell table:formula="of:=[.$A$3]*SIN(RADIANS([.B122]+120))" office:value-type="float" office:value="-1557.9797014082" calcext:value-type="float">
            <text:p>-1558,0</text:p>
          </table:table-cell>
          <table:table-cell table:style-name="ce10"/>
          <table:table-cell table:style-name="ce6" table:formula="of:=(MIN([.C122];[.D122];[.E122])+MAX([.C122];[.D122];[.E122]))/2" office:value-type="float" office:value="0" calcext:value-type="float">
            <text:p>0,0</text:p>
          </table:table-cell>
          <table:table-cell table:style-name="ce12" table:formula="of:=([.C122]-[.G122]+[.$A$3])/2" office:value-type="float" office:value="1678.4898507041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899.5" calcext:value-type="float">
            <text:p>900</text:p>
          </table:table-cell>
          <table:table-cell table:style-name="ce12" table:formula="of:=([.E122]-[.G122]+[.$A$3])/2" office:value-type="float" office:value="120.510149295898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22]+1" office:value-type="float" office:value="121" calcext:value-type="float">
            <text:p>121</text:p>
          </table:table-cell>
          <table:table-cell table:formula="of:=[.$A$3]*SIN(RADIANS([.B123]))" office:value-type="float" office:value="1542.0439739631" calcext:value-type="float">
            <text:p>1542,0</text:p>
          </table:table-cell>
          <table:table-cell table:formula="of:=[.$A$3]*SIN(RADIANS([.B123]-120))" office:value-type="float" office:value="31.396879180673" calcext:value-type="float">
            <text:p>31,4</text:p>
          </table:table-cell>
          <table:table-cell table:formula="of:=[.$A$3]*SIN(RADIANS([.B123]+120))" office:value-type="float" office:value="-1573.44085314377" calcext:value-type="float">
            <text:p>-1573,4</text:p>
          </table:table-cell>
          <table:table-cell table:style-name="ce10"/>
          <table:table-cell table:style-name="ce6" table:formula="of:=(MIN([.C123];[.D123];[.E123])+MAX([.C123];[.D123];[.E123]))/2" office:value-type="float" office:value="-15.6984395903366" calcext:value-type="float">
            <text:p>-15,7</text:p>
          </table:table-cell>
          <table:table-cell table:style-name="ce12" table:formula="of:=([.C123]-[.G123]+[.$A$3])/2" office:value-type="float" office:value="1678.37120677672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923.047659385505" calcext:value-type="float">
            <text:p>923</text:p>
          </table:table-cell>
          <table:table-cell table:style-name="ce12" table:formula="of:=([.E123]-[.G123]+[.$A$3])/2" office:value-type="float" office:value="120.628793223282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23]+1" office:value-type="float" office:value="122" calcext:value-type="float">
            <text:p>122</text:p>
          </table:table-cell>
          <table:table-cell table:formula="of:=[.$A$3]*SIN(RADIANS([.B124]))" office:value-type="float" office:value="1525.63852498541" calcext:value-type="float">
            <text:p>1525,6</text:p>
          </table:table-cell>
          <table:table-cell table:formula="of:=[.$A$3]*SIN(RADIANS([.B124]-120))" office:value-type="float" office:value="62.7841945677992" calcext:value-type="float">
            <text:p>62,8</text:p>
          </table:table-cell>
          <table:table-cell table:formula="of:=[.$A$3]*SIN(RADIANS([.B124]+120))" office:value-type="float" office:value="-1588.42271955321" calcext:value-type="float">
            <text:p>-1588,4</text:p>
          </table:table-cell>
          <table:table-cell table:style-name="ce10"/>
          <table:table-cell table:style-name="ce6" table:formula="of:=(MIN([.C124];[.D124];[.E124])+MAX([.C124];[.D124];[.E124]))/2" office:value-type="float" office:value="-31.3920972838996" calcext:value-type="float">
            <text:p>-31,4</text:p>
          </table:table-cell>
          <table:table-cell table:style-name="ce12" table:formula="of:=([.C124]-[.G124]+[.$A$3])/2" office:value-type="float" office:value="1678.01531113466" calcext:value-type="float">
            <text:p>1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946.588145925849" calcext:value-type="float">
            <text:p>947</text:p>
          </table:table-cell>
          <table:table-cell table:style-name="ce12" table:formula="of:=([.E124]-[.G124]+[.$A$3])/2" office:value-type="float" office:value="120.984688865345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24]+1" office:value-type="float" office:value="123" calcext:value-type="float">
            <text:p>123</text:p>
          </table:table-cell>
          <table:table-cell table:formula="of:=[.$A$3]*SIN(RADIANS([.B125]))" office:value-type="float" office:value="1508.76835173382" calcext:value-type="float">
            <text:p>1508,8</text:p>
          </table:table-cell>
          <table:table-cell table:formula="of:=[.$A$3]*SIN(RADIANS([.B125]-120))" office:value-type="float" office:value="94.152385281056" calcext:value-type="float">
            <text:p>94,2</text:p>
          </table:table-cell>
          <table:table-cell table:formula="of:=[.$A$3]*SIN(RADIANS([.B125]+120))" office:value-type="float" office:value="-1602.92073701487" calcext:value-type="float">
            <text:p>-1602,9</text:p>
          </table:table-cell>
          <table:table-cell table:style-name="ce10"/>
          <table:table-cell table:style-name="ce6" table:formula="of:=(MIN([.C125];[.D125];[.E125])+MAX([.C125];[.D125];[.E125]))/2" office:value-type="float" office:value="-47.076192640528" calcext:value-type="float">
            <text:p>-47,1</text:p>
          </table:table-cell>
          <table:table-cell table:style-name="ce12" table:formula="of:=([.C125]-[.G125]+[.$A$3])/2" office:value-type="float" office:value="1677.42227218717" calcext:value-type="float">
            <text:p>16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970.114288960792" calcext:value-type="float">
            <text:p>970</text:p>
          </table:table-cell>
          <table:table-cell table:style-name="ce12" table:formula="of:=([.E125]-[.G125]+[.$A$3])/2" office:value-type="float" office:value="121.577727812827" calcext:value-type="float">
            <text:p>122</text:p>
          </table:table-cell>
          <table:table-cell table:style-name="ce10"/>
        </table:table-row>
        <table:table-row table:style-name="ro1">
          <table:table-cell/>
          <table:table-cell table:style-name="ce2" table:formula="of:=[.B125]+1" office:value-type="float" office:value="124" calcext:value-type="float">
            <text:p>124</text:p>
          </table:table-cell>
          <table:table-cell table:formula="of:=[.$A$3]*SIN(RADIANS([.B126]))" office:value-type="float" office:value="1491.43859302652" calcext:value-type="float">
            <text:p>1491,4</text:p>
          </table:table-cell>
          <table:table-cell table:formula="of:=[.$A$3]*SIN(RADIANS([.B126]-120))" office:value-type="float" office:value="125.491896265681" calcext:value-type="float">
            <text:p>125,5</text:p>
          </table:table-cell>
          <table:table-cell table:formula="of:=[.$A$3]*SIN(RADIANS([.B126]+120))" office:value-type="float" office:value="-1616.9304892922" calcext:value-type="float">
            <text:p>-1616,9</text:p>
          </table:table-cell>
          <table:table-cell table:style-name="ce10"/>
          <table:table-cell table:style-name="ce6" table:formula="of:=(MIN([.C126];[.D126];[.E126])+MAX([.C126];[.D126];[.E126]))/2" office:value-type="float" office:value="-62.7459481328406" calcext:value-type="float">
            <text:p>-62,7</text:p>
          </table:table-cell>
          <table:table-cell table:style-name="ce12" table:formula="of:=([.C126]-[.G126]+[.$A$3])/2" office:value-type="float" office:value="1676.59227057968" calcext:value-type="float">
            <text:p>16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993.618922199261" calcext:value-type="float">
            <text:p>994</text:p>
          </table:table-cell>
          <table:table-cell table:style-name="ce12" table:formula="of:=([.E126]-[.G126]+[.$A$3])/2" office:value-type="float" office:value="122.40772942032" calcext:value-type="float">
            <text:p>122</text:p>
          </table:table-cell>
          <table:table-cell table:style-name="ce10"/>
        </table:table-row>
        <table:table-row table:style-name="ro1">
          <table:table-cell/>
          <table:table-cell table:style-name="ce2" table:formula="of:=[.B126]+1" office:value-type="float" office:value="125" calcext:value-type="float">
            <text:p>125</text:p>
          </table:table-cell>
          <table:table-cell table:formula="of:=[.$A$3]*SIN(RADIANS([.B127]))" office:value-type="float" office:value="1473.6545276759" calcext:value-type="float">
            <text:p>1473,7</text:p>
          </table:table-cell>
          <table:table-cell table:formula="of:=[.$A$3]*SIN(RADIANS([.B127]-120))" office:value-type="float" office:value="156.793181203037" calcext:value-type="float">
            <text:p>156,8</text:p>
          </table:table-cell>
          <table:table-cell table:formula="of:=[.$A$3]*SIN(RADIANS([.B127]+120))" office:value-type="float" office:value="-1630.44770887893" calcext:value-type="float">
            <text:p>-1630,4</text:p>
          </table:table-cell>
          <table:table-cell table:style-name="ce10"/>
          <table:table-cell table:style-name="ce6" table:formula="of:=(MIN([.C127];[.D127];[.E127])+MAX([.C127];[.D127];[.E127]))/2" office:value-type="float" office:value="-78.3965906015186" calcext:value-type="float">
            <text:p>-78,4</text:p>
          </table:table-cell>
          <table:table-cell table:style-name="ce12" table:formula="of:=([.C127]-[.G127]+[.$A$3])/2" office:value-type="float" office:value="1675.52555913871" calcext:value-type="float">
            <text:p>16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1017.09488590228" calcext:value-type="float">
            <text:p>1017</text:p>
          </table:table-cell>
          <table:table-cell table:style-name="ce12" table:formula="of:=([.E127]-[.G127]+[.$A$3])/2" office:value-type="float" office:value="123.474440861293" calcext:value-type="float">
            <text:p>123</text:p>
          </table:table-cell>
          <table:table-cell table:style-name="ce10"/>
        </table:table-row>
        <table:table-row table:style-name="ro1">
          <table:table-cell/>
          <table:table-cell table:style-name="ce2" table:formula="of:=[.B127]+1" office:value-type="float" office:value="126" calcext:value-type="float">
            <text:p>126</text:p>
          </table:table-cell>
          <table:table-cell table:formula="of:=[.$A$3]*SIN(RADIANS([.B128]))" office:value-type="float" office:value="1455.42157288053" calcext:value-type="float">
            <text:p>1455,4</text:p>
          </table:table-cell>
          <table:table-cell table:formula="of:=[.$A$3]*SIN(RADIANS([.B128]-120))" office:value-type="float" office:value="188.046705418509" calcext:value-type="float">
            <text:p>188,0</text:p>
          </table:table-cell>
          <table:table-cell table:formula="of:=[.$A$3]*SIN(RADIANS([.B128]+120))" office:value-type="float" office:value="-1643.46827829904" calcext:value-type="float">
            <text:p>-1643,5</text:p>
          </table:table-cell>
          <table:table-cell table:style-name="ce10"/>
          <table:table-cell table:style-name="ce6" table:formula="of:=(MIN([.C128];[.D128];[.E128])+MAX([.C128];[.D128];[.E128]))/2" office:value-type="float" office:value="-94.0233527092544" calcext:value-type="float">
            <text:p>-94,0</text:p>
          </table:table-cell>
          <table:table-cell table:style-name="ce12" table:formula="of:=([.C128]-[.G128]+[.$A$3])/2" office:value-type="float" office:value="1674.22246279489" calcext:value-type="float">
            <text:p>16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1040.53502906388" calcext:value-type="float">
            <text:p>1041</text:p>
          </table:table-cell>
          <table:table-cell table:style-name="ce12" table:formula="of:=([.E128]-[.G128]+[.$A$3])/2" office:value-type="float" office:value="124.777537205108" calcext:value-type="float">
            <text:p>125</text:p>
          </table:table-cell>
          <table:table-cell table:style-name="ce10"/>
        </table:table-row>
        <table:table-row table:style-name="ro1">
          <table:table-cell/>
          <table:table-cell table:style-name="ce2" table:formula="of:=[.B128]+1" office:value-type="float" office:value="127" calcext:value-type="float">
            <text:p>127</text:p>
          </table:table-cell>
          <table:table-cell table:formula="of:=[.$A$3]*SIN(RADIANS([.B129]))" office:value-type="float" office:value="1436.74528257508" calcext:value-type="float">
            <text:p>1436,7</text:p>
          </table:table-cell>
          <table:table-cell table:formula="of:=[.$A$3]*SIN(RADIANS([.B129]-120))" office:value-type="float" office:value="219.24294878586" calcext:value-type="float">
            <text:p>219,2</text:p>
          </table:table-cell>
          <table:table-cell table:formula="of:=[.$A$3]*SIN(RADIANS([.B129]+120))" office:value-type="float" office:value="-1655.98823136094" calcext:value-type="float">
            <text:p>-1656,0</text:p>
          </table:table-cell>
          <table:table-cell table:style-name="ce10"/>
          <table:table-cell table:style-name="ce6" table:formula="of:=(MIN([.C129];[.D129];[.E129])+MAX([.C129];[.D129];[.E129]))/2" office:value-type="float" office:value="-109.62147439293" calcext:value-type="float">
            <text:p>-109,6</text:p>
          </table:table-cell>
          <table:table-cell table:style-name="ce12" table:formula="of:=([.C129]-[.G129]+[.$A$3])/2" office:value-type="float" office:value="1672.683378484" calcext:value-type="float">
            <text:p>16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1063.9322115894" calcext:value-type="float">
            <text:p>1064</text:p>
          </table:table-cell>
          <table:table-cell table:style-name="ce12" table:formula="of:=([.E129]-[.G129]+[.$A$3])/2" office:value-type="float" office:value="126.316621515995" calcext:value-type="float">
            <text:p>126</text:p>
          </table:table-cell>
          <table:table-cell table:style-name="ce10"/>
        </table:table-row>
        <table:table-row table:style-name="ro1">
          <table:table-cell/>
          <table:table-cell table:style-name="ce2" table:formula="of:=[.B129]+1" office:value-type="float" office:value="128" calcext:value-type="float">
            <text:p>128</text:p>
          </table:table-cell>
          <table:table-cell table:formula="of:=[.$A$3]*SIN(RADIANS([.B130]))" office:value-type="float" office:value="1417.63134573849" calcext:value-type="float">
            <text:p>1417,6</text:p>
          </table:table-cell>
          <table:table-cell table:formula="of:=[.$A$3]*SIN(RADIANS([.B130]-120))" office:value-type="float" office:value="250.372408627158" calcext:value-type="float">
            <text:p>250,4</text:p>
          </table:table-cell>
          <table:table-cell table:formula="of:=[.$A$3]*SIN(RADIANS([.B130]+120))" office:value-type="float" office:value="-1668.00375436565" calcext:value-type="float">
            <text:p>-1668,0</text:p>
          </table:table-cell>
          <table:table-cell table:style-name="ce10"/>
          <table:table-cell table:style-name="ce6" table:formula="of:=(MIN([.C130];[.D130];[.E130])+MAX([.C130];[.D130];[.E130]))/2" office:value-type="float" office:value="-125.186204313579" calcext:value-type="float">
            <text:p>-125,2</text:p>
          </table:table-cell>
          <table:table-cell table:style-name="ce12" table:formula="of:=([.C130]-[.G130]+[.$A$3])/2" office:value-type="float" office:value="1670.90877502604" calcext:value-type="float">
            <text:p>16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1087.27930647037" calcext:value-type="float">
            <text:p>1087</text:p>
          </table:table-cell>
          <table:table-cell table:style-name="ce12" table:formula="of:=([.E130]-[.G130]+[.$A$3])/2" office:value-type="float" office:value="128.091224973964" calcext:value-type="float">
            <text:p>128</text:p>
          </table:table-cell>
          <table:table-cell table:style-name="ce10"/>
        </table:table-row>
        <table:table-row table:style-name="ro1">
          <table:table-cell/>
          <table:table-cell table:style-name="ce2" table:formula="of:=[.B130]+1" office:value-type="float" office:value="129" calcext:value-type="float">
            <text:p>129</text:p>
          </table:table-cell>
          <table:table-cell table:formula="of:=[.$A$3]*SIN(RADIANS([.B131]))" office:value-type="float" office:value="1398.08558466109" calcext:value-type="float">
            <text:p>1398,1</text:p>
          </table:table-cell>
          <table:table-cell table:formula="of:=[.$A$3]*SIN(RADIANS([.B131]-120))" office:value-type="float" office:value="281.425602607375" calcext:value-type="float">
            <text:p>281,4</text:p>
          </table:table-cell>
          <table:table-cell table:formula="of:=[.$A$3]*SIN(RADIANS([.B131]+120))" office:value-type="float" office:value="-1679.51118726847" calcext:value-type="float">
            <text:p>-1679,5</text:p>
          </table:table-cell>
          <table:table-cell table:style-name="ce10"/>
          <table:table-cell table:style-name="ce6" table:formula="of:=(MIN([.C131];[.D131];[.E131])+MAX([.C131];[.D131];[.E131]))/2" office:value-type="float" office:value="-140.712801303687" calcext:value-type="float">
            <text:p>-140,7</text:p>
          </table:table-cell>
          <table:table-cell table:style-name="ce12" table:formula="of:=([.C131]-[.G131]+[.$A$3])/2" office:value-type="float" office:value="1668.89919298239" calcext:value-type="float">
            <text:p>16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1110.56920195553" calcext:value-type="float">
            <text:p>1111</text:p>
          </table:table-cell>
          <table:table-cell table:style-name="ce12" table:formula="of:=([.E131]-[.G131]+[.$A$3])/2" office:value-type="float" office:value="130.100807017611" calcext:value-type="float">
            <text:p>130</text:p>
          </table:table-cell>
          <table:table-cell table:style-name="ce10"/>
        </table:table-row>
        <table:table-row table:style-name="ro1">
          <table:table-cell/>
          <table:table-cell table:style-name="ce2" table:formula="of:=[.B131]+1" office:value-type="float" office:value="130" calcext:value-type="float">
            <text:p>130</text:p>
          </table:table-cell>
          <table:table-cell table:formula="of:=[.$A$3]*SIN(RADIANS([.B132]))" office:value-type="float" office:value="1378.11395317104" calcext:value-type="float">
            <text:p>1378,1</text:p>
          </table:table-cell>
          <table:table-cell table:formula="of:=[.$A$3]*SIN(RADIANS([.B132]-120))" office:value-type="float" office:value="312.393071622808" calcext:value-type="float">
            <text:p>312,4</text:p>
          </table:table-cell>
          <table:table-cell table:formula="of:=[.$A$3]*SIN(RADIANS([.B132]+120))" office:value-type="float" office:value="-1690.50702479385" calcext:value-type="float">
            <text:p>-1690,5</text:p>
          </table:table-cell>
          <table:table-cell table:style-name="ce10"/>
          <table:table-cell table:style-name="ce6" table:formula="of:=(MIN([.C132];[.D132];[.E132])+MAX([.C132];[.D132];[.E132]))/2" office:value-type="float" office:value="-156.196535811404" calcext:value-type="float">
            <text:p>-156,2</text:p>
          </table:table-cell>
          <table:table-cell table:style-name="ce12" table:formula="of:=([.C132]-[.G132]+[.$A$3])/2" office:value-type="float" office:value="1666.65524449122" calcext:value-type="float">
            <text:p>16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1133.79480371711" calcext:value-type="float">
            <text:p>1134</text:p>
          </table:table-cell>
          <table:table-cell table:style-name="ce12" table:formula="of:=([.E132]-[.G132]+[.$A$3])/2" office:value-type="float" office:value="132.344755508777" calcext:value-type="float">
            <text:p>132</text:p>
          </table:table-cell>
          <table:table-cell table:style-name="ce10"/>
        </table:table-row>
        <table:table-row table:style-name="ro1">
          <table:table-cell/>
          <table:table-cell table:style-name="ce2" table:formula="of:=[.B132]+1" office:value-type="float" office:value="131" calcext:value-type="float">
            <text:p>131</text:p>
          </table:table-cell>
          <table:table-cell table:formula="of:=[.$A$3]*SIN(RADIANS([.B133]))" office:value-type="float" office:value="1357.72253482077" calcext:value-type="float">
            <text:p>1357,7</text:p>
          </table:table-cell>
          <table:table-cell table:formula="of:=[.$A$3]*SIN(RADIANS([.B133]-120))" office:value-type="float" office:value="343.265382682404" calcext:value-type="float">
            <text:p>343,3</text:p>
          </table:table-cell>
          <table:table-cell table:formula="of:=[.$A$3]*SIN(RADIANS([.B133]+120))" office:value-type="float" office:value="-1700.98791750317" calcext:value-type="float">
            <text:p>-1701,0</text:p>
          </table:table-cell>
          <table:table-cell table:style-name="ce10"/>
          <table:table-cell table:style-name="ce6" table:formula="of:=(MIN([.C133];[.D133];[.E133])+MAX([.C133];[.D133];[.E133]))/2" office:value-type="float" office:value="-171.632691341202" calcext:value-type="float">
            <text:p>-171,6</text:p>
          </table:table-cell>
          <table:table-cell table:style-name="ce12" table:formula="of:=([.C133]-[.G133]+[.$A$3])/2" office:value-type="float" office:value="1664.17761308098" calcext:value-type="float">
            <text:p>16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1156.9490370118" calcext:value-type="float">
            <text:p>1157</text:p>
          </table:table-cell>
          <table:table-cell table:style-name="ce12" table:formula="of:=([.E133]-[.G133]+[.$A$3])/2" office:value-type="float" office:value="134.822386919015" calcext:value-type="float">
            <text:p>135</text:p>
          </table:table-cell>
          <table:table-cell table:style-name="ce10"/>
        </table:table-row>
        <table:table-row table:style-name="ro1">
          <table:table-cell/>
          <table:table-cell table:style-name="ce2" table:formula="of:=[.B133]+1" office:value-type="float" office:value="132" calcext:value-type="float">
            <text:p>132</text:p>
          </table:table-cell>
          <table:table-cell table:formula="of:=[.$A$3]*SIN(RADIANS([.B134]))" office:value-type="float" office:value="1336.91754103383" calcext:value-type="float">
            <text:p>1336,9</text:p>
          </table:table-cell>
          <table:table-cell table:formula="of:=[.$A$3]*SIN(RADIANS([.B134]-120))" office:value-type="float" office:value="374.033131781149" calcext:value-type="float">
            <text:p>374,0</text:p>
          </table:table-cell>
          <table:table-cell table:formula="of:=[.$A$3]*SIN(RADIANS([.B134]+120))" office:value-type="float" office:value="-1710.95067281498" calcext:value-type="float">
            <text:p>-1711,0</text:p>
          </table:table-cell>
          <table:table-cell table:style-name="ce10"/>
          <table:table-cell table:style-name="ce6" table:formula="of:=(MIN([.C134];[.D134];[.E134])+MAX([.C134];[.D134];[.E134]))/2" office:value-type="float" office:value="-187.016565890574" calcext:value-type="float">
            <text:p>-187,0</text:p>
          </table:table-cell>
          <table:table-cell table:style-name="ce12" table:formula="of:=([.C134]-[.G134]+[.$A$3])/2" office:value-type="float" office:value="1661.4670534622" calcext:value-type="float">
            <text:p>16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1180.02484883586" calcext:value-type="float">
            <text:p>1180</text:p>
          </table:table-cell>
          <table:table-cell table:style-name="ce12" table:formula="of:=([.E134]-[.G134]+[.$A$3])/2" office:value-type="float" office:value="137.532946537797" calcext:value-type="float">
            <text:p>138</text:p>
          </table:table-cell>
          <table:table-cell table:style-name="ce10"/>
        </table:table-row>
        <table:table-row table:style-name="ro1">
          <table:table-cell/>
          <table:table-cell table:style-name="ce2" table:formula="of:=[.B134]+1" office:value-type="float" office:value="133" calcext:value-type="float">
            <text:p>133</text:p>
          </table:table-cell>
          <table:table-cell table:formula="of:=[.$A$3]*SIN(RADIANS([.B135]))" office:value-type="float" office:value="1315.70530921289" calcext:value-type="float">
            <text:p>1315,7</text:p>
          </table:table-cell>
          <table:table-cell table:formula="of:=[.$A$3]*SIN(RADIANS([.B135]-120))" office:value-type="float" office:value="404.686946764613" calcext:value-type="float">
            <text:p>404,7</text:p>
          </table:table-cell>
          <table:table-cell table:formula="of:=[.$A$3]*SIN(RADIANS([.B135]+120))" office:value-type="float" office:value="-1720.3922559775" calcext:value-type="float">
            <text:p>-1720,4</text:p>
          </table:table-cell>
          <table:table-cell table:style-name="ce10"/>
          <table:table-cell table:style-name="ce6" table:formula="of:=(MIN([.C135];[.D135];[.E135])+MAX([.C135];[.D135];[.E135]))/2" office:value-type="float" office:value="-202.343473382306" calcext:value-type="float">
            <text:p>-202,3</text:p>
          </table:table-cell>
          <table:table-cell table:style-name="ce12" table:formula="of:=([.C135]-[.G135]+[.$A$3])/2" office:value-type="float" office:value="1658.5243912976" calcext:value-type="float">
            <text:p>16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1203.01521007346" calcext:value-type="float">
            <text:p>1203</text:p>
          </table:table-cell>
          <table:table-cell table:style-name="ce12" table:formula="of:=([.E135]-[.G135]+[.$A$3])/2" office:value-type="float" office:value="140.475608702403" calcext:value-type="float">
            <text:p>140</text:p>
          </table:table-cell>
          <table:table-cell table:style-name="ce10"/>
        </table:table-row>
        <table:table-row table:style-name="ro1">
          <table:table-cell/>
          <table:table-cell table:style-name="ce2" table:formula="of:=[.B135]+1" office:value-type="float" office:value="134" calcext:value-type="float">
            <text:p>134</text:p>
          </table:table-cell>
          <table:table-cell table:formula="of:=[.$A$3]*SIN(RADIANS([.B136]))" office:value-type="float" office:value="1294.09230080923" calcext:value-type="float">
            <text:p>1294,1</text:p>
          </table:table-cell>
          <table:table-cell table:formula="of:=[.$A$3]*SIN(RADIANS([.B136]-120))" office:value-type="float" office:value="435.217490183802" calcext:value-type="float">
            <text:p>435,2</text:p>
          </table:table-cell>
          <table:table-cell table:formula="of:=[.$A$3]*SIN(RADIANS([.B136]+120))" office:value-type="float" office:value="-1729.30979099304" calcext:value-type="float">
            <text:p>-1729,3</text:p>
          </table:table-cell>
          <table:table-cell table:style-name="ce10"/>
          <table:table-cell table:style-name="ce6" table:formula="of:=(MIN([.C136];[.D136];[.E136])+MAX([.C136];[.D136];[.E136]))/2" office:value-type="float" office:value="-217.608745091901" calcext:value-type="float">
            <text:p>-217,6</text:p>
          </table:table-cell>
          <table:table-cell table:style-name="ce12" table:formula="of:=([.C136]-[.G136]+[.$A$3])/2" office:value-type="float" office:value="1655.35052295057" calcext:value-type="float">
            <text:p>16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1225.91311763785" calcext:value-type="float">
            <text:p>1226</text:p>
          </table:table-cell>
          <table:table-cell table:style-name="ce12" table:formula="of:=([.E136]-[.G136]+[.$A$3])/2" office:value-type="float" office:value="143.649477049433" calcext:value-type="float">
            <text:p>144</text:p>
          </table:table-cell>
          <table:table-cell table:style-name="ce10"/>
        </table:table-row>
        <table:table-row table:style-name="ro1">
          <table:table-cell/>
          <table:table-cell table:style-name="ce2" table:formula="of:=[.B136]+1" office:value-type="float" office:value="135" calcext:value-type="float">
            <text:p>135</text:p>
          </table:table-cell>
          <table:table-cell table:formula="of:=[.$A$3]*SIN(RADIANS([.B137]))" office:value-type="float" office:value="1272.0850993546" calcext:value-type="float">
            <text:p>1272,1</text:p>
          </table:table-cell>
          <table:table-cell table:formula="of:=[.$A$3]*SIN(RADIANS([.B137]-120))" office:value-type="float" office:value="465.615462139435" calcext:value-type="float">
            <text:p>465,6</text:p>
          </table:table-cell>
          <table:table-cell table:formula="of:=[.$A$3]*SIN(RADIANS([.B137]+120))" office:value-type="float" office:value="-1737.70056149403" calcext:value-type="float">
            <text:p>-1737,7</text:p>
          </table:table-cell>
          <table:table-cell table:style-name="ce10"/>
          <table:table-cell table:style-name="ce6" table:formula="of:=(MIN([.C137];[.D137];[.E137])+MAX([.C137];[.D137];[.E137]))/2" office:value-type="float" office:value="-232.807731069717" calcext:value-type="float">
            <text:p>-232,8</text:p>
          </table:table-cell>
          <table:table-cell table:style-name="ce12" table:formula="of:=([.C137]-[.G137]+[.$A$3])/2" office:value-type="float" office:value="1651.94641521216" calcext:value-type="float">
            <text:p>16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1248.71159660458" calcext:value-type="float">
            <text:p>1249</text:p>
          </table:table-cell>
          <table:table-cell table:style-name="ce12" table:formula="of:=([.E137]-[.G137]+[.$A$3])/2" office:value-type="float" office:value="147.053584787842" calcext:value-type="float">
            <text:p>147</text:p>
          </table:table-cell>
          <table:table-cell table:style-name="ce10"/>
        </table:table-row>
        <table:table-row table:style-name="ro1">
          <table:table-cell/>
          <table:table-cell table:style-name="ce2" table:formula="of:=[.B137]+1" office:value-type="float" office:value="136" calcext:value-type="float">
            <text:p>136</text:p>
          </table:table-cell>
          <table:table-cell table:formula="of:=[.$A$3]*SIN(RADIANS([.B138]))" office:value-type="float" office:value="1249.69040845574" calcext:value-type="float">
            <text:p>1249,7</text:p>
          </table:table-cell>
          <table:table-cell table:formula="of:=[.$A$3]*SIN(RADIANS([.B138]-120))" office:value-type="float" office:value="495.871603114782" calcext:value-type="float">
            <text:p>495,9</text:p>
          </table:table-cell>
          <table:table-cell table:formula="of:=[.$A$3]*SIN(RADIANS([.B138]+120))" office:value-type="float" office:value="-1745.56201157052" calcext:value-type="float">
            <text:p>-1745,6</text:p>
          </table:table-cell>
          <table:table-cell table:style-name="ce10"/>
          <table:table-cell table:style-name="ce6" table:formula="of:=(MIN([.C138];[.D138];[.E138])+MAX([.C138];[.D138];[.E138]))/2" office:value-type="float" office:value="-247.935801557391" calcext:value-type="float">
            <text:p>-247,9</text:p>
          </table:table-cell>
          <table:table-cell table:style-name="ce12" table:formula="of:=([.C138]-[.G138]+[.$A$3])/2" office:value-type="float" office:value="1648.31310500656" calcext:value-type="float">
            <text:p>16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1271.40370233609" calcext:value-type="float">
            <text:p>1271</text:p>
          </table:table-cell>
          <table:table-cell table:style-name="ce12" table:formula="of:=([.E138]-[.G138]+[.$A$3])/2" office:value-type="float" office:value="150.686894993437" calcext:value-type="float">
            <text:p>151</text:p>
          </table:table-cell>
          <table:table-cell table:style-name="ce10"/>
        </table:table-row>
        <table:table-row table:style-name="ro1">
          <table:table-cell/>
          <table:table-cell table:style-name="ce2" table:formula="of:=[.B138]+1" office:value-type="float" office:value="137" calcext:value-type="float">
            <text:p>137</text:p>
          </table:table-cell>
          <table:table-cell table:formula="of:=[.$A$3]*SIN(RADIANS([.B139]))" office:value-type="float" office:value="1226.91504975243" calcext:value-type="float">
            <text:p>1226,9</text:p>
          </table:table-cell>
          <table:table-cell table:formula="of:=[.$A$3]*SIN(RADIANS([.B139]-120))" office:value-type="float" office:value="525.976696796203" calcext:value-type="float">
            <text:p>526,0</text:p>
          </table:table-cell>
          <table:table-cell table:formula="of:=[.$A$3]*SIN(RADIANS([.B139]+120))" office:value-type="float" office:value="-1752.89174654864" calcext:value-type="float">
            <text:p>-1752,9</text:p>
          </table:table-cell>
          <table:table-cell table:style-name="ce10"/>
          <table:table-cell table:style-name="ce6" table:formula="of:=(MIN([.C139];[.D139];[.E139])+MAX([.C139];[.D139];[.E139]))/2" office:value-type="float" office:value="-262.988348398101" calcext:value-type="float">
            <text:p>-263,0</text:p>
          </table:table-cell>
          <table:table-cell table:style-name="ce12" table:formula="of:=([.C139]-[.G139]+[.$A$3])/2" office:value-type="float" office:value="1644.45169907527" calcext:value-type="float">
            <text:p>16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1293.98252259715" calcext:value-type="float">
            <text:p>1294</text:p>
          </table:table-cell>
          <table:table-cell table:style-name="ce12" table:formula="of:=([.E139]-[.G139]+[.$A$3])/2" office:value-type="float" office:value="154.548300924732" calcext:value-type="float">
            <text:p>155</text:p>
          </table:table-cell>
          <table:table-cell table:style-name="ce10"/>
        </table:table-row>
        <table:table-row table:style-name="ro1">
          <table:table-cell/>
          <table:table-cell table:style-name="ce2" table:formula="of:=[.B139]+1" office:value-type="float" office:value="138" calcext:value-type="float">
            <text:p>138</text:p>
          </table:table-cell>
          <table:table-cell table:formula="of:=[.$A$3]*SIN(RADIANS([.B140]))" office:value-type="float" office:value="1203.76596083959" calcext:value-type="float">
            <text:p>1203,8</text:p>
          </table:table-cell>
          <table:table-cell table:formula="of:=[.$A$3]*SIN(RADIANS([.B140]-120))" office:value-type="float" office:value="555.92157288053" calcext:value-type="float">
            <text:p>555,9</text:p>
          </table:table-cell>
          <table:table-cell table:formula="of:=[.$A$3]*SIN(RADIANS([.B140]+120))" office:value-type="float" office:value="-1759.68753372012" calcext:value-type="float">
            <text:p>-1759,7</text:p>
          </table:table-cell>
          <table:table-cell table:style-name="ce10"/>
          <table:table-cell table:style-name="ce6" table:formula="of:=(MIN([.C140];[.D140];[.E140])+MAX([.C140];[.D140];[.E140]))/2" office:value-type="float" office:value="-277.960786440265" calcext:value-type="float">
            <text:p>-278,0</text:p>
          </table:table-cell>
          <table:table-cell table:style-name="ce12" table:formula="of:=([.C140]-[.G140]+[.$A$3])/2" office:value-type="float" office:value="1640.36337363993" calcext:value-type="float">
            <text:p>16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1316.4411796604" calcext:value-type="float">
            <text:p>1316</text:p>
          </table:table-cell>
          <table:table-cell table:style-name="ce12" table:formula="of:=([.E140]-[.G140]+[.$A$3])/2" office:value-type="float" office:value="158.636626360074" calcext:value-type="float">
            <text:p>159</text:p>
          </table:table-cell>
          <table:table-cell table:style-name="ce10"/>
        </table:table-row>
        <table:table-row table:style-name="ro1">
          <table:table-cell/>
          <table:table-cell table:style-name="ce2" table:formula="of:=[.B140]+1" office:value-type="float" office:value="139" calcext:value-type="float">
            <text:p>139</text:p>
          </table:table-cell>
          <table:table-cell table:formula="of:=[.$A$3]*SIN(RADIANS([.B141]))" office:value-type="float" office:value="1180.25019315392" calcext:value-type="float">
            <text:p>1180,3</text:p>
          </table:table-cell>
          <table:table-cell table:formula="of:=[.$A$3]*SIN(RADIANS([.B141]-120))" office:value-type="float" office:value="585.697109868425" calcext:value-type="float">
            <text:p>585,7</text:p>
          </table:table-cell>
          <table:table-cell table:formula="of:=[.$A$3]*SIN(RADIANS([.B141]+120))" office:value-type="float" office:value="-1765.94730302235" calcext:value-type="float">
            <text:p>-1765,9</text:p>
          </table:table-cell>
          <table:table-cell table:style-name="ce10"/>
          <table:table-cell table:style-name="ce6" table:formula="of:=(MIN([.C141];[.D141];[.E141])+MAX([.C141];[.D141];[.E141]))/2" office:value-type="float" office:value="-292.848554934213" calcext:value-type="float">
            <text:p>-292,8</text:p>
          </table:table-cell>
          <table:table-cell table:style-name="ce12" table:formula="of:=([.C141]-[.G141]+[.$A$3])/2" office:value-type="float" office:value="1636.04937404407" calcext:value-type="float">
            <text:p>16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1338.77283240132" calcext:value-type="float">
            <text:p>1339</text:p>
          </table:table-cell>
          <table:table-cell table:style-name="ce12" table:formula="of:=([.E141]-[.G141]+[.$A$3])/2" office:value-type="float" office:value="162.950625955933" calcext:value-type="float">
            <text:p>163</text:p>
          </table:table-cell>
          <table:table-cell table:style-name="ce10"/>
        </table:table-row>
        <table:table-row table:style-name="ro1">
          <table:table-cell/>
          <table:table-cell table:style-name="ce2" table:formula="of:=[.B141]+1" office:value-type="float" office:value="140" calcext:value-type="float">
            <text:p>140</text:p>
          </table:table-cell>
          <table:table-cell table:formula="of:=[.$A$3]*SIN(RADIANS([.B142]))" office:value-type="float" office:value="1156.37490982608" calcext:value-type="float">
            <text:p>1156,4</text:p>
          </table:table-cell>
          <table:table-cell table:formula="of:=[.$A$3]*SIN(RADIANS([.B142]-120))" office:value-type="float" office:value="615.294237842878" calcext:value-type="float">
            <text:p>615,3</text:p>
          </table:table-cell>
          <table:table-cell table:formula="of:=[.$A$3]*SIN(RADIANS([.B142]+120))" office:value-type="float" office:value="-1771.66914766896" calcext:value-type="float">
            <text:p>-1771,7</text:p>
          </table:table-cell>
          <table:table-cell table:style-name="ce10"/>
          <table:table-cell table:style-name="ce6" table:formula="of:=(MIN([.C142];[.D142];[.E142])+MAX([.C142];[.D142];[.E142]))/2" office:value-type="float" office:value="-307.647118921439" calcext:value-type="float">
            <text:p>-307,6</text:p>
          </table:table-cell>
          <table:table-cell table:style-name="ce12" table:formula="of:=([.C142]-[.G142]+[.$A$3])/2" office:value-type="float" office:value="1631.51101437376" calcext:value-type="float">
            <text:p>16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1360.97067838216" calcext:value-type="float">
            <text:p>1361</text:p>
          </table:table-cell>
          <table:table-cell table:style-name="ce12" table:formula="of:=([.E142]-[.G142]+[.$A$3])/2" office:value-type="float" office:value="167.488985626238" calcext:value-type="float">
            <text:p>167</text:p>
          </table:table-cell>
          <table:table-cell table:style-name="ce10"/>
        </table:table-row>
        <table:table-row table:style-name="ro1">
          <table:table-cell/>
          <table:table-cell table:style-name="ce2" table:formula="of:=[.B142]+1" office:value-type="float" office:value="141" calcext:value-type="float">
            <text:p>141</text:p>
          </table:table-cell>
          <table:table-cell table:formula="of:=[.$A$3]*SIN(RADIANS([.B143]))" office:value-type="float" office:value="1132.14738349866" calcext:value-type="float">
            <text:p>1132,1</text:p>
          </table:table-cell>
          <table:table-cell table:formula="of:=[.$A$3]*SIN(RADIANS([.B143]-120))" office:value-type="float" office:value="644.703941231995" calcext:value-type="float">
            <text:p>644,7</text:p>
          </table:table-cell>
          <table:table-cell table:formula="of:=[.$A$3]*SIN(RADIANS([.B143]+120))" office:value-type="float" office:value="-1776.85132473065" calcext:value-type="float">
            <text:p>-1776,9</text:p>
          </table:table-cell>
          <table:table-cell table:style-name="ce10"/>
          <table:table-cell table:style-name="ce6" table:formula="of:=(MIN([.C143];[.D143];[.E143])+MAX([.C143];[.D143];[.E143]))/2" office:value-type="float" office:value="-322.351970615997" calcext:value-type="float">
            <text:p>-322,4</text:p>
          </table:table-cell>
          <table:table-cell table:style-name="ce12" table:formula="of:=([.C143]-[.G143]+[.$A$3])/2" office:value-type="float" office:value="1626.74967705733" calcext:value-type="float">
            <text:p>16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1383.027955924" calcext:value-type="float">
            <text:p>1383</text:p>
          </table:table-cell>
          <table:table-cell table:style-name="ce12" table:formula="of:=([.E143]-[.G143]+[.$A$3])/2" office:value-type="float" office:value="172.250322942672" calcext:value-type="float">
            <text:p>172</text:p>
          </table:table-cell>
          <table:table-cell table:style-name="ce10"/>
        </table:table-row>
        <table:table-row table:style-name="ro1">
          <table:table-cell/>
          <table:table-cell table:style-name="ce2" table:formula="of:=[.B143]+1" office:value-type="float" office:value="142" calcext:value-type="float">
            <text:p>142</text:p>
          </table:table-cell>
          <table:table-cell table:formula="of:=[.$A$3]*SIN(RADIANS([.B144]))" office:value-type="float" office:value="1107.57499411086" calcext:value-type="float">
            <text:p>1107,6</text:p>
          </table:table-cell>
          <table:table-cell table:formula="of:=[.$A$3]*SIN(RADIANS([.B144]-120))" office:value-type="float" office:value="673.917261555226" calcext:value-type="float">
            <text:p>673,9</text:p>
          </table:table-cell>
          <table:table-cell table:formula="of:=[.$A$3]*SIN(RADIANS([.B144]+120))" office:value-type="float" office:value="-1781.49225566608" calcext:value-type="float">
            <text:p>-1781,5</text:p>
          </table:table-cell>
          <table:table-cell table:style-name="ce10"/>
          <table:table-cell table:style-name="ce6" table:formula="of:=(MIN([.C144];[.D144];[.E144])+MAX([.C144];[.D144];[.E144]))/2" office:value-type="float" office:value="-336.958630777613" calcext:value-type="float">
            <text:p>-337,0</text:p>
          </table:table-cell>
          <table:table-cell table:style-name="ce12" table:formula="of:=([.C144]-[.G144]+[.$A$3])/2" office:value-type="float" office:value="1621.76681244424" calcext:value-type="float">
            <text:p>16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1404.93794616642" calcext:value-type="float">
            <text:p>1405</text:p>
          </table:table-cell>
          <table:table-cell table:style-name="ce12" table:formula="of:=([.E144]-[.G144]+[.$A$3])/2" office:value-type="float" office:value="177.233187555764" calcext:value-type="float">
            <text:p>177</text:p>
          </table:table-cell>
          <table:table-cell table:style-name="ce10"/>
        </table:table-row>
        <table:table-row table:style-name="ro1">
          <table:table-cell/>
          <table:table-cell table:style-name="ce2" table:formula="of:=[.B144]+1" office:value-type="float" office:value="143" calcext:value-type="float">
            <text:p>143</text:p>
          </table:table-cell>
          <table:table-cell table:formula="of:=[.$A$3]*SIN(RADIANS([.B145]))" office:value-type="float" office:value="1082.66522665053" calcext:value-type="float">
            <text:p>1082,7</text:p>
          </table:table-cell>
          <table:table-cell table:formula="of:=[.$A$3]*SIN(RADIANS([.B145]-120))" office:value-type="float" office:value="702.925300152204" calcext:value-type="float">
            <text:p>702,9</text:p>
          </table:table-cell>
          <table:table-cell table:formula="of:=[.$A$3]*SIN(RADIANS([.B145]+120))" office:value-type="float" office:value="-1785.59052680274" calcext:value-type="float">
            <text:p>-1785,6</text:p>
          </table:table-cell>
          <table:table-cell table:style-name="ce10"/>
          <table:table-cell table:style-name="ce6" table:formula="of:=(MIN([.C145];[.D145];[.E145])+MAX([.C145];[.D145];[.E145]))/2" office:value-type="float" office:value="-351.462650076102" calcext:value-type="float">
            <text:p>-351,5</text:p>
          </table:table-cell>
          <table:table-cell table:style-name="ce12" table:formula="of:=([.C145]-[.G145]+[.$A$3])/2" office:value-type="float" office:value="1616.56393836332" calcext:value-type="float">
            <text:p>16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1426.69397511415" calcext:value-type="float">
            <text:p>1427</text:p>
          </table:table-cell>
          <table:table-cell table:style-name="ce12" table:formula="of:=([.E145]-[.G145]+[.$A$3])/2" office:value-type="float" office:value="182.436061636682" calcext:value-type="float">
            <text:p>182</text:p>
          </table:table-cell>
          <table:table-cell table:style-name="ce10"/>
        </table:table-row>
        <table:table-row table:style-name="ro1">
          <table:table-cell/>
          <table:table-cell table:style-name="ce2" table:formula="of:=[.B145]+1" office:value-type="float" office:value="144" calcext:value-type="float">
            <text:p>144</text:p>
          </table:table-cell>
          <table:table-cell table:formula="of:=[.$A$3]*SIN(RADIANS([.B146]))" office:value-type="float" office:value="1057.42566887416" calcext:value-type="float">
            <text:p>1057,4</text:p>
          </table:table-cell>
          <table:table-cell table:formula="of:=[.$A$3]*SIN(RADIANS([.B146]-120))" office:value-type="float" office:value="731.719220893365" calcext:value-type="float">
            <text:p>731,7</text:p>
          </table:table-cell>
          <table:table-cell table:formula="of:=[.$A$3]*SIN(RADIANS([.B146]+120))" office:value-type="float" office:value="-1789.14488976752" calcext:value-type="float">
            <text:p>-1789,1</text:p>
          </table:table-cell>
          <table:table-cell table:style-name="ce10"/>
          <table:table-cell table:style-name="ce6" table:formula="of:=(MIN([.C146];[.D146];[.E146])+MAX([.C146];[.D146];[.E146]))/2" office:value-type="float" office:value="-365.859610446682" calcext:value-type="float">
            <text:p>-365,9</text:p>
          </table:table-cell>
          <table:table-cell table:style-name="ce12" table:formula="of:=([.C146]-[.G146]+[.$A$3])/2" office:value-type="float" office:value="1611.14263966042" calcext:value-type="float">
            <text:p>16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1448.28941567002" calcext:value-type="float">
            <text:p>1448</text:p>
          </table:table-cell>
          <table:table-cell table:style-name="ce12" table:formula="of:=([.E146]-[.G146]+[.$A$3])/2" office:value-type="float" office:value="187.857360339579" calcext:value-type="float">
            <text:p>188</text:p>
          </table:table-cell>
          <table:table-cell table:style-name="ce10"/>
        </table:table-row>
        <table:table-row table:style-name="ro1">
          <table:table-cell/>
          <table:table-cell table:style-name="ce2" table:formula="of:=[.B146]+1" office:value-type="float" office:value="145" calcext:value-type="float">
            <text:p>145</text:p>
          </table:table-cell>
          <table:table-cell table:formula="of:=[.$A$3]*SIN(RADIANS([.B147]))" office:value-type="float" office:value="1031.86400899553" calcext:value-type="float">
            <text:p>1031,9</text:p>
          </table:table-cell>
          <table:table-cell table:formula="of:=[.$A$3]*SIN(RADIANS([.B147]-120))" office:value-type="float" office:value="760.290252871518" calcext:value-type="float">
            <text:p>760,3</text:p>
          </table:table-cell>
          <table:table-cell table:formula="of:=[.$A$3]*SIN(RADIANS([.B147]+120))" office:value-type="float" office:value="-1792.15426186705" calcext:value-type="float">
            <text:p>-1792,2</text:p>
          </table:table-cell>
          <table:table-cell table:style-name="ce10"/>
          <table:table-cell table:style-name="ce6" table:formula="of:=(MIN([.C147];[.D147];[.E147])+MAX([.C147];[.D147];[.E147]))/2" office:value-type="float" office:value="-380.145126435759" calcext:value-type="float">
            <text:p>-380,1</text:p>
          </table:table-cell>
          <table:table-cell table:style-name="ce12" table:formula="of:=([.C147]-[.G147]+[.$A$3])/2" office:value-type="float" office:value="1605.50456771565" calcext:value-type="float">
            <text:p>16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1469.71768965364" calcext:value-type="float">
            <text:p>1470</text:p>
          </table:table-cell>
          <table:table-cell table:style-name="ce12" table:formula="of:=([.E147]-[.G147]+[.$A$3])/2" office:value-type="float" office:value="193.495432284355" calcext:value-type="float">
            <text:p>193</text:p>
          </table:table-cell>
          <table:table-cell table:style-name="ce10"/>
        </table:table-row>
        <table:table-row table:style-name="ro1">
          <table:table-cell/>
          <table:table-cell table:style-name="ce2" table:formula="of:=[.B147]+1" office:value-type="float" office:value="146" calcext:value-type="float">
            <text:p>146</text:p>
          </table:table-cell>
          <table:table-cell table:formula="of:=[.$A$3]*SIN(RADIANS([.B148]))" office:value-type="float" office:value="1005.98803334387" calcext:value-type="float">
            <text:p>1006,0</text:p>
          </table:table-cell>
          <table:table-cell table:formula="of:=[.$A$3]*SIN(RADIANS([.B148]-120))" office:value-type="float" office:value="788.62969307355" calcext:value-type="float">
            <text:p>788,6</text:p>
          </table:table-cell>
          <table:table-cell table:formula="of:=[.$A$3]*SIN(RADIANS([.B148]+120))" office:value-type="float" office:value="-1794.61772641742" calcext:value-type="float">
            <text:p>-1794,6</text:p>
          </table:table-cell>
          <table:table-cell table:style-name="ce10"/>
          <table:table-cell table:style-name="ce6" table:formula="of:=(MIN([.C148];[.D148];[.E148])+MAX([.C148];[.D148];[.E148]))/2" office:value-type="float" office:value="-394.314846536775" calcext:value-type="float">
            <text:p>-394,3</text:p>
          </table:table-cell>
          <table:table-cell table:style-name="ce12" table:formula="of:=([.C148]-[.G148]+[.$A$3])/2" office:value-type="float" office:value="1599.65143994032" calcext:value-type="float">
            <text:p>16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1490.97226980516" calcext:value-type="float">
            <text:p>1491</text:p>
          </table:table-cell>
          <table:table-cell table:style-name="ce12" table:formula="of:=([.E148]-[.G148]+[.$A$3])/2" office:value-type="float" office:value="199.348560059676" calcext:value-type="float">
            <text:p>199</text:p>
          </table:table-cell>
          <table:table-cell table:style-name="ce10"/>
        </table:table-row>
        <table:table-row table:style-name="ro1">
          <table:table-cell/>
          <table:table-cell table:style-name="ce2" table:formula="of:=[.B148]+1" office:value-type="float" office:value="147" calcext:value-type="float">
            <text:p>147</text:p>
          </table:table-cell>
          <table:table-cell table:formula="of:=[.$A$3]*SIN(RADIANS([.B149]))" office:value-type="float" office:value="979.805623992034" calcext:value-type="float">
            <text:p>979,8</text:p>
          </table:table-cell>
          <table:table-cell table:formula="of:=[.$A$3]*SIN(RADIANS([.B149]-120))" office:value-type="float" office:value="816.728909031445" calcext:value-type="float">
            <text:p>816,7</text:p>
          </table:table-cell>
          <table:table-cell table:formula="of:=[.$A$3]*SIN(RADIANS([.B149]+120))" office:value-type="float" office:value="-1796.53453302348" calcext:value-type="float">
            <text:p>-1796,5</text:p>
          </table:table-cell>
          <table:table-cell table:style-name="ce10"/>
          <table:table-cell table:style-name="ce6" table:formula="of:=(MIN([.C149];[.D149];[.E149])+MAX([.C149];[.D149];[.E149]))/2" office:value-type="float" office:value="-408.364454515722" calcext:value-type="float">
            <text:p>-408,4</text:p>
          </table:table-cell>
          <table:table-cell table:style-name="ce12" table:formula="of:=([.C149]-[.G149]+[.$A$3])/2" office:value-type="float" office:value="1593.58503925388" calcext:value-type="float">
            <text:p>15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1512.04668177358" calcext:value-type="float">
            <text:p>1512</text:p>
          </table:table-cell>
          <table:table-cell table:style-name="ce12" table:formula="of:=([.E149]-[.G149]+[.$A$3])/2" office:value-type="float" office:value="205.414960746122" calcext:value-type="float">
            <text:p>205</text:p>
          </table:table-cell>
          <table:table-cell table:style-name="ce10"/>
        </table:table-row>
        <table:table-row table:style-name="ro1">
          <table:table-cell/>
          <table:table-cell table:style-name="ce2" table:formula="of:=[.B149]+1" office:value-type="float" office:value="148" calcext:value-type="float">
            <text:p>148</text:p>
          </table:table-cell>
          <table:table-cell table:formula="of:=[.$A$3]*SIN(RADIANS([.B150]))" office:value-type="float" office:value="953.324756355536" calcext:value-type="float">
            <text:p>953,3</text:p>
          </table:table-cell>
          <table:table-cell table:formula="of:=[.$A$3]*SIN(RADIANS([.B150]-120))" office:value-type="float" office:value="844.579341451817" calcext:value-type="float">
            <text:p>844,6</text:p>
          </table:table-cell>
          <table:table-cell table:formula="of:=[.$A$3]*SIN(RADIANS([.B150]+120))" office:value-type="float" office:value="-1797.90409780735" calcext:value-type="float">
            <text:p>-1797,9</text:p>
          </table:table-cell>
          <table:table-cell table:style-name="ce10"/>
          <table:table-cell table:style-name="ce6" table:formula="of:=(MIN([.C150];[.D150];[.E150])+MAX([.C150];[.D150];[.E150]))/2" office:value-type="float" office:value="-422.289670725909" calcext:value-type="float">
            <text:p>-422,3</text:p>
          </table:table-cell>
          <table:table-cell table:style-name="ce12" table:formula="of:=([.C150]-[.G150]+[.$A$3])/2" office:value-type="float" office:value="1587.30721354072" calcext:value-type="float">
            <text:p>15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1532.93450608886" calcext:value-type="float">
            <text:p>1533</text:p>
          </table:table-cell>
          <table:table-cell table:style-name="ce12" table:formula="of:=([.E150]-[.G150]+[.$A$3])/2" office:value-type="float" office:value="211.692786459278" calcext:value-type="float">
            <text:p>212</text:p>
          </table:table-cell>
          <table:table-cell table:style-name="ce10"/>
        </table:table-row>
        <table:table-row table:style-name="ro1">
          <table:table-cell/>
          <table:table-cell table:style-name="ce2" table:formula="of:=[.B150]+1" office:value-type="float" office:value="149" calcext:value-type="float">
            <text:p>149</text:p>
          </table:table-cell>
          <table:table-cell table:formula="of:=[.$A$3]*SIN(RADIANS([.B151]))" office:value-type="float" office:value="926.553496763188" calcext:value-type="float">
            <text:p>926,6</text:p>
          </table:table-cell>
          <table:table-cell table:formula="of:=[.$A$3]*SIN(RADIANS([.B151]-120))" office:value-type="float" office:value="872.17250682316" calcext:value-type="float">
            <text:p>872,2</text:p>
          </table:table-cell>
          <table:table-cell table:formula="of:=[.$A$3]*SIN(RADIANS([.B151]+120))" office:value-type="float" office:value="-1798.72600358635" calcext:value-type="float">
            <text:p>-1798,7</text:p>
          </table:table-cell>
          <table:table-cell table:style-name="ce10"/>
          <table:table-cell table:style-name="ce6" table:formula="of:=(MIN([.C151];[.D151];[.E151])+MAX([.C151];[.D151];[.E151]))/2" office:value-type="float" office:value="-436.08625341158" calcext:value-type="float">
            <text:p>-436,1</text:p>
          </table:table-cell>
          <table:table-cell table:style-name="ce12" table:formula="of:=([.C151]-[.G151]+[.$A$3])/2" office:value-type="float" office:value="1580.81987508738" calcext:value-type="float">
            <text:p>15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1553.62938011737" calcext:value-type="float">
            <text:p>1554</text:p>
          </table:table-cell>
          <table:table-cell table:style-name="ce12" table:formula="of:=([.E151]-[.G151]+[.$A$3])/2" office:value-type="float" office:value="218.180124912616" calcext:value-type="float">
            <text:p>218</text:p>
          </table:table-cell>
          <table:table-cell table:style-name="ce10"/>
        </table:table-row>
        <table:table-row table:style-name="ro1">
          <table:table-cell/>
          <table:table-cell table:style-name="ce2" table:formula="of:=[.B151]+1" office:value-type="float" office:value="150" calcext:value-type="float">
            <text:p>150</text:p>
          </table:table-cell>
          <table:table-cell table:formula="of:=[.$A$3]*SIN(RADIANS([.B152]))" office:value-type="float" office:value="899.5" calcext:value-type="float">
            <text:p>899,5</text:p>
          </table:table-cell>
          <table:table-cell table:formula="of:=[.$A$3]*SIN(RADIANS([.B152]-120))" office:value-type="float" office:value="899.5" calcext:value-type="float">
            <text:p>899,5</text:p>
          </table:table-cell>
          <table:table-cell table:formula="of:=[.$A$3]*SIN(RADIANS([.B152]+120))" office:value-type="float" office:value="-1799" calcext:value-type="float">
            <text:p>-1799,0</text:p>
          </table:table-cell>
          <table:table-cell table:style-name="ce10"/>
          <table:table-cell table:style-name="ce6" table:formula="of:=(MIN([.C152];[.D152];[.E152])+MAX([.C152];[.D152];[.E152]))/2" office:value-type="float" office:value="-449.75" calcext:value-type="float">
            <text:p>-449,8</text:p>
          </table:table-cell>
          <table:table-cell table:style-name="ce12" table:formula="of:=([.C152]-[.G152]+[.$A$3])/2" office:value-type="float" office:value="1574.125" calcext:value-type="float">
            <text:p>15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1574.125" calcext:value-type="float">
            <text:p>1574</text:p>
          </table:table-cell>
          <table:table-cell table:style-name="ce12" table:formula="of:=([.E152]-[.G152]+[.$A$3])/2" office:value-type="float" office:value="224.875" calcext:value-type="float">
            <text:p>225</text:p>
          </table:table-cell>
          <table:table-cell table:style-name="ce10"/>
        </table:table-row>
        <table:table-row table:style-name="ro1">
          <table:table-cell/>
          <table:table-cell table:style-name="ce2" table:formula="of:=[.B152]+1" office:value-type="float" office:value="151" calcext:value-type="float">
            <text:p>151</text:p>
          </table:table-cell>
          <table:table-cell table:formula="of:=[.$A$3]*SIN(RADIANS([.B153]))" office:value-type="float" office:value="872.172506823161" calcext:value-type="float">
            <text:p>872,2</text:p>
          </table:table-cell>
          <table:table-cell table:formula="of:=[.$A$3]*SIN(RADIANS([.B153]-120))" office:value-type="float" office:value="926.553496763187" calcext:value-type="float">
            <text:p>926,6</text:p>
          </table:table-cell>
          <table:table-cell table:formula="of:=[.$A$3]*SIN(RADIANS([.B153]+120))" office:value-type="float" office:value="-1798.72600358635" calcext:value-type="float">
            <text:p>-1798,7</text:p>
          </table:table-cell>
          <table:table-cell table:style-name="ce10"/>
          <table:table-cell table:style-name="ce6" table:formula="of:=(MIN([.C153];[.D153];[.E153])+MAX([.C153];[.D153];[.E153]))/2" office:value-type="float" office:value="-436.08625341158" calcext:value-type="float">
            <text:p>-436,1</text:p>
          </table:table-cell>
          <table:table-cell table:style-name="ce12" table:formula="of:=([.C153]-[.G153]+[.$A$3])/2" office:value-type="float" office:value="1553.62938011737" calcext:value-type="float">
            <text:p>15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1580.81987508738" calcext:value-type="float">
            <text:p>1581</text:p>
          </table:table-cell>
          <table:table-cell table:style-name="ce12" table:formula="of:=([.E153]-[.G153]+[.$A$3])/2" office:value-type="float" office:value="218.180124912616" calcext:value-type="float">
            <text:p>218</text:p>
          </table:table-cell>
          <table:table-cell table:style-name="ce10"/>
        </table:table-row>
        <table:table-row table:style-name="ro1">
          <table:table-cell/>
          <table:table-cell table:style-name="ce2" table:formula="of:=[.B153]+1" office:value-type="float" office:value="152" calcext:value-type="float">
            <text:p>152</text:p>
          </table:table-cell>
          <table:table-cell table:formula="of:=[.$A$3]*SIN(RADIANS([.B154]))" office:value-type="float" office:value="844.579341451817" calcext:value-type="float">
            <text:p>844,6</text:p>
          </table:table-cell>
          <table:table-cell table:formula="of:=[.$A$3]*SIN(RADIANS([.B154]-120))" office:value-type="float" office:value="953.324756355536" calcext:value-type="float">
            <text:p>953,3</text:p>
          </table:table-cell>
          <table:table-cell table:formula="of:=[.$A$3]*SIN(RADIANS([.B154]+120))" office:value-type="float" office:value="-1797.90409780735" calcext:value-type="float">
            <text:p>-1797,9</text:p>
          </table:table-cell>
          <table:table-cell table:style-name="ce10"/>
          <table:table-cell table:style-name="ce6" table:formula="of:=(MIN([.C154];[.D154];[.E154])+MAX([.C154];[.D154];[.E154]))/2" office:value-type="float" office:value="-422.289670725909" calcext:value-type="float">
            <text:p>-422,3</text:p>
          </table:table-cell>
          <table:table-cell table:style-name="ce12" table:formula="of:=([.C154]-[.G154]+[.$A$3])/2" office:value-type="float" office:value="1532.93450608886" calcext:value-type="float">
            <text:p>15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1587.30721354072" calcext:value-type="float">
            <text:p>1587</text:p>
          </table:table-cell>
          <table:table-cell table:style-name="ce12" table:formula="of:=([.E154]-[.G154]+[.$A$3])/2" office:value-type="float" office:value="211.692786459278" calcext:value-type="float">
            <text:p>212</text:p>
          </table:table-cell>
          <table:table-cell table:style-name="ce10"/>
        </table:table-row>
        <table:table-row table:style-name="ro1">
          <table:table-cell/>
          <table:table-cell table:style-name="ce2" table:formula="of:=[.B154]+1" office:value-type="float" office:value="153" calcext:value-type="float">
            <text:p>153</text:p>
          </table:table-cell>
          <table:table-cell table:formula="of:=[.$A$3]*SIN(RADIANS([.B155]))" office:value-type="float" office:value="816.728909031445" calcext:value-type="float">
            <text:p>816,7</text:p>
          </table:table-cell>
          <table:table-cell table:formula="of:=[.$A$3]*SIN(RADIANS([.B155]-120))" office:value-type="float" office:value="979.805623992034" calcext:value-type="float">
            <text:p>979,8</text:p>
          </table:table-cell>
          <table:table-cell table:formula="of:=[.$A$3]*SIN(RADIANS([.B155]+120))" office:value-type="float" office:value="-1796.53453302348" calcext:value-type="float">
            <text:p>-1796,5</text:p>
          </table:table-cell>
          <table:table-cell table:style-name="ce10"/>
          <table:table-cell table:style-name="ce6" table:formula="of:=(MIN([.C155];[.D155];[.E155])+MAX([.C155];[.D155];[.E155]))/2" office:value-type="float" office:value="-408.364454515722" calcext:value-type="float">
            <text:p>-408,4</text:p>
          </table:table-cell>
          <table:table-cell table:style-name="ce12" table:formula="of:=([.C155]-[.G155]+[.$A$3])/2" office:value-type="float" office:value="1512.04668177358" calcext:value-type="float">
            <text:p>15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1593.58503925388" calcext:value-type="float">
            <text:p>1594</text:p>
          </table:table-cell>
          <table:table-cell table:style-name="ce12" table:formula="of:=([.E155]-[.G155]+[.$A$3])/2" office:value-type="float" office:value="205.414960746122" calcext:value-type="float">
            <text:p>205</text:p>
          </table:table-cell>
          <table:table-cell table:style-name="ce10"/>
        </table:table-row>
        <table:table-row table:style-name="ro1">
          <table:table-cell/>
          <table:table-cell table:style-name="ce2" table:formula="of:=[.B155]+1" office:value-type="float" office:value="154" calcext:value-type="float">
            <text:p>154</text:p>
          </table:table-cell>
          <table:table-cell table:formula="of:=[.$A$3]*SIN(RADIANS([.B156]))" office:value-type="float" office:value="788.62969307355" calcext:value-type="float">
            <text:p>788,6</text:p>
          </table:table-cell>
          <table:table-cell table:formula="of:=[.$A$3]*SIN(RADIANS([.B156]-120))" office:value-type="float" office:value="1005.98803334387" calcext:value-type="float">
            <text:p>1006,0</text:p>
          </table:table-cell>
          <table:table-cell table:formula="of:=[.$A$3]*SIN(RADIANS([.B156]+120))" office:value-type="float" office:value="-1794.61772641742" calcext:value-type="float">
            <text:p>-1794,6</text:p>
          </table:table-cell>
          <table:table-cell table:style-name="ce10"/>
          <table:table-cell table:style-name="ce6" table:formula="of:=(MIN([.C156];[.D156];[.E156])+MAX([.C156];[.D156];[.E156]))/2" office:value-type="float" office:value="-394.314846536775" calcext:value-type="float">
            <text:p>-394,3</text:p>
          </table:table-cell>
          <table:table-cell table:style-name="ce12" table:formula="of:=([.C156]-[.G156]+[.$A$3])/2" office:value-type="float" office:value="1490.97226980516" calcext:value-type="float">
            <text:p>14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1599.65143994032" calcext:value-type="float">
            <text:p>1600</text:p>
          </table:table-cell>
          <table:table-cell table:style-name="ce12" table:formula="of:=([.E156]-[.G156]+[.$A$3])/2" office:value-type="float" office:value="199.348560059676" calcext:value-type="float">
            <text:p>199</text:p>
          </table:table-cell>
          <table:table-cell table:style-name="ce10"/>
        </table:table-row>
        <table:table-row table:style-name="ro1">
          <table:table-cell/>
          <table:table-cell table:style-name="ce2" table:formula="of:=[.B156]+1" office:value-type="float" office:value="155" calcext:value-type="float">
            <text:p>155</text:p>
          </table:table-cell>
          <table:table-cell table:formula="of:=[.$A$3]*SIN(RADIANS([.B157]))" office:value-type="float" office:value="760.290252871518" calcext:value-type="float">
            <text:p>760,3</text:p>
          </table:table-cell>
          <table:table-cell table:formula="of:=[.$A$3]*SIN(RADIANS([.B157]-120))" office:value-type="float" office:value="1031.86400899553" calcext:value-type="float">
            <text:p>1031,9</text:p>
          </table:table-cell>
          <table:table-cell table:formula="of:=[.$A$3]*SIN(RADIANS([.B157]+120))" office:value-type="float" office:value="-1792.15426186705" calcext:value-type="float">
            <text:p>-1792,2</text:p>
          </table:table-cell>
          <table:table-cell table:style-name="ce10"/>
          <table:table-cell table:style-name="ce6" table:formula="of:=(MIN([.C157];[.D157];[.E157])+MAX([.C157];[.D157];[.E157]))/2" office:value-type="float" office:value="-380.145126435759" calcext:value-type="float">
            <text:p>-380,1</text:p>
          </table:table-cell>
          <table:table-cell table:style-name="ce12" table:formula="of:=([.C157]-[.G157]+[.$A$3])/2" office:value-type="float" office:value="1469.71768965364" calcext:value-type="float">
            <text:p>1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1605.50456771565" calcext:value-type="float">
            <text:p>1606</text:p>
          </table:table-cell>
          <table:table-cell table:style-name="ce12" table:formula="of:=([.E157]-[.G157]+[.$A$3])/2" office:value-type="float" office:value="193.495432284355" calcext:value-type="float">
            <text:p>193</text:p>
          </table:table-cell>
          <table:table-cell table:style-name="ce10"/>
        </table:table-row>
        <table:table-row table:style-name="ro1">
          <table:table-cell/>
          <table:table-cell table:style-name="ce2" table:formula="of:=[.B157]+1" office:value-type="float" office:value="156" calcext:value-type="float">
            <text:p>156</text:p>
          </table:table-cell>
          <table:table-cell table:formula="of:=[.$A$3]*SIN(RADIANS([.B158]))" office:value-type="float" office:value="731.719220893365" calcext:value-type="float">
            <text:p>731,7</text:p>
          </table:table-cell>
          <table:table-cell table:formula="of:=[.$A$3]*SIN(RADIANS([.B158]-120))" office:value-type="float" office:value="1057.42566887416" calcext:value-type="float">
            <text:p>1057,4</text:p>
          </table:table-cell>
          <table:table-cell table:formula="of:=[.$A$3]*SIN(RADIANS([.B158]+120))" office:value-type="float" office:value="-1789.14488976752" calcext:value-type="float">
            <text:p>-1789,1</text:p>
          </table:table-cell>
          <table:table-cell table:style-name="ce10"/>
          <table:table-cell table:style-name="ce6" table:formula="of:=(MIN([.C158];[.D158];[.E158])+MAX([.C158];[.D158];[.E158]))/2" office:value-type="float" office:value="-365.859610446682" calcext:value-type="float">
            <text:p>-365,9</text:p>
          </table:table-cell>
          <table:table-cell table:style-name="ce12" table:formula="of:=([.C158]-[.G158]+[.$A$3])/2" office:value-type="float" office:value="1448.28941567002" calcext:value-type="float">
            <text:p>14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1611.14263966042" calcext:value-type="float">
            <text:p>1611</text:p>
          </table:table-cell>
          <table:table-cell table:style-name="ce12" table:formula="of:=([.E158]-[.G158]+[.$A$3])/2" office:value-type="float" office:value="187.857360339579" calcext:value-type="float">
            <text:p>188</text:p>
          </table:table-cell>
          <table:table-cell table:style-name="ce10"/>
        </table:table-row>
        <table:table-row table:style-name="ro1">
          <table:table-cell/>
          <table:table-cell table:style-name="ce2" table:formula="of:=[.B158]+1" office:value-type="float" office:value="157" calcext:value-type="float">
            <text:p>157</text:p>
          </table:table-cell>
          <table:table-cell table:formula="of:=[.$A$3]*SIN(RADIANS([.B159]))" office:value-type="float" office:value="702.925300152204" calcext:value-type="float">
            <text:p>702,9</text:p>
          </table:table-cell>
          <table:table-cell table:formula="of:=[.$A$3]*SIN(RADIANS([.B159]-120))" office:value-type="float" office:value="1082.66522665053" calcext:value-type="float">
            <text:p>1082,7</text:p>
          </table:table-cell>
          <table:table-cell table:formula="of:=[.$A$3]*SIN(RADIANS([.B159]+120))" office:value-type="float" office:value="-1785.59052680274" calcext:value-type="float">
            <text:p>-1785,6</text:p>
          </table:table-cell>
          <table:table-cell table:style-name="ce10"/>
          <table:table-cell table:style-name="ce6" table:formula="of:=(MIN([.C159];[.D159];[.E159])+MAX([.C159];[.D159];[.E159]))/2" office:value-type="float" office:value="-351.462650076102" calcext:value-type="float">
            <text:p>-351,5</text:p>
          </table:table-cell>
          <table:table-cell table:style-name="ce12" table:formula="of:=([.C159]-[.G159]+[.$A$3])/2" office:value-type="float" office:value="1426.69397511415" calcext:value-type="float">
            <text:p>14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1616.56393836332" calcext:value-type="float">
            <text:p>1617</text:p>
          </table:table-cell>
          <table:table-cell table:style-name="ce12" table:formula="of:=([.E159]-[.G159]+[.$A$3])/2" office:value-type="float" office:value="182.436061636682" calcext:value-type="float">
            <text:p>182</text:p>
          </table:table-cell>
          <table:table-cell table:style-name="ce10"/>
        </table:table-row>
        <table:table-row table:style-name="ro1">
          <table:table-cell/>
          <table:table-cell table:style-name="ce2" table:formula="of:=[.B159]+1" office:value-type="float" office:value="158" calcext:value-type="float">
            <text:p>158</text:p>
          </table:table-cell>
          <table:table-cell table:formula="of:=[.$A$3]*SIN(RADIANS([.B160]))" office:value-type="float" office:value="673.917261555226" calcext:value-type="float">
            <text:p>673,9</text:p>
          </table:table-cell>
          <table:table-cell table:formula="of:=[.$A$3]*SIN(RADIANS([.B160]-120))" office:value-type="float" office:value="1107.57499411086" calcext:value-type="float">
            <text:p>1107,6</text:p>
          </table:table-cell>
          <table:table-cell table:formula="of:=[.$A$3]*SIN(RADIANS([.B160]+120))" office:value-type="float" office:value="-1781.49225566609" calcext:value-type="float">
            <text:p>-1781,5</text:p>
          </table:table-cell>
          <table:table-cell table:style-name="ce10"/>
          <table:table-cell table:style-name="ce6" table:formula="of:=(MIN([.C160];[.D160];[.E160])+MAX([.C160];[.D160];[.E160]))/2" office:value-type="float" office:value="-336.958630777613" calcext:value-type="float">
            <text:p>-337,0</text:p>
          </table:table-cell>
          <table:table-cell table:style-name="ce12" table:formula="of:=([.C160]-[.G160]+[.$A$3])/2" office:value-type="float" office:value="1404.93794616642" calcext:value-type="float">
            <text:p>14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1621.76681244424" calcext:value-type="float">
            <text:p>1622</text:p>
          </table:table-cell>
          <table:table-cell table:style-name="ce12" table:formula="of:=([.E160]-[.G160]+[.$A$3])/2" office:value-type="float" office:value="177.233187555764" calcext:value-type="float">
            <text:p>177</text:p>
          </table:table-cell>
          <table:table-cell table:style-name="ce10"/>
        </table:table-row>
        <table:table-row table:style-name="ro1">
          <table:table-cell/>
          <table:table-cell table:style-name="ce2" table:formula="of:=[.B160]+1" office:value-type="float" office:value="159" calcext:value-type="float">
            <text:p>159</text:p>
          </table:table-cell>
          <table:table-cell table:formula="of:=[.$A$3]*SIN(RADIANS([.B161]))" office:value-type="float" office:value="644.703941231995" calcext:value-type="float">
            <text:p>644,7</text:p>
          </table:table-cell>
          <table:table-cell table:formula="of:=[.$A$3]*SIN(RADIANS([.B161]-120))" office:value-type="float" office:value="1132.14738349866" calcext:value-type="float">
            <text:p>1132,1</text:p>
          </table:table-cell>
          <table:table-cell table:formula="of:=[.$A$3]*SIN(RADIANS([.B161]+120))" office:value-type="float" office:value="-1776.85132473065" calcext:value-type="float">
            <text:p>-1776,9</text:p>
          </table:table-cell>
          <table:table-cell table:style-name="ce10"/>
          <table:table-cell table:style-name="ce6" table:formula="of:=(MIN([.C161];[.D161];[.E161])+MAX([.C161];[.D161];[.E161]))/2" office:value-type="float" office:value="-322.351970615998" calcext:value-type="float">
            <text:p>-322,4</text:p>
          </table:table-cell>
          <table:table-cell table:style-name="ce12" table:formula="of:=([.C161]-[.G161]+[.$A$3])/2" office:value-type="float" office:value="1383.027955924" calcext:value-type="float">
            <text:p>13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1626.74967705733" calcext:value-type="float">
            <text:p>1627</text:p>
          </table:table-cell>
          <table:table-cell table:style-name="ce12" table:formula="of:=([.E161]-[.G161]+[.$A$3])/2" office:value-type="float" office:value="172.250322942672" calcext:value-type="float">
            <text:p>172</text:p>
          </table:table-cell>
          <table:table-cell table:style-name="ce10"/>
        </table:table-row>
        <table:table-row table:style-name="ro1">
          <table:table-cell/>
          <table:table-cell table:style-name="ce2" table:formula="of:=[.B161]+1" office:value-type="float" office:value="160" calcext:value-type="float">
            <text:p>160</text:p>
          </table:table-cell>
          <table:table-cell table:formula="of:=[.$A$3]*SIN(RADIANS([.B162]))" office:value-type="float" office:value="615.294237842878" calcext:value-type="float">
            <text:p>615,3</text:p>
          </table:table-cell>
          <table:table-cell table:formula="of:=[.$A$3]*SIN(RADIANS([.B162]-120))" office:value-type="float" office:value="1156.37490982608" calcext:value-type="float">
            <text:p>1156,4</text:p>
          </table:table-cell>
          <table:table-cell table:formula="of:=[.$A$3]*SIN(RADIANS([.B162]+120))" office:value-type="float" office:value="-1771.66914766896" calcext:value-type="float">
            <text:p>-1771,7</text:p>
          </table:table-cell>
          <table:table-cell table:style-name="ce10"/>
          <table:table-cell table:style-name="ce6" table:formula="of:=(MIN([.C162];[.D162];[.E162])+MAX([.C162];[.D162];[.E162]))/2" office:value-type="float" office:value="-307.647118921439" calcext:value-type="float">
            <text:p>-307,6</text:p>
          </table:table-cell>
          <table:table-cell table:style-name="ce12" table:formula="of:=([.C162]-[.G162]+[.$A$3])/2" office:value-type="float" office:value="1360.97067838216" calcext:value-type="float">
            <text:p>13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1631.51101437376" calcext:value-type="float">
            <text:p>1632</text:p>
          </table:table-cell>
          <table:table-cell table:style-name="ce12" table:formula="of:=([.E162]-[.G162]+[.$A$3])/2" office:value-type="float" office:value="167.488985626238" calcext:value-type="float">
            <text:p>167</text:p>
          </table:table-cell>
          <table:table-cell table:style-name="ce10"/>
        </table:table-row>
        <table:table-row table:style-name="ro1">
          <table:table-cell/>
          <table:table-cell table:style-name="ce2" table:formula="of:=[.B162]+1" office:value-type="float" office:value="161" calcext:value-type="float">
            <text:p>161</text:p>
          </table:table-cell>
          <table:table-cell table:formula="of:=[.$A$3]*SIN(RADIANS([.B163]))" office:value-type="float" office:value="585.697109868425" calcext:value-type="float">
            <text:p>585,7</text:p>
          </table:table-cell>
          <table:table-cell table:formula="of:=[.$A$3]*SIN(RADIANS([.B163]-120))" office:value-type="float" office:value="1180.25019315392" calcext:value-type="float">
            <text:p>1180,3</text:p>
          </table:table-cell>
          <table:table-cell table:formula="of:=[.$A$3]*SIN(RADIANS([.B163]+120))" office:value-type="float" office:value="-1765.94730302235" calcext:value-type="float">
            <text:p>-1765,9</text:p>
          </table:table-cell>
          <table:table-cell table:style-name="ce10"/>
          <table:table-cell table:style-name="ce6" table:formula="of:=(MIN([.C163];[.D163];[.E163])+MAX([.C163];[.D163];[.E163]))/2" office:value-type="float" office:value="-292.848554934212" calcext:value-type="float">
            <text:p>-292,8</text:p>
          </table:table-cell>
          <table:table-cell table:style-name="ce12" table:formula="of:=([.C163]-[.G163]+[.$A$3])/2" office:value-type="float" office:value="1338.77283240132" calcext:value-type="float">
            <text:p>13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1636.04937404407" calcext:value-type="float">
            <text:p>1636</text:p>
          </table:table-cell>
          <table:table-cell table:style-name="ce12" table:formula="of:=([.E163]-[.G163]+[.$A$3])/2" office:value-type="float" office:value="162.950625955933" calcext:value-type="float">
            <text:p>163</text:p>
          </table:table-cell>
          <table:table-cell table:style-name="ce10"/>
        </table:table-row>
        <table:table-row table:style-name="ro1">
          <table:table-cell/>
          <table:table-cell table:style-name="ce2" table:formula="of:=[.B163]+1" office:value-type="float" office:value="162" calcext:value-type="float">
            <text:p>162</text:p>
          </table:table-cell>
          <table:table-cell table:formula="of:=[.$A$3]*SIN(RADIANS([.B164]))" office:value-type="float" office:value="555.921572880531" calcext:value-type="float">
            <text:p>555,9</text:p>
          </table:table-cell>
          <table:table-cell table:formula="of:=[.$A$3]*SIN(RADIANS([.B164]-120))" office:value-type="float" office:value="1203.76596083959" calcext:value-type="float">
            <text:p>1203,8</text:p>
          </table:table-cell>
          <table:table-cell table:formula="of:=[.$A$3]*SIN(RADIANS([.B164]+120))" office:value-type="float" office:value="-1759.68753372012" calcext:value-type="float">
            <text:p>-1759,7</text:p>
          </table:table-cell>
          <table:table-cell table:style-name="ce10"/>
          <table:table-cell table:style-name="ce6" table:formula="of:=(MIN([.C164];[.D164];[.E164])+MAX([.C164];[.D164];[.E164]))/2" office:value-type="float" office:value="-277.960786440265" calcext:value-type="float">
            <text:p>-278,0</text:p>
          </table:table-cell>
          <table:table-cell table:style-name="ce12" table:formula="of:=([.C164]-[.G164]+[.$A$3])/2" office:value-type="float" office:value="1316.4411796604" calcext:value-type="float">
            <text:p>13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1640.36337363993" calcext:value-type="float">
            <text:p>1640</text:p>
          </table:table-cell>
          <table:table-cell table:style-name="ce12" table:formula="of:=([.E164]-[.G164]+[.$A$3])/2" office:value-type="float" office:value="158.636626360074" calcext:value-type="float">
            <text:p>159</text:p>
          </table:table-cell>
          <table:table-cell table:style-name="ce10"/>
        </table:table-row>
        <table:table-row table:style-name="ro1">
          <table:table-cell/>
          <table:table-cell table:style-name="ce2" table:formula="of:=[.B164]+1" office:value-type="float" office:value="163" calcext:value-type="float">
            <text:p>163</text:p>
          </table:table-cell>
          <table:table-cell table:formula="of:=[.$A$3]*SIN(RADIANS([.B165]))" office:value-type="float" office:value="525.976696796203" calcext:value-type="float">
            <text:p>526,0</text:p>
          </table:table-cell>
          <table:table-cell table:formula="of:=[.$A$3]*SIN(RADIANS([.B165]-120))" office:value-type="float" office:value="1226.91504975243" calcext:value-type="float">
            <text:p>1226,9</text:p>
          </table:table-cell>
          <table:table-cell table:formula="of:=[.$A$3]*SIN(RADIANS([.B165]+120))" office:value-type="float" office:value="-1752.89174654864" calcext:value-type="float">
            <text:p>-1752,9</text:p>
          </table:table-cell>
          <table:table-cell table:style-name="ce10"/>
          <table:table-cell table:style-name="ce6" table:formula="of:=(MIN([.C165];[.D165];[.E165])+MAX([.C165];[.D165];[.E165]))/2" office:value-type="float" office:value="-262.988348398102" calcext:value-type="float">
            <text:p>-263,0</text:p>
          </table:table-cell>
          <table:table-cell table:style-name="ce12" table:formula="of:=([.C165]-[.G165]+[.$A$3])/2" office:value-type="float" office:value="1293.98252259715" calcext:value-type="float">
            <text:p>12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1644.45169907527" calcext:value-type="float">
            <text:p>1644</text:p>
          </table:table-cell>
          <table:table-cell table:style-name="ce12" table:formula="of:=([.E165]-[.G165]+[.$A$3])/2" office:value-type="float" office:value="154.548300924732" calcext:value-type="float">
            <text:p>155</text:p>
          </table:table-cell>
          <table:table-cell table:style-name="ce10"/>
        </table:table-row>
        <table:table-row table:style-name="ro1">
          <table:table-cell/>
          <table:table-cell table:style-name="ce2" table:formula="of:=[.B165]+1" office:value-type="float" office:value="164" calcext:value-type="float">
            <text:p>164</text:p>
          </table:table-cell>
          <table:table-cell table:formula="of:=[.$A$3]*SIN(RADIANS([.B166]))" office:value-type="float" office:value="495.871603114782" calcext:value-type="float">
            <text:p>495,9</text:p>
          </table:table-cell>
          <table:table-cell table:formula="of:=[.$A$3]*SIN(RADIANS([.B166]-120))" office:value-type="float" office:value="1249.69040845574" calcext:value-type="float">
            <text:p>1249,7</text:p>
          </table:table-cell>
          <table:table-cell table:formula="of:=[.$A$3]*SIN(RADIANS([.B166]+120))" office:value-type="float" office:value="-1745.56201157052" calcext:value-type="float">
            <text:p>-1745,6</text:p>
          </table:table-cell>
          <table:table-cell table:style-name="ce10"/>
          <table:table-cell table:style-name="ce6" table:formula="of:=(MIN([.C166];[.D166];[.E166])+MAX([.C166];[.D166];[.E166]))/2" office:value-type="float" office:value="-247.935801557391" calcext:value-type="float">
            <text:p>-247,9</text:p>
          </table:table-cell>
          <table:table-cell table:style-name="ce12" table:formula="of:=([.C166]-[.G166]+[.$A$3])/2" office:value-type="float" office:value="1271.40370233609" calcext:value-type="float">
            <text:p>12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1648.31310500656" calcext:value-type="float">
            <text:p>1648</text:p>
          </table:table-cell>
          <table:table-cell table:style-name="ce12" table:formula="of:=([.E166]-[.G166]+[.$A$3])/2" office:value-type="float" office:value="150.686894993436" calcext:value-type="float">
            <text:p>151</text:p>
          </table:table-cell>
          <table:table-cell table:style-name="ce10"/>
        </table:table-row>
        <table:table-row table:style-name="ro1">
          <table:table-cell/>
          <table:table-cell table:style-name="ce2" table:formula="of:=[.B166]+1" office:value-type="float" office:value="165" calcext:value-type="float">
            <text:p>165</text:p>
          </table:table-cell>
          <table:table-cell table:formula="of:=[.$A$3]*SIN(RADIANS([.B167]))" office:value-type="float" office:value="465.615462139435" calcext:value-type="float">
            <text:p>465,6</text:p>
          </table:table-cell>
          <table:table-cell table:formula="of:=[.$A$3]*SIN(RADIANS([.B167]-120))" office:value-type="float" office:value="1272.0850993546" calcext:value-type="float">
            <text:p>1272,1</text:p>
          </table:table-cell>
          <table:table-cell table:formula="of:=[.$A$3]*SIN(RADIANS([.B167]+120))" office:value-type="float" office:value="-1737.70056149403" calcext:value-type="float">
            <text:p>-1737,7</text:p>
          </table:table-cell>
          <table:table-cell table:style-name="ce10"/>
          <table:table-cell table:style-name="ce6" table:formula="of:=(MIN([.C167];[.D167];[.E167])+MAX([.C167];[.D167];[.E167]))/2" office:value-type="float" office:value="-232.807731069718" calcext:value-type="float">
            <text:p>-232,8</text:p>
          </table:table-cell>
          <table:table-cell table:style-name="ce12" table:formula="of:=([.C167]-[.G167]+[.$A$3])/2" office:value-type="float" office:value="1248.71159660458" calcext:value-type="float">
            <text:p>1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1651.94641521216" calcext:value-type="float">
            <text:p>1652</text:p>
          </table:table-cell>
          <table:table-cell table:style-name="ce12" table:formula="of:=([.E167]-[.G167]+[.$A$3])/2" office:value-type="float" office:value="147.053584787842" calcext:value-type="float">
            <text:p>147</text:p>
          </table:table-cell>
          <table:table-cell table:style-name="ce10"/>
        </table:table-row>
        <table:table-row table:style-name="ro1">
          <table:table-cell/>
          <table:table-cell table:style-name="ce2" table:formula="of:=[.B167]+1" office:value-type="float" office:value="166" calcext:value-type="float">
            <text:p>166</text:p>
          </table:table-cell>
          <table:table-cell table:formula="of:=[.$A$3]*SIN(RADIANS([.B168]))" office:value-type="float" office:value="435.217490183802" calcext:value-type="float">
            <text:p>435,2</text:p>
          </table:table-cell>
          <table:table-cell table:formula="of:=[.$A$3]*SIN(RADIANS([.B168]-120))" office:value-type="float" office:value="1294.09230080923" calcext:value-type="float">
            <text:p>1294,1</text:p>
          </table:table-cell>
          <table:table-cell table:formula="of:=[.$A$3]*SIN(RADIANS([.B168]+120))" office:value-type="float" office:value="-1729.30979099304" calcext:value-type="float">
            <text:p>-1729,3</text:p>
          </table:table-cell>
          <table:table-cell table:style-name="ce10"/>
          <table:table-cell table:style-name="ce6" table:formula="of:=(MIN([.C168];[.D168];[.E168])+MAX([.C168];[.D168];[.E168]))/2" office:value-type="float" office:value="-217.608745091901" calcext:value-type="float">
            <text:p>-217,6</text:p>
          </table:table-cell>
          <table:table-cell table:style-name="ce12" table:formula="of:=([.C168]-[.G168]+[.$A$3])/2" office:value-type="float" office:value="1225.91311763785" calcext:value-type="float">
            <text:p>12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1655.35052295057" calcext:value-type="float">
            <text:p>1655</text:p>
          </table:table-cell>
          <table:table-cell table:style-name="ce12" table:formula="of:=([.E168]-[.G168]+[.$A$3])/2" office:value-type="float" office:value="143.649477049433" calcext:value-type="float">
            <text:p>144</text:p>
          </table:table-cell>
          <table:table-cell table:style-name="ce10"/>
        </table:table-row>
        <table:table-row table:style-name="ro1">
          <table:table-cell/>
          <table:table-cell table:style-name="ce2" table:formula="of:=[.B168]+1" office:value-type="float" office:value="167" calcext:value-type="float">
            <text:p>167</text:p>
          </table:table-cell>
          <table:table-cell table:formula="of:=[.$A$3]*SIN(RADIANS([.B169]))" office:value-type="float" office:value="404.686946764614" calcext:value-type="float">
            <text:p>404,7</text:p>
          </table:table-cell>
          <table:table-cell table:formula="of:=[.$A$3]*SIN(RADIANS([.B169]-120))" office:value-type="float" office:value="1315.70530921289" calcext:value-type="float">
            <text:p>1315,7</text:p>
          </table:table-cell>
          <table:table-cell table:formula="of:=[.$A$3]*SIN(RADIANS([.B169]+120))" office:value-type="float" office:value="-1720.3922559775" calcext:value-type="float">
            <text:p>-1720,4</text:p>
          </table:table-cell>
          <table:table-cell table:style-name="ce10"/>
          <table:table-cell table:style-name="ce6" table:formula="of:=(MIN([.C169];[.D169];[.E169])+MAX([.C169];[.D169];[.E169]))/2" office:value-type="float" office:value="-202.343473382307" calcext:value-type="float">
            <text:p>-202,3</text:p>
          </table:table-cell>
          <table:table-cell table:style-name="ce12" table:formula="of:=([.C169]-[.G169]+[.$A$3])/2" office:value-type="float" office:value="1203.01521007346" calcext:value-type="float">
            <text:p>12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1658.5243912976" calcext:value-type="float">
            <text:p>1659</text:p>
          </table:table-cell>
          <table:table-cell table:style-name="ce12" table:formula="of:=([.E169]-[.G169]+[.$A$3])/2" office:value-type="float" office:value="140.475608702403" calcext:value-type="float">
            <text:p>140</text:p>
          </table:table-cell>
          <table:table-cell table:style-name="ce10"/>
        </table:table-row>
        <table:table-row table:style-name="ro1">
          <table:table-cell/>
          <table:table-cell table:style-name="ce2" table:formula="of:=[.B169]+1" office:value-type="float" office:value="168" calcext:value-type="float">
            <text:p>168</text:p>
          </table:table-cell>
          <table:table-cell table:formula="of:=[.$A$3]*SIN(RADIANS([.B170]))" office:value-type="float" office:value="374.033131781149" calcext:value-type="float">
            <text:p>374,0</text:p>
          </table:table-cell>
          <table:table-cell table:formula="of:=[.$A$3]*SIN(RADIANS([.B170]-120))" office:value-type="float" office:value="1336.91754103383" calcext:value-type="float">
            <text:p>1336,9</text:p>
          </table:table-cell>
          <table:table-cell table:formula="of:=[.$A$3]*SIN(RADIANS([.B170]+120))" office:value-type="float" office:value="-1710.95067281498" calcext:value-type="float">
            <text:p>-1711,0</text:p>
          </table:table-cell>
          <table:table-cell table:style-name="ce10"/>
          <table:table-cell table:style-name="ce6" table:formula="of:=(MIN([.C170];[.D170];[.E170])+MAX([.C170];[.D170];[.E170]))/2" office:value-type="float" office:value="-187.016565890574" calcext:value-type="float">
            <text:p>-187,0</text:p>
          </table:table-cell>
          <table:table-cell table:style-name="ce12" table:formula="of:=([.C170]-[.G170]+[.$A$3])/2" office:value-type="float" office:value="1180.02484883586" calcext:value-type="float">
            <text:p>11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1661.4670534622" calcext:value-type="float">
            <text:p>1661</text:p>
          </table:table-cell>
          <table:table-cell table:style-name="ce12" table:formula="of:=([.E170]-[.G170]+[.$A$3])/2" office:value-type="float" office:value="137.532946537797" calcext:value-type="float">
            <text:p>138</text:p>
          </table:table-cell>
          <table:table-cell table:style-name="ce10"/>
        </table:table-row>
        <table:table-row table:style-name="ro1">
          <table:table-cell/>
          <table:table-cell table:style-name="ce2" table:formula="of:=[.B170]+1" office:value-type="float" office:value="169" calcext:value-type="float">
            <text:p>169</text:p>
          </table:table-cell>
          <table:table-cell table:formula="of:=[.$A$3]*SIN(RADIANS([.B171]))" office:value-type="float" office:value="343.265382682404" calcext:value-type="float">
            <text:p>343,3</text:p>
          </table:table-cell>
          <table:table-cell table:formula="of:=[.$A$3]*SIN(RADIANS([.B171]-120))" office:value-type="float" office:value="1357.72253482077" calcext:value-type="float">
            <text:p>1357,7</text:p>
          </table:table-cell>
          <table:table-cell table:formula="of:=[.$A$3]*SIN(RADIANS([.B171]+120))" office:value-type="float" office:value="-1700.98791750317" calcext:value-type="float">
            <text:p>-1701,0</text:p>
          </table:table-cell>
          <table:table-cell table:style-name="ce10"/>
          <table:table-cell table:style-name="ce6" table:formula="of:=(MIN([.C171];[.D171];[.E171])+MAX([.C171];[.D171];[.E171]))/2" office:value-type="float" office:value="-171.632691341202" calcext:value-type="float">
            <text:p>-171,6</text:p>
          </table:table-cell>
          <table:table-cell table:style-name="ce12" table:formula="of:=([.C171]-[.G171]+[.$A$3])/2" office:value-type="float" office:value="1156.9490370118" calcext:value-type="float">
            <text:p>11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1664.17761308098" calcext:value-type="float">
            <text:p>1664</text:p>
          </table:table-cell>
          <table:table-cell table:style-name="ce12" table:formula="of:=([.E171]-[.G171]+[.$A$3])/2" office:value-type="float" office:value="134.822386919015" calcext:value-type="float">
            <text:p>135</text:p>
          </table:table-cell>
          <table:table-cell table:style-name="ce10"/>
        </table:table-row>
        <table:table-row table:style-name="ro1">
          <table:table-cell/>
          <table:table-cell table:style-name="ce2" table:formula="of:=[.B171]+1" office:value-type="float" office:value="170" calcext:value-type="float">
            <text:p>170</text:p>
          </table:table-cell>
          <table:table-cell table:formula="of:=[.$A$3]*SIN(RADIANS([.B172]))" office:value-type="float" office:value="312.393071622808" calcext:value-type="float">
            <text:p>312,4</text:p>
          </table:table-cell>
          <table:table-cell table:formula="of:=[.$A$3]*SIN(RADIANS([.B172]-120))" office:value-type="float" office:value="1378.11395317104" calcext:value-type="float">
            <text:p>1378,1</text:p>
          </table:table-cell>
          <table:table-cell table:formula="of:=[.$A$3]*SIN(RADIANS([.B172]+120))" office:value-type="float" office:value="-1690.50702479385" calcext:value-type="float">
            <text:p>-1690,5</text:p>
          </table:table-cell>
          <table:table-cell table:style-name="ce10"/>
          <table:table-cell table:style-name="ce6" table:formula="of:=(MIN([.C172];[.D172];[.E172])+MAX([.C172];[.D172];[.E172]))/2" office:value-type="float" office:value="-156.196535811404" calcext:value-type="float">
            <text:p>-156,2</text:p>
          </table:table-cell>
          <table:table-cell table:style-name="ce12" table:formula="of:=([.C172]-[.G172]+[.$A$3])/2" office:value-type="float" office:value="1133.79480371711" calcext:value-type="float">
            <text:p>11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1666.65524449122" calcext:value-type="float">
            <text:p>1667</text:p>
          </table:table-cell>
          <table:table-cell table:style-name="ce12" table:formula="of:=([.E172]-[.G172]+[.$A$3])/2" office:value-type="float" office:value="132.344755508777" calcext:value-type="float">
            <text:p>132</text:p>
          </table:table-cell>
          <table:table-cell table:style-name="ce10"/>
        </table:table-row>
        <table:table-row table:style-name="ro1">
          <table:table-cell/>
          <table:table-cell table:style-name="ce2" table:formula="of:=[.B172]+1" office:value-type="float" office:value="171" calcext:value-type="float">
            <text:p>171</text:p>
          </table:table-cell>
          <table:table-cell table:formula="of:=[.$A$3]*SIN(RADIANS([.B173]))" office:value-type="float" office:value="281.425602607376" calcext:value-type="float">
            <text:p>281,4</text:p>
          </table:table-cell>
          <table:table-cell table:formula="of:=[.$A$3]*SIN(RADIANS([.B173]-120))" office:value-type="float" office:value="1398.08558466109" calcext:value-type="float">
            <text:p>1398,1</text:p>
          </table:table-cell>
          <table:table-cell table:formula="of:=[.$A$3]*SIN(RADIANS([.B173]+120))" office:value-type="float" office:value="-1679.51118726847" calcext:value-type="float">
            <text:p>-1679,5</text:p>
          </table:table-cell>
          <table:table-cell table:style-name="ce10"/>
          <table:table-cell table:style-name="ce6" table:formula="of:=(MIN([.C173];[.D173];[.E173])+MAX([.C173];[.D173];[.E173]))/2" office:value-type="float" office:value="-140.712801303688" calcext:value-type="float">
            <text:p>-140,7</text:p>
          </table:table-cell>
          <table:table-cell table:style-name="ce12" table:formula="of:=([.C173]-[.G173]+[.$A$3])/2" office:value-type="float" office:value="1110.56920195553" calcext:value-type="float">
            <text:p>1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1668.89919298239" calcext:value-type="float">
            <text:p>1669</text:p>
          </table:table-cell>
          <table:table-cell table:style-name="ce12" table:formula="of:=([.E173]-[.G173]+[.$A$3])/2" office:value-type="float" office:value="130.100807017611" calcext:value-type="float">
            <text:p>130</text:p>
          </table:table-cell>
          <table:table-cell table:style-name="ce10"/>
        </table:table-row>
        <table:table-row table:style-name="ro1">
          <table:table-cell/>
          <table:table-cell table:style-name="ce2" table:formula="of:=[.B173]+1" office:value-type="float" office:value="172" calcext:value-type="float">
            <text:p>172</text:p>
          </table:table-cell>
          <table:table-cell table:formula="of:=[.$A$3]*SIN(RADIANS([.B174]))" office:value-type="float" office:value="250.372408627158" calcext:value-type="float">
            <text:p>250,4</text:p>
          </table:table-cell>
          <table:table-cell table:formula="of:=[.$A$3]*SIN(RADIANS([.B174]-120))" office:value-type="float" office:value="1417.63134573849" calcext:value-type="float">
            <text:p>1417,6</text:p>
          </table:table-cell>
          <table:table-cell table:formula="of:=[.$A$3]*SIN(RADIANS([.B174]+120))" office:value-type="float" office:value="-1668.00375436565" calcext:value-type="float">
            <text:p>-1668,0</text:p>
          </table:table-cell>
          <table:table-cell table:style-name="ce10"/>
          <table:table-cell table:style-name="ce6" table:formula="of:=(MIN([.C174];[.D174];[.E174])+MAX([.C174];[.D174];[.E174]))/2" office:value-type="float" office:value="-125.186204313579" calcext:value-type="float">
            <text:p>-125,2</text:p>
          </table:table-cell>
          <table:table-cell table:style-name="ce12" table:formula="of:=([.C174]-[.G174]+[.$A$3])/2" office:value-type="float" office:value="1087.27930647037" calcext:value-type="float">
            <text:p>10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1670.90877502604" calcext:value-type="float">
            <text:p>1671</text:p>
          </table:table-cell>
          <table:table-cell table:style-name="ce12" table:formula="of:=([.E174]-[.G174]+[.$A$3])/2" office:value-type="float" office:value="128.091224973964" calcext:value-type="float">
            <text:p>128</text:p>
          </table:table-cell>
          <table:table-cell table:style-name="ce10"/>
        </table:table-row>
        <table:table-row table:style-name="ro1">
          <table:table-cell/>
          <table:table-cell table:style-name="ce2" table:formula="of:=[.B174]+1" office:value-type="float" office:value="173" calcext:value-type="float">
            <text:p>173</text:p>
          </table:table-cell>
          <table:table-cell table:formula="of:=[.$A$3]*SIN(RADIANS([.B175]))" office:value-type="float" office:value="219.24294878586" calcext:value-type="float">
            <text:p>219,2</text:p>
          </table:table-cell>
          <table:table-cell table:formula="of:=[.$A$3]*SIN(RADIANS([.B175]-120))" office:value-type="float" office:value="1436.74528257508" calcext:value-type="float">
            <text:p>1436,7</text:p>
          </table:table-cell>
          <table:table-cell table:formula="of:=[.$A$3]*SIN(RADIANS([.B175]+120))" office:value-type="float" office:value="-1655.98823136094" calcext:value-type="float">
            <text:p>-1656,0</text:p>
          </table:table-cell>
          <table:table-cell table:style-name="ce10"/>
          <table:table-cell table:style-name="ce6" table:formula="of:=(MIN([.C175];[.D175];[.E175])+MAX([.C175];[.D175];[.E175]))/2" office:value-type="float" office:value="-109.62147439293" calcext:value-type="float">
            <text:p>-109,6</text:p>
          </table:table-cell>
          <table:table-cell table:style-name="ce12" table:formula="of:=([.C175]-[.G175]+[.$A$3])/2" office:value-type="float" office:value="1063.9322115894" calcext:value-type="float">
            <text:p>10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1672.68337848401" calcext:value-type="float">
            <text:p>1673</text:p>
          </table:table-cell>
          <table:table-cell table:style-name="ce12" table:formula="of:=([.E175]-[.G175]+[.$A$3])/2" office:value-type="float" office:value="126.316621515995" calcext:value-type="float">
            <text:p>126</text:p>
          </table:table-cell>
          <table:table-cell table:style-name="ce10"/>
        </table:table-row>
        <table:table-row table:style-name="ro1">
          <table:table-cell/>
          <table:table-cell table:style-name="ce2" table:formula="of:=[.B175]+1" office:value-type="float" office:value="174" calcext:value-type="float">
            <text:p>174</text:p>
          </table:table-cell>
          <table:table-cell table:formula="of:=[.$A$3]*SIN(RADIANS([.B176]))" office:value-type="float" office:value="188.046705418509" calcext:value-type="float">
            <text:p>188,0</text:p>
          </table:table-cell>
          <table:table-cell table:formula="of:=[.$A$3]*SIN(RADIANS([.B176]-120))" office:value-type="float" office:value="1455.42157288053" calcext:value-type="float">
            <text:p>1455,4</text:p>
          </table:table-cell>
          <table:table-cell table:formula="of:=[.$A$3]*SIN(RADIANS([.B176]+120))" office:value-type="float" office:value="-1643.46827829904" calcext:value-type="float">
            <text:p>-1643,5</text:p>
          </table:table-cell>
          <table:table-cell table:style-name="ce10"/>
          <table:table-cell table:style-name="ce6" table:formula="of:=(MIN([.C176];[.D176];[.E176])+MAX([.C176];[.D176];[.E176]))/2" office:value-type="float" office:value="-94.0233527092545" calcext:value-type="float">
            <text:p>-94,0</text:p>
          </table:table-cell>
          <table:table-cell table:style-name="ce12" table:formula="of:=([.C176]-[.G176]+[.$A$3])/2" office:value-type="float" office:value="1040.53502906388" calcext:value-type="float">
            <text:p>10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1674.22246279489" calcext:value-type="float">
            <text:p>1674</text:p>
          </table:table-cell>
          <table:table-cell table:style-name="ce12" table:formula="of:=([.E176]-[.G176]+[.$A$3])/2" office:value-type="float" office:value="124.777537205108" calcext:value-type="float">
            <text:p>125</text:p>
          </table:table-cell>
          <table:table-cell table:style-name="ce10"/>
        </table:table-row>
        <table:table-row table:style-name="ro1">
          <table:table-cell/>
          <table:table-cell table:style-name="ce2" table:formula="of:=[.B176]+1" office:value-type="float" office:value="175" calcext:value-type="float">
            <text:p>175</text:p>
          </table:table-cell>
          <table:table-cell table:formula="of:=[.$A$3]*SIN(RADIANS([.B177]))" office:value-type="float" office:value="156.793181203037" calcext:value-type="float">
            <text:p>156,8</text:p>
          </table:table-cell>
          <table:table-cell table:formula="of:=[.$A$3]*SIN(RADIANS([.B177]-120))" office:value-type="float" office:value="1473.6545276759" calcext:value-type="float">
            <text:p>1473,7</text:p>
          </table:table-cell>
          <table:table-cell table:formula="of:=[.$A$3]*SIN(RADIANS([.B177]+120))" office:value-type="float" office:value="-1630.44770887893" calcext:value-type="float">
            <text:p>-1630,4</text:p>
          </table:table-cell>
          <table:table-cell table:style-name="ce10"/>
          <table:table-cell table:style-name="ce6" table:formula="of:=(MIN([.C177];[.D177];[.E177])+MAX([.C177];[.D177];[.E177]))/2" office:value-type="float" office:value="-78.3965906015186" calcext:value-type="float">
            <text:p>-78,4</text:p>
          </table:table-cell>
          <table:table-cell table:style-name="ce12" table:formula="of:=([.C177]-[.G177]+[.$A$3])/2" office:value-type="float" office:value="1017.09488590228" calcext:value-type="float">
            <text:p>10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1675.52555913871" calcext:value-type="float">
            <text:p>1676</text:p>
          </table:table-cell>
          <table:table-cell table:style-name="ce12" table:formula="of:=([.E177]-[.G177]+[.$A$3])/2" office:value-type="float" office:value="123.474440861293" calcext:value-type="float">
            <text:p>123</text:p>
          </table:table-cell>
          <table:table-cell table:style-name="ce10"/>
        </table:table-row>
        <table:table-row table:style-name="ro1">
          <table:table-cell/>
          <table:table-cell table:style-name="ce2" table:formula="of:=[.B177]+1" office:value-type="float" office:value="176" calcext:value-type="float">
            <text:p>176</text:p>
          </table:table-cell>
          <table:table-cell table:formula="of:=[.$A$3]*SIN(RADIANS([.B178]))" office:value-type="float" office:value="125.491896265682" calcext:value-type="float">
            <text:p>125,5</text:p>
          </table:table-cell>
          <table:table-cell table:formula="of:=[.$A$3]*SIN(RADIANS([.B178]-120))" office:value-type="float" office:value="1491.43859302652" calcext:value-type="float">
            <text:p>1491,4</text:p>
          </table:table-cell>
          <table:table-cell table:formula="of:=[.$A$3]*SIN(RADIANS([.B178]+120))" office:value-type="float" office:value="-1616.9304892922" calcext:value-type="float">
            <text:p>-1616,9</text:p>
          </table:table-cell>
          <table:table-cell table:style-name="ce10"/>
          <table:table-cell table:style-name="ce6" table:formula="of:=(MIN([.C178];[.D178];[.E178])+MAX([.C178];[.D178];[.E178]))/2" office:value-type="float" office:value="-62.7459481328407" calcext:value-type="float">
            <text:p>-62,7</text:p>
          </table:table-cell>
          <table:table-cell table:style-name="ce12" table:formula="of:=([.C178]-[.G178]+[.$A$3])/2" office:value-type="float" office:value="993.618922199261" calcext:value-type="float">
            <text:p>9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1676.59227057968" calcext:value-type="float">
            <text:p>1677</text:p>
          </table:table-cell>
          <table:table-cell table:style-name="ce12" table:formula="of:=([.E178]-[.G178]+[.$A$3])/2" office:value-type="float" office:value="122.40772942032" calcext:value-type="float">
            <text:p>122</text:p>
          </table:table-cell>
          <table:table-cell table:style-name="ce10"/>
        </table:table-row>
        <table:table-row table:style-name="ro1">
          <table:table-cell/>
          <table:table-cell table:style-name="ce2" table:formula="of:=[.B178]+1" office:value-type="float" office:value="177" calcext:value-type="float">
            <text:p>177</text:p>
          </table:table-cell>
          <table:table-cell table:formula="of:=[.$A$3]*SIN(RADIANS([.B179]))" office:value-type="float" office:value="94.1523852810559" calcext:value-type="float">
            <text:p>94,2</text:p>
          </table:table-cell>
          <table:table-cell table:formula="of:=[.$A$3]*SIN(RADIANS([.B179]-120))" office:value-type="float" office:value="1508.76835173382" calcext:value-type="float">
            <text:p>1508,8</text:p>
          </table:table-cell>
          <table:table-cell table:formula="of:=[.$A$3]*SIN(RADIANS([.B179]+120))" office:value-type="float" office:value="-1602.92073701487" calcext:value-type="float">
            <text:p>-1602,9</text:p>
          </table:table-cell>
          <table:table-cell table:style-name="ce10"/>
          <table:table-cell table:style-name="ce6" table:formula="of:=(MIN([.C179];[.D179];[.E179])+MAX([.C179];[.D179];[.E179]))/2" office:value-type="float" office:value="-47.076192640528" calcext:value-type="float">
            <text:p>-47,1</text:p>
          </table:table-cell>
          <table:table-cell table:style-name="ce12" table:formula="of:=([.C179]-[.G179]+[.$A$3])/2" office:value-type="float" office:value="970.114288960792" calcext:value-type="float">
            <text:p>9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1677.42227218717" calcext:value-type="float">
            <text:p>1677</text:p>
          </table:table-cell>
          <table:table-cell table:style-name="ce12" table:formula="of:=([.E179]-[.G179]+[.$A$3])/2" office:value-type="float" office:value="121.577727812827" calcext:value-type="float">
            <text:p>122</text:p>
          </table:table-cell>
          <table:table-cell table:style-name="ce10"/>
        </table:table-row>
        <table:table-row table:style-name="ro1">
          <table:table-cell/>
          <table:table-cell table:style-name="ce2" table:formula="of:=[.B179]+1" office:value-type="float" office:value="178" calcext:value-type="float">
            <text:p>178</text:p>
          </table:table-cell>
          <table:table-cell table:formula="of:=[.$A$3]*SIN(RADIANS([.B180]))" office:value-type="float" office:value="62.7841945677996" calcext:value-type="float">
            <text:p>62,8</text:p>
          </table:table-cell>
          <table:table-cell table:formula="of:=[.$A$3]*SIN(RADIANS([.B180]-120))" office:value-type="float" office:value="1525.63852498541" calcext:value-type="float">
            <text:p>1525,6</text:p>
          </table:table-cell>
          <table:table-cell table:formula="of:=[.$A$3]*SIN(RADIANS([.B180]+120))" office:value-type="float" office:value="-1588.42271955321" calcext:value-type="float">
            <text:p>-1588,4</text:p>
          </table:table-cell>
          <table:table-cell table:style-name="ce10"/>
          <table:table-cell table:style-name="ce6" table:formula="of:=(MIN([.C180];[.D180];[.E180])+MAX([.C180];[.D180];[.E180]))/2" office:value-type="float" office:value="-31.3920972838998" calcext:value-type="float">
            <text:p>-31,4</text:p>
          </table:table-cell>
          <table:table-cell table:style-name="ce12" table:formula="of:=([.C180]-[.G180]+[.$A$3])/2" office:value-type="float" office:value="946.58814592585" calcext:value-type="float">
            <text:p>9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1678.01531113466" calcext:value-type="float">
            <text:p>1678</text:p>
          </table:table-cell>
          <table:table-cell table:style-name="ce12" table:formula="of:=([.E180]-[.G180]+[.$A$3])/2" office:value-type="float" office:value="120.984688865345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80]+1" office:value-type="float" office:value="179" calcext:value-type="float">
            <text:p>179</text:p>
          </table:table-cell>
          <table:table-cell table:formula="of:=[.$A$3]*SIN(RADIANS([.B181]))" office:value-type="float" office:value="31.3968791806729" calcext:value-type="float">
            <text:p>31,4</text:p>
          </table:table-cell>
          <table:table-cell table:formula="of:=[.$A$3]*SIN(RADIANS([.B181]-120))" office:value-type="float" office:value="1542.0439739631" calcext:value-type="float">
            <text:p>1542,0</text:p>
          </table:table-cell>
          <table:table-cell table:formula="of:=[.$A$3]*SIN(RADIANS([.B181]+120))" office:value-type="float" office:value="-1573.44085314377" calcext:value-type="float">
            <text:p>-1573,4</text:p>
          </table:table-cell>
          <table:table-cell table:style-name="ce10"/>
          <table:table-cell table:style-name="ce6" table:formula="of:=(MIN([.C181];[.D181];[.E181])+MAX([.C181];[.D181];[.E181]))/2" office:value-type="float" office:value="-15.6984395903363" calcext:value-type="float">
            <text:p>-15,7</text:p>
          </table:table-cell>
          <table:table-cell table:style-name="ce12" table:formula="of:=([.C181]-[.G181]+[.$A$3])/2" office:value-type="float" office:value="923.047659385505" calcext:value-type="float">
            <text:p>9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1678.37120677672" calcext:value-type="float">
            <text:p>1678</text:p>
          </table:table-cell>
          <table:table-cell table:style-name="ce12" table:formula="of:=([.E181]-[.G181]+[.$A$3])/2" office:value-type="float" office:value="120.628793223282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81]+1" office:value-type="float" office:value="180" calcext:value-type="float">
            <text:p>180</text:p>
          </table:table-cell>
          <table:table-cell table:formula="of:=[.$A$3]*SIN(RADIANS([.B182]))" office:value-type="float" office:value="0.000000000000220313959166609" calcext:value-type="float">
            <text:p>0,0</text:p>
          </table:table-cell>
          <table:table-cell table:formula="of:=[.$A$3]*SIN(RADIANS([.B182]-120))" office:value-type="float" office:value="1557.97970140821" calcext:value-type="float">
            <text:p>1558,0</text:p>
          </table:table-cell>
          <table:table-cell table:formula="of:=[.$A$3]*SIN(RADIANS([.B182]+120))" office:value-type="float" office:value="-1557.97970140821" calcext:value-type="float">
            <text:p>-1558,0</text:p>
          </table:table-cell>
          <table:table-cell table:style-name="ce10"/>
          <table:table-cell table:style-name="ce6" table:formula="of:=(MIN([.C182];[.D182];[.E182])+MAX([.C182];[.D182];[.E182]))/2" office:value-type="float" office:value="0" calcext:value-type="float">
            <text:p>0,0</text:p>
          </table:table-cell>
          <table:table-cell table:style-name="ce12" table:formula="of:=([.C182]-[.G182]+[.$A$3])/2" office:value-type="float" office:value="899.5" calcext:value-type="float">
            <text:p>9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1678.4898507041" calcext:value-type="float">
            <text:p>1678</text:p>
          </table:table-cell>
          <table:table-cell table:style-name="ce12" table:formula="of:=([.E182]-[.G182]+[.$A$3])/2" office:value-type="float" office:value="120.510149295897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82]+1" office:value-type="float" office:value="181" calcext:value-type="float">
            <text:p>181</text:p>
          </table:table-cell>
          <table:table-cell table:formula="of:=[.$A$3]*SIN(RADIANS([.B183]))" office:value-type="float" office:value="-31.3968791806733" calcext:value-type="float">
            <text:p>-31,4</text:p>
          </table:table-cell>
          <table:table-cell table:formula="of:=[.$A$3]*SIN(RADIANS([.B183]-120))" office:value-type="float" office:value="1573.44085314377" calcext:value-type="float">
            <text:p>1573,4</text:p>
          </table:table-cell>
          <table:table-cell table:formula="of:=[.$A$3]*SIN(RADIANS([.B183]+120))" office:value-type="float" office:value="-1542.0439739631" calcext:value-type="float">
            <text:p>-1542,0</text:p>
          </table:table-cell>
          <table:table-cell table:style-name="ce10"/>
          <table:table-cell table:style-name="ce6" table:formula="of:=(MIN([.C183];[.D183];[.E183])+MAX([.C183];[.D183];[.E183]))/2" office:value-type="float" office:value="15.6984395903364" calcext:value-type="float">
            <text:p>15,7</text:p>
          </table:table-cell>
          <table:table-cell table:style-name="ce12" table:formula="of:=([.C183]-[.G183]+[.$A$3])/2" office:value-type="float" office:value="875.952340614495" calcext:value-type="float">
            <text:p>8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1678.37120677672" calcext:value-type="float">
            <text:p>1678</text:p>
          </table:table-cell>
          <table:table-cell table:style-name="ce12" table:formula="of:=([.E183]-[.G183]+[.$A$3])/2" office:value-type="float" office:value="120.628793223282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83]+1" office:value-type="float" office:value="182" calcext:value-type="float">
            <text:p>182</text:p>
          </table:table-cell>
          <table:table-cell table:formula="of:=[.$A$3]*SIN(RADIANS([.B184]))" office:value-type="float" office:value="-62.7841945677991" calcext:value-type="float">
            <text:p>-62,8</text:p>
          </table:table-cell>
          <table:table-cell table:formula="of:=[.$A$3]*SIN(RADIANS([.B184]-120))" office:value-type="float" office:value="1588.42271955321" calcext:value-type="float">
            <text:p>1588,4</text:p>
          </table:table-cell>
          <table:table-cell table:formula="of:=[.$A$3]*SIN(RADIANS([.B184]+120))" office:value-type="float" office:value="-1525.63852498541" calcext:value-type="float">
            <text:p>-1525,6</text:p>
          </table:table-cell>
          <table:table-cell table:style-name="ce10"/>
          <table:table-cell table:style-name="ce6" table:formula="of:=(MIN([.C184];[.D184];[.E184])+MAX([.C184];[.D184];[.E184]))/2" office:value-type="float" office:value="31.3920972838994" calcext:value-type="float">
            <text:p>31,4</text:p>
          </table:table-cell>
          <table:table-cell table:style-name="ce12" table:formula="of:=([.C184]-[.G184]+[.$A$3])/2" office:value-type="float" office:value="852.411854074151" calcext:value-type="float">
            <text:p>8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1678.01531113466" calcext:value-type="float">
            <text:p>1678</text:p>
          </table:table-cell>
          <table:table-cell table:style-name="ce12" table:formula="of:=([.E184]-[.G184]+[.$A$3])/2" office:value-type="float" office:value="120.984688865345" calcext:value-type="float">
            <text:p>121</text:p>
          </table:table-cell>
          <table:table-cell table:style-name="ce10"/>
        </table:table-row>
        <table:table-row table:style-name="ro1">
          <table:table-cell/>
          <table:table-cell table:style-name="ce2" table:formula="of:=[.B184]+1" office:value-type="float" office:value="183" calcext:value-type="float">
            <text:p>183</text:p>
          </table:table-cell>
          <table:table-cell table:formula="of:=[.$A$3]*SIN(RADIANS([.B185]))" office:value-type="float" office:value="-94.1523852810555" calcext:value-type="float">
            <text:p>-94,2</text:p>
          </table:table-cell>
          <table:table-cell table:formula="of:=[.$A$3]*SIN(RADIANS([.B185]-120))" office:value-type="float" office:value="1602.92073701487" calcext:value-type="float">
            <text:p>1602,9</text:p>
          </table:table-cell>
          <table:table-cell table:formula="of:=[.$A$3]*SIN(RADIANS([.B185]+120))" office:value-type="float" office:value="-1508.76835173382" calcext:value-type="float">
            <text:p>-1508,8</text:p>
          </table:table-cell>
          <table:table-cell table:style-name="ce10"/>
          <table:table-cell table:style-name="ce6" table:formula="of:=(MIN([.C185];[.D185];[.E185])+MAX([.C185];[.D185];[.E185]))/2" office:value-type="float" office:value="47.0761926405277" calcext:value-type="float">
            <text:p>47,1</text:p>
          </table:table-cell>
          <table:table-cell table:style-name="ce12" table:formula="of:=([.C185]-[.G185]+[.$A$3])/2" office:value-type="float" office:value="828.885711039209" calcext:value-type="float">
            <text:p>8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1677.42227218717" calcext:value-type="float">
            <text:p>1677</text:p>
          </table:table-cell>
          <table:table-cell table:style-name="ce12" table:formula="of:=([.E185]-[.G185]+[.$A$3])/2" office:value-type="float" office:value="121.577727812827" calcext:value-type="float">
            <text:p>122</text:p>
          </table:table-cell>
          <table:table-cell table:style-name="ce10"/>
        </table:table-row>
        <table:table-row table:style-name="ro1">
          <table:table-cell/>
          <table:table-cell table:style-name="ce2" table:formula="of:=[.B185]+1" office:value-type="float" office:value="184" calcext:value-type="float">
            <text:p>184</text:p>
          </table:table-cell>
          <table:table-cell table:formula="of:=[.$A$3]*SIN(RADIANS([.B186]))" office:value-type="float" office:value="-125.491896265681" calcext:value-type="float">
            <text:p>-125,5</text:p>
          </table:table-cell>
          <table:table-cell table:formula="of:=[.$A$3]*SIN(RADIANS([.B186]-120))" office:value-type="float" office:value="1616.9304892922" calcext:value-type="float">
            <text:p>1616,9</text:p>
          </table:table-cell>
          <table:table-cell table:formula="of:=[.$A$3]*SIN(RADIANS([.B186]+120))" office:value-type="float" office:value="-1491.43859302652" calcext:value-type="float">
            <text:p>-1491,4</text:p>
          </table:table-cell>
          <table:table-cell table:style-name="ce10"/>
          <table:table-cell table:style-name="ce6" table:formula="of:=(MIN([.C186];[.D186];[.E186])+MAX([.C186];[.D186];[.E186]))/2" office:value-type="float" office:value="62.7459481328408" calcext:value-type="float">
            <text:p>62,7</text:p>
          </table:table-cell>
          <table:table-cell table:style-name="ce12" table:formula="of:=([.C186]-[.G186]+[.$A$3])/2" office:value-type="float" office:value="805.381077800739" calcext:value-type="float">
            <text:p>8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1676.59227057968" calcext:value-type="float">
            <text:p>1677</text:p>
          </table:table-cell>
          <table:table-cell table:style-name="ce12" table:formula="of:=([.E186]-[.G186]+[.$A$3])/2" office:value-type="float" office:value="122.40772942032" calcext:value-type="float">
            <text:p>122</text:p>
          </table:table-cell>
          <table:table-cell table:style-name="ce10"/>
        </table:table-row>
        <table:table-row table:style-name="ro1">
          <table:table-cell/>
          <table:table-cell table:style-name="ce2" table:formula="of:=[.B186]+1" office:value-type="float" office:value="185" calcext:value-type="float">
            <text:p>185</text:p>
          </table:table-cell>
          <table:table-cell table:formula="of:=[.$A$3]*SIN(RADIANS([.B187]))" office:value-type="float" office:value="-156.793181203037" calcext:value-type="float">
            <text:p>-156,8</text:p>
          </table:table-cell>
          <table:table-cell table:formula="of:=[.$A$3]*SIN(RADIANS([.B187]-120))" office:value-type="float" office:value="1630.44770887893" calcext:value-type="float">
            <text:p>1630,4</text:p>
          </table:table-cell>
          <table:table-cell table:formula="of:=[.$A$3]*SIN(RADIANS([.B187]+120))" office:value-type="float" office:value="-1473.6545276759" calcext:value-type="float">
            <text:p>-1473,7</text:p>
          </table:table-cell>
          <table:table-cell table:style-name="ce10"/>
          <table:table-cell table:style-name="ce6" table:formula="of:=(MIN([.C187];[.D187];[.E187])+MAX([.C187];[.D187];[.E187]))/2" office:value-type="float" office:value="78.3965906015186" calcext:value-type="float">
            <text:p>78,4</text:p>
          </table:table-cell>
          <table:table-cell table:style-name="ce12" table:formula="of:=([.C187]-[.G187]+[.$A$3])/2" office:value-type="float" office:value="781.905114097722" calcext:value-type="float">
            <text:p>7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1675.52555913871" calcext:value-type="float">
            <text:p>1676</text:p>
          </table:table-cell>
          <table:table-cell table:style-name="ce12" table:formula="of:=([.E187]-[.G187]+[.$A$3])/2" office:value-type="float" office:value="123.474440861293" calcext:value-type="float">
            <text:p>123</text:p>
          </table:table-cell>
          <table:table-cell table:style-name="ce10"/>
        </table:table-row>
        <table:table-row table:style-name="ro1">
          <table:table-cell/>
          <table:table-cell table:style-name="ce2" table:formula="of:=[.B187]+1" office:value-type="float" office:value="186" calcext:value-type="float">
            <text:p>186</text:p>
          </table:table-cell>
          <table:table-cell table:formula="of:=[.$A$3]*SIN(RADIANS([.B188]))" office:value-type="float" office:value="-188.046705418509" calcext:value-type="float">
            <text:p>-188,0</text:p>
          </table:table-cell>
          <table:table-cell table:formula="of:=[.$A$3]*SIN(RADIANS([.B188]-120))" office:value-type="float" office:value="1643.46827829904" calcext:value-type="float">
            <text:p>1643,5</text:p>
          </table:table-cell>
          <table:table-cell table:formula="of:=[.$A$3]*SIN(RADIANS([.B188]+120))" office:value-type="float" office:value="-1455.42157288053" calcext:value-type="float">
            <text:p>-1455,4</text:p>
          </table:table-cell>
          <table:table-cell table:style-name="ce10"/>
          <table:table-cell table:style-name="ce6" table:formula="of:=(MIN([.C188];[.D188];[.E188])+MAX([.C188];[.D188];[.E188]))/2" office:value-type="float" office:value="94.0233527092541" calcext:value-type="float">
            <text:p>94,0</text:p>
          </table:table-cell>
          <table:table-cell table:style-name="ce12" table:formula="of:=([.C188]-[.G188]+[.$A$3])/2" office:value-type="float" office:value="758.464970936119" calcext:value-type="float">
            <text:p>7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1674.22246279489" calcext:value-type="float">
            <text:p>1674</text:p>
          </table:table-cell>
          <table:table-cell table:style-name="ce12" table:formula="of:=([.E188]-[.G188]+[.$A$3])/2" office:value-type="float" office:value="124.777537205108" calcext:value-type="float">
            <text:p>125</text:p>
          </table:table-cell>
          <table:table-cell table:style-name="ce10"/>
        </table:table-row>
        <table:table-row table:style-name="ro1">
          <table:table-cell/>
          <table:table-cell table:style-name="ce2" table:formula="of:=[.B188]+1" office:value-type="float" office:value="187" calcext:value-type="float">
            <text:p>187</text:p>
          </table:table-cell>
          <table:table-cell table:formula="of:=[.$A$3]*SIN(RADIANS([.B189]))" office:value-type="float" office:value="-219.24294878586" calcext:value-type="float">
            <text:p>-219,2</text:p>
          </table:table-cell>
          <table:table-cell table:formula="of:=[.$A$3]*SIN(RADIANS([.B189]-120))" office:value-type="float" office:value="1655.98823136094" calcext:value-type="float">
            <text:p>1656,0</text:p>
          </table:table-cell>
          <table:table-cell table:formula="of:=[.$A$3]*SIN(RADIANS([.B189]+120))" office:value-type="float" office:value="-1436.74528257508" calcext:value-type="float">
            <text:p>-1436,7</text:p>
          </table:table-cell>
          <table:table-cell table:style-name="ce10"/>
          <table:table-cell table:style-name="ce6" table:formula="of:=(MIN([.C189];[.D189];[.E189])+MAX([.C189];[.D189];[.E189]))/2" office:value-type="float" office:value="109.62147439293" calcext:value-type="float">
            <text:p>109,6</text:p>
          </table:table-cell>
          <table:table-cell table:style-name="ce12" table:formula="of:=([.C189]-[.G189]+[.$A$3])/2" office:value-type="float" office:value="735.067788410605" calcext:value-type="float">
            <text:p>7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1672.68337848401" calcext:value-type="float">
            <text:p>1673</text:p>
          </table:table-cell>
          <table:table-cell table:style-name="ce12" table:formula="of:=([.E189]-[.G189]+[.$A$3])/2" office:value-type="float" office:value="126.316621515995" calcext:value-type="float">
            <text:p>126</text:p>
          </table:table-cell>
          <table:table-cell table:style-name="ce10"/>
        </table:table-row>
        <table:table-row table:style-name="ro1">
          <table:table-cell/>
          <table:table-cell table:style-name="ce2" table:formula="of:=[.B189]+1" office:value-type="float" office:value="188" calcext:value-type="float">
            <text:p>188</text:p>
          </table:table-cell>
          <table:table-cell table:formula="of:=[.$A$3]*SIN(RADIANS([.B190]))" office:value-type="float" office:value="-250.372408627158" calcext:value-type="float">
            <text:p>-250,4</text:p>
          </table:table-cell>
          <table:table-cell table:formula="of:=[.$A$3]*SIN(RADIANS([.B190]-120))" office:value-type="float" office:value="1668.00375436565" calcext:value-type="float">
            <text:p>1668,0</text:p>
          </table:table-cell>
          <table:table-cell table:formula="of:=[.$A$3]*SIN(RADIANS([.B190]+120))" office:value-type="float" office:value="-1417.63134573849" calcext:value-type="float">
            <text:p>-1417,6</text:p>
          </table:table-cell>
          <table:table-cell table:style-name="ce10"/>
          <table:table-cell table:style-name="ce6" table:formula="of:=(MIN([.C190];[.D190];[.E190])+MAX([.C190];[.D190];[.E190]))/2" office:value-type="float" office:value="125.186204313579" calcext:value-type="float">
            <text:p>125,2</text:p>
          </table:table-cell>
          <table:table-cell table:style-name="ce12" table:formula="of:=([.C190]-[.G190]+[.$A$3])/2" office:value-type="float" office:value="711.720693529631" calcext:value-type="float">
            <text:p>7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1670.90877502604" calcext:value-type="float">
            <text:p>1671</text:p>
          </table:table-cell>
          <table:table-cell table:style-name="ce12" table:formula="of:=([.E190]-[.G190]+[.$A$3])/2" office:value-type="float" office:value="128.091224973964" calcext:value-type="float">
            <text:p>128</text:p>
          </table:table-cell>
          <table:table-cell table:style-name="ce10"/>
        </table:table-row>
        <table:table-row table:style-name="ro1">
          <table:table-cell/>
          <table:table-cell table:style-name="ce2" table:formula="of:=[.B190]+1" office:value-type="float" office:value="189" calcext:value-type="float">
            <text:p>189</text:p>
          </table:table-cell>
          <table:table-cell table:formula="of:=[.$A$3]*SIN(RADIANS([.B191]))" office:value-type="float" office:value="-281.425602607375" calcext:value-type="float">
            <text:p>-281,4</text:p>
          </table:table-cell>
          <table:table-cell table:formula="of:=[.$A$3]*SIN(RADIANS([.B191]-120))" office:value-type="float" office:value="1679.51118726847" calcext:value-type="float">
            <text:p>1679,5</text:p>
          </table:table-cell>
          <table:table-cell table:formula="of:=[.$A$3]*SIN(RADIANS([.B191]+120))" office:value-type="float" office:value="-1398.08558466109" calcext:value-type="float">
            <text:p>-1398,1</text:p>
          </table:table-cell>
          <table:table-cell table:style-name="ce10"/>
          <table:table-cell table:style-name="ce6" table:formula="of:=(MIN([.C191];[.D191];[.E191])+MAX([.C191];[.D191];[.E191]))/2" office:value-type="float" office:value="140.712801303688" calcext:value-type="float">
            <text:p>140,7</text:p>
          </table:table-cell>
          <table:table-cell table:style-name="ce12" table:formula="of:=([.C191]-[.G191]+[.$A$3])/2" office:value-type="float" office:value="688.430798044469" calcext:value-type="float">
            <text:p>6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1668.89919298239" calcext:value-type="float">
            <text:p>1669</text:p>
          </table:table-cell>
          <table:table-cell table:style-name="ce12" table:formula="of:=([.E191]-[.G191]+[.$A$3])/2" office:value-type="float" office:value="130.100807017611" calcext:value-type="float">
            <text:p>130</text:p>
          </table:table-cell>
          <table:table-cell table:style-name="ce10"/>
        </table:table-row>
        <table:table-row table:style-name="ro1">
          <table:table-cell/>
          <table:table-cell table:style-name="ce2" table:formula="of:=[.B191]+1" office:value-type="float" office:value="190" calcext:value-type="float">
            <text:p>190</text:p>
          </table:table-cell>
          <table:table-cell table:formula="of:=[.$A$3]*SIN(RADIANS([.B192]))" office:value-type="float" office:value="-312.393071622808" calcext:value-type="float">
            <text:p>-312,4</text:p>
          </table:table-cell>
          <table:table-cell table:formula="of:=[.$A$3]*SIN(RADIANS([.B192]-120))" office:value-type="float" office:value="1690.50702479385" calcext:value-type="float">
            <text:p>1690,5</text:p>
          </table:table-cell>
          <table:table-cell table:formula="of:=[.$A$3]*SIN(RADIANS([.B192]+120))" office:value-type="float" office:value="-1378.11395317104" calcext:value-type="float">
            <text:p>-1378,1</text:p>
          </table:table-cell>
          <table:table-cell table:style-name="ce10"/>
          <table:table-cell table:style-name="ce6" table:formula="of:=(MIN([.C192];[.D192];[.E192])+MAX([.C192];[.D192];[.E192]))/2" office:value-type="float" office:value="156.196535811404" calcext:value-type="float">
            <text:p>156,2</text:p>
          </table:table-cell>
          <table:table-cell table:style-name="ce12" table:formula="of:=([.C192]-[.G192]+[.$A$3])/2" office:value-type="float" office:value="665.205196282894" calcext:value-type="float">
            <text:p>6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1666.65524449122" calcext:value-type="float">
            <text:p>1667</text:p>
          </table:table-cell>
          <table:table-cell table:style-name="ce12" table:formula="of:=([.E192]-[.G192]+[.$A$3])/2" office:value-type="float" office:value="132.344755508777" calcext:value-type="float">
            <text:p>132</text:p>
          </table:table-cell>
          <table:table-cell table:style-name="ce10"/>
        </table:table-row>
        <table:table-row table:style-name="ro1">
          <table:table-cell/>
          <table:table-cell table:style-name="ce2" table:formula="of:=[.B192]+1" office:value-type="float" office:value="191" calcext:value-type="float">
            <text:p>191</text:p>
          </table:table-cell>
          <table:table-cell table:formula="of:=[.$A$3]*SIN(RADIANS([.B193]))" office:value-type="float" office:value="-343.265382682404" calcext:value-type="float">
            <text:p>-343,3</text:p>
          </table:table-cell>
          <table:table-cell table:formula="of:=[.$A$3]*SIN(RADIANS([.B193]-120))" office:value-type="float" office:value="1700.98791750317" calcext:value-type="float">
            <text:p>1701,0</text:p>
          </table:table-cell>
          <table:table-cell table:formula="of:=[.$A$3]*SIN(RADIANS([.B193]+120))" office:value-type="float" office:value="-1357.72253482077" calcext:value-type="float">
            <text:p>-1357,7</text:p>
          </table:table-cell>
          <table:table-cell table:style-name="ce10"/>
          <table:table-cell table:style-name="ce6" table:formula="of:=(MIN([.C193];[.D193];[.E193])+MAX([.C193];[.D193];[.E193]))/2" office:value-type="float" office:value="171.632691341202" calcext:value-type="float">
            <text:p>171,6</text:p>
          </table:table-cell>
          <table:table-cell table:style-name="ce12" table:formula="of:=([.C193]-[.G193]+[.$A$3])/2" office:value-type="float" office:value="642.050962988197" calcext:value-type="float">
            <text:p>6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1664.17761308098" calcext:value-type="float">
            <text:p>1664</text:p>
          </table:table-cell>
          <table:table-cell table:style-name="ce12" table:formula="of:=([.E193]-[.G193]+[.$A$3])/2" office:value-type="float" office:value="134.822386919015" calcext:value-type="float">
            <text:p>135</text:p>
          </table:table-cell>
          <table:table-cell table:style-name="ce10"/>
        </table:table-row>
        <table:table-row table:style-name="ro1">
          <table:table-cell/>
          <table:table-cell table:style-name="ce2" table:formula="of:=[.B193]+1" office:value-type="float" office:value="192" calcext:value-type="float">
            <text:p>192</text:p>
          </table:table-cell>
          <table:table-cell table:formula="of:=[.$A$3]*SIN(RADIANS([.B194]))" office:value-type="float" office:value="-374.033131781149" calcext:value-type="float">
            <text:p>-374,0</text:p>
          </table:table-cell>
          <table:table-cell table:formula="of:=[.$A$3]*SIN(RADIANS([.B194]-120))" office:value-type="float" office:value="1710.95067281498" calcext:value-type="float">
            <text:p>1711,0</text:p>
          </table:table-cell>
          <table:table-cell table:formula="of:=[.$A$3]*SIN(RADIANS([.B194]+120))" office:value-type="float" office:value="-1336.91754103383" calcext:value-type="float">
            <text:p>-1336,9</text:p>
          </table:table-cell>
          <table:table-cell table:style-name="ce10"/>
          <table:table-cell table:style-name="ce6" table:formula="of:=(MIN([.C194];[.D194];[.E194])+MAX([.C194];[.D194];[.E194]))/2" office:value-type="float" office:value="187.016565890574" calcext:value-type="float">
            <text:p>187,0</text:p>
          </table:table-cell>
          <table:table-cell table:style-name="ce12" table:formula="of:=([.C194]-[.G194]+[.$A$3])/2" office:value-type="float" office:value="618.975151164138" calcext:value-type="float">
            <text:p>6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1661.4670534622" calcext:value-type="float">
            <text:p>1661</text:p>
          </table:table-cell>
          <table:table-cell table:style-name="ce12" table:formula="of:=([.E194]-[.G194]+[.$A$3])/2" office:value-type="float" office:value="137.532946537797" calcext:value-type="float">
            <text:p>138</text:p>
          </table:table-cell>
          <table:table-cell table:style-name="ce10"/>
        </table:table-row>
        <table:table-row table:style-name="ro1">
          <table:table-cell/>
          <table:table-cell table:style-name="ce2" table:formula="of:=[.B194]+1" office:value-type="float" office:value="193" calcext:value-type="float">
            <text:p>193</text:p>
          </table:table-cell>
          <table:table-cell table:formula="of:=[.$A$3]*SIN(RADIANS([.B195]))" office:value-type="float" office:value="-404.686946764613" calcext:value-type="float">
            <text:p>-404,7</text:p>
          </table:table-cell>
          <table:table-cell table:formula="of:=[.$A$3]*SIN(RADIANS([.B195]-120))" office:value-type="float" office:value="1720.3922559775" calcext:value-type="float">
            <text:p>1720,4</text:p>
          </table:table-cell>
          <table:table-cell table:formula="of:=[.$A$3]*SIN(RADIANS([.B195]+120))" office:value-type="float" office:value="-1315.70530921289" calcext:value-type="float">
            <text:p>-1315,7</text:p>
          </table:table-cell>
          <table:table-cell table:style-name="ce10"/>
          <table:table-cell table:style-name="ce6" table:formula="of:=(MIN([.C195];[.D195];[.E195])+MAX([.C195];[.D195];[.E195]))/2" office:value-type="float" office:value="202.343473382307" calcext:value-type="float">
            <text:p>202,3</text:p>
          </table:table-cell>
          <table:table-cell table:style-name="ce12" table:formula="of:=([.C195]-[.G195]+[.$A$3])/2" office:value-type="float" office:value="595.98478992654" calcext:value-type="float">
            <text:p>5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1658.5243912976" calcext:value-type="float">
            <text:p>1659</text:p>
          </table:table-cell>
          <table:table-cell table:style-name="ce12" table:formula="of:=([.E195]-[.G195]+[.$A$3])/2" office:value-type="float" office:value="140.475608702403" calcext:value-type="float">
            <text:p>140</text:p>
          </table:table-cell>
          <table:table-cell table:style-name="ce10"/>
        </table:table-row>
        <table:table-row table:style-name="ro1">
          <table:table-cell/>
          <table:table-cell table:style-name="ce2" table:formula="of:=[.B195]+1" office:value-type="float" office:value="194" calcext:value-type="float">
            <text:p>194</text:p>
          </table:table-cell>
          <table:table-cell table:formula="of:=[.$A$3]*SIN(RADIANS([.B196]))" office:value-type="float" office:value="-435.217490183802" calcext:value-type="float">
            <text:p>-435,2</text:p>
          </table:table-cell>
          <table:table-cell table:formula="of:=[.$A$3]*SIN(RADIANS([.B196]-120))" office:value-type="float" office:value="1729.30979099304" calcext:value-type="float">
            <text:p>1729,3</text:p>
          </table:table-cell>
          <table:table-cell table:formula="of:=[.$A$3]*SIN(RADIANS([.B196]+120))" office:value-type="float" office:value="-1294.09230080923" calcext:value-type="float">
            <text:p>-1294,1</text:p>
          </table:table-cell>
          <table:table-cell table:style-name="ce10"/>
          <table:table-cell table:style-name="ce6" table:formula="of:=(MIN([.C196];[.D196];[.E196])+MAX([.C196];[.D196];[.E196]))/2" office:value-type="float" office:value="217.608745091901" calcext:value-type="float">
            <text:p>217,6</text:p>
          </table:table-cell>
          <table:table-cell table:style-name="ce12" table:formula="of:=([.C196]-[.G196]+[.$A$3])/2" office:value-type="float" office:value="573.086882362149" calcext:value-type="float">
            <text:p>5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1655.35052295057" calcext:value-type="float">
            <text:p>1655</text:p>
          </table:table-cell>
          <table:table-cell table:style-name="ce12" table:formula="of:=([.E196]-[.G196]+[.$A$3])/2" office:value-type="float" office:value="143.649477049433" calcext:value-type="float">
            <text:p>144</text:p>
          </table:table-cell>
          <table:table-cell table:style-name="ce10"/>
        </table:table-row>
        <table:table-row table:style-name="ro1">
          <table:table-cell/>
          <table:table-cell table:style-name="ce2" table:formula="of:=[.B196]+1" office:value-type="float" office:value="195" calcext:value-type="float">
            <text:p>195</text:p>
          </table:table-cell>
          <table:table-cell table:formula="of:=[.$A$3]*SIN(RADIANS([.B197]))" office:value-type="float" office:value="-465.615462139435" calcext:value-type="float">
            <text:p>-465,6</text:p>
          </table:table-cell>
          <table:table-cell table:formula="of:=[.$A$3]*SIN(RADIANS([.B197]-120))" office:value-type="float" office:value="1737.70056149403" calcext:value-type="float">
            <text:p>1737,7</text:p>
          </table:table-cell>
          <table:table-cell table:formula="of:=[.$A$3]*SIN(RADIANS([.B197]+120))" office:value-type="float" office:value="-1272.0850993546" calcext:value-type="float">
            <text:p>-1272,1</text:p>
          </table:table-cell>
          <table:table-cell table:style-name="ce10"/>
          <table:table-cell table:style-name="ce6" table:formula="of:=(MIN([.C197];[.D197];[.E197])+MAX([.C197];[.D197];[.E197]))/2" office:value-type="float" office:value="232.807731069717" calcext:value-type="float">
            <text:p>232,8</text:p>
          </table:table-cell>
          <table:table-cell table:style-name="ce12" table:formula="of:=([.C197]-[.G197]+[.$A$3])/2" office:value-type="float" office:value="550.288403395424" calcext:value-type="float">
            <text:p>5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1651.94641521216" calcext:value-type="float">
            <text:p>1652</text:p>
          </table:table-cell>
          <table:table-cell table:style-name="ce12" table:formula="of:=([.E197]-[.G197]+[.$A$3])/2" office:value-type="float" office:value="147.053584787842" calcext:value-type="float">
            <text:p>147</text:p>
          </table:table-cell>
          <table:table-cell table:style-name="ce10"/>
        </table:table-row>
        <table:table-row table:style-name="ro1">
          <table:table-cell/>
          <table:table-cell table:style-name="ce2" table:formula="of:=[.B197]+1" office:value-type="float" office:value="196" calcext:value-type="float">
            <text:p>196</text:p>
          </table:table-cell>
          <table:table-cell table:formula="of:=[.$A$3]*SIN(RADIANS([.B198]))" office:value-type="float" office:value="-495.871603114781" calcext:value-type="float">
            <text:p>-495,9</text:p>
          </table:table-cell>
          <table:table-cell table:formula="of:=[.$A$3]*SIN(RADIANS([.B198]-120))" office:value-type="float" office:value="1745.56201157052" calcext:value-type="float">
            <text:p>1745,6</text:p>
          </table:table-cell>
          <table:table-cell table:formula="of:=[.$A$3]*SIN(RADIANS([.B198]+120))" office:value-type="float" office:value="-1249.69040845574" calcext:value-type="float">
            <text:p>-1249,7</text:p>
          </table:table-cell>
          <table:table-cell table:style-name="ce10"/>
          <table:table-cell table:style-name="ce6" table:formula="of:=(MIN([.C198];[.D198];[.E198])+MAX([.C198];[.D198];[.E198]))/2" office:value-type="float" office:value="247.935801557391" calcext:value-type="float">
            <text:p>247,9</text:p>
          </table:table-cell>
          <table:table-cell table:style-name="ce12" table:formula="of:=([.C198]-[.G198]+[.$A$3])/2" office:value-type="float" office:value="527.596297663914" calcext:value-type="float">
            <text:p>5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1648.31310500656" calcext:value-type="float">
            <text:p>1648</text:p>
          </table:table-cell>
          <table:table-cell table:style-name="ce12" table:formula="of:=([.E198]-[.G198]+[.$A$3])/2" office:value-type="float" office:value="150.686894993436" calcext:value-type="float">
            <text:p>151</text:p>
          </table:table-cell>
          <table:table-cell table:style-name="ce10"/>
        </table:table-row>
        <table:table-row table:style-name="ro1">
          <table:table-cell/>
          <table:table-cell table:style-name="ce2" table:formula="of:=[.B198]+1" office:value-type="float" office:value="197" calcext:value-type="float">
            <text:p>197</text:p>
          </table:table-cell>
          <table:table-cell table:formula="of:=[.$A$3]*SIN(RADIANS([.B199]))" office:value-type="float" office:value="-525.976696796203" calcext:value-type="float">
            <text:p>-526,0</text:p>
          </table:table-cell>
          <table:table-cell table:formula="of:=[.$A$3]*SIN(RADIANS([.B199]-120))" office:value-type="float" office:value="1752.89174654864" calcext:value-type="float">
            <text:p>1752,9</text:p>
          </table:table-cell>
          <table:table-cell table:formula="of:=[.$A$3]*SIN(RADIANS([.B199]+120))" office:value-type="float" office:value="-1226.91504975243" calcext:value-type="float">
            <text:p>-1226,9</text:p>
          </table:table-cell>
          <table:table-cell table:style-name="ce10"/>
          <table:table-cell table:style-name="ce6" table:formula="of:=(MIN([.C199];[.D199];[.E199])+MAX([.C199];[.D199];[.E199]))/2" office:value-type="float" office:value="262.988348398102" calcext:value-type="float">
            <text:p>263,0</text:p>
          </table:table-cell>
          <table:table-cell table:style-name="ce12" table:formula="of:=([.C199]-[.G199]+[.$A$3])/2" office:value-type="float" office:value="505.017477402847" calcext:value-type="float">
            <text:p>5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1644.45169907527" calcext:value-type="float">
            <text:p>1644</text:p>
          </table:table-cell>
          <table:table-cell table:style-name="ce12" table:formula="of:=([.E199]-[.G199]+[.$A$3])/2" office:value-type="float" office:value="154.548300924732" calcext:value-type="float">
            <text:p>155</text:p>
          </table:table-cell>
          <table:table-cell table:style-name="ce10"/>
        </table:table-row>
        <table:table-row table:style-name="ro1">
          <table:table-cell/>
          <table:table-cell table:style-name="ce2" table:formula="of:=[.B199]+1" office:value-type="float" office:value="198" calcext:value-type="float">
            <text:p>198</text:p>
          </table:table-cell>
          <table:table-cell table:formula="of:=[.$A$3]*SIN(RADIANS([.B200]))" office:value-type="float" office:value="-555.92157288053" calcext:value-type="float">
            <text:p>-555,9</text:p>
          </table:table-cell>
          <table:table-cell table:formula="of:=[.$A$3]*SIN(RADIANS([.B200]-120))" office:value-type="float" office:value="1759.68753372012" calcext:value-type="float">
            <text:p>1759,7</text:p>
          </table:table-cell>
          <table:table-cell table:formula="of:=[.$A$3]*SIN(RADIANS([.B200]+120))" office:value-type="float" office:value="-1203.76596083959" calcext:value-type="float">
            <text:p>-1203,8</text:p>
          </table:table-cell>
          <table:table-cell table:style-name="ce10"/>
          <table:table-cell table:style-name="ce6" table:formula="of:=(MIN([.C200];[.D200];[.E200])+MAX([.C200];[.D200];[.E200]))/2" office:value-type="float" office:value="277.960786440265" calcext:value-type="float">
            <text:p>278,0</text:p>
          </table:table-cell>
          <table:table-cell table:style-name="ce12" table:formula="of:=([.C200]-[.G200]+[.$A$3])/2" office:value-type="float" office:value="482.558820339602" calcext:value-type="float">
            <text:p>4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1640.36337363993" calcext:value-type="float">
            <text:p>1640</text:p>
          </table:table-cell>
          <table:table-cell table:style-name="ce12" table:formula="of:=([.E200]-[.G200]+[.$A$3])/2" office:value-type="float" office:value="158.636626360075" calcext:value-type="float">
            <text:p>159</text:p>
          </table:table-cell>
          <table:table-cell table:style-name="ce10"/>
        </table:table-row>
        <table:table-row table:style-name="ro1">
          <table:table-cell/>
          <table:table-cell table:style-name="ce2" table:formula="of:=[.B200]+1" office:value-type="float" office:value="199" calcext:value-type="float">
            <text:p>199</text:p>
          </table:table-cell>
          <table:table-cell table:formula="of:=[.$A$3]*SIN(RADIANS([.B201]))" office:value-type="float" office:value="-585.697109868425" calcext:value-type="float">
            <text:p>-585,7</text:p>
          </table:table-cell>
          <table:table-cell table:formula="of:=[.$A$3]*SIN(RADIANS([.B201]-120))" office:value-type="float" office:value="1765.94730302235" calcext:value-type="float">
            <text:p>1765,9</text:p>
          </table:table-cell>
          <table:table-cell table:formula="of:=[.$A$3]*SIN(RADIANS([.B201]+120))" office:value-type="float" office:value="-1180.25019315392" calcext:value-type="float">
            <text:p>-1180,3</text:p>
          </table:table-cell>
          <table:table-cell table:style-name="ce10"/>
          <table:table-cell table:style-name="ce6" table:formula="of:=(MIN([.C201];[.D201];[.E201])+MAX([.C201];[.D201];[.E201]))/2" office:value-type="float" office:value="292.848554934212" calcext:value-type="float">
            <text:p>292,8</text:p>
          </table:table-cell>
          <table:table-cell table:style-name="ce12" table:formula="of:=([.C201]-[.G201]+[.$A$3])/2" office:value-type="float" office:value="460.227167598681" calcext:value-type="float">
            <text:p>4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636.04937404407" calcext:value-type="float">
            <text:p>1636</text:p>
          </table:table-cell>
          <table:table-cell table:style-name="ce12" table:formula="of:=([.E201]-[.G201]+[.$A$3])/2" office:value-type="float" office:value="162.950625955932" calcext:value-type="float">
            <text:p>163</text:p>
          </table:table-cell>
          <table:table-cell table:style-name="ce10"/>
        </table:table-row>
        <table:table-row table:style-name="ro1">
          <table:table-cell/>
          <table:table-cell table:style-name="ce2" table:formula="of:=[.B201]+1" office:value-type="float" office:value="200" calcext:value-type="float">
            <text:p>200</text:p>
          </table:table-cell>
          <table:table-cell table:formula="of:=[.$A$3]*SIN(RADIANS([.B202]))" office:value-type="float" office:value="-615.294237842878" calcext:value-type="float">
            <text:p>-615,3</text:p>
          </table:table-cell>
          <table:table-cell table:formula="of:=[.$A$3]*SIN(RADIANS([.B202]-120))" office:value-type="float" office:value="1771.66914766896" calcext:value-type="float">
            <text:p>1771,7</text:p>
          </table:table-cell>
          <table:table-cell table:formula="of:=[.$A$3]*SIN(RADIANS([.B202]+120))" office:value-type="float" office:value="-1156.37490982608" calcext:value-type="float">
            <text:p>-1156,4</text:p>
          </table:table-cell>
          <table:table-cell table:style-name="ce10"/>
          <table:table-cell table:style-name="ce6" table:formula="of:=(MIN([.C202];[.D202];[.E202])+MAX([.C202];[.D202];[.E202]))/2" office:value-type="float" office:value="307.647118921439" calcext:value-type="float">
            <text:p>307,6</text:p>
          </table:table-cell>
          <table:table-cell table:style-name="ce12" table:formula="of:=([.C202]-[.G202]+[.$A$3])/2" office:value-type="float" office:value="438.029321617842" calcext:value-type="float">
            <text:p>4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631.51101437376" calcext:value-type="float">
            <text:p>1632</text:p>
          </table:table-cell>
          <table:table-cell table:style-name="ce12" table:formula="of:=([.E202]-[.G202]+[.$A$3])/2" office:value-type="float" office:value="167.488985626238" calcext:value-type="float">
            <text:p>167</text:p>
          </table:table-cell>
          <table:table-cell table:style-name="ce10"/>
        </table:table-row>
        <table:table-row table:style-name="ro1">
          <table:table-cell/>
          <table:table-cell table:style-name="ce2" table:formula="of:=[.B202]+1" office:value-type="float" office:value="201" calcext:value-type="float">
            <text:p>201</text:p>
          </table:table-cell>
          <table:table-cell table:formula="of:=[.$A$3]*SIN(RADIANS([.B203]))" office:value-type="float" office:value="-644.703941231996" calcext:value-type="float">
            <text:p>-644,7</text:p>
          </table:table-cell>
          <table:table-cell table:formula="of:=[.$A$3]*SIN(RADIANS([.B203]-120))" office:value-type="float" office:value="1776.85132473065" calcext:value-type="float">
            <text:p>1776,9</text:p>
          </table:table-cell>
          <table:table-cell table:formula="of:=[.$A$3]*SIN(RADIANS([.B203]+120))" office:value-type="float" office:value="-1132.14738349866" calcext:value-type="float">
            <text:p>-1132,1</text:p>
          </table:table-cell>
          <table:table-cell table:style-name="ce10"/>
          <table:table-cell table:style-name="ce6" table:formula="of:=(MIN([.C203];[.D203];[.E203])+MAX([.C203];[.D203];[.E203]))/2" office:value-type="float" office:value="322.351970615997" calcext:value-type="float">
            <text:p>322,4</text:p>
          </table:table-cell>
          <table:table-cell table:style-name="ce12" table:formula="of:=([.C203]-[.G203]+[.$A$3])/2" office:value-type="float" office:value="415.972044076004" calcext:value-type="float">
            <text:p>4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626.74967705733" calcext:value-type="float">
            <text:p>1627</text:p>
          </table:table-cell>
          <table:table-cell table:style-name="ce12" table:formula="of:=([.E203]-[.G203]+[.$A$3])/2" office:value-type="float" office:value="172.250322942672" calcext:value-type="float">
            <text:p>172</text:p>
          </table:table-cell>
          <table:table-cell table:style-name="ce10"/>
        </table:table-row>
        <table:table-row table:style-name="ro1">
          <table:table-cell/>
          <table:table-cell table:style-name="ce2" table:formula="of:=[.B203]+1" office:value-type="float" office:value="202" calcext:value-type="float">
            <text:p>202</text:p>
          </table:table-cell>
          <table:table-cell table:formula="of:=[.$A$3]*SIN(RADIANS([.B204]))" office:value-type="float" office:value="-673.917261555226" calcext:value-type="float">
            <text:p>-673,9</text:p>
          </table:table-cell>
          <table:table-cell table:formula="of:=[.$A$3]*SIN(RADIANS([.B204]-120))" office:value-type="float" office:value="1781.49225566609" calcext:value-type="float">
            <text:p>1781,5</text:p>
          </table:table-cell>
          <table:table-cell table:formula="of:=[.$A$3]*SIN(RADIANS([.B204]+120))" office:value-type="float" office:value="-1107.57499411086" calcext:value-type="float">
            <text:p>-1107,6</text:p>
          </table:table-cell>
          <table:table-cell table:style-name="ce10"/>
          <table:table-cell table:style-name="ce6" table:formula="of:=(MIN([.C204];[.D204];[.E204])+MAX([.C204];[.D204];[.E204]))/2" office:value-type="float" office:value="336.958630777613" calcext:value-type="float">
            <text:p>337,0</text:p>
          </table:table-cell>
          <table:table-cell table:style-name="ce12" table:formula="of:=([.C204]-[.G204]+[.$A$3])/2" office:value-type="float" office:value="394.062053833581" calcext:value-type="float">
            <text:p>3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621.76681244424" calcext:value-type="float">
            <text:p>1622</text:p>
          </table:table-cell>
          <table:table-cell table:style-name="ce12" table:formula="of:=([.E204]-[.G204]+[.$A$3])/2" office:value-type="float" office:value="177.233187555764" calcext:value-type="float">
            <text:p>177</text:p>
          </table:table-cell>
          <table:table-cell table:style-name="ce10"/>
        </table:table-row>
        <table:table-row table:style-name="ro1">
          <table:table-cell/>
          <table:table-cell table:style-name="ce2" table:formula="of:=[.B204]+1" office:value-type="float" office:value="203" calcext:value-type="float">
            <text:p>203</text:p>
          </table:table-cell>
          <table:table-cell table:formula="of:=[.$A$3]*SIN(RADIANS([.B205]))" office:value-type="float" office:value="-702.925300152203" calcext:value-type="float">
            <text:p>-702,9</text:p>
          </table:table-cell>
          <table:table-cell table:formula="of:=[.$A$3]*SIN(RADIANS([.B205]-120))" office:value-type="float" office:value="1785.59052680274" calcext:value-type="float">
            <text:p>1785,6</text:p>
          </table:table-cell>
          <table:table-cell table:formula="of:=[.$A$3]*SIN(RADIANS([.B205]+120))" office:value-type="float" office:value="-1082.66522665053" calcext:value-type="float">
            <text:p>-1082,7</text:p>
          </table:table-cell>
          <table:table-cell table:style-name="ce10"/>
          <table:table-cell table:style-name="ce6" table:formula="of:=(MIN([.C205];[.D205];[.E205])+MAX([.C205];[.D205];[.E205]))/2" office:value-type="float" office:value="351.462650076102" calcext:value-type="float">
            <text:p>351,5</text:p>
          </table:table-cell>
          <table:table-cell table:style-name="ce12" table:formula="of:=([.C205]-[.G205]+[.$A$3])/2" office:value-type="float" office:value="372.306024885848" calcext:value-type="float">
            <text:p>3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616.56393836332" calcext:value-type="float">
            <text:p>1617</text:p>
          </table:table-cell>
          <table:table-cell table:style-name="ce12" table:formula="of:=([.E205]-[.G205]+[.$A$3])/2" office:value-type="float" office:value="182.436061636682" calcext:value-type="float">
            <text:p>182</text:p>
          </table:table-cell>
          <table:table-cell table:style-name="ce10"/>
        </table:table-row>
        <table:table-row table:style-name="ro1">
          <table:table-cell/>
          <table:table-cell table:style-name="ce2" table:formula="of:=[.B205]+1" office:value-type="float" office:value="204" calcext:value-type="float">
            <text:p>204</text:p>
          </table:table-cell>
          <table:table-cell table:formula="of:=[.$A$3]*SIN(RADIANS([.B206]))" office:value-type="float" office:value="-731.719220893365" calcext:value-type="float">
            <text:p>-731,7</text:p>
          </table:table-cell>
          <table:table-cell table:formula="of:=[.$A$3]*SIN(RADIANS([.B206]-120))" office:value-type="float" office:value="1789.14488976752" calcext:value-type="float">
            <text:p>1789,1</text:p>
          </table:table-cell>
          <table:table-cell table:formula="of:=[.$A$3]*SIN(RADIANS([.B206]+120))" office:value-type="float" office:value="-1057.42566887416" calcext:value-type="float">
            <text:p>-1057,4</text:p>
          </table:table-cell>
          <table:table-cell table:style-name="ce10"/>
          <table:table-cell table:style-name="ce6" table:formula="of:=(MIN([.C206];[.D206];[.E206])+MAX([.C206];[.D206];[.E206]))/2" office:value-type="float" office:value="365.859610446682" calcext:value-type="float">
            <text:p>365,9</text:p>
          </table:table-cell>
          <table:table-cell table:style-name="ce12" table:formula="of:=([.C206]-[.G206]+[.$A$3])/2" office:value-type="float" office:value="350.710584329977" calcext:value-type="float">
            <text:p>3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611.14263966042" calcext:value-type="float">
            <text:p>1611</text:p>
          </table:table-cell>
          <table:table-cell table:style-name="ce12" table:formula="of:=([.E206]-[.G206]+[.$A$3])/2" office:value-type="float" office:value="187.857360339579" calcext:value-type="float">
            <text:p>188</text:p>
          </table:table-cell>
          <table:table-cell table:style-name="ce10"/>
        </table:table-row>
        <table:table-row table:style-name="ro1">
          <table:table-cell/>
          <table:table-cell table:style-name="ce2" table:formula="of:=[.B206]+1" office:value-type="float" office:value="205" calcext:value-type="float">
            <text:p>205</text:p>
          </table:table-cell>
          <table:table-cell table:formula="of:=[.$A$3]*SIN(RADIANS([.B207]))" office:value-type="float" office:value="-760.290252871518" calcext:value-type="float">
            <text:p>-760,3</text:p>
          </table:table-cell>
          <table:table-cell table:formula="of:=[.$A$3]*SIN(RADIANS([.B207]-120))" office:value-type="float" office:value="1792.15426186705" calcext:value-type="float">
            <text:p>1792,2</text:p>
          </table:table-cell>
          <table:table-cell table:formula="of:=[.$A$3]*SIN(RADIANS([.B207]+120))" office:value-type="float" office:value="-1031.86400899553" calcext:value-type="float">
            <text:p>-1031,9</text:p>
          </table:table-cell>
          <table:table-cell table:style-name="ce10"/>
          <table:table-cell table:style-name="ce6" table:formula="of:=(MIN([.C207];[.D207];[.E207])+MAX([.C207];[.D207];[.E207]))/2" office:value-type="float" office:value="380.145126435759" calcext:value-type="float">
            <text:p>380,1</text:p>
          </table:table-cell>
          <table:table-cell table:style-name="ce12" table:formula="of:=([.C207]-[.G207]+[.$A$3])/2" office:value-type="float" office:value="329.282310346362" calcext:value-type="float">
            <text:p>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605.50456771565" calcext:value-type="float">
            <text:p>1606</text:p>
          </table:table-cell>
          <table:table-cell table:style-name="ce12" table:formula="of:=([.E207]-[.G207]+[.$A$3])/2" office:value-type="float" office:value="193.495432284354" calcext:value-type="float">
            <text:p>193</text:p>
          </table:table-cell>
          <table:table-cell table:style-name="ce10"/>
        </table:table-row>
        <table:table-row table:style-name="ro1">
          <table:table-cell/>
          <table:table-cell table:style-name="ce2" table:formula="of:=[.B207]+1" office:value-type="float" office:value="206" calcext:value-type="float">
            <text:p>206</text:p>
          </table:table-cell>
          <table:table-cell table:formula="of:=[.$A$3]*SIN(RADIANS([.B208]))" office:value-type="float" office:value="-788.62969307355" calcext:value-type="float">
            <text:p>-788,6</text:p>
          </table:table-cell>
          <table:table-cell table:formula="of:=[.$A$3]*SIN(RADIANS([.B208]-120))" office:value-type="float" office:value="1794.61772641742" calcext:value-type="float">
            <text:p>1794,6</text:p>
          </table:table-cell>
          <table:table-cell table:formula="of:=[.$A$3]*SIN(RADIANS([.B208]+120))" office:value-type="float" office:value="-1005.98803334387" calcext:value-type="float">
            <text:p>-1006,0</text:p>
          </table:table-cell>
          <table:table-cell table:style-name="ce10"/>
          <table:table-cell table:style-name="ce6" table:formula="of:=(MIN([.C208];[.D208];[.E208])+MAX([.C208];[.D208];[.E208]))/2" office:value-type="float" office:value="394.314846536775" calcext:value-type="float">
            <text:p>394,3</text:p>
          </table:table-cell>
          <table:table-cell table:style-name="ce12" table:formula="of:=([.C208]-[.G208]+[.$A$3])/2" office:value-type="float" office:value="308.027730194837" calcext:value-type="float">
            <text:p>3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599.65143994032" calcext:value-type="float">
            <text:p>1600</text:p>
          </table:table-cell>
          <table:table-cell table:style-name="ce12" table:formula="of:=([.E208]-[.G208]+[.$A$3])/2" office:value-type="float" office:value="199.348560059676" calcext:value-type="float">
            <text:p>199</text:p>
          </table:table-cell>
          <table:table-cell table:style-name="ce10"/>
        </table:table-row>
        <table:table-row table:style-name="ro1">
          <table:table-cell/>
          <table:table-cell table:style-name="ce2" table:formula="of:=[.B208]+1" office:value-type="float" office:value="207" calcext:value-type="float">
            <text:p>207</text:p>
          </table:table-cell>
          <table:table-cell table:formula="of:=[.$A$3]*SIN(RADIANS([.B209]))" office:value-type="float" office:value="-816.728909031444" calcext:value-type="float">
            <text:p>-816,7</text:p>
          </table:table-cell>
          <table:table-cell table:formula="of:=[.$A$3]*SIN(RADIANS([.B209]-120))" office:value-type="float" office:value="1796.53453302348" calcext:value-type="float">
            <text:p>1796,5</text:p>
          </table:table-cell>
          <table:table-cell table:formula="of:=[.$A$3]*SIN(RADIANS([.B209]+120))" office:value-type="float" office:value="-979.805623992034" calcext:value-type="float">
            <text:p>-979,8</text:p>
          </table:table-cell>
          <table:table-cell table:style-name="ce10"/>
          <table:table-cell table:style-name="ce6" table:formula="of:=(MIN([.C209];[.D209];[.E209])+MAX([.C209];[.D209];[.E209]))/2" office:value-type="float" office:value="408.364454515723" calcext:value-type="float">
            <text:p>408,4</text:p>
          </table:table-cell>
          <table:table-cell table:style-name="ce12" table:formula="of:=([.C209]-[.G209]+[.$A$3])/2" office:value-type="float" office:value="286.953318226417" calcext:value-type="float">
            <text:p>2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593.58503925388" calcext:value-type="float">
            <text:p>1594</text:p>
          </table:table-cell>
          <table:table-cell table:style-name="ce12" table:formula="of:=([.E209]-[.G209]+[.$A$3])/2" office:value-type="float" office:value="205.414960746122" calcext:value-type="float">
            <text:p>205</text:p>
          </table:table-cell>
          <table:table-cell table:style-name="ce10"/>
        </table:table-row>
        <table:table-row table:style-name="ro1">
          <table:table-cell/>
          <table:table-cell table:style-name="ce2" table:formula="of:=[.B209]+1" office:value-type="float" office:value="208" calcext:value-type="float">
            <text:p>208</text:p>
          </table:table-cell>
          <table:table-cell table:formula="of:=[.$A$3]*SIN(RADIANS([.B210]))" office:value-type="float" office:value="-844.579341451818" calcext:value-type="float">
            <text:p>-844,6</text:p>
          </table:table-cell>
          <table:table-cell table:formula="of:=[.$A$3]*SIN(RADIANS([.B210]-120))" office:value-type="float" office:value="1797.90409780735" calcext:value-type="float">
            <text:p>1797,9</text:p>
          </table:table-cell>
          <table:table-cell table:formula="of:=[.$A$3]*SIN(RADIANS([.B210]+120))" office:value-type="float" office:value="-953.324756355536" calcext:value-type="float">
            <text:p>-953,3</text:p>
          </table:table-cell>
          <table:table-cell table:style-name="ce10"/>
          <table:table-cell table:style-name="ce6" table:formula="of:=(MIN([.C210];[.D210];[.E210])+MAX([.C210];[.D210];[.E210]))/2" office:value-type="float" office:value="422.289670725909" calcext:value-type="float">
            <text:p>422,3</text:p>
          </table:table-cell>
          <table:table-cell table:style-name="ce12" table:formula="of:=([.C210]-[.G210]+[.$A$3])/2" office:value-type="float" office:value="266.065493911137" calcext:value-type="float">
            <text:p>2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87.30721354072" calcext:value-type="float">
            <text:p>1587</text:p>
          </table:table-cell>
          <table:table-cell table:style-name="ce12" table:formula="of:=([.E210]-[.G210]+[.$A$3])/2" office:value-type="float" office:value="211.692786459278" calcext:value-type="float">
            <text:p>212</text:p>
          </table:table-cell>
          <table:table-cell table:style-name="ce10"/>
        </table:table-row>
        <table:table-row table:style-name="ro1">
          <table:table-cell/>
          <table:table-cell table:style-name="ce2" table:formula="of:=[.B210]+1" office:value-type="float" office:value="209" calcext:value-type="float">
            <text:p>209</text:p>
          </table:table-cell>
          <table:table-cell table:formula="of:=[.$A$3]*SIN(RADIANS([.B211]))" office:value-type="float" office:value="-872.17250682316" calcext:value-type="float">
            <text:p>-872,2</text:p>
          </table:table-cell>
          <table:table-cell table:formula="of:=[.$A$3]*SIN(RADIANS([.B211]-120))" office:value-type="float" office:value="1798.72600358635" calcext:value-type="float">
            <text:p>1798,7</text:p>
          </table:table-cell>
          <table:table-cell table:formula="of:=[.$A$3]*SIN(RADIANS([.B211]+120))" office:value-type="float" office:value="-926.553496763188" calcext:value-type="float">
            <text:p>-926,6</text:p>
          </table:table-cell>
          <table:table-cell table:style-name="ce10"/>
          <table:table-cell table:style-name="ce6" table:formula="of:=(MIN([.C211];[.D211];[.E211])+MAX([.C211];[.D211];[.E211]))/2" office:value-type="float" office:value="436.08625341158" calcext:value-type="float">
            <text:p>436,1</text:p>
          </table:table-cell>
          <table:table-cell table:style-name="ce12" table:formula="of:=([.C211]-[.G211]+[.$A$3])/2" office:value-type="float" office:value="245.3706198826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580.81987508738" calcext:value-type="float">
            <text:p>1581</text:p>
          </table:table-cell>
          <table:table-cell table:style-name="ce12" table:formula="of:=([.E211]-[.G211]+[.$A$3])/2" office:value-type="float" office:value="218.180124912616" calcext:value-type="float">
            <text:p>218</text:p>
          </table:table-cell>
          <table:table-cell table:style-name="ce10"/>
        </table:table-row>
        <table:table-row table:style-name="ro1">
          <table:table-cell/>
          <table:table-cell table:style-name="ce2" table:formula="of:=[.B211]+1" office:value-type="float" office:value="210" calcext:value-type="float">
            <text:p>210</text:p>
          </table:table-cell>
          <table:table-cell table:formula="of:=[.$A$3]*SIN(RADIANS([.B212]))" office:value-type="float" office:value="-899.5" calcext:value-type="float">
            <text:p>-899,5</text:p>
          </table:table-cell>
          <table:table-cell table:formula="of:=[.$A$3]*SIN(RADIANS([.B212]-120))" office:value-type="float" office:value="1799" calcext:value-type="float">
            <text:p>1799,0</text:p>
          </table:table-cell>
          <table:table-cell table:formula="of:=[.$A$3]*SIN(RADIANS([.B212]+120))" office:value-type="float" office:value="-899.500000000001" calcext:value-type="float">
            <text:p>-899,5</text:p>
          </table:table-cell>
          <table:table-cell table:style-name="ce10"/>
          <table:table-cell table:style-name="ce6" table:formula="of:=(MIN([.C212];[.D212];[.E212])+MAX([.C212];[.D212];[.E212]))/2" office:value-type="float" office:value="449.75" calcext:value-type="float">
            <text:p>449,8</text:p>
          </table:table-cell>
          <table:table-cell table:style-name="ce12" table:formula="of:=([.C212]-[.G212]+[.$A$3])/2" office:value-type="float" office:value="224.875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574.125" calcext:value-type="float">
            <text:p>1574</text:p>
          </table:table-cell>
          <table:table-cell table:style-name="ce12" table:formula="of:=([.E212]-[.G212]+[.$A$3])/2" office:value-type="float" office:value="224.875" calcext:value-type="float">
            <text:p>225</text:p>
          </table:table-cell>
          <table:table-cell table:style-name="ce10"/>
        </table:table-row>
        <table:table-row table:style-name="ro1">
          <table:table-cell/>
          <table:table-cell table:style-name="ce2" table:formula="of:=[.B212]+1" office:value-type="float" office:value="211" calcext:value-type="float">
            <text:p>211</text:p>
          </table:table-cell>
          <table:table-cell table:formula="of:=[.$A$3]*SIN(RADIANS([.B213]))" office:value-type="float" office:value="-926.553496763187" calcext:value-type="float">
            <text:p>-926,6</text:p>
          </table:table-cell>
          <table:table-cell table:formula="of:=[.$A$3]*SIN(RADIANS([.B213]-120))" office:value-type="float" office:value="1798.72600358635" calcext:value-type="float">
            <text:p>1798,7</text:p>
          </table:table-cell>
          <table:table-cell table:formula="of:=[.$A$3]*SIN(RADIANS([.B213]+120))" office:value-type="float" office:value="-872.17250682316" calcext:value-type="float">
            <text:p>-872,2</text:p>
          </table:table-cell>
          <table:table-cell table:style-name="ce10"/>
          <table:table-cell table:style-name="ce6" table:formula="of:=(MIN([.C213];[.D213];[.E213])+MAX([.C213];[.D213];[.E213]))/2" office:value-type="float" office:value="436.08625341158" calcext:value-type="float">
            <text:p>436,1</text:p>
          </table:table-cell>
          <table:table-cell table:style-name="ce12" table:formula="of:=([.C213]-[.G213]+[.$A$3])/2" office:value-type="float" office:value="218.180124912616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580.81987508738" calcext:value-type="float">
            <text:p>1581</text:p>
          </table:table-cell>
          <table:table-cell table:style-name="ce12" table:formula="of:=([.E213]-[.G213]+[.$A$3])/2" office:value-type="float" office:value="245.37061988263" calcext:value-type="float">
            <text:p>245</text:p>
          </table:table-cell>
          <table:table-cell table:style-name="ce10"/>
        </table:table-row>
        <table:table-row table:style-name="ro1">
          <table:table-cell/>
          <table:table-cell table:style-name="ce2" table:formula="of:=[.B213]+1" office:value-type="float" office:value="212" calcext:value-type="float">
            <text:p>212</text:p>
          </table:table-cell>
          <table:table-cell table:formula="of:=[.$A$3]*SIN(RADIANS([.B214]))" office:value-type="float" office:value="-953.324756355535" calcext:value-type="float">
            <text:p>-953,3</text:p>
          </table:table-cell>
          <table:table-cell table:formula="of:=[.$A$3]*SIN(RADIANS([.B214]-120))" office:value-type="float" office:value="1797.90409780735" calcext:value-type="float">
            <text:p>1797,9</text:p>
          </table:table-cell>
          <table:table-cell table:formula="of:=[.$A$3]*SIN(RADIANS([.B214]+120))" office:value-type="float" office:value="-844.579341451817" calcext:value-type="float">
            <text:p>-844,6</text:p>
          </table:table-cell>
          <table:table-cell table:style-name="ce10"/>
          <table:table-cell table:style-name="ce6" table:formula="of:=(MIN([.C214];[.D214];[.E214])+MAX([.C214];[.D214];[.E214]))/2" office:value-type="float" office:value="422.289670725909" calcext:value-type="float">
            <text:p>422,3</text:p>
          </table:table-cell>
          <table:table-cell table:style-name="ce12" table:formula="of:=([.C214]-[.G214]+[.$A$3])/2" office:value-type="float" office:value="211.692786459278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587.30721354072" calcext:value-type="float">
            <text:p>1587</text:p>
          </table:table-cell>
          <table:table-cell table:style-name="ce12" table:formula="of:=([.E214]-[.G214]+[.$A$3])/2" office:value-type="float" office:value="266.065493911137" calcext:value-type="float">
            <text:p>266</text:p>
          </table:table-cell>
          <table:table-cell table:style-name="ce10"/>
        </table:table-row>
        <table:table-row table:style-name="ro1">
          <table:table-cell/>
          <table:table-cell table:style-name="ce2" table:formula="of:=[.B214]+1" office:value-type="float" office:value="213" calcext:value-type="float">
            <text:p>213</text:p>
          </table:table-cell>
          <table:table-cell table:formula="of:=[.$A$3]*SIN(RADIANS([.B215]))" office:value-type="float" office:value="-979.805623992034" calcext:value-type="float">
            <text:p>-979,8</text:p>
          </table:table-cell>
          <table:table-cell table:formula="of:=[.$A$3]*SIN(RADIANS([.B215]-120))" office:value-type="float" office:value="1796.53453302348" calcext:value-type="float">
            <text:p>1796,5</text:p>
          </table:table-cell>
          <table:table-cell table:formula="of:=[.$A$3]*SIN(RADIANS([.B215]+120))" office:value-type="float" office:value="-816.728909031445" calcext:value-type="float">
            <text:p>-816,7</text:p>
          </table:table-cell>
          <table:table-cell table:style-name="ce10"/>
          <table:table-cell table:style-name="ce6" table:formula="of:=(MIN([.C215];[.D215];[.E215])+MAX([.C215];[.D215];[.E215]))/2" office:value-type="float" office:value="408.364454515722" calcext:value-type="float">
            <text:p>408,4</text:p>
          </table:table-cell>
          <table:table-cell table:style-name="ce12" table:formula="of:=([.C215]-[.G215]+[.$A$3])/2" office:value-type="float" office:value="205.41496074612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593.58503925388" calcext:value-type="float">
            <text:p>1594</text:p>
          </table:table-cell>
          <table:table-cell table:style-name="ce12" table:formula="of:=([.E215]-[.G215]+[.$A$3])/2" office:value-type="float" office:value="286.953318226416" calcext:value-type="float">
            <text:p>287</text:p>
          </table:table-cell>
          <table:table-cell table:style-name="ce10"/>
        </table:table-row>
        <table:table-row table:style-name="ro1">
          <table:table-cell/>
          <table:table-cell table:style-name="ce2" table:formula="of:=[.B215]+1" office:value-type="float" office:value="214" calcext:value-type="float">
            <text:p>214</text:p>
          </table:table-cell>
          <table:table-cell table:formula="of:=[.$A$3]*SIN(RADIANS([.B216]))" office:value-type="float" office:value="-1005.98803334387" calcext:value-type="float">
            <text:p>-1006,0</text:p>
          </table:table-cell>
          <table:table-cell table:formula="of:=[.$A$3]*SIN(RADIANS([.B216]-120))" office:value-type="float" office:value="1794.61772641742" calcext:value-type="float">
            <text:p>1794,6</text:p>
          </table:table-cell>
          <table:table-cell table:formula="of:=[.$A$3]*SIN(RADIANS([.B216]+120))" office:value-type="float" office:value="-788.629693073551" calcext:value-type="float">
            <text:p>-788,6</text:p>
          </table:table-cell>
          <table:table-cell table:style-name="ce10"/>
          <table:table-cell table:style-name="ce6" table:formula="of:=(MIN([.C216];[.D216];[.E216])+MAX([.C216];[.D216];[.E216]))/2" office:value-type="float" office:value="394.314846536775" calcext:value-type="float">
            <text:p>394,3</text:p>
          </table:table-cell>
          <table:table-cell table:style-name="ce12" table:formula="of:=([.C216]-[.G216]+[.$A$3])/2" office:value-type="float" office:value="199.348560059676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599.65143994032" calcext:value-type="float">
            <text:p>1600</text:p>
          </table:table-cell>
          <table:table-cell table:style-name="ce12" table:formula="of:=([.E216]-[.G216]+[.$A$3])/2" office:value-type="float" office:value="308.027730194837" calcext:value-type="float">
            <text:p>308</text:p>
          </table:table-cell>
          <table:table-cell table:style-name="ce10"/>
        </table:table-row>
        <table:table-row table:style-name="ro1">
          <table:table-cell/>
          <table:table-cell table:style-name="ce2" table:formula="of:=[.B216]+1" office:value-type="float" office:value="215" calcext:value-type="float">
            <text:p>215</text:p>
          </table:table-cell>
          <table:table-cell table:formula="of:=[.$A$3]*SIN(RADIANS([.B217]))" office:value-type="float" office:value="-1031.86400899553" calcext:value-type="float">
            <text:p>-1031,9</text:p>
          </table:table-cell>
          <table:table-cell table:formula="of:=[.$A$3]*SIN(RADIANS([.B217]-120))" office:value-type="float" office:value="1792.15426186705" calcext:value-type="float">
            <text:p>1792,2</text:p>
          </table:table-cell>
          <table:table-cell table:formula="of:=[.$A$3]*SIN(RADIANS([.B217]+120))" office:value-type="float" office:value="-760.290252871518" calcext:value-type="float">
            <text:p>-760,3</text:p>
          </table:table-cell>
          <table:table-cell table:style-name="ce10"/>
          <table:table-cell table:style-name="ce6" table:formula="of:=(MIN([.C217];[.D217];[.E217])+MAX([.C217];[.D217];[.E217]))/2" office:value-type="float" office:value="380.145126435759" calcext:value-type="float">
            <text:p>380,1</text:p>
          </table:table-cell>
          <table:table-cell table:style-name="ce12" table:formula="of:=([.C217]-[.G217]+[.$A$3])/2" office:value-type="float" office:value="193.495432284354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605.50456771565" calcext:value-type="float">
            <text:p>1606</text:p>
          </table:table-cell>
          <table:table-cell table:style-name="ce12" table:formula="of:=([.E217]-[.G217]+[.$A$3])/2" office:value-type="float" office:value="329.282310346362" calcext:value-type="float">
            <text:p>329</text:p>
          </table:table-cell>
          <table:table-cell table:style-name="ce10"/>
        </table:table-row>
        <table:table-row table:style-name="ro1">
          <table:table-cell/>
          <table:table-cell table:style-name="ce2" table:formula="of:=[.B217]+1" office:value-type="float" office:value="216" calcext:value-type="float">
            <text:p>216</text:p>
          </table:table-cell>
          <table:table-cell table:formula="of:=[.$A$3]*SIN(RADIANS([.B218]))" office:value-type="float" office:value="-1057.42566887416" calcext:value-type="float">
            <text:p>-1057,4</text:p>
          </table:table-cell>
          <table:table-cell table:formula="of:=[.$A$3]*SIN(RADIANS([.B218]-120))" office:value-type="float" office:value="1789.14488976752" calcext:value-type="float">
            <text:p>1789,1</text:p>
          </table:table-cell>
          <table:table-cell table:formula="of:=[.$A$3]*SIN(RADIANS([.B218]+120))" office:value-type="float" office:value="-731.719220893364" calcext:value-type="float">
            <text:p>-731,7</text:p>
          </table:table-cell>
          <table:table-cell table:style-name="ce10"/>
          <table:table-cell table:style-name="ce6" table:formula="of:=(MIN([.C218];[.D218];[.E218])+MAX([.C218];[.D218];[.E218]))/2" office:value-type="float" office:value="365.859610446682" calcext:value-type="float">
            <text:p>365,9</text:p>
          </table:table-cell>
          <table:table-cell table:style-name="ce12" table:formula="of:=([.C218]-[.G218]+[.$A$3])/2" office:value-type="float" office:value="187.857360339579" calcext:value-type="float">
            <text:p>1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611.14263966042" calcext:value-type="float">
            <text:p>1611</text:p>
          </table:table-cell>
          <table:table-cell table:style-name="ce12" table:formula="of:=([.E218]-[.G218]+[.$A$3])/2" office:value-type="float" office:value="350.710584329977" calcext:value-type="float">
            <text:p>351</text:p>
          </table:table-cell>
          <table:table-cell table:style-name="ce10"/>
        </table:table-row>
        <table:table-row table:style-name="ro1">
          <table:table-cell/>
          <table:table-cell table:style-name="ce2" table:formula="of:=[.B218]+1" office:value-type="float" office:value="217" calcext:value-type="float">
            <text:p>217</text:p>
          </table:table-cell>
          <table:table-cell table:formula="of:=[.$A$3]*SIN(RADIANS([.B219]))" office:value-type="float" office:value="-1082.66522665054" calcext:value-type="float">
            <text:p>-1082,7</text:p>
          </table:table-cell>
          <table:table-cell table:formula="of:=[.$A$3]*SIN(RADIANS([.B219]-120))" office:value-type="float" office:value="1785.59052680274" calcext:value-type="float">
            <text:p>1785,6</text:p>
          </table:table-cell>
          <table:table-cell table:formula="of:=[.$A$3]*SIN(RADIANS([.B219]+120))" office:value-type="float" office:value="-702.925300152204" calcext:value-type="float">
            <text:p>-702,9</text:p>
          </table:table-cell>
          <table:table-cell table:style-name="ce10"/>
          <table:table-cell table:style-name="ce6" table:formula="of:=(MIN([.C219];[.D219];[.E219])+MAX([.C219];[.D219];[.E219]))/2" office:value-type="float" office:value="351.462650076102" calcext:value-type="float">
            <text:p>351,5</text:p>
          </table:table-cell>
          <table:table-cell table:style-name="ce12" table:formula="of:=([.C219]-[.G219]+[.$A$3])/2" office:value-type="float" office:value="182.436061636682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616.56393836332" calcext:value-type="float">
            <text:p>1617</text:p>
          </table:table-cell>
          <table:table-cell table:style-name="ce12" table:formula="of:=([.E219]-[.G219]+[.$A$3])/2" office:value-type="float" office:value="372.306024885847" calcext:value-type="float">
            <text:p>372</text:p>
          </table:table-cell>
          <table:table-cell table:style-name="ce10"/>
        </table:table-row>
        <table:table-row table:style-name="ro1">
          <table:table-cell/>
          <table:table-cell table:style-name="ce2" table:formula="of:=[.B219]+1" office:value-type="float" office:value="218" calcext:value-type="float">
            <text:p>218</text:p>
          </table:table-cell>
          <table:table-cell table:formula="of:=[.$A$3]*SIN(RADIANS([.B220]))" office:value-type="float" office:value="-1107.57499411086" calcext:value-type="float">
            <text:p>-1107,6</text:p>
          </table:table-cell>
          <table:table-cell table:formula="of:=[.$A$3]*SIN(RADIANS([.B220]-120))" office:value-type="float" office:value="1781.49225566609" calcext:value-type="float">
            <text:p>1781,5</text:p>
          </table:table-cell>
          <table:table-cell table:formula="of:=[.$A$3]*SIN(RADIANS([.B220]+120))" office:value-type="float" office:value="-673.917261555226" calcext:value-type="float">
            <text:p>-673,9</text:p>
          </table:table-cell>
          <table:table-cell table:style-name="ce10"/>
          <table:table-cell table:style-name="ce6" table:formula="of:=(MIN([.C220];[.D220];[.E220])+MAX([.C220];[.D220];[.E220]))/2" office:value-type="float" office:value="336.958630777613" calcext:value-type="float">
            <text:p>337,0</text:p>
          </table:table-cell>
          <table:table-cell table:style-name="ce12" table:formula="of:=([.C220]-[.G220]+[.$A$3])/2" office:value-type="float" office:value="177.233187555764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621.76681244424" calcext:value-type="float">
            <text:p>1622</text:p>
          </table:table-cell>
          <table:table-cell table:style-name="ce12" table:formula="of:=([.E220]-[.G220]+[.$A$3])/2" office:value-type="float" office:value="394.06205383358" calcext:value-type="float">
            <text:p>394</text:p>
          </table:table-cell>
          <table:table-cell table:style-name="ce10"/>
        </table:table-row>
        <table:table-row table:style-name="ro1">
          <table:table-cell/>
          <table:table-cell table:style-name="ce2" table:formula="of:=[.B220]+1" office:value-type="float" office:value="219" calcext:value-type="float">
            <text:p>219</text:p>
          </table:table-cell>
          <table:table-cell table:formula="of:=[.$A$3]*SIN(RADIANS([.B221]))" office:value-type="float" office:value="-1132.14738349866" calcext:value-type="float">
            <text:p>-1132,1</text:p>
          </table:table-cell>
          <table:table-cell table:formula="of:=[.$A$3]*SIN(RADIANS([.B221]-120))" office:value-type="float" office:value="1776.85132473065" calcext:value-type="float">
            <text:p>1776,9</text:p>
          </table:table-cell>
          <table:table-cell table:formula="of:=[.$A$3]*SIN(RADIANS([.B221]+120))" office:value-type="float" office:value="-644.703941231996" calcext:value-type="float">
            <text:p>-644,7</text:p>
          </table:table-cell>
          <table:table-cell table:style-name="ce10"/>
          <table:table-cell table:style-name="ce6" table:formula="of:=(MIN([.C221];[.D221];[.E221])+MAX([.C221];[.D221];[.E221]))/2" office:value-type="float" office:value="322.351970615997" calcext:value-type="float">
            <text:p>322,4</text:p>
          </table:table-cell>
          <table:table-cell table:style-name="ce12" table:formula="of:=([.C221]-[.G221]+[.$A$3])/2" office:value-type="float" office:value="172.250322942672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626.74967705733" calcext:value-type="float">
            <text:p>1627</text:p>
          </table:table-cell>
          <table:table-cell table:style-name="ce12" table:formula="of:=([.E221]-[.G221]+[.$A$3])/2" office:value-type="float" office:value="415.972044076003" calcext:value-type="float">
            <text:p>416</text:p>
          </table:table-cell>
          <table:table-cell table:style-name="ce10"/>
        </table:table-row>
        <table:table-row table:style-name="ro1">
          <table:table-cell/>
          <table:table-cell table:style-name="ce2" table:formula="of:=[.B221]+1" office:value-type="float" office:value="220" calcext:value-type="float">
            <text:p>220</text:p>
          </table:table-cell>
          <table:table-cell table:formula="of:=[.$A$3]*SIN(RADIANS([.B222]))" office:value-type="float" office:value="-1156.37490982608" calcext:value-type="float">
            <text:p>-1156,4</text:p>
          </table:table-cell>
          <table:table-cell table:formula="of:=[.$A$3]*SIN(RADIANS([.B222]-120))" office:value-type="float" office:value="1771.66914766896" calcext:value-type="float">
            <text:p>1771,7</text:p>
          </table:table-cell>
          <table:table-cell table:formula="of:=[.$A$3]*SIN(RADIANS([.B222]+120))" office:value-type="float" office:value="-615.294237842878" calcext:value-type="float">
            <text:p>-615,3</text:p>
          </table:table-cell>
          <table:table-cell table:style-name="ce10"/>
          <table:table-cell table:style-name="ce6" table:formula="of:=(MIN([.C222];[.D222];[.E222])+MAX([.C222];[.D222];[.E222]))/2" office:value-type="float" office:value="307.647118921439" calcext:value-type="float">
            <text:p>307,6</text:p>
          </table:table-cell>
          <table:table-cell table:style-name="ce12" table:formula="of:=([.C222]-[.G222]+[.$A$3])/2" office:value-type="float" office:value="167.488985626238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1631.51101437376" calcext:value-type="float">
            <text:p>1632</text:p>
          </table:table-cell>
          <table:table-cell table:style-name="ce12" table:formula="of:=([.E222]-[.G222]+[.$A$3])/2" office:value-type="float" office:value="438.029321617842" calcext:value-type="float">
            <text:p>438</text:p>
          </table:table-cell>
          <table:table-cell table:style-name="ce10"/>
        </table:table-row>
        <table:table-row table:style-name="ro1">
          <table:table-cell/>
          <table:table-cell table:style-name="ce2" table:formula="of:=[.B222]+1" office:value-type="float" office:value="221" calcext:value-type="float">
            <text:p>221</text:p>
          </table:table-cell>
          <table:table-cell table:formula="of:=[.$A$3]*SIN(RADIANS([.B223]))" office:value-type="float" office:value="-1180.25019315392" calcext:value-type="float">
            <text:p>-1180,3</text:p>
          </table:table-cell>
          <table:table-cell table:formula="of:=[.$A$3]*SIN(RADIANS([.B223]-120))" office:value-type="float" office:value="1765.94730302235" calcext:value-type="float">
            <text:p>1765,9</text:p>
          </table:table-cell>
          <table:table-cell table:formula="of:=[.$A$3]*SIN(RADIANS([.B223]+120))" office:value-type="float" office:value="-585.697109868425" calcext:value-type="float">
            <text:p>-585,7</text:p>
          </table:table-cell>
          <table:table-cell table:style-name="ce10"/>
          <table:table-cell table:style-name="ce6" table:formula="of:=(MIN([.C223];[.D223];[.E223])+MAX([.C223];[.D223];[.E223]))/2" office:value-type="float" office:value="292.848554934213" calcext:value-type="float">
            <text:p>292,8</text:p>
          </table:table-cell>
          <table:table-cell table:style-name="ce12" table:formula="of:=([.C223]-[.G223]+[.$A$3])/2" office:value-type="float" office:value="162.950625955933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1636.04937404407" calcext:value-type="float">
            <text:p>1636</text:p>
          </table:table-cell>
          <table:table-cell table:style-name="ce12" table:formula="of:=([.E223]-[.G223]+[.$A$3])/2" office:value-type="float" office:value="460.227167598681" calcext:value-type="float">
            <text:p>460</text:p>
          </table:table-cell>
          <table:table-cell table:style-name="ce10"/>
        </table:table-row>
        <table:table-row table:style-name="ro1">
          <table:table-cell/>
          <table:table-cell table:style-name="ce2" table:formula="of:=[.B223]+1" office:value-type="float" office:value="222" calcext:value-type="float">
            <text:p>222</text:p>
          </table:table-cell>
          <table:table-cell table:formula="of:=[.$A$3]*SIN(RADIANS([.B224]))" office:value-type="float" office:value="-1203.76596083959" calcext:value-type="float">
            <text:p>-1203,8</text:p>
          </table:table-cell>
          <table:table-cell table:formula="of:=[.$A$3]*SIN(RADIANS([.B224]-120))" office:value-type="float" office:value="1759.68753372012" calcext:value-type="float">
            <text:p>1759,7</text:p>
          </table:table-cell>
          <table:table-cell table:formula="of:=[.$A$3]*SIN(RADIANS([.B224]+120))" office:value-type="float" office:value="-555.921572880531" calcext:value-type="float">
            <text:p>-555,9</text:p>
          </table:table-cell>
          <table:table-cell table:style-name="ce10"/>
          <table:table-cell table:style-name="ce6" table:formula="of:=(MIN([.C224];[.D224];[.E224])+MAX([.C224];[.D224];[.E224]))/2" office:value-type="float" office:value="277.960786440265" calcext:value-type="float">
            <text:p>278,0</text:p>
          </table:table-cell>
          <table:table-cell table:style-name="ce12" table:formula="of:=([.C224]-[.G224]+[.$A$3])/2" office:value-type="float" office:value="158.636626360074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1640.36337363993" calcext:value-type="float">
            <text:p>1640</text:p>
          </table:table-cell>
          <table:table-cell table:style-name="ce12" table:formula="of:=([.E224]-[.G224]+[.$A$3])/2" office:value-type="float" office:value="482.558820339602" calcext:value-type="float">
            <text:p>483</text:p>
          </table:table-cell>
          <table:table-cell table:style-name="ce10"/>
        </table:table-row>
        <table:table-row table:style-name="ro1">
          <table:table-cell/>
          <table:table-cell table:style-name="ce2" table:formula="of:=[.B224]+1" office:value-type="float" office:value="223" calcext:value-type="float">
            <text:p>223</text:p>
          </table:table-cell>
          <table:table-cell table:formula="of:=[.$A$3]*SIN(RADIANS([.B225]))" office:value-type="float" office:value="-1226.91504975243" calcext:value-type="float">
            <text:p>-1226,9</text:p>
          </table:table-cell>
          <table:table-cell table:formula="of:=[.$A$3]*SIN(RADIANS([.B225]-120))" office:value-type="float" office:value="1752.89174654864" calcext:value-type="float">
            <text:p>1752,9</text:p>
          </table:table-cell>
          <table:table-cell table:formula="of:=[.$A$3]*SIN(RADIANS([.B225]+120))" office:value-type="float" office:value="-525.976696796204" calcext:value-type="float">
            <text:p>-526,0</text:p>
          </table:table-cell>
          <table:table-cell table:style-name="ce10"/>
          <table:table-cell table:style-name="ce6" table:formula="of:=(MIN([.C225];[.D225];[.E225])+MAX([.C225];[.D225];[.E225]))/2" office:value-type="float" office:value="262.988348398102" calcext:value-type="float">
            <text:p>263,0</text:p>
          </table:table-cell>
          <table:table-cell table:style-name="ce12" table:formula="of:=([.C225]-[.G225]+[.$A$3])/2" office:value-type="float" office:value="154.548300924732" calcext:value-type="float">
            <text:p>1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1644.45169907527" calcext:value-type="float">
            <text:p>1644</text:p>
          </table:table-cell>
          <table:table-cell table:style-name="ce12" table:formula="of:=([.E225]-[.G225]+[.$A$3])/2" office:value-type="float" office:value="505.017477402847" calcext:value-type="float">
            <text:p>505</text:p>
          </table:table-cell>
          <table:table-cell table:style-name="ce10"/>
        </table:table-row>
        <table:table-row table:style-name="ro1">
          <table:table-cell/>
          <table:table-cell table:style-name="ce2" table:formula="of:=[.B225]+1" office:value-type="float" office:value="224" calcext:value-type="float">
            <text:p>224</text:p>
          </table:table-cell>
          <table:table-cell table:formula="of:=[.$A$3]*SIN(RADIANS([.B226]))" office:value-type="float" office:value="-1249.69040845574" calcext:value-type="float">
            <text:p>-1249,7</text:p>
          </table:table-cell>
          <table:table-cell table:formula="of:=[.$A$3]*SIN(RADIANS([.B226]-120))" office:value-type="float" office:value="1745.56201157052" calcext:value-type="float">
            <text:p>1745,6</text:p>
          </table:table-cell>
          <table:table-cell table:formula="of:=[.$A$3]*SIN(RADIANS([.B226]+120))" office:value-type="float" office:value="-495.871603114781" calcext:value-type="float">
            <text:p>-495,9</text:p>
          </table:table-cell>
          <table:table-cell table:style-name="ce10"/>
          <table:table-cell table:style-name="ce6" table:formula="of:=(MIN([.C226];[.D226];[.E226])+MAX([.C226];[.D226];[.E226]))/2" office:value-type="float" office:value="247.935801557391" calcext:value-type="float">
            <text:p>247,9</text:p>
          </table:table-cell>
          <table:table-cell table:style-name="ce12" table:formula="of:=([.C226]-[.G226]+[.$A$3])/2" office:value-type="float" office:value="150.686894993436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1648.31310500656" calcext:value-type="float">
            <text:p>1648</text:p>
          </table:table-cell>
          <table:table-cell table:style-name="ce12" table:formula="of:=([.E226]-[.G226]+[.$A$3])/2" office:value-type="float" office:value="527.596297663914" calcext:value-type="float">
            <text:p>528</text:p>
          </table:table-cell>
          <table:table-cell table:style-name="ce10"/>
        </table:table-row>
        <table:table-row table:style-name="ro1">
          <table:table-cell/>
          <table:table-cell table:style-name="ce2" table:formula="of:=[.B226]+1" office:value-type="float" office:value="225" calcext:value-type="float">
            <text:p>225</text:p>
          </table:table-cell>
          <table:table-cell table:formula="of:=[.$A$3]*SIN(RADIANS([.B227]))" office:value-type="float" office:value="-1272.0850993546" calcext:value-type="float">
            <text:p>-1272,1</text:p>
          </table:table-cell>
          <table:table-cell table:formula="of:=[.$A$3]*SIN(RADIANS([.B227]-120))" office:value-type="float" office:value="1737.70056149403" calcext:value-type="float">
            <text:p>1737,7</text:p>
          </table:table-cell>
          <table:table-cell table:formula="of:=[.$A$3]*SIN(RADIANS([.B227]+120))" office:value-type="float" office:value="-465.615462139435" calcext:value-type="float">
            <text:p>-465,6</text:p>
          </table:table-cell>
          <table:table-cell table:style-name="ce10"/>
          <table:table-cell table:style-name="ce6" table:formula="of:=(MIN([.C227];[.D227];[.E227])+MAX([.C227];[.D227];[.E227]))/2" office:value-type="float" office:value="232.807731069718" calcext:value-type="float">
            <text:p>232,8</text:p>
          </table:table-cell>
          <table:table-cell table:style-name="ce12" table:formula="of:=([.C227]-[.G227]+[.$A$3])/2" office:value-type="float" office:value="147.053584787842" calcext:value-type="float">
            <text:p>1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1651.94641521216" calcext:value-type="float">
            <text:p>1652</text:p>
          </table:table-cell>
          <table:table-cell table:style-name="ce12" table:formula="of:=([.E227]-[.G227]+[.$A$3])/2" office:value-type="float" office:value="550.288403395424" calcext:value-type="float">
            <text:p>550</text:p>
          </table:table-cell>
          <table:table-cell table:style-name="ce10"/>
        </table:table-row>
        <table:table-row table:style-name="ro1">
          <table:table-cell/>
          <table:table-cell table:style-name="ce2" table:formula="of:=[.B227]+1" office:value-type="float" office:value="226" calcext:value-type="float">
            <text:p>226</text:p>
          </table:table-cell>
          <table:table-cell table:formula="of:=[.$A$3]*SIN(RADIANS([.B228]))" office:value-type="float" office:value="-1294.09230080923" calcext:value-type="float">
            <text:p>-1294,1</text:p>
          </table:table-cell>
          <table:table-cell table:formula="of:=[.$A$3]*SIN(RADIANS([.B228]-120))" office:value-type="float" office:value="1729.30979099304" calcext:value-type="float">
            <text:p>1729,3</text:p>
          </table:table-cell>
          <table:table-cell table:formula="of:=[.$A$3]*SIN(RADIANS([.B228]+120))" office:value-type="float" office:value="-435.217490183803" calcext:value-type="float">
            <text:p>-435,2</text:p>
          </table:table-cell>
          <table:table-cell table:style-name="ce10"/>
          <table:table-cell table:style-name="ce6" table:formula="of:=(MIN([.C228];[.D228];[.E228])+MAX([.C228];[.D228];[.E228]))/2" office:value-type="float" office:value="217.608745091901" calcext:value-type="float">
            <text:p>217,6</text:p>
          </table:table-cell>
          <table:table-cell table:style-name="ce12" table:formula="of:=([.C228]-[.G228]+[.$A$3])/2" office:value-type="float" office:value="143.649477049433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1655.35052295057" calcext:value-type="float">
            <text:p>1655</text:p>
          </table:table-cell>
          <table:table-cell table:style-name="ce12" table:formula="of:=([.E228]-[.G228]+[.$A$3])/2" office:value-type="float" office:value="573.086882362148" calcext:value-type="float">
            <text:p>573</text:p>
          </table:table-cell>
          <table:table-cell table:style-name="ce10"/>
        </table:table-row>
        <table:table-row table:style-name="ro1">
          <table:table-cell/>
          <table:table-cell table:style-name="ce2" table:formula="of:=[.B228]+1" office:value-type="float" office:value="227" calcext:value-type="float">
            <text:p>227</text:p>
          </table:table-cell>
          <table:table-cell table:formula="of:=[.$A$3]*SIN(RADIANS([.B229]))" office:value-type="float" office:value="-1315.70530921289" calcext:value-type="float">
            <text:p>-1315,7</text:p>
          </table:table-cell>
          <table:table-cell table:formula="of:=[.$A$3]*SIN(RADIANS([.B229]-120))" office:value-type="float" office:value="1720.3922559775" calcext:value-type="float">
            <text:p>1720,4</text:p>
          </table:table-cell>
          <table:table-cell table:formula="of:=[.$A$3]*SIN(RADIANS([.B229]+120))" office:value-type="float" office:value="-404.686946764614" calcext:value-type="float">
            <text:p>-404,7</text:p>
          </table:table-cell>
          <table:table-cell table:style-name="ce10"/>
          <table:table-cell table:style-name="ce6" table:formula="of:=(MIN([.C229];[.D229];[.E229])+MAX([.C229];[.D229];[.E229]))/2" office:value-type="float" office:value="202.343473382307" calcext:value-type="float">
            <text:p>202,3</text:p>
          </table:table-cell>
          <table:table-cell table:style-name="ce12" table:formula="of:=([.C229]-[.G229]+[.$A$3])/2" office:value-type="float" office:value="140.475608702403" calcext:value-type="float">
            <text:p>1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1658.5243912976" calcext:value-type="float">
            <text:p>1659</text:p>
          </table:table-cell>
          <table:table-cell table:style-name="ce12" table:formula="of:=([.E229]-[.G229]+[.$A$3])/2" office:value-type="float" office:value="595.98478992654" calcext:value-type="float">
            <text:p>596</text:p>
          </table:table-cell>
          <table:table-cell table:style-name="ce10"/>
        </table:table-row>
        <table:table-row table:style-name="ro1">
          <table:table-cell/>
          <table:table-cell table:style-name="ce2" table:formula="of:=[.B229]+1" office:value-type="float" office:value="228" calcext:value-type="float">
            <text:p>228</text:p>
          </table:table-cell>
          <table:table-cell table:formula="of:=[.$A$3]*SIN(RADIANS([.B230]))" office:value-type="float" office:value="-1336.91754103383" calcext:value-type="float">
            <text:p>-1336,9</text:p>
          </table:table-cell>
          <table:table-cell table:formula="of:=[.$A$3]*SIN(RADIANS([.B230]-120))" office:value-type="float" office:value="1710.95067281498" calcext:value-type="float">
            <text:p>1711,0</text:p>
          </table:table-cell>
          <table:table-cell table:formula="of:=[.$A$3]*SIN(RADIANS([.B230]+120))" office:value-type="float" office:value="-374.03313178115" calcext:value-type="float">
            <text:p>-374,0</text:p>
          </table:table-cell>
          <table:table-cell table:style-name="ce10"/>
          <table:table-cell table:style-name="ce6" table:formula="of:=(MIN([.C230];[.D230];[.E230])+MAX([.C230];[.D230];[.E230]))/2" office:value-type="float" office:value="187.016565890574" calcext:value-type="float">
            <text:p>187,0</text:p>
          </table:table-cell>
          <table:table-cell table:style-name="ce12" table:formula="of:=([.C230]-[.G230]+[.$A$3])/2" office:value-type="float" office:value="137.532946537797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1661.4670534622" calcext:value-type="float">
            <text:p>1661</text:p>
          </table:table-cell>
          <table:table-cell table:style-name="ce12" table:formula="of:=([.E230]-[.G230]+[.$A$3])/2" office:value-type="float" office:value="618.975151164138" calcext:value-type="float">
            <text:p>619</text:p>
          </table:table-cell>
          <table:table-cell table:style-name="ce10"/>
        </table:table-row>
        <table:table-row table:style-name="ro1">
          <table:table-cell/>
          <table:table-cell table:style-name="ce2" table:formula="of:=[.B230]+1" office:value-type="float" office:value="229" calcext:value-type="float">
            <text:p>229</text:p>
          </table:table-cell>
          <table:table-cell table:formula="of:=[.$A$3]*SIN(RADIANS([.B231]))" office:value-type="float" office:value="-1357.72253482077" calcext:value-type="float">
            <text:p>-1357,7</text:p>
          </table:table-cell>
          <table:table-cell table:formula="of:=[.$A$3]*SIN(RADIANS([.B231]-120))" office:value-type="float" office:value="1700.98791750317" calcext:value-type="float">
            <text:p>1701,0</text:p>
          </table:table-cell>
          <table:table-cell table:formula="of:=[.$A$3]*SIN(RADIANS([.B231]+120))" office:value-type="float" office:value="-343.265382682404" calcext:value-type="float">
            <text:p>-343,3</text:p>
          </table:table-cell>
          <table:table-cell table:style-name="ce10"/>
          <table:table-cell table:style-name="ce6" table:formula="of:=(MIN([.C231];[.D231];[.E231])+MAX([.C231];[.D231];[.E231]))/2" office:value-type="float" office:value="171.632691341202" calcext:value-type="float">
            <text:p>171,6</text:p>
          </table:table-cell>
          <table:table-cell table:style-name="ce12" table:formula="of:=([.C231]-[.G231]+[.$A$3])/2" office:value-type="float" office:value="134.822386919016" calcext:value-type="float">
            <text:p>1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1664.17761308098" calcext:value-type="float">
            <text:p>1664</text:p>
          </table:table-cell>
          <table:table-cell table:style-name="ce12" table:formula="of:=([.E231]-[.G231]+[.$A$3])/2" office:value-type="float" office:value="642.050962988197" calcext:value-type="float">
            <text:p>642</text:p>
          </table:table-cell>
          <table:table-cell table:style-name="ce10"/>
        </table:table-row>
        <table:table-row table:style-name="ro1">
          <table:table-cell/>
          <table:table-cell table:style-name="ce2" table:formula="of:=[.B231]+1" office:value-type="float" office:value="230" calcext:value-type="float">
            <text:p>230</text:p>
          </table:table-cell>
          <table:table-cell table:formula="of:=[.$A$3]*SIN(RADIANS([.B232]))" office:value-type="float" office:value="-1378.11395317104" calcext:value-type="float">
            <text:p>-1378,1</text:p>
          </table:table-cell>
          <table:table-cell table:formula="of:=[.$A$3]*SIN(RADIANS([.B232]-120))" office:value-type="float" office:value="1690.50702479385" calcext:value-type="float">
            <text:p>1690,5</text:p>
          </table:table-cell>
          <table:table-cell table:formula="of:=[.$A$3]*SIN(RADIANS([.B232]+120))" office:value-type="float" office:value="-312.393071622808" calcext:value-type="float">
            <text:p>-312,4</text:p>
          </table:table-cell>
          <table:table-cell table:style-name="ce10"/>
          <table:table-cell table:style-name="ce6" table:formula="of:=(MIN([.C232];[.D232];[.E232])+MAX([.C232];[.D232];[.E232]))/2" office:value-type="float" office:value="156.196535811404" calcext:value-type="float">
            <text:p>156,2</text:p>
          </table:table-cell>
          <table:table-cell table:style-name="ce12" table:formula="of:=([.C232]-[.G232]+[.$A$3])/2" office:value-type="float" office:value="132.344755508777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1666.65524449122" calcext:value-type="float">
            <text:p>1667</text:p>
          </table:table-cell>
          <table:table-cell table:style-name="ce12" table:formula="of:=([.E232]-[.G232]+[.$A$3])/2" office:value-type="float" office:value="665.205196282894" calcext:value-type="float">
            <text:p>665</text:p>
          </table:table-cell>
          <table:table-cell table:style-name="ce10"/>
        </table:table-row>
        <table:table-row table:style-name="ro1">
          <table:table-cell/>
          <table:table-cell table:style-name="ce2" table:formula="of:=[.B232]+1" office:value-type="float" office:value="231" calcext:value-type="float">
            <text:p>231</text:p>
          </table:table-cell>
          <table:table-cell table:formula="of:=[.$A$3]*SIN(RADIANS([.B233]))" office:value-type="float" office:value="-1398.08558466109" calcext:value-type="float">
            <text:p>-1398,1</text:p>
          </table:table-cell>
          <table:table-cell table:formula="of:=[.$A$3]*SIN(RADIANS([.B233]-120))" office:value-type="float" office:value="1679.51118726847" calcext:value-type="float">
            <text:p>1679,5</text:p>
          </table:table-cell>
          <table:table-cell table:formula="of:=[.$A$3]*SIN(RADIANS([.B233]+120))" office:value-type="float" office:value="-281.425602607376" calcext:value-type="float">
            <text:p>-281,4</text:p>
          </table:table-cell>
          <table:table-cell table:style-name="ce10"/>
          <table:table-cell table:style-name="ce6" table:formula="of:=(MIN([.C233];[.D233];[.E233])+MAX([.C233];[.D233];[.E233]))/2" office:value-type="float" office:value="140.712801303688" calcext:value-type="float">
            <text:p>140,7</text:p>
          </table:table-cell>
          <table:table-cell table:style-name="ce12" table:formula="of:=([.C233]-[.G233]+[.$A$3])/2" office:value-type="float" office:value="130.100807017611" calcext:value-type="float">
            <text:p>1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1668.89919298239" calcext:value-type="float">
            <text:p>1669</text:p>
          </table:table-cell>
          <table:table-cell table:style-name="ce12" table:formula="of:=([.E233]-[.G233]+[.$A$3])/2" office:value-type="float" office:value="688.430798044468" calcext:value-type="float">
            <text:p>688</text:p>
          </table:table-cell>
          <table:table-cell table:style-name="ce10"/>
        </table:table-row>
        <table:table-row table:style-name="ro1">
          <table:table-cell/>
          <table:table-cell table:style-name="ce2" table:formula="of:=[.B233]+1" office:value-type="float" office:value="232" calcext:value-type="float">
            <text:p>232</text:p>
          </table:table-cell>
          <table:table-cell table:formula="of:=[.$A$3]*SIN(RADIANS([.B234]))" office:value-type="float" office:value="-1417.63134573849" calcext:value-type="float">
            <text:p>-1417,6</text:p>
          </table:table-cell>
          <table:table-cell table:formula="of:=[.$A$3]*SIN(RADIANS([.B234]-120))" office:value-type="float" office:value="1668.00375436565" calcext:value-type="float">
            <text:p>1668,0</text:p>
          </table:table-cell>
          <table:table-cell table:formula="of:=[.$A$3]*SIN(RADIANS([.B234]+120))" office:value-type="float" office:value="-250.372408627159" calcext:value-type="float">
            <text:p>-250,4</text:p>
          </table:table-cell>
          <table:table-cell table:style-name="ce10"/>
          <table:table-cell table:style-name="ce6" table:formula="of:=(MIN([.C234];[.D234];[.E234])+MAX([.C234];[.D234];[.E234]))/2" office:value-type="float" office:value="125.186204313579" calcext:value-type="float">
            <text:p>125,2</text:p>
          </table:table-cell>
          <table:table-cell table:style-name="ce12" table:formula="of:=([.C234]-[.G234]+[.$A$3])/2" office:value-type="float" office:value="128.091224973964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1670.90877502604" calcext:value-type="float">
            <text:p>1671</text:p>
          </table:table-cell>
          <table:table-cell table:style-name="ce12" table:formula="of:=([.E234]-[.G234]+[.$A$3])/2" office:value-type="float" office:value="711.720693529631" calcext:value-type="float">
            <text:p>712</text:p>
          </table:table-cell>
          <table:table-cell table:style-name="ce10"/>
        </table:table-row>
        <table:table-row table:style-name="ro1">
          <table:table-cell/>
          <table:table-cell table:style-name="ce2" table:formula="of:=[.B234]+1" office:value-type="float" office:value="233" calcext:value-type="float">
            <text:p>233</text:p>
          </table:table-cell>
          <table:table-cell table:formula="of:=[.$A$3]*SIN(RADIANS([.B235]))" office:value-type="float" office:value="-1436.74528257508" calcext:value-type="float">
            <text:p>-1436,7</text:p>
          </table:table-cell>
          <table:table-cell table:formula="of:=[.$A$3]*SIN(RADIANS([.B235]-120))" office:value-type="float" office:value="1655.98823136094" calcext:value-type="float">
            <text:p>1656,0</text:p>
          </table:table-cell>
          <table:table-cell table:formula="of:=[.$A$3]*SIN(RADIANS([.B235]+120))" office:value-type="float" office:value="-219.24294878586" calcext:value-type="float">
            <text:p>-219,2</text:p>
          </table:table-cell>
          <table:table-cell table:style-name="ce10"/>
          <table:table-cell table:style-name="ce6" table:formula="of:=(MIN([.C235];[.D235];[.E235])+MAX([.C235];[.D235];[.E235]))/2" office:value-type="float" office:value="109.62147439293" calcext:value-type="float">
            <text:p>109,6</text:p>
          </table:table-cell>
          <table:table-cell table:style-name="ce12" table:formula="of:=([.C235]-[.G235]+[.$A$3])/2" office:value-type="float" office:value="126.316621515995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1672.68337848401" calcext:value-type="float">
            <text:p>1673</text:p>
          </table:table-cell>
          <table:table-cell table:style-name="ce12" table:formula="of:=([.E235]-[.G235]+[.$A$3])/2" office:value-type="float" office:value="735.067788410605" calcext:value-type="float">
            <text:p>735</text:p>
          </table:table-cell>
          <table:table-cell table:style-name="ce10"/>
        </table:table-row>
        <table:table-row table:style-name="ro1">
          <table:table-cell/>
          <table:table-cell table:style-name="ce2" table:formula="of:=[.B235]+1" office:value-type="float" office:value="234" calcext:value-type="float">
            <text:p>234</text:p>
          </table:table-cell>
          <table:table-cell table:formula="of:=[.$A$3]*SIN(RADIANS([.B236]))" office:value-type="float" office:value="-1455.42157288053" calcext:value-type="float">
            <text:p>-1455,4</text:p>
          </table:table-cell>
          <table:table-cell table:formula="of:=[.$A$3]*SIN(RADIANS([.B236]-120))" office:value-type="float" office:value="1643.46827829904" calcext:value-type="float">
            <text:p>1643,5</text:p>
          </table:table-cell>
          <table:table-cell table:formula="of:=[.$A$3]*SIN(RADIANS([.B236]+120))" office:value-type="float" office:value="-188.046705418508" calcext:value-type="float">
            <text:p>-188,0</text:p>
          </table:table-cell>
          <table:table-cell table:style-name="ce10"/>
          <table:table-cell table:style-name="ce6" table:formula="of:=(MIN([.C236];[.D236];[.E236])+MAX([.C236];[.D236];[.E236]))/2" office:value-type="float" office:value="94.0233527092544" calcext:value-type="float">
            <text:p>94,0</text:p>
          </table:table-cell>
          <table:table-cell table:style-name="ce12" table:formula="of:=([.C236]-[.G236]+[.$A$3])/2" office:value-type="float" office:value="124.777537205108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1674.22246279489" calcext:value-type="float">
            <text:p>1674</text:p>
          </table:table-cell>
          <table:table-cell table:style-name="ce12" table:formula="of:=([.E236]-[.G236]+[.$A$3])/2" office:value-type="float" office:value="758.464970936119" calcext:value-type="float">
            <text:p>758</text:p>
          </table:table-cell>
          <table:table-cell table:style-name="ce10"/>
        </table:table-row>
        <table:table-row table:style-name="ro1">
          <table:table-cell/>
          <table:table-cell table:style-name="ce2" table:formula="of:=[.B236]+1" office:value-type="float" office:value="235" calcext:value-type="float">
            <text:p>235</text:p>
          </table:table-cell>
          <table:table-cell table:formula="of:=[.$A$3]*SIN(RADIANS([.B237]))" office:value-type="float" office:value="-1473.6545276759" calcext:value-type="float">
            <text:p>-1473,7</text:p>
          </table:table-cell>
          <table:table-cell table:formula="of:=[.$A$3]*SIN(RADIANS([.B237]-120))" office:value-type="float" office:value="1630.44770887893" calcext:value-type="float">
            <text:p>1630,4</text:p>
          </table:table-cell>
          <table:table-cell table:formula="of:=[.$A$3]*SIN(RADIANS([.B237]+120))" office:value-type="float" office:value="-156.793181203037" calcext:value-type="float">
            <text:p>-156,8</text:p>
          </table:table-cell>
          <table:table-cell table:style-name="ce10"/>
          <table:table-cell table:style-name="ce6" table:formula="of:=(MIN([.C237];[.D237];[.E237])+MAX([.C237];[.D237];[.E237]))/2" office:value-type="float" office:value="78.3965906015187" calcext:value-type="float">
            <text:p>78,4</text:p>
          </table:table-cell>
          <table:table-cell table:style-name="ce12" table:formula="of:=([.C237]-[.G237]+[.$A$3])/2" office:value-type="float" office:value="123.474440861293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1675.52555913871" calcext:value-type="float">
            <text:p>1676</text:p>
          </table:table-cell>
          <table:table-cell table:style-name="ce12" table:formula="of:=([.E237]-[.G237]+[.$A$3])/2" office:value-type="float" office:value="781.905114097722" calcext:value-type="float">
            <text:p>782</text:p>
          </table:table-cell>
          <table:table-cell table:style-name="ce10"/>
        </table:table-row>
        <table:table-row table:style-name="ro1">
          <table:table-cell/>
          <table:table-cell table:style-name="ce2" table:formula="of:=[.B237]+1" office:value-type="float" office:value="236" calcext:value-type="float">
            <text:p>236</text:p>
          </table:table-cell>
          <table:table-cell table:formula="of:=[.$A$3]*SIN(RADIANS([.B238]))" office:value-type="float" office:value="-1491.43859302652" calcext:value-type="float">
            <text:p>-1491,4</text:p>
          </table:table-cell>
          <table:table-cell table:formula="of:=[.$A$3]*SIN(RADIANS([.B238]-120))" office:value-type="float" office:value="1616.9304892922" calcext:value-type="float">
            <text:p>1616,9</text:p>
          </table:table-cell>
          <table:table-cell table:formula="of:=[.$A$3]*SIN(RADIANS([.B238]+120))" office:value-type="float" office:value="-125.491896265682" calcext:value-type="float">
            <text:p>-125,5</text:p>
          </table:table-cell>
          <table:table-cell table:style-name="ce10"/>
          <table:table-cell table:style-name="ce6" table:formula="of:=(MIN([.C238];[.D238];[.E238])+MAX([.C238];[.D238];[.E238]))/2" office:value-type="float" office:value="62.7459481328406" calcext:value-type="float">
            <text:p>62,7</text:p>
          </table:table-cell>
          <table:table-cell table:style-name="ce12" table:formula="of:=([.C238]-[.G238]+[.$A$3])/2" office:value-type="float" office:value="122.40772942032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1676.59227057968" calcext:value-type="float">
            <text:p>1677</text:p>
          </table:table-cell>
          <table:table-cell table:style-name="ce12" table:formula="of:=([.E238]-[.G238]+[.$A$3])/2" office:value-type="float" office:value="805.381077800739" calcext:value-type="float">
            <text:p>805</text:p>
          </table:table-cell>
          <table:table-cell table:style-name="ce10"/>
        </table:table-row>
        <table:table-row table:style-name="ro1">
          <table:table-cell/>
          <table:table-cell table:style-name="ce2" table:formula="of:=[.B238]+1" office:value-type="float" office:value="237" calcext:value-type="float">
            <text:p>237</text:p>
          </table:table-cell>
          <table:table-cell table:formula="of:=[.$A$3]*SIN(RADIANS([.B239]))" office:value-type="float" office:value="-1508.76835173382" calcext:value-type="float">
            <text:p>-1508,8</text:p>
          </table:table-cell>
          <table:table-cell table:formula="of:=[.$A$3]*SIN(RADIANS([.B239]-120))" office:value-type="float" office:value="1602.92073701487" calcext:value-type="float">
            <text:p>1602,9</text:p>
          </table:table-cell>
          <table:table-cell table:formula="of:=[.$A$3]*SIN(RADIANS([.B239]+120))" office:value-type="float" office:value="-94.1523852810569" calcext:value-type="float">
            <text:p>-94,2</text:p>
          </table:table-cell>
          <table:table-cell table:style-name="ce10"/>
          <table:table-cell table:style-name="ce6" table:formula="of:=(MIN([.C239];[.D239];[.E239])+MAX([.C239];[.D239];[.E239]))/2" office:value-type="float" office:value="47.076192640528" calcext:value-type="float">
            <text:p>47,1</text:p>
          </table:table-cell>
          <table:table-cell table:style-name="ce12" table:formula="of:=([.C239]-[.G239]+[.$A$3])/2" office:value-type="float" office:value="121.577727812827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1677.42227218717" calcext:value-type="float">
            <text:p>1677</text:p>
          </table:table-cell>
          <table:table-cell table:style-name="ce12" table:formula="of:=([.E239]-[.G239]+[.$A$3])/2" office:value-type="float" office:value="828.885711039208" calcext:value-type="float">
            <text:p>829</text:p>
          </table:table-cell>
          <table:table-cell table:style-name="ce10"/>
        </table:table-row>
        <table:table-row table:style-name="ro1">
          <table:table-cell/>
          <table:table-cell table:style-name="ce2" table:formula="of:=[.B239]+1" office:value-type="float" office:value="238" calcext:value-type="float">
            <text:p>238</text:p>
          </table:table-cell>
          <table:table-cell table:formula="of:=[.$A$3]*SIN(RADIANS([.B240]))" office:value-type="float" office:value="-1525.63852498541" calcext:value-type="float">
            <text:p>-1525,6</text:p>
          </table:table-cell>
          <table:table-cell table:formula="of:=[.$A$3]*SIN(RADIANS([.B240]-120))" office:value-type="float" office:value="1588.42271955321" calcext:value-type="float">
            <text:p>1588,4</text:p>
          </table:table-cell>
          <table:table-cell table:formula="of:=[.$A$3]*SIN(RADIANS([.B240]+120))" office:value-type="float" office:value="-62.784194567799" calcext:value-type="float">
            <text:p>-62,8</text:p>
          </table:table-cell>
          <table:table-cell table:style-name="ce10"/>
          <table:table-cell table:style-name="ce6" table:formula="of:=(MIN([.C240];[.D240];[.E240])+MAX([.C240];[.D240];[.E240]))/2" office:value-type="float" office:value="31.3920972838996" calcext:value-type="float">
            <text:p>31,4</text:p>
          </table:table-cell>
          <table:table-cell table:style-name="ce12" table:formula="of:=([.C240]-[.G240]+[.$A$3])/2" office:value-type="float" office:value="120.984688865345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1678.01531113466" calcext:value-type="float">
            <text:p>1678</text:p>
          </table:table-cell>
          <table:table-cell table:style-name="ce12" table:formula="of:=([.E240]-[.G240]+[.$A$3])/2" office:value-type="float" office:value="852.411854074151" calcext:value-type="float">
            <text:p>852</text:p>
          </table:table-cell>
          <table:table-cell table:style-name="ce10"/>
        </table:table-row>
        <table:table-row table:style-name="ro1">
          <table:table-cell/>
          <table:table-cell table:style-name="ce2" table:formula="of:=[.B240]+1" office:value-type="float" office:value="239" calcext:value-type="float">
            <text:p>239</text:p>
          </table:table-cell>
          <table:table-cell table:formula="of:=[.$A$3]*SIN(RADIANS([.B241]))" office:value-type="float" office:value="-1542.0439739631" calcext:value-type="float">
            <text:p>-1542,0</text:p>
          </table:table-cell>
          <table:table-cell table:formula="of:=[.$A$3]*SIN(RADIANS([.B241]-120))" office:value-type="float" office:value="1573.44085314377" calcext:value-type="float">
            <text:p>1573,4</text:p>
          </table:table-cell>
          <table:table-cell table:formula="of:=[.$A$3]*SIN(RADIANS([.B241]+120))" office:value-type="float" office:value="-31.3968791806731" calcext:value-type="float">
            <text:p>-31,4</text:p>
          </table:table-cell>
          <table:table-cell table:style-name="ce10"/>
          <table:table-cell table:style-name="ce6" table:formula="of:=(MIN([.C241];[.D241];[.E241])+MAX([.C241];[.D241];[.E241]))/2" office:value-type="float" office:value="15.6984395903368" calcext:value-type="float">
            <text:p>15,7</text:p>
          </table:table-cell>
          <table:table-cell table:style-name="ce12" table:formula="of:=([.C241]-[.G241]+[.$A$3])/2" office:value-type="float" office:value="120.628793223282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1678.37120677672" calcext:value-type="float">
            <text:p>1678</text:p>
          </table:table-cell>
          <table:table-cell table:style-name="ce12" table:formula="of:=([.E241]-[.G241]+[.$A$3])/2" office:value-type="float" office:value="875.952340614495" calcext:value-type="float">
            <text:p>876</text:p>
          </table:table-cell>
          <table:table-cell table:style-name="ce10"/>
        </table:table-row>
        <table:table-row table:style-name="ro1">
          <table:table-cell/>
          <table:table-cell table:style-name="ce2" table:formula="of:=[.B241]+1" office:value-type="float" office:value="240" calcext:value-type="float">
            <text:p>240</text:p>
          </table:table-cell>
          <table:table-cell table:formula="of:=[.$A$3]*SIN(RADIANS([.B242]))" office:value-type="float" office:value="-1557.9797014082" calcext:value-type="float">
            <text:p>-1558,0</text:p>
          </table:table-cell>
          <table:table-cell table:formula="of:=[.$A$3]*SIN(RADIANS([.B242]-120))" office:value-type="float" office:value="1557.97970140821" calcext:value-type="float">
            <text:p>1558,0</text:p>
          </table:table-cell>
          <table:table-cell table:formula="of:=[.$A$3]*SIN(RADIANS([.B242]+120))" office:value-type="float" office:value="-0.000000000000440627918333218" calcext:value-type="float">
            <text:p>0,0</text:p>
          </table:table-cell>
          <table:table-cell table:style-name="ce10"/>
          <table:table-cell table:style-name="ce6" table:formula="of:=(MIN([.C242];[.D242];[.E242])+MAX([.C242];[.D242];[.E242]))/2" office:value-type="float" office:value="0" calcext:value-type="float">
            <text:p>0,0</text:p>
          </table:table-cell>
          <table:table-cell table:style-name="ce12" table:formula="of:=([.C242]-[.G242]+[.$A$3])/2" office:value-type="float" office:value="120.510149295898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1678.4898507041" calcext:value-type="float">
            <text:p>1678</text:p>
          </table:table-cell>
          <table:table-cell table:style-name="ce12" table:formula="of:=([.E242]-[.G242]+[.$A$3])/2" office:value-type="float" office:value="899.5" calcext:value-type="float">
            <text:p>900</text:p>
          </table:table-cell>
          <table:table-cell table:style-name="ce10"/>
        </table:table-row>
        <table:table-row table:style-name="ro1">
          <table:table-cell/>
          <table:table-cell table:style-name="ce2" table:formula="of:=[.B242]+1" office:value-type="float" office:value="241" calcext:value-type="float">
            <text:p>241</text:p>
          </table:table-cell>
          <table:table-cell table:formula="of:=[.$A$3]*SIN(RADIANS([.B243]))" office:value-type="float" office:value="-1573.44085314377" calcext:value-type="float">
            <text:p>-1573,4</text:p>
          </table:table-cell>
          <table:table-cell table:formula="of:=[.$A$3]*SIN(RADIANS([.B243]-120))" office:value-type="float" office:value="1542.0439739631" calcext:value-type="float">
            <text:p>1542,0</text:p>
          </table:table-cell>
          <table:table-cell table:formula="of:=[.$A$3]*SIN(RADIANS([.B243]+120))" office:value-type="float" office:value="31.3968791806722" calcext:value-type="float">
            <text:p>31,4</text:p>
          </table:table-cell>
          <table:table-cell table:style-name="ce10"/>
          <table:table-cell table:style-name="ce6" table:formula="of:=(MIN([.C243];[.D243];[.E243])+MAX([.C243];[.D243];[.E243]))/2" office:value-type="float" office:value="-15.6984395903366" calcext:value-type="float">
            <text:p>-15,7</text:p>
          </table:table-cell>
          <table:table-cell table:style-name="ce12" table:formula="of:=([.C243]-[.G243]+[.$A$3])/2" office:value-type="float" office:value="120.628793223282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1678.37120677672" calcext:value-type="float">
            <text:p>1678</text:p>
          </table:table-cell>
          <table:table-cell table:style-name="ce12" table:formula="of:=([.E243]-[.G243]+[.$A$3])/2" office:value-type="float" office:value="923.047659385504" calcext:value-type="float">
            <text:p>923</text:p>
          </table:table-cell>
          <table:table-cell table:style-name="ce10"/>
        </table:table-row>
        <table:table-row table:style-name="ro1">
          <table:table-cell/>
          <table:table-cell table:style-name="ce2" table:formula="of:=[.B243]+1" office:value-type="float" office:value="242" calcext:value-type="float">
            <text:p>242</text:p>
          </table:table-cell>
          <table:table-cell table:formula="of:=[.$A$3]*SIN(RADIANS([.B244]))" office:value-type="float" office:value="-1588.42271955321" calcext:value-type="float">
            <text:p>-1588,4</text:p>
          </table:table-cell>
          <table:table-cell table:formula="of:=[.$A$3]*SIN(RADIANS([.B244]-120))" office:value-type="float" office:value="1525.63852498541" calcext:value-type="float">
            <text:p>1525,6</text:p>
          </table:table-cell>
          <table:table-cell table:formula="of:=[.$A$3]*SIN(RADIANS([.B244]+120))" office:value-type="float" office:value="62.7841945677997" calcext:value-type="float">
            <text:p>62,8</text:p>
          </table:table-cell>
          <table:table-cell table:style-name="ce10"/>
          <table:table-cell table:style-name="ce6" table:formula="of:=(MIN([.C244];[.D244];[.E244])+MAX([.C244];[.D244];[.E244]))/2" office:value-type="float" office:value="-31.3920972838996" calcext:value-type="float">
            <text:p>-31,4</text:p>
          </table:table-cell>
          <table:table-cell table:style-name="ce12" table:formula="of:=([.C244]-[.G244]+[.$A$3])/2" office:value-type="float" office:value="120.984688865345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1678.01531113466" calcext:value-type="float">
            <text:p>1678</text:p>
          </table:table-cell>
          <table:table-cell table:style-name="ce12" table:formula="of:=([.E244]-[.G244]+[.$A$3])/2" office:value-type="float" office:value="946.58814592585" calcext:value-type="float">
            <text:p>947</text:p>
          </table:table-cell>
          <table:table-cell table:style-name="ce10"/>
        </table:table-row>
        <table:table-row table:style-name="ro1">
          <table:table-cell/>
          <table:table-cell table:style-name="ce2" table:formula="of:=[.B244]+1" office:value-type="float" office:value="243" calcext:value-type="float">
            <text:p>243</text:p>
          </table:table-cell>
          <table:table-cell table:formula="of:=[.$A$3]*SIN(RADIANS([.B245]))" office:value-type="float" office:value="-1602.92073701487" calcext:value-type="float">
            <text:p>-1602,9</text:p>
          </table:table-cell>
          <table:table-cell table:formula="of:=[.$A$3]*SIN(RADIANS([.B245]-120))" office:value-type="float" office:value="1508.76835173382" calcext:value-type="float">
            <text:p>1508,8</text:p>
          </table:table-cell>
          <table:table-cell table:formula="of:=[.$A$3]*SIN(RADIANS([.B245]+120))" office:value-type="float" office:value="94.152385281056" calcext:value-type="float">
            <text:p>94,2</text:p>
          </table:table-cell>
          <table:table-cell table:style-name="ce10"/>
          <table:table-cell table:style-name="ce6" table:formula="of:=(MIN([.C245];[.D245];[.E245])+MAX([.C245];[.D245];[.E245]))/2" office:value-type="float" office:value="-47.076192640528" calcext:value-type="float">
            <text:p>-47,1</text:p>
          </table:table-cell>
          <table:table-cell table:style-name="ce12" table:formula="of:=([.C245]-[.G245]+[.$A$3])/2" office:value-type="float" office:value="121.577727812827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1677.42227218717" calcext:value-type="float">
            <text:p>1677</text:p>
          </table:table-cell>
          <table:table-cell table:style-name="ce12" table:formula="of:=([.E245]-[.G245]+[.$A$3])/2" office:value-type="float" office:value="970.114288960792" calcext:value-type="float">
            <text:p>970</text:p>
          </table:table-cell>
          <table:table-cell table:style-name="ce10"/>
        </table:table-row>
        <table:table-row table:style-name="ro1">
          <table:table-cell/>
          <table:table-cell table:style-name="ce2" table:formula="of:=[.B245]+1" office:value-type="float" office:value="244" calcext:value-type="float">
            <text:p>244</text:p>
          </table:table-cell>
          <table:table-cell table:formula="of:=[.$A$3]*SIN(RADIANS([.B246]))" office:value-type="float" office:value="-1616.9304892922" calcext:value-type="float">
            <text:p>-1616,9</text:p>
          </table:table-cell>
          <table:table-cell table:formula="of:=[.$A$3]*SIN(RADIANS([.B246]-120))" office:value-type="float" office:value="1491.43859302652" calcext:value-type="float">
            <text:p>1491,4</text:p>
          </table:table-cell>
          <table:table-cell table:formula="of:=[.$A$3]*SIN(RADIANS([.B246]+120))" office:value-type="float" office:value="125.491896265681" calcext:value-type="float">
            <text:p>125,5</text:p>
          </table:table-cell>
          <table:table-cell table:style-name="ce10"/>
          <table:table-cell table:style-name="ce6" table:formula="of:=(MIN([.C246];[.D246];[.E246])+MAX([.C246];[.D246];[.E246]))/2" office:value-type="float" office:value="-62.7459481328406" calcext:value-type="float">
            <text:p>-62,7</text:p>
          </table:table-cell>
          <table:table-cell table:style-name="ce12" table:formula="of:=([.C246]-[.G246]+[.$A$3])/2" office:value-type="float" office:value="122.40772942032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1676.59227057968" calcext:value-type="float">
            <text:p>1677</text:p>
          </table:table-cell>
          <table:table-cell table:style-name="ce12" table:formula="of:=([.E246]-[.G246]+[.$A$3])/2" office:value-type="float" office:value="993.618922199261" calcext:value-type="float">
            <text:p>994</text:p>
          </table:table-cell>
          <table:table-cell table:style-name="ce10"/>
        </table:table-row>
        <table:table-row table:style-name="ro1">
          <table:table-cell/>
          <table:table-cell table:style-name="ce2" table:formula="of:=[.B246]+1" office:value-type="float" office:value="245" calcext:value-type="float">
            <text:p>245</text:p>
          </table:table-cell>
          <table:table-cell table:formula="of:=[.$A$3]*SIN(RADIANS([.B247]))" office:value-type="float" office:value="-1630.44770887893" calcext:value-type="float">
            <text:p>-1630,4</text:p>
          </table:table-cell>
          <table:table-cell table:formula="of:=[.$A$3]*SIN(RADIANS([.B247]-120))" office:value-type="float" office:value="1473.6545276759" calcext:value-type="float">
            <text:p>1473,7</text:p>
          </table:table-cell>
          <table:table-cell table:formula="of:=[.$A$3]*SIN(RADIANS([.B247]+120))" office:value-type="float" office:value="156.793181203036" calcext:value-type="float">
            <text:p>156,8</text:p>
          </table:table-cell>
          <table:table-cell table:style-name="ce10"/>
          <table:table-cell table:style-name="ce6" table:formula="of:=(MIN([.C247];[.D247];[.E247])+MAX([.C247];[.D247];[.E247]))/2" office:value-type="float" office:value="-78.3965906015186" calcext:value-type="float">
            <text:p>-78,4</text:p>
          </table:table-cell>
          <table:table-cell table:style-name="ce12" table:formula="of:=([.C247]-[.G247]+[.$A$3])/2" office:value-type="float" office:value="123.474440861293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1675.52555913871" calcext:value-type="float">
            <text:p>1676</text:p>
          </table:table-cell>
          <table:table-cell table:style-name="ce12" table:formula="of:=([.E247]-[.G247]+[.$A$3])/2" office:value-type="float" office:value="1017.09488590228" calcext:value-type="float">
            <text:p>1017</text:p>
          </table:table-cell>
          <table:table-cell table:style-name="ce10"/>
        </table:table-row>
        <table:table-row table:style-name="ro1">
          <table:table-cell/>
          <table:table-cell table:style-name="ce2" table:formula="of:=[.B247]+1" office:value-type="float" office:value="246" calcext:value-type="float">
            <text:p>246</text:p>
          </table:table-cell>
          <table:table-cell table:formula="of:=[.$A$3]*SIN(RADIANS([.B248]))" office:value-type="float" office:value="-1643.46827829904" calcext:value-type="float">
            <text:p>-1643,5</text:p>
          </table:table-cell>
          <table:table-cell table:formula="of:=[.$A$3]*SIN(RADIANS([.B248]-120))" office:value-type="float" office:value="1455.42157288053" calcext:value-type="float">
            <text:p>1455,4</text:p>
          </table:table-cell>
          <table:table-cell table:formula="of:=[.$A$3]*SIN(RADIANS([.B248]+120))" office:value-type="float" office:value="188.046705418508" calcext:value-type="float">
            <text:p>188,0</text:p>
          </table:table-cell>
          <table:table-cell table:style-name="ce10"/>
          <table:table-cell table:style-name="ce6" table:formula="of:=(MIN([.C248];[.D248];[.E248])+MAX([.C248];[.D248];[.E248]))/2" office:value-type="float" office:value="-94.0233527092544" calcext:value-type="float">
            <text:p>-94,0</text:p>
          </table:table-cell>
          <table:table-cell table:style-name="ce12" table:formula="of:=([.C248]-[.G248]+[.$A$3])/2" office:value-type="float" office:value="124.777537205108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1674.22246279489" calcext:value-type="float">
            <text:p>1674</text:p>
          </table:table-cell>
          <table:table-cell table:style-name="ce12" table:formula="of:=([.E248]-[.G248]+[.$A$3])/2" office:value-type="float" office:value="1040.53502906388" calcext:value-type="float">
            <text:p>1041</text:p>
          </table:table-cell>
          <table:table-cell table:style-name="ce10"/>
        </table:table-row>
        <table:table-row table:style-name="ro1">
          <table:table-cell/>
          <table:table-cell table:style-name="ce2" table:formula="of:=[.B248]+1" office:value-type="float" office:value="247" calcext:value-type="float">
            <text:p>247</text:p>
          </table:table-cell>
          <table:table-cell table:formula="of:=[.$A$3]*SIN(RADIANS([.B249]))" office:value-type="float" office:value="-1655.98823136094" calcext:value-type="float">
            <text:p>-1656,0</text:p>
          </table:table-cell>
          <table:table-cell table:formula="of:=[.$A$3]*SIN(RADIANS([.B249]-120))" office:value-type="float" office:value="1436.74528257508" calcext:value-type="float">
            <text:p>1436,7</text:p>
          </table:table-cell>
          <table:table-cell table:formula="of:=[.$A$3]*SIN(RADIANS([.B249]+120))" office:value-type="float" office:value="219.242948785861" calcext:value-type="float">
            <text:p>219,2</text:p>
          </table:table-cell>
          <table:table-cell table:style-name="ce10"/>
          <table:table-cell table:style-name="ce6" table:formula="of:=(MIN([.C249];[.D249];[.E249])+MAX([.C249];[.D249];[.E249]))/2" office:value-type="float" office:value="-109.62147439293" calcext:value-type="float">
            <text:p>-109,6</text:p>
          </table:table-cell>
          <table:table-cell table:style-name="ce12" table:formula="of:=([.C249]-[.G249]+[.$A$3])/2" office:value-type="float" office:value="126.316621515995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1672.683378484" calcext:value-type="float">
            <text:p>1673</text:p>
          </table:table-cell>
          <table:table-cell table:style-name="ce12" table:formula="of:=([.E249]-[.G249]+[.$A$3])/2" office:value-type="float" office:value="1063.9322115894" calcext:value-type="float">
            <text:p>1064</text:p>
          </table:table-cell>
          <table:table-cell table:style-name="ce10"/>
        </table:table-row>
        <table:table-row table:style-name="ro1">
          <table:table-cell/>
          <table:table-cell table:style-name="ce2" table:formula="of:=[.B249]+1" office:value-type="float" office:value="248" calcext:value-type="float">
            <text:p>248</text:p>
          </table:table-cell>
          <table:table-cell table:formula="of:=[.$A$3]*SIN(RADIANS([.B250]))" office:value-type="float" office:value="-1668.00375436565" calcext:value-type="float">
            <text:p>-1668,0</text:p>
          </table:table-cell>
          <table:table-cell table:formula="of:=[.$A$3]*SIN(RADIANS([.B250]-120))" office:value-type="float" office:value="1417.63134573849" calcext:value-type="float">
            <text:p>1417,6</text:p>
          </table:table-cell>
          <table:table-cell table:formula="of:=[.$A$3]*SIN(RADIANS([.B250]+120))" office:value-type="float" office:value="250.372408627158" calcext:value-type="float">
            <text:p>250,4</text:p>
          </table:table-cell>
          <table:table-cell table:style-name="ce10"/>
          <table:table-cell table:style-name="ce6" table:formula="of:=(MIN([.C250];[.D250];[.E250])+MAX([.C250];[.D250];[.E250]))/2" office:value-type="float" office:value="-125.186204313579" calcext:value-type="float">
            <text:p>-125,2</text:p>
          </table:table-cell>
          <table:table-cell table:style-name="ce12" table:formula="of:=([.C250]-[.G250]+[.$A$3])/2" office:value-type="float" office:value="128.091224973964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670.90877502604" calcext:value-type="float">
            <text:p>1671</text:p>
          </table:table-cell>
          <table:table-cell table:style-name="ce12" table:formula="of:=([.E250]-[.G250]+[.$A$3])/2" office:value-type="float" office:value="1087.27930647037" calcext:value-type="float">
            <text:p>1087</text:p>
          </table:table-cell>
          <table:table-cell table:style-name="ce10"/>
        </table:table-row>
        <table:table-row table:style-name="ro1">
          <table:table-cell/>
          <table:table-cell table:style-name="ce2" table:formula="of:=[.B250]+1" office:value-type="float" office:value="249" calcext:value-type="float">
            <text:p>249</text:p>
          </table:table-cell>
          <table:table-cell table:formula="of:=[.$A$3]*SIN(RADIANS([.B251]))" office:value-type="float" office:value="-1679.51118726847" calcext:value-type="float">
            <text:p>-1679,5</text:p>
          </table:table-cell>
          <table:table-cell table:formula="of:=[.$A$3]*SIN(RADIANS([.B251]-120))" office:value-type="float" office:value="1398.08558466109" calcext:value-type="float">
            <text:p>1398,1</text:p>
          </table:table-cell>
          <table:table-cell table:formula="of:=[.$A$3]*SIN(RADIANS([.B251]+120))" office:value-type="float" office:value="281.425602607375" calcext:value-type="float">
            <text:p>281,4</text:p>
          </table:table-cell>
          <table:table-cell table:style-name="ce10"/>
          <table:table-cell table:style-name="ce6" table:formula="of:=(MIN([.C251];[.D251];[.E251])+MAX([.C251];[.D251];[.E251]))/2" office:value-type="float" office:value="-140.712801303687" calcext:value-type="float">
            <text:p>-140,7</text:p>
          </table:table-cell>
          <table:table-cell table:style-name="ce12" table:formula="of:=([.C251]-[.G251]+[.$A$3])/2" office:value-type="float" office:value="130.100807017611" calcext:value-type="float">
            <text:p>1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668.89919298239" calcext:value-type="float">
            <text:p>1669</text:p>
          </table:table-cell>
          <table:table-cell table:style-name="ce12" table:formula="of:=([.E251]-[.G251]+[.$A$3])/2" office:value-type="float" office:value="1110.56920195553" calcext:value-type="float">
            <text:p>1111</text:p>
          </table:table-cell>
          <table:table-cell table:style-name="ce10"/>
        </table:table-row>
        <table:table-row table:style-name="ro1">
          <table:table-cell/>
          <table:table-cell table:style-name="ce2" table:formula="of:=[.B251]+1" office:value-type="float" office:value="250" calcext:value-type="float">
            <text:p>250</text:p>
          </table:table-cell>
          <table:table-cell table:formula="of:=[.$A$3]*SIN(RADIANS([.B252]))" office:value-type="float" office:value="-1690.50702479385" calcext:value-type="float">
            <text:p>-1690,5</text:p>
          </table:table-cell>
          <table:table-cell table:formula="of:=[.$A$3]*SIN(RADIANS([.B252]-120))" office:value-type="float" office:value="1378.11395317104" calcext:value-type="float">
            <text:p>1378,1</text:p>
          </table:table-cell>
          <table:table-cell table:formula="of:=[.$A$3]*SIN(RADIANS([.B252]+120))" office:value-type="float" office:value="312.393071622807" calcext:value-type="float">
            <text:p>312,4</text:p>
          </table:table-cell>
          <table:table-cell table:style-name="ce10"/>
          <table:table-cell table:style-name="ce6" table:formula="of:=(MIN([.C252];[.D252];[.E252])+MAX([.C252];[.D252];[.E252]))/2" office:value-type="float" office:value="-156.196535811404" calcext:value-type="float">
            <text:p>-156,2</text:p>
          </table:table-cell>
          <table:table-cell table:style-name="ce12" table:formula="of:=([.C252]-[.G252]+[.$A$3])/2" office:value-type="float" office:value="132.344755508777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666.65524449122" calcext:value-type="float">
            <text:p>1667</text:p>
          </table:table-cell>
          <table:table-cell table:style-name="ce12" table:formula="of:=([.E252]-[.G252]+[.$A$3])/2" office:value-type="float" office:value="1133.79480371711" calcext:value-type="float">
            <text:p>1134</text:p>
          </table:table-cell>
          <table:table-cell table:style-name="ce10"/>
        </table:table-row>
        <table:table-row table:style-name="ro1">
          <table:table-cell/>
          <table:table-cell table:style-name="ce2" table:formula="of:=[.B252]+1" office:value-type="float" office:value="251" calcext:value-type="float">
            <text:p>251</text:p>
          </table:table-cell>
          <table:table-cell table:formula="of:=[.$A$3]*SIN(RADIANS([.B253]))" office:value-type="float" office:value="-1700.98791750317" calcext:value-type="float">
            <text:p>-1701,0</text:p>
          </table:table-cell>
          <table:table-cell table:formula="of:=[.$A$3]*SIN(RADIANS([.B253]-120))" office:value-type="float" office:value="1357.72253482077" calcext:value-type="float">
            <text:p>1357,7</text:p>
          </table:table-cell>
          <table:table-cell table:formula="of:=[.$A$3]*SIN(RADIANS([.B253]+120))" office:value-type="float" office:value="343.265382682405" calcext:value-type="float">
            <text:p>343,3</text:p>
          </table:table-cell>
          <table:table-cell table:style-name="ce10"/>
          <table:table-cell table:style-name="ce6" table:formula="of:=(MIN([.C253];[.D253];[.E253])+MAX([.C253];[.D253];[.E253]))/2" office:value-type="float" office:value="-171.632691341202" calcext:value-type="float">
            <text:p>-171,6</text:p>
          </table:table-cell>
          <table:table-cell table:style-name="ce12" table:formula="of:=([.C253]-[.G253]+[.$A$3])/2" office:value-type="float" office:value="134.822386919015" calcext:value-type="float">
            <text:p>1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664.17761308098" calcext:value-type="float">
            <text:p>1664</text:p>
          </table:table-cell>
          <table:table-cell table:style-name="ce12" table:formula="of:=([.E253]-[.G253]+[.$A$3])/2" office:value-type="float" office:value="1156.9490370118" calcext:value-type="float">
            <text:p>1157</text:p>
          </table:table-cell>
          <table:table-cell table:style-name="ce10"/>
        </table:table-row>
        <table:table-row table:style-name="ro1">
          <table:table-cell/>
          <table:table-cell table:style-name="ce2" table:formula="of:=[.B253]+1" office:value-type="float" office:value="252" calcext:value-type="float">
            <text:p>252</text:p>
          </table:table-cell>
          <table:table-cell table:formula="of:=[.$A$3]*SIN(RADIANS([.B254]))" office:value-type="float" office:value="-1710.95067281498" calcext:value-type="float">
            <text:p>-1711,0</text:p>
          </table:table-cell>
          <table:table-cell table:formula="of:=[.$A$3]*SIN(RADIANS([.B254]-120))" office:value-type="float" office:value="1336.91754103383" calcext:value-type="float">
            <text:p>1336,9</text:p>
          </table:table-cell>
          <table:table-cell table:formula="of:=[.$A$3]*SIN(RADIANS([.B254]+120))" office:value-type="float" office:value="374.033131781149" calcext:value-type="float">
            <text:p>374,0</text:p>
          </table:table-cell>
          <table:table-cell table:style-name="ce10"/>
          <table:table-cell table:style-name="ce6" table:formula="of:=(MIN([.C254];[.D254];[.E254])+MAX([.C254];[.D254];[.E254]))/2" office:value-type="float" office:value="-187.016565890574" calcext:value-type="float">
            <text:p>-187,0</text:p>
          </table:table-cell>
          <table:table-cell table:style-name="ce12" table:formula="of:=([.C254]-[.G254]+[.$A$3])/2" office:value-type="float" office:value="137.532946537797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661.4670534622" calcext:value-type="float">
            <text:p>1661</text:p>
          </table:table-cell>
          <table:table-cell table:style-name="ce12" table:formula="of:=([.E254]-[.G254]+[.$A$3])/2" office:value-type="float" office:value="1180.02484883586" calcext:value-type="float">
            <text:p>1180</text:p>
          </table:table-cell>
          <table:table-cell table:style-name="ce10"/>
        </table:table-row>
        <table:table-row table:style-name="ro1">
          <table:table-cell/>
          <table:table-cell table:style-name="ce2" table:formula="of:=[.B254]+1" office:value-type="float" office:value="253" calcext:value-type="float">
            <text:p>253</text:p>
          </table:table-cell>
          <table:table-cell table:formula="of:=[.$A$3]*SIN(RADIANS([.B255]))" office:value-type="float" office:value="-1720.3922559775" calcext:value-type="float">
            <text:p>-1720,4</text:p>
          </table:table-cell>
          <table:table-cell table:formula="of:=[.$A$3]*SIN(RADIANS([.B255]-120))" office:value-type="float" office:value="1315.70530921289" calcext:value-type="float">
            <text:p>1315,7</text:p>
          </table:table-cell>
          <table:table-cell table:formula="of:=[.$A$3]*SIN(RADIANS([.B255]+120))" office:value-type="float" office:value="404.686946764613" calcext:value-type="float">
            <text:p>404,7</text:p>
          </table:table-cell>
          <table:table-cell table:style-name="ce10"/>
          <table:table-cell table:style-name="ce6" table:formula="of:=(MIN([.C255];[.D255];[.E255])+MAX([.C255];[.D255];[.E255]))/2" office:value-type="float" office:value="-202.343473382306" calcext:value-type="float">
            <text:p>-202,3</text:p>
          </table:table-cell>
          <table:table-cell table:style-name="ce12" table:formula="of:=([.C255]-[.G255]+[.$A$3])/2" office:value-type="float" office:value="140.475608702403" calcext:value-type="float">
            <text:p>1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658.5243912976" calcext:value-type="float">
            <text:p>1659</text:p>
          </table:table-cell>
          <table:table-cell table:style-name="ce12" table:formula="of:=([.E255]-[.G255]+[.$A$3])/2" office:value-type="float" office:value="1203.01521007346" calcext:value-type="float">
            <text:p>1203</text:p>
          </table:table-cell>
          <table:table-cell table:style-name="ce10"/>
        </table:table-row>
        <table:table-row table:style-name="ro1">
          <table:table-cell/>
          <table:table-cell table:style-name="ce2" table:formula="of:=[.B255]+1" office:value-type="float" office:value="254" calcext:value-type="float">
            <text:p>254</text:p>
          </table:table-cell>
          <table:table-cell table:formula="of:=[.$A$3]*SIN(RADIANS([.B256]))" office:value-type="float" office:value="-1729.30979099304" calcext:value-type="float">
            <text:p>-1729,3</text:p>
          </table:table-cell>
          <table:table-cell table:formula="of:=[.$A$3]*SIN(RADIANS([.B256]-120))" office:value-type="float" office:value="1294.09230080923" calcext:value-type="float">
            <text:p>1294,1</text:p>
          </table:table-cell>
          <table:table-cell table:formula="of:=[.$A$3]*SIN(RADIANS([.B256]+120))" office:value-type="float" office:value="435.217490183802" calcext:value-type="float">
            <text:p>435,2</text:p>
          </table:table-cell>
          <table:table-cell table:style-name="ce10"/>
          <table:table-cell table:style-name="ce6" table:formula="of:=(MIN([.C256];[.D256];[.E256])+MAX([.C256];[.D256];[.E256]))/2" office:value-type="float" office:value="-217.608745091901" calcext:value-type="float">
            <text:p>-217,6</text:p>
          </table:table-cell>
          <table:table-cell table:style-name="ce12" table:formula="of:=([.C256]-[.G256]+[.$A$3])/2" office:value-type="float" office:value="143.649477049433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655.35052295057" calcext:value-type="float">
            <text:p>1655</text:p>
          </table:table-cell>
          <table:table-cell table:style-name="ce12" table:formula="of:=([.E256]-[.G256]+[.$A$3])/2" office:value-type="float" office:value="1225.91311763785" calcext:value-type="float">
            <text:p>1226</text:p>
          </table:table-cell>
          <table:table-cell table:style-name="ce10"/>
        </table:table-row>
        <table:table-row table:style-name="ro1">
          <table:table-cell/>
          <table:table-cell table:style-name="ce2" table:formula="of:=[.B256]+1" office:value-type="float" office:value="255" calcext:value-type="float">
            <text:p>255</text:p>
          </table:table-cell>
          <table:table-cell table:formula="of:=[.$A$3]*SIN(RADIANS([.B257]))" office:value-type="float" office:value="-1737.70056149403" calcext:value-type="float">
            <text:p>-1737,7</text:p>
          </table:table-cell>
          <table:table-cell table:formula="of:=[.$A$3]*SIN(RADIANS([.B257]-120))" office:value-type="float" office:value="1272.0850993546" calcext:value-type="float">
            <text:p>1272,1</text:p>
          </table:table-cell>
          <table:table-cell table:formula="of:=[.$A$3]*SIN(RADIANS([.B257]+120))" office:value-type="float" office:value="465.615462139434" calcext:value-type="float">
            <text:p>465,6</text:p>
          </table:table-cell>
          <table:table-cell table:style-name="ce10"/>
          <table:table-cell table:style-name="ce6" table:formula="of:=(MIN([.C257];[.D257];[.E257])+MAX([.C257];[.D257];[.E257]))/2" office:value-type="float" office:value="-232.807731069717" calcext:value-type="float">
            <text:p>-232,8</text:p>
          </table:table-cell>
          <table:table-cell table:style-name="ce12" table:formula="of:=([.C257]-[.G257]+[.$A$3])/2" office:value-type="float" office:value="147.053584787842" calcext:value-type="float">
            <text:p>1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651.94641521216" calcext:value-type="float">
            <text:p>1652</text:p>
          </table:table-cell>
          <table:table-cell table:style-name="ce12" table:formula="of:=([.E257]-[.G257]+[.$A$3])/2" office:value-type="float" office:value="1248.71159660458" calcext:value-type="float">
            <text:p>1249</text:p>
          </table:table-cell>
          <table:table-cell table:style-name="ce10"/>
        </table:table-row>
        <table:table-row table:style-name="ro1">
          <table:table-cell/>
          <table:table-cell table:style-name="ce2" table:formula="of:=[.B257]+1" office:value-type="float" office:value="256" calcext:value-type="float">
            <text:p>256</text:p>
          </table:table-cell>
          <table:table-cell table:formula="of:=[.$A$3]*SIN(RADIANS([.B258]))" office:value-type="float" office:value="-1745.56201157052" calcext:value-type="float">
            <text:p>-1745,6</text:p>
          </table:table-cell>
          <table:table-cell table:formula="of:=[.$A$3]*SIN(RADIANS([.B258]-120))" office:value-type="float" office:value="1249.69040845574" calcext:value-type="float">
            <text:p>1249,7</text:p>
          </table:table-cell>
          <table:table-cell table:formula="of:=[.$A$3]*SIN(RADIANS([.B258]+120))" office:value-type="float" office:value="495.871603114782" calcext:value-type="float">
            <text:p>495,9</text:p>
          </table:table-cell>
          <table:table-cell table:style-name="ce10"/>
          <table:table-cell table:style-name="ce6" table:formula="of:=(MIN([.C258];[.D258];[.E258])+MAX([.C258];[.D258];[.E258]))/2" office:value-type="float" office:value="-247.935801557391" calcext:value-type="float">
            <text:p>-247,9</text:p>
          </table:table-cell>
          <table:table-cell table:style-name="ce12" table:formula="of:=([.C258]-[.G258]+[.$A$3])/2" office:value-type="float" office:value="150.686894993437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8]-[.G258]+[.$A$3])/2" office:value-type="float" office:value="1648.31310500656" calcext:value-type="float">
            <text:p>1648</text:p>
          </table:table-cell>
          <table:table-cell table:style-name="ce12" table:formula="of:=([.E258]-[.G258]+[.$A$3])/2" office:value-type="float" office:value="1271.40370233609" calcext:value-type="float">
            <text:p>1271</text:p>
          </table:table-cell>
          <table:table-cell table:style-name="ce10"/>
        </table:table-row>
        <table:table-row table:style-name="ro1">
          <table:table-cell/>
          <table:table-cell table:style-name="ce2" table:formula="of:=[.B258]+1" office:value-type="float" office:value="257" calcext:value-type="float">
            <text:p>257</text:p>
          </table:table-cell>
          <table:table-cell table:formula="of:=[.$A$3]*SIN(RADIANS([.B259]))" office:value-type="float" office:value="-1752.89174654864" calcext:value-type="float">
            <text:p>-1752,9</text:p>
          </table:table-cell>
          <table:table-cell table:formula="of:=[.$A$3]*SIN(RADIANS([.B259]-120))" office:value-type="float" office:value="1226.91504975243" calcext:value-type="float">
            <text:p>1226,9</text:p>
          </table:table-cell>
          <table:table-cell table:formula="of:=[.$A$3]*SIN(RADIANS([.B259]+120))" office:value-type="float" office:value="525.976696796203" calcext:value-type="float">
            <text:p>526,0</text:p>
          </table:table-cell>
          <table:table-cell table:style-name="ce10"/>
          <table:table-cell table:style-name="ce6" table:formula="of:=(MIN([.C259];[.D259];[.E259])+MAX([.C259];[.D259];[.E259]))/2" office:value-type="float" office:value="-262.988348398101" calcext:value-type="float">
            <text:p>-263,0</text:p>
          </table:table-cell>
          <table:table-cell table:style-name="ce12" table:formula="of:=([.C259]-[.G259]+[.$A$3])/2" office:value-type="float" office:value="154.548300924732" calcext:value-type="float">
            <text:p>1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9]-[.G259]+[.$A$3])/2" office:value-type="float" office:value="1644.45169907527" calcext:value-type="float">
            <text:p>1644</text:p>
          </table:table-cell>
          <table:table-cell table:style-name="ce12" table:formula="of:=([.E259]-[.G259]+[.$A$3])/2" office:value-type="float" office:value="1293.98252259715" calcext:value-type="float">
            <text:p>1294</text:p>
          </table:table-cell>
          <table:table-cell table:style-name="ce10"/>
        </table:table-row>
        <table:table-row table:style-name="ro1">
          <table:table-cell/>
          <table:table-cell table:style-name="ce2" table:formula="of:=[.B259]+1" office:value-type="float" office:value="258" calcext:value-type="float">
            <text:p>258</text:p>
          </table:table-cell>
          <table:table-cell table:formula="of:=[.$A$3]*SIN(RADIANS([.B260]))" office:value-type="float" office:value="-1759.68753372012" calcext:value-type="float">
            <text:p>-1759,7</text:p>
          </table:table-cell>
          <table:table-cell table:formula="of:=[.$A$3]*SIN(RADIANS([.B260]-120))" office:value-type="float" office:value="1203.76596083959" calcext:value-type="float">
            <text:p>1203,8</text:p>
          </table:table-cell>
          <table:table-cell table:formula="of:=[.$A$3]*SIN(RADIANS([.B260]+120))" office:value-type="float" office:value="555.92157288053" calcext:value-type="float">
            <text:p>555,9</text:p>
          </table:table-cell>
          <table:table-cell table:style-name="ce10"/>
          <table:table-cell table:style-name="ce6" table:formula="of:=(MIN([.C260];[.D260];[.E260])+MAX([.C260];[.D260];[.E260]))/2" office:value-type="float" office:value="-277.960786440265" calcext:value-type="float">
            <text:p>-278,0</text:p>
          </table:table-cell>
          <table:table-cell table:style-name="ce12" table:formula="of:=([.C260]-[.G260]+[.$A$3])/2" office:value-type="float" office:value="158.636626360074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0]-[.G260]+[.$A$3])/2" office:value-type="float" office:value="1640.36337363993" calcext:value-type="float">
            <text:p>1640</text:p>
          </table:table-cell>
          <table:table-cell table:style-name="ce12" table:formula="of:=([.E260]-[.G260]+[.$A$3])/2" office:value-type="float" office:value="1316.4411796604" calcext:value-type="float">
            <text:p>1316</text:p>
          </table:table-cell>
          <table:table-cell table:style-name="ce10"/>
        </table:table-row>
        <table:table-row table:style-name="ro1">
          <table:table-cell/>
          <table:table-cell table:style-name="ce2" table:formula="of:=[.B260]+1" office:value-type="float" office:value="259" calcext:value-type="float">
            <text:p>259</text:p>
          </table:table-cell>
          <table:table-cell table:formula="of:=[.$A$3]*SIN(RADIANS([.B261]))" office:value-type="float" office:value="-1765.94730302235" calcext:value-type="float">
            <text:p>-1765,9</text:p>
          </table:table-cell>
          <table:table-cell table:formula="of:=[.$A$3]*SIN(RADIANS([.B261]-120))" office:value-type="float" office:value="1180.25019315392" calcext:value-type="float">
            <text:p>1180,3</text:p>
          </table:table-cell>
          <table:table-cell table:formula="of:=[.$A$3]*SIN(RADIANS([.B261]+120))" office:value-type="float" office:value="585.697109868424" calcext:value-type="float">
            <text:p>585,7</text:p>
          </table:table-cell>
          <table:table-cell table:style-name="ce10"/>
          <table:table-cell table:style-name="ce6" table:formula="of:=(MIN([.C261];[.D261];[.E261])+MAX([.C261];[.D261];[.E261]))/2" office:value-type="float" office:value="-292.848554934213" calcext:value-type="float">
            <text:p>-292,8</text:p>
          </table:table-cell>
          <table:table-cell table:style-name="ce12" table:formula="of:=([.C261]-[.G261]+[.$A$3])/2" office:value-type="float" office:value="162.950625955933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1]-[.G261]+[.$A$3])/2" office:value-type="float" office:value="1636.04937404407" calcext:value-type="float">
            <text:p>1636</text:p>
          </table:table-cell>
          <table:table-cell table:style-name="ce12" table:formula="of:=([.E261]-[.G261]+[.$A$3])/2" office:value-type="float" office:value="1338.77283240132" calcext:value-type="float">
            <text:p>1339</text:p>
          </table:table-cell>
          <table:table-cell table:style-name="ce10"/>
        </table:table-row>
        <table:table-row table:style-name="ro1">
          <table:table-cell/>
          <table:table-cell table:style-name="ce2" table:formula="of:=[.B261]+1" office:value-type="float" office:value="260" calcext:value-type="float">
            <text:p>260</text:p>
          </table:table-cell>
          <table:table-cell table:formula="of:=[.$A$3]*SIN(RADIANS([.B262]))" office:value-type="float" office:value="-1771.66914766896" calcext:value-type="float">
            <text:p>-1771,7</text:p>
          </table:table-cell>
          <table:table-cell table:formula="of:=[.$A$3]*SIN(RADIANS([.B262]-120))" office:value-type="float" office:value="1156.37490982608" calcext:value-type="float">
            <text:p>1156,4</text:p>
          </table:table-cell>
          <table:table-cell table:formula="of:=[.$A$3]*SIN(RADIANS([.B262]+120))" office:value-type="float" office:value="615.294237842878" calcext:value-type="float">
            <text:p>615,3</text:p>
          </table:table-cell>
          <table:table-cell table:style-name="ce10"/>
          <table:table-cell table:style-name="ce6" table:formula="of:=(MIN([.C262];[.D262];[.E262])+MAX([.C262];[.D262];[.E262]))/2" office:value-type="float" office:value="-307.647118921439" calcext:value-type="float">
            <text:p>-307,6</text:p>
          </table:table-cell>
          <table:table-cell table:style-name="ce12" table:formula="of:=([.C262]-[.G262]+[.$A$3])/2" office:value-type="float" office:value="167.488985626238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2]-[.G262]+[.$A$3])/2" office:value-type="float" office:value="1631.51101437376" calcext:value-type="float">
            <text:p>1632</text:p>
          </table:table-cell>
          <table:table-cell table:style-name="ce12" table:formula="of:=([.E262]-[.G262]+[.$A$3])/2" office:value-type="float" office:value="1360.97067838216" calcext:value-type="float">
            <text:p>1361</text:p>
          </table:table-cell>
          <table:table-cell table:style-name="ce10"/>
        </table:table-row>
        <table:table-row table:style-name="ro1">
          <table:table-cell/>
          <table:table-cell table:style-name="ce2" table:formula="of:=[.B262]+1" office:value-type="float" office:value="261" calcext:value-type="float">
            <text:p>261</text:p>
          </table:table-cell>
          <table:table-cell table:formula="of:=[.$A$3]*SIN(RADIANS([.B263]))" office:value-type="float" office:value="-1776.85132473065" calcext:value-type="float">
            <text:p>-1776,9</text:p>
          </table:table-cell>
          <table:table-cell table:formula="of:=[.$A$3]*SIN(RADIANS([.B263]-120))" office:value-type="float" office:value="1132.14738349866" calcext:value-type="float">
            <text:p>1132,1</text:p>
          </table:table-cell>
          <table:table-cell table:formula="of:=[.$A$3]*SIN(RADIANS([.B263]+120))" office:value-type="float" office:value="644.703941231995" calcext:value-type="float">
            <text:p>644,7</text:p>
          </table:table-cell>
          <table:table-cell table:style-name="ce10"/>
          <table:table-cell table:style-name="ce6" table:formula="of:=(MIN([.C263];[.D263];[.E263])+MAX([.C263];[.D263];[.E263]))/2" office:value-type="float" office:value="-322.351970615997" calcext:value-type="float">
            <text:p>-322,4</text:p>
          </table:table-cell>
          <table:table-cell table:style-name="ce12" table:formula="of:=([.C263]-[.G263]+[.$A$3])/2" office:value-type="float" office:value="172.250322942672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3]-[.G263]+[.$A$3])/2" office:value-type="float" office:value="1626.74967705733" calcext:value-type="float">
            <text:p>1627</text:p>
          </table:table-cell>
          <table:table-cell table:style-name="ce12" table:formula="of:=([.E263]-[.G263]+[.$A$3])/2" office:value-type="float" office:value="1383.027955924" calcext:value-type="float">
            <text:p>1383</text:p>
          </table:table-cell>
          <table:table-cell table:style-name="ce10"/>
        </table:table-row>
        <table:table-row table:style-name="ro1">
          <table:table-cell/>
          <table:table-cell table:style-name="ce2" table:formula="of:=[.B263]+1" office:value-type="float" office:value="262" calcext:value-type="float">
            <text:p>262</text:p>
          </table:table-cell>
          <table:table-cell table:formula="of:=[.$A$3]*SIN(RADIANS([.B264]))" office:value-type="float" office:value="-1781.49225566608" calcext:value-type="float">
            <text:p>-1781,5</text:p>
          </table:table-cell>
          <table:table-cell table:formula="of:=[.$A$3]*SIN(RADIANS([.B264]-120))" office:value-type="float" office:value="1107.57499411086" calcext:value-type="float">
            <text:p>1107,6</text:p>
          </table:table-cell>
          <table:table-cell table:formula="of:=[.$A$3]*SIN(RADIANS([.B264]+120))" office:value-type="float" office:value="673.917261555226" calcext:value-type="float">
            <text:p>673,9</text:p>
          </table:table-cell>
          <table:table-cell table:style-name="ce10"/>
          <table:table-cell table:style-name="ce6" table:formula="of:=(MIN([.C264];[.D264];[.E264])+MAX([.C264];[.D264];[.E264]))/2" office:value-type="float" office:value="-336.958630777613" calcext:value-type="float">
            <text:p>-337,0</text:p>
          </table:table-cell>
          <table:table-cell table:style-name="ce12" table:formula="of:=([.C264]-[.G264]+[.$A$3])/2" office:value-type="float" office:value="177.233187555764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4]-[.G264]+[.$A$3])/2" office:value-type="float" office:value="1621.76681244424" calcext:value-type="float">
            <text:p>1622</text:p>
          </table:table-cell>
          <table:table-cell table:style-name="ce12" table:formula="of:=([.E264]-[.G264]+[.$A$3])/2" office:value-type="float" office:value="1404.93794616642" calcext:value-type="float">
            <text:p>1405</text:p>
          </table:table-cell>
          <table:table-cell table:style-name="ce10"/>
        </table:table-row>
        <table:table-row table:style-name="ro1">
          <table:table-cell/>
          <table:table-cell table:style-name="ce2" table:formula="of:=[.B264]+1" office:value-type="float" office:value="263" calcext:value-type="float">
            <text:p>263</text:p>
          </table:table-cell>
          <table:table-cell table:formula="of:=[.$A$3]*SIN(RADIANS([.B265]))" office:value-type="float" office:value="-1785.59052680274" calcext:value-type="float">
            <text:p>-1785,6</text:p>
          </table:table-cell>
          <table:table-cell table:formula="of:=[.$A$3]*SIN(RADIANS([.B265]-120))" office:value-type="float" office:value="1082.66522665053" calcext:value-type="float">
            <text:p>1082,7</text:p>
          </table:table-cell>
          <table:table-cell table:formula="of:=[.$A$3]*SIN(RADIANS([.B265]+120))" office:value-type="float" office:value="702.925300152203" calcext:value-type="float">
            <text:p>702,9</text:p>
          </table:table-cell>
          <table:table-cell table:style-name="ce10"/>
          <table:table-cell table:style-name="ce6" table:formula="of:=(MIN([.C265];[.D265];[.E265])+MAX([.C265];[.D265];[.E265]))/2" office:value-type="float" office:value="-351.462650076102" calcext:value-type="float">
            <text:p>-351,5</text:p>
          </table:table-cell>
          <table:table-cell table:style-name="ce12" table:formula="of:=([.C265]-[.G265]+[.$A$3])/2" office:value-type="float" office:value="182.436061636682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5]-[.G265]+[.$A$3])/2" office:value-type="float" office:value="1616.56393836332" calcext:value-type="float">
            <text:p>1617</text:p>
          </table:table-cell>
          <table:table-cell table:style-name="ce12" table:formula="of:=([.E265]-[.G265]+[.$A$3])/2" office:value-type="float" office:value="1426.69397511415" calcext:value-type="float">
            <text:p>1427</text:p>
          </table:table-cell>
          <table:table-cell table:style-name="ce10"/>
        </table:table-row>
        <table:table-row table:style-name="ro1">
          <table:table-cell/>
          <table:table-cell table:style-name="ce2" table:formula="of:=[.B265]+1" office:value-type="float" office:value="264" calcext:value-type="float">
            <text:p>264</text:p>
          </table:table-cell>
          <table:table-cell table:formula="of:=[.$A$3]*SIN(RADIANS([.B266]))" office:value-type="float" office:value="-1789.14488976752" calcext:value-type="float">
            <text:p>-1789,1</text:p>
          </table:table-cell>
          <table:table-cell table:formula="of:=[.$A$3]*SIN(RADIANS([.B266]-120))" office:value-type="float" office:value="1057.42566887416" calcext:value-type="float">
            <text:p>1057,4</text:p>
          </table:table-cell>
          <table:table-cell table:formula="of:=[.$A$3]*SIN(RADIANS([.B266]+120))" office:value-type="float" office:value="731.719220893365" calcext:value-type="float">
            <text:p>731,7</text:p>
          </table:table-cell>
          <table:table-cell table:style-name="ce10"/>
          <table:table-cell table:style-name="ce6" table:formula="of:=(MIN([.C266];[.D266];[.E266])+MAX([.C266];[.D266];[.E266]))/2" office:value-type="float" office:value="-365.859610446682" calcext:value-type="float">
            <text:p>-365,9</text:p>
          </table:table-cell>
          <table:table-cell table:style-name="ce12" table:formula="of:=([.C266]-[.G266]+[.$A$3])/2" office:value-type="float" office:value="187.857360339579" calcext:value-type="float">
            <text:p>1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6]-[.G266]+[.$A$3])/2" office:value-type="float" office:value="1611.14263966042" calcext:value-type="float">
            <text:p>1611</text:p>
          </table:table-cell>
          <table:table-cell table:style-name="ce12" table:formula="of:=([.E266]-[.G266]+[.$A$3])/2" office:value-type="float" office:value="1448.28941567002" calcext:value-type="float">
            <text:p>1448</text:p>
          </table:table-cell>
          <table:table-cell table:style-name="ce10"/>
        </table:table-row>
        <table:table-row table:style-name="ro1">
          <table:table-cell/>
          <table:table-cell table:style-name="ce2" table:formula="of:=[.B266]+1" office:value-type="float" office:value="265" calcext:value-type="float">
            <text:p>265</text:p>
          </table:table-cell>
          <table:table-cell table:formula="of:=[.$A$3]*SIN(RADIANS([.B267]))" office:value-type="float" office:value="-1792.15426186705" calcext:value-type="float">
            <text:p>-1792,2</text:p>
          </table:table-cell>
          <table:table-cell table:formula="of:=[.$A$3]*SIN(RADIANS([.B267]-120))" office:value-type="float" office:value="1031.86400899553" calcext:value-type="float">
            <text:p>1031,9</text:p>
          </table:table-cell>
          <table:table-cell table:formula="of:=[.$A$3]*SIN(RADIANS([.B267]+120))" office:value-type="float" office:value="760.290252871519" calcext:value-type="float">
            <text:p>760,3</text:p>
          </table:table-cell>
          <table:table-cell table:style-name="ce10"/>
          <table:table-cell table:style-name="ce6" table:formula="of:=(MIN([.C267];[.D267];[.E267])+MAX([.C267];[.D267];[.E267]))/2" office:value-type="float" office:value="-380.145126435759" calcext:value-type="float">
            <text:p>-380,1</text:p>
          </table:table-cell>
          <table:table-cell table:style-name="ce12" table:formula="of:=([.C267]-[.G267]+[.$A$3])/2" office:value-type="float" office:value="193.495432284355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7]-[.G267]+[.$A$3])/2" office:value-type="float" office:value="1605.50456771565" calcext:value-type="float">
            <text:p>1606</text:p>
          </table:table-cell>
          <table:table-cell table:style-name="ce12" table:formula="of:=([.E267]-[.G267]+[.$A$3])/2" office:value-type="float" office:value="1469.71768965364" calcext:value-type="float">
            <text:p>1470</text:p>
          </table:table-cell>
          <table:table-cell table:style-name="ce10"/>
        </table:table-row>
        <table:table-row table:style-name="ro1">
          <table:table-cell/>
          <table:table-cell table:style-name="ce2" table:formula="of:=[.B267]+1" office:value-type="float" office:value="266" calcext:value-type="float">
            <text:p>266</text:p>
          </table:table-cell>
          <table:table-cell table:formula="of:=[.$A$3]*SIN(RADIANS([.B268]))" office:value-type="float" office:value="-1794.61772641742" calcext:value-type="float">
            <text:p>-1794,6</text:p>
          </table:table-cell>
          <table:table-cell table:formula="of:=[.$A$3]*SIN(RADIANS([.B268]-120))" office:value-type="float" office:value="1005.98803334387" calcext:value-type="float">
            <text:p>1006,0</text:p>
          </table:table-cell>
          <table:table-cell table:formula="of:=[.$A$3]*SIN(RADIANS([.B268]+120))" office:value-type="float" office:value="788.62969307355" calcext:value-type="float">
            <text:p>788,6</text:p>
          </table:table-cell>
          <table:table-cell table:style-name="ce10"/>
          <table:table-cell table:style-name="ce6" table:formula="of:=(MIN([.C268];[.D268];[.E268])+MAX([.C268];[.D268];[.E268]))/2" office:value-type="float" office:value="-394.314846536775" calcext:value-type="float">
            <text:p>-394,3</text:p>
          </table:table-cell>
          <table:table-cell table:style-name="ce12" table:formula="of:=([.C268]-[.G268]+[.$A$3])/2" office:value-type="float" office:value="199.348560059676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8]-[.G268]+[.$A$3])/2" office:value-type="float" office:value="1599.65143994032" calcext:value-type="float">
            <text:p>1600</text:p>
          </table:table-cell>
          <table:table-cell table:style-name="ce12" table:formula="of:=([.E268]-[.G268]+[.$A$3])/2" office:value-type="float" office:value="1490.97226980516" calcext:value-type="float">
            <text:p>1491</text:p>
          </table:table-cell>
          <table:table-cell table:style-name="ce10"/>
        </table:table-row>
        <table:table-row table:style-name="ro1">
          <table:table-cell/>
          <table:table-cell table:style-name="ce2" table:formula="of:=[.B268]+1" office:value-type="float" office:value="267" calcext:value-type="float">
            <text:p>267</text:p>
          </table:table-cell>
          <table:table-cell table:formula="of:=[.$A$3]*SIN(RADIANS([.B269]))" office:value-type="float" office:value="-1796.53453302348" calcext:value-type="float">
            <text:p>-1796,5</text:p>
          </table:table-cell>
          <table:table-cell table:formula="of:=[.$A$3]*SIN(RADIANS([.B269]-120))" office:value-type="float" office:value="979.805623992034" calcext:value-type="float">
            <text:p>979,8</text:p>
          </table:table-cell>
          <table:table-cell table:formula="of:=[.$A$3]*SIN(RADIANS([.B269]+120))" office:value-type="float" office:value="816.728909031444" calcext:value-type="float">
            <text:p>816,7</text:p>
          </table:table-cell>
          <table:table-cell table:style-name="ce10"/>
          <table:table-cell table:style-name="ce6" table:formula="of:=(MIN([.C269];[.D269];[.E269])+MAX([.C269];[.D269];[.E269]))/2" office:value-type="float" office:value="-408.364454515722" calcext:value-type="float">
            <text:p>-408,4</text:p>
          </table:table-cell>
          <table:table-cell table:style-name="ce12" table:formula="of:=([.C269]-[.G269]+[.$A$3])/2" office:value-type="float" office:value="205.41496074612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9]-[.G269]+[.$A$3])/2" office:value-type="float" office:value="1593.58503925388" calcext:value-type="float">
            <text:p>1594</text:p>
          </table:table-cell>
          <table:table-cell table:style-name="ce12" table:formula="of:=([.E269]-[.G269]+[.$A$3])/2" office:value-type="float" office:value="1512.04668177358" calcext:value-type="float">
            <text:p>1512</text:p>
          </table:table-cell>
          <table:table-cell table:style-name="ce10"/>
        </table:table-row>
        <table:table-row table:style-name="ro1">
          <table:table-cell/>
          <table:table-cell table:style-name="ce2" table:formula="of:=[.B269]+1" office:value-type="float" office:value="268" calcext:value-type="float">
            <text:p>268</text:p>
          </table:table-cell>
          <table:table-cell table:formula="of:=[.$A$3]*SIN(RADIANS([.B270]))" office:value-type="float" office:value="-1797.90409780735" calcext:value-type="float">
            <text:p>-1797,9</text:p>
          </table:table-cell>
          <table:table-cell table:formula="of:=[.$A$3]*SIN(RADIANS([.B270]-120))" office:value-type="float" office:value="953.324756355536" calcext:value-type="float">
            <text:p>953,3</text:p>
          </table:table-cell>
          <table:table-cell table:formula="of:=[.$A$3]*SIN(RADIANS([.B270]+120))" office:value-type="float" office:value="844.579341451817" calcext:value-type="float">
            <text:p>844,6</text:p>
          </table:table-cell>
          <table:table-cell table:style-name="ce10"/>
          <table:table-cell table:style-name="ce6" table:formula="of:=(MIN([.C270];[.D270];[.E270])+MAX([.C270];[.D270];[.E270]))/2" office:value-type="float" office:value="-422.289670725909" calcext:value-type="float">
            <text:p>-422,3</text:p>
          </table:table-cell>
          <table:table-cell table:style-name="ce12" table:formula="of:=([.C270]-[.G270]+[.$A$3])/2" office:value-type="float" office:value="211.692786459278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0]-[.G270]+[.$A$3])/2" office:value-type="float" office:value="1587.30721354072" calcext:value-type="float">
            <text:p>1587</text:p>
          </table:table-cell>
          <table:table-cell table:style-name="ce12" table:formula="of:=([.E270]-[.G270]+[.$A$3])/2" office:value-type="float" office:value="1532.93450608886" calcext:value-type="float">
            <text:p>1533</text:p>
          </table:table-cell>
          <table:table-cell table:style-name="ce10"/>
        </table:table-row>
        <table:table-row table:style-name="ro1">
          <table:table-cell/>
          <table:table-cell table:style-name="ce2" table:formula="of:=[.B270]+1" office:value-type="float" office:value="269" calcext:value-type="float">
            <text:p>269</text:p>
          </table:table-cell>
          <table:table-cell table:formula="of:=[.$A$3]*SIN(RADIANS([.B271]))" office:value-type="float" office:value="-1798.72600358635" calcext:value-type="float">
            <text:p>-1798,7</text:p>
          </table:table-cell>
          <table:table-cell table:formula="of:=[.$A$3]*SIN(RADIANS([.B271]-120))" office:value-type="float" office:value="926.553496763188" calcext:value-type="float">
            <text:p>926,6</text:p>
          </table:table-cell>
          <table:table-cell table:formula="of:=[.$A$3]*SIN(RADIANS([.B271]+120))" office:value-type="float" office:value="872.172506823161" calcext:value-type="float">
            <text:p>872,2</text:p>
          </table:table-cell>
          <table:table-cell table:style-name="ce10"/>
          <table:table-cell table:style-name="ce6" table:formula="of:=(MIN([.C271];[.D271];[.E271])+MAX([.C271];[.D271];[.E271]))/2" office:value-type="float" office:value="-436.08625341158" calcext:value-type="float">
            <text:p>-436,1</text:p>
          </table:table-cell>
          <table:table-cell table:style-name="ce12" table:formula="of:=([.C271]-[.G271]+[.$A$3])/2" office:value-type="float" office:value="218.180124912616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1]-[.G271]+[.$A$3])/2" office:value-type="float" office:value="1580.81987508738" calcext:value-type="float">
            <text:p>1581</text:p>
          </table:table-cell>
          <table:table-cell table:style-name="ce12" table:formula="of:=([.E271]-[.G271]+[.$A$3])/2" office:value-type="float" office:value="1553.62938011737" calcext:value-type="float">
            <text:p>1554</text:p>
          </table:table-cell>
          <table:table-cell table:style-name="ce10"/>
        </table:table-row>
        <table:table-row table:style-name="ro1">
          <table:table-cell/>
          <table:table-cell table:style-name="ce2" table:formula="of:=[.B271]+1" office:value-type="float" office:value="270" calcext:value-type="float">
            <text:p>270</text:p>
          </table:table-cell>
          <table:table-cell table:formula="of:=[.$A$3]*SIN(RADIANS([.B272]))" office:value-type="float" office:value="-1799" calcext:value-type="float">
            <text:p>-1799,0</text:p>
          </table:table-cell>
          <table:table-cell table:formula="of:=[.$A$3]*SIN(RADIANS([.B272]-120))" office:value-type="float" office:value="899.5" calcext:value-type="float">
            <text:p>899,5</text:p>
          </table:table-cell>
          <table:table-cell table:formula="of:=[.$A$3]*SIN(RADIANS([.B272]+120))" office:value-type="float" office:value="899.5" calcext:value-type="float">
            <text:p>899,5</text:p>
          </table:table-cell>
          <table:table-cell table:style-name="ce10"/>
          <table:table-cell table:style-name="ce6" table:formula="of:=(MIN([.C272];[.D272];[.E272])+MAX([.C272];[.D272];[.E272]))/2" office:value-type="float" office:value="-449.75" calcext:value-type="float">
            <text:p>-449,8</text:p>
          </table:table-cell>
          <table:table-cell table:style-name="ce12" table:formula="of:=([.C272]-[.G272]+[.$A$3])/2" office:value-type="float" office:value="224.875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2]-[.G272]+[.$A$3])/2" office:value-type="float" office:value="1574.125" calcext:value-type="float">
            <text:p>1574</text:p>
          </table:table-cell>
          <table:table-cell table:style-name="ce12" table:formula="of:=([.E272]-[.G272]+[.$A$3])/2" office:value-type="float" office:value="1574.125" calcext:value-type="float">
            <text:p>1574</text:p>
          </table:table-cell>
          <table:table-cell table:style-name="ce10"/>
        </table:table-row>
        <table:table-row table:style-name="ro1">
          <table:table-cell/>
          <table:table-cell table:style-name="ce2" table:formula="of:=[.B272]+1" office:value-type="float" office:value="271" calcext:value-type="float">
            <text:p>271</text:p>
          </table:table-cell>
          <table:table-cell table:formula="of:=[.$A$3]*SIN(RADIANS([.B273]))" office:value-type="float" office:value="-1798.72600358635" calcext:value-type="float">
            <text:p>-1798,7</text:p>
          </table:table-cell>
          <table:table-cell table:formula="of:=[.$A$3]*SIN(RADIANS([.B273]-120))" office:value-type="float" office:value="872.172506823161" calcext:value-type="float">
            <text:p>872,2</text:p>
          </table:table-cell>
          <table:table-cell table:formula="of:=[.$A$3]*SIN(RADIANS([.B273]+120))" office:value-type="float" office:value="926.553496763187" calcext:value-type="float">
            <text:p>926,6</text:p>
          </table:table-cell>
          <table:table-cell table:style-name="ce10"/>
          <table:table-cell table:style-name="ce6" table:formula="of:=(MIN([.C273];[.D273];[.E273])+MAX([.C273];[.D273];[.E273]))/2" office:value-type="float" office:value="-436.08625341158" calcext:value-type="float">
            <text:p>-436,1</text:p>
          </table:table-cell>
          <table:table-cell table:style-name="ce12" table:formula="of:=([.C273]-[.G273]+[.$A$3])/2" office:value-type="float" office:value="218.180124912616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3]-[.G273]+[.$A$3])/2" office:value-type="float" office:value="1553.62938011737" calcext:value-type="float">
            <text:p>1554</text:p>
          </table:table-cell>
          <table:table-cell table:style-name="ce12" table:formula="of:=([.E273]-[.G273]+[.$A$3])/2" office:value-type="float" office:value="1580.81987508738" calcext:value-type="float">
            <text:p>1581</text:p>
          </table:table-cell>
          <table:table-cell table:style-name="ce10"/>
        </table:table-row>
        <table:table-row table:style-name="ro1">
          <table:table-cell/>
          <table:table-cell table:style-name="ce2" table:formula="of:=[.B273]+1" office:value-type="float" office:value="272" calcext:value-type="float">
            <text:p>272</text:p>
          </table:table-cell>
          <table:table-cell table:formula="of:=[.$A$3]*SIN(RADIANS([.B274]))" office:value-type="float" office:value="-1797.90409780735" calcext:value-type="float">
            <text:p>-1797,9</text:p>
          </table:table-cell>
          <table:table-cell table:formula="of:=[.$A$3]*SIN(RADIANS([.B274]-120))" office:value-type="float" office:value="844.579341451817" calcext:value-type="float">
            <text:p>844,6</text:p>
          </table:table-cell>
          <table:table-cell table:formula="of:=[.$A$3]*SIN(RADIANS([.B274]+120))" office:value-type="float" office:value="953.324756355535" calcext:value-type="float">
            <text:p>953,3</text:p>
          </table:table-cell>
          <table:table-cell table:style-name="ce10"/>
          <table:table-cell table:style-name="ce6" table:formula="of:=(MIN([.C274];[.D274];[.E274])+MAX([.C274];[.D274];[.E274]))/2" office:value-type="float" office:value="-422.289670725909" calcext:value-type="float">
            <text:p>-422,3</text:p>
          </table:table-cell>
          <table:table-cell table:style-name="ce12" table:formula="of:=([.C274]-[.G274]+[.$A$3])/2" office:value-type="float" office:value="211.692786459278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4]-[.G274]+[.$A$3])/2" office:value-type="float" office:value="1532.93450608886" calcext:value-type="float">
            <text:p>1533</text:p>
          </table:table-cell>
          <table:table-cell table:style-name="ce12" table:formula="of:=([.E274]-[.G274]+[.$A$3])/2" office:value-type="float" office:value="1587.30721354072" calcext:value-type="float">
            <text:p>1587</text:p>
          </table:table-cell>
          <table:table-cell table:style-name="ce10"/>
        </table:table-row>
        <table:table-row table:style-name="ro1">
          <table:table-cell/>
          <table:table-cell table:style-name="ce2" table:formula="of:=[.B274]+1" office:value-type="float" office:value="273" calcext:value-type="float">
            <text:p>273</text:p>
          </table:table-cell>
          <table:table-cell table:formula="of:=[.$A$3]*SIN(RADIANS([.B275]))" office:value-type="float" office:value="-1796.53453302348" calcext:value-type="float">
            <text:p>-1796,5</text:p>
          </table:table-cell>
          <table:table-cell table:formula="of:=[.$A$3]*SIN(RADIANS([.B275]-120))" office:value-type="float" office:value="816.728909031445" calcext:value-type="float">
            <text:p>816,7</text:p>
          </table:table-cell>
          <table:table-cell table:formula="of:=[.$A$3]*SIN(RADIANS([.B275]+120))" office:value-type="float" office:value="979.805623992034" calcext:value-type="float">
            <text:p>979,8</text:p>
          </table:table-cell>
          <table:table-cell table:style-name="ce10"/>
          <table:table-cell table:style-name="ce6" table:formula="of:=(MIN([.C275];[.D275];[.E275])+MAX([.C275];[.D275];[.E275]))/2" office:value-type="float" office:value="-408.364454515722" calcext:value-type="float">
            <text:p>-408,4</text:p>
          </table:table-cell>
          <table:table-cell table:style-name="ce12" table:formula="of:=([.C275]-[.G275]+[.$A$3])/2" office:value-type="float" office:value="205.41496074612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5]-[.G275]+[.$A$3])/2" office:value-type="float" office:value="1512.04668177358" calcext:value-type="float">
            <text:p>1512</text:p>
          </table:table-cell>
          <table:table-cell table:style-name="ce12" table:formula="of:=([.E275]-[.G275]+[.$A$3])/2" office:value-type="float" office:value="1593.58503925388" calcext:value-type="float">
            <text:p>1594</text:p>
          </table:table-cell>
          <table:table-cell table:style-name="ce10"/>
        </table:table-row>
        <table:table-row table:style-name="ro1">
          <table:table-cell/>
          <table:table-cell table:style-name="ce2" table:formula="of:=[.B275]+1" office:value-type="float" office:value="274" calcext:value-type="float">
            <text:p>274</text:p>
          </table:table-cell>
          <table:table-cell table:formula="of:=[.$A$3]*SIN(RADIANS([.B276]))" office:value-type="float" office:value="-1794.61772641742" calcext:value-type="float">
            <text:p>-1794,6</text:p>
          </table:table-cell>
          <table:table-cell table:formula="of:=[.$A$3]*SIN(RADIANS([.B276]-120))" office:value-type="float" office:value="788.62969307355" calcext:value-type="float">
            <text:p>788,6</text:p>
          </table:table-cell>
          <table:table-cell table:formula="of:=[.$A$3]*SIN(RADIANS([.B276]+120))" office:value-type="float" office:value="1005.98803334387" calcext:value-type="float">
            <text:p>1006,0</text:p>
          </table:table-cell>
          <table:table-cell table:style-name="ce10"/>
          <table:table-cell table:style-name="ce6" table:formula="of:=(MIN([.C276];[.D276];[.E276])+MAX([.C276];[.D276];[.E276]))/2" office:value-type="float" office:value="-394.314846536775" calcext:value-type="float">
            <text:p>-394,3</text:p>
          </table:table-cell>
          <table:table-cell table:style-name="ce12" table:formula="of:=([.C276]-[.G276]+[.$A$3])/2" office:value-type="float" office:value="199.348560059676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6]-[.G276]+[.$A$3])/2" office:value-type="float" office:value="1490.97226980516" calcext:value-type="float">
            <text:p>1491</text:p>
          </table:table-cell>
          <table:table-cell table:style-name="ce12" table:formula="of:=([.E276]-[.G276]+[.$A$3])/2" office:value-type="float" office:value="1599.65143994032" calcext:value-type="float">
            <text:p>1600</text:p>
          </table:table-cell>
          <table:table-cell table:style-name="ce10"/>
        </table:table-row>
        <table:table-row table:style-name="ro1">
          <table:table-cell/>
          <table:table-cell table:style-name="ce2" table:formula="of:=[.B276]+1" office:value-type="float" office:value="275" calcext:value-type="float">
            <text:p>275</text:p>
          </table:table-cell>
          <table:table-cell table:formula="of:=[.$A$3]*SIN(RADIANS([.B277]))" office:value-type="float" office:value="-1792.15426186705" calcext:value-type="float">
            <text:p>-1792,2</text:p>
          </table:table-cell>
          <table:table-cell table:formula="of:=[.$A$3]*SIN(RADIANS([.B277]-120))" office:value-type="float" office:value="760.290252871518" calcext:value-type="float">
            <text:p>760,3</text:p>
          </table:table-cell>
          <table:table-cell table:formula="of:=[.$A$3]*SIN(RADIANS([.B277]+120))" office:value-type="float" office:value="1031.86400899553" calcext:value-type="float">
            <text:p>1031,9</text:p>
          </table:table-cell>
          <table:table-cell table:style-name="ce10"/>
          <table:table-cell table:style-name="ce6" table:formula="of:=(MIN([.C277];[.D277];[.E277])+MAX([.C277];[.D277];[.E277]))/2" office:value-type="float" office:value="-380.145126435759" calcext:value-type="float">
            <text:p>-380,1</text:p>
          </table:table-cell>
          <table:table-cell table:style-name="ce12" table:formula="of:=([.C277]-[.G277]+[.$A$3])/2" office:value-type="float" office:value="193.495432284355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7]-[.G277]+[.$A$3])/2" office:value-type="float" office:value="1469.71768965364" calcext:value-type="float">
            <text:p>1470</text:p>
          </table:table-cell>
          <table:table-cell table:style-name="ce12" table:formula="of:=([.E277]-[.G277]+[.$A$3])/2" office:value-type="float" office:value="1605.50456771565" calcext:value-type="float">
            <text:p>1606</text:p>
          </table:table-cell>
          <table:table-cell table:style-name="ce10"/>
        </table:table-row>
        <table:table-row table:style-name="ro1">
          <table:table-cell/>
          <table:table-cell table:style-name="ce2" table:formula="of:=[.B277]+1" office:value-type="float" office:value="276" calcext:value-type="float">
            <text:p>276</text:p>
          </table:table-cell>
          <table:table-cell table:formula="of:=[.$A$3]*SIN(RADIANS([.B278]))" office:value-type="float" office:value="-1789.14488976752" calcext:value-type="float">
            <text:p>-1789,1</text:p>
          </table:table-cell>
          <table:table-cell table:formula="of:=[.$A$3]*SIN(RADIANS([.B278]-120))" office:value-type="float" office:value="731.719220893365" calcext:value-type="float">
            <text:p>731,7</text:p>
          </table:table-cell>
          <table:table-cell table:formula="of:=[.$A$3]*SIN(RADIANS([.B278]+120))" office:value-type="float" office:value="1057.42566887416" calcext:value-type="float">
            <text:p>1057,4</text:p>
          </table:table-cell>
          <table:table-cell table:style-name="ce10"/>
          <table:table-cell table:style-name="ce6" table:formula="of:=(MIN([.C278];[.D278];[.E278])+MAX([.C278];[.D278];[.E278]))/2" office:value-type="float" office:value="-365.859610446683" calcext:value-type="float">
            <text:p>-365,9</text:p>
          </table:table-cell>
          <table:table-cell table:style-name="ce12" table:formula="of:=([.C278]-[.G278]+[.$A$3])/2" office:value-type="float" office:value="187.857360339579" calcext:value-type="float">
            <text:p>1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8]-[.G278]+[.$A$3])/2" office:value-type="float" office:value="1448.28941567002" calcext:value-type="float">
            <text:p>1448</text:p>
          </table:table-cell>
          <table:table-cell table:style-name="ce12" table:formula="of:=([.E278]-[.G278]+[.$A$3])/2" office:value-type="float" office:value="1611.14263966042" calcext:value-type="float">
            <text:p>1611</text:p>
          </table:table-cell>
          <table:table-cell table:style-name="ce10"/>
        </table:table-row>
        <table:table-row table:style-name="ro1">
          <table:table-cell/>
          <table:table-cell table:style-name="ce2" table:formula="of:=[.B278]+1" office:value-type="float" office:value="277" calcext:value-type="float">
            <text:p>277</text:p>
          </table:table-cell>
          <table:table-cell table:formula="of:=[.$A$3]*SIN(RADIANS([.B279]))" office:value-type="float" office:value="-1785.59052680274" calcext:value-type="float">
            <text:p>-1785,6</text:p>
          </table:table-cell>
          <table:table-cell table:formula="of:=[.$A$3]*SIN(RADIANS([.B279]-120))" office:value-type="float" office:value="702.925300152204" calcext:value-type="float">
            <text:p>702,9</text:p>
          </table:table-cell>
          <table:table-cell table:formula="of:=[.$A$3]*SIN(RADIANS([.B279]+120))" office:value-type="float" office:value="1082.66522665053" calcext:value-type="float">
            <text:p>1082,7</text:p>
          </table:table-cell>
          <table:table-cell table:style-name="ce10"/>
          <table:table-cell table:style-name="ce6" table:formula="of:=(MIN([.C279];[.D279];[.E279])+MAX([.C279];[.D279];[.E279]))/2" office:value-type="float" office:value="-351.462650076102" calcext:value-type="float">
            <text:p>-351,5</text:p>
          </table:table-cell>
          <table:table-cell table:style-name="ce12" table:formula="of:=([.C279]-[.G279]+[.$A$3])/2" office:value-type="float" office:value="182.436061636682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9]-[.G279]+[.$A$3])/2" office:value-type="float" office:value="1426.69397511415" calcext:value-type="float">
            <text:p>1427</text:p>
          </table:table-cell>
          <table:table-cell table:style-name="ce12" table:formula="of:=([.E279]-[.G279]+[.$A$3])/2" office:value-type="float" office:value="1616.56393836332" calcext:value-type="float">
            <text:p>1617</text:p>
          </table:table-cell>
          <table:table-cell table:style-name="ce10"/>
        </table:table-row>
        <table:table-row table:style-name="ro1">
          <table:table-cell/>
          <table:table-cell table:style-name="ce2" table:formula="of:=[.B279]+1" office:value-type="float" office:value="278" calcext:value-type="float">
            <text:p>278</text:p>
          </table:table-cell>
          <table:table-cell table:formula="of:=[.$A$3]*SIN(RADIANS([.B280]))" office:value-type="float" office:value="-1781.49225566609" calcext:value-type="float">
            <text:p>-1781,5</text:p>
          </table:table-cell>
          <table:table-cell table:formula="of:=[.$A$3]*SIN(RADIANS([.B280]-120))" office:value-type="float" office:value="673.917261555226" calcext:value-type="float">
            <text:p>673,9</text:p>
          </table:table-cell>
          <table:table-cell table:formula="of:=[.$A$3]*SIN(RADIANS([.B280]+120))" office:value-type="float" office:value="1107.57499411086" calcext:value-type="float">
            <text:p>1107,6</text:p>
          </table:table-cell>
          <table:table-cell table:style-name="ce10"/>
          <table:table-cell table:style-name="ce6" table:formula="of:=(MIN([.C280];[.D280];[.E280])+MAX([.C280];[.D280];[.E280]))/2" office:value-type="float" office:value="-336.958630777613" calcext:value-type="float">
            <text:p>-337,0</text:p>
          </table:table-cell>
          <table:table-cell table:style-name="ce12" table:formula="of:=([.C280]-[.G280]+[.$A$3])/2" office:value-type="float" office:value="177.233187555764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0]-[.G280]+[.$A$3])/2" office:value-type="float" office:value="1404.93794616642" calcext:value-type="float">
            <text:p>1405</text:p>
          </table:table-cell>
          <table:table-cell table:style-name="ce12" table:formula="of:=([.E280]-[.G280]+[.$A$3])/2" office:value-type="float" office:value="1621.76681244424" calcext:value-type="float">
            <text:p>1622</text:p>
          </table:table-cell>
          <table:table-cell table:style-name="ce10"/>
        </table:table-row>
        <table:table-row table:style-name="ro1">
          <table:table-cell/>
          <table:table-cell table:style-name="ce2" table:formula="of:=[.B280]+1" office:value-type="float" office:value="279" calcext:value-type="float">
            <text:p>279</text:p>
          </table:table-cell>
          <table:table-cell table:formula="of:=[.$A$3]*SIN(RADIANS([.B281]))" office:value-type="float" office:value="-1776.85132473065" calcext:value-type="float">
            <text:p>-1776,9</text:p>
          </table:table-cell>
          <table:table-cell table:formula="of:=[.$A$3]*SIN(RADIANS([.B281]-120))" office:value-type="float" office:value="644.703941231995" calcext:value-type="float">
            <text:p>644,7</text:p>
          </table:table-cell>
          <table:table-cell table:formula="of:=[.$A$3]*SIN(RADIANS([.B281]+120))" office:value-type="float" office:value="1132.14738349866" calcext:value-type="float">
            <text:p>1132,1</text:p>
          </table:table-cell>
          <table:table-cell table:style-name="ce10"/>
          <table:table-cell table:style-name="ce6" table:formula="of:=(MIN([.C281];[.D281];[.E281])+MAX([.C281];[.D281];[.E281]))/2" office:value-type="float" office:value="-322.351970615997" calcext:value-type="float">
            <text:p>-322,4</text:p>
          </table:table-cell>
          <table:table-cell table:style-name="ce12" table:formula="of:=([.C281]-[.G281]+[.$A$3])/2" office:value-type="float" office:value="172.250322942672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1]-[.G281]+[.$A$3])/2" office:value-type="float" office:value="1383.027955924" calcext:value-type="float">
            <text:p>1383</text:p>
          </table:table-cell>
          <table:table-cell table:style-name="ce12" table:formula="of:=([.E281]-[.G281]+[.$A$3])/2" office:value-type="float" office:value="1626.74967705733" calcext:value-type="float">
            <text:p>1627</text:p>
          </table:table-cell>
          <table:table-cell table:style-name="ce10"/>
        </table:table-row>
        <table:table-row table:style-name="ro1">
          <table:table-cell/>
          <table:table-cell table:style-name="ce2" table:formula="of:=[.B281]+1" office:value-type="float" office:value="280" calcext:value-type="float">
            <text:p>280</text:p>
          </table:table-cell>
          <table:table-cell table:formula="of:=[.$A$3]*SIN(RADIANS([.B282]))" office:value-type="float" office:value="-1771.66914766896" calcext:value-type="float">
            <text:p>-1771,7</text:p>
          </table:table-cell>
          <table:table-cell table:formula="of:=[.$A$3]*SIN(RADIANS([.B282]-120))" office:value-type="float" office:value="615.294237842878" calcext:value-type="float">
            <text:p>615,3</text:p>
          </table:table-cell>
          <table:table-cell table:formula="of:=[.$A$3]*SIN(RADIANS([.B282]+120))" office:value-type="float" office:value="1156.37490982608" calcext:value-type="float">
            <text:p>1156,4</text:p>
          </table:table-cell>
          <table:table-cell table:style-name="ce10"/>
          <table:table-cell table:style-name="ce6" table:formula="of:=(MIN([.C282];[.D282];[.E282])+MAX([.C282];[.D282];[.E282]))/2" office:value-type="float" office:value="-307.647118921439" calcext:value-type="float">
            <text:p>-307,6</text:p>
          </table:table-cell>
          <table:table-cell table:style-name="ce12" table:formula="of:=([.C282]-[.G282]+[.$A$3])/2" office:value-type="float" office:value="167.488985626238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2]-[.G282]+[.$A$3])/2" office:value-type="float" office:value="1360.97067838216" calcext:value-type="float">
            <text:p>1361</text:p>
          </table:table-cell>
          <table:table-cell table:style-name="ce12" table:formula="of:=([.E282]-[.G282]+[.$A$3])/2" office:value-type="float" office:value="1631.51101437376" calcext:value-type="float">
            <text:p>1632</text:p>
          </table:table-cell>
          <table:table-cell table:style-name="ce10"/>
        </table:table-row>
        <table:table-row table:style-name="ro1">
          <table:table-cell/>
          <table:table-cell table:style-name="ce2" table:formula="of:=[.B282]+1" office:value-type="float" office:value="281" calcext:value-type="float">
            <text:p>281</text:p>
          </table:table-cell>
          <table:table-cell table:formula="of:=[.$A$3]*SIN(RADIANS([.B283]))" office:value-type="float" office:value="-1765.94730302235" calcext:value-type="float">
            <text:p>-1765,9</text:p>
          </table:table-cell>
          <table:table-cell table:formula="of:=[.$A$3]*SIN(RADIANS([.B283]-120))" office:value-type="float" office:value="585.697109868425" calcext:value-type="float">
            <text:p>585,7</text:p>
          </table:table-cell>
          <table:table-cell table:formula="of:=[.$A$3]*SIN(RADIANS([.B283]+120))" office:value-type="float" office:value="1180.25019315392" calcext:value-type="float">
            <text:p>1180,3</text:p>
          </table:table-cell>
          <table:table-cell table:style-name="ce10"/>
          <table:table-cell table:style-name="ce6" table:formula="of:=(MIN([.C283];[.D283];[.E283])+MAX([.C283];[.D283];[.E283]))/2" office:value-type="float" office:value="-292.848554934213" calcext:value-type="float">
            <text:p>-292,8</text:p>
          </table:table-cell>
          <table:table-cell table:style-name="ce12" table:formula="of:=([.C283]-[.G283]+[.$A$3])/2" office:value-type="float" office:value="162.950625955933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3]-[.G283]+[.$A$3])/2" office:value-type="float" office:value="1338.77283240132" calcext:value-type="float">
            <text:p>1339</text:p>
          </table:table-cell>
          <table:table-cell table:style-name="ce12" table:formula="of:=([.E283]-[.G283]+[.$A$3])/2" office:value-type="float" office:value="1636.04937404407" calcext:value-type="float">
            <text:p>1636</text:p>
          </table:table-cell>
          <table:table-cell table:style-name="ce10"/>
        </table:table-row>
        <table:table-row table:style-name="ro1">
          <table:table-cell/>
          <table:table-cell table:style-name="ce2" table:formula="of:=[.B283]+1" office:value-type="float" office:value="282" calcext:value-type="float">
            <text:p>282</text:p>
          </table:table-cell>
          <table:table-cell table:formula="of:=[.$A$3]*SIN(RADIANS([.B284]))" office:value-type="float" office:value="-1759.68753372012" calcext:value-type="float">
            <text:p>-1759,7</text:p>
          </table:table-cell>
          <table:table-cell table:formula="of:=[.$A$3]*SIN(RADIANS([.B284]-120))" office:value-type="float" office:value="555.921572880531" calcext:value-type="float">
            <text:p>555,9</text:p>
          </table:table-cell>
          <table:table-cell table:formula="of:=[.$A$3]*SIN(RADIANS([.B284]+120))" office:value-type="float" office:value="1203.76596083959" calcext:value-type="float">
            <text:p>1203,8</text:p>
          </table:table-cell>
          <table:table-cell table:style-name="ce10"/>
          <table:table-cell table:style-name="ce6" table:formula="of:=(MIN([.C284];[.D284];[.E284])+MAX([.C284];[.D284];[.E284]))/2" office:value-type="float" office:value="-277.960786440265" calcext:value-type="float">
            <text:p>-278,0</text:p>
          </table:table-cell>
          <table:table-cell table:style-name="ce12" table:formula="of:=([.C284]-[.G284]+[.$A$3])/2" office:value-type="float" office:value="158.636626360074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4]-[.G284]+[.$A$3])/2" office:value-type="float" office:value="1316.4411796604" calcext:value-type="float">
            <text:p>1316</text:p>
          </table:table-cell>
          <table:table-cell table:style-name="ce12" table:formula="of:=([.E284]-[.G284]+[.$A$3])/2" office:value-type="float" office:value="1640.36337363993" calcext:value-type="float">
            <text:p>1640</text:p>
          </table:table-cell>
          <table:table-cell table:style-name="ce10"/>
        </table:table-row>
        <table:table-row table:style-name="ro1">
          <table:table-cell/>
          <table:table-cell table:style-name="ce2" table:formula="of:=[.B284]+1" office:value-type="float" office:value="283" calcext:value-type="float">
            <text:p>283</text:p>
          </table:table-cell>
          <table:table-cell table:formula="of:=[.$A$3]*SIN(RADIANS([.B285]))" office:value-type="float" office:value="-1752.89174654864" calcext:value-type="float">
            <text:p>-1752,9</text:p>
          </table:table-cell>
          <table:table-cell table:formula="of:=[.$A$3]*SIN(RADIANS([.B285]-120))" office:value-type="float" office:value="525.976696796203" calcext:value-type="float">
            <text:p>526,0</text:p>
          </table:table-cell>
          <table:table-cell table:formula="of:=[.$A$3]*SIN(RADIANS([.B285]+120))" office:value-type="float" office:value="1226.91504975243" calcext:value-type="float">
            <text:p>1226,9</text:p>
          </table:table-cell>
          <table:table-cell table:style-name="ce10"/>
          <table:table-cell table:style-name="ce6" table:formula="of:=(MIN([.C285];[.D285];[.E285])+MAX([.C285];[.D285];[.E285]))/2" office:value-type="float" office:value="-262.988348398102" calcext:value-type="float">
            <text:p>-263,0</text:p>
          </table:table-cell>
          <table:table-cell table:style-name="ce12" table:formula="of:=([.C285]-[.G285]+[.$A$3])/2" office:value-type="float" office:value="154.548300924732" calcext:value-type="float">
            <text:p>1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5]-[.G285]+[.$A$3])/2" office:value-type="float" office:value="1293.98252259715" calcext:value-type="float">
            <text:p>1294</text:p>
          </table:table-cell>
          <table:table-cell table:style-name="ce12" table:formula="of:=([.E285]-[.G285]+[.$A$3])/2" office:value-type="float" office:value="1644.45169907527" calcext:value-type="float">
            <text:p>1644</text:p>
          </table:table-cell>
          <table:table-cell table:style-name="ce10"/>
        </table:table-row>
        <table:table-row table:style-name="ro1">
          <table:table-cell/>
          <table:table-cell table:style-name="ce2" table:formula="of:=[.B285]+1" office:value-type="float" office:value="284" calcext:value-type="float">
            <text:p>284</text:p>
          </table:table-cell>
          <table:table-cell table:formula="of:=[.$A$3]*SIN(RADIANS([.B286]))" office:value-type="float" office:value="-1745.56201157052" calcext:value-type="float">
            <text:p>-1745,6</text:p>
          </table:table-cell>
          <table:table-cell table:formula="of:=[.$A$3]*SIN(RADIANS([.B286]-120))" office:value-type="float" office:value="495.871603114782" calcext:value-type="float">
            <text:p>495,9</text:p>
          </table:table-cell>
          <table:table-cell table:formula="of:=[.$A$3]*SIN(RADIANS([.B286]+120))" office:value-type="float" office:value="1249.69040845574" calcext:value-type="float">
            <text:p>1249,7</text:p>
          </table:table-cell>
          <table:table-cell table:style-name="ce10"/>
          <table:table-cell table:style-name="ce6" table:formula="of:=(MIN([.C286];[.D286];[.E286])+MAX([.C286];[.D286];[.E286]))/2" office:value-type="float" office:value="-247.935801557391" calcext:value-type="float">
            <text:p>-247,9</text:p>
          </table:table-cell>
          <table:table-cell table:style-name="ce12" table:formula="of:=([.C286]-[.G286]+[.$A$3])/2" office:value-type="float" office:value="150.686894993436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6]-[.G286]+[.$A$3])/2" office:value-type="float" office:value="1271.40370233609" calcext:value-type="float">
            <text:p>1271</text:p>
          </table:table-cell>
          <table:table-cell table:style-name="ce12" table:formula="of:=([.E286]-[.G286]+[.$A$3])/2" office:value-type="float" office:value="1648.31310500656" calcext:value-type="float">
            <text:p>1648</text:p>
          </table:table-cell>
          <table:table-cell table:style-name="ce10"/>
        </table:table-row>
        <table:table-row table:style-name="ro1">
          <table:table-cell/>
          <table:table-cell table:style-name="ce2" table:formula="of:=[.B286]+1" office:value-type="float" office:value="285" calcext:value-type="float">
            <text:p>285</text:p>
          </table:table-cell>
          <table:table-cell table:formula="of:=[.$A$3]*SIN(RADIANS([.B287]))" office:value-type="float" office:value="-1737.70056149403" calcext:value-type="float">
            <text:p>-1737,7</text:p>
          </table:table-cell>
          <table:table-cell table:formula="of:=[.$A$3]*SIN(RADIANS([.B287]-120))" office:value-type="float" office:value="465.615462139435" calcext:value-type="float">
            <text:p>465,6</text:p>
          </table:table-cell>
          <table:table-cell table:formula="of:=[.$A$3]*SIN(RADIANS([.B287]+120))" office:value-type="float" office:value="1272.0850993546" calcext:value-type="float">
            <text:p>1272,1</text:p>
          </table:table-cell>
          <table:table-cell table:style-name="ce10"/>
          <table:table-cell table:style-name="ce6" table:formula="of:=(MIN([.C287];[.D287];[.E287])+MAX([.C287];[.D287];[.E287]))/2" office:value-type="float" office:value="-232.807731069718" calcext:value-type="float">
            <text:p>-232,8</text:p>
          </table:table-cell>
          <table:table-cell table:style-name="ce12" table:formula="of:=([.C287]-[.G287]+[.$A$3])/2" office:value-type="float" office:value="147.053584787842" calcext:value-type="float">
            <text:p>1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7]-[.G287]+[.$A$3])/2" office:value-type="float" office:value="1248.71159660458" calcext:value-type="float">
            <text:p>1249</text:p>
          </table:table-cell>
          <table:table-cell table:style-name="ce12" table:formula="of:=([.E287]-[.G287]+[.$A$3])/2" office:value-type="float" office:value="1651.94641521216" calcext:value-type="float">
            <text:p>1652</text:p>
          </table:table-cell>
          <table:table-cell table:style-name="ce10"/>
        </table:table-row>
        <table:table-row table:style-name="ro1">
          <table:table-cell/>
          <table:table-cell table:style-name="ce2" table:formula="of:=[.B287]+1" office:value-type="float" office:value="286" calcext:value-type="float">
            <text:p>286</text:p>
          </table:table-cell>
          <table:table-cell table:formula="of:=[.$A$3]*SIN(RADIANS([.B288]))" office:value-type="float" office:value="-1729.30979099304" calcext:value-type="float">
            <text:p>-1729,3</text:p>
          </table:table-cell>
          <table:table-cell table:formula="of:=[.$A$3]*SIN(RADIANS([.B288]-120))" office:value-type="float" office:value="435.217490183802" calcext:value-type="float">
            <text:p>435,2</text:p>
          </table:table-cell>
          <table:table-cell table:formula="of:=[.$A$3]*SIN(RADIANS([.B288]+120))" office:value-type="float" office:value="1294.09230080923" calcext:value-type="float">
            <text:p>1294,1</text:p>
          </table:table-cell>
          <table:table-cell table:style-name="ce10"/>
          <table:table-cell table:style-name="ce6" table:formula="of:=(MIN([.C288];[.D288];[.E288])+MAX([.C288];[.D288];[.E288]))/2" office:value-type="float" office:value="-217.608745091901" calcext:value-type="float">
            <text:p>-217,6</text:p>
          </table:table-cell>
          <table:table-cell table:style-name="ce12" table:formula="of:=([.C288]-[.G288]+[.$A$3])/2" office:value-type="float" office:value="143.649477049433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8]-[.G288]+[.$A$3])/2" office:value-type="float" office:value="1225.91311763785" calcext:value-type="float">
            <text:p>1226</text:p>
          </table:table-cell>
          <table:table-cell table:style-name="ce12" table:formula="of:=([.E288]-[.G288]+[.$A$3])/2" office:value-type="float" office:value="1655.35052295057" calcext:value-type="float">
            <text:p>1655</text:p>
          </table:table-cell>
          <table:table-cell table:style-name="ce10"/>
        </table:table-row>
        <table:table-row table:style-name="ro1">
          <table:table-cell/>
          <table:table-cell table:style-name="ce2" table:formula="of:=[.B288]+1" office:value-type="float" office:value="287" calcext:value-type="float">
            <text:p>287</text:p>
          </table:table-cell>
          <table:table-cell table:formula="of:=[.$A$3]*SIN(RADIANS([.B289]))" office:value-type="float" office:value="-1720.3922559775" calcext:value-type="float">
            <text:p>-1720,4</text:p>
          </table:table-cell>
          <table:table-cell table:formula="of:=[.$A$3]*SIN(RADIANS([.B289]-120))" office:value-type="float" office:value="404.686946764614" calcext:value-type="float">
            <text:p>404,7</text:p>
          </table:table-cell>
          <table:table-cell table:formula="of:=[.$A$3]*SIN(RADIANS([.B289]+120))" office:value-type="float" office:value="1315.70530921289" calcext:value-type="float">
            <text:p>1315,7</text:p>
          </table:table-cell>
          <table:table-cell table:style-name="ce10"/>
          <table:table-cell table:style-name="ce6" table:formula="of:=(MIN([.C289];[.D289];[.E289])+MAX([.C289];[.D289];[.E289]))/2" office:value-type="float" office:value="-202.343473382306" calcext:value-type="float">
            <text:p>-202,3</text:p>
          </table:table-cell>
          <table:table-cell table:style-name="ce12" table:formula="of:=([.C289]-[.G289]+[.$A$3])/2" office:value-type="float" office:value="140.475608702403" calcext:value-type="float">
            <text:p>1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9]-[.G289]+[.$A$3])/2" office:value-type="float" office:value="1203.01521007346" calcext:value-type="float">
            <text:p>1203</text:p>
          </table:table-cell>
          <table:table-cell table:style-name="ce12" table:formula="of:=([.E289]-[.G289]+[.$A$3])/2" office:value-type="float" office:value="1658.5243912976" calcext:value-type="float">
            <text:p>1659</text:p>
          </table:table-cell>
          <table:table-cell table:style-name="ce10"/>
        </table:table-row>
        <table:table-row table:style-name="ro1">
          <table:table-cell/>
          <table:table-cell table:style-name="ce2" table:formula="of:=[.B289]+1" office:value-type="float" office:value="288" calcext:value-type="float">
            <text:p>288</text:p>
          </table:table-cell>
          <table:table-cell table:formula="of:=[.$A$3]*SIN(RADIANS([.B290]))" office:value-type="float" office:value="-1710.95067281498" calcext:value-type="float">
            <text:p>-1711,0</text:p>
          </table:table-cell>
          <table:table-cell table:formula="of:=[.$A$3]*SIN(RADIANS([.B290]-120))" office:value-type="float" office:value="374.033131781149" calcext:value-type="float">
            <text:p>374,0</text:p>
          </table:table-cell>
          <table:table-cell table:formula="of:=[.$A$3]*SIN(RADIANS([.B290]+120))" office:value-type="float" office:value="1336.91754103383" calcext:value-type="float">
            <text:p>1336,9</text:p>
          </table:table-cell>
          <table:table-cell table:style-name="ce10"/>
          <table:table-cell table:style-name="ce6" table:formula="of:=(MIN([.C290];[.D290];[.E290])+MAX([.C290];[.D290];[.E290]))/2" office:value-type="float" office:value="-187.016565890574" calcext:value-type="float">
            <text:p>-187,0</text:p>
          </table:table-cell>
          <table:table-cell table:style-name="ce12" table:formula="of:=([.C290]-[.G290]+[.$A$3])/2" office:value-type="float" office:value="137.532946537797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0]-[.G290]+[.$A$3])/2" office:value-type="float" office:value="1180.02484883586" calcext:value-type="float">
            <text:p>1180</text:p>
          </table:table-cell>
          <table:table-cell table:style-name="ce12" table:formula="of:=([.E290]-[.G290]+[.$A$3])/2" office:value-type="float" office:value="1661.4670534622" calcext:value-type="float">
            <text:p>1661</text:p>
          </table:table-cell>
          <table:table-cell table:style-name="ce10"/>
        </table:table-row>
        <table:table-row table:style-name="ro1">
          <table:table-cell/>
          <table:table-cell table:style-name="ce2" table:formula="of:=[.B290]+1" office:value-type="float" office:value="289" calcext:value-type="float">
            <text:p>289</text:p>
          </table:table-cell>
          <table:table-cell table:formula="of:=[.$A$3]*SIN(RADIANS([.B291]))" office:value-type="float" office:value="-1700.98791750317" calcext:value-type="float">
            <text:p>-1701,0</text:p>
          </table:table-cell>
          <table:table-cell table:formula="of:=[.$A$3]*SIN(RADIANS([.B291]-120))" office:value-type="float" office:value="343.265382682404" calcext:value-type="float">
            <text:p>343,3</text:p>
          </table:table-cell>
          <table:table-cell table:formula="of:=[.$A$3]*SIN(RADIANS([.B291]+120))" office:value-type="float" office:value="1357.72253482077" calcext:value-type="float">
            <text:p>1357,7</text:p>
          </table:table-cell>
          <table:table-cell table:style-name="ce10"/>
          <table:table-cell table:style-name="ce6" table:formula="of:=(MIN([.C291];[.D291];[.E291])+MAX([.C291];[.D291];[.E291]))/2" office:value-type="float" office:value="-171.632691341202" calcext:value-type="float">
            <text:p>-171,6</text:p>
          </table:table-cell>
          <table:table-cell table:style-name="ce12" table:formula="of:=([.C291]-[.G291]+[.$A$3])/2" office:value-type="float" office:value="134.822386919016" calcext:value-type="float">
            <text:p>1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1]-[.G291]+[.$A$3])/2" office:value-type="float" office:value="1156.9490370118" calcext:value-type="float">
            <text:p>1157</text:p>
          </table:table-cell>
          <table:table-cell table:style-name="ce12" table:formula="of:=([.E291]-[.G291]+[.$A$3])/2" office:value-type="float" office:value="1664.17761308098" calcext:value-type="float">
            <text:p>1664</text:p>
          </table:table-cell>
          <table:table-cell table:style-name="ce10"/>
        </table:table-row>
        <table:table-row table:style-name="ro1">
          <table:table-cell/>
          <table:table-cell table:style-name="ce2" table:formula="of:=[.B291]+1" office:value-type="float" office:value="290" calcext:value-type="float">
            <text:p>290</text:p>
          </table:table-cell>
          <table:table-cell table:formula="of:=[.$A$3]*SIN(RADIANS([.B292]))" office:value-type="float" office:value="-1690.50702479385" calcext:value-type="float">
            <text:p>-1690,5</text:p>
          </table:table-cell>
          <table:table-cell table:formula="of:=[.$A$3]*SIN(RADIANS([.B292]-120))" office:value-type="float" office:value="312.393071622808" calcext:value-type="float">
            <text:p>312,4</text:p>
          </table:table-cell>
          <table:table-cell table:formula="of:=[.$A$3]*SIN(RADIANS([.B292]+120))" office:value-type="float" office:value="1378.11395317104" calcext:value-type="float">
            <text:p>1378,1</text:p>
          </table:table-cell>
          <table:table-cell table:style-name="ce10"/>
          <table:table-cell table:style-name="ce6" table:formula="of:=(MIN([.C292];[.D292];[.E292])+MAX([.C292];[.D292];[.E292]))/2" office:value-type="float" office:value="-156.196535811404" calcext:value-type="float">
            <text:p>-156,2</text:p>
          </table:table-cell>
          <table:table-cell table:style-name="ce12" table:formula="of:=([.C292]-[.G292]+[.$A$3])/2" office:value-type="float" office:value="132.344755508778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2]-[.G292]+[.$A$3])/2" office:value-type="float" office:value="1133.79480371711" calcext:value-type="float">
            <text:p>1134</text:p>
          </table:table-cell>
          <table:table-cell table:style-name="ce12" table:formula="of:=([.E292]-[.G292]+[.$A$3])/2" office:value-type="float" office:value="1666.65524449122" calcext:value-type="float">
            <text:p>1667</text:p>
          </table:table-cell>
          <table:table-cell table:style-name="ce10"/>
        </table:table-row>
        <table:table-row table:style-name="ro1">
          <table:table-cell/>
          <table:table-cell table:style-name="ce2" table:formula="of:=[.B292]+1" office:value-type="float" office:value="291" calcext:value-type="float">
            <text:p>291</text:p>
          </table:table-cell>
          <table:table-cell table:formula="of:=[.$A$3]*SIN(RADIANS([.B293]))" office:value-type="float" office:value="-1679.51118726847" calcext:value-type="float">
            <text:p>-1679,5</text:p>
          </table:table-cell>
          <table:table-cell table:formula="of:=[.$A$3]*SIN(RADIANS([.B293]-120))" office:value-type="float" office:value="281.425602607376" calcext:value-type="float">
            <text:p>281,4</text:p>
          </table:table-cell>
          <table:table-cell table:formula="of:=[.$A$3]*SIN(RADIANS([.B293]+120))" office:value-type="float" office:value="1398.08558466109" calcext:value-type="float">
            <text:p>1398,1</text:p>
          </table:table-cell>
          <table:table-cell table:style-name="ce10"/>
          <table:table-cell table:style-name="ce6" table:formula="of:=(MIN([.C293];[.D293];[.E293])+MAX([.C293];[.D293];[.E293]))/2" office:value-type="float" office:value="-140.712801303687" calcext:value-type="float">
            <text:p>-140,7</text:p>
          </table:table-cell>
          <table:table-cell table:style-name="ce12" table:formula="of:=([.C293]-[.G293]+[.$A$3])/2" office:value-type="float" office:value="130.100807017611" calcext:value-type="float">
            <text:p>1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3]-[.G293]+[.$A$3])/2" office:value-type="float" office:value="1110.56920195553" calcext:value-type="float">
            <text:p>1111</text:p>
          </table:table-cell>
          <table:table-cell table:style-name="ce12" table:formula="of:=([.E293]-[.G293]+[.$A$3])/2" office:value-type="float" office:value="1668.89919298239" calcext:value-type="float">
            <text:p>1669</text:p>
          </table:table-cell>
          <table:table-cell table:style-name="ce10"/>
        </table:table-row>
        <table:table-row table:style-name="ro1">
          <table:table-cell/>
          <table:table-cell table:style-name="ce2" table:formula="of:=[.B293]+1" office:value-type="float" office:value="292" calcext:value-type="float">
            <text:p>292</text:p>
          </table:table-cell>
          <table:table-cell table:formula="of:=[.$A$3]*SIN(RADIANS([.B294]))" office:value-type="float" office:value="-1668.00375436565" calcext:value-type="float">
            <text:p>-1668,0</text:p>
          </table:table-cell>
          <table:table-cell table:formula="of:=[.$A$3]*SIN(RADIANS([.B294]-120))" office:value-type="float" office:value="250.372408627158" calcext:value-type="float">
            <text:p>250,4</text:p>
          </table:table-cell>
          <table:table-cell table:formula="of:=[.$A$3]*SIN(RADIANS([.B294]+120))" office:value-type="float" office:value="1417.63134573849" calcext:value-type="float">
            <text:p>1417,6</text:p>
          </table:table-cell>
          <table:table-cell table:style-name="ce10"/>
          <table:table-cell table:style-name="ce6" table:formula="of:=(MIN([.C294];[.D294];[.E294])+MAX([.C294];[.D294];[.E294]))/2" office:value-type="float" office:value="-125.186204313579" calcext:value-type="float">
            <text:p>-125,2</text:p>
          </table:table-cell>
          <table:table-cell table:style-name="ce12" table:formula="of:=([.C294]-[.G294]+[.$A$3])/2" office:value-type="float" office:value="128.091224973964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4]-[.G294]+[.$A$3])/2" office:value-type="float" office:value="1087.27930647037" calcext:value-type="float">
            <text:p>1087</text:p>
          </table:table-cell>
          <table:table-cell table:style-name="ce12" table:formula="of:=([.E294]-[.G294]+[.$A$3])/2" office:value-type="float" office:value="1670.90877502604" calcext:value-type="float">
            <text:p>1671</text:p>
          </table:table-cell>
          <table:table-cell table:style-name="ce10"/>
        </table:table-row>
        <table:table-row table:style-name="ro1">
          <table:table-cell/>
          <table:table-cell table:style-name="ce2" table:formula="of:=[.B294]+1" office:value-type="float" office:value="293" calcext:value-type="float">
            <text:p>293</text:p>
          </table:table-cell>
          <table:table-cell table:formula="of:=[.$A$3]*SIN(RADIANS([.B295]))" office:value-type="float" office:value="-1655.98823136094" calcext:value-type="float">
            <text:p>-1656,0</text:p>
          </table:table-cell>
          <table:table-cell table:formula="of:=[.$A$3]*SIN(RADIANS([.B295]-120))" office:value-type="float" office:value="219.24294878586" calcext:value-type="float">
            <text:p>219,2</text:p>
          </table:table-cell>
          <table:table-cell table:formula="of:=[.$A$3]*SIN(RADIANS([.B295]+120))" office:value-type="float" office:value="1436.74528257508" calcext:value-type="float">
            <text:p>1436,7</text:p>
          </table:table-cell>
          <table:table-cell table:style-name="ce10"/>
          <table:table-cell table:style-name="ce6" table:formula="of:=(MIN([.C295];[.D295];[.E295])+MAX([.C295];[.D295];[.E295]))/2" office:value-type="float" office:value="-109.62147439293" calcext:value-type="float">
            <text:p>-109,6</text:p>
          </table:table-cell>
          <table:table-cell table:style-name="ce12" table:formula="of:=([.C295]-[.G295]+[.$A$3])/2" office:value-type="float" office:value="126.316621515995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5]-[.G295]+[.$A$3])/2" office:value-type="float" office:value="1063.9322115894" calcext:value-type="float">
            <text:p>1064</text:p>
          </table:table-cell>
          <table:table-cell table:style-name="ce12" table:formula="of:=([.E295]-[.G295]+[.$A$3])/2" office:value-type="float" office:value="1672.68337848401" calcext:value-type="float">
            <text:p>1673</text:p>
          </table:table-cell>
          <table:table-cell table:style-name="ce10"/>
        </table:table-row>
        <table:table-row table:style-name="ro1">
          <table:table-cell/>
          <table:table-cell table:style-name="ce2" table:formula="of:=[.B295]+1" office:value-type="float" office:value="294" calcext:value-type="float">
            <text:p>294</text:p>
          </table:table-cell>
          <table:table-cell table:formula="of:=[.$A$3]*SIN(RADIANS([.B296]))" office:value-type="float" office:value="-1643.46827829904" calcext:value-type="float">
            <text:p>-1643,5</text:p>
          </table:table-cell>
          <table:table-cell table:formula="of:=[.$A$3]*SIN(RADIANS([.B296]-120))" office:value-type="float" office:value="188.046705418509" calcext:value-type="float">
            <text:p>188,0</text:p>
          </table:table-cell>
          <table:table-cell table:formula="of:=[.$A$3]*SIN(RADIANS([.B296]+120))" office:value-type="float" office:value="1455.42157288053" calcext:value-type="float">
            <text:p>1455,4</text:p>
          </table:table-cell>
          <table:table-cell table:style-name="ce10"/>
          <table:table-cell table:style-name="ce6" table:formula="of:=(MIN([.C296];[.D296];[.E296])+MAX([.C296];[.D296];[.E296]))/2" office:value-type="float" office:value="-94.0233527092547" calcext:value-type="float">
            <text:p>-94,0</text:p>
          </table:table-cell>
          <table:table-cell table:style-name="ce12" table:formula="of:=([.C296]-[.G296]+[.$A$3])/2" office:value-type="float" office:value="124.777537205108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6]-[.G296]+[.$A$3])/2" office:value-type="float" office:value="1040.53502906388" calcext:value-type="float">
            <text:p>1041</text:p>
          </table:table-cell>
          <table:table-cell table:style-name="ce12" table:formula="of:=([.E296]-[.G296]+[.$A$3])/2" office:value-type="float" office:value="1674.22246279489" calcext:value-type="float">
            <text:p>1674</text:p>
          </table:table-cell>
          <table:table-cell table:style-name="ce10"/>
        </table:table-row>
        <table:table-row table:style-name="ro1">
          <table:table-cell/>
          <table:table-cell table:style-name="ce2" table:formula="of:=[.B296]+1" office:value-type="float" office:value="295" calcext:value-type="float">
            <text:p>295</text:p>
          </table:table-cell>
          <table:table-cell table:formula="of:=[.$A$3]*SIN(RADIANS([.B297]))" office:value-type="float" office:value="-1630.44770887893" calcext:value-type="float">
            <text:p>-1630,4</text:p>
          </table:table-cell>
          <table:table-cell table:formula="of:=[.$A$3]*SIN(RADIANS([.B297]-120))" office:value-type="float" office:value="156.793181203037" calcext:value-type="float">
            <text:p>156,8</text:p>
          </table:table-cell>
          <table:table-cell table:formula="of:=[.$A$3]*SIN(RADIANS([.B297]+120))" office:value-type="float" office:value="1473.6545276759" calcext:value-type="float">
            <text:p>1473,7</text:p>
          </table:table-cell>
          <table:table-cell table:style-name="ce10"/>
          <table:table-cell table:style-name="ce6" table:formula="of:=(MIN([.C297];[.D297];[.E297])+MAX([.C297];[.D297];[.E297]))/2" office:value-type="float" office:value="-78.3965906015188" calcext:value-type="float">
            <text:p>-78,4</text:p>
          </table:table-cell>
          <table:table-cell table:style-name="ce12" table:formula="of:=([.C297]-[.G297]+[.$A$3])/2" office:value-type="float" office:value="123.474440861293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7]-[.G297]+[.$A$3])/2" office:value-type="float" office:value="1017.09488590228" calcext:value-type="float">
            <text:p>1017</text:p>
          </table:table-cell>
          <table:table-cell table:style-name="ce12" table:formula="of:=([.E297]-[.G297]+[.$A$3])/2" office:value-type="float" office:value="1675.52555913871" calcext:value-type="float">
            <text:p>1676</text:p>
          </table:table-cell>
          <table:table-cell table:style-name="ce10"/>
        </table:table-row>
        <table:table-row table:style-name="ro1">
          <table:table-cell/>
          <table:table-cell table:style-name="ce2" table:formula="of:=[.B297]+1" office:value-type="float" office:value="296" calcext:value-type="float">
            <text:p>296</text:p>
          </table:table-cell>
          <table:table-cell table:formula="of:=[.$A$3]*SIN(RADIANS([.B298]))" office:value-type="float" office:value="-1616.9304892922" calcext:value-type="float">
            <text:p>-1616,9</text:p>
          </table:table-cell>
          <table:table-cell table:formula="of:=[.$A$3]*SIN(RADIANS([.B298]-120))" office:value-type="float" office:value="125.491896265682" calcext:value-type="float">
            <text:p>125,5</text:p>
          </table:table-cell>
          <table:table-cell table:formula="of:=[.$A$3]*SIN(RADIANS([.B298]+120))" office:value-type="float" office:value="1491.43859302652" calcext:value-type="float">
            <text:p>1491,4</text:p>
          </table:table-cell>
          <table:table-cell table:style-name="ce10"/>
          <table:table-cell table:style-name="ce6" table:formula="of:=(MIN([.C298];[.D298];[.E298])+MAX([.C298];[.D298];[.E298]))/2" office:value-type="float" office:value="-62.7459481328406" calcext:value-type="float">
            <text:p>-62,7</text:p>
          </table:table-cell>
          <table:table-cell table:style-name="ce12" table:formula="of:=([.C298]-[.G298]+[.$A$3])/2" office:value-type="float" office:value="122.40772942032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8]-[.G298]+[.$A$3])/2" office:value-type="float" office:value="993.618922199261" calcext:value-type="float">
            <text:p>994</text:p>
          </table:table-cell>
          <table:table-cell table:style-name="ce12" table:formula="of:=([.E298]-[.G298]+[.$A$3])/2" office:value-type="float" office:value="1676.59227057968" calcext:value-type="float">
            <text:p>1677</text:p>
          </table:table-cell>
          <table:table-cell table:style-name="ce10"/>
        </table:table-row>
        <table:table-row table:style-name="ro1">
          <table:table-cell/>
          <table:table-cell table:style-name="ce2" table:formula="of:=[.B298]+1" office:value-type="float" office:value="297" calcext:value-type="float">
            <text:p>297</text:p>
          </table:table-cell>
          <table:table-cell table:formula="of:=[.$A$3]*SIN(RADIANS([.B299]))" office:value-type="float" office:value="-1602.92073701487" calcext:value-type="float">
            <text:p>-1602,9</text:p>
          </table:table-cell>
          <table:table-cell table:formula="of:=[.$A$3]*SIN(RADIANS([.B299]-120))" office:value-type="float" office:value="94.1523852810559" calcext:value-type="float">
            <text:p>94,2</text:p>
          </table:table-cell>
          <table:table-cell table:formula="of:=[.$A$3]*SIN(RADIANS([.B299]+120))" office:value-type="float" office:value="1508.76835173382" calcext:value-type="float">
            <text:p>1508,8</text:p>
          </table:table-cell>
          <table:table-cell table:style-name="ce10"/>
          <table:table-cell table:style-name="ce6" table:formula="of:=(MIN([.C299];[.D299];[.E299])+MAX([.C299];[.D299];[.E299]))/2" office:value-type="float" office:value="-47.076192640528" calcext:value-type="float">
            <text:p>-47,1</text:p>
          </table:table-cell>
          <table:table-cell table:style-name="ce12" table:formula="of:=([.C299]-[.G299]+[.$A$3])/2" office:value-type="float" office:value="121.577727812827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9]-[.G299]+[.$A$3])/2" office:value-type="float" office:value="970.114288960792" calcext:value-type="float">
            <text:p>970</text:p>
          </table:table-cell>
          <table:table-cell table:style-name="ce12" table:formula="of:=([.E299]-[.G299]+[.$A$3])/2" office:value-type="float" office:value="1677.42227218717" calcext:value-type="float">
            <text:p>1677</text:p>
          </table:table-cell>
          <table:table-cell table:style-name="ce10"/>
        </table:table-row>
        <table:table-row table:style-name="ro1">
          <table:table-cell/>
          <table:table-cell table:style-name="ce2" table:formula="of:=[.B299]+1" office:value-type="float" office:value="298" calcext:value-type="float">
            <text:p>298</text:p>
          </table:table-cell>
          <table:table-cell table:formula="of:=[.$A$3]*SIN(RADIANS([.B300]))" office:value-type="float" office:value="-1588.42271955321" calcext:value-type="float">
            <text:p>-1588,4</text:p>
          </table:table-cell>
          <table:table-cell table:formula="of:=[.$A$3]*SIN(RADIANS([.B300]-120))" office:value-type="float" office:value="62.7841945677996" calcext:value-type="float">
            <text:p>62,8</text:p>
          </table:table-cell>
          <table:table-cell table:formula="of:=[.$A$3]*SIN(RADIANS([.B300]+120))" office:value-type="float" office:value="1525.63852498541" calcext:value-type="float">
            <text:p>1525,6</text:p>
          </table:table-cell>
          <table:table-cell table:style-name="ce10"/>
          <table:table-cell table:style-name="ce6" table:formula="of:=(MIN([.C300];[.D300];[.E300])+MAX([.C300];[.D300];[.E300]))/2" office:value-type="float" office:value="-31.3920972838998" calcext:value-type="float">
            <text:p>-31,4</text:p>
          </table:table-cell>
          <table:table-cell table:style-name="ce12" table:formula="of:=([.C300]-[.G300]+[.$A$3])/2" office:value-type="float" office:value="120.984688865345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0]-[.G300]+[.$A$3])/2" office:value-type="float" office:value="946.58814592585" calcext:value-type="float">
            <text:p>947</text:p>
          </table:table-cell>
          <table:table-cell table:style-name="ce12" table:formula="of:=([.E300]-[.G300]+[.$A$3])/2" office:value-type="float" office:value="1678.01531113466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 table:formula="of:=[.B300]+1" office:value-type="float" office:value="299" calcext:value-type="float">
            <text:p>299</text:p>
          </table:table-cell>
          <table:table-cell table:formula="of:=[.$A$3]*SIN(RADIANS([.B301]))" office:value-type="float" office:value="-1573.44085314377" calcext:value-type="float">
            <text:p>-1573,4</text:p>
          </table:table-cell>
          <table:table-cell table:formula="of:=[.$A$3]*SIN(RADIANS([.B301]-120))" office:value-type="float" office:value="31.3968791806729" calcext:value-type="float">
            <text:p>31,4</text:p>
          </table:table-cell>
          <table:table-cell table:formula="of:=[.$A$3]*SIN(RADIANS([.B301]+120))" office:value-type="float" office:value="1542.0439739631" calcext:value-type="float">
            <text:p>1542,0</text:p>
          </table:table-cell>
          <table:table-cell table:style-name="ce10"/>
          <table:table-cell table:style-name="ce6" table:formula="of:=(MIN([.C301];[.D301];[.E301])+MAX([.C301];[.D301];[.E301]))/2" office:value-type="float" office:value="-15.6984395903365" calcext:value-type="float">
            <text:p>-15,7</text:p>
          </table:table-cell>
          <table:table-cell table:style-name="ce12" table:formula="of:=([.C301]-[.G301]+[.$A$3])/2" office:value-type="float" office:value="120.628793223282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1]-[.G301]+[.$A$3])/2" office:value-type="float" office:value="923.047659385505" calcext:value-type="float">
            <text:p>923</text:p>
          </table:table-cell>
          <table:table-cell table:style-name="ce12" table:formula="of:=([.E301]-[.G301]+[.$A$3])/2" office:value-type="float" office:value="1678.37120677672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 table:formula="of:=[.B301]+1" office:value-type="float" office:value="300" calcext:value-type="float">
            <text:p>300</text:p>
          </table:table-cell>
          <table:table-cell table:formula="of:=[.$A$3]*SIN(RADIANS([.B302]))" office:value-type="float" office:value="-1557.97970140821" calcext:value-type="float">
            <text:p>-1558,0</text:p>
          </table:table-cell>
          <table:table-cell table:formula="of:=[.$A$3]*SIN(RADIANS([.B302]-120))" office:value-type="float" office:value="0.000000000000220313959166609" calcext:value-type="float">
            <text:p>0,0</text:p>
          </table:table-cell>
          <table:table-cell table:formula="of:=[.$A$3]*SIN(RADIANS([.B302]+120))" office:value-type="float" office:value="1557.97970140821" calcext:value-type="float">
            <text:p>1558,0</text:p>
          </table:table-cell>
          <table:table-cell table:style-name="ce10"/>
          <table:table-cell table:style-name="ce6" table:formula="of:=(MIN([.C302];[.D302];[.E302])+MAX([.C302];[.D302];[.E302]))/2" office:value-type="float" office:value="0" calcext:value-type="float">
            <text:p>0,0</text:p>
          </table:table-cell>
          <table:table-cell table:style-name="ce12" table:formula="of:=([.C302]-[.G302]+[.$A$3])/2" office:value-type="float" office:value="120.510149295897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2]-[.G302]+[.$A$3])/2" office:value-type="float" office:value="899.5" calcext:value-type="float">
            <text:p>900</text:p>
          </table:table-cell>
          <table:table-cell table:style-name="ce12" table:formula="of:=([.E302]-[.G302]+[.$A$3])/2" office:value-type="float" office:value="1678.4898507041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 table:formula="of:=[.B302]+1" office:value-type="float" office:value="301" calcext:value-type="float">
            <text:p>301</text:p>
          </table:table-cell>
          <table:table-cell table:formula="of:=[.$A$3]*SIN(RADIANS([.B303]))" office:value-type="float" office:value="-1542.0439739631" calcext:value-type="float">
            <text:p>-1542,0</text:p>
          </table:table-cell>
          <table:table-cell table:formula="of:=[.$A$3]*SIN(RADIANS([.B303]-120))" office:value-type="float" office:value="-31.3968791806733" calcext:value-type="float">
            <text:p>-31,4</text:p>
          </table:table-cell>
          <table:table-cell table:formula="of:=[.$A$3]*SIN(RADIANS([.B303]+120))" office:value-type="float" office:value="1573.44085314377" calcext:value-type="float">
            <text:p>1573,4</text:p>
          </table:table-cell>
          <table:table-cell table:style-name="ce10"/>
          <table:table-cell table:style-name="ce6" table:formula="of:=(MIN([.C303];[.D303];[.E303])+MAX([.C303];[.D303];[.E303]))/2" office:value-type="float" office:value="15.6984395903365" calcext:value-type="float">
            <text:p>15,7</text:p>
          </table:table-cell>
          <table:table-cell table:style-name="ce12" table:formula="of:=([.C303]-[.G303]+[.$A$3])/2" office:value-type="float" office:value="120.628793223282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3]-[.G303]+[.$A$3])/2" office:value-type="float" office:value="875.952340614495" calcext:value-type="float">
            <text:p>876</text:p>
          </table:table-cell>
          <table:table-cell table:style-name="ce12" table:formula="of:=([.E303]-[.G303]+[.$A$3])/2" office:value-type="float" office:value="1678.37120677672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 table:formula="of:=[.B303]+1" office:value-type="float" office:value="302" calcext:value-type="float">
            <text:p>302</text:p>
          </table:table-cell>
          <table:table-cell table:formula="of:=[.$A$3]*SIN(RADIANS([.B304]))" office:value-type="float" office:value="-1525.63852498541" calcext:value-type="float">
            <text:p>-1525,6</text:p>
          </table:table-cell>
          <table:table-cell table:formula="of:=[.$A$3]*SIN(RADIANS([.B304]-120))" office:value-type="float" office:value="-62.7841945677991" calcext:value-type="float">
            <text:p>-62,8</text:p>
          </table:table-cell>
          <table:table-cell table:formula="of:=[.$A$3]*SIN(RADIANS([.B304]+120))" office:value-type="float" office:value="1588.42271955321" calcext:value-type="float">
            <text:p>1588,4</text:p>
          </table:table-cell>
          <table:table-cell table:style-name="ce10"/>
          <table:table-cell table:style-name="ce6" table:formula="of:=(MIN([.C304];[.D304];[.E304])+MAX([.C304];[.D304];[.E304]))/2" office:value-type="float" office:value="31.3920972838994" calcext:value-type="float">
            <text:p>31,4</text:p>
          </table:table-cell>
          <table:table-cell table:style-name="ce12" table:formula="of:=([.C304]-[.G304]+[.$A$3])/2" office:value-type="float" office:value="120.984688865345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4]-[.G304]+[.$A$3])/2" office:value-type="float" office:value="852.411854074151" calcext:value-type="float">
            <text:p>852</text:p>
          </table:table-cell>
          <table:table-cell table:style-name="ce12" table:formula="of:=([.E304]-[.G304]+[.$A$3])/2" office:value-type="float" office:value="1678.01531113466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 table:formula="of:=[.B304]+1" office:value-type="float" office:value="303" calcext:value-type="float">
            <text:p>303</text:p>
          </table:table-cell>
          <table:table-cell table:formula="of:=[.$A$3]*SIN(RADIANS([.B305]))" office:value-type="float" office:value="-1508.76835173382" calcext:value-type="float">
            <text:p>-1508,8</text:p>
          </table:table-cell>
          <table:table-cell table:formula="of:=[.$A$3]*SIN(RADIANS([.B305]-120))" office:value-type="float" office:value="-94.1523852810555" calcext:value-type="float">
            <text:p>-94,2</text:p>
          </table:table-cell>
          <table:table-cell table:formula="of:=[.$A$3]*SIN(RADIANS([.B305]+120))" office:value-type="float" office:value="1602.92073701487" calcext:value-type="float">
            <text:p>1602,9</text:p>
          </table:table-cell>
          <table:table-cell table:style-name="ce10"/>
          <table:table-cell table:style-name="ce6" table:formula="of:=(MIN([.C305];[.D305];[.E305])+MAX([.C305];[.D305];[.E305]))/2" office:value-type="float" office:value="47.0761926405276" calcext:value-type="float">
            <text:p>47,1</text:p>
          </table:table-cell>
          <table:table-cell table:style-name="ce12" table:formula="of:=([.C305]-[.G305]+[.$A$3])/2" office:value-type="float" office:value="121.577727812827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5]-[.G305]+[.$A$3])/2" office:value-type="float" office:value="828.885711039209" calcext:value-type="float">
            <text:p>829</text:p>
          </table:table-cell>
          <table:table-cell table:style-name="ce12" table:formula="of:=([.E305]-[.G305]+[.$A$3])/2" office:value-type="float" office:value="1677.42227218717" calcext:value-type="float">
            <text:p>1677</text:p>
          </table:table-cell>
          <table:table-cell table:style-name="ce10"/>
        </table:table-row>
        <table:table-row table:style-name="ro1">
          <table:table-cell/>
          <table:table-cell table:style-name="ce2" table:formula="of:=[.B305]+1" office:value-type="float" office:value="304" calcext:value-type="float">
            <text:p>304</text:p>
          </table:table-cell>
          <table:table-cell table:formula="of:=[.$A$3]*SIN(RADIANS([.B306]))" office:value-type="float" office:value="-1491.43859302652" calcext:value-type="float">
            <text:p>-1491,4</text:p>
          </table:table-cell>
          <table:table-cell table:formula="of:=[.$A$3]*SIN(RADIANS([.B306]-120))" office:value-type="float" office:value="-125.491896265681" calcext:value-type="float">
            <text:p>-125,5</text:p>
          </table:table-cell>
          <table:table-cell table:formula="of:=[.$A$3]*SIN(RADIANS([.B306]+120))" office:value-type="float" office:value="1616.9304892922" calcext:value-type="float">
            <text:p>1616,9</text:p>
          </table:table-cell>
          <table:table-cell table:style-name="ce10"/>
          <table:table-cell table:style-name="ce6" table:formula="of:=(MIN([.C306];[.D306];[.E306])+MAX([.C306];[.D306];[.E306]))/2" office:value-type="float" office:value="62.7459481328407" calcext:value-type="float">
            <text:p>62,7</text:p>
          </table:table-cell>
          <table:table-cell table:style-name="ce12" table:formula="of:=([.C306]-[.G306]+[.$A$3])/2" office:value-type="float" office:value="122.40772942032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6]-[.G306]+[.$A$3])/2" office:value-type="float" office:value="805.381077800739" calcext:value-type="float">
            <text:p>805</text:p>
          </table:table-cell>
          <table:table-cell table:style-name="ce12" table:formula="of:=([.E306]-[.G306]+[.$A$3])/2" office:value-type="float" office:value="1676.59227057968" calcext:value-type="float">
            <text:p>1677</text:p>
          </table:table-cell>
          <table:table-cell table:style-name="ce10"/>
        </table:table-row>
        <table:table-row table:style-name="ro1">
          <table:table-cell/>
          <table:table-cell table:style-name="ce2" table:formula="of:=[.B306]+1" office:value-type="float" office:value="305" calcext:value-type="float">
            <text:p>305</text:p>
          </table:table-cell>
          <table:table-cell table:formula="of:=[.$A$3]*SIN(RADIANS([.B307]))" office:value-type="float" office:value="-1473.6545276759" calcext:value-type="float">
            <text:p>-1473,7</text:p>
          </table:table-cell>
          <table:table-cell table:formula="of:=[.$A$3]*SIN(RADIANS([.B307]-120))" office:value-type="float" office:value="-156.793181203037" calcext:value-type="float">
            <text:p>-156,8</text:p>
          </table:table-cell>
          <table:table-cell table:formula="of:=[.$A$3]*SIN(RADIANS([.B307]+120))" office:value-type="float" office:value="1630.44770887893" calcext:value-type="float">
            <text:p>1630,4</text:p>
          </table:table-cell>
          <table:table-cell table:style-name="ce10"/>
          <table:table-cell table:style-name="ce6" table:formula="of:=(MIN([.C307];[.D307];[.E307])+MAX([.C307];[.D307];[.E307]))/2" office:value-type="float" office:value="78.3965906015186" calcext:value-type="float">
            <text:p>78,4</text:p>
          </table:table-cell>
          <table:table-cell table:style-name="ce12" table:formula="of:=([.C307]-[.G307]+[.$A$3])/2" office:value-type="float" office:value="123.474440861293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7]-[.G307]+[.$A$3])/2" office:value-type="float" office:value="781.905114097722" calcext:value-type="float">
            <text:p>782</text:p>
          </table:table-cell>
          <table:table-cell table:style-name="ce12" table:formula="of:=([.E307]-[.G307]+[.$A$3])/2" office:value-type="float" office:value="1675.52555913871" calcext:value-type="float">
            <text:p>1676</text:p>
          </table:table-cell>
          <table:table-cell table:style-name="ce10"/>
        </table:table-row>
        <table:table-row table:style-name="ro1">
          <table:table-cell/>
          <table:table-cell table:style-name="ce2" table:formula="of:=[.B307]+1" office:value-type="float" office:value="306" calcext:value-type="float">
            <text:p>306</text:p>
          </table:table-cell>
          <table:table-cell table:formula="of:=[.$A$3]*SIN(RADIANS([.B308]))" office:value-type="float" office:value="-1455.42157288053" calcext:value-type="float">
            <text:p>-1455,4</text:p>
          </table:table-cell>
          <table:table-cell table:formula="of:=[.$A$3]*SIN(RADIANS([.B308]-120))" office:value-type="float" office:value="-188.046705418509" calcext:value-type="float">
            <text:p>-188,0</text:p>
          </table:table-cell>
          <table:table-cell table:formula="of:=[.$A$3]*SIN(RADIANS([.B308]+120))" office:value-type="float" office:value="1643.46827829904" calcext:value-type="float">
            <text:p>1643,5</text:p>
          </table:table-cell>
          <table:table-cell table:style-name="ce10"/>
          <table:table-cell table:style-name="ce6" table:formula="of:=(MIN([.C308];[.D308];[.E308])+MAX([.C308];[.D308];[.E308]))/2" office:value-type="float" office:value="94.0233527092541" calcext:value-type="float">
            <text:p>94,0</text:p>
          </table:table-cell>
          <table:table-cell table:style-name="ce12" table:formula="of:=([.C308]-[.G308]+[.$A$3])/2" office:value-type="float" office:value="124.777537205108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8]-[.G308]+[.$A$3])/2" office:value-type="float" office:value="758.464970936119" calcext:value-type="float">
            <text:p>758</text:p>
          </table:table-cell>
          <table:table-cell table:style-name="ce12" table:formula="of:=([.E308]-[.G308]+[.$A$3])/2" office:value-type="float" office:value="1674.22246279489" calcext:value-type="float">
            <text:p>1674</text:p>
          </table:table-cell>
          <table:table-cell table:style-name="ce10"/>
        </table:table-row>
        <table:table-row table:style-name="ro1">
          <table:table-cell/>
          <table:table-cell table:style-name="ce2" table:formula="of:=[.B308]+1" office:value-type="float" office:value="307" calcext:value-type="float">
            <text:p>307</text:p>
          </table:table-cell>
          <table:table-cell table:formula="of:=[.$A$3]*SIN(RADIANS([.B309]))" office:value-type="float" office:value="-1436.74528257508" calcext:value-type="float">
            <text:p>-1436,7</text:p>
          </table:table-cell>
          <table:table-cell table:formula="of:=[.$A$3]*SIN(RADIANS([.B309]-120))" office:value-type="float" office:value="-219.24294878586" calcext:value-type="float">
            <text:p>-219,2</text:p>
          </table:table-cell>
          <table:table-cell table:formula="of:=[.$A$3]*SIN(RADIANS([.B309]+120))" office:value-type="float" office:value="1655.98823136094" calcext:value-type="float">
            <text:p>1656,0</text:p>
          </table:table-cell>
          <table:table-cell table:style-name="ce10"/>
          <table:table-cell table:style-name="ce6" table:formula="of:=(MIN([.C309];[.D309];[.E309])+MAX([.C309];[.D309];[.E309]))/2" office:value-type="float" office:value="109.62147439293" calcext:value-type="float">
            <text:p>109,6</text:p>
          </table:table-cell>
          <table:table-cell table:style-name="ce12" table:formula="of:=([.C309]-[.G309]+[.$A$3])/2" office:value-type="float" office:value="126.316621515995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9]-[.G309]+[.$A$3])/2" office:value-type="float" office:value="735.067788410605" calcext:value-type="float">
            <text:p>735</text:p>
          </table:table-cell>
          <table:table-cell table:style-name="ce12" table:formula="of:=([.E309]-[.G309]+[.$A$3])/2" office:value-type="float" office:value="1672.68337848401" calcext:value-type="float">
            <text:p>1673</text:p>
          </table:table-cell>
          <table:table-cell table:style-name="ce10"/>
        </table:table-row>
        <table:table-row table:style-name="ro1">
          <table:table-cell/>
          <table:table-cell table:style-name="ce2" table:formula="of:=[.B309]+1" office:value-type="float" office:value="308" calcext:value-type="float">
            <text:p>308</text:p>
          </table:table-cell>
          <table:table-cell table:formula="of:=[.$A$3]*SIN(RADIANS([.B310]))" office:value-type="float" office:value="-1417.63134573849" calcext:value-type="float">
            <text:p>-1417,6</text:p>
          </table:table-cell>
          <table:table-cell table:formula="of:=[.$A$3]*SIN(RADIANS([.B310]-120))" office:value-type="float" office:value="-250.372408627158" calcext:value-type="float">
            <text:p>-250,4</text:p>
          </table:table-cell>
          <table:table-cell table:formula="of:=[.$A$3]*SIN(RADIANS([.B310]+120))" office:value-type="float" office:value="1668.00375436565" calcext:value-type="float">
            <text:p>1668,0</text:p>
          </table:table-cell>
          <table:table-cell table:style-name="ce10"/>
          <table:table-cell table:style-name="ce6" table:formula="of:=(MIN([.C310];[.D310];[.E310])+MAX([.C310];[.D310];[.E310]))/2" office:value-type="float" office:value="125.186204313579" calcext:value-type="float">
            <text:p>125,2</text:p>
          </table:table-cell>
          <table:table-cell table:style-name="ce12" table:formula="of:=([.C310]-[.G310]+[.$A$3])/2" office:value-type="float" office:value="128.091224973964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0]-[.G310]+[.$A$3])/2" office:value-type="float" office:value="711.720693529632" calcext:value-type="float">
            <text:p>712</text:p>
          </table:table-cell>
          <table:table-cell table:style-name="ce12" table:formula="of:=([.E310]-[.G310]+[.$A$3])/2" office:value-type="float" office:value="1670.90877502604" calcext:value-type="float">
            <text:p>1671</text:p>
          </table:table-cell>
          <table:table-cell table:style-name="ce10"/>
        </table:table-row>
        <table:table-row table:style-name="ro1">
          <table:table-cell/>
          <table:table-cell table:style-name="ce2" table:formula="of:=[.B310]+1" office:value-type="float" office:value="309" calcext:value-type="float">
            <text:p>309</text:p>
          </table:table-cell>
          <table:table-cell table:formula="of:=[.$A$3]*SIN(RADIANS([.B311]))" office:value-type="float" office:value="-1398.08558466109" calcext:value-type="float">
            <text:p>-1398,1</text:p>
          </table:table-cell>
          <table:table-cell table:formula="of:=[.$A$3]*SIN(RADIANS([.B311]-120))" office:value-type="float" office:value="-281.425602607375" calcext:value-type="float">
            <text:p>-281,4</text:p>
          </table:table-cell>
          <table:table-cell table:formula="of:=[.$A$3]*SIN(RADIANS([.B311]+120))" office:value-type="float" office:value="1679.51118726847" calcext:value-type="float">
            <text:p>1679,5</text:p>
          </table:table-cell>
          <table:table-cell table:style-name="ce10"/>
          <table:table-cell table:style-name="ce6" table:formula="of:=(MIN([.C311];[.D311];[.E311])+MAX([.C311];[.D311];[.E311]))/2" office:value-type="float" office:value="140.712801303688" calcext:value-type="float">
            <text:p>140,7</text:p>
          </table:table-cell>
          <table:table-cell table:style-name="ce12" table:formula="of:=([.C311]-[.G311]+[.$A$3])/2" office:value-type="float" office:value="130.100807017611" calcext:value-type="float">
            <text:p>1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1]-[.G311]+[.$A$3])/2" office:value-type="float" office:value="688.430798044469" calcext:value-type="float">
            <text:p>688</text:p>
          </table:table-cell>
          <table:table-cell table:style-name="ce12" table:formula="of:=([.E311]-[.G311]+[.$A$3])/2" office:value-type="float" office:value="1668.89919298239" calcext:value-type="float">
            <text:p>1669</text:p>
          </table:table-cell>
          <table:table-cell table:style-name="ce10"/>
        </table:table-row>
        <table:table-row table:style-name="ro1">
          <table:table-cell/>
          <table:table-cell table:style-name="ce2" table:formula="of:=[.B311]+1" office:value-type="float" office:value="310" calcext:value-type="float">
            <text:p>310</text:p>
          </table:table-cell>
          <table:table-cell table:formula="of:=[.$A$3]*SIN(RADIANS([.B312]))" office:value-type="float" office:value="-1378.11395317104" calcext:value-type="float">
            <text:p>-1378,1</text:p>
          </table:table-cell>
          <table:table-cell table:formula="of:=[.$A$3]*SIN(RADIANS([.B312]-120))" office:value-type="float" office:value="-312.393071622808" calcext:value-type="float">
            <text:p>-312,4</text:p>
          </table:table-cell>
          <table:table-cell table:formula="of:=[.$A$3]*SIN(RADIANS([.B312]+120))" office:value-type="float" office:value="1690.50702479385" calcext:value-type="float">
            <text:p>1690,5</text:p>
          </table:table-cell>
          <table:table-cell table:style-name="ce10"/>
          <table:table-cell table:style-name="ce6" table:formula="of:=(MIN([.C312];[.D312];[.E312])+MAX([.C312];[.D312];[.E312]))/2" office:value-type="float" office:value="156.196535811404" calcext:value-type="float">
            <text:p>156,2</text:p>
          </table:table-cell>
          <table:table-cell table:style-name="ce12" table:formula="of:=([.C312]-[.G312]+[.$A$3])/2" office:value-type="float" office:value="132.344755508777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2]-[.G312]+[.$A$3])/2" office:value-type="float" office:value="665.205196282894" calcext:value-type="float">
            <text:p>665</text:p>
          </table:table-cell>
          <table:table-cell table:style-name="ce12" table:formula="of:=([.E312]-[.G312]+[.$A$3])/2" office:value-type="float" office:value="1666.65524449122" calcext:value-type="float">
            <text:p>1667</text:p>
          </table:table-cell>
          <table:table-cell table:style-name="ce10"/>
        </table:table-row>
        <table:table-row table:style-name="ro1">
          <table:table-cell/>
          <table:table-cell table:style-name="ce2" table:formula="of:=[.B312]+1" office:value-type="float" office:value="311" calcext:value-type="float">
            <text:p>311</text:p>
          </table:table-cell>
          <table:table-cell table:formula="of:=[.$A$3]*SIN(RADIANS([.B313]))" office:value-type="float" office:value="-1357.72253482077" calcext:value-type="float">
            <text:p>-1357,7</text:p>
          </table:table-cell>
          <table:table-cell table:formula="of:=[.$A$3]*SIN(RADIANS([.B313]-120))" office:value-type="float" office:value="-343.265382682404" calcext:value-type="float">
            <text:p>-343,3</text:p>
          </table:table-cell>
          <table:table-cell table:formula="of:=[.$A$3]*SIN(RADIANS([.B313]+120))" office:value-type="float" office:value="1700.98791750317" calcext:value-type="float">
            <text:p>1701,0</text:p>
          </table:table-cell>
          <table:table-cell table:style-name="ce10"/>
          <table:table-cell table:style-name="ce6" table:formula="of:=(MIN([.C313];[.D313];[.E313])+MAX([.C313];[.D313];[.E313]))/2" office:value-type="float" office:value="171.632691341202" calcext:value-type="float">
            <text:p>171,6</text:p>
          </table:table-cell>
          <table:table-cell table:style-name="ce12" table:formula="of:=([.C313]-[.G313]+[.$A$3])/2" office:value-type="float" office:value="134.822386919015" calcext:value-type="float">
            <text:p>1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3]-[.G313]+[.$A$3])/2" office:value-type="float" office:value="642.050962988197" calcext:value-type="float">
            <text:p>642</text:p>
          </table:table-cell>
          <table:table-cell table:style-name="ce12" table:formula="of:=([.E313]-[.G313]+[.$A$3])/2" office:value-type="float" office:value="1664.17761308098" calcext:value-type="float">
            <text:p>1664</text:p>
          </table:table-cell>
          <table:table-cell table:style-name="ce10"/>
        </table:table-row>
        <table:table-row table:style-name="ro1">
          <table:table-cell/>
          <table:table-cell table:style-name="ce2" table:formula="of:=[.B313]+1" office:value-type="float" office:value="312" calcext:value-type="float">
            <text:p>312</text:p>
          </table:table-cell>
          <table:table-cell table:formula="of:=[.$A$3]*SIN(RADIANS([.B314]))" office:value-type="float" office:value="-1336.91754103383" calcext:value-type="float">
            <text:p>-1336,9</text:p>
          </table:table-cell>
          <table:table-cell table:formula="of:=[.$A$3]*SIN(RADIANS([.B314]-120))" office:value-type="float" office:value="-374.033131781149" calcext:value-type="float">
            <text:p>-374,0</text:p>
          </table:table-cell>
          <table:table-cell table:formula="of:=[.$A$3]*SIN(RADIANS([.B314]+120))" office:value-type="float" office:value="1710.95067281498" calcext:value-type="float">
            <text:p>1711,0</text:p>
          </table:table-cell>
          <table:table-cell table:style-name="ce10"/>
          <table:table-cell table:style-name="ce6" table:formula="of:=(MIN([.C314];[.D314];[.E314])+MAX([.C314];[.D314];[.E314]))/2" office:value-type="float" office:value="187.016565890574" calcext:value-type="float">
            <text:p>187,0</text:p>
          </table:table-cell>
          <table:table-cell table:style-name="ce12" table:formula="of:=([.C314]-[.G314]+[.$A$3])/2" office:value-type="float" office:value="137.532946537797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4]-[.G314]+[.$A$3])/2" office:value-type="float" office:value="618.975151164138" calcext:value-type="float">
            <text:p>619</text:p>
          </table:table-cell>
          <table:table-cell table:style-name="ce12" table:formula="of:=([.E314]-[.G314]+[.$A$3])/2" office:value-type="float" office:value="1661.4670534622" calcext:value-type="float">
            <text:p>1661</text:p>
          </table:table-cell>
          <table:table-cell table:style-name="ce10"/>
        </table:table-row>
        <table:table-row table:style-name="ro1">
          <table:table-cell/>
          <table:table-cell table:style-name="ce2" table:formula="of:=[.B314]+1" office:value-type="float" office:value="313" calcext:value-type="float">
            <text:p>313</text:p>
          </table:table-cell>
          <table:table-cell table:formula="of:=[.$A$3]*SIN(RADIANS([.B315]))" office:value-type="float" office:value="-1315.70530921289" calcext:value-type="float">
            <text:p>-1315,7</text:p>
          </table:table-cell>
          <table:table-cell table:formula="of:=[.$A$3]*SIN(RADIANS([.B315]-120))" office:value-type="float" office:value="-404.686946764613" calcext:value-type="float">
            <text:p>-404,7</text:p>
          </table:table-cell>
          <table:table-cell table:formula="of:=[.$A$3]*SIN(RADIANS([.B315]+120))" office:value-type="float" office:value="1720.3922559775" calcext:value-type="float">
            <text:p>1720,4</text:p>
          </table:table-cell>
          <table:table-cell table:style-name="ce10"/>
          <table:table-cell table:style-name="ce6" table:formula="of:=(MIN([.C315];[.D315];[.E315])+MAX([.C315];[.D315];[.E315]))/2" office:value-type="float" office:value="202.343473382307" calcext:value-type="float">
            <text:p>202,3</text:p>
          </table:table-cell>
          <table:table-cell table:style-name="ce12" table:formula="of:=([.C315]-[.G315]+[.$A$3])/2" office:value-type="float" office:value="140.475608702403" calcext:value-type="float">
            <text:p>1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5]-[.G315]+[.$A$3])/2" office:value-type="float" office:value="595.98478992654" calcext:value-type="float">
            <text:p>596</text:p>
          </table:table-cell>
          <table:table-cell table:style-name="ce12" table:formula="of:=([.E315]-[.G315]+[.$A$3])/2" office:value-type="float" office:value="1658.5243912976" calcext:value-type="float">
            <text:p>1659</text:p>
          </table:table-cell>
          <table:table-cell table:style-name="ce10"/>
        </table:table-row>
        <table:table-row table:style-name="ro1">
          <table:table-cell/>
          <table:table-cell table:style-name="ce2" table:formula="of:=[.B315]+1" office:value-type="float" office:value="314" calcext:value-type="float">
            <text:p>314</text:p>
          </table:table-cell>
          <table:table-cell table:formula="of:=[.$A$3]*SIN(RADIANS([.B316]))" office:value-type="float" office:value="-1294.09230080923" calcext:value-type="float">
            <text:p>-1294,1</text:p>
          </table:table-cell>
          <table:table-cell table:formula="of:=[.$A$3]*SIN(RADIANS([.B316]-120))" office:value-type="float" office:value="-435.217490183802" calcext:value-type="float">
            <text:p>-435,2</text:p>
          </table:table-cell>
          <table:table-cell table:formula="of:=[.$A$3]*SIN(RADIANS([.B316]+120))" office:value-type="float" office:value="1729.30979099304" calcext:value-type="float">
            <text:p>1729,3</text:p>
          </table:table-cell>
          <table:table-cell table:style-name="ce10"/>
          <table:table-cell table:style-name="ce6" table:formula="of:=(MIN([.C316];[.D316];[.E316])+MAX([.C316];[.D316];[.E316]))/2" office:value-type="float" office:value="217.608745091901" calcext:value-type="float">
            <text:p>217,6</text:p>
          </table:table-cell>
          <table:table-cell table:style-name="ce12" table:formula="of:=([.C316]-[.G316]+[.$A$3])/2" office:value-type="float" office:value="143.649477049433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6]-[.G316]+[.$A$3])/2" office:value-type="float" office:value="573.086882362149" calcext:value-type="float">
            <text:p>573</text:p>
          </table:table-cell>
          <table:table-cell table:style-name="ce12" table:formula="of:=([.E316]-[.G316]+[.$A$3])/2" office:value-type="float" office:value="1655.35052295057" calcext:value-type="float">
            <text:p>1655</text:p>
          </table:table-cell>
          <table:table-cell table:style-name="ce10"/>
        </table:table-row>
        <table:table-row table:style-name="ro1">
          <table:table-cell/>
          <table:table-cell table:style-name="ce2" table:formula="of:=[.B316]+1" office:value-type="float" office:value="315" calcext:value-type="float">
            <text:p>315</text:p>
          </table:table-cell>
          <table:table-cell table:formula="of:=[.$A$3]*SIN(RADIANS([.B317]))" office:value-type="float" office:value="-1272.0850993546" calcext:value-type="float">
            <text:p>-1272,1</text:p>
          </table:table-cell>
          <table:table-cell table:formula="of:=[.$A$3]*SIN(RADIANS([.B317]-120))" office:value-type="float" office:value="-465.615462139435" calcext:value-type="float">
            <text:p>-465,6</text:p>
          </table:table-cell>
          <table:table-cell table:formula="of:=[.$A$3]*SIN(RADIANS([.B317]+120))" office:value-type="float" office:value="1737.70056149403" calcext:value-type="float">
            <text:p>1737,7</text:p>
          </table:table-cell>
          <table:table-cell table:style-name="ce10"/>
          <table:table-cell table:style-name="ce6" table:formula="of:=(MIN([.C317];[.D317];[.E317])+MAX([.C317];[.D317];[.E317]))/2" office:value-type="float" office:value="232.807731069717" calcext:value-type="float">
            <text:p>232,8</text:p>
          </table:table-cell>
          <table:table-cell table:style-name="ce12" table:formula="of:=([.C317]-[.G317]+[.$A$3])/2" office:value-type="float" office:value="147.053584787842" calcext:value-type="float">
            <text:p>1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7]-[.G317]+[.$A$3])/2" office:value-type="float" office:value="550.288403395424" calcext:value-type="float">
            <text:p>550</text:p>
          </table:table-cell>
          <table:table-cell table:style-name="ce12" table:formula="of:=([.E317]-[.G317]+[.$A$3])/2" office:value-type="float" office:value="1651.94641521216" calcext:value-type="float">
            <text:p>1652</text:p>
          </table:table-cell>
          <table:table-cell table:style-name="ce10"/>
        </table:table-row>
        <table:table-row table:style-name="ro1">
          <table:table-cell/>
          <table:table-cell table:style-name="ce2" table:formula="of:=[.B317]+1" office:value-type="float" office:value="316" calcext:value-type="float">
            <text:p>316</text:p>
          </table:table-cell>
          <table:table-cell table:formula="of:=[.$A$3]*SIN(RADIANS([.B318]))" office:value-type="float" office:value="-1249.69040845574" calcext:value-type="float">
            <text:p>-1249,7</text:p>
          </table:table-cell>
          <table:table-cell table:formula="of:=[.$A$3]*SIN(RADIANS([.B318]-120))" office:value-type="float" office:value="-495.871603114781" calcext:value-type="float">
            <text:p>-495,9</text:p>
          </table:table-cell>
          <table:table-cell table:formula="of:=[.$A$3]*SIN(RADIANS([.B318]+120))" office:value-type="float" office:value="1745.56201157052" calcext:value-type="float">
            <text:p>1745,6</text:p>
          </table:table-cell>
          <table:table-cell table:style-name="ce10"/>
          <table:table-cell table:style-name="ce6" table:formula="of:=(MIN([.C318];[.D318];[.E318])+MAX([.C318];[.D318];[.E318]))/2" office:value-type="float" office:value="247.935801557391" calcext:value-type="float">
            <text:p>247,9</text:p>
          </table:table-cell>
          <table:table-cell table:style-name="ce12" table:formula="of:=([.C318]-[.G318]+[.$A$3])/2" office:value-type="float" office:value="150.686894993436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8]-[.G318]+[.$A$3])/2" office:value-type="float" office:value="527.596297663914" calcext:value-type="float">
            <text:p>528</text:p>
          </table:table-cell>
          <table:table-cell table:style-name="ce12" table:formula="of:=([.E318]-[.G318]+[.$A$3])/2" office:value-type="float" office:value="1648.31310500656" calcext:value-type="float">
            <text:p>1648</text:p>
          </table:table-cell>
          <table:table-cell table:style-name="ce10"/>
        </table:table-row>
        <table:table-row table:style-name="ro1">
          <table:table-cell/>
          <table:table-cell table:style-name="ce2" table:formula="of:=[.B318]+1" office:value-type="float" office:value="317" calcext:value-type="float">
            <text:p>317</text:p>
          </table:table-cell>
          <table:table-cell table:formula="of:=[.$A$3]*SIN(RADIANS([.B319]))" office:value-type="float" office:value="-1226.91504975243" calcext:value-type="float">
            <text:p>-1226,9</text:p>
          </table:table-cell>
          <table:table-cell table:formula="of:=[.$A$3]*SIN(RADIANS([.B319]-120))" office:value-type="float" office:value="-525.976696796203" calcext:value-type="float">
            <text:p>-526,0</text:p>
          </table:table-cell>
          <table:table-cell table:formula="of:=[.$A$3]*SIN(RADIANS([.B319]+120))" office:value-type="float" office:value="1752.89174654864" calcext:value-type="float">
            <text:p>1752,9</text:p>
          </table:table-cell>
          <table:table-cell table:style-name="ce10"/>
          <table:table-cell table:style-name="ce6" table:formula="of:=(MIN([.C319];[.D319];[.E319])+MAX([.C319];[.D319];[.E319]))/2" office:value-type="float" office:value="262.988348398102" calcext:value-type="float">
            <text:p>263,0</text:p>
          </table:table-cell>
          <table:table-cell table:style-name="ce12" table:formula="of:=([.C319]-[.G319]+[.$A$3])/2" office:value-type="float" office:value="154.548300924732" calcext:value-type="float">
            <text:p>1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9]-[.G319]+[.$A$3])/2" office:value-type="float" office:value="505.017477402847" calcext:value-type="float">
            <text:p>505</text:p>
          </table:table-cell>
          <table:table-cell table:style-name="ce12" table:formula="of:=([.E319]-[.G319]+[.$A$3])/2" office:value-type="float" office:value="1644.45169907527" calcext:value-type="float">
            <text:p>1644</text:p>
          </table:table-cell>
          <table:table-cell table:style-name="ce10"/>
        </table:table-row>
        <table:table-row table:style-name="ro1">
          <table:table-cell/>
          <table:table-cell table:style-name="ce2" table:formula="of:=[.B319]+1" office:value-type="float" office:value="318" calcext:value-type="float">
            <text:p>318</text:p>
          </table:table-cell>
          <table:table-cell table:formula="of:=[.$A$3]*SIN(RADIANS([.B320]))" office:value-type="float" office:value="-1203.76596083959" calcext:value-type="float">
            <text:p>-1203,8</text:p>
          </table:table-cell>
          <table:table-cell table:formula="of:=[.$A$3]*SIN(RADIANS([.B320]-120))" office:value-type="float" office:value="-555.92157288053" calcext:value-type="float">
            <text:p>-555,9</text:p>
          </table:table-cell>
          <table:table-cell table:formula="of:=[.$A$3]*SIN(RADIANS([.B320]+120))" office:value-type="float" office:value="1759.68753372012" calcext:value-type="float">
            <text:p>1759,7</text:p>
          </table:table-cell>
          <table:table-cell table:style-name="ce10"/>
          <table:table-cell table:style-name="ce6" table:formula="of:=(MIN([.C320];[.D320];[.E320])+MAX([.C320];[.D320];[.E320]))/2" office:value-type="float" office:value="277.960786440265" calcext:value-type="float">
            <text:p>278,0</text:p>
          </table:table-cell>
          <table:table-cell table:style-name="ce12" table:formula="of:=([.C320]-[.G320]+[.$A$3])/2" office:value-type="float" office:value="158.636626360075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0]-[.G320]+[.$A$3])/2" office:value-type="float" office:value="482.558820339602" calcext:value-type="float">
            <text:p>483</text:p>
          </table:table-cell>
          <table:table-cell table:style-name="ce12" table:formula="of:=([.E320]-[.G320]+[.$A$3])/2" office:value-type="float" office:value="1640.36337363993" calcext:value-type="float">
            <text:p>1640</text:p>
          </table:table-cell>
          <table:table-cell table:style-name="ce10"/>
        </table:table-row>
        <table:table-row table:style-name="ro1">
          <table:table-cell/>
          <table:table-cell table:style-name="ce2" table:formula="of:=[.B320]+1" office:value-type="float" office:value="319" calcext:value-type="float">
            <text:p>319</text:p>
          </table:table-cell>
          <table:table-cell table:formula="of:=[.$A$3]*SIN(RADIANS([.B321]))" office:value-type="float" office:value="-1180.25019315392" calcext:value-type="float">
            <text:p>-1180,3</text:p>
          </table:table-cell>
          <table:table-cell table:formula="of:=[.$A$3]*SIN(RADIANS([.B321]-120))" office:value-type="float" office:value="-585.697109868425" calcext:value-type="float">
            <text:p>-585,7</text:p>
          </table:table-cell>
          <table:table-cell table:formula="of:=[.$A$3]*SIN(RADIANS([.B321]+120))" office:value-type="float" office:value="1765.94730302235" calcext:value-type="float">
            <text:p>1765,9</text:p>
          </table:table-cell>
          <table:table-cell table:style-name="ce10"/>
          <table:table-cell table:style-name="ce6" table:formula="of:=(MIN([.C321];[.D321];[.E321])+MAX([.C321];[.D321];[.E321]))/2" office:value-type="float" office:value="292.848554934212" calcext:value-type="float">
            <text:p>292,8</text:p>
          </table:table-cell>
          <table:table-cell table:style-name="ce12" table:formula="of:=([.C321]-[.G321]+[.$A$3])/2" office:value-type="float" office:value="162.950625955932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1]-[.G321]+[.$A$3])/2" office:value-type="float" office:value="460.227167598681" calcext:value-type="float">
            <text:p>460</text:p>
          </table:table-cell>
          <table:table-cell table:style-name="ce12" table:formula="of:=([.E321]-[.G321]+[.$A$3])/2" office:value-type="float" office:value="1636.04937404407" calcext:value-type="float">
            <text:p>1636</text:p>
          </table:table-cell>
          <table:table-cell table:style-name="ce10"/>
        </table:table-row>
        <table:table-row table:style-name="ro1">
          <table:table-cell/>
          <table:table-cell table:style-name="ce2" table:formula="of:=[.B321]+1" office:value-type="float" office:value="320" calcext:value-type="float">
            <text:p>320</text:p>
          </table:table-cell>
          <table:table-cell table:formula="of:=[.$A$3]*SIN(RADIANS([.B322]))" office:value-type="float" office:value="-1156.37490982608" calcext:value-type="float">
            <text:p>-1156,4</text:p>
          </table:table-cell>
          <table:table-cell table:formula="of:=[.$A$3]*SIN(RADIANS([.B322]-120))" office:value-type="float" office:value="-615.294237842878" calcext:value-type="float">
            <text:p>-615,3</text:p>
          </table:table-cell>
          <table:table-cell table:formula="of:=[.$A$3]*SIN(RADIANS([.B322]+120))" office:value-type="float" office:value="1771.66914766896" calcext:value-type="float">
            <text:p>1771,7</text:p>
          </table:table-cell>
          <table:table-cell table:style-name="ce10"/>
          <table:table-cell table:style-name="ce6" table:formula="of:=(MIN([.C322];[.D322];[.E322])+MAX([.C322];[.D322];[.E322]))/2" office:value-type="float" office:value="307.647118921439" calcext:value-type="float">
            <text:p>307,6</text:p>
          </table:table-cell>
          <table:table-cell table:style-name="ce12" table:formula="of:=([.C322]-[.G322]+[.$A$3])/2" office:value-type="float" office:value="167.488985626238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2]-[.G322]+[.$A$3])/2" office:value-type="float" office:value="438.029321617842" calcext:value-type="float">
            <text:p>438</text:p>
          </table:table-cell>
          <table:table-cell table:style-name="ce12" table:formula="of:=([.E322]-[.G322]+[.$A$3])/2" office:value-type="float" office:value="1631.51101437376" calcext:value-type="float">
            <text:p>1632</text:p>
          </table:table-cell>
          <table:table-cell table:style-name="ce10"/>
        </table:table-row>
        <table:table-row table:style-name="ro1">
          <table:table-cell/>
          <table:table-cell table:style-name="ce2" table:formula="of:=[.B322]+1" office:value-type="float" office:value="321" calcext:value-type="float">
            <text:p>321</text:p>
          </table:table-cell>
          <table:table-cell table:formula="of:=[.$A$3]*SIN(RADIANS([.B323]))" office:value-type="float" office:value="-1132.14738349866" calcext:value-type="float">
            <text:p>-1132,1</text:p>
          </table:table-cell>
          <table:table-cell table:formula="of:=[.$A$3]*SIN(RADIANS([.B323]-120))" office:value-type="float" office:value="-644.703941231996" calcext:value-type="float">
            <text:p>-644,7</text:p>
          </table:table-cell>
          <table:table-cell table:formula="of:=[.$A$3]*SIN(RADIANS([.B323]+120))" office:value-type="float" office:value="1776.85132473065" calcext:value-type="float">
            <text:p>1776,9</text:p>
          </table:table-cell>
          <table:table-cell table:style-name="ce10"/>
          <table:table-cell table:style-name="ce6" table:formula="of:=(MIN([.C323];[.D323];[.E323])+MAX([.C323];[.D323];[.E323]))/2" office:value-type="float" office:value="322.351970615997" calcext:value-type="float">
            <text:p>322,4</text:p>
          </table:table-cell>
          <table:table-cell table:style-name="ce12" table:formula="of:=([.C323]-[.G323]+[.$A$3])/2" office:value-type="float" office:value="172.250322942672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3]-[.G323]+[.$A$3])/2" office:value-type="float" office:value="415.972044076004" calcext:value-type="float">
            <text:p>416</text:p>
          </table:table-cell>
          <table:table-cell table:style-name="ce12" table:formula="of:=([.E323]-[.G323]+[.$A$3])/2" office:value-type="float" office:value="1626.74967705733" calcext:value-type="float">
            <text:p>1627</text:p>
          </table:table-cell>
          <table:table-cell table:style-name="ce10"/>
        </table:table-row>
        <table:table-row table:style-name="ro1">
          <table:table-cell/>
          <table:table-cell table:style-name="ce2" table:formula="of:=[.B323]+1" office:value-type="float" office:value="322" calcext:value-type="float">
            <text:p>322</text:p>
          </table:table-cell>
          <table:table-cell table:formula="of:=[.$A$3]*SIN(RADIANS([.B324]))" office:value-type="float" office:value="-1107.57499411086" calcext:value-type="float">
            <text:p>-1107,6</text:p>
          </table:table-cell>
          <table:table-cell table:formula="of:=[.$A$3]*SIN(RADIANS([.B324]-120))" office:value-type="float" office:value="-673.917261555226" calcext:value-type="float">
            <text:p>-673,9</text:p>
          </table:table-cell>
          <table:table-cell table:formula="of:=[.$A$3]*SIN(RADIANS([.B324]+120))" office:value-type="float" office:value="1781.49225566608" calcext:value-type="float">
            <text:p>1781,5</text:p>
          </table:table-cell>
          <table:table-cell table:style-name="ce10"/>
          <table:table-cell table:style-name="ce6" table:formula="of:=(MIN([.C324];[.D324];[.E324])+MAX([.C324];[.D324];[.E324]))/2" office:value-type="float" office:value="336.958630777613" calcext:value-type="float">
            <text:p>337,0</text:p>
          </table:table-cell>
          <table:table-cell table:style-name="ce12" table:formula="of:=([.C324]-[.G324]+[.$A$3])/2" office:value-type="float" office:value="177.233187555764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4]-[.G324]+[.$A$3])/2" office:value-type="float" office:value="394.062053833581" calcext:value-type="float">
            <text:p>394</text:p>
          </table:table-cell>
          <table:table-cell table:style-name="ce12" table:formula="of:=([.E324]-[.G324]+[.$A$3])/2" office:value-type="float" office:value="1621.76681244424" calcext:value-type="float">
            <text:p>1622</text:p>
          </table:table-cell>
          <table:table-cell table:style-name="ce10"/>
        </table:table-row>
        <table:table-row table:style-name="ro1">
          <table:table-cell/>
          <table:table-cell table:style-name="ce2" table:formula="of:=[.B324]+1" office:value-type="float" office:value="323" calcext:value-type="float">
            <text:p>323</text:p>
          </table:table-cell>
          <table:table-cell table:formula="of:=[.$A$3]*SIN(RADIANS([.B325]))" office:value-type="float" office:value="-1082.66522665053" calcext:value-type="float">
            <text:p>-1082,7</text:p>
          </table:table-cell>
          <table:table-cell table:formula="of:=[.$A$3]*SIN(RADIANS([.B325]-120))" office:value-type="float" office:value="-702.925300152203" calcext:value-type="float">
            <text:p>-702,9</text:p>
          </table:table-cell>
          <table:table-cell table:formula="of:=[.$A$3]*SIN(RADIANS([.B325]+120))" office:value-type="float" office:value="1785.59052680274" calcext:value-type="float">
            <text:p>1785,6</text:p>
          </table:table-cell>
          <table:table-cell table:style-name="ce10"/>
          <table:table-cell table:style-name="ce6" table:formula="of:=(MIN([.C325];[.D325];[.E325])+MAX([.C325];[.D325];[.E325]))/2" office:value-type="float" office:value="351.462650076102" calcext:value-type="float">
            <text:p>351,5</text:p>
          </table:table-cell>
          <table:table-cell table:style-name="ce12" table:formula="of:=([.C325]-[.G325]+[.$A$3])/2" office:value-type="float" office:value="182.436061636682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5]-[.G325]+[.$A$3])/2" office:value-type="float" office:value="372.306024885848" calcext:value-type="float">
            <text:p>372</text:p>
          </table:table-cell>
          <table:table-cell table:style-name="ce12" table:formula="of:=([.E325]-[.G325]+[.$A$3])/2" office:value-type="float" office:value="1616.56393836332" calcext:value-type="float">
            <text:p>1617</text:p>
          </table:table-cell>
          <table:table-cell table:style-name="ce10"/>
        </table:table-row>
        <table:table-row table:style-name="ro1">
          <table:table-cell/>
          <table:table-cell table:style-name="ce2" table:formula="of:=[.B325]+1" office:value-type="float" office:value="324" calcext:value-type="float">
            <text:p>324</text:p>
          </table:table-cell>
          <table:table-cell table:formula="of:=[.$A$3]*SIN(RADIANS([.B326]))" office:value-type="float" office:value="-1057.42566887416" calcext:value-type="float">
            <text:p>-1057,4</text:p>
          </table:table-cell>
          <table:table-cell table:formula="of:=[.$A$3]*SIN(RADIANS([.B326]-120))" office:value-type="float" office:value="-731.719220893365" calcext:value-type="float">
            <text:p>-731,7</text:p>
          </table:table-cell>
          <table:table-cell table:formula="of:=[.$A$3]*SIN(RADIANS([.B326]+120))" office:value-type="float" office:value="1789.14488976752" calcext:value-type="float">
            <text:p>1789,1</text:p>
          </table:table-cell>
          <table:table-cell table:style-name="ce10"/>
          <table:table-cell table:style-name="ce6" table:formula="of:=(MIN([.C326];[.D326];[.E326])+MAX([.C326];[.D326];[.E326]))/2" office:value-type="float" office:value="365.859610446682" calcext:value-type="float">
            <text:p>365,9</text:p>
          </table:table-cell>
          <table:table-cell table:style-name="ce12" table:formula="of:=([.C326]-[.G326]+[.$A$3])/2" office:value-type="float" office:value="187.857360339579" calcext:value-type="float">
            <text:p>1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6]-[.G326]+[.$A$3])/2" office:value-type="float" office:value="350.710584329977" calcext:value-type="float">
            <text:p>351</text:p>
          </table:table-cell>
          <table:table-cell table:style-name="ce12" table:formula="of:=([.E326]-[.G326]+[.$A$3])/2" office:value-type="float" office:value="1611.14263966042" calcext:value-type="float">
            <text:p>1611</text:p>
          </table:table-cell>
          <table:table-cell table:style-name="ce10"/>
        </table:table-row>
        <table:table-row table:style-name="ro1">
          <table:table-cell/>
          <table:table-cell table:style-name="ce2" table:formula="of:=[.B326]+1" office:value-type="float" office:value="325" calcext:value-type="float">
            <text:p>325</text:p>
          </table:table-cell>
          <table:table-cell table:formula="of:=[.$A$3]*SIN(RADIANS([.B327]))" office:value-type="float" office:value="-1031.86400899553" calcext:value-type="float">
            <text:p>-1031,9</text:p>
          </table:table-cell>
          <table:table-cell table:formula="of:=[.$A$3]*SIN(RADIANS([.B327]-120))" office:value-type="float" office:value="-760.290252871518" calcext:value-type="float">
            <text:p>-760,3</text:p>
          </table:table-cell>
          <table:table-cell table:formula="of:=[.$A$3]*SIN(RADIANS([.B327]+120))" office:value-type="float" office:value="1792.15426186705" calcext:value-type="float">
            <text:p>1792,2</text:p>
          </table:table-cell>
          <table:table-cell table:style-name="ce10"/>
          <table:table-cell table:style-name="ce6" table:formula="of:=(MIN([.C327];[.D327];[.E327])+MAX([.C327];[.D327];[.E327]))/2" office:value-type="float" office:value="380.145126435759" calcext:value-type="float">
            <text:p>380,1</text:p>
          </table:table-cell>
          <table:table-cell table:style-name="ce12" table:formula="of:=([.C327]-[.G327]+[.$A$3])/2" office:value-type="float" office:value="193.495432284354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7]-[.G327]+[.$A$3])/2" office:value-type="float" office:value="329.282310346362" calcext:value-type="float">
            <text:p>329</text:p>
          </table:table-cell>
          <table:table-cell table:style-name="ce12" table:formula="of:=([.E327]-[.G327]+[.$A$3])/2" office:value-type="float" office:value="1605.50456771565" calcext:value-type="float">
            <text:p>1606</text:p>
          </table:table-cell>
          <table:table-cell table:style-name="ce10"/>
        </table:table-row>
        <table:table-row table:style-name="ro1">
          <table:table-cell/>
          <table:table-cell table:style-name="ce2" table:formula="of:=[.B327]+1" office:value-type="float" office:value="326" calcext:value-type="float">
            <text:p>326</text:p>
          </table:table-cell>
          <table:table-cell table:formula="of:=[.$A$3]*SIN(RADIANS([.B328]))" office:value-type="float" office:value="-1005.98803334387" calcext:value-type="float">
            <text:p>-1006,0</text:p>
          </table:table-cell>
          <table:table-cell table:formula="of:=[.$A$3]*SIN(RADIANS([.B328]-120))" office:value-type="float" office:value="-788.62969307355" calcext:value-type="float">
            <text:p>-788,6</text:p>
          </table:table-cell>
          <table:table-cell table:formula="of:=[.$A$3]*SIN(RADIANS([.B328]+120))" office:value-type="float" office:value="1794.61772641742" calcext:value-type="float">
            <text:p>1794,6</text:p>
          </table:table-cell>
          <table:table-cell table:style-name="ce10"/>
          <table:table-cell table:style-name="ce6" table:formula="of:=(MIN([.C328];[.D328];[.E328])+MAX([.C328];[.D328];[.E328]))/2" office:value-type="float" office:value="394.314846536775" calcext:value-type="float">
            <text:p>394,3</text:p>
          </table:table-cell>
          <table:table-cell table:style-name="ce12" table:formula="of:=([.C328]-[.G328]+[.$A$3])/2" office:value-type="float" office:value="199.348560059676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8]-[.G328]+[.$A$3])/2" office:value-type="float" office:value="308.027730194837" calcext:value-type="float">
            <text:p>308</text:p>
          </table:table-cell>
          <table:table-cell table:style-name="ce12" table:formula="of:=([.E328]-[.G328]+[.$A$3])/2" office:value-type="float" office:value="1599.65143994032" calcext:value-type="float">
            <text:p>1600</text:p>
          </table:table-cell>
          <table:table-cell table:style-name="ce10"/>
        </table:table-row>
        <table:table-row table:style-name="ro1">
          <table:table-cell/>
          <table:table-cell table:style-name="ce2" table:formula="of:=[.B328]+1" office:value-type="float" office:value="327" calcext:value-type="float">
            <text:p>327</text:p>
          </table:table-cell>
          <table:table-cell table:formula="of:=[.$A$3]*SIN(RADIANS([.B329]))" office:value-type="float" office:value="-979.805623992034" calcext:value-type="float">
            <text:p>-979,8</text:p>
          </table:table-cell>
          <table:table-cell table:formula="of:=[.$A$3]*SIN(RADIANS([.B329]-120))" office:value-type="float" office:value="-816.728909031444" calcext:value-type="float">
            <text:p>-816,7</text:p>
          </table:table-cell>
          <table:table-cell table:formula="of:=[.$A$3]*SIN(RADIANS([.B329]+120))" office:value-type="float" office:value="1796.53453302348" calcext:value-type="float">
            <text:p>1796,5</text:p>
          </table:table-cell>
          <table:table-cell table:style-name="ce10"/>
          <table:table-cell table:style-name="ce6" table:formula="of:=(MIN([.C329];[.D329];[.E329])+MAX([.C329];[.D329];[.E329]))/2" office:value-type="float" office:value="408.364454515723" calcext:value-type="float">
            <text:p>408,4</text:p>
          </table:table-cell>
          <table:table-cell table:style-name="ce12" table:formula="of:=([.C329]-[.G329]+[.$A$3])/2" office:value-type="float" office:value="205.41496074612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9]-[.G329]+[.$A$3])/2" office:value-type="float" office:value="286.953318226417" calcext:value-type="float">
            <text:p>287</text:p>
          </table:table-cell>
          <table:table-cell table:style-name="ce12" table:formula="of:=([.E329]-[.G329]+[.$A$3])/2" office:value-type="float" office:value="1593.58503925388" calcext:value-type="float">
            <text:p>1594</text:p>
          </table:table-cell>
          <table:table-cell table:style-name="ce10"/>
        </table:table-row>
        <table:table-row table:style-name="ro1">
          <table:table-cell/>
          <table:table-cell table:style-name="ce2" table:formula="of:=[.B329]+1" office:value-type="float" office:value="328" calcext:value-type="float">
            <text:p>328</text:p>
          </table:table-cell>
          <table:table-cell table:formula="of:=[.$A$3]*SIN(RADIANS([.B330]))" office:value-type="float" office:value="-953.324756355536" calcext:value-type="float">
            <text:p>-953,3</text:p>
          </table:table-cell>
          <table:table-cell table:formula="of:=[.$A$3]*SIN(RADIANS([.B330]-120))" office:value-type="float" office:value="-844.579341451818" calcext:value-type="float">
            <text:p>-844,6</text:p>
          </table:table-cell>
          <table:table-cell table:formula="of:=[.$A$3]*SIN(RADIANS([.B330]+120))" office:value-type="float" office:value="1797.90409780735" calcext:value-type="float">
            <text:p>1797,9</text:p>
          </table:table-cell>
          <table:table-cell table:style-name="ce10"/>
          <table:table-cell table:style-name="ce6" table:formula="of:=(MIN([.C330];[.D330];[.E330])+MAX([.C330];[.D330];[.E330]))/2" office:value-type="float" office:value="422.289670725909" calcext:value-type="float">
            <text:p>422,3</text:p>
          </table:table-cell>
          <table:table-cell table:style-name="ce12" table:formula="of:=([.C330]-[.G330]+[.$A$3])/2" office:value-type="float" office:value="211.692786459278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0]-[.G330]+[.$A$3])/2" office:value-type="float" office:value="266.065493911137" calcext:value-type="float">
            <text:p>266</text:p>
          </table:table-cell>
          <table:table-cell table:style-name="ce12" table:formula="of:=([.E330]-[.G330]+[.$A$3])/2" office:value-type="float" office:value="1587.30721354072" calcext:value-type="float">
            <text:p>1587</text:p>
          </table:table-cell>
          <table:table-cell table:style-name="ce10"/>
        </table:table-row>
        <table:table-row table:style-name="ro1">
          <table:table-cell/>
          <table:table-cell table:style-name="ce2" table:formula="of:=[.B330]+1" office:value-type="float" office:value="329" calcext:value-type="float">
            <text:p>329</text:p>
          </table:table-cell>
          <table:table-cell table:formula="of:=[.$A$3]*SIN(RADIANS([.B331]))" office:value-type="float" office:value="-926.553496763188" calcext:value-type="float">
            <text:p>-926,6</text:p>
          </table:table-cell>
          <table:table-cell table:formula="of:=[.$A$3]*SIN(RADIANS([.B331]-120))" office:value-type="float" office:value="-872.17250682316" calcext:value-type="float">
            <text:p>-872,2</text:p>
          </table:table-cell>
          <table:table-cell table:formula="of:=[.$A$3]*SIN(RADIANS([.B331]+120))" office:value-type="float" office:value="1798.72600358635" calcext:value-type="float">
            <text:p>1798,7</text:p>
          </table:table-cell>
          <table:table-cell table:style-name="ce10"/>
          <table:table-cell table:style-name="ce6" table:formula="of:=(MIN([.C331];[.D331];[.E331])+MAX([.C331];[.D331];[.E331]))/2" office:value-type="float" office:value="436.08625341158" calcext:value-type="float">
            <text:p>436,1</text:p>
          </table:table-cell>
          <table:table-cell table:style-name="ce12" table:formula="of:=([.C331]-[.G331]+[.$A$3])/2" office:value-type="float" office:value="218.180124912616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1]-[.G331]+[.$A$3])/2" office:value-type="float" office:value="245.37061988263" calcext:value-type="float">
            <text:p>245</text:p>
          </table:table-cell>
          <table:table-cell table:style-name="ce12" table:formula="of:=([.E331]-[.G331]+[.$A$3])/2" office:value-type="float" office:value="1580.81987508738" calcext:value-type="float">
            <text:p>1581</text:p>
          </table:table-cell>
          <table:table-cell table:style-name="ce10"/>
        </table:table-row>
        <table:table-row table:style-name="ro1">
          <table:table-cell/>
          <table:table-cell table:style-name="ce2" table:formula="of:=[.B331]+1" office:value-type="float" office:value="330" calcext:value-type="float">
            <text:p>330</text:p>
          </table:table-cell>
          <table:table-cell table:formula="of:=[.$A$3]*SIN(RADIANS([.B332]))" office:value-type="float" office:value="-899.500000000001" calcext:value-type="float">
            <text:p>-899,5</text:p>
          </table:table-cell>
          <table:table-cell table:formula="of:=[.$A$3]*SIN(RADIANS([.B332]-120))" office:value-type="float" office:value="-899.5" calcext:value-type="float">
            <text:p>-899,5</text:p>
          </table:table-cell>
          <table:table-cell table:formula="of:=[.$A$3]*SIN(RADIANS([.B332]+120))" office:value-type="float" office:value="1799" calcext:value-type="float">
            <text:p>1799,0</text:p>
          </table:table-cell>
          <table:table-cell table:style-name="ce10"/>
          <table:table-cell table:style-name="ce6" table:formula="of:=(MIN([.C332];[.D332];[.E332])+MAX([.C332];[.D332];[.E332]))/2" office:value-type="float" office:value="449.75" calcext:value-type="float">
            <text:p>449,8</text:p>
          </table:table-cell>
          <table:table-cell table:style-name="ce12" table:formula="of:=([.C332]-[.G332]+[.$A$3])/2" office:value-type="float" office:value="224.875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2]-[.G332]+[.$A$3])/2" office:value-type="float" office:value="224.875" calcext:value-type="float">
            <text:p>225</text:p>
          </table:table-cell>
          <table:table-cell table:style-name="ce12" table:formula="of:=([.E332]-[.G332]+[.$A$3])/2" office:value-type="float" office:value="1574.125" calcext:value-type="float">
            <text:p>1574</text:p>
          </table:table-cell>
          <table:table-cell table:style-name="ce10"/>
        </table:table-row>
        <table:table-row table:style-name="ro1">
          <table:table-cell/>
          <table:table-cell table:style-name="ce2" table:formula="of:=[.B332]+1" office:value-type="float" office:value="331" calcext:value-type="float">
            <text:p>331</text:p>
          </table:table-cell>
          <table:table-cell table:formula="of:=[.$A$3]*SIN(RADIANS([.B333]))" office:value-type="float" office:value="-872.17250682316" calcext:value-type="float">
            <text:p>-872,2</text:p>
          </table:table-cell>
          <table:table-cell table:formula="of:=[.$A$3]*SIN(RADIANS([.B333]-120))" office:value-type="float" office:value="-926.553496763187" calcext:value-type="float">
            <text:p>-926,6</text:p>
          </table:table-cell>
          <table:table-cell table:formula="of:=[.$A$3]*SIN(RADIANS([.B333]+120))" office:value-type="float" office:value="1798.72600358635" calcext:value-type="float">
            <text:p>1798,7</text:p>
          </table:table-cell>
          <table:table-cell table:style-name="ce10"/>
          <table:table-cell table:style-name="ce6" table:formula="of:=(MIN([.C333];[.D333];[.E333])+MAX([.C333];[.D333];[.E333]))/2" office:value-type="float" office:value="436.08625341158" calcext:value-type="float">
            <text:p>436,1</text:p>
          </table:table-cell>
          <table:table-cell table:style-name="ce12" table:formula="of:=([.C333]-[.G333]+[.$A$3])/2" office:value-type="float" office:value="245.3706198826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3]-[.G333]+[.$A$3])/2" office:value-type="float" office:value="218.180124912616" calcext:value-type="float">
            <text:p>218</text:p>
          </table:table-cell>
          <table:table-cell table:style-name="ce12" table:formula="of:=([.E333]-[.G333]+[.$A$3])/2" office:value-type="float" office:value="1580.81987508738" calcext:value-type="float">
            <text:p>1581</text:p>
          </table:table-cell>
          <table:table-cell table:style-name="ce10"/>
        </table:table-row>
        <table:table-row table:style-name="ro1">
          <table:table-cell/>
          <table:table-cell table:style-name="ce2" table:formula="of:=[.B333]+1" office:value-type="float" office:value="332" calcext:value-type="float">
            <text:p>332</text:p>
          </table:table-cell>
          <table:table-cell table:formula="of:=[.$A$3]*SIN(RADIANS([.B334]))" office:value-type="float" office:value="-844.579341451817" calcext:value-type="float">
            <text:p>-844,6</text:p>
          </table:table-cell>
          <table:table-cell table:formula="of:=[.$A$3]*SIN(RADIANS([.B334]-120))" office:value-type="float" office:value="-953.324756355535" calcext:value-type="float">
            <text:p>-953,3</text:p>
          </table:table-cell>
          <table:table-cell table:formula="of:=[.$A$3]*SIN(RADIANS([.B334]+120))" office:value-type="float" office:value="1797.90409780735" calcext:value-type="float">
            <text:p>1797,9</text:p>
          </table:table-cell>
          <table:table-cell table:style-name="ce10"/>
          <table:table-cell table:style-name="ce6" table:formula="of:=(MIN([.C334];[.D334];[.E334])+MAX([.C334];[.D334];[.E334]))/2" office:value-type="float" office:value="422.289670725909" calcext:value-type="float">
            <text:p>422,3</text:p>
          </table:table-cell>
          <table:table-cell table:style-name="ce12" table:formula="of:=([.C334]-[.G334]+[.$A$3])/2" office:value-type="float" office:value="266.065493911137" calcext:value-type="float">
            <text:p>2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4]-[.G334]+[.$A$3])/2" office:value-type="float" office:value="211.692786459278" calcext:value-type="float">
            <text:p>212</text:p>
          </table:table-cell>
          <table:table-cell table:style-name="ce12" table:formula="of:=([.E334]-[.G334]+[.$A$3])/2" office:value-type="float" office:value="1587.30721354072" calcext:value-type="float">
            <text:p>1587</text:p>
          </table:table-cell>
          <table:table-cell table:style-name="ce10"/>
        </table:table-row>
        <table:table-row table:style-name="ro1">
          <table:table-cell/>
          <table:table-cell table:style-name="ce2" table:formula="of:=[.B334]+1" office:value-type="float" office:value="333" calcext:value-type="float">
            <text:p>333</text:p>
          </table:table-cell>
          <table:table-cell table:formula="of:=[.$A$3]*SIN(RADIANS([.B335]))" office:value-type="float" office:value="-816.728909031445" calcext:value-type="float">
            <text:p>-816,7</text:p>
          </table:table-cell>
          <table:table-cell table:formula="of:=[.$A$3]*SIN(RADIANS([.B335]-120))" office:value-type="float" office:value="-979.805623992034" calcext:value-type="float">
            <text:p>-979,8</text:p>
          </table:table-cell>
          <table:table-cell table:formula="of:=[.$A$3]*SIN(RADIANS([.B335]+120))" office:value-type="float" office:value="1796.53453302348" calcext:value-type="float">
            <text:p>1796,5</text:p>
          </table:table-cell>
          <table:table-cell table:style-name="ce10"/>
          <table:table-cell table:style-name="ce6" table:formula="of:=(MIN([.C335];[.D335];[.E335])+MAX([.C335];[.D335];[.E335]))/2" office:value-type="float" office:value="408.364454515722" calcext:value-type="float">
            <text:p>408,4</text:p>
          </table:table-cell>
          <table:table-cell table:style-name="ce12" table:formula="of:=([.C335]-[.G335]+[.$A$3])/2" office:value-type="float" office:value="286.953318226416" calcext:value-type="float">
            <text:p>2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5]-[.G335]+[.$A$3])/2" office:value-type="float" office:value="205.414960746122" calcext:value-type="float">
            <text:p>205</text:p>
          </table:table-cell>
          <table:table-cell table:style-name="ce12" table:formula="of:=([.E335]-[.G335]+[.$A$3])/2" office:value-type="float" office:value="1593.58503925388" calcext:value-type="float">
            <text:p>1594</text:p>
          </table:table-cell>
          <table:table-cell table:style-name="ce10"/>
        </table:table-row>
        <table:table-row table:style-name="ro1">
          <table:table-cell/>
          <table:table-cell table:style-name="ce2" table:formula="of:=[.B335]+1" office:value-type="float" office:value="334" calcext:value-type="float">
            <text:p>334</text:p>
          </table:table-cell>
          <table:table-cell table:formula="of:=[.$A$3]*SIN(RADIANS([.B336]))" office:value-type="float" office:value="-788.629693073551" calcext:value-type="float">
            <text:p>-788,6</text:p>
          </table:table-cell>
          <table:table-cell table:formula="of:=[.$A$3]*SIN(RADIANS([.B336]-120))" office:value-type="float" office:value="-1005.98803334387" calcext:value-type="float">
            <text:p>-1006,0</text:p>
          </table:table-cell>
          <table:table-cell table:formula="of:=[.$A$3]*SIN(RADIANS([.B336]+120))" office:value-type="float" office:value="1794.61772641742" calcext:value-type="float">
            <text:p>1794,6</text:p>
          </table:table-cell>
          <table:table-cell table:style-name="ce10"/>
          <table:table-cell table:style-name="ce6" table:formula="of:=(MIN([.C336];[.D336];[.E336])+MAX([.C336];[.D336];[.E336]))/2" office:value-type="float" office:value="394.314846536775" calcext:value-type="float">
            <text:p>394,3</text:p>
          </table:table-cell>
          <table:table-cell table:style-name="ce12" table:formula="of:=([.C336]-[.G336]+[.$A$3])/2" office:value-type="float" office:value="308.027730194837" calcext:value-type="float">
            <text:p>3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6]-[.G336]+[.$A$3])/2" office:value-type="float" office:value="199.348560059676" calcext:value-type="float">
            <text:p>199</text:p>
          </table:table-cell>
          <table:table-cell table:style-name="ce12" table:formula="of:=([.E336]-[.G336]+[.$A$3])/2" office:value-type="float" office:value="1599.65143994032" calcext:value-type="float">
            <text:p>1600</text:p>
          </table:table-cell>
          <table:table-cell table:style-name="ce10"/>
        </table:table-row>
        <table:table-row table:style-name="ro1">
          <table:table-cell/>
          <table:table-cell table:style-name="ce2" table:formula="of:=[.B336]+1" office:value-type="float" office:value="335" calcext:value-type="float">
            <text:p>335</text:p>
          </table:table-cell>
          <table:table-cell table:formula="of:=[.$A$3]*SIN(RADIANS([.B337]))" office:value-type="float" office:value="-760.290252871518" calcext:value-type="float">
            <text:p>-760,3</text:p>
          </table:table-cell>
          <table:table-cell table:formula="of:=[.$A$3]*SIN(RADIANS([.B337]-120))" office:value-type="float" office:value="-1031.86400899553" calcext:value-type="float">
            <text:p>-1031,9</text:p>
          </table:table-cell>
          <table:table-cell table:formula="of:=[.$A$3]*SIN(RADIANS([.B337]+120))" office:value-type="float" office:value="1792.15426186705" calcext:value-type="float">
            <text:p>1792,2</text:p>
          </table:table-cell>
          <table:table-cell table:style-name="ce10"/>
          <table:table-cell table:style-name="ce6" table:formula="of:=(MIN([.C337];[.D337];[.E337])+MAX([.C337];[.D337];[.E337]))/2" office:value-type="float" office:value="380.145126435759" calcext:value-type="float">
            <text:p>380,1</text:p>
          </table:table-cell>
          <table:table-cell table:style-name="ce12" table:formula="of:=([.C337]-[.G337]+[.$A$3])/2" office:value-type="float" office:value="329.282310346362" calcext:value-type="float">
            <text:p>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7]-[.G337]+[.$A$3])/2" office:value-type="float" office:value="193.495432284354" calcext:value-type="float">
            <text:p>193</text:p>
          </table:table-cell>
          <table:table-cell table:style-name="ce12" table:formula="of:=([.E337]-[.G337]+[.$A$3])/2" office:value-type="float" office:value="1605.50456771565" calcext:value-type="float">
            <text:p>1606</text:p>
          </table:table-cell>
          <table:table-cell table:style-name="ce10"/>
        </table:table-row>
        <table:table-row table:style-name="ro1">
          <table:table-cell/>
          <table:table-cell table:style-name="ce2" table:formula="of:=[.B337]+1" office:value-type="float" office:value="336" calcext:value-type="float">
            <text:p>336</text:p>
          </table:table-cell>
          <table:table-cell table:formula="of:=[.$A$3]*SIN(RADIANS([.B338]))" office:value-type="float" office:value="-731.719220893364" calcext:value-type="float">
            <text:p>-731,7</text:p>
          </table:table-cell>
          <table:table-cell table:formula="of:=[.$A$3]*SIN(RADIANS([.B338]-120))" office:value-type="float" office:value="-1057.42566887416" calcext:value-type="float">
            <text:p>-1057,4</text:p>
          </table:table-cell>
          <table:table-cell table:formula="of:=[.$A$3]*SIN(RADIANS([.B338]+120))" office:value-type="float" office:value="1789.14488976752" calcext:value-type="float">
            <text:p>1789,1</text:p>
          </table:table-cell>
          <table:table-cell table:style-name="ce10"/>
          <table:table-cell table:style-name="ce6" table:formula="of:=(MIN([.C338];[.D338];[.E338])+MAX([.C338];[.D338];[.E338]))/2" office:value-type="float" office:value="365.859610446682" calcext:value-type="float">
            <text:p>365,9</text:p>
          </table:table-cell>
          <table:table-cell table:style-name="ce12" table:formula="of:=([.C338]-[.G338]+[.$A$3])/2" office:value-type="float" office:value="350.710584329977" calcext:value-type="float">
            <text:p>3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8]-[.G338]+[.$A$3])/2" office:value-type="float" office:value="187.857360339579" calcext:value-type="float">
            <text:p>188</text:p>
          </table:table-cell>
          <table:table-cell table:style-name="ce12" table:formula="of:=([.E338]-[.G338]+[.$A$3])/2" office:value-type="float" office:value="1611.14263966042" calcext:value-type="float">
            <text:p>1611</text:p>
          </table:table-cell>
          <table:table-cell table:style-name="ce10"/>
        </table:table-row>
        <table:table-row table:style-name="ro1">
          <table:table-cell/>
          <table:table-cell table:style-name="ce2" table:formula="of:=[.B338]+1" office:value-type="float" office:value="337" calcext:value-type="float">
            <text:p>337</text:p>
          </table:table-cell>
          <table:table-cell table:formula="of:=[.$A$3]*SIN(RADIANS([.B339]))" office:value-type="float" office:value="-702.925300152204" calcext:value-type="float">
            <text:p>-702,9</text:p>
          </table:table-cell>
          <table:table-cell table:formula="of:=[.$A$3]*SIN(RADIANS([.B339]-120))" office:value-type="float" office:value="-1082.66522665054" calcext:value-type="float">
            <text:p>-1082,7</text:p>
          </table:table-cell>
          <table:table-cell table:formula="of:=[.$A$3]*SIN(RADIANS([.B339]+120))" office:value-type="float" office:value="1785.59052680274" calcext:value-type="float">
            <text:p>1785,6</text:p>
          </table:table-cell>
          <table:table-cell table:style-name="ce10"/>
          <table:table-cell table:style-name="ce6" table:formula="of:=(MIN([.C339];[.D339];[.E339])+MAX([.C339];[.D339];[.E339]))/2" office:value-type="float" office:value="351.462650076102" calcext:value-type="float">
            <text:p>351,5</text:p>
          </table:table-cell>
          <table:table-cell table:style-name="ce12" table:formula="of:=([.C339]-[.G339]+[.$A$3])/2" office:value-type="float" office:value="372.306024885847" calcext:value-type="float">
            <text:p>3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9]-[.G339]+[.$A$3])/2" office:value-type="float" office:value="182.436061636682" calcext:value-type="float">
            <text:p>182</text:p>
          </table:table-cell>
          <table:table-cell table:style-name="ce12" table:formula="of:=([.E339]-[.G339]+[.$A$3])/2" office:value-type="float" office:value="1616.56393836332" calcext:value-type="float">
            <text:p>1617</text:p>
          </table:table-cell>
          <table:table-cell table:style-name="ce10"/>
        </table:table-row>
        <table:table-row table:style-name="ro1">
          <table:table-cell/>
          <table:table-cell table:style-name="ce2" table:formula="of:=[.B339]+1" office:value-type="float" office:value="338" calcext:value-type="float">
            <text:p>338</text:p>
          </table:table-cell>
          <table:table-cell table:formula="of:=[.$A$3]*SIN(RADIANS([.B340]))" office:value-type="float" office:value="-673.917261555226" calcext:value-type="float">
            <text:p>-673,9</text:p>
          </table:table-cell>
          <table:table-cell table:formula="of:=[.$A$3]*SIN(RADIANS([.B340]-120))" office:value-type="float" office:value="-1107.57499411086" calcext:value-type="float">
            <text:p>-1107,6</text:p>
          </table:table-cell>
          <table:table-cell table:formula="of:=[.$A$3]*SIN(RADIANS([.B340]+120))" office:value-type="float" office:value="1781.49225566609" calcext:value-type="float">
            <text:p>1781,5</text:p>
          </table:table-cell>
          <table:table-cell table:style-name="ce10"/>
          <table:table-cell table:style-name="ce6" table:formula="of:=(MIN([.C340];[.D340];[.E340])+MAX([.C340];[.D340];[.E340]))/2" office:value-type="float" office:value="336.958630777613" calcext:value-type="float">
            <text:p>337,0</text:p>
          </table:table-cell>
          <table:table-cell table:style-name="ce12" table:formula="of:=([.C340]-[.G340]+[.$A$3])/2" office:value-type="float" office:value="394.06205383358" calcext:value-type="float">
            <text:p>3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0]-[.G340]+[.$A$3])/2" office:value-type="float" office:value="177.233187555764" calcext:value-type="float">
            <text:p>177</text:p>
          </table:table-cell>
          <table:table-cell table:style-name="ce12" table:formula="of:=([.E340]-[.G340]+[.$A$3])/2" office:value-type="float" office:value="1621.76681244424" calcext:value-type="float">
            <text:p>1622</text:p>
          </table:table-cell>
          <table:table-cell table:style-name="ce10"/>
        </table:table-row>
        <table:table-row table:style-name="ro1">
          <table:table-cell/>
          <table:table-cell table:style-name="ce2" table:formula="of:=[.B340]+1" office:value-type="float" office:value="339" calcext:value-type="float">
            <text:p>339</text:p>
          </table:table-cell>
          <table:table-cell table:formula="of:=[.$A$3]*SIN(RADIANS([.B341]))" office:value-type="float" office:value="-644.703941231996" calcext:value-type="float">
            <text:p>-644,7</text:p>
          </table:table-cell>
          <table:table-cell table:formula="of:=[.$A$3]*SIN(RADIANS([.B341]-120))" office:value-type="float" office:value="-1132.14738349866" calcext:value-type="float">
            <text:p>-1132,1</text:p>
          </table:table-cell>
          <table:table-cell table:formula="of:=[.$A$3]*SIN(RADIANS([.B341]+120))" office:value-type="float" office:value="1776.85132473065" calcext:value-type="float">
            <text:p>1776,9</text:p>
          </table:table-cell>
          <table:table-cell table:style-name="ce10"/>
          <table:table-cell table:style-name="ce6" table:formula="of:=(MIN([.C341];[.D341];[.E341])+MAX([.C341];[.D341];[.E341]))/2" office:value-type="float" office:value="322.351970615997" calcext:value-type="float">
            <text:p>322,4</text:p>
          </table:table-cell>
          <table:table-cell table:style-name="ce12" table:formula="of:=([.C341]-[.G341]+[.$A$3])/2" office:value-type="float" office:value="415.972044076003" calcext:value-type="float">
            <text:p>4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1]-[.G341]+[.$A$3])/2" office:value-type="float" office:value="172.250322942672" calcext:value-type="float">
            <text:p>172</text:p>
          </table:table-cell>
          <table:table-cell table:style-name="ce12" table:formula="of:=([.E341]-[.G341]+[.$A$3])/2" office:value-type="float" office:value="1626.74967705733" calcext:value-type="float">
            <text:p>1627</text:p>
          </table:table-cell>
          <table:table-cell table:style-name="ce10"/>
        </table:table-row>
        <table:table-row table:style-name="ro1">
          <table:table-cell/>
          <table:table-cell table:style-name="ce2" table:formula="of:=[.B341]+1" office:value-type="float" office:value="340" calcext:value-type="float">
            <text:p>340</text:p>
          </table:table-cell>
          <table:table-cell table:formula="of:=[.$A$3]*SIN(RADIANS([.B342]))" office:value-type="float" office:value="-615.294237842878" calcext:value-type="float">
            <text:p>-615,3</text:p>
          </table:table-cell>
          <table:table-cell table:formula="of:=[.$A$3]*SIN(RADIANS([.B342]-120))" office:value-type="float" office:value="-1156.37490982608" calcext:value-type="float">
            <text:p>-1156,4</text:p>
          </table:table-cell>
          <table:table-cell table:formula="of:=[.$A$3]*SIN(RADIANS([.B342]+120))" office:value-type="float" office:value="1771.66914766896" calcext:value-type="float">
            <text:p>1771,7</text:p>
          </table:table-cell>
          <table:table-cell table:style-name="ce10"/>
          <table:table-cell table:style-name="ce6" table:formula="of:=(MIN([.C342];[.D342];[.E342])+MAX([.C342];[.D342];[.E342]))/2" office:value-type="float" office:value="307.647118921439" calcext:value-type="float">
            <text:p>307,6</text:p>
          </table:table-cell>
          <table:table-cell table:style-name="ce12" table:formula="of:=([.C342]-[.G342]+[.$A$3])/2" office:value-type="float" office:value="438.029321617842" calcext:value-type="float">
            <text:p>4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2]-[.G342]+[.$A$3])/2" office:value-type="float" office:value="167.488985626238" calcext:value-type="float">
            <text:p>167</text:p>
          </table:table-cell>
          <table:table-cell table:style-name="ce12" table:formula="of:=([.E342]-[.G342]+[.$A$3])/2" office:value-type="float" office:value="1631.51101437376" calcext:value-type="float">
            <text:p>1632</text:p>
          </table:table-cell>
          <table:table-cell table:style-name="ce10"/>
        </table:table-row>
        <table:table-row table:style-name="ro1">
          <table:table-cell/>
          <table:table-cell table:style-name="ce2" table:formula="of:=[.B342]+1" office:value-type="float" office:value="341" calcext:value-type="float">
            <text:p>341</text:p>
          </table:table-cell>
          <table:table-cell table:formula="of:=[.$A$3]*SIN(RADIANS([.B343]))" office:value-type="float" office:value="-585.697109868425" calcext:value-type="float">
            <text:p>-585,7</text:p>
          </table:table-cell>
          <table:table-cell table:formula="of:=[.$A$3]*SIN(RADIANS([.B343]-120))" office:value-type="float" office:value="-1180.25019315392" calcext:value-type="float">
            <text:p>-1180,3</text:p>
          </table:table-cell>
          <table:table-cell table:formula="of:=[.$A$3]*SIN(RADIANS([.B343]+120))" office:value-type="float" office:value="1765.94730302235" calcext:value-type="float">
            <text:p>1765,9</text:p>
          </table:table-cell>
          <table:table-cell table:style-name="ce10"/>
          <table:table-cell table:style-name="ce6" table:formula="of:=(MIN([.C343];[.D343];[.E343])+MAX([.C343];[.D343];[.E343]))/2" office:value-type="float" office:value="292.848554934213" calcext:value-type="float">
            <text:p>292,8</text:p>
          </table:table-cell>
          <table:table-cell table:style-name="ce12" table:formula="of:=([.C343]-[.G343]+[.$A$3])/2" office:value-type="float" office:value="460.227167598681" calcext:value-type="float">
            <text:p>4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3]-[.G343]+[.$A$3])/2" office:value-type="float" office:value="162.950625955933" calcext:value-type="float">
            <text:p>163</text:p>
          </table:table-cell>
          <table:table-cell table:style-name="ce12" table:formula="of:=([.E343]-[.G343]+[.$A$3])/2" office:value-type="float" office:value="1636.04937404407" calcext:value-type="float">
            <text:p>1636</text:p>
          </table:table-cell>
          <table:table-cell table:style-name="ce10"/>
        </table:table-row>
        <table:table-row table:style-name="ro1">
          <table:table-cell/>
          <table:table-cell table:style-name="ce2" table:formula="of:=[.B343]+1" office:value-type="float" office:value="342" calcext:value-type="float">
            <text:p>342</text:p>
          </table:table-cell>
          <table:table-cell table:formula="of:=[.$A$3]*SIN(RADIANS([.B344]))" office:value-type="float" office:value="-555.921572880531" calcext:value-type="float">
            <text:p>-555,9</text:p>
          </table:table-cell>
          <table:table-cell table:formula="of:=[.$A$3]*SIN(RADIANS([.B344]-120))" office:value-type="float" office:value="-1203.76596083959" calcext:value-type="float">
            <text:p>-1203,8</text:p>
          </table:table-cell>
          <table:table-cell table:formula="of:=[.$A$3]*SIN(RADIANS([.B344]+120))" office:value-type="float" office:value="1759.68753372012" calcext:value-type="float">
            <text:p>1759,7</text:p>
          </table:table-cell>
          <table:table-cell table:style-name="ce10"/>
          <table:table-cell table:style-name="ce6" table:formula="of:=(MIN([.C344];[.D344];[.E344])+MAX([.C344];[.D344];[.E344]))/2" office:value-type="float" office:value="277.960786440265" calcext:value-type="float">
            <text:p>278,0</text:p>
          </table:table-cell>
          <table:table-cell table:style-name="ce12" table:formula="of:=([.C344]-[.G344]+[.$A$3])/2" office:value-type="float" office:value="482.558820339602" calcext:value-type="float">
            <text:p>4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4]-[.G344]+[.$A$3])/2" office:value-type="float" office:value="158.636626360074" calcext:value-type="float">
            <text:p>159</text:p>
          </table:table-cell>
          <table:table-cell table:style-name="ce12" table:formula="of:=([.E344]-[.G344]+[.$A$3])/2" office:value-type="float" office:value="1640.36337363993" calcext:value-type="float">
            <text:p>1640</text:p>
          </table:table-cell>
          <table:table-cell table:style-name="ce10"/>
        </table:table-row>
        <table:table-row table:style-name="ro1">
          <table:table-cell/>
          <table:table-cell table:style-name="ce2" table:formula="of:=[.B344]+1" office:value-type="float" office:value="343" calcext:value-type="float">
            <text:p>343</text:p>
          </table:table-cell>
          <table:table-cell table:formula="of:=[.$A$3]*SIN(RADIANS([.B345]))" office:value-type="float" office:value="-525.976696796204" calcext:value-type="float">
            <text:p>-526,0</text:p>
          </table:table-cell>
          <table:table-cell table:formula="of:=[.$A$3]*SIN(RADIANS([.B345]-120))" office:value-type="float" office:value="-1226.91504975243" calcext:value-type="float">
            <text:p>-1226,9</text:p>
          </table:table-cell>
          <table:table-cell table:formula="of:=[.$A$3]*SIN(RADIANS([.B345]+120))" office:value-type="float" office:value="1752.89174654864" calcext:value-type="float">
            <text:p>1752,9</text:p>
          </table:table-cell>
          <table:table-cell table:style-name="ce10"/>
          <table:table-cell table:style-name="ce6" table:formula="of:=(MIN([.C345];[.D345];[.E345])+MAX([.C345];[.D345];[.E345]))/2" office:value-type="float" office:value="262.988348398102" calcext:value-type="float">
            <text:p>263,0</text:p>
          </table:table-cell>
          <table:table-cell table:style-name="ce12" table:formula="of:=([.C345]-[.G345]+[.$A$3])/2" office:value-type="float" office:value="505.017477402847" calcext:value-type="float">
            <text:p>5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5]-[.G345]+[.$A$3])/2" office:value-type="float" office:value="154.548300924732" calcext:value-type="float">
            <text:p>155</text:p>
          </table:table-cell>
          <table:table-cell table:style-name="ce12" table:formula="of:=([.E345]-[.G345]+[.$A$3])/2" office:value-type="float" office:value="1644.45169907527" calcext:value-type="float">
            <text:p>1644</text:p>
          </table:table-cell>
          <table:table-cell table:style-name="ce10"/>
        </table:table-row>
        <table:table-row table:style-name="ro1">
          <table:table-cell/>
          <table:table-cell table:style-name="ce2" table:formula="of:=[.B345]+1" office:value-type="float" office:value="344" calcext:value-type="float">
            <text:p>344</text:p>
          </table:table-cell>
          <table:table-cell table:formula="of:=[.$A$3]*SIN(RADIANS([.B346]))" office:value-type="float" office:value="-495.871603114781" calcext:value-type="float">
            <text:p>-495,9</text:p>
          </table:table-cell>
          <table:table-cell table:formula="of:=[.$A$3]*SIN(RADIANS([.B346]-120))" office:value-type="float" office:value="-1249.69040845574" calcext:value-type="float">
            <text:p>-1249,7</text:p>
          </table:table-cell>
          <table:table-cell table:formula="of:=[.$A$3]*SIN(RADIANS([.B346]+120))" office:value-type="float" office:value="1745.56201157052" calcext:value-type="float">
            <text:p>1745,6</text:p>
          </table:table-cell>
          <table:table-cell table:style-name="ce10"/>
          <table:table-cell table:style-name="ce6" table:formula="of:=(MIN([.C346];[.D346];[.E346])+MAX([.C346];[.D346];[.E346]))/2" office:value-type="float" office:value="247.935801557391" calcext:value-type="float">
            <text:p>247,9</text:p>
          </table:table-cell>
          <table:table-cell table:style-name="ce12" table:formula="of:=([.C346]-[.G346]+[.$A$3])/2" office:value-type="float" office:value="527.596297663914" calcext:value-type="float">
            <text:p>5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6]-[.G346]+[.$A$3])/2" office:value-type="float" office:value="150.686894993437" calcext:value-type="float">
            <text:p>151</text:p>
          </table:table-cell>
          <table:table-cell table:style-name="ce12" table:formula="of:=([.E346]-[.G346]+[.$A$3])/2" office:value-type="float" office:value="1648.31310500656" calcext:value-type="float">
            <text:p>1648</text:p>
          </table:table-cell>
          <table:table-cell table:style-name="ce10"/>
        </table:table-row>
        <table:table-row table:style-name="ro1">
          <table:table-cell/>
          <table:table-cell table:style-name="ce2" table:formula="of:=[.B346]+1" office:value-type="float" office:value="345" calcext:value-type="float">
            <text:p>345</text:p>
          </table:table-cell>
          <table:table-cell table:formula="of:=[.$A$3]*SIN(RADIANS([.B347]))" office:value-type="float" office:value="-465.615462139435" calcext:value-type="float">
            <text:p>-465,6</text:p>
          </table:table-cell>
          <table:table-cell table:formula="of:=[.$A$3]*SIN(RADIANS([.B347]-120))" office:value-type="float" office:value="-1272.0850993546" calcext:value-type="float">
            <text:p>-1272,1</text:p>
          </table:table-cell>
          <table:table-cell table:formula="of:=[.$A$3]*SIN(RADIANS([.B347]+120))" office:value-type="float" office:value="1737.70056149403" calcext:value-type="float">
            <text:p>1737,7</text:p>
          </table:table-cell>
          <table:table-cell table:style-name="ce10"/>
          <table:table-cell table:style-name="ce6" table:formula="of:=(MIN([.C347];[.D347];[.E347])+MAX([.C347];[.D347];[.E347]))/2" office:value-type="float" office:value="232.807731069718" calcext:value-type="float">
            <text:p>232,8</text:p>
          </table:table-cell>
          <table:table-cell table:style-name="ce12" table:formula="of:=([.C347]-[.G347]+[.$A$3])/2" office:value-type="float" office:value="550.288403395424" calcext:value-type="float">
            <text:p>5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7]-[.G347]+[.$A$3])/2" office:value-type="float" office:value="147.053584787842" calcext:value-type="float">
            <text:p>147</text:p>
          </table:table-cell>
          <table:table-cell table:style-name="ce12" table:formula="of:=([.E347]-[.G347]+[.$A$3])/2" office:value-type="float" office:value="1651.94641521216" calcext:value-type="float">
            <text:p>1652</text:p>
          </table:table-cell>
          <table:table-cell table:style-name="ce10"/>
        </table:table-row>
        <table:table-row table:style-name="ro1">
          <table:table-cell/>
          <table:table-cell table:style-name="ce2" table:formula="of:=[.B347]+1" office:value-type="float" office:value="346" calcext:value-type="float">
            <text:p>346</text:p>
          </table:table-cell>
          <table:table-cell table:formula="of:=[.$A$3]*SIN(RADIANS([.B348]))" office:value-type="float" office:value="-435.217490183803" calcext:value-type="float">
            <text:p>-435,2</text:p>
          </table:table-cell>
          <table:table-cell table:formula="of:=[.$A$3]*SIN(RADIANS([.B348]-120))" office:value-type="float" office:value="-1294.09230080923" calcext:value-type="float">
            <text:p>-1294,1</text:p>
          </table:table-cell>
          <table:table-cell table:formula="of:=[.$A$3]*SIN(RADIANS([.B348]+120))" office:value-type="float" office:value="1729.30979099304" calcext:value-type="float">
            <text:p>1729,3</text:p>
          </table:table-cell>
          <table:table-cell table:style-name="ce10"/>
          <table:table-cell table:style-name="ce6" table:formula="of:=(MIN([.C348];[.D348];[.E348])+MAX([.C348];[.D348];[.E348]))/2" office:value-type="float" office:value="217.608745091901" calcext:value-type="float">
            <text:p>217,6</text:p>
          </table:table-cell>
          <table:table-cell table:style-name="ce12" table:formula="of:=([.C348]-[.G348]+[.$A$3])/2" office:value-type="float" office:value="573.086882362148" calcext:value-type="float">
            <text:p>5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8]-[.G348]+[.$A$3])/2" office:value-type="float" office:value="143.649477049433" calcext:value-type="float">
            <text:p>144</text:p>
          </table:table-cell>
          <table:table-cell table:style-name="ce12" table:formula="of:=([.E348]-[.G348]+[.$A$3])/2" office:value-type="float" office:value="1655.35052295057" calcext:value-type="float">
            <text:p>1655</text:p>
          </table:table-cell>
          <table:table-cell table:style-name="ce10"/>
        </table:table-row>
        <table:table-row table:style-name="ro1">
          <table:table-cell/>
          <table:table-cell table:style-name="ce2" table:formula="of:=[.B348]+1" office:value-type="float" office:value="347" calcext:value-type="float">
            <text:p>347</text:p>
          </table:table-cell>
          <table:table-cell table:formula="of:=[.$A$3]*SIN(RADIANS([.B349]))" office:value-type="float" office:value="-404.686946764614" calcext:value-type="float">
            <text:p>-404,7</text:p>
          </table:table-cell>
          <table:table-cell table:formula="of:=[.$A$3]*SIN(RADIANS([.B349]-120))" office:value-type="float" office:value="-1315.70530921289" calcext:value-type="float">
            <text:p>-1315,7</text:p>
          </table:table-cell>
          <table:table-cell table:formula="of:=[.$A$3]*SIN(RADIANS([.B349]+120))" office:value-type="float" office:value="1720.3922559775" calcext:value-type="float">
            <text:p>1720,4</text:p>
          </table:table-cell>
          <table:table-cell table:style-name="ce10"/>
          <table:table-cell table:style-name="ce6" table:formula="of:=(MIN([.C349];[.D349];[.E349])+MAX([.C349];[.D349];[.E349]))/2" office:value-type="float" office:value="202.343473382307" calcext:value-type="float">
            <text:p>202,3</text:p>
          </table:table-cell>
          <table:table-cell table:style-name="ce12" table:formula="of:=([.C349]-[.G349]+[.$A$3])/2" office:value-type="float" office:value="595.98478992654" calcext:value-type="float">
            <text:p>5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9]-[.G349]+[.$A$3])/2" office:value-type="float" office:value="140.475608702403" calcext:value-type="float">
            <text:p>140</text:p>
          </table:table-cell>
          <table:table-cell table:style-name="ce12" table:formula="of:=([.E349]-[.G349]+[.$A$3])/2" office:value-type="float" office:value="1658.5243912976" calcext:value-type="float">
            <text:p>1659</text:p>
          </table:table-cell>
          <table:table-cell table:style-name="ce10"/>
        </table:table-row>
        <table:table-row table:style-name="ro1">
          <table:table-cell/>
          <table:table-cell table:style-name="ce2" table:formula="of:=[.B349]+1" office:value-type="float" office:value="348" calcext:value-type="float">
            <text:p>348</text:p>
          </table:table-cell>
          <table:table-cell table:formula="of:=[.$A$3]*SIN(RADIANS([.B350]))" office:value-type="float" office:value="-374.03313178115" calcext:value-type="float">
            <text:p>-374,0</text:p>
          </table:table-cell>
          <table:table-cell table:formula="of:=[.$A$3]*SIN(RADIANS([.B350]-120))" office:value-type="float" office:value="-1336.91754103383" calcext:value-type="float">
            <text:p>-1336,9</text:p>
          </table:table-cell>
          <table:table-cell table:formula="of:=[.$A$3]*SIN(RADIANS([.B350]+120))" office:value-type="float" office:value="1710.95067281498" calcext:value-type="float">
            <text:p>1711,0</text:p>
          </table:table-cell>
          <table:table-cell table:style-name="ce10"/>
          <table:table-cell table:style-name="ce6" table:formula="of:=(MIN([.C350];[.D350];[.E350])+MAX([.C350];[.D350];[.E350]))/2" office:value-type="float" office:value="187.016565890574" calcext:value-type="float">
            <text:p>187,0</text:p>
          </table:table-cell>
          <table:table-cell table:style-name="ce12" table:formula="of:=([.C350]-[.G350]+[.$A$3])/2" office:value-type="float" office:value="618.975151164138" calcext:value-type="float">
            <text:p>6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0]-[.G350]+[.$A$3])/2" office:value-type="float" office:value="137.532946537797" calcext:value-type="float">
            <text:p>138</text:p>
          </table:table-cell>
          <table:table-cell table:style-name="ce12" table:formula="of:=([.E350]-[.G350]+[.$A$3])/2" office:value-type="float" office:value="1661.4670534622" calcext:value-type="float">
            <text:p>1661</text:p>
          </table:table-cell>
          <table:table-cell table:style-name="ce10"/>
        </table:table-row>
        <table:table-row table:style-name="ro1">
          <table:table-cell/>
          <table:table-cell table:style-name="ce2" table:formula="of:=[.B350]+1" office:value-type="float" office:value="349" calcext:value-type="float">
            <text:p>349</text:p>
          </table:table-cell>
          <table:table-cell table:formula="of:=[.$A$3]*SIN(RADIANS([.B351]))" office:value-type="float" office:value="-343.265382682404" calcext:value-type="float">
            <text:p>-343,3</text:p>
          </table:table-cell>
          <table:table-cell table:formula="of:=[.$A$3]*SIN(RADIANS([.B351]-120))" office:value-type="float" office:value="-1357.72253482077" calcext:value-type="float">
            <text:p>-1357,7</text:p>
          </table:table-cell>
          <table:table-cell table:formula="of:=[.$A$3]*SIN(RADIANS([.B351]+120))" office:value-type="float" office:value="1700.98791750317" calcext:value-type="float">
            <text:p>1701,0</text:p>
          </table:table-cell>
          <table:table-cell table:style-name="ce10"/>
          <table:table-cell table:style-name="ce6" table:formula="of:=(MIN([.C351];[.D351];[.E351])+MAX([.C351];[.D351];[.E351]))/2" office:value-type="float" office:value="171.632691341202" calcext:value-type="float">
            <text:p>171,6</text:p>
          </table:table-cell>
          <table:table-cell table:style-name="ce12" table:formula="of:=([.C351]-[.G351]+[.$A$3])/2" office:value-type="float" office:value="642.050962988197" calcext:value-type="float">
            <text:p>6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1]-[.G351]+[.$A$3])/2" office:value-type="float" office:value="134.822386919016" calcext:value-type="float">
            <text:p>135</text:p>
          </table:table-cell>
          <table:table-cell table:style-name="ce12" table:formula="of:=([.E351]-[.G351]+[.$A$3])/2" office:value-type="float" office:value="1664.17761308098" calcext:value-type="float">
            <text:p>1664</text:p>
          </table:table-cell>
          <table:table-cell table:style-name="ce10"/>
        </table:table-row>
        <table:table-row table:style-name="ro1">
          <table:table-cell/>
          <table:table-cell table:style-name="ce2" table:formula="of:=[.B351]+1" office:value-type="float" office:value="350" calcext:value-type="float">
            <text:p>350</text:p>
          </table:table-cell>
          <table:table-cell table:formula="of:=[.$A$3]*SIN(RADIANS([.B352]))" office:value-type="float" office:value="-312.393071622808" calcext:value-type="float">
            <text:p>-312,4</text:p>
          </table:table-cell>
          <table:table-cell table:formula="of:=[.$A$3]*SIN(RADIANS([.B352]-120))" office:value-type="float" office:value="-1378.11395317104" calcext:value-type="float">
            <text:p>-1378,1</text:p>
          </table:table-cell>
          <table:table-cell table:formula="of:=[.$A$3]*SIN(RADIANS([.B352]+120))" office:value-type="float" office:value="1690.50702479385" calcext:value-type="float">
            <text:p>1690,5</text:p>
          </table:table-cell>
          <table:table-cell table:style-name="ce10"/>
          <table:table-cell table:style-name="ce6" table:formula="of:=(MIN([.C352];[.D352];[.E352])+MAX([.C352];[.D352];[.E352]))/2" office:value-type="float" office:value="156.196535811404" calcext:value-type="float">
            <text:p>156,2</text:p>
          </table:table-cell>
          <table:table-cell table:style-name="ce12" table:formula="of:=([.C352]-[.G352]+[.$A$3])/2" office:value-type="float" office:value="665.205196282894" calcext:value-type="float">
            <text:p>6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2]-[.G352]+[.$A$3])/2" office:value-type="float" office:value="132.344755508777" calcext:value-type="float">
            <text:p>132</text:p>
          </table:table-cell>
          <table:table-cell table:style-name="ce12" table:formula="of:=([.E352]-[.G352]+[.$A$3])/2" office:value-type="float" office:value="1666.65524449122" calcext:value-type="float">
            <text:p>1667</text:p>
          </table:table-cell>
          <table:table-cell table:style-name="ce10"/>
        </table:table-row>
        <table:table-row table:style-name="ro1">
          <table:table-cell/>
          <table:table-cell table:style-name="ce2" table:formula="of:=[.B352]+1" office:value-type="float" office:value="351" calcext:value-type="float">
            <text:p>351</text:p>
          </table:table-cell>
          <table:table-cell table:formula="of:=[.$A$3]*SIN(RADIANS([.B353]))" office:value-type="float" office:value="-281.425602607376" calcext:value-type="float">
            <text:p>-281,4</text:p>
          </table:table-cell>
          <table:table-cell table:formula="of:=[.$A$3]*SIN(RADIANS([.B353]-120))" office:value-type="float" office:value="-1398.08558466109" calcext:value-type="float">
            <text:p>-1398,1</text:p>
          </table:table-cell>
          <table:table-cell table:formula="of:=[.$A$3]*SIN(RADIANS([.B353]+120))" office:value-type="float" office:value="1679.51118726847" calcext:value-type="float">
            <text:p>1679,5</text:p>
          </table:table-cell>
          <table:table-cell table:style-name="ce10"/>
          <table:table-cell table:style-name="ce6" table:formula="of:=(MIN([.C353];[.D353];[.E353])+MAX([.C353];[.D353];[.E353]))/2" office:value-type="float" office:value="140.712801303688" calcext:value-type="float">
            <text:p>140,7</text:p>
          </table:table-cell>
          <table:table-cell table:style-name="ce12" table:formula="of:=([.C353]-[.G353]+[.$A$3])/2" office:value-type="float" office:value="688.430798044468" calcext:value-type="float">
            <text:p>6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3]-[.G353]+[.$A$3])/2" office:value-type="float" office:value="130.100807017611" calcext:value-type="float">
            <text:p>130</text:p>
          </table:table-cell>
          <table:table-cell table:style-name="ce12" table:formula="of:=([.E353]-[.G353]+[.$A$3])/2" office:value-type="float" office:value="1668.89919298239" calcext:value-type="float">
            <text:p>1669</text:p>
          </table:table-cell>
          <table:table-cell table:style-name="ce10"/>
        </table:table-row>
        <table:table-row table:style-name="ro1">
          <table:table-cell/>
          <table:table-cell table:style-name="ce2" table:formula="of:=[.B353]+1" office:value-type="float" office:value="352" calcext:value-type="float">
            <text:p>352</text:p>
          </table:table-cell>
          <table:table-cell table:formula="of:=[.$A$3]*SIN(RADIANS([.B354]))" office:value-type="float" office:value="-250.372408627159" calcext:value-type="float">
            <text:p>-250,4</text:p>
          </table:table-cell>
          <table:table-cell table:formula="of:=[.$A$3]*SIN(RADIANS([.B354]-120))" office:value-type="float" office:value="-1417.63134573849" calcext:value-type="float">
            <text:p>-1417,6</text:p>
          </table:table-cell>
          <table:table-cell table:formula="of:=[.$A$3]*SIN(RADIANS([.B354]+120))" office:value-type="float" office:value="1668.00375436565" calcext:value-type="float">
            <text:p>1668,0</text:p>
          </table:table-cell>
          <table:table-cell table:style-name="ce10"/>
          <table:table-cell table:style-name="ce6" table:formula="of:=(MIN([.C354];[.D354];[.E354])+MAX([.C354];[.D354];[.E354]))/2" office:value-type="float" office:value="125.186204313579" calcext:value-type="float">
            <text:p>125,2</text:p>
          </table:table-cell>
          <table:table-cell table:style-name="ce12" table:formula="of:=([.C354]-[.G354]+[.$A$3])/2" office:value-type="float" office:value="711.720693529631" calcext:value-type="float">
            <text:p>7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4]-[.G354]+[.$A$3])/2" office:value-type="float" office:value="128.091224973964" calcext:value-type="float">
            <text:p>128</text:p>
          </table:table-cell>
          <table:table-cell table:style-name="ce12" table:formula="of:=([.E354]-[.G354]+[.$A$3])/2" office:value-type="float" office:value="1670.90877502604" calcext:value-type="float">
            <text:p>1671</text:p>
          </table:table-cell>
          <table:table-cell table:style-name="ce10"/>
        </table:table-row>
        <table:table-row table:style-name="ro1">
          <table:table-cell/>
          <table:table-cell table:style-name="ce2" table:formula="of:=[.B354]+1" office:value-type="float" office:value="353" calcext:value-type="float">
            <text:p>353</text:p>
          </table:table-cell>
          <table:table-cell table:formula="of:=[.$A$3]*SIN(RADIANS([.B355]))" office:value-type="float" office:value="-219.24294878586" calcext:value-type="float">
            <text:p>-219,2</text:p>
          </table:table-cell>
          <table:table-cell table:formula="of:=[.$A$3]*SIN(RADIANS([.B355]-120))" office:value-type="float" office:value="-1436.74528257508" calcext:value-type="float">
            <text:p>-1436,7</text:p>
          </table:table-cell>
          <table:table-cell table:formula="of:=[.$A$3]*SIN(RADIANS([.B355]+120))" office:value-type="float" office:value="1655.98823136094" calcext:value-type="float">
            <text:p>1656,0</text:p>
          </table:table-cell>
          <table:table-cell table:style-name="ce10"/>
          <table:table-cell table:style-name="ce6" table:formula="of:=(MIN([.C355];[.D355];[.E355])+MAX([.C355];[.D355];[.E355]))/2" office:value-type="float" office:value="109.62147439293" calcext:value-type="float">
            <text:p>109,6</text:p>
          </table:table-cell>
          <table:table-cell table:style-name="ce12" table:formula="of:=([.C355]-[.G355]+[.$A$3])/2" office:value-type="float" office:value="735.067788410605" calcext:value-type="float">
            <text:p>7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5]-[.G355]+[.$A$3])/2" office:value-type="float" office:value="126.316621515995" calcext:value-type="float">
            <text:p>126</text:p>
          </table:table-cell>
          <table:table-cell table:style-name="ce12" table:formula="of:=([.E355]-[.G355]+[.$A$3])/2" office:value-type="float" office:value="1672.68337848401" calcext:value-type="float">
            <text:p>1673</text:p>
          </table:table-cell>
          <table:table-cell table:style-name="ce10"/>
        </table:table-row>
        <table:table-row table:style-name="ro1">
          <table:table-cell/>
          <table:table-cell table:style-name="ce2" table:formula="of:=[.B355]+1" office:value-type="float" office:value="354" calcext:value-type="float">
            <text:p>354</text:p>
          </table:table-cell>
          <table:table-cell table:formula="of:=[.$A$3]*SIN(RADIANS([.B356]))" office:value-type="float" office:value="-188.046705418508" calcext:value-type="float">
            <text:p>-188,0</text:p>
          </table:table-cell>
          <table:table-cell table:formula="of:=[.$A$3]*SIN(RADIANS([.B356]-120))" office:value-type="float" office:value="-1455.42157288053" calcext:value-type="float">
            <text:p>-1455,4</text:p>
          </table:table-cell>
          <table:table-cell table:formula="of:=[.$A$3]*SIN(RADIANS([.B356]+120))" office:value-type="float" office:value="1643.46827829904" calcext:value-type="float">
            <text:p>1643,5</text:p>
          </table:table-cell>
          <table:table-cell table:style-name="ce10"/>
          <table:table-cell table:style-name="ce6" table:formula="of:=(MIN([.C356];[.D356];[.E356])+MAX([.C356];[.D356];[.E356]))/2" office:value-type="float" office:value="94.0233527092543" calcext:value-type="float">
            <text:p>94,0</text:p>
          </table:table-cell>
          <table:table-cell table:style-name="ce12" table:formula="of:=([.C356]-[.G356]+[.$A$3])/2" office:value-type="float" office:value="758.464970936119" calcext:value-type="float">
            <text:p>7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6]-[.G356]+[.$A$3])/2" office:value-type="float" office:value="124.777537205108" calcext:value-type="float">
            <text:p>125</text:p>
          </table:table-cell>
          <table:table-cell table:style-name="ce12" table:formula="of:=([.E356]-[.G356]+[.$A$3])/2" office:value-type="float" office:value="1674.22246279489" calcext:value-type="float">
            <text:p>1674</text:p>
          </table:table-cell>
          <table:table-cell table:style-name="ce10"/>
        </table:table-row>
        <table:table-row table:style-name="ro1">
          <table:table-cell/>
          <table:table-cell table:style-name="ce2" table:formula="of:=[.B356]+1" office:value-type="float" office:value="355" calcext:value-type="float">
            <text:p>355</text:p>
          </table:table-cell>
          <table:table-cell table:formula="of:=[.$A$3]*SIN(RADIANS([.B357]))" office:value-type="float" office:value="-156.793181203037" calcext:value-type="float">
            <text:p>-156,8</text:p>
          </table:table-cell>
          <table:table-cell table:formula="of:=[.$A$3]*SIN(RADIANS([.B357]-120))" office:value-type="float" office:value="-1473.6545276759" calcext:value-type="float">
            <text:p>-1473,7</text:p>
          </table:table-cell>
          <table:table-cell table:formula="of:=[.$A$3]*SIN(RADIANS([.B357]+120))" office:value-type="float" office:value="1630.44770887893" calcext:value-type="float">
            <text:p>1630,4</text:p>
          </table:table-cell>
          <table:table-cell table:style-name="ce10"/>
          <table:table-cell table:style-name="ce6" table:formula="of:=(MIN([.C357];[.D357];[.E357])+MAX([.C357];[.D357];[.E357]))/2" office:value-type="float" office:value="78.3965906015189" calcext:value-type="float">
            <text:p>78,4</text:p>
          </table:table-cell>
          <table:table-cell table:style-name="ce12" table:formula="of:=([.C357]-[.G357]+[.$A$3])/2" office:value-type="float" office:value="781.905114097722" calcext:value-type="float">
            <text:p>7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7]-[.G357]+[.$A$3])/2" office:value-type="float" office:value="123.474440861293" calcext:value-type="float">
            <text:p>123</text:p>
          </table:table-cell>
          <table:table-cell table:style-name="ce12" table:formula="of:=([.E357]-[.G357]+[.$A$3])/2" office:value-type="float" office:value="1675.52555913871" calcext:value-type="float">
            <text:p>1676</text:p>
          </table:table-cell>
          <table:table-cell table:style-name="ce10"/>
        </table:table-row>
        <table:table-row table:style-name="ro1">
          <table:table-cell/>
          <table:table-cell table:style-name="ce2" table:formula="of:=[.B357]+1" office:value-type="float" office:value="356" calcext:value-type="float">
            <text:p>356</text:p>
          </table:table-cell>
          <table:table-cell table:formula="of:=[.$A$3]*SIN(RADIANS([.B358]))" office:value-type="float" office:value="-125.491896265682" calcext:value-type="float">
            <text:p>-125,5</text:p>
          </table:table-cell>
          <table:table-cell table:formula="of:=[.$A$3]*SIN(RADIANS([.B358]-120))" office:value-type="float" office:value="-1491.43859302652" calcext:value-type="float">
            <text:p>-1491,4</text:p>
          </table:table-cell>
          <table:table-cell table:formula="of:=[.$A$3]*SIN(RADIANS([.B358]+120))" office:value-type="float" office:value="1616.9304892922" calcext:value-type="float">
            <text:p>1616,9</text:p>
          </table:table-cell>
          <table:table-cell table:style-name="ce10"/>
          <table:table-cell table:style-name="ce6" table:formula="of:=(MIN([.C358];[.D358];[.E358])+MAX([.C358];[.D358];[.E358]))/2" office:value-type="float" office:value="62.7459481328406" calcext:value-type="float">
            <text:p>62,7</text:p>
          </table:table-cell>
          <table:table-cell table:style-name="ce12" table:formula="of:=([.C358]-[.G358]+[.$A$3])/2" office:value-type="float" office:value="805.381077800739" calcext:value-type="float">
            <text:p>8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8]-[.G358]+[.$A$3])/2" office:value-type="float" office:value="122.40772942032" calcext:value-type="float">
            <text:p>122</text:p>
          </table:table-cell>
          <table:table-cell table:style-name="ce12" table:formula="of:=([.E358]-[.G358]+[.$A$3])/2" office:value-type="float" office:value="1676.59227057968" calcext:value-type="float">
            <text:p>1677</text:p>
          </table:table-cell>
          <table:table-cell table:style-name="ce10"/>
        </table:table-row>
        <table:table-row table:style-name="ro1">
          <table:table-cell/>
          <table:table-cell table:style-name="ce2" table:formula="of:=[.B358]+1" office:value-type="float" office:value="357" calcext:value-type="float">
            <text:p>357</text:p>
          </table:table-cell>
          <table:table-cell table:formula="of:=[.$A$3]*SIN(RADIANS([.B359]))" office:value-type="float" office:value="-94.1523852810569" calcext:value-type="float">
            <text:p>-94,2</text:p>
          </table:table-cell>
          <table:table-cell table:formula="of:=[.$A$3]*SIN(RADIANS([.B359]-120))" office:value-type="float" office:value="-1508.76835173382" calcext:value-type="float">
            <text:p>-1508,8</text:p>
          </table:table-cell>
          <table:table-cell table:formula="of:=[.$A$3]*SIN(RADIANS([.B359]+120))" office:value-type="float" office:value="1602.92073701487" calcext:value-type="float">
            <text:p>1602,9</text:p>
          </table:table-cell>
          <table:table-cell table:style-name="ce10"/>
          <table:table-cell table:style-name="ce6" table:formula="of:=(MIN([.C359];[.D359];[.E359])+MAX([.C359];[.D359];[.E359]))/2" office:value-type="float" office:value="47.0761926405278" calcext:value-type="float">
            <text:p>47,1</text:p>
          </table:table-cell>
          <table:table-cell table:style-name="ce12" table:formula="of:=([.C359]-[.G359]+[.$A$3])/2" office:value-type="float" office:value="828.885711039208" calcext:value-type="float">
            <text:p>8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9]-[.G359]+[.$A$3])/2" office:value-type="float" office:value="121.577727812827" calcext:value-type="float">
            <text:p>122</text:p>
          </table:table-cell>
          <table:table-cell table:style-name="ce12" table:formula="of:=([.E359]-[.G359]+[.$A$3])/2" office:value-type="float" office:value="1677.42227218717" calcext:value-type="float">
            <text:p>1677</text:p>
          </table:table-cell>
          <table:table-cell table:style-name="ce10"/>
        </table:table-row>
        <table:table-row table:style-name="ro1">
          <table:table-cell/>
          <table:table-cell table:style-name="ce2" table:formula="of:=[.B359]+1" office:value-type="float" office:value="358" calcext:value-type="float">
            <text:p>358</text:p>
          </table:table-cell>
          <table:table-cell table:formula="of:=[.$A$3]*SIN(RADIANS([.B360]))" office:value-type="float" office:value="-62.784194567799" calcext:value-type="float">
            <text:p>-62,8</text:p>
          </table:table-cell>
          <table:table-cell table:formula="of:=[.$A$3]*SIN(RADIANS([.B360]-120))" office:value-type="float" office:value="-1525.63852498541" calcext:value-type="float">
            <text:p>-1525,6</text:p>
          </table:table-cell>
          <table:table-cell table:formula="of:=[.$A$3]*SIN(RADIANS([.B360]+120))" office:value-type="float" office:value="1588.42271955321" calcext:value-type="float">
            <text:p>1588,4</text:p>
          </table:table-cell>
          <table:table-cell table:style-name="ce10"/>
          <table:table-cell table:style-name="ce6" table:formula="of:=(MIN([.C360];[.D360];[.E360])+MAX([.C360];[.D360];[.E360]))/2" office:value-type="float" office:value="31.3920972838999" calcext:value-type="float">
            <text:p>31,4</text:p>
          </table:table-cell>
          <table:table-cell table:style-name="ce12" table:formula="of:=([.C360]-[.G360]+[.$A$3])/2" office:value-type="float" office:value="852.411854074151" calcext:value-type="float">
            <text:p>8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0]-[.G360]+[.$A$3])/2" office:value-type="float" office:value="120.984688865345" calcext:value-type="float">
            <text:p>121</text:p>
          </table:table-cell>
          <table:table-cell table:style-name="ce12" table:formula="of:=([.E360]-[.G360]+[.$A$3])/2" office:value-type="float" office:value="1678.01531113466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 table:formula="of:=[.B360]+1" office:value-type="float" office:value="359" calcext:value-type="float">
            <text:p>359</text:p>
          </table:table-cell>
          <table:table-cell table:formula="of:=[.$A$3]*SIN(RADIANS([.B361]))" office:value-type="float" office:value="-31.3968791806731" calcext:value-type="float">
            <text:p>-31,4</text:p>
          </table:table-cell>
          <table:table-cell table:formula="of:=[.$A$3]*SIN(RADIANS([.B361]-120))" office:value-type="float" office:value="-1542.0439739631" calcext:value-type="float">
            <text:p>-1542,0</text:p>
          </table:table-cell>
          <table:table-cell table:formula="of:=[.$A$3]*SIN(RADIANS([.B361]+120))" office:value-type="float" office:value="1573.44085314377" calcext:value-type="float">
            <text:p>1573,4</text:p>
          </table:table-cell>
          <table:table-cell table:style-name="ce10"/>
          <table:table-cell table:style-name="ce6" table:formula="of:=(MIN([.C361];[.D361];[.E361])+MAX([.C361];[.D361];[.E361]))/2" office:value-type="float" office:value="15.6984395903366" calcext:value-type="float">
            <text:p>15,7</text:p>
          </table:table-cell>
          <table:table-cell table:style-name="ce12" table:formula="of:=([.C361]-[.G361]+[.$A$3])/2" office:value-type="float" office:value="875.952340614495" calcext:value-type="float">
            <text:p>8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1]-[.G361]+[.$A$3])/2" office:value-type="float" office:value="120.628793223282" calcext:value-type="float">
            <text:p>121</text:p>
          </table:table-cell>
          <table:table-cell table:style-name="ce12" table:formula="of:=([.E361]-[.G361]+[.$A$3])/2" office:value-type="float" office:value="1678.37120677672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 table:formula="of:=[.B361]+1" office:value-type="float" office:value="360" calcext:value-type="float">
            <text:p>360</text:p>
          </table:table-cell>
          <table:table-cell table:formula="of:=[.$A$3]*SIN(RADIANS([.B362]))" office:value-type="float" office:value="-0.000000000000440627918333218" calcext:value-type="float">
            <text:p>0,0</text:p>
          </table:table-cell>
          <table:table-cell table:formula="of:=[.$A$3]*SIN(RADIANS([.B362]-120))" office:value-type="float" office:value="-1557.9797014082" calcext:value-type="float">
            <text:p>-1558,0</text:p>
          </table:table-cell>
          <table:table-cell table:formula="of:=[.$A$3]*SIN(RADIANS([.B362]+120))" office:value-type="float" office:value="1557.97970140821" calcext:value-type="float">
            <text:p>1558,0</text:p>
          </table:table-cell>
          <table:table-cell table:style-name="ce10"/>
          <table:table-cell table:style-name="ce6" table:formula="of:=(MIN([.C362];[.D362];[.E362])+MAX([.C362];[.D362];[.E362]))/2" office:value-type="float" office:value="0" calcext:value-type="float">
            <text:p>0,0</text:p>
          </table:table-cell>
          <table:table-cell table:style-name="ce12" table:formula="of:=([.C362]-[.G362]+[.$A$3])/2" office:value-type="float" office:value="899.5" calcext:value-type="float">
            <text:p>9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2]-[.G362]+[.$A$3])/2" office:value-type="float" office:value="120.510149295898" calcext:value-type="float">
            <text:p>121</text:p>
          </table:table-cell>
          <table:table-cell table:style-name="ce12" table:formula="of:=([.E362]-[.G362]+[.$A$3])/2" office:value-type="float" office:value="1678.4898507041" calcext:value-type="float">
            <text:p>1678</text:p>
          </table:table-cell>
          <table:table-cell table:style-name="ce10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</table:table-row>
        <table:table-row table:style-name="ro1" table:number-rows-repeated="10482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/>
          <table:table-cell table:formula="of:=[.D2]+6" office:value-type="float" office:value="6" calcext:value-type="float">
            <text:p>6</text:p>
          </table:table-cell>
          <table:table-cell table:formula="of:=[.E2]+6" office:value-type="float" office:value="18" calcext:value-type="float">
            <text:p>18</text:p>
          </table:table-cell>
          <table:table-cell table:formula="of:=[.F2]+6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/>
          <table:table-cell table:formula="of:=[.D3]+6" office:value-type="float" office:value="12" calcext:value-type="float">
            <text:p>12</text:p>
          </table:table-cell>
          <table:table-cell table:formula="of:=[.E3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/>
          <table:table-cell table:formula="of:=[.D4]+6" office:value-type="float" office:value="18" calcext:value-type="float">
            <text:p>18</text:p>
          </table:table-cell>
          <table:table-cell table:formula="of:=[.E4]+6" office:value-type="float" office:value="30" calcext:value-type="float">
            <text:p>30</text:p>
          </table:table-cell>
          <table:table-cell table:formula="of:=[.F4]+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/>
          <table:table-cell table:formula="of:=[.D5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F5]+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/>
          <table:table-cell table:formula="of:=[.D6]+6" office:value-type="float" office:value="30" calcext:value-type="float">
            <text:p>30</text:p>
          </table:table-cell>
          <table:table-cell table:formula="of:=[.E6]+6" office:value-type="float" office:value="6" calcext:value-type="float">
            <text:p>6</text:p>
          </table:table-cell>
          <table:table-cell table:formula="of:=[.F6]+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0]-6" office:value-type="float" office:value="6" calcext:value-type="float">
            <text:p>6</text:p>
          </table:table-cell>
          <table:table-cell table:formula="of:=[.F10]-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/>
          <table:table-cell table:formula="of:=[.D11]-6" office:value-type="float" office:value="24" calcext:value-type="float">
            <text:p>24</text:p>
          </table:table-cell>
          <table:table-cell table:formula="of:=[.E11]-6" office:value-type="float" office:value="0" calcext:value-type="float">
            <text:p>0</text:p>
          </table:table-cell>
          <table:table-cell table:formula="of:=[.F11]-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/>
          <table:table-cell table:formula="of:=[.D12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F12]-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/>
          <table:table-cell table:formula="of:=[.D13]-6" office:value-type="float" office:value="12" calcext:value-type="float">
            <text:p>12</text:p>
          </table:table-cell>
          <table:table-cell table:formula="of:=[.E13]-6" office:value-type="float" office:value="24" calcext:value-type="float">
            <text:p>24</text:p>
          </table:table-cell>
          <table:table-cell table:formula="of:=[.F13]-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/>
          <table:table-cell table:formula="of:=[.D14]-6" office:value-type="float" office:value="6" calcext:value-type="float">
            <text:p>6</text:p>
          </table:table-cell>
          <table:table-cell table:formula="of:=[.E14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/>
          <table:table-cell table:formula="of:=26" office:value-type="float" office:value="26" calcext:value-type="float">
            <text:p>26</text:p>
          </table:table-cell>
          <table:table-cell table:formula="of:=[.E10]-10" office:value-type="float" office:value="2" calcext:value-type="float">
            <text:p>2</text:p>
          </table:table-cell>
          <table:table-cell table:formula="of:=[.F10]-10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/>
          <table:table-cell table:formula="of:=[.D18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F18]-6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/>
          <table:table-cell table:formula="of:=[.D19]-6" office:value-type="float" office:value="14" calcext:value-type="float">
            <text:p>14</text:p>
          </table:table-cell>
          <table:table-cell table:formula="of:=[.E19]-6" office:value-type="float" office:value="26" calcext:value-type="float">
            <text:p>26</text:p>
          </table:table-cell>
          <table:table-cell table:formula="of:=[.F19]-6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/>
          <table:table-cell table:formula="of:=[.D20]-6" office:value-type="float" office:value="8" calcext:value-type="float">
            <text:p>8</text:p>
          </table:table-cell>
          <table:table-cell table:formula="of:=[.E20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/>
          <table:table-cell table:formula="of:=[.D21]-6" office:value-type="float" office:value="2" calcext:value-type="float">
            <text:p>2</text:p>
          </table:table-cell>
          <table:table-cell table:formula="of:=[.E21]-6" office:value-type="float" office:value="14" calcext:value-type="float">
            <text:p>14</text:p>
          </table:table-cell>
          <table:table-cell table:formula="of:=[.F21]-6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2]-6" office:value-type="float" office:value="8" calcext:value-type="float">
            <text:p>8</text:p>
          </table:table-cell>
          <table:table-cell table:formula="of:=[.F22]-6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-00-0000</text:date>, <text:time style:data-style-name="N2" text:time-value="18:02:34.243351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3-23T18:06:23.565043559</dc:date>
    <meta:editing-duration>P1DT15H1M6S</meta:editing-duration>
    <meta:editing-cycles>20</meta:editing-cycles>
    <meta:generator>LibreOffice/5.2.2.2$Linux_X86_64 LibreOffice_project/20m0$Build-2</meta:generator>
    <meta:document-statistic meta:table-count="2" meta:cell-count="33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line" chart:style-name="ch1">
        <chart:legend chart:legend-position="end" svg:x="13.336cm" svg:y="3.704cm" style:legend-expansion="high" chart:style-name="ch2"/>
        <chart:plot-area chart:style-name="ch3" table:cell-range-address="Sheet1.B2:Sheet1.E362" chart:data-source-has-labels="both" svg:x="0.32cm" svg:y="0.18cm" svg:width="12.696cm" svg:height="8.642cm">
          <chartooo:coordinate-region svg:x="1.709cm" svg:y="0.379cm" svg:width="11.307cm" svg:height="8.244cm"/>
          <chart:axis chart:dimension="x" chart:name="primary-x" chart:style-name="ch4" chartooo:axis-type="auto">
            <chartooo:date-scale/>
            <chart:categories table:cell-range-address="Sheet1.B3:Sheet1.B3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362" chart:label-cell-address="Sheet1.C2:Sheet1.C2" chart:class="chart:line">
            <chart:data-point chart:repeated="360"/>
          </chart:series>
          <chart:series chart:style-name="ch8" chart:values-cell-range-address="Sheet1.D3:Sheet1.D362" chart:label-cell-address="Sheet1.D2:Sheet1.D2" chart:class="chart:line">
            <chart:data-point chart:repeated="360"/>
          </chart:series>
          <chart:series chart:style-name="ch9" chart:values-cell-range-address="Sheet1.E3:Sheet1.E362" chart:label-cell-address="Sheet1.E2:Sheet1.E2" chart:class="chart:line">
            <chart:data-point chart:repeated="3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362</svg:desc>
                </draw:g>
              </table:table-cell>
              <table:table-cell office:value-type="float" office:value="31.396879180673">
                <text:p>31.396879180673</text:p>
                <draw:g>
                  <svg:desc>Sheet1.C3:Sheet1.C362</svg:desc>
                </draw:g>
              </table:table-cell>
              <table:table-cell office:value-type="float" office:value="-1573.44085314377">
                <text:p>-1573.44085314377</text:p>
                <draw:g>
                  <svg:desc>Sheet1.D3:Sheet1.D362</svg:desc>
                </draw:g>
              </table:table-cell>
              <table:table-cell office:value-type="float" office:value="1542.0439739631">
                <text:p>1542.0439739631</text:p>
                <draw:g>
                  <svg:desc>Sheet1.E3:Sheet1.E3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2.7841945677992">
                <text:p>62.7841945677992</text:p>
              </table:table-cell>
              <table:table-cell office:value-type="float" office:value="-1588.42271955321">
                <text:p>-1588.42271955321</text:p>
              </table:table-cell>
              <table:table-cell office:value-type="float" office:value="1525.63852498541">
                <text:p>1525.638524985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4.152385281056">
                <text:p>94.152385281056</text:p>
              </table:table-cell>
              <table:table-cell office:value-type="float" office:value="-1602.92073701487">
                <text:p>-1602.92073701487</text:p>
              </table:table-cell>
              <table:table-cell office:value-type="float" office:value="1508.76835173382">
                <text:p>1508.768351733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.491896265681">
                <text:p>125.491896265681</text:p>
              </table:table-cell>
              <table:table-cell office:value-type="float" office:value="-1616.9304892922">
                <text:p>-1616.9304892922</text:p>
              </table:table-cell>
              <table:table-cell office:value-type="float" office:value="1491.43859302652">
                <text:p>1491.438593026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6.793181203037">
                <text:p>156.793181203037</text:p>
              </table:table-cell>
              <table:table-cell office:value-type="float" office:value="-1630.44770887893">
                <text:p>-1630.44770887893</text:p>
              </table:table-cell>
              <table:table-cell office:value-type="float" office:value="1473.6545276759">
                <text:p>1473.65452767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8.046705418509">
                <text:p>188.046705418509</text:p>
              </table:table-cell>
              <table:table-cell office:value-type="float" office:value="-1643.46827829904">
                <text:p>-1643.46827829904</text:p>
              </table:table-cell>
              <table:table-cell office:value-type="float" office:value="1455.42157288053">
                <text:p>1455.421572880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9.24294878586">
                <text:p>219.24294878586</text:p>
              </table:table-cell>
              <table:table-cell office:value-type="float" office:value="-1655.98823136094">
                <text:p>-1655.98823136094</text:p>
              </table:table-cell>
              <table:table-cell office:value-type="float" office:value="1436.74528257508">
                <text:p>1436.745282575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0.372408627158">
                <text:p>250.372408627158</text:p>
              </table:table-cell>
              <table:table-cell office:value-type="float" office:value="-1668.00375436565">
                <text:p>-1668.00375436565</text:p>
              </table:table-cell>
              <table:table-cell office:value-type="float" office:value="1417.63134573849">
                <text:p>1417.631345738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1.425602607375">
                <text:p>281.425602607375</text:p>
              </table:table-cell>
              <table:table-cell office:value-type="float" office:value="-1679.51118726847">
                <text:p>-1679.51118726847</text:p>
              </table:table-cell>
              <table:table-cell office:value-type="float" office:value="1398.08558466109">
                <text:p>1398.085584661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2.393071622808">
                <text:p>312.393071622808</text:p>
              </table:table-cell>
              <table:table-cell office:value-type="float" office:value="-1690.50702479385">
                <text:p>-1690.50702479385</text:p>
              </table:table-cell>
              <table:table-cell office:value-type="float" office:value="1378.11395317104">
                <text:p>1378.113953171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3.265382682404">
                <text:p>343.265382682404</text:p>
              </table:table-cell>
              <table:table-cell office:value-type="float" office:value="-1700.98791750317">
                <text:p>-1700.98791750317</text:p>
              </table:table-cell>
              <table:table-cell office:value-type="float" office:value="1357.72253482077">
                <text:p>1357.722534820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74.033131781149">
                <text:p>374.033131781149</text:p>
              </table:table-cell>
              <table:table-cell office:value-type="float" office:value="-1710.95067281498">
                <text:p>-1710.95067281498</text:p>
              </table:table-cell>
              <table:table-cell office:value-type="float" office:value="1336.91754103383">
                <text:p>1336.917541033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04.686946764613">
                <text:p>404.686946764613</text:p>
              </table:table-cell>
              <table:table-cell office:value-type="float" office:value="-1720.3922559775">
                <text:p>-1720.3922559775</text:p>
              </table:table-cell>
              <table:table-cell office:value-type="float" office:value="1315.70530921289">
                <text:p>1315.705309212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35.217490183802">
                <text:p>435.217490183802</text:p>
              </table:table-cell>
              <table:table-cell office:value-type="float" office:value="-1729.30979099304">
                <text:p>-1729.30979099304</text:p>
              </table:table-cell>
              <table:table-cell office:value-type="float" office:value="1294.09230080923">
                <text:p>1294.092300809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65.615462139435">
                <text:p>465.615462139435</text:p>
              </table:table-cell>
              <table:table-cell office:value-type="float" office:value="-1737.70056149403">
                <text:p>-1737.70056149403</text:p>
              </table:table-cell>
              <table:table-cell office:value-type="float" office:value="1272.0850993546">
                <text:p>1272.08509935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5.871603114782">
                <text:p>495.871603114782</text:p>
              </table:table-cell>
              <table:table-cell office:value-type="float" office:value="-1745.56201157052">
                <text:p>-1745.56201157052</text:p>
              </table:table-cell>
              <table:table-cell office:value-type="float" office:value="1249.69040845574">
                <text:p>1249.690408455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25.976696796203">
                <text:p>525.976696796203</text:p>
              </table:table-cell>
              <table:table-cell office:value-type="float" office:value="-1752.89174654864">
                <text:p>-1752.89174654864</text:p>
              </table:table-cell>
              <table:table-cell office:value-type="float" office:value="1226.91504975243">
                <text:p>1226.915049752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55.92157288053">
                <text:p>555.92157288053</text:p>
              </table:table-cell>
              <table:table-cell office:value-type="float" office:value="-1759.68753372012">
                <text:p>-1759.68753372012</text:p>
              </table:table-cell>
              <table:table-cell office:value-type="float" office:value="1203.76596083959">
                <text:p>1203.765960839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85.697109868425">
                <text:p>585.697109868425</text:p>
              </table:table-cell>
              <table:table-cell office:value-type="float" office:value="-1765.94730302235">
                <text:p>-1765.94730302235</text:p>
              </table:table-cell>
              <table:table-cell office:value-type="float" office:value="1180.25019315392">
                <text:p>1180.250193153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5.294237842878">
                <text:p>615.294237842878</text:p>
              </table:table-cell>
              <table:table-cell office:value-type="float" office:value="-1771.66914766896">
                <text:p>-1771.66914766896</text:p>
              </table:table-cell>
              <table:table-cell office:value-type="float" office:value="1156.37490982608">
                <text:p>1156.374909826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44.703941231995">
                <text:p>644.703941231995</text:p>
              </table:table-cell>
              <table:table-cell office:value-type="float" office:value="-1776.85132473065">
                <text:p>-1776.85132473065</text:p>
              </table:table-cell>
              <table:table-cell office:value-type="float" office:value="1132.14738349866">
                <text:p>1132.147383498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73.917261555226">
                <text:p>673.917261555226</text:p>
              </table:table-cell>
              <table:table-cell office:value-type="float" office:value="-1781.49225566609">
                <text:p>-1781.49225566609</text:p>
              </table:table-cell>
              <table:table-cell office:value-type="float" office:value="1107.57499411086">
                <text:p>1107.574994110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02.925300152204">
                <text:p>702.925300152204</text:p>
              </table:table-cell>
              <table:table-cell office:value-type="float" office:value="-1785.59052680274">
                <text:p>-1785.59052680274</text:p>
              </table:table-cell>
              <table:table-cell office:value-type="float" office:value="1082.66522665053">
                <text:p>1082.665226650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1.719220893365">
                <text:p>731.719220893365</text:p>
              </table:table-cell>
              <table:table-cell office:value-type="float" office:value="-1789.14488976752">
                <text:p>-1789.14488976752</text:p>
              </table:table-cell>
              <table:table-cell office:value-type="float" office:value="1057.42566887416">
                <text:p>1057.425668874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60.290252871518">
                <text:p>760.290252871518</text:p>
              </table:table-cell>
              <table:table-cell office:value-type="float" office:value="-1792.15426186705">
                <text:p>-1792.15426186705</text:p>
              </table:table-cell>
              <table:table-cell office:value-type="float" office:value="1031.86400899553">
                <text:p>1031.8640089955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88.62969307355">
                <text:p>788.62969307355</text:p>
              </table:table-cell>
              <table:table-cell office:value-type="float" office:value="-1794.61772641742">
                <text:p>-1794.61772641742</text:p>
              </table:table-cell>
              <table:table-cell office:value-type="float" office:value="1005.98803334387">
                <text:p>1005.988033343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16.728909031445">
                <text:p>816.728909031445</text:p>
              </table:table-cell>
              <table:table-cell office:value-type="float" office:value="-1796.53453302348">
                <text:p>-1796.53453302348</text:p>
              </table:table-cell>
              <table:table-cell office:value-type="float" office:value="979.805623992034">
                <text:p>979.8056239920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44.579341451817">
                <text:p>844.579341451817</text:p>
              </table:table-cell>
              <table:table-cell office:value-type="float" office:value="-1797.90409780735">
                <text:p>-1797.90409780735</text:p>
              </table:table-cell>
              <table:table-cell office:value-type="float" office:value="953.324756355536">
                <text:p>953.3247563555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72.17250682316">
                <text:p>872.17250682316</text:p>
              </table:table-cell>
              <table:table-cell office:value-type="float" office:value="-1798.72600358635">
                <text:p>-1798.72600358635</text:p>
              </table:table-cell>
              <table:table-cell office:value-type="float" office:value="926.553496763188">
                <text:p>926.5534967631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99.5">
                <text:p>899.5</text:p>
              </table:table-cell>
              <table:table-cell office:value-type="float" office:value="-1799">
                <text:p>-1799</text:p>
              </table:table-cell>
              <table:table-cell office:value-type="float" office:value="899.5">
                <text:p>899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26.553496763187">
                <text:p>926.553496763187</text:p>
              </table:table-cell>
              <table:table-cell office:value-type="float" office:value="-1798.72600358635">
                <text:p>-1798.72600358635</text:p>
              </table:table-cell>
              <table:table-cell office:value-type="float" office:value="872.172506823161">
                <text:p>872.1725068231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53.324756355536">
                <text:p>953.324756355536</text:p>
              </table:table-cell>
              <table:table-cell office:value-type="float" office:value="-1797.90409780735">
                <text:p>-1797.90409780735</text:p>
              </table:table-cell>
              <table:table-cell office:value-type="float" office:value="844.579341451817">
                <text:p>844.5793414518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79.805623992034">
                <text:p>979.805623992034</text:p>
              </table:table-cell>
              <table:table-cell office:value-type="float" office:value="-1796.53453302348">
                <text:p>-1796.53453302348</text:p>
              </table:table-cell>
              <table:table-cell office:value-type="float" office:value="816.728909031445">
                <text:p>816.72890903144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05.98803334387">
                <text:p>1005.98803334387</text:p>
              </table:table-cell>
              <table:table-cell office:value-type="float" office:value="-1794.61772641742">
                <text:p>-1794.61772641742</text:p>
              </table:table-cell>
              <table:table-cell office:value-type="float" office:value="788.62969307355">
                <text:p>788.629693073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31.86400899553">
                <text:p>1031.86400899553</text:p>
              </table:table-cell>
              <table:table-cell office:value-type="float" office:value="-1792.15426186705">
                <text:p>-1792.15426186705</text:p>
              </table:table-cell>
              <table:table-cell office:value-type="float" office:value="760.290252871518">
                <text:p>760.29025287151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57.42566887416">
                <text:p>1057.42566887416</text:p>
              </table:table-cell>
              <table:table-cell office:value-type="float" office:value="-1789.14488976752">
                <text:p>-1789.14488976752</text:p>
              </table:table-cell>
              <table:table-cell office:value-type="float" office:value="731.719220893365">
                <text:p>731.71922089336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82.66522665053">
                <text:p>1082.66522665053</text:p>
              </table:table-cell>
              <table:table-cell office:value-type="float" office:value="-1785.59052680274">
                <text:p>-1785.59052680274</text:p>
              </table:table-cell>
              <table:table-cell office:value-type="float" office:value="702.925300152204">
                <text:p>702.9253001522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07.57499411086">
                <text:p>1107.57499411086</text:p>
              </table:table-cell>
              <table:table-cell office:value-type="float" office:value="-1781.49225566609">
                <text:p>-1781.49225566609</text:p>
              </table:table-cell>
              <table:table-cell office:value-type="float" office:value="673.917261555226">
                <text:p>673.91726155522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32.14738349866">
                <text:p>1132.14738349866</text:p>
              </table:table-cell>
              <table:table-cell office:value-type="float" office:value="-1776.85132473065">
                <text:p>-1776.85132473065</text:p>
              </table:table-cell>
              <table:table-cell office:value-type="float" office:value="644.703941231995">
                <text:p>644.7039412319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56.37490982608">
                <text:p>1156.37490982608</text:p>
              </table:table-cell>
              <table:table-cell office:value-type="float" office:value="-1771.66914766896">
                <text:p>-1771.66914766896</text:p>
              </table:table-cell>
              <table:table-cell office:value-type="float" office:value="615.294237842878">
                <text:p>615.2942378428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80.25019315392">
                <text:p>1180.25019315392</text:p>
              </table:table-cell>
              <table:table-cell office:value-type="float" office:value="-1765.94730302235">
                <text:p>-1765.94730302235</text:p>
              </table:table-cell>
              <table:table-cell office:value-type="float" office:value="585.697109868425">
                <text:p>585.6971098684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03.76596083959">
                <text:p>1203.76596083959</text:p>
              </table:table-cell>
              <table:table-cell office:value-type="float" office:value="-1759.68753372012">
                <text:p>-1759.68753372012</text:p>
              </table:table-cell>
              <table:table-cell office:value-type="float" office:value="555.921572880531">
                <text:p>555.9215728805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26.91504975243">
                <text:p>1226.91504975243</text:p>
              </table:table-cell>
              <table:table-cell office:value-type="float" office:value="-1752.89174654864">
                <text:p>-1752.89174654864</text:p>
              </table:table-cell>
              <table:table-cell office:value-type="float" office:value="525.976696796203">
                <text:p>525.9766967962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49.69040845574">
                <text:p>1249.69040845574</text:p>
              </table:table-cell>
              <table:table-cell office:value-type="float" office:value="-1745.56201157052">
                <text:p>-1745.56201157052</text:p>
              </table:table-cell>
              <table:table-cell office:value-type="float" office:value="495.871603114782">
                <text:p>495.8716031147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72.0850993546">
                <text:p>1272.0850993546</text:p>
              </table:table-cell>
              <table:table-cell office:value-type="float" office:value="-1737.70056149403">
                <text:p>-1737.70056149403</text:p>
              </table:table-cell>
              <table:table-cell office:value-type="float" office:value="465.615462139435">
                <text:p>465.6154621394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94.09230080923">
                <text:p>1294.09230080923</text:p>
              </table:table-cell>
              <table:table-cell office:value-type="float" office:value="-1729.30979099304">
                <text:p>-1729.30979099304</text:p>
              </table:table-cell>
              <table:table-cell office:value-type="float" office:value="435.217490183802">
                <text:p>435.2174901838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15.70530921289">
                <text:p>1315.70530921289</text:p>
              </table:table-cell>
              <table:table-cell office:value-type="float" office:value="-1720.3922559775">
                <text:p>-1720.3922559775</text:p>
              </table:table-cell>
              <table:table-cell office:value-type="float" office:value="404.686946764614">
                <text:p>404.6869467646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336.91754103383">
                <text:p>1336.91754103383</text:p>
              </table:table-cell>
              <table:table-cell office:value-type="float" office:value="-1710.95067281498">
                <text:p>-1710.95067281498</text:p>
              </table:table-cell>
              <table:table-cell office:value-type="float" office:value="374.033131781149">
                <text:p>374.03313178114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57.72253482077">
                <text:p>1357.72253482077</text:p>
              </table:table-cell>
              <table:table-cell office:value-type="float" office:value="-1700.98791750317">
                <text:p>-1700.98791750317</text:p>
              </table:table-cell>
              <table:table-cell office:value-type="float" office:value="343.265382682404">
                <text:p>343.2653826824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78.11395317104">
                <text:p>1378.11395317104</text:p>
              </table:table-cell>
              <table:table-cell office:value-type="float" office:value="-1690.50702479385">
                <text:p>-1690.50702479385</text:p>
              </table:table-cell>
              <table:table-cell office:value-type="float" office:value="312.393071622808">
                <text:p>312.39307162280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98.08558466109">
                <text:p>1398.08558466109</text:p>
              </table:table-cell>
              <table:table-cell office:value-type="float" office:value="-1679.51118726847">
                <text:p>-1679.51118726847</text:p>
              </table:table-cell>
              <table:table-cell office:value-type="float" office:value="281.425602607376">
                <text:p>281.425602607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17.63134573849">
                <text:p>1417.63134573849</text:p>
              </table:table-cell>
              <table:table-cell office:value-type="float" office:value="-1668.00375436565">
                <text:p>-1668.00375436565</text:p>
              </table:table-cell>
              <table:table-cell office:value-type="float" office:value="250.372408627158">
                <text:p>250.37240862715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36.74528257508">
                <text:p>1436.74528257508</text:p>
              </table:table-cell>
              <table:table-cell office:value-type="float" office:value="-1655.98823136094">
                <text:p>-1655.98823136094</text:p>
              </table:table-cell>
              <table:table-cell office:value-type="float" office:value="219.24294878586">
                <text:p>219.242948785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55.42157288053">
                <text:p>1455.42157288053</text:p>
              </table:table-cell>
              <table:table-cell office:value-type="float" office:value="-1643.46827829904">
                <text:p>-1643.46827829904</text:p>
              </table:table-cell>
              <table:table-cell office:value-type="float" office:value="188.046705418509">
                <text:p>188.04670541850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73.6545276759">
                <text:p>1473.6545276759</text:p>
              </table:table-cell>
              <table:table-cell office:value-type="float" office:value="-1630.44770887893">
                <text:p>-1630.44770887893</text:p>
              </table:table-cell>
              <table:table-cell office:value-type="float" office:value="156.793181203037">
                <text:p>156.79318120303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91.43859302652">
                <text:p>1491.43859302652</text:p>
              </table:table-cell>
              <table:table-cell office:value-type="float" office:value="-1616.9304892922">
                <text:p>-1616.9304892922</text:p>
              </table:table-cell>
              <table:table-cell office:value-type="float" office:value="125.491896265682">
                <text:p>125.4918962656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08.76835173382">
                <text:p>1508.76835173382</text:p>
              </table:table-cell>
              <table:table-cell office:value-type="float" office:value="-1602.92073701487">
                <text:p>-1602.92073701487</text:p>
              </table:table-cell>
              <table:table-cell office:value-type="float" office:value="94.1523852810559">
                <text:p>94.152385281055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25.63852498541">
                <text:p>1525.63852498541</text:p>
              </table:table-cell>
              <table:table-cell office:value-type="float" office:value="-1588.42271955321">
                <text:p>-1588.42271955321</text:p>
              </table:table-cell>
              <table:table-cell office:value-type="float" office:value="62.7841945677996">
                <text:p>62.784194567799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42.0439739631">
                <text:p>1542.0439739631</text:p>
              </table:table-cell>
              <table:table-cell office:value-type="float" office:value="-1573.44085314377">
                <text:p>-1573.44085314377</text:p>
              </table:table-cell>
              <table:table-cell office:value-type="float" office:value="31.3968791806729">
                <text:p>31.39687918067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57.97970140821">
                <text:p>1557.97970140821</text:p>
              </table:table-cell>
              <table:table-cell office:value-type="float" office:value="-1557.97970140821">
                <text:p>-1557.97970140821</text:p>
              </table:table-cell>
              <table:table-cell office:value-type="float" office:value="0.000000000000220313959166609">
                <text:p>0.00000000000022031395916660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73.44085314377">
                <text:p>1573.44085314377</text:p>
              </table:table-cell>
              <table:table-cell office:value-type="float" office:value="-1542.0439739631">
                <text:p>-1542.0439739631</text:p>
              </table:table-cell>
              <table:table-cell office:value-type="float" office:value="-31.3968791806733">
                <text:p>-31.39687918067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88.42271955321">
                <text:p>1588.42271955321</text:p>
              </table:table-cell>
              <table:table-cell office:value-type="float" office:value="-1525.63852498541">
                <text:p>-1525.63852498541</text:p>
              </table:table-cell>
              <table:table-cell office:value-type="float" office:value="-62.7841945677991">
                <text:p>-62.784194567799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02.92073701487">
                <text:p>1602.92073701487</text:p>
              </table:table-cell>
              <table:table-cell office:value-type="float" office:value="-1508.76835173382">
                <text:p>-1508.76835173382</text:p>
              </table:table-cell>
              <table:table-cell office:value-type="float" office:value="-94.1523852810555">
                <text:p>-94.15238528105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16.9304892922">
                <text:p>1616.9304892922</text:p>
              </table:table-cell>
              <table:table-cell office:value-type="float" office:value="-1491.43859302652">
                <text:p>-1491.43859302652</text:p>
              </table:table-cell>
              <table:table-cell office:value-type="float" office:value="-125.491896265681">
                <text:p>-125.49189626568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30.44770887893">
                <text:p>1630.44770887893</text:p>
              </table:table-cell>
              <table:table-cell office:value-type="float" office:value="-1473.6545276759">
                <text:p>-1473.6545276759</text:p>
              </table:table-cell>
              <table:table-cell office:value-type="float" office:value="-156.793181203037">
                <text:p>-156.7931812030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43.46827829904">
                <text:p>1643.46827829904</text:p>
              </table:table-cell>
              <table:table-cell office:value-type="float" office:value="-1455.42157288053">
                <text:p>-1455.42157288053</text:p>
              </table:table-cell>
              <table:table-cell office:value-type="float" office:value="-188.046705418509">
                <text:p>-188.0467054185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55.98823136094">
                <text:p>1655.98823136094</text:p>
              </table:table-cell>
              <table:table-cell office:value-type="float" office:value="-1436.74528257508">
                <text:p>-1436.74528257508</text:p>
              </table:table-cell>
              <table:table-cell office:value-type="float" office:value="-219.24294878586">
                <text:p>-219.2429487858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68.00375436565">
                <text:p>1668.00375436565</text:p>
              </table:table-cell>
              <table:table-cell office:value-type="float" office:value="-1417.63134573849">
                <text:p>-1417.63134573849</text:p>
              </table:table-cell>
              <table:table-cell office:value-type="float" office:value="-250.372408627158">
                <text:p>-250.3724086271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679.51118726847">
                <text:p>1679.51118726847</text:p>
              </table:table-cell>
              <table:table-cell office:value-type="float" office:value="-1398.08558466109">
                <text:p>-1398.08558466109</text:p>
              </table:table-cell>
              <table:table-cell office:value-type="float" office:value="-281.425602607375">
                <text:p>-281.4256026073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90.50702479385">
                <text:p>1690.50702479385</text:p>
              </table:table-cell>
              <table:table-cell office:value-type="float" office:value="-1378.11395317104">
                <text:p>-1378.11395317104</text:p>
              </table:table-cell>
              <table:table-cell office:value-type="float" office:value="-312.393071622808">
                <text:p>-312.39307162280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00.98791750317">
                <text:p>1700.98791750317</text:p>
              </table:table-cell>
              <table:table-cell office:value-type="float" office:value="-1357.72253482077">
                <text:p>-1357.72253482077</text:p>
              </table:table-cell>
              <table:table-cell office:value-type="float" office:value="-343.265382682404">
                <text:p>-343.26538268240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710.95067281498">
                <text:p>1710.95067281498</text:p>
              </table:table-cell>
              <table:table-cell office:value-type="float" office:value="-1336.91754103383">
                <text:p>-1336.91754103383</text:p>
              </table:table-cell>
              <table:table-cell office:value-type="float" office:value="-374.033131781149">
                <text:p>-374.03313178114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720.3922559775">
                <text:p>1720.3922559775</text:p>
              </table:table-cell>
              <table:table-cell office:value-type="float" office:value="-1315.70530921289">
                <text:p>-1315.70530921289</text:p>
              </table:table-cell>
              <table:table-cell office:value-type="float" office:value="-404.686946764613">
                <text:p>-404.68694676461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729.30979099304">
                <text:p>1729.30979099304</text:p>
              </table:table-cell>
              <table:table-cell office:value-type="float" office:value="-1294.09230080923">
                <text:p>-1294.09230080923</text:p>
              </table:table-cell>
              <table:table-cell office:value-type="float" office:value="-435.217490183802">
                <text:p>-435.2174901838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37.70056149403">
                <text:p>1737.70056149403</text:p>
              </table:table-cell>
              <table:table-cell office:value-type="float" office:value="-1272.0850993546">
                <text:p>-1272.0850993546</text:p>
              </table:table-cell>
              <table:table-cell office:value-type="float" office:value="-465.615462139435">
                <text:p>-465.61546213943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45.56201157052">
                <text:p>1745.56201157052</text:p>
              </table:table-cell>
              <table:table-cell office:value-type="float" office:value="-1249.69040845574">
                <text:p>-1249.69040845574</text:p>
              </table:table-cell>
              <table:table-cell office:value-type="float" office:value="-495.871603114781">
                <text:p>-495.87160311478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752.89174654864">
                <text:p>1752.89174654864</text:p>
              </table:table-cell>
              <table:table-cell office:value-type="float" office:value="-1226.91504975243">
                <text:p>-1226.91504975243</text:p>
              </table:table-cell>
              <table:table-cell office:value-type="float" office:value="-525.976696796203">
                <text:p>-525.9766967962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759.68753372012">
                <text:p>1759.68753372012</text:p>
              </table:table-cell>
              <table:table-cell office:value-type="float" office:value="-1203.76596083959">
                <text:p>-1203.76596083959</text:p>
              </table:table-cell>
              <table:table-cell office:value-type="float" office:value="-555.92157288053">
                <text:p>-555.9215728805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765.94730302235">
                <text:p>1765.94730302235</text:p>
              </table:table-cell>
              <table:table-cell office:value-type="float" office:value="-1180.25019315392">
                <text:p>-1180.25019315392</text:p>
              </table:table-cell>
              <table:table-cell office:value-type="float" office:value="-585.697109868425">
                <text:p>-585.6971098684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71.66914766896">
                <text:p>1771.66914766896</text:p>
              </table:table-cell>
              <table:table-cell office:value-type="float" office:value="-1156.37490982608">
                <text:p>-1156.37490982608</text:p>
              </table:table-cell>
              <table:table-cell office:value-type="float" office:value="-615.294237842878">
                <text:p>-615.29423784287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776.85132473065">
                <text:p>1776.85132473065</text:p>
              </table:table-cell>
              <table:table-cell office:value-type="float" office:value="-1132.14738349866">
                <text:p>-1132.14738349866</text:p>
              </table:table-cell>
              <table:table-cell office:value-type="float" office:value="-644.703941231996">
                <text:p>-644.70394123199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81.49225566609">
                <text:p>1781.49225566609</text:p>
              </table:table-cell>
              <table:table-cell office:value-type="float" office:value="-1107.57499411086">
                <text:p>-1107.57499411086</text:p>
              </table:table-cell>
              <table:table-cell office:value-type="float" office:value="-673.917261555226">
                <text:p>-673.91726155522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785.59052680274">
                <text:p>1785.59052680274</text:p>
              </table:table-cell>
              <table:table-cell office:value-type="float" office:value="-1082.66522665053">
                <text:p>-1082.66522665053</text:p>
              </table:table-cell>
              <table:table-cell office:value-type="float" office:value="-702.925300152203">
                <text:p>-702.92530015220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789.14488976752">
                <text:p>1789.14488976752</text:p>
              </table:table-cell>
              <table:table-cell office:value-type="float" office:value="-1057.42566887416">
                <text:p>-1057.42566887416</text:p>
              </table:table-cell>
              <table:table-cell office:value-type="float" office:value="-731.719220893365">
                <text:p>-731.71922089336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792.15426186705">
                <text:p>1792.15426186705</text:p>
              </table:table-cell>
              <table:table-cell office:value-type="float" office:value="-1031.86400899553">
                <text:p>-1031.86400899553</text:p>
              </table:table-cell>
              <table:table-cell office:value-type="float" office:value="-760.290252871518">
                <text:p>-760.29025287151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794.61772641742">
                <text:p>1794.61772641742</text:p>
              </table:table-cell>
              <table:table-cell office:value-type="float" office:value="-1005.98803334387">
                <text:p>-1005.98803334387</text:p>
              </table:table-cell>
              <table:table-cell office:value-type="float" office:value="-788.62969307355">
                <text:p>-788.6296930735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796.53453302348">
                <text:p>1796.53453302348</text:p>
              </table:table-cell>
              <table:table-cell office:value-type="float" office:value="-979.805623992034">
                <text:p>-979.805623992034</text:p>
              </table:table-cell>
              <table:table-cell office:value-type="float" office:value="-816.728909031444">
                <text:p>-816.72890903144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797.90409780735">
                <text:p>1797.90409780735</text:p>
              </table:table-cell>
              <table:table-cell office:value-type="float" office:value="-953.324756355536">
                <text:p>-953.324756355536</text:p>
              </table:table-cell>
              <table:table-cell office:value-type="float" office:value="-844.579341451818">
                <text:p>-844.57934145181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798.72600358635">
                <text:p>1798.72600358635</text:p>
              </table:table-cell>
              <table:table-cell office:value-type="float" office:value="-926.553496763187">
                <text:p>-926.553496763187</text:p>
              </table:table-cell>
              <table:table-cell office:value-type="float" office:value="-872.17250682316">
                <text:p>-872.172506823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99">
                <text:p>1799</text:p>
              </table:table-cell>
              <table:table-cell office:value-type="float" office:value="-899.5">
                <text:p>-899.5</text:p>
              </table:table-cell>
              <table:table-cell office:value-type="float" office:value="-899.5">
                <text:p>-899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798.72600358635">
                <text:p>1798.72600358635</text:p>
              </table:table-cell>
              <table:table-cell office:value-type="float" office:value="-872.17250682316">
                <text:p>-872.17250682316</text:p>
              </table:table-cell>
              <table:table-cell office:value-type="float" office:value="-926.553496763187">
                <text:p>-926.55349676318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797.90409780735">
                <text:p>1797.90409780735</text:p>
              </table:table-cell>
              <table:table-cell office:value-type="float" office:value="-844.579341451817">
                <text:p>-844.579341451817</text:p>
              </table:table-cell>
              <table:table-cell office:value-type="float" office:value="-953.324756355535">
                <text:p>-953.32475635553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796.53453302348">
                <text:p>1796.53453302348</text:p>
              </table:table-cell>
              <table:table-cell office:value-type="float" office:value="-816.728909031445">
                <text:p>-816.728909031445</text:p>
              </table:table-cell>
              <table:table-cell office:value-type="float" office:value="-979.805623992034">
                <text:p>-979.80562399203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794.61772641742">
                <text:p>1794.61772641742</text:p>
              </table:table-cell>
              <table:table-cell office:value-type="float" office:value="-788.62969307355">
                <text:p>-788.62969307355</text:p>
              </table:table-cell>
              <table:table-cell office:value-type="float" office:value="-1005.98803334387">
                <text:p>-1005.9880333438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792.15426186705">
                <text:p>1792.15426186705</text:p>
              </table:table-cell>
              <table:table-cell office:value-type="float" office:value="-760.290252871518">
                <text:p>-760.290252871518</text:p>
              </table:table-cell>
              <table:table-cell office:value-type="float" office:value="-1031.86400899553">
                <text:p>-1031.864008995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89.14488976752">
                <text:p>1789.14488976752</text:p>
              </table:table-cell>
              <table:table-cell office:value-type="float" office:value="-731.719220893365">
                <text:p>-731.719220893365</text:p>
              </table:table-cell>
              <table:table-cell office:value-type="float" office:value="-1057.42566887416">
                <text:p>-1057.4256688741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85.59052680274">
                <text:p>1785.59052680274</text:p>
              </table:table-cell>
              <table:table-cell office:value-type="float" office:value="-702.925300152204">
                <text:p>-702.925300152204</text:p>
              </table:table-cell>
              <table:table-cell office:value-type="float" office:value="-1082.66522665054">
                <text:p>-1082.665226650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81.49225566609">
                <text:p>1781.49225566609</text:p>
              </table:table-cell>
              <table:table-cell office:value-type="float" office:value="-673.917261555226">
                <text:p>-673.917261555226</text:p>
              </table:table-cell>
              <table:table-cell office:value-type="float" office:value="-1107.57499411086">
                <text:p>-1107.574994110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76.85132473065">
                <text:p>1776.85132473065</text:p>
              </table:table-cell>
              <table:table-cell office:value-type="float" office:value="-644.703941231995">
                <text:p>-644.703941231995</text:p>
              </table:table-cell>
              <table:table-cell office:value-type="float" office:value="-1132.14738349866">
                <text:p>-1132.147383498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71.66914766896">
                <text:p>1771.66914766896</text:p>
              </table:table-cell>
              <table:table-cell office:value-type="float" office:value="-615.294237842878">
                <text:p>-615.294237842878</text:p>
              </table:table-cell>
              <table:table-cell office:value-type="float" office:value="-1156.37490982608">
                <text:p>-1156.3749098260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765.94730302235">
                <text:p>1765.94730302235</text:p>
              </table:table-cell>
              <table:table-cell office:value-type="float" office:value="-585.697109868425">
                <text:p>-585.697109868425</text:p>
              </table:table-cell>
              <table:table-cell office:value-type="float" office:value="-1180.25019315392">
                <text:p>-1180.2501931539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759.68753372012">
                <text:p>1759.68753372012</text:p>
              </table:table-cell>
              <table:table-cell office:value-type="float" office:value="-555.92157288053">
                <text:p>-555.92157288053</text:p>
              </table:table-cell>
              <table:table-cell office:value-type="float" office:value="-1203.76596083959">
                <text:p>-1203.7659608395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752.89174654864">
                <text:p>1752.89174654864</text:p>
              </table:table-cell>
              <table:table-cell office:value-type="float" office:value="-525.976696796203">
                <text:p>-525.976696796203</text:p>
              </table:table-cell>
              <table:table-cell office:value-type="float" office:value="-1226.91504975243">
                <text:p>-1226.9150497524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45.56201157052">
                <text:p>1745.56201157052</text:p>
              </table:table-cell>
              <table:table-cell office:value-type="float" office:value="-495.871603114782">
                <text:p>-495.871603114782</text:p>
              </table:table-cell>
              <table:table-cell office:value-type="float" office:value="-1249.69040845574">
                <text:p>-1249.6904084557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737.70056149403">
                <text:p>1737.70056149403</text:p>
              </table:table-cell>
              <table:table-cell office:value-type="float" office:value="-465.615462139435">
                <text:p>-465.615462139435</text:p>
              </table:table-cell>
              <table:table-cell office:value-type="float" office:value="-1272.0850993546">
                <text:p>-1272.085099354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729.30979099304">
                <text:p>1729.30979099304</text:p>
              </table:table-cell>
              <table:table-cell office:value-type="float" office:value="-435.217490183802">
                <text:p>-435.217490183802</text:p>
              </table:table-cell>
              <table:table-cell office:value-type="float" office:value="-1294.09230080923">
                <text:p>-1294.0923008092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720.3922559775">
                <text:p>1720.3922559775</text:p>
              </table:table-cell>
              <table:table-cell office:value-type="float" office:value="-404.686946764613">
                <text:p>-404.686946764613</text:p>
              </table:table-cell>
              <table:table-cell office:value-type="float" office:value="-1315.70530921289">
                <text:p>-1315.7053092128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710.95067281498">
                <text:p>1710.95067281498</text:p>
              </table:table-cell>
              <table:table-cell office:value-type="float" office:value="-374.033131781149">
                <text:p>-374.033131781149</text:p>
              </table:table-cell>
              <table:table-cell office:value-type="float" office:value="-1336.91754103383">
                <text:p>-1336.9175410338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700.98791750317">
                <text:p>1700.98791750317</text:p>
              </table:table-cell>
              <table:table-cell office:value-type="float" office:value="-343.265382682404">
                <text:p>-343.265382682404</text:p>
              </table:table-cell>
              <table:table-cell office:value-type="float" office:value="-1357.72253482077">
                <text:p>-1357.7225348207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90.50702479385">
                <text:p>1690.50702479385</text:p>
              </table:table-cell>
              <table:table-cell office:value-type="float" office:value="-312.393071622808">
                <text:p>-312.393071622808</text:p>
              </table:table-cell>
              <table:table-cell office:value-type="float" office:value="-1378.11395317104">
                <text:p>-1378.113953171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79.51118726847">
                <text:p>1679.51118726847</text:p>
              </table:table-cell>
              <table:table-cell office:value-type="float" office:value="-281.425602607375">
                <text:p>-281.425602607375</text:p>
              </table:table-cell>
              <table:table-cell office:value-type="float" office:value="-1398.08558466109">
                <text:p>-1398.0855846610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668.00375436565">
                <text:p>1668.00375436565</text:p>
              </table:table-cell>
              <table:table-cell office:value-type="float" office:value="-250.372408627158">
                <text:p>-250.372408627158</text:p>
              </table:table-cell>
              <table:table-cell office:value-type="float" office:value="-1417.63134573849">
                <text:p>-1417.6313457384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655.98823136094">
                <text:p>1655.98823136094</text:p>
              </table:table-cell>
              <table:table-cell office:value-type="float" office:value="-219.24294878586">
                <text:p>-219.24294878586</text:p>
              </table:table-cell>
              <table:table-cell office:value-type="float" office:value="-1436.74528257508">
                <text:p>-1436.7452825750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643.46827829904">
                <text:p>1643.46827829904</text:p>
              </table:table-cell>
              <table:table-cell office:value-type="float" office:value="-188.046705418509">
                <text:p>-188.046705418509</text:p>
              </table:table-cell>
              <table:table-cell office:value-type="float" office:value="-1455.42157288053">
                <text:p>-1455.4215728805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630.44770887893">
                <text:p>1630.44770887893</text:p>
              </table:table-cell>
              <table:table-cell office:value-type="float" office:value="-156.793181203037">
                <text:p>-156.793181203037</text:p>
              </table:table-cell>
              <table:table-cell office:value-type="float" office:value="-1473.6545276759">
                <text:p>-1473.654527675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616.9304892922">
                <text:p>1616.9304892922</text:p>
              </table:table-cell>
              <table:table-cell office:value-type="float" office:value="-125.491896265681">
                <text:p>-125.491896265681</text:p>
              </table:table-cell>
              <table:table-cell office:value-type="float" office:value="-1491.43859302652">
                <text:p>-1491.4385930265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602.92073701487">
                <text:p>1602.92073701487</text:p>
              </table:table-cell>
              <table:table-cell office:value-type="float" office:value="-94.152385281056">
                <text:p>-94.152385281056</text:p>
              </table:table-cell>
              <table:table-cell office:value-type="float" office:value="-1508.76835173382">
                <text:p>-1508.7683517338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588.42271955321">
                <text:p>1588.42271955321</text:p>
              </table:table-cell>
              <table:table-cell office:value-type="float" office:value="-62.7841945677992">
                <text:p>-62.7841945677992</text:p>
              </table:table-cell>
              <table:table-cell office:value-type="float" office:value="-1525.63852498541">
                <text:p>-1525.638524985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573.44085314377">
                <text:p>1573.44085314377</text:p>
              </table:table-cell>
              <table:table-cell office:value-type="float" office:value="-31.396879180673">
                <text:p>-31.396879180673</text:p>
              </table:table-cell>
              <table:table-cell office:value-type="float" office:value="-1542.0439739631">
                <text:p>-1542.043973963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57.97970140821">
                <text:p>1557.97970140821</text:p>
              </table:table-cell>
              <table:table-cell office:value-type="float" office:value="0">
                <text:p>0</text:p>
              </table:table-cell>
              <table:table-cell office:value-type="float" office:value="-1557.9797014082">
                <text:p>-1557.979701408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542.0439739631">
                <text:p>1542.0439739631</text:p>
              </table:table-cell>
              <table:table-cell office:value-type="float" office:value="31.396879180673">
                <text:p>31.396879180673</text:p>
              </table:table-cell>
              <table:table-cell office:value-type="float" office:value="-1573.44085314377">
                <text:p>-1573.4408531437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525.63852498541">
                <text:p>1525.63852498541</text:p>
              </table:table-cell>
              <table:table-cell office:value-type="float" office:value="62.7841945677992">
                <text:p>62.7841945677992</text:p>
              </table:table-cell>
              <table:table-cell office:value-type="float" office:value="-1588.42271955321">
                <text:p>-1588.4227195532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508.76835173382">
                <text:p>1508.76835173382</text:p>
              </table:table-cell>
              <table:table-cell office:value-type="float" office:value="94.152385281056">
                <text:p>94.152385281056</text:p>
              </table:table-cell>
              <table:table-cell office:value-type="float" office:value="-1602.92073701487">
                <text:p>-1602.920737014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491.43859302652">
                <text:p>1491.43859302652</text:p>
              </table:table-cell>
              <table:table-cell office:value-type="float" office:value="125.491896265681">
                <text:p>125.491896265681</text:p>
              </table:table-cell>
              <table:table-cell office:value-type="float" office:value="-1616.9304892922">
                <text:p>-1616.930489292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473.6545276759">
                <text:p>1473.6545276759</text:p>
              </table:table-cell>
              <table:table-cell office:value-type="float" office:value="156.793181203037">
                <text:p>156.793181203037</text:p>
              </table:table-cell>
              <table:table-cell office:value-type="float" office:value="-1630.44770887893">
                <text:p>-1630.447708878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455.42157288053">
                <text:p>1455.42157288053</text:p>
              </table:table-cell>
              <table:table-cell office:value-type="float" office:value="188.046705418509">
                <text:p>188.046705418509</text:p>
              </table:table-cell>
              <table:table-cell office:value-type="float" office:value="-1643.46827829904">
                <text:p>-1643.4682782990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436.74528257508">
                <text:p>1436.74528257508</text:p>
              </table:table-cell>
              <table:table-cell office:value-type="float" office:value="219.24294878586">
                <text:p>219.24294878586</text:p>
              </table:table-cell>
              <table:table-cell office:value-type="float" office:value="-1655.98823136094">
                <text:p>-1655.9882313609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17.63134573849">
                <text:p>1417.63134573849</text:p>
              </table:table-cell>
              <table:table-cell office:value-type="float" office:value="250.372408627158">
                <text:p>250.372408627158</text:p>
              </table:table-cell>
              <table:table-cell office:value-type="float" office:value="-1668.00375436565">
                <text:p>-1668.003754365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398.08558466109">
                <text:p>1398.08558466109</text:p>
              </table:table-cell>
              <table:table-cell office:value-type="float" office:value="281.425602607375">
                <text:p>281.425602607375</text:p>
              </table:table-cell>
              <table:table-cell office:value-type="float" office:value="-1679.51118726847">
                <text:p>-1679.5111872684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78.11395317104">
                <text:p>1378.11395317104</text:p>
              </table:table-cell>
              <table:table-cell office:value-type="float" office:value="312.393071622808">
                <text:p>312.393071622808</text:p>
              </table:table-cell>
              <table:table-cell office:value-type="float" office:value="-1690.50702479385">
                <text:p>-1690.5070247938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57.72253482077">
                <text:p>1357.72253482077</text:p>
              </table:table-cell>
              <table:table-cell office:value-type="float" office:value="343.265382682404">
                <text:p>343.265382682404</text:p>
              </table:table-cell>
              <table:table-cell office:value-type="float" office:value="-1700.98791750317">
                <text:p>-1700.9879175031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36.91754103383">
                <text:p>1336.91754103383</text:p>
              </table:table-cell>
              <table:table-cell office:value-type="float" office:value="374.033131781149">
                <text:p>374.033131781149</text:p>
              </table:table-cell>
              <table:table-cell office:value-type="float" office:value="-1710.95067281498">
                <text:p>-1710.9506728149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315.70530921289">
                <text:p>1315.70530921289</text:p>
              </table:table-cell>
              <table:table-cell office:value-type="float" office:value="404.686946764613">
                <text:p>404.686946764613</text:p>
              </table:table-cell>
              <table:table-cell office:value-type="float" office:value="-1720.3922559775">
                <text:p>-1720.392255977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294.09230080923">
                <text:p>1294.09230080923</text:p>
              </table:table-cell>
              <table:table-cell office:value-type="float" office:value="435.217490183802">
                <text:p>435.217490183802</text:p>
              </table:table-cell>
              <table:table-cell office:value-type="float" office:value="-1729.30979099304">
                <text:p>-1729.3097909930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272.0850993546">
                <text:p>1272.0850993546</text:p>
              </table:table-cell>
              <table:table-cell office:value-type="float" office:value="465.615462139435">
                <text:p>465.615462139435</text:p>
              </table:table-cell>
              <table:table-cell office:value-type="float" office:value="-1737.70056149403">
                <text:p>-1737.7005614940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49.69040845574">
                <text:p>1249.69040845574</text:p>
              </table:table-cell>
              <table:table-cell office:value-type="float" office:value="495.871603114782">
                <text:p>495.871603114782</text:p>
              </table:table-cell>
              <table:table-cell office:value-type="float" office:value="-1745.56201157052">
                <text:p>-1745.5620115705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226.91504975243">
                <text:p>1226.91504975243</text:p>
              </table:table-cell>
              <table:table-cell office:value-type="float" office:value="525.976696796203">
                <text:p>525.976696796203</text:p>
              </table:table-cell>
              <table:table-cell office:value-type="float" office:value="-1752.89174654864">
                <text:p>-1752.8917465486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203.76596083959">
                <text:p>1203.76596083959</text:p>
              </table:table-cell>
              <table:table-cell office:value-type="float" office:value="555.92157288053">
                <text:p>555.92157288053</text:p>
              </table:table-cell>
              <table:table-cell office:value-type="float" office:value="-1759.68753372012">
                <text:p>-1759.6875337201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80.25019315392">
                <text:p>1180.25019315392</text:p>
              </table:table-cell>
              <table:table-cell office:value-type="float" office:value="585.697109868425">
                <text:p>585.697109868425</text:p>
              </table:table-cell>
              <table:table-cell office:value-type="float" office:value="-1765.94730302235">
                <text:p>-1765.947303022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56.37490982608">
                <text:p>1156.37490982608</text:p>
              </table:table-cell>
              <table:table-cell office:value-type="float" office:value="615.294237842878">
                <text:p>615.294237842878</text:p>
              </table:table-cell>
              <table:table-cell office:value-type="float" office:value="-1771.66914766896">
                <text:p>-1771.669147668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32.14738349866">
                <text:p>1132.14738349866</text:p>
              </table:table-cell>
              <table:table-cell office:value-type="float" office:value="644.703941231995">
                <text:p>644.703941231995</text:p>
              </table:table-cell>
              <table:table-cell office:value-type="float" office:value="-1776.85132473065">
                <text:p>-1776.8513247306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07.57499411086">
                <text:p>1107.57499411086</text:p>
              </table:table-cell>
              <table:table-cell office:value-type="float" office:value="673.917261555226">
                <text:p>673.917261555226</text:p>
              </table:table-cell>
              <table:table-cell office:value-type="float" office:value="-1781.49225566608">
                <text:p>-1781.4922556660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082.66522665053">
                <text:p>1082.66522665053</text:p>
              </table:table-cell>
              <table:table-cell office:value-type="float" office:value="702.925300152204">
                <text:p>702.925300152204</text:p>
              </table:table-cell>
              <table:table-cell office:value-type="float" office:value="-1785.59052680274">
                <text:p>-1785.5905268027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57.42566887416">
                <text:p>1057.42566887416</text:p>
              </table:table-cell>
              <table:table-cell office:value-type="float" office:value="731.719220893365">
                <text:p>731.719220893365</text:p>
              </table:table-cell>
              <table:table-cell office:value-type="float" office:value="-1789.14488976752">
                <text:p>-1789.1448897675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31.86400899553">
                <text:p>1031.86400899553</text:p>
              </table:table-cell>
              <table:table-cell office:value-type="float" office:value="760.290252871518">
                <text:p>760.290252871518</text:p>
              </table:table-cell>
              <table:table-cell office:value-type="float" office:value="-1792.15426186705">
                <text:p>-1792.1542618670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05.98803334387">
                <text:p>1005.98803334387</text:p>
              </table:table-cell>
              <table:table-cell office:value-type="float" office:value="788.62969307355">
                <text:p>788.62969307355</text:p>
              </table:table-cell>
              <table:table-cell office:value-type="float" office:value="-1794.61772641742">
                <text:p>-1794.6177264174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979.805623992034">
                <text:p>979.805623992034</text:p>
              </table:table-cell>
              <table:table-cell office:value-type="float" office:value="816.728909031445">
                <text:p>816.728909031445</text:p>
              </table:table-cell>
              <table:table-cell office:value-type="float" office:value="-1796.53453302348">
                <text:p>-1796.534533023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53.324756355536">
                <text:p>953.324756355536</text:p>
              </table:table-cell>
              <table:table-cell office:value-type="float" office:value="844.579341451817">
                <text:p>844.579341451817</text:p>
              </table:table-cell>
              <table:table-cell office:value-type="float" office:value="-1797.90409780735">
                <text:p>-1797.9040978073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926.553496763188">
                <text:p>926.553496763188</text:p>
              </table:table-cell>
              <table:table-cell office:value-type="float" office:value="872.17250682316">
                <text:p>872.17250682316</text:p>
              </table:table-cell>
              <table:table-cell office:value-type="float" office:value="-1798.72600358635">
                <text:p>-1798.726003586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99.5">
                <text:p>899.5</text:p>
              </table:table-cell>
              <table:table-cell office:value-type="float" office:value="899.5">
                <text:p>899.5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72.172506823161">
                <text:p>872.172506823161</text:p>
              </table:table-cell>
              <table:table-cell office:value-type="float" office:value="926.553496763187">
                <text:p>926.553496763187</text:p>
              </table:table-cell>
              <table:table-cell office:value-type="float" office:value="-1798.72600358635">
                <text:p>-1798.7260035863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44.579341451817">
                <text:p>844.579341451817</text:p>
              </table:table-cell>
              <table:table-cell office:value-type="float" office:value="953.324756355536">
                <text:p>953.324756355536</text:p>
              </table:table-cell>
              <table:table-cell office:value-type="float" office:value="-1797.90409780735">
                <text:p>-1797.9040978073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16.728909031445">
                <text:p>816.728909031445</text:p>
              </table:table-cell>
              <table:table-cell office:value-type="float" office:value="979.805623992034">
                <text:p>979.805623992034</text:p>
              </table:table-cell>
              <table:table-cell office:value-type="float" office:value="-1796.53453302348">
                <text:p>-1796.5345330234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88.62969307355">
                <text:p>788.62969307355</text:p>
              </table:table-cell>
              <table:table-cell office:value-type="float" office:value="1005.98803334387">
                <text:p>1005.98803334387</text:p>
              </table:table-cell>
              <table:table-cell office:value-type="float" office:value="-1794.61772641742">
                <text:p>-1794.6177264174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60.290252871518">
                <text:p>760.290252871518</text:p>
              </table:table-cell>
              <table:table-cell office:value-type="float" office:value="1031.86400899553">
                <text:p>1031.86400899553</text:p>
              </table:table-cell>
              <table:table-cell office:value-type="float" office:value="-1792.15426186705">
                <text:p>-1792.1542618670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31.719220893365">
                <text:p>731.719220893365</text:p>
              </table:table-cell>
              <table:table-cell office:value-type="float" office:value="1057.42566887416">
                <text:p>1057.42566887416</text:p>
              </table:table-cell>
              <table:table-cell office:value-type="float" office:value="-1789.14488976752">
                <text:p>-1789.1448897675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702.925300152204">
                <text:p>702.925300152204</text:p>
              </table:table-cell>
              <table:table-cell office:value-type="float" office:value="1082.66522665053">
                <text:p>1082.66522665053</text:p>
              </table:table-cell>
              <table:table-cell office:value-type="float" office:value="-1785.59052680274">
                <text:p>-1785.5905268027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73.917261555226">
                <text:p>673.917261555226</text:p>
              </table:table-cell>
              <table:table-cell office:value-type="float" office:value="1107.57499411086">
                <text:p>1107.57499411086</text:p>
              </table:table-cell>
              <table:table-cell office:value-type="float" office:value="-1781.49225566609">
                <text:p>-1781.4922556660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44.703941231995">
                <text:p>644.703941231995</text:p>
              </table:table-cell>
              <table:table-cell office:value-type="float" office:value="1132.14738349866">
                <text:p>1132.14738349866</text:p>
              </table:table-cell>
              <table:table-cell office:value-type="float" office:value="-1776.85132473065">
                <text:p>-1776.8513247306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15.294237842878">
                <text:p>615.294237842878</text:p>
              </table:table-cell>
              <table:table-cell office:value-type="float" office:value="1156.37490982608">
                <text:p>1156.37490982608</text:p>
              </table:table-cell>
              <table:table-cell office:value-type="float" office:value="-1771.66914766896">
                <text:p>-1771.6691476689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585.697109868425">
                <text:p>585.697109868425</text:p>
              </table:table-cell>
              <table:table-cell office:value-type="float" office:value="1180.25019315392">
                <text:p>1180.25019315392</text:p>
              </table:table-cell>
              <table:table-cell office:value-type="float" office:value="-1765.94730302235">
                <text:p>-1765.9473030223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555.921572880531">
                <text:p>555.921572880531</text:p>
              </table:table-cell>
              <table:table-cell office:value-type="float" office:value="1203.76596083959">
                <text:p>1203.76596083959</text:p>
              </table:table-cell>
              <table:table-cell office:value-type="float" office:value="-1759.68753372012">
                <text:p>-1759.6875337201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25.976696796203">
                <text:p>525.976696796203</text:p>
              </table:table-cell>
              <table:table-cell office:value-type="float" office:value="1226.91504975243">
                <text:p>1226.91504975243</text:p>
              </table:table-cell>
              <table:table-cell office:value-type="float" office:value="-1752.89174654864">
                <text:p>-1752.8917465486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95.871603114782">
                <text:p>495.871603114782</text:p>
              </table:table-cell>
              <table:table-cell office:value-type="float" office:value="1249.69040845574">
                <text:p>1249.69040845574</text:p>
              </table:table-cell>
              <table:table-cell office:value-type="float" office:value="-1745.56201157052">
                <text:p>-1745.5620115705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65.615462139435">
                <text:p>465.615462139435</text:p>
              </table:table-cell>
              <table:table-cell office:value-type="float" office:value="1272.0850993546">
                <text:p>1272.0850993546</text:p>
              </table:table-cell>
              <table:table-cell office:value-type="float" office:value="-1737.70056149403">
                <text:p>-1737.7005614940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35.217490183802">
                <text:p>435.217490183802</text:p>
              </table:table-cell>
              <table:table-cell office:value-type="float" office:value="1294.09230080923">
                <text:p>1294.09230080923</text:p>
              </table:table-cell>
              <table:table-cell office:value-type="float" office:value="-1729.30979099304">
                <text:p>-1729.3097909930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04.686946764614">
                <text:p>404.686946764614</text:p>
              </table:table-cell>
              <table:table-cell office:value-type="float" office:value="1315.70530921289">
                <text:p>1315.70530921289</text:p>
              </table:table-cell>
              <table:table-cell office:value-type="float" office:value="-1720.3922559775">
                <text:p>-1720.392255977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74.033131781149">
                <text:p>374.033131781149</text:p>
              </table:table-cell>
              <table:table-cell office:value-type="float" office:value="1336.91754103383">
                <text:p>1336.91754103383</text:p>
              </table:table-cell>
              <table:table-cell office:value-type="float" office:value="-1710.95067281498">
                <text:p>-1710.9506728149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43.265382682404">
                <text:p>343.265382682404</text:p>
              </table:table-cell>
              <table:table-cell office:value-type="float" office:value="1357.72253482077">
                <text:p>1357.72253482077</text:p>
              </table:table-cell>
              <table:table-cell office:value-type="float" office:value="-1700.98791750317">
                <text:p>-1700.987917503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2.393071622808">
                <text:p>312.393071622808</text:p>
              </table:table-cell>
              <table:table-cell office:value-type="float" office:value="1378.11395317104">
                <text:p>1378.11395317104</text:p>
              </table:table-cell>
              <table:table-cell office:value-type="float" office:value="-1690.50702479385">
                <text:p>-1690.5070247938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81.425602607376">
                <text:p>281.425602607376</text:p>
              </table:table-cell>
              <table:table-cell office:value-type="float" office:value="1398.08558466109">
                <text:p>1398.08558466109</text:p>
              </table:table-cell>
              <table:table-cell office:value-type="float" office:value="-1679.51118726847">
                <text:p>-1679.5111872684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50.372408627158">
                <text:p>250.372408627158</text:p>
              </table:table-cell>
              <table:table-cell office:value-type="float" office:value="1417.63134573849">
                <text:p>1417.63134573849</text:p>
              </table:table-cell>
              <table:table-cell office:value-type="float" office:value="-1668.00375436565">
                <text:p>-1668.0037543656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19.24294878586">
                <text:p>219.24294878586</text:p>
              </table:table-cell>
              <table:table-cell office:value-type="float" office:value="1436.74528257508">
                <text:p>1436.74528257508</text:p>
              </table:table-cell>
              <table:table-cell office:value-type="float" office:value="-1655.98823136094">
                <text:p>-1655.9882313609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88.046705418509">
                <text:p>188.046705418509</text:p>
              </table:table-cell>
              <table:table-cell office:value-type="float" office:value="1455.42157288053">
                <text:p>1455.42157288053</text:p>
              </table:table-cell>
              <table:table-cell office:value-type="float" office:value="-1643.46827829904">
                <text:p>-1643.4682782990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56.793181203037">
                <text:p>156.793181203037</text:p>
              </table:table-cell>
              <table:table-cell office:value-type="float" office:value="1473.6545276759">
                <text:p>1473.6545276759</text:p>
              </table:table-cell>
              <table:table-cell office:value-type="float" office:value="-1630.44770887893">
                <text:p>-1630.4477088789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25.491896265682">
                <text:p>125.491896265682</text:p>
              </table:table-cell>
              <table:table-cell office:value-type="float" office:value="1491.43859302652">
                <text:p>1491.43859302652</text:p>
              </table:table-cell>
              <table:table-cell office:value-type="float" office:value="-1616.9304892922">
                <text:p>-1616.930489292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94.1523852810559">
                <text:p>94.1523852810559</text:p>
              </table:table-cell>
              <table:table-cell office:value-type="float" office:value="1508.76835173382">
                <text:p>1508.76835173382</text:p>
              </table:table-cell>
              <table:table-cell office:value-type="float" office:value="-1602.92073701487">
                <text:p>-1602.9207370148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62.7841945677996">
                <text:p>62.7841945677996</text:p>
              </table:table-cell>
              <table:table-cell office:value-type="float" office:value="1525.63852498541">
                <text:p>1525.63852498541</text:p>
              </table:table-cell>
              <table:table-cell office:value-type="float" office:value="-1588.42271955321">
                <text:p>-1588.4227195532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1.3968791806729">
                <text:p>31.3968791806729</text:p>
              </table:table-cell>
              <table:table-cell office:value-type="float" office:value="1542.0439739631">
                <text:p>1542.0439739631</text:p>
              </table:table-cell>
              <table:table-cell office:value-type="float" office:value="-1573.44085314377">
                <text:p>-1573.440853143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0000000220313959166609">
                <text:p>0.000000000000220313959166609</text:p>
              </table:table-cell>
              <table:table-cell office:value-type="float" office:value="1557.97970140821">
                <text:p>1557.97970140821</text:p>
              </table:table-cell>
              <table:table-cell office:value-type="float" office:value="-1557.97970140821">
                <text:p>-1557.9797014082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31.3968791806733">
                <text:p>-31.3968791806733</text:p>
              </table:table-cell>
              <table:table-cell office:value-type="float" office:value="1573.44085314377">
                <text:p>1573.44085314377</text:p>
              </table:table-cell>
              <table:table-cell office:value-type="float" office:value="-1542.0439739631">
                <text:p>-1542.043973963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62.7841945677991">
                <text:p>-62.7841945677991</text:p>
              </table:table-cell>
              <table:table-cell office:value-type="float" office:value="1588.42271955321">
                <text:p>1588.42271955321</text:p>
              </table:table-cell>
              <table:table-cell office:value-type="float" office:value="-1525.63852498541">
                <text:p>-1525.6385249854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94.1523852810555">
                <text:p>-94.1523852810555</text:p>
              </table:table-cell>
              <table:table-cell office:value-type="float" office:value="1602.92073701487">
                <text:p>1602.92073701487</text:p>
              </table:table-cell>
              <table:table-cell office:value-type="float" office:value="-1508.76835173382">
                <text:p>-1508.7683517338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125.491896265681">
                <text:p>-125.491896265681</text:p>
              </table:table-cell>
              <table:table-cell office:value-type="float" office:value="1616.9304892922">
                <text:p>1616.9304892922</text:p>
              </table:table-cell>
              <table:table-cell office:value-type="float" office:value="-1491.43859302652">
                <text:p>-1491.4385930265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156.793181203037">
                <text:p>-156.793181203037</text:p>
              </table:table-cell>
              <table:table-cell office:value-type="float" office:value="1630.44770887893">
                <text:p>1630.44770887893</text:p>
              </table:table-cell>
              <table:table-cell office:value-type="float" office:value="-1473.6545276759">
                <text:p>-1473.654527675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188.046705418509">
                <text:p>-188.046705418509</text:p>
              </table:table-cell>
              <table:table-cell office:value-type="float" office:value="1643.46827829904">
                <text:p>1643.46827829904</text:p>
              </table:table-cell>
              <table:table-cell office:value-type="float" office:value="-1455.42157288053">
                <text:p>-1455.4215728805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219.24294878586">
                <text:p>-219.24294878586</text:p>
              </table:table-cell>
              <table:table-cell office:value-type="float" office:value="1655.98823136094">
                <text:p>1655.98823136094</text:p>
              </table:table-cell>
              <table:table-cell office:value-type="float" office:value="-1436.74528257508">
                <text:p>-1436.7452825750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250.372408627158">
                <text:p>-250.372408627158</text:p>
              </table:table-cell>
              <table:table-cell office:value-type="float" office:value="1668.00375436565">
                <text:p>1668.00375436565</text:p>
              </table:table-cell>
              <table:table-cell office:value-type="float" office:value="-1417.63134573849">
                <text:p>-1417.6313457384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281.425602607375">
                <text:p>-281.425602607375</text:p>
              </table:table-cell>
              <table:table-cell office:value-type="float" office:value="1679.51118726847">
                <text:p>1679.51118726847</text:p>
              </table:table-cell>
              <table:table-cell office:value-type="float" office:value="-1398.08558466109">
                <text:p>-1398.0855846610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312.393071622808">
                <text:p>-312.393071622808</text:p>
              </table:table-cell>
              <table:table-cell office:value-type="float" office:value="1690.50702479385">
                <text:p>1690.50702479385</text:p>
              </table:table-cell>
              <table:table-cell office:value-type="float" office:value="-1378.11395317104">
                <text:p>-1378.1139531710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343.265382682404">
                <text:p>-343.265382682404</text:p>
              </table:table-cell>
              <table:table-cell office:value-type="float" office:value="1700.98791750317">
                <text:p>1700.98791750317</text:p>
              </table:table-cell>
              <table:table-cell office:value-type="float" office:value="-1357.72253482077">
                <text:p>-1357.7225348207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374.033131781149">
                <text:p>-374.033131781149</text:p>
              </table:table-cell>
              <table:table-cell office:value-type="float" office:value="1710.95067281498">
                <text:p>1710.95067281498</text:p>
              </table:table-cell>
              <table:table-cell office:value-type="float" office:value="-1336.91754103383">
                <text:p>-1336.9175410338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404.686946764613">
                <text:p>-404.686946764613</text:p>
              </table:table-cell>
              <table:table-cell office:value-type="float" office:value="1720.3922559775">
                <text:p>1720.3922559775</text:p>
              </table:table-cell>
              <table:table-cell office:value-type="float" office:value="-1315.70530921289">
                <text:p>-1315.7053092128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435.217490183802">
                <text:p>-435.217490183802</text:p>
              </table:table-cell>
              <table:table-cell office:value-type="float" office:value="1729.30979099304">
                <text:p>1729.30979099304</text:p>
              </table:table-cell>
              <table:table-cell office:value-type="float" office:value="-1294.09230080923">
                <text:p>-1294.0923008092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465.615462139435">
                <text:p>-465.615462139435</text:p>
              </table:table-cell>
              <table:table-cell office:value-type="float" office:value="1737.70056149403">
                <text:p>1737.70056149403</text:p>
              </table:table-cell>
              <table:table-cell office:value-type="float" office:value="-1272.0850993546">
                <text:p>-1272.085099354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495.871603114781">
                <text:p>-495.871603114781</text:p>
              </table:table-cell>
              <table:table-cell office:value-type="float" office:value="1745.56201157052">
                <text:p>1745.56201157052</text:p>
              </table:table-cell>
              <table:table-cell office:value-type="float" office:value="-1249.69040845574">
                <text:p>-1249.6904084557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525.976696796203">
                <text:p>-525.976696796203</text:p>
              </table:table-cell>
              <table:table-cell office:value-type="float" office:value="1752.89174654864">
                <text:p>1752.89174654864</text:p>
              </table:table-cell>
              <table:table-cell office:value-type="float" office:value="-1226.91504975243">
                <text:p>-1226.9150497524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555.92157288053">
                <text:p>-555.92157288053</text:p>
              </table:table-cell>
              <table:table-cell office:value-type="float" office:value="1759.68753372012">
                <text:p>1759.68753372012</text:p>
              </table:table-cell>
              <table:table-cell office:value-type="float" office:value="-1203.76596083959">
                <text:p>-1203.7659608395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585.697109868425">
                <text:p>-585.697109868425</text:p>
              </table:table-cell>
              <table:table-cell office:value-type="float" office:value="1765.94730302235">
                <text:p>1765.94730302235</text:p>
              </table:table-cell>
              <table:table-cell office:value-type="float" office:value="-1180.25019315392">
                <text:p>-1180.250193153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615.294237842878">
                <text:p>-615.294237842878</text:p>
              </table:table-cell>
              <table:table-cell office:value-type="float" office:value="1771.66914766896">
                <text:p>1771.66914766896</text:p>
              </table:table-cell>
              <table:table-cell office:value-type="float" office:value="-1156.37490982608">
                <text:p>-1156.3749098260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644.703941231996">
                <text:p>-644.703941231996</text:p>
              </table:table-cell>
              <table:table-cell office:value-type="float" office:value="1776.85132473065">
                <text:p>1776.85132473065</text:p>
              </table:table-cell>
              <table:table-cell office:value-type="float" office:value="-1132.14738349866">
                <text:p>-1132.1473834986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673.917261555226">
                <text:p>-673.917261555226</text:p>
              </table:table-cell>
              <table:table-cell office:value-type="float" office:value="1781.49225566609">
                <text:p>1781.49225566609</text:p>
              </table:table-cell>
              <table:table-cell office:value-type="float" office:value="-1107.57499411086">
                <text:p>-1107.5749941108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702.925300152203">
                <text:p>-702.925300152203</text:p>
              </table:table-cell>
              <table:table-cell office:value-type="float" office:value="1785.59052680274">
                <text:p>1785.59052680274</text:p>
              </table:table-cell>
              <table:table-cell office:value-type="float" office:value="-1082.66522665053">
                <text:p>-1082.6652266505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731.719220893365">
                <text:p>-731.719220893365</text:p>
              </table:table-cell>
              <table:table-cell office:value-type="float" office:value="1789.14488976752">
                <text:p>1789.14488976752</text:p>
              </table:table-cell>
              <table:table-cell office:value-type="float" office:value="-1057.42566887416">
                <text:p>-1057.4256688741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760.290252871518">
                <text:p>-760.290252871518</text:p>
              </table:table-cell>
              <table:table-cell office:value-type="float" office:value="1792.15426186705">
                <text:p>1792.15426186705</text:p>
              </table:table-cell>
              <table:table-cell office:value-type="float" office:value="-1031.86400899553">
                <text:p>-1031.8640089955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788.62969307355">
                <text:p>-788.62969307355</text:p>
              </table:table-cell>
              <table:table-cell office:value-type="float" office:value="1794.61772641742">
                <text:p>1794.61772641742</text:p>
              </table:table-cell>
              <table:table-cell office:value-type="float" office:value="-1005.98803334387">
                <text:p>-1005.9880333438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816.728909031444">
                <text:p>-816.728909031444</text:p>
              </table:table-cell>
              <table:table-cell office:value-type="float" office:value="1796.53453302348">
                <text:p>1796.53453302348</text:p>
              </table:table-cell>
              <table:table-cell office:value-type="float" office:value="-979.805623992034">
                <text:p>-979.80562399203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844.579341451818">
                <text:p>-844.579341451818</text:p>
              </table:table-cell>
              <table:table-cell office:value-type="float" office:value="1797.90409780735">
                <text:p>1797.90409780735</text:p>
              </table:table-cell>
              <table:table-cell office:value-type="float" office:value="-953.324756355536">
                <text:p>-953.32475635553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872.17250682316">
                <text:p>-872.17250682316</text:p>
              </table:table-cell>
              <table:table-cell office:value-type="float" office:value="1798.72600358635">
                <text:p>1798.72600358635</text:p>
              </table:table-cell>
              <table:table-cell office:value-type="float" office:value="-926.553496763188">
                <text:p>-926.5534967631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99.5">
                <text:p>-899.5</text:p>
              </table:table-cell>
              <table:table-cell office:value-type="float" office:value="1799">
                <text:p>1799</text:p>
              </table:table-cell>
              <table:table-cell office:value-type="float" office:value="-899.500000000001">
                <text:p>-899.50000000000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926.553496763187">
                <text:p>-926.553496763187</text:p>
              </table:table-cell>
              <table:table-cell office:value-type="float" office:value="1798.72600358635">
                <text:p>1798.72600358635</text:p>
              </table:table-cell>
              <table:table-cell office:value-type="float" office:value="-872.17250682316">
                <text:p>-872.172506823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-953.324756355535">
                <text:p>-953.324756355535</text:p>
              </table:table-cell>
              <table:table-cell office:value-type="float" office:value="1797.90409780735">
                <text:p>1797.90409780735</text:p>
              </table:table-cell>
              <table:table-cell office:value-type="float" office:value="-844.579341451817">
                <text:p>-844.57934145181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979.805623992034">
                <text:p>-979.805623992034</text:p>
              </table:table-cell>
              <table:table-cell office:value-type="float" office:value="1796.53453302348">
                <text:p>1796.53453302348</text:p>
              </table:table-cell>
              <table:table-cell office:value-type="float" office:value="-816.728909031445">
                <text:p>-816.72890903144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1005.98803334387">
                <text:p>-1005.98803334387</text:p>
              </table:table-cell>
              <table:table-cell office:value-type="float" office:value="1794.61772641742">
                <text:p>1794.61772641742</text:p>
              </table:table-cell>
              <table:table-cell office:value-type="float" office:value="-788.629693073551">
                <text:p>-788.62969307355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1031.86400899553">
                <text:p>-1031.86400899553</text:p>
              </table:table-cell>
              <table:table-cell office:value-type="float" office:value="1792.15426186705">
                <text:p>1792.15426186705</text:p>
              </table:table-cell>
              <table:table-cell office:value-type="float" office:value="-760.290252871518">
                <text:p>-760.29025287151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1057.42566887416">
                <text:p>-1057.42566887416</text:p>
              </table:table-cell>
              <table:table-cell office:value-type="float" office:value="1789.14488976752">
                <text:p>1789.14488976752</text:p>
              </table:table-cell>
              <table:table-cell office:value-type="float" office:value="-731.719220893364">
                <text:p>-731.71922089336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-1082.66522665054">
                <text:p>-1082.66522665054</text:p>
              </table:table-cell>
              <table:table-cell office:value-type="float" office:value="1785.59052680274">
                <text:p>1785.59052680274</text:p>
              </table:table-cell>
              <table:table-cell office:value-type="float" office:value="-702.925300152204">
                <text:p>-702.92530015220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-1107.57499411086">
                <text:p>-1107.57499411086</text:p>
              </table:table-cell>
              <table:table-cell office:value-type="float" office:value="1781.49225566609">
                <text:p>1781.49225566609</text:p>
              </table:table-cell>
              <table:table-cell office:value-type="float" office:value="-673.917261555226">
                <text:p>-673.91726155522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-1132.14738349866">
                <text:p>-1132.14738349866</text:p>
              </table:table-cell>
              <table:table-cell office:value-type="float" office:value="1776.85132473065">
                <text:p>1776.85132473065</text:p>
              </table:table-cell>
              <table:table-cell office:value-type="float" office:value="-644.703941231996">
                <text:p>-644.703941231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1156.37490982608">
                <text:p>-1156.37490982608</text:p>
              </table:table-cell>
              <table:table-cell office:value-type="float" office:value="1771.66914766896">
                <text:p>1771.66914766896</text:p>
              </table:table-cell>
              <table:table-cell office:value-type="float" office:value="-615.294237842878">
                <text:p>-615.29423784287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-1180.25019315392">
                <text:p>-1180.25019315392</text:p>
              </table:table-cell>
              <table:table-cell office:value-type="float" office:value="1765.94730302235">
                <text:p>1765.94730302235</text:p>
              </table:table-cell>
              <table:table-cell office:value-type="float" office:value="-585.697109868425">
                <text:p>-585.69710986842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-1203.76596083959">
                <text:p>-1203.76596083959</text:p>
              </table:table-cell>
              <table:table-cell office:value-type="float" office:value="1759.68753372012">
                <text:p>1759.68753372012</text:p>
              </table:table-cell>
              <table:table-cell office:value-type="float" office:value="-555.921572880531">
                <text:p>-555.92157288053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-1226.91504975243">
                <text:p>-1226.91504975243</text:p>
              </table:table-cell>
              <table:table-cell office:value-type="float" office:value="1752.89174654864">
                <text:p>1752.89174654864</text:p>
              </table:table-cell>
              <table:table-cell office:value-type="float" office:value="-525.976696796204">
                <text:p>-525.97669679620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-1249.69040845574">
                <text:p>-1249.69040845574</text:p>
              </table:table-cell>
              <table:table-cell office:value-type="float" office:value="1745.56201157052">
                <text:p>1745.56201157052</text:p>
              </table:table-cell>
              <table:table-cell office:value-type="float" office:value="-495.871603114781">
                <text:p>-495.87160311478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1272.0850993546">
                <text:p>-1272.0850993546</text:p>
              </table:table-cell>
              <table:table-cell office:value-type="float" office:value="1737.70056149403">
                <text:p>1737.70056149403</text:p>
              </table:table-cell>
              <table:table-cell office:value-type="float" office:value="-465.615462139435">
                <text:p>-465.61546213943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294.09230080923">
                <text:p>-1294.09230080923</text:p>
              </table:table-cell>
              <table:table-cell office:value-type="float" office:value="1729.30979099304">
                <text:p>1729.30979099304</text:p>
              </table:table-cell>
              <table:table-cell office:value-type="float" office:value="-435.217490183803">
                <text:p>-435.21749018380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-1315.70530921289">
                <text:p>-1315.70530921289</text:p>
              </table:table-cell>
              <table:table-cell office:value-type="float" office:value="1720.3922559775">
                <text:p>1720.3922559775</text:p>
              </table:table-cell>
              <table:table-cell office:value-type="float" office:value="-404.686946764614">
                <text:p>-404.68694676461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1336.91754103383">
                <text:p>-1336.91754103383</text:p>
              </table:table-cell>
              <table:table-cell office:value-type="float" office:value="1710.95067281498">
                <text:p>1710.95067281498</text:p>
              </table:table-cell>
              <table:table-cell office:value-type="float" office:value="-374.03313178115">
                <text:p>-374.0331317811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-1357.72253482077">
                <text:p>-1357.72253482077</text:p>
              </table:table-cell>
              <table:table-cell office:value-type="float" office:value="1700.98791750317">
                <text:p>1700.98791750317</text:p>
              </table:table-cell>
              <table:table-cell office:value-type="float" office:value="-343.265382682404">
                <text:p>-343.26538268240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1378.11395317104">
                <text:p>-1378.11395317104</text:p>
              </table:table-cell>
              <table:table-cell office:value-type="float" office:value="1690.50702479385">
                <text:p>1690.50702479385</text:p>
              </table:table-cell>
              <table:table-cell office:value-type="float" office:value="-312.393071622808">
                <text:p>-312.39307162280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-1398.08558466109">
                <text:p>-1398.08558466109</text:p>
              </table:table-cell>
              <table:table-cell office:value-type="float" office:value="1679.51118726847">
                <text:p>1679.51118726847</text:p>
              </table:table-cell>
              <table:table-cell office:value-type="float" office:value="-281.425602607376">
                <text:p>-281.4256026073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-1417.63134573849">
                <text:p>-1417.63134573849</text:p>
              </table:table-cell>
              <table:table-cell office:value-type="float" office:value="1668.00375436565">
                <text:p>1668.00375436565</text:p>
              </table:table-cell>
              <table:table-cell office:value-type="float" office:value="-250.372408627159">
                <text:p>-250.37240862715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-1436.74528257508">
                <text:p>-1436.74528257508</text:p>
              </table:table-cell>
              <table:table-cell office:value-type="float" office:value="1655.98823136094">
                <text:p>1655.98823136094</text:p>
              </table:table-cell>
              <table:table-cell office:value-type="float" office:value="-219.24294878586">
                <text:p>-219.2429487858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-1455.42157288053">
                <text:p>-1455.42157288053</text:p>
              </table:table-cell>
              <table:table-cell office:value-type="float" office:value="1643.46827829904">
                <text:p>1643.46827829904</text:p>
              </table:table-cell>
              <table:table-cell office:value-type="float" office:value="-188.046705418508">
                <text:p>-188.04670541850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1473.6545276759">
                <text:p>-1473.6545276759</text:p>
              </table:table-cell>
              <table:table-cell office:value-type="float" office:value="1630.44770887893">
                <text:p>1630.44770887893</text:p>
              </table:table-cell>
              <table:table-cell office:value-type="float" office:value="-156.793181203037">
                <text:p>-156.79318120303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-1491.43859302652">
                <text:p>-1491.43859302652</text:p>
              </table:table-cell>
              <table:table-cell office:value-type="float" office:value="1616.9304892922">
                <text:p>1616.9304892922</text:p>
              </table:table-cell>
              <table:table-cell office:value-type="float" office:value="-125.491896265682">
                <text:p>-125.49189626568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-1508.76835173382">
                <text:p>-1508.76835173382</text:p>
              </table:table-cell>
              <table:table-cell office:value-type="float" office:value="1602.92073701487">
                <text:p>1602.92073701487</text:p>
              </table:table-cell>
              <table:table-cell office:value-type="float" office:value="-94.1523852810569">
                <text:p>-94.152385281056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1525.63852498541">
                <text:p>-1525.63852498541</text:p>
              </table:table-cell>
              <table:table-cell office:value-type="float" office:value="1588.42271955321">
                <text:p>1588.42271955321</text:p>
              </table:table-cell>
              <table:table-cell office:value-type="float" office:value="-62.784194567799">
                <text:p>-62.7841945677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-1542.0439739631">
                <text:p>-1542.0439739631</text:p>
              </table:table-cell>
              <table:table-cell office:value-type="float" office:value="1573.44085314377">
                <text:p>1573.44085314377</text:p>
              </table:table-cell>
              <table:table-cell office:value-type="float" office:value="-31.3968791806731">
                <text:p>-31.396879180673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1557.9797014082">
                <text:p>-1557.9797014082</text:p>
              </table:table-cell>
              <table:table-cell office:value-type="float" office:value="1557.97970140821">
                <text:p>1557.97970140821</text:p>
              </table:table-cell>
              <table:table-cell office:value-type="float" office:value="-0.000000000000440627918333218">
                <text:p>-0.00000000000044062791833321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-1573.44085314377">
                <text:p>-1573.44085314377</text:p>
              </table:table-cell>
              <table:table-cell office:value-type="float" office:value="1542.0439739631">
                <text:p>1542.0439739631</text:p>
              </table:table-cell>
              <table:table-cell office:value-type="float" office:value="31.3968791806722">
                <text:p>31.396879180672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-1588.42271955321">
                <text:p>-1588.42271955321</text:p>
              </table:table-cell>
              <table:table-cell office:value-type="float" office:value="1525.63852498541">
                <text:p>1525.63852498541</text:p>
              </table:table-cell>
              <table:table-cell office:value-type="float" office:value="62.7841945677997">
                <text:p>62.784194567799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-1602.92073701487">
                <text:p>-1602.92073701487</text:p>
              </table:table-cell>
              <table:table-cell office:value-type="float" office:value="1508.76835173382">
                <text:p>1508.76835173382</text:p>
              </table:table-cell>
              <table:table-cell office:value-type="float" office:value="94.152385281056">
                <text:p>94.15238528105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-1616.9304892922">
                <text:p>-1616.9304892922</text:p>
              </table:table-cell>
              <table:table-cell office:value-type="float" office:value="1491.43859302652">
                <text:p>1491.43859302652</text:p>
              </table:table-cell>
              <table:table-cell office:value-type="float" office:value="125.491896265681">
                <text:p>125.49189626568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-1630.44770887893">
                <text:p>-1630.44770887893</text:p>
              </table:table-cell>
              <table:table-cell office:value-type="float" office:value="1473.6545276759">
                <text:p>1473.6545276759</text:p>
              </table:table-cell>
              <table:table-cell office:value-type="float" office:value="156.793181203036">
                <text:p>156.79318120303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-1643.46827829904">
                <text:p>-1643.46827829904</text:p>
              </table:table-cell>
              <table:table-cell office:value-type="float" office:value="1455.42157288053">
                <text:p>1455.42157288053</text:p>
              </table:table-cell>
              <table:table-cell office:value-type="float" office:value="188.046705418508">
                <text:p>188.04670541850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-1655.98823136094">
                <text:p>-1655.98823136094</text:p>
              </table:table-cell>
              <table:table-cell office:value-type="float" office:value="1436.74528257508">
                <text:p>1436.74528257508</text:p>
              </table:table-cell>
              <table:table-cell office:value-type="float" office:value="219.242948785861">
                <text:p>219.24294878586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-1668.00375436565">
                <text:p>-1668.00375436565</text:p>
              </table:table-cell>
              <table:table-cell office:value-type="float" office:value="1417.63134573849">
                <text:p>1417.63134573849</text:p>
              </table:table-cell>
              <table:table-cell office:value-type="float" office:value="250.372408627158">
                <text:p>250.37240862715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-1679.51118726847">
                <text:p>-1679.51118726847</text:p>
              </table:table-cell>
              <table:table-cell office:value-type="float" office:value="1398.08558466109">
                <text:p>1398.08558466109</text:p>
              </table:table-cell>
              <table:table-cell office:value-type="float" office:value="281.425602607375">
                <text:p>281.4256026073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1690.50702479385">
                <text:p>-1690.50702479385</text:p>
              </table:table-cell>
              <table:table-cell office:value-type="float" office:value="1378.11395317104">
                <text:p>1378.11395317104</text:p>
              </table:table-cell>
              <table:table-cell office:value-type="float" office:value="312.393071622807">
                <text:p>312.3930716228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-1700.98791750317">
                <text:p>-1700.98791750317</text:p>
              </table:table-cell>
              <table:table-cell office:value-type="float" office:value="1357.72253482077">
                <text:p>1357.72253482077</text:p>
              </table:table-cell>
              <table:table-cell office:value-type="float" office:value="343.265382682405">
                <text:p>343.26538268240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-1710.95067281498">
                <text:p>-1710.95067281498</text:p>
              </table:table-cell>
              <table:table-cell office:value-type="float" office:value="1336.91754103383">
                <text:p>1336.91754103383</text:p>
              </table:table-cell>
              <table:table-cell office:value-type="float" office:value="374.033131781149">
                <text:p>374.03313178114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-1720.3922559775">
                <text:p>-1720.3922559775</text:p>
              </table:table-cell>
              <table:table-cell office:value-type="float" office:value="1315.70530921289">
                <text:p>1315.70530921289</text:p>
              </table:table-cell>
              <table:table-cell office:value-type="float" office:value="404.686946764613">
                <text:p>404.68694676461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-1729.30979099304">
                <text:p>-1729.30979099304</text:p>
              </table:table-cell>
              <table:table-cell office:value-type="float" office:value="1294.09230080923">
                <text:p>1294.09230080923</text:p>
              </table:table-cell>
              <table:table-cell office:value-type="float" office:value="435.217490183802">
                <text:p>435.21749018380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1737.70056149403">
                <text:p>-1737.70056149403</text:p>
              </table:table-cell>
              <table:table-cell office:value-type="float" office:value="1272.0850993546">
                <text:p>1272.0850993546</text:p>
              </table:table-cell>
              <table:table-cell office:value-type="float" office:value="465.615462139434">
                <text:p>465.61546213943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-1745.56201157052">
                <text:p>-1745.56201157052</text:p>
              </table:table-cell>
              <table:table-cell office:value-type="float" office:value="1249.69040845574">
                <text:p>1249.69040845574</text:p>
              </table:table-cell>
              <table:table-cell office:value-type="float" office:value="495.871603114782">
                <text:p>495.87160311478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-1752.89174654864">
                <text:p>-1752.89174654864</text:p>
              </table:table-cell>
              <table:table-cell office:value-type="float" office:value="1226.91504975243">
                <text:p>1226.91504975243</text:p>
              </table:table-cell>
              <table:table-cell office:value-type="float" office:value="525.976696796203">
                <text:p>525.97669679620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-1759.68753372012">
                <text:p>-1759.68753372012</text:p>
              </table:table-cell>
              <table:table-cell office:value-type="float" office:value="1203.76596083959">
                <text:p>1203.76596083959</text:p>
              </table:table-cell>
              <table:table-cell office:value-type="float" office:value="555.92157288053">
                <text:p>555.92157288053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-1765.94730302235">
                <text:p>-1765.94730302235</text:p>
              </table:table-cell>
              <table:table-cell office:value-type="float" office:value="1180.25019315392">
                <text:p>1180.25019315392</text:p>
              </table:table-cell>
              <table:table-cell office:value-type="float" office:value="585.697109868424">
                <text:p>585.69710986842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1771.66914766896">
                <text:p>-1771.66914766896</text:p>
              </table:table-cell>
              <table:table-cell office:value-type="float" office:value="1156.37490982608">
                <text:p>1156.37490982608</text:p>
              </table:table-cell>
              <table:table-cell office:value-type="float" office:value="615.294237842878">
                <text:p>615.29423784287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-1776.85132473065">
                <text:p>-1776.85132473065</text:p>
              </table:table-cell>
              <table:table-cell office:value-type="float" office:value="1132.14738349866">
                <text:p>1132.14738349866</text:p>
              </table:table-cell>
              <table:table-cell office:value-type="float" office:value="644.703941231995">
                <text:p>644.70394123199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-1781.49225566608">
                <text:p>-1781.49225566608</text:p>
              </table:table-cell>
              <table:table-cell office:value-type="float" office:value="1107.57499411086">
                <text:p>1107.57499411086</text:p>
              </table:table-cell>
              <table:table-cell office:value-type="float" office:value="673.917261555226">
                <text:p>673.91726155522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-1785.59052680274">
                <text:p>-1785.59052680274</text:p>
              </table:table-cell>
              <table:table-cell office:value-type="float" office:value="1082.66522665053">
                <text:p>1082.66522665053</text:p>
              </table:table-cell>
              <table:table-cell office:value-type="float" office:value="702.925300152203">
                <text:p>702.92530015220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-1789.14488976752">
                <text:p>-1789.14488976752</text:p>
              </table:table-cell>
              <table:table-cell office:value-type="float" office:value="1057.42566887416">
                <text:p>1057.42566887416</text:p>
              </table:table-cell>
              <table:table-cell office:value-type="float" office:value="731.719220893365">
                <text:p>731.71922089336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-1792.15426186705">
                <text:p>-1792.15426186705</text:p>
              </table:table-cell>
              <table:table-cell office:value-type="float" office:value="1031.86400899553">
                <text:p>1031.86400899553</text:p>
              </table:table-cell>
              <table:table-cell office:value-type="float" office:value="760.290252871519">
                <text:p>760.29025287151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-1794.61772641742">
                <text:p>-1794.61772641742</text:p>
              </table:table-cell>
              <table:table-cell office:value-type="float" office:value="1005.98803334387">
                <text:p>1005.98803334387</text:p>
              </table:table-cell>
              <table:table-cell office:value-type="float" office:value="788.62969307355">
                <text:p>788.6296930735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-1796.53453302348">
                <text:p>-1796.53453302348</text:p>
              </table:table-cell>
              <table:table-cell office:value-type="float" office:value="979.805623992034">
                <text:p>979.805623992034</text:p>
              </table:table-cell>
              <table:table-cell office:value-type="float" office:value="816.728909031444">
                <text:p>816.72890903144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-1797.90409780735">
                <text:p>-1797.90409780735</text:p>
              </table:table-cell>
              <table:table-cell office:value-type="float" office:value="953.324756355536">
                <text:p>953.324756355536</text:p>
              </table:table-cell>
              <table:table-cell office:value-type="float" office:value="844.579341451817">
                <text:p>844.57934145181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-1798.72600358635">
                <text:p>-1798.72600358635</text:p>
              </table:table-cell>
              <table:table-cell office:value-type="float" office:value="926.553496763188">
                <text:p>926.553496763188</text:p>
              </table:table-cell>
              <table:table-cell office:value-type="float" office:value="872.172506823161">
                <text:p>872.17250682316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799">
                <text:p>-1799</text:p>
              </table:table-cell>
              <table:table-cell office:value-type="float" office:value="899.5">
                <text:p>899.5</text:p>
              </table:table-cell>
              <table:table-cell office:value-type="float" office:value="899.5">
                <text:p>899.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1798.72600358635">
                <text:p>-1798.72600358635</text:p>
              </table:table-cell>
              <table:table-cell office:value-type="float" office:value="872.172506823161">
                <text:p>872.172506823161</text:p>
              </table:table-cell>
              <table:table-cell office:value-type="float" office:value="926.553496763187">
                <text:p>926.55349676318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-1797.90409780735">
                <text:p>-1797.90409780735</text:p>
              </table:table-cell>
              <table:table-cell office:value-type="float" office:value="844.579341451817">
                <text:p>844.579341451817</text:p>
              </table:table-cell>
              <table:table-cell office:value-type="float" office:value="953.324756355535">
                <text:p>953.32475635553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-1796.53453302348">
                <text:p>-1796.53453302348</text:p>
              </table:table-cell>
              <table:table-cell office:value-type="float" office:value="816.728909031445">
                <text:p>816.728909031445</text:p>
              </table:table-cell>
              <table:table-cell office:value-type="float" office:value="979.805623992034">
                <text:p>979.80562399203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-1794.61772641742">
                <text:p>-1794.61772641742</text:p>
              </table:table-cell>
              <table:table-cell office:value-type="float" office:value="788.62969307355">
                <text:p>788.62969307355</text:p>
              </table:table-cell>
              <table:table-cell office:value-type="float" office:value="1005.98803334387">
                <text:p>1005.9880333438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1792.15426186705">
                <text:p>-1792.15426186705</text:p>
              </table:table-cell>
              <table:table-cell office:value-type="float" office:value="760.290252871518">
                <text:p>760.290252871518</text:p>
              </table:table-cell>
              <table:table-cell office:value-type="float" office:value="1031.86400899553">
                <text:p>1031.8640089955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-1789.14488976752">
                <text:p>-1789.14488976752</text:p>
              </table:table-cell>
              <table:table-cell office:value-type="float" office:value="731.719220893365">
                <text:p>731.719220893365</text:p>
              </table:table-cell>
              <table:table-cell office:value-type="float" office:value="1057.42566887416">
                <text:p>1057.4256688741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-1785.59052680274">
                <text:p>-1785.59052680274</text:p>
              </table:table-cell>
              <table:table-cell office:value-type="float" office:value="702.925300152204">
                <text:p>702.925300152204</text:p>
              </table:table-cell>
              <table:table-cell office:value-type="float" office:value="1082.66522665053">
                <text:p>1082.6652266505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-1781.49225566609">
                <text:p>-1781.49225566609</text:p>
              </table:table-cell>
              <table:table-cell office:value-type="float" office:value="673.917261555226">
                <text:p>673.917261555226</text:p>
              </table:table-cell>
              <table:table-cell office:value-type="float" office:value="1107.57499411086">
                <text:p>1107.5749941108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-1776.85132473065">
                <text:p>-1776.85132473065</text:p>
              </table:table-cell>
              <table:table-cell office:value-type="float" office:value="644.703941231995">
                <text:p>644.703941231995</text:p>
              </table:table-cell>
              <table:table-cell office:value-type="float" office:value="1132.14738349866">
                <text:p>1132.1473834986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1771.66914766896">
                <text:p>-1771.66914766896</text:p>
              </table:table-cell>
              <table:table-cell office:value-type="float" office:value="615.294237842878">
                <text:p>615.294237842878</text:p>
              </table:table-cell>
              <table:table-cell office:value-type="float" office:value="1156.37490982608">
                <text:p>1156.3749098260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-1765.94730302235">
                <text:p>-1765.94730302235</text:p>
              </table:table-cell>
              <table:table-cell office:value-type="float" office:value="585.697109868425">
                <text:p>585.697109868425</text:p>
              </table:table-cell>
              <table:table-cell office:value-type="float" office:value="1180.25019315392">
                <text:p>1180.2501931539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-1759.68753372012">
                <text:p>-1759.68753372012</text:p>
              </table:table-cell>
              <table:table-cell office:value-type="float" office:value="555.921572880531">
                <text:p>555.921572880531</text:p>
              </table:table-cell>
              <table:table-cell office:value-type="float" office:value="1203.76596083959">
                <text:p>1203.7659608395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-1752.89174654864">
                <text:p>-1752.89174654864</text:p>
              </table:table-cell>
              <table:table-cell office:value-type="float" office:value="525.976696796203">
                <text:p>525.976696796203</text:p>
              </table:table-cell>
              <table:table-cell office:value-type="float" office:value="1226.91504975243">
                <text:p>1226.9150497524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-1745.56201157052">
                <text:p>-1745.56201157052</text:p>
              </table:table-cell>
              <table:table-cell office:value-type="float" office:value="495.871603114782">
                <text:p>495.871603114782</text:p>
              </table:table-cell>
              <table:table-cell office:value-type="float" office:value="1249.69040845574">
                <text:p>1249.6904084557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-1737.70056149403">
                <text:p>-1737.70056149403</text:p>
              </table:table-cell>
              <table:table-cell office:value-type="float" office:value="465.615462139435">
                <text:p>465.615462139435</text:p>
              </table:table-cell>
              <table:table-cell office:value-type="float" office:value="1272.0850993546">
                <text:p>1272.085099354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-1729.30979099304">
                <text:p>-1729.30979099304</text:p>
              </table:table-cell>
              <table:table-cell office:value-type="float" office:value="435.217490183802">
                <text:p>435.217490183802</text:p>
              </table:table-cell>
              <table:table-cell office:value-type="float" office:value="1294.09230080923">
                <text:p>1294.09230080923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-1720.3922559775">
                <text:p>-1720.3922559775</text:p>
              </table:table-cell>
              <table:table-cell office:value-type="float" office:value="404.686946764614">
                <text:p>404.686946764614</text:p>
              </table:table-cell>
              <table:table-cell office:value-type="float" office:value="1315.70530921289">
                <text:p>1315.7053092128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-1710.95067281498">
                <text:p>-1710.95067281498</text:p>
              </table:table-cell>
              <table:table-cell office:value-type="float" office:value="374.033131781149">
                <text:p>374.033131781149</text:p>
              </table:table-cell>
              <table:table-cell office:value-type="float" office:value="1336.91754103383">
                <text:p>1336.9175410338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1700.98791750317">
                <text:p>-1700.98791750317</text:p>
              </table:table-cell>
              <table:table-cell office:value-type="float" office:value="343.265382682404">
                <text:p>343.265382682404</text:p>
              </table:table-cell>
              <table:table-cell office:value-type="float" office:value="1357.72253482077">
                <text:p>1357.7225348207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1690.50702479385">
                <text:p>-1690.50702479385</text:p>
              </table:table-cell>
              <table:table-cell office:value-type="float" office:value="312.393071622808">
                <text:p>312.393071622808</text:p>
              </table:table-cell>
              <table:table-cell office:value-type="float" office:value="1378.11395317104">
                <text:p>1378.1139531710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-1679.51118726847">
                <text:p>-1679.51118726847</text:p>
              </table:table-cell>
              <table:table-cell office:value-type="float" office:value="281.425602607376">
                <text:p>281.425602607376</text:p>
              </table:table-cell>
              <table:table-cell office:value-type="float" office:value="1398.08558466109">
                <text:p>1398.0855846610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-1668.00375436565">
                <text:p>-1668.00375436565</text:p>
              </table:table-cell>
              <table:table-cell office:value-type="float" office:value="250.372408627158">
                <text:p>250.372408627158</text:p>
              </table:table-cell>
              <table:table-cell office:value-type="float" office:value="1417.63134573849">
                <text:p>1417.6313457384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-1655.98823136094">
                <text:p>-1655.98823136094</text:p>
              </table:table-cell>
              <table:table-cell office:value-type="float" office:value="219.24294878586">
                <text:p>219.24294878586</text:p>
              </table:table-cell>
              <table:table-cell office:value-type="float" office:value="1436.74528257508">
                <text:p>1436.7452825750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-1643.46827829904">
                <text:p>-1643.46827829904</text:p>
              </table:table-cell>
              <table:table-cell office:value-type="float" office:value="188.046705418509">
                <text:p>188.046705418509</text:p>
              </table:table-cell>
              <table:table-cell office:value-type="float" office:value="1455.42157288053">
                <text:p>1455.4215728805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-1630.44770887893">
                <text:p>-1630.44770887893</text:p>
              </table:table-cell>
              <table:table-cell office:value-type="float" office:value="156.793181203037">
                <text:p>156.793181203037</text:p>
              </table:table-cell>
              <table:table-cell office:value-type="float" office:value="1473.6545276759">
                <text:p>1473.654527675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-1616.9304892922">
                <text:p>-1616.9304892922</text:p>
              </table:table-cell>
              <table:table-cell office:value-type="float" office:value="125.491896265682">
                <text:p>125.491896265682</text:p>
              </table:table-cell>
              <table:table-cell office:value-type="float" office:value="1491.43859302652">
                <text:p>1491.4385930265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-1602.92073701487">
                <text:p>-1602.92073701487</text:p>
              </table:table-cell>
              <table:table-cell office:value-type="float" office:value="94.1523852810559">
                <text:p>94.1523852810559</text:p>
              </table:table-cell>
              <table:table-cell office:value-type="float" office:value="1508.76835173382">
                <text:p>1508.7683517338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-1588.42271955321">
                <text:p>-1588.42271955321</text:p>
              </table:table-cell>
              <table:table-cell office:value-type="float" office:value="62.7841945677996">
                <text:p>62.7841945677996</text:p>
              </table:table-cell>
              <table:table-cell office:value-type="float" office:value="1525.63852498541">
                <text:p>1525.6385249854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1573.44085314377">
                <text:p>-1573.44085314377</text:p>
              </table:table-cell>
              <table:table-cell office:value-type="float" office:value="31.3968791806729">
                <text:p>31.3968791806729</text:p>
              </table:table-cell>
              <table:table-cell office:value-type="float" office:value="1542.0439739631">
                <text:p>1542.04397396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1557.97970140821">
                <text:p>-1557.97970140821</text:p>
              </table:table-cell>
              <table:table-cell office:value-type="float" office:value="0.000000000000220313959166609">
                <text:p>0.000000000000220313959166609</text:p>
              </table:table-cell>
              <table:table-cell office:value-type="float" office:value="1557.97970140821">
                <text:p>1557.9797014082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-1542.0439739631">
                <text:p>-1542.0439739631</text:p>
              </table:table-cell>
              <table:table-cell office:value-type="float" office:value="-31.3968791806733">
                <text:p>-31.3968791806733</text:p>
              </table:table-cell>
              <table:table-cell office:value-type="float" office:value="1573.44085314377">
                <text:p>1573.4408531437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-1525.63852498541">
                <text:p>-1525.63852498541</text:p>
              </table:table-cell>
              <table:table-cell office:value-type="float" office:value="-62.7841945677991">
                <text:p>-62.7841945677991</text:p>
              </table:table-cell>
              <table:table-cell office:value-type="float" office:value="1588.42271955321">
                <text:p>1588.4227195532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-1508.76835173382">
                <text:p>-1508.76835173382</text:p>
              </table:table-cell>
              <table:table-cell office:value-type="float" office:value="-94.1523852810555">
                <text:p>-94.1523852810555</text:p>
              </table:table-cell>
              <table:table-cell office:value-type="float" office:value="1602.92073701487">
                <text:p>1602.9207370148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-1491.43859302652">
                <text:p>-1491.43859302652</text:p>
              </table:table-cell>
              <table:table-cell office:value-type="float" office:value="-125.491896265681">
                <text:p>-125.491896265681</text:p>
              </table:table-cell>
              <table:table-cell office:value-type="float" office:value="1616.9304892922">
                <text:p>1616.930489292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-1473.6545276759">
                <text:p>-1473.6545276759</text:p>
              </table:table-cell>
              <table:table-cell office:value-type="float" office:value="-156.793181203037">
                <text:p>-156.793181203037</text:p>
              </table:table-cell>
              <table:table-cell office:value-type="float" office:value="1630.44770887893">
                <text:p>1630.4477088789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-1455.42157288053">
                <text:p>-1455.42157288053</text:p>
              </table:table-cell>
              <table:table-cell office:value-type="float" office:value="-188.046705418509">
                <text:p>-188.046705418509</text:p>
              </table:table-cell>
              <table:table-cell office:value-type="float" office:value="1643.46827829904">
                <text:p>1643.4682782990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-1436.74528257508">
                <text:p>-1436.74528257508</text:p>
              </table:table-cell>
              <table:table-cell office:value-type="float" office:value="-219.24294878586">
                <text:p>-219.24294878586</text:p>
              </table:table-cell>
              <table:table-cell office:value-type="float" office:value="1655.98823136094">
                <text:p>1655.9882313609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-1417.63134573849">
                <text:p>-1417.63134573849</text:p>
              </table:table-cell>
              <table:table-cell office:value-type="float" office:value="-250.372408627158">
                <text:p>-250.372408627158</text:p>
              </table:table-cell>
              <table:table-cell office:value-type="float" office:value="1668.00375436565">
                <text:p>1668.0037543656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-1398.08558466109">
                <text:p>-1398.08558466109</text:p>
              </table:table-cell>
              <table:table-cell office:value-type="float" office:value="-281.425602607375">
                <text:p>-281.425602607375</text:p>
              </table:table-cell>
              <table:table-cell office:value-type="float" office:value="1679.51118726847">
                <text:p>1679.5111872684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1378.11395317104">
                <text:p>-1378.11395317104</text:p>
              </table:table-cell>
              <table:table-cell office:value-type="float" office:value="-312.393071622808">
                <text:p>-312.393071622808</text:p>
              </table:table-cell>
              <table:table-cell office:value-type="float" office:value="1690.50702479385">
                <text:p>1690.5070247938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-1357.72253482077">
                <text:p>-1357.72253482077</text:p>
              </table:table-cell>
              <table:table-cell office:value-type="float" office:value="-343.265382682404">
                <text:p>-343.265382682404</text:p>
              </table:table-cell>
              <table:table-cell office:value-type="float" office:value="1700.98791750317">
                <text:p>1700.9879175031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-1336.91754103383">
                <text:p>-1336.91754103383</text:p>
              </table:table-cell>
              <table:table-cell office:value-type="float" office:value="-374.033131781149">
                <text:p>-374.033131781149</text:p>
              </table:table-cell>
              <table:table-cell office:value-type="float" office:value="1710.95067281498">
                <text:p>1710.9506728149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-1315.70530921289">
                <text:p>-1315.70530921289</text:p>
              </table:table-cell>
              <table:table-cell office:value-type="float" office:value="-404.686946764613">
                <text:p>-404.686946764613</text:p>
              </table:table-cell>
              <table:table-cell office:value-type="float" office:value="1720.3922559775">
                <text:p>1720.392255977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-1294.09230080923">
                <text:p>-1294.09230080923</text:p>
              </table:table-cell>
              <table:table-cell office:value-type="float" office:value="-435.217490183802">
                <text:p>-435.217490183802</text:p>
              </table:table-cell>
              <table:table-cell office:value-type="float" office:value="1729.30979099304">
                <text:p>1729.3097909930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-1272.0850993546">
                <text:p>-1272.0850993546</text:p>
              </table:table-cell>
              <table:table-cell office:value-type="float" office:value="-465.615462139435">
                <text:p>-465.615462139435</text:p>
              </table:table-cell>
              <table:table-cell office:value-type="float" office:value="1737.70056149403">
                <text:p>1737.7005614940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1249.69040845574">
                <text:p>-1249.69040845574</text:p>
              </table:table-cell>
              <table:table-cell office:value-type="float" office:value="-495.871603114781">
                <text:p>-495.871603114781</text:p>
              </table:table-cell>
              <table:table-cell office:value-type="float" office:value="1745.56201157052">
                <text:p>1745.5620115705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-1226.91504975243">
                <text:p>-1226.91504975243</text:p>
              </table:table-cell>
              <table:table-cell office:value-type="float" office:value="-525.976696796203">
                <text:p>-525.976696796203</text:p>
              </table:table-cell>
              <table:table-cell office:value-type="float" office:value="1752.89174654864">
                <text:p>1752.8917465486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-1203.76596083959">
                <text:p>-1203.76596083959</text:p>
              </table:table-cell>
              <table:table-cell office:value-type="float" office:value="-555.92157288053">
                <text:p>-555.92157288053</text:p>
              </table:table-cell>
              <table:table-cell office:value-type="float" office:value="1759.68753372012">
                <text:p>1759.6875337201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-1180.25019315392">
                <text:p>-1180.25019315392</text:p>
              </table:table-cell>
              <table:table-cell office:value-type="float" office:value="-585.697109868425">
                <text:p>-585.697109868425</text:p>
              </table:table-cell>
              <table:table-cell office:value-type="float" office:value="1765.94730302235">
                <text:p>1765.9473030223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1156.37490982608">
                <text:p>-1156.37490982608</text:p>
              </table:table-cell>
              <table:table-cell office:value-type="float" office:value="-615.294237842878">
                <text:p>-615.294237842878</text:p>
              </table:table-cell>
              <table:table-cell office:value-type="float" office:value="1771.66914766896">
                <text:p>1771.6691476689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-1132.14738349866">
                <text:p>-1132.14738349866</text:p>
              </table:table-cell>
              <table:table-cell office:value-type="float" office:value="-644.703941231996">
                <text:p>-644.703941231996</text:p>
              </table:table-cell>
              <table:table-cell office:value-type="float" office:value="1776.85132473065">
                <text:p>1776.8513247306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-1107.57499411086">
                <text:p>-1107.57499411086</text:p>
              </table:table-cell>
              <table:table-cell office:value-type="float" office:value="-673.917261555226">
                <text:p>-673.917261555226</text:p>
              </table:table-cell>
              <table:table-cell office:value-type="float" office:value="1781.49225566608">
                <text:p>1781.4922556660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-1082.66522665053">
                <text:p>-1082.66522665053</text:p>
              </table:table-cell>
              <table:table-cell office:value-type="float" office:value="-702.925300152203">
                <text:p>-702.925300152203</text:p>
              </table:table-cell>
              <table:table-cell office:value-type="float" office:value="1785.59052680274">
                <text:p>1785.5905268027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-1057.42566887416">
                <text:p>-1057.42566887416</text:p>
              </table:table-cell>
              <table:table-cell office:value-type="float" office:value="-731.719220893365">
                <text:p>-731.719220893365</text:p>
              </table:table-cell>
              <table:table-cell office:value-type="float" office:value="1789.14488976752">
                <text:p>1789.1448897675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1031.86400899553">
                <text:p>-1031.86400899553</text:p>
              </table:table-cell>
              <table:table-cell office:value-type="float" office:value="-760.290252871518">
                <text:p>-760.290252871518</text:p>
              </table:table-cell>
              <table:table-cell office:value-type="float" office:value="1792.15426186705">
                <text:p>1792.1542618670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-1005.98803334387">
                <text:p>-1005.98803334387</text:p>
              </table:table-cell>
              <table:table-cell office:value-type="float" office:value="-788.62969307355">
                <text:p>-788.62969307355</text:p>
              </table:table-cell>
              <table:table-cell office:value-type="float" office:value="1794.61772641742">
                <text:p>1794.6177264174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-979.805623992034">
                <text:p>-979.805623992034</text:p>
              </table:table-cell>
              <table:table-cell office:value-type="float" office:value="-816.728909031444">
                <text:p>-816.728909031444</text:p>
              </table:table-cell>
              <table:table-cell office:value-type="float" office:value="1796.53453302348">
                <text:p>1796.5345330234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-953.324756355536">
                <text:p>-953.324756355536</text:p>
              </table:table-cell>
              <table:table-cell office:value-type="float" office:value="-844.579341451818">
                <text:p>-844.579341451818</text:p>
              </table:table-cell>
              <table:table-cell office:value-type="float" office:value="1797.90409780735">
                <text:p>1797.9040978073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-926.553496763188">
                <text:p>-926.553496763188</text:p>
              </table:table-cell>
              <table:table-cell office:value-type="float" office:value="-872.17250682316">
                <text:p>-872.17250682316</text:p>
              </table:table-cell>
              <table:table-cell office:value-type="float" office:value="1798.72600358635">
                <text:p>1798.7260035863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899.500000000001">
                <text:p>-899.500000000001</text:p>
              </table:table-cell>
              <table:table-cell office:value-type="float" office:value="-899.5">
                <text:p>-899.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-872.17250682316">
                <text:p>-872.17250682316</text:p>
              </table:table-cell>
              <table:table-cell office:value-type="float" office:value="-926.553496763187">
                <text:p>-926.553496763187</text:p>
              </table:table-cell>
              <table:table-cell office:value-type="float" office:value="1798.72600358635">
                <text:p>1798.72600358635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-844.579341451817">
                <text:p>-844.579341451817</text:p>
              </table:table-cell>
              <table:table-cell office:value-type="float" office:value="-953.324756355535">
                <text:p>-953.324756355535</text:p>
              </table:table-cell>
              <table:table-cell office:value-type="float" office:value="1797.90409780735">
                <text:p>1797.9040978073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-816.728909031445">
                <text:p>-816.728909031445</text:p>
              </table:table-cell>
              <table:table-cell office:value-type="float" office:value="-979.805623992034">
                <text:p>-979.805623992034</text:p>
              </table:table-cell>
              <table:table-cell office:value-type="float" office:value="1796.53453302348">
                <text:p>1796.5345330234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-788.629693073551">
                <text:p>-788.629693073551</text:p>
              </table:table-cell>
              <table:table-cell office:value-type="float" office:value="-1005.98803334387">
                <text:p>-1005.98803334387</text:p>
              </table:table-cell>
              <table:table-cell office:value-type="float" office:value="1794.61772641742">
                <text:p>1794.6177264174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760.290252871518">
                <text:p>-760.290252871518</text:p>
              </table:table-cell>
              <table:table-cell office:value-type="float" office:value="-1031.86400899553">
                <text:p>-1031.86400899553</text:p>
              </table:table-cell>
              <table:table-cell office:value-type="float" office:value="1792.15426186705">
                <text:p>1792.1542618670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-731.719220893364">
                <text:p>-731.719220893364</text:p>
              </table:table-cell>
              <table:table-cell office:value-type="float" office:value="-1057.42566887416">
                <text:p>-1057.42566887416</text:p>
              </table:table-cell>
              <table:table-cell office:value-type="float" office:value="1789.14488976752">
                <text:p>1789.1448897675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-702.925300152204">
                <text:p>-702.925300152204</text:p>
              </table:table-cell>
              <table:table-cell office:value-type="float" office:value="-1082.66522665054">
                <text:p>-1082.66522665054</text:p>
              </table:table-cell>
              <table:table-cell office:value-type="float" office:value="1785.59052680274">
                <text:p>1785.5905268027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-673.917261555226">
                <text:p>-673.917261555226</text:p>
              </table:table-cell>
              <table:table-cell office:value-type="float" office:value="-1107.57499411086">
                <text:p>-1107.57499411086</text:p>
              </table:table-cell>
              <table:table-cell office:value-type="float" office:value="1781.49225566609">
                <text:p>1781.4922556660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-644.703941231996">
                <text:p>-644.703941231996</text:p>
              </table:table-cell>
              <table:table-cell office:value-type="float" office:value="-1132.14738349866">
                <text:p>-1132.14738349866</text:p>
              </table:table-cell>
              <table:table-cell office:value-type="float" office:value="1776.85132473065">
                <text:p>1776.8513247306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615.294237842878">
                <text:p>-615.294237842878</text:p>
              </table:table-cell>
              <table:table-cell office:value-type="float" office:value="-1156.37490982608">
                <text:p>-1156.37490982608</text:p>
              </table:table-cell>
              <table:table-cell office:value-type="float" office:value="1771.66914766896">
                <text:p>1771.6691476689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-585.697109868425">
                <text:p>-585.697109868425</text:p>
              </table:table-cell>
              <table:table-cell office:value-type="float" office:value="-1180.25019315392">
                <text:p>-1180.25019315392</text:p>
              </table:table-cell>
              <table:table-cell office:value-type="float" office:value="1765.94730302235">
                <text:p>1765.9473030223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-555.921572880531">
                <text:p>-555.921572880531</text:p>
              </table:table-cell>
              <table:table-cell office:value-type="float" office:value="-1203.76596083959">
                <text:p>-1203.76596083959</text:p>
              </table:table-cell>
              <table:table-cell office:value-type="float" office:value="1759.68753372012">
                <text:p>1759.6875337201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-525.976696796204">
                <text:p>-525.976696796204</text:p>
              </table:table-cell>
              <table:table-cell office:value-type="float" office:value="-1226.91504975243">
                <text:p>-1226.91504975243</text:p>
              </table:table-cell>
              <table:table-cell office:value-type="float" office:value="1752.89174654864">
                <text:p>1752.8917465486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-495.871603114781">
                <text:p>-495.871603114781</text:p>
              </table:table-cell>
              <table:table-cell office:value-type="float" office:value="-1249.69040845574">
                <text:p>-1249.69040845574</text:p>
              </table:table-cell>
              <table:table-cell office:value-type="float" office:value="1745.56201157052">
                <text:p>1745.5620115705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-465.615462139435">
                <text:p>-465.615462139435</text:p>
              </table:table-cell>
              <table:table-cell office:value-type="float" office:value="-1272.0850993546">
                <text:p>-1272.0850993546</text:p>
              </table:table-cell>
              <table:table-cell office:value-type="float" office:value="1737.70056149403">
                <text:p>1737.7005614940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-435.217490183803">
                <text:p>-435.217490183803</text:p>
              </table:table-cell>
              <table:table-cell office:value-type="float" office:value="-1294.09230080923">
                <text:p>-1294.09230080923</text:p>
              </table:table-cell>
              <table:table-cell office:value-type="float" office:value="1729.30979099304">
                <text:p>1729.3097909930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-404.686946764614">
                <text:p>-404.686946764614</text:p>
              </table:table-cell>
              <table:table-cell office:value-type="float" office:value="-1315.70530921289">
                <text:p>-1315.70530921289</text:p>
              </table:table-cell>
              <table:table-cell office:value-type="float" office:value="1720.3922559775">
                <text:p>1720.392255977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-374.03313178115">
                <text:p>-374.03313178115</text:p>
              </table:table-cell>
              <table:table-cell office:value-type="float" office:value="-1336.91754103383">
                <text:p>-1336.91754103383</text:p>
              </table:table-cell>
              <table:table-cell office:value-type="float" office:value="1710.95067281498">
                <text:p>1710.9506728149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-343.265382682404">
                <text:p>-343.265382682404</text:p>
              </table:table-cell>
              <table:table-cell office:value-type="float" office:value="-1357.72253482077">
                <text:p>-1357.72253482077</text:p>
              </table:table-cell>
              <table:table-cell office:value-type="float" office:value="1700.98791750317">
                <text:p>1700.9879175031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312.393071622808">
                <text:p>-312.393071622808</text:p>
              </table:table-cell>
              <table:table-cell office:value-type="float" office:value="-1378.11395317104">
                <text:p>-1378.11395317104</text:p>
              </table:table-cell>
              <table:table-cell office:value-type="float" office:value="1690.50702479385">
                <text:p>1690.5070247938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-281.425602607376">
                <text:p>-281.425602607376</text:p>
              </table:table-cell>
              <table:table-cell office:value-type="float" office:value="-1398.08558466109">
                <text:p>-1398.08558466109</text:p>
              </table:table-cell>
              <table:table-cell office:value-type="float" office:value="1679.51118726847">
                <text:p>1679.5111872684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-250.372408627159">
                <text:p>-250.372408627159</text:p>
              </table:table-cell>
              <table:table-cell office:value-type="float" office:value="-1417.63134573849">
                <text:p>-1417.63134573849</text:p>
              </table:table-cell>
              <table:table-cell office:value-type="float" office:value="1668.00375436565">
                <text:p>1668.0037543656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-219.24294878586">
                <text:p>-219.24294878586</text:p>
              </table:table-cell>
              <table:table-cell office:value-type="float" office:value="-1436.74528257508">
                <text:p>-1436.74528257508</text:p>
              </table:table-cell>
              <table:table-cell office:value-type="float" office:value="1655.98823136094">
                <text:p>1655.9882313609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-188.046705418508">
                <text:p>-188.046705418508</text:p>
              </table:table-cell>
              <table:table-cell office:value-type="float" office:value="-1455.42157288053">
                <text:p>-1455.42157288053</text:p>
              </table:table-cell>
              <table:table-cell office:value-type="float" office:value="1643.46827829904">
                <text:p>1643.4682782990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-156.793181203037">
                <text:p>-156.793181203037</text:p>
              </table:table-cell>
              <table:table-cell office:value-type="float" office:value="-1473.6545276759">
                <text:p>-1473.6545276759</text:p>
              </table:table-cell>
              <table:table-cell office:value-type="float" office:value="1630.44770887893">
                <text:p>1630.4477088789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-125.491896265682">
                <text:p>-125.491896265682</text:p>
              </table:table-cell>
              <table:table-cell office:value-type="float" office:value="-1491.43859302652">
                <text:p>-1491.43859302652</text:p>
              </table:table-cell>
              <table:table-cell office:value-type="float" office:value="1616.9304892922">
                <text:p>1616.930489292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-94.1523852810569">
                <text:p>-94.1523852810569</text:p>
              </table:table-cell>
              <table:table-cell office:value-type="float" office:value="-1508.76835173382">
                <text:p>-1508.76835173382</text:p>
              </table:table-cell>
              <table:table-cell office:value-type="float" office:value="1602.92073701487">
                <text:p>1602.9207370148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-62.784194567799">
                <text:p>-62.784194567799</text:p>
              </table:table-cell>
              <table:table-cell office:value-type="float" office:value="-1525.63852498541">
                <text:p>-1525.63852498541</text:p>
              </table:table-cell>
              <table:table-cell office:value-type="float" office:value="1588.42271955321">
                <text:p>1588.4227195532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-31.3968791806731">
                <text:p>-31.3968791806731</text:p>
              </table:table-cell>
              <table:table-cell office:value-type="float" office:value="-1542.0439739631">
                <text:p>-1542.0439739631</text:p>
              </table:table-cell>
              <table:table-cell office:value-type="float" office:value="1573.44085314377">
                <text:p>1573.4408531437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00000000000440627918333218">
                <text:p>-0.000000000000440627918333218</text:p>
              </table:table-cell>
              <table:table-cell office:value-type="float" office:value="-1557.9797014082">
                <text:p>-1557.9797014082</text:p>
              </table:table-cell>
              <table:table-cell office:value-type="float" office:value="1557.97970140821">
                <text:p>1557.97970140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line" chart:column-mapping="0 1" chart:style-name="ch1">
        <chart:legend chart:legend-position="end" svg:x="12.966cm" svg:y="3.704cm" style:legend-expansion="high" chart:style-name="ch2"/>
        <chart:plot-area chart:style-name="ch3" table:cell-range-address="Sheet1.J2:Sheet1.K362 Sheet1.H2:Sheet1.H362" chart:data-source-has-labels="both" svg:x="0.32cm" svg:y="0.18cm" svg:width="12.326cm" svg:height="8.642cm">
          <chartooo:coordinate-region svg:x="1.312cm" svg:y="0.18cm" svg:width="11.334cm" svg:height="7.389cm"/>
          <chart:axis chart:dimension="x" chart:name="primary-x" chart:style-name="ch4" chartooo:axis-type="auto">
            <chartooo:date-scale/>
            <chart:categories table:cell-range-address="Sheet1.K3:Sheet1.K3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3:Sheet1.H362" chart:label-cell-address="Sheet1.H2:Sheet1.H2" chart:class="chart:line">
            <chart:data-point chart:repeated="360"/>
          </chart:series>
          <chart:series chart:style-name="ch7" chart:values-cell-range-address="Sheet1.J3:Sheet1.J362" chart:label-cell-address="Sheet1.J2:Sheet1.J2" chart:class="chart:line">
            <chart:data-point chart:repeated="360"/>
          </chart:series>
          <chart:series chart:style-name="ch8" chart:values-cell-range-address="Sheet1.K3:Sheet1.K362" chart:label-cell-address="Sheet1.K2:Sheet1.K2" chart:class="chart:line">
            <chart:data-point chart:repeated="3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J2:Sheet1.J2</svg:desc>
                </draw:g>
              </table:table-cell>
              <table:table-cell office:value-type="string">
                <text:p>Phase Csv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1678.37120677672">
                <text:p>1678.37120677672</text:p>
                <draw:g>
                  <svg:desc>Sheet1.K3:Sheet1.K362</svg:desc>
                </draw:g>
              </table:table-cell>
              <table:table-cell office:value-type="float" office:value="923.047659385505">
                <text:p>923.047659385505</text:p>
                <draw:g>
                  <svg:desc>Sheet1.H3:Sheet1.H362</svg:desc>
                </draw:g>
              </table:table-cell>
              <table:table-cell office:value-type="float" office:value="120.628793223282">
                <text:p>120.628793223282</text:p>
                <draw:g>
                  <svg:desc>Sheet1.J3:Sheet1.J362</svg:desc>
                </draw:g>
              </table:table-cell>
              <table:table-cell office:value-type="float" office:value="1678.37120677672">
                <text:p>1678.37120677672</text:p>
                <draw:g>
                  <svg:desc>Sheet1.K3:Sheet1.K362</svg:desc>
                </draw:g>
              </table:table-cell>
            </table:table-row>
            <table:table-row>
              <table:table-cell office:value-type="float" office:value="1678.01531113466">
                <text:p>1678.01531113466</text:p>
              </table:table-cell>
              <table:table-cell office:value-type="float" office:value="946.588145925849">
                <text:p>946.588145925849</text:p>
              </table:table-cell>
              <table:table-cell office:value-type="float" office:value="120.984688865345">
                <text:p>120.984688865345</text:p>
              </table:table-cell>
              <table:table-cell office:value-type="float" office:value="1678.01531113466">
                <text:p>1678.01531113466</text:p>
              </table:table-cell>
            </table:table-row>
            <table:table-row>
              <table:table-cell office:value-type="float" office:value="1677.42227218717">
                <text:p>1677.42227218717</text:p>
              </table:table-cell>
              <table:table-cell office:value-type="float" office:value="970.114288960792">
                <text:p>970.114288960792</text:p>
              </table:table-cell>
              <table:table-cell office:value-type="float" office:value="121.577727812827">
                <text:p>121.577727812827</text:p>
              </table:table-cell>
              <table:table-cell office:value-type="float" office:value="1677.42227218717">
                <text:p>1677.42227218717</text:p>
              </table:table-cell>
            </table:table-row>
            <table:table-row>
              <table:table-cell office:value-type="float" office:value="1676.59227057968">
                <text:p>1676.59227057968</text:p>
              </table:table-cell>
              <table:table-cell office:value-type="float" office:value="993.618922199261">
                <text:p>993.618922199261</text:p>
              </table:table-cell>
              <table:table-cell office:value-type="float" office:value="122.40772942032">
                <text:p>122.40772942032</text:p>
              </table:table-cell>
              <table:table-cell office:value-type="float" office:value="1676.59227057968">
                <text:p>1676.59227057968</text:p>
              </table:table-cell>
            </table:table-row>
            <table:table-row>
              <table:table-cell office:value-type="float" office:value="1675.52555913871">
                <text:p>1675.52555913871</text:p>
              </table:table-cell>
              <table:table-cell office:value-type="float" office:value="1017.09488590228">
                <text:p>1017.09488590228</text:p>
              </table:table-cell>
              <table:table-cell office:value-type="float" office:value="123.474440861293">
                <text:p>123.474440861293</text:p>
              </table:table-cell>
              <table:table-cell office:value-type="float" office:value="1675.52555913871">
                <text:p>1675.52555913871</text:p>
              </table:table-cell>
            </table:table-row>
            <table:table-row>
              <table:table-cell office:value-type="float" office:value="1674.22246279489">
                <text:p>1674.22246279489</text:p>
              </table:table-cell>
              <table:table-cell office:value-type="float" office:value="1040.53502906388">
                <text:p>1040.53502906388</text:p>
              </table:table-cell>
              <table:table-cell office:value-type="float" office:value="124.777537205108">
                <text:p>124.777537205108</text:p>
              </table:table-cell>
              <table:table-cell office:value-type="float" office:value="1674.22246279489">
                <text:p>1674.22246279489</text:p>
              </table:table-cell>
            </table:table-row>
            <table:table-row>
              <table:table-cell office:value-type="float" office:value="1672.683378484">
                <text:p>1672.683378484</text:p>
              </table:table-cell>
              <table:table-cell office:value-type="float" office:value="1063.9322115894">
                <text:p>1063.9322115894</text:p>
              </table:table-cell>
              <table:table-cell office:value-type="float" office:value="126.316621515995">
                <text:p>126.316621515995</text:p>
              </table:table-cell>
              <table:table-cell office:value-type="float" office:value="1672.683378484">
                <text:p>1672.683378484</text:p>
              </table:table-cell>
            </table:table-row>
            <table:table-row>
              <table:table-cell office:value-type="float" office:value="1670.90877502604">
                <text:p>1670.90877502604</text:p>
              </table:table-cell>
              <table:table-cell office:value-type="float" office:value="1087.27930647037">
                <text:p>1087.27930647037</text:p>
              </table:table-cell>
              <table:table-cell office:value-type="float" office:value="128.091224973964">
                <text:p>128.091224973964</text:p>
              </table:table-cell>
              <table:table-cell office:value-type="float" office:value="1670.90877502604">
                <text:p>1670.90877502604</text:p>
              </table:table-cell>
            </table:table-row>
            <table:table-row>
              <table:table-cell office:value-type="float" office:value="1668.89919298239">
                <text:p>1668.89919298239</text:p>
              </table:table-cell>
              <table:table-cell office:value-type="float" office:value="1110.56920195553">
                <text:p>1110.56920195553</text:p>
              </table:table-cell>
              <table:table-cell office:value-type="float" office:value="130.100807017611">
                <text:p>130.100807017611</text:p>
              </table:table-cell>
              <table:table-cell office:value-type="float" office:value="1668.89919298239">
                <text:p>1668.89919298239</text:p>
              </table:table-cell>
            </table:table-row>
            <table:table-row>
              <table:table-cell office:value-type="float" office:value="1666.65524449122">
                <text:p>1666.65524449122</text:p>
              </table:table-cell>
              <table:table-cell office:value-type="float" office:value="1133.79480371711">
                <text:p>1133.79480371711</text:p>
              </table:table-cell>
              <table:table-cell office:value-type="float" office:value="132.344755508777">
                <text:p>132.344755508777</text:p>
              </table:table-cell>
              <table:table-cell office:value-type="float" office:value="1666.65524449122">
                <text:p>1666.65524449122</text:p>
              </table:table-cell>
            </table:table-row>
            <table:table-row>
              <table:table-cell office:value-type="float" office:value="1664.17761308098">
                <text:p>1664.17761308098</text:p>
              </table:table-cell>
              <table:table-cell office:value-type="float" office:value="1156.9490370118">
                <text:p>1156.9490370118</text:p>
              </table:table-cell>
              <table:table-cell office:value-type="float" office:value="134.822386919015">
                <text:p>134.822386919015</text:p>
              </table:table-cell>
              <table:table-cell office:value-type="float" office:value="1664.17761308098">
                <text:p>1664.17761308098</text:p>
              </table:table-cell>
            </table:table-row>
            <table:table-row>
              <table:table-cell office:value-type="float" office:value="1661.4670534622">
                <text:p>1661.4670534622</text:p>
              </table:table-cell>
              <table:table-cell office:value-type="float" office:value="1180.02484883586">
                <text:p>1180.02484883586</text:p>
              </table:table-cell>
              <table:table-cell office:value-type="float" office:value="137.532946537797">
                <text:p>137.532946537797</text:p>
              </table:table-cell>
              <table:table-cell office:value-type="float" office:value="1661.4670534622">
                <text:p>1661.4670534622</text:p>
              </table:table-cell>
            </table:table-row>
            <table:table-row>
              <table:table-cell office:value-type="float" office:value="1658.5243912976">
                <text:p>1658.5243912976</text:p>
              </table:table-cell>
              <table:table-cell office:value-type="float" office:value="1203.01521007346">
                <text:p>1203.01521007346</text:p>
              </table:table-cell>
              <table:table-cell office:value-type="float" office:value="140.475608702403">
                <text:p>140.475608702403</text:p>
              </table:table-cell>
              <table:table-cell office:value-type="float" office:value="1658.5243912976">
                <text:p>1658.5243912976</text:p>
              </table:table-cell>
            </table:table-row>
            <table:table-row>
              <table:table-cell office:value-type="float" office:value="1655.35052295057">
                <text:p>1655.35052295057</text:p>
              </table:table-cell>
              <table:table-cell office:value-type="float" office:value="1225.91311763785">
                <text:p>1225.91311763785</text:p>
              </table:table-cell>
              <table:table-cell office:value-type="float" office:value="143.649477049433">
                <text:p>143.649477049433</text:p>
              </table:table-cell>
              <table:table-cell office:value-type="float" office:value="1655.35052295057">
                <text:p>1655.35052295057</text:p>
              </table:table-cell>
            </table:table-row>
            <table:table-row>
              <table:table-cell office:value-type="float" office:value="1651.94641521216">
                <text:p>1651.94641521216</text:p>
              </table:table-cell>
              <table:table-cell office:value-type="float" office:value="1248.71159660458">
                <text:p>1248.71159660458</text:p>
              </table:table-cell>
              <table:table-cell office:value-type="float" office:value="147.053584787842">
                <text:p>147.053584787842</text:p>
              </table:table-cell>
              <table:table-cell office:value-type="float" office:value="1651.94641521216">
                <text:p>1651.94641521216</text:p>
              </table:table-cell>
            </table:table-row>
            <table:table-row>
              <table:table-cell office:value-type="float" office:value="1648.31310500656">
                <text:p>1648.31310500656</text:p>
              </table:table-cell>
              <table:table-cell office:value-type="float" office:value="1271.40370233609">
                <text:p>1271.40370233609</text:p>
              </table:table-cell>
              <table:table-cell office:value-type="float" office:value="150.686894993437">
                <text:p>150.686894993437</text:p>
              </table:table-cell>
              <table:table-cell office:value-type="float" office:value="1648.31310500656">
                <text:p>1648.31310500656</text:p>
              </table:table-cell>
            </table:table-row>
            <table:table-row>
              <table:table-cell office:value-type="float" office:value="1644.45169907527">
                <text:p>1644.45169907527</text:p>
              </table:table-cell>
              <table:table-cell office:value-type="float" office:value="1293.98252259715">
                <text:p>1293.98252259715</text:p>
              </table:table-cell>
              <table:table-cell office:value-type="float" office:value="154.548300924732">
                <text:p>154.548300924732</text:p>
              </table:table-cell>
              <table:table-cell office:value-type="float" office:value="1644.45169907527">
                <text:p>1644.45169907527</text:p>
              </table:table-cell>
            </table:table-row>
            <table:table-row>
              <table:table-cell office:value-type="float" office:value="1640.36337363993">
                <text:p>1640.36337363993</text:p>
              </table:table-cell>
              <table:table-cell office:value-type="float" office:value="1316.4411796604">
                <text:p>1316.4411796604</text:p>
              </table:table-cell>
              <table:table-cell office:value-type="float" office:value="158.636626360074">
                <text:p>158.636626360074</text:p>
              </table:table-cell>
              <table:table-cell office:value-type="float" office:value="1640.36337363993">
                <text:p>1640.36337363993</text:p>
              </table:table-cell>
            </table:table-row>
            <table:table-row>
              <table:table-cell office:value-type="float" office:value="1636.04937404407">
                <text:p>1636.04937404407</text:p>
              </table:table-cell>
              <table:table-cell office:value-type="float" office:value="1338.77283240132">
                <text:p>1338.77283240132</text:p>
              </table:table-cell>
              <table:table-cell office:value-type="float" office:value="162.950625955933">
                <text:p>162.950625955933</text:p>
              </table:table-cell>
              <table:table-cell office:value-type="float" office:value="1636.04937404407">
                <text:p>1636.04937404407</text:p>
              </table:table-cell>
            </table:table-row>
            <table:table-row>
              <table:table-cell office:value-type="float" office:value="1631.51101437376">
                <text:p>1631.51101437376</text:p>
              </table:table-cell>
              <table:table-cell office:value-type="float" office:value="1360.97067838216">
                <text:p>1360.97067838216</text:p>
              </table:table-cell>
              <table:table-cell office:value-type="float" office:value="167.488985626238">
                <text:p>167.488985626238</text:p>
              </table:table-cell>
              <table:table-cell office:value-type="float" office:value="1631.51101437376">
                <text:p>1631.51101437376</text:p>
              </table:table-cell>
            </table:table-row>
            <table:table-row>
              <table:table-cell office:value-type="float" office:value="1626.74967705733">
                <text:p>1626.74967705733</text:p>
              </table:table-cell>
              <table:table-cell office:value-type="float" office:value="1383.027955924">
                <text:p>1383.027955924</text:p>
              </table:table-cell>
              <table:table-cell office:value-type="float" office:value="172.250322942672">
                <text:p>172.250322942672</text:p>
              </table:table-cell>
              <table:table-cell office:value-type="float" office:value="1626.74967705733">
                <text:p>1626.74967705733</text:p>
              </table:table-cell>
            </table:table-row>
            <table:table-row>
              <table:table-cell office:value-type="float" office:value="1621.76681244424">
                <text:p>1621.76681244424</text:p>
              </table:table-cell>
              <table:table-cell office:value-type="float" office:value="1404.93794616642">
                <text:p>1404.93794616642</text:p>
              </table:table-cell>
              <table:table-cell office:value-type="float" office:value="177.233187555764">
                <text:p>177.233187555764</text:p>
              </table:table-cell>
              <table:table-cell office:value-type="float" office:value="1621.76681244424">
                <text:p>1621.76681244424</text:p>
              </table:table-cell>
            </table:table-row>
            <table:table-row>
              <table:table-cell office:value-type="float" office:value="1616.56393836332">
                <text:p>1616.56393836332</text:p>
              </table:table-cell>
              <table:table-cell office:value-type="float" office:value="1426.69397511415">
                <text:p>1426.69397511415</text:p>
              </table:table-cell>
              <table:table-cell office:value-type="float" office:value="182.436061636682">
                <text:p>182.436061636682</text:p>
              </table:table-cell>
              <table:table-cell office:value-type="float" office:value="1616.56393836332">
                <text:p>1616.56393836332</text:p>
              </table:table-cell>
            </table:table-row>
            <table:table-row>
              <table:table-cell office:value-type="float" office:value="1611.14263966042">
                <text:p>1611.14263966042</text:p>
              </table:table-cell>
              <table:table-cell office:value-type="float" office:value="1448.28941567002">
                <text:p>1448.28941567002</text:p>
              </table:table-cell>
              <table:table-cell office:value-type="float" office:value="187.857360339579">
                <text:p>187.857360339579</text:p>
              </table:table-cell>
              <table:table-cell office:value-type="float" office:value="1611.14263966042">
                <text:p>1611.14263966042</text:p>
              </table:table-cell>
            </table:table-row>
            <table:table-row>
              <table:table-cell office:value-type="float" office:value="1605.50456771565">
                <text:p>1605.50456771565</text:p>
              </table:table-cell>
              <table:table-cell office:value-type="float" office:value="1469.71768965364">
                <text:p>1469.71768965364</text:p>
              </table:table-cell>
              <table:table-cell office:value-type="float" office:value="193.495432284355">
                <text:p>193.495432284355</text:p>
              </table:table-cell>
              <table:table-cell office:value-type="float" office:value="1605.50456771565">
                <text:p>1605.50456771565</text:p>
              </table:table-cell>
            </table:table-row>
            <table:table-row>
              <table:table-cell office:value-type="float" office:value="1599.65143994032">
                <text:p>1599.65143994032</text:p>
              </table:table-cell>
              <table:table-cell office:value-type="float" office:value="1490.97226980516">
                <text:p>1490.97226980516</text:p>
              </table:table-cell>
              <table:table-cell office:value-type="float" office:value="199.348560059676">
                <text:p>199.348560059676</text:p>
              </table:table-cell>
              <table:table-cell office:value-type="float" office:value="1599.65143994032">
                <text:p>1599.65143994032</text:p>
              </table:table-cell>
            </table:table-row>
            <table:table-row>
              <table:table-cell office:value-type="float" office:value="1593.58503925388">
                <text:p>1593.58503925388</text:p>
              </table:table-cell>
              <table:table-cell office:value-type="float" office:value="1512.04668177358">
                <text:p>1512.04668177358</text:p>
              </table:table-cell>
              <table:table-cell office:value-type="float" office:value="205.414960746122">
                <text:p>205.414960746122</text:p>
              </table:table-cell>
              <table:table-cell office:value-type="float" office:value="1593.58503925388">
                <text:p>1593.58503925388</text:p>
              </table:table-cell>
            </table:table-row>
            <table:table-row>
              <table:table-cell office:value-type="float" office:value="1587.30721354072">
                <text:p>1587.30721354072</text:p>
              </table:table-cell>
              <table:table-cell office:value-type="float" office:value="1532.93450608886">
                <text:p>1532.93450608886</text:p>
              </table:table-cell>
              <table:table-cell office:value-type="float" office:value="211.692786459278">
                <text:p>211.692786459278</text:p>
              </table:table-cell>
              <table:table-cell office:value-type="float" office:value="1587.30721354072">
                <text:p>1587.30721354072</text:p>
              </table:table-cell>
            </table:table-row>
            <table:table-row>
              <table:table-cell office:value-type="float" office:value="1580.81987508738">
                <text:p>1580.81987508738</text:p>
              </table:table-cell>
              <table:table-cell office:value-type="float" office:value="1553.62938011737">
                <text:p>1553.62938011737</text:p>
              </table:table-cell>
              <table:table-cell office:value-type="float" office:value="218.180124912616">
                <text:p>218.180124912616</text:p>
              </table:table-cell>
              <table:table-cell office:value-type="float" office:value="1580.81987508738">
                <text:p>1580.81987508738</text:p>
              </table:table-cell>
            </table:table-row>
            <table:table-row>
              <table:table-cell office:value-type="float" office:value="1574.125">
                <text:p>1574.125</text:p>
              </table:table-cell>
              <table:table-cell office:value-type="float" office:value="1574.125">
                <text:p>1574.125</text:p>
              </table:table-cell>
              <table:table-cell office:value-type="float" office:value="224.875">
                <text:p>224.875</text:p>
              </table:table-cell>
              <table:table-cell office:value-type="float" office:value="1574.125">
                <text:p>1574.125</text:p>
              </table:table-cell>
            </table:table-row>
            <table:table-row>
              <table:table-cell office:value-type="float" office:value="1553.62938011737">
                <text:p>1553.62938011737</text:p>
              </table:table-cell>
              <table:table-cell office:value-type="float" office:value="1580.81987508738">
                <text:p>1580.81987508738</text:p>
              </table:table-cell>
              <table:table-cell office:value-type="float" office:value="218.180124912616">
                <text:p>218.180124912616</text:p>
              </table:table-cell>
              <table:table-cell office:value-type="float" office:value="1553.62938011737">
                <text:p>1553.62938011737</text:p>
              </table:table-cell>
            </table:table-row>
            <table:table-row>
              <table:table-cell office:value-type="float" office:value="1532.93450608886">
                <text:p>1532.93450608886</text:p>
              </table:table-cell>
              <table:table-cell office:value-type="float" office:value="1587.30721354072">
                <text:p>1587.30721354072</text:p>
              </table:table-cell>
              <table:table-cell office:value-type="float" office:value="211.692786459278">
                <text:p>211.692786459278</text:p>
              </table:table-cell>
              <table:table-cell office:value-type="float" office:value="1532.93450608886">
                <text:p>1532.93450608886</text:p>
              </table:table-cell>
            </table:table-row>
            <table:table-row>
              <table:table-cell office:value-type="float" office:value="1512.04668177358">
                <text:p>1512.04668177358</text:p>
              </table:table-cell>
              <table:table-cell office:value-type="float" office:value="1593.58503925388">
                <text:p>1593.58503925388</text:p>
              </table:table-cell>
              <table:table-cell office:value-type="float" office:value="205.414960746122">
                <text:p>205.414960746122</text:p>
              </table:table-cell>
              <table:table-cell office:value-type="float" office:value="1512.04668177358">
                <text:p>1512.04668177358</text:p>
              </table:table-cell>
            </table:table-row>
            <table:table-row>
              <table:table-cell office:value-type="float" office:value="1490.97226980516">
                <text:p>1490.97226980516</text:p>
              </table:table-cell>
              <table:table-cell office:value-type="float" office:value="1599.65143994032">
                <text:p>1599.65143994032</text:p>
              </table:table-cell>
              <table:table-cell office:value-type="float" office:value="199.348560059676">
                <text:p>199.348560059676</text:p>
              </table:table-cell>
              <table:table-cell office:value-type="float" office:value="1490.97226980516">
                <text:p>1490.97226980516</text:p>
              </table:table-cell>
            </table:table-row>
            <table:table-row>
              <table:table-cell office:value-type="float" office:value="1469.71768965364">
                <text:p>1469.71768965364</text:p>
              </table:table-cell>
              <table:table-cell office:value-type="float" office:value="1605.50456771565">
                <text:p>1605.50456771565</text:p>
              </table:table-cell>
              <table:table-cell office:value-type="float" office:value="193.495432284355">
                <text:p>193.495432284355</text:p>
              </table:table-cell>
              <table:table-cell office:value-type="float" office:value="1469.71768965364">
                <text:p>1469.71768965364</text:p>
              </table:table-cell>
            </table:table-row>
            <table:table-row>
              <table:table-cell office:value-type="float" office:value="1448.28941567002">
                <text:p>1448.28941567002</text:p>
              </table:table-cell>
              <table:table-cell office:value-type="float" office:value="1611.14263966042">
                <text:p>1611.14263966042</text:p>
              </table:table-cell>
              <table:table-cell office:value-type="float" office:value="187.857360339579">
                <text:p>187.857360339579</text:p>
              </table:table-cell>
              <table:table-cell office:value-type="float" office:value="1448.28941567002">
                <text:p>1448.28941567002</text:p>
              </table:table-cell>
            </table:table-row>
            <table:table-row>
              <table:table-cell office:value-type="float" office:value="1426.69397511415">
                <text:p>1426.69397511415</text:p>
              </table:table-cell>
              <table:table-cell office:value-type="float" office:value="1616.56393836332">
                <text:p>1616.56393836332</text:p>
              </table:table-cell>
              <table:table-cell office:value-type="float" office:value="182.436061636682">
                <text:p>182.436061636682</text:p>
              </table:table-cell>
              <table:table-cell office:value-type="float" office:value="1426.69397511415">
                <text:p>1426.69397511415</text:p>
              </table:table-cell>
            </table:table-row>
            <table:table-row>
              <table:table-cell office:value-type="float" office:value="1404.93794616642">
                <text:p>1404.93794616642</text:p>
              </table:table-cell>
              <table:table-cell office:value-type="float" office:value="1621.76681244424">
                <text:p>1621.76681244424</text:p>
              </table:table-cell>
              <table:table-cell office:value-type="float" office:value="177.233187555764">
                <text:p>177.233187555764</text:p>
              </table:table-cell>
              <table:table-cell office:value-type="float" office:value="1404.93794616642">
                <text:p>1404.93794616642</text:p>
              </table:table-cell>
            </table:table-row>
            <table:table-row>
              <table:table-cell office:value-type="float" office:value="1383.027955924">
                <text:p>1383.027955924</text:p>
              </table:table-cell>
              <table:table-cell office:value-type="float" office:value="1626.74967705733">
                <text:p>1626.74967705733</text:p>
              </table:table-cell>
              <table:table-cell office:value-type="float" office:value="172.250322942672">
                <text:p>172.250322942672</text:p>
              </table:table-cell>
              <table:table-cell office:value-type="float" office:value="1383.027955924">
                <text:p>1383.027955924</text:p>
              </table:table-cell>
            </table:table-row>
            <table:table-row>
              <table:table-cell office:value-type="float" office:value="1360.97067838216">
                <text:p>1360.97067838216</text:p>
              </table:table-cell>
              <table:table-cell office:value-type="float" office:value="1631.51101437376">
                <text:p>1631.51101437376</text:p>
              </table:table-cell>
              <table:table-cell office:value-type="float" office:value="167.488985626238">
                <text:p>167.488985626238</text:p>
              </table:table-cell>
              <table:table-cell office:value-type="float" office:value="1360.97067838216">
                <text:p>1360.97067838216</text:p>
              </table:table-cell>
            </table:table-row>
            <table:table-row>
              <table:table-cell office:value-type="float" office:value="1338.77283240132">
                <text:p>1338.77283240132</text:p>
              </table:table-cell>
              <table:table-cell office:value-type="float" office:value="1636.04937404407">
                <text:p>1636.04937404407</text:p>
              </table:table-cell>
              <table:table-cell office:value-type="float" office:value="162.950625955933">
                <text:p>162.950625955933</text:p>
              </table:table-cell>
              <table:table-cell office:value-type="float" office:value="1338.77283240132">
                <text:p>1338.77283240132</text:p>
              </table:table-cell>
            </table:table-row>
            <table:table-row>
              <table:table-cell office:value-type="float" office:value="1316.4411796604">
                <text:p>1316.4411796604</text:p>
              </table:table-cell>
              <table:table-cell office:value-type="float" office:value="1640.36337363993">
                <text:p>1640.36337363993</text:p>
              </table:table-cell>
              <table:table-cell office:value-type="float" office:value="158.636626360074">
                <text:p>158.636626360074</text:p>
              </table:table-cell>
              <table:table-cell office:value-type="float" office:value="1316.4411796604">
                <text:p>1316.4411796604</text:p>
              </table:table-cell>
            </table:table-row>
            <table:table-row>
              <table:table-cell office:value-type="float" office:value="1293.98252259715">
                <text:p>1293.98252259715</text:p>
              </table:table-cell>
              <table:table-cell office:value-type="float" office:value="1644.45169907527">
                <text:p>1644.45169907527</text:p>
              </table:table-cell>
              <table:table-cell office:value-type="float" office:value="154.548300924732">
                <text:p>154.548300924732</text:p>
              </table:table-cell>
              <table:table-cell office:value-type="float" office:value="1293.98252259715">
                <text:p>1293.98252259715</text:p>
              </table:table-cell>
            </table:table-row>
            <table:table-row>
              <table:table-cell office:value-type="float" office:value="1271.40370233609">
                <text:p>1271.40370233609</text:p>
              </table:table-cell>
              <table:table-cell office:value-type="float" office:value="1648.31310500656">
                <text:p>1648.31310500656</text:p>
              </table:table-cell>
              <table:table-cell office:value-type="float" office:value="150.686894993437">
                <text:p>150.686894993437</text:p>
              </table:table-cell>
              <table:table-cell office:value-type="float" office:value="1271.40370233609">
                <text:p>1271.40370233609</text:p>
              </table:table-cell>
            </table:table-row>
            <table:table-row>
              <table:table-cell office:value-type="float" office:value="1248.71159660458">
                <text:p>1248.71159660458</text:p>
              </table:table-cell>
              <table:table-cell office:value-type="float" office:value="1651.94641521216">
                <text:p>1651.94641521216</text:p>
              </table:table-cell>
              <table:table-cell office:value-type="float" office:value="147.053584787842">
                <text:p>147.053584787842</text:p>
              </table:table-cell>
              <table:table-cell office:value-type="float" office:value="1248.71159660458">
                <text:p>1248.71159660458</text:p>
              </table:table-cell>
            </table:table-row>
            <table:table-row>
              <table:table-cell office:value-type="float" office:value="1225.91311763785">
                <text:p>1225.91311763785</text:p>
              </table:table-cell>
              <table:table-cell office:value-type="float" office:value="1655.35052295057">
                <text:p>1655.35052295057</text:p>
              </table:table-cell>
              <table:table-cell office:value-type="float" office:value="143.649477049433">
                <text:p>143.649477049433</text:p>
              </table:table-cell>
              <table:table-cell office:value-type="float" office:value="1225.91311763785">
                <text:p>1225.91311763785</text:p>
              </table:table-cell>
            </table:table-row>
            <table:table-row>
              <table:table-cell office:value-type="float" office:value="1203.01521007346">
                <text:p>1203.01521007346</text:p>
              </table:table-cell>
              <table:table-cell office:value-type="float" office:value="1658.5243912976">
                <text:p>1658.5243912976</text:p>
              </table:table-cell>
              <table:table-cell office:value-type="float" office:value="140.475608702403">
                <text:p>140.475608702403</text:p>
              </table:table-cell>
              <table:table-cell office:value-type="float" office:value="1203.01521007346">
                <text:p>1203.01521007346</text:p>
              </table:table-cell>
            </table:table-row>
            <table:table-row>
              <table:table-cell office:value-type="float" office:value="1180.02484883586">
                <text:p>1180.02484883586</text:p>
              </table:table-cell>
              <table:table-cell office:value-type="float" office:value="1661.4670534622">
                <text:p>1661.4670534622</text:p>
              </table:table-cell>
              <table:table-cell office:value-type="float" office:value="137.532946537797">
                <text:p>137.532946537797</text:p>
              </table:table-cell>
              <table:table-cell office:value-type="float" office:value="1180.02484883586">
                <text:p>1180.02484883586</text:p>
              </table:table-cell>
            </table:table-row>
            <table:table-row>
              <table:table-cell office:value-type="float" office:value="1156.9490370118">
                <text:p>1156.9490370118</text:p>
              </table:table-cell>
              <table:table-cell office:value-type="float" office:value="1664.17761308098">
                <text:p>1664.17761308098</text:p>
              </table:table-cell>
              <table:table-cell office:value-type="float" office:value="134.822386919016">
                <text:p>134.822386919016</text:p>
              </table:table-cell>
              <table:table-cell office:value-type="float" office:value="1156.9490370118">
                <text:p>1156.9490370118</text:p>
              </table:table-cell>
            </table:table-row>
            <table:table-row>
              <table:table-cell office:value-type="float" office:value="1133.79480371711">
                <text:p>1133.79480371711</text:p>
              </table:table-cell>
              <table:table-cell office:value-type="float" office:value="1666.65524449122">
                <text:p>1666.65524449122</text:p>
              </table:table-cell>
              <table:table-cell office:value-type="float" office:value="132.344755508777">
                <text:p>132.344755508777</text:p>
              </table:table-cell>
              <table:table-cell office:value-type="float" office:value="1133.79480371711">
                <text:p>1133.79480371711</text:p>
              </table:table-cell>
            </table:table-row>
            <table:table-row>
              <table:table-cell office:value-type="float" office:value="1110.56920195553">
                <text:p>1110.56920195553</text:p>
              </table:table-cell>
              <table:table-cell office:value-type="float" office:value="1668.89919298239">
                <text:p>1668.89919298239</text:p>
              </table:table-cell>
              <table:table-cell office:value-type="float" office:value="130.100807017611">
                <text:p>130.100807017611</text:p>
              </table:table-cell>
              <table:table-cell office:value-type="float" office:value="1110.56920195553">
                <text:p>1110.56920195553</text:p>
              </table:table-cell>
            </table:table-row>
            <table:table-row>
              <table:table-cell office:value-type="float" office:value="1087.27930647037">
                <text:p>1087.27930647037</text:p>
              </table:table-cell>
              <table:table-cell office:value-type="float" office:value="1670.90877502604">
                <text:p>1670.90877502604</text:p>
              </table:table-cell>
              <table:table-cell office:value-type="float" office:value="128.091224973964">
                <text:p>128.091224973964</text:p>
              </table:table-cell>
              <table:table-cell office:value-type="float" office:value="1087.27930647037">
                <text:p>1087.27930647037</text:p>
              </table:table-cell>
            </table:table-row>
            <table:table-row>
              <table:table-cell office:value-type="float" office:value="1063.9322115894">
                <text:p>1063.9322115894</text:p>
              </table:table-cell>
              <table:table-cell office:value-type="float" office:value="1672.68337848401">
                <text:p>1672.68337848401</text:p>
              </table:table-cell>
              <table:table-cell office:value-type="float" office:value="126.316621515995">
                <text:p>126.316621515995</text:p>
              </table:table-cell>
              <table:table-cell office:value-type="float" office:value="1063.9322115894">
                <text:p>1063.9322115894</text:p>
              </table:table-cell>
            </table:table-row>
            <table:table-row>
              <table:table-cell office:value-type="float" office:value="1040.53502906388">
                <text:p>1040.53502906388</text:p>
              </table:table-cell>
              <table:table-cell office:value-type="float" office:value="1674.22246279489">
                <text:p>1674.22246279489</text:p>
              </table:table-cell>
              <table:table-cell office:value-type="float" office:value="124.777537205108">
                <text:p>124.777537205108</text:p>
              </table:table-cell>
              <table:table-cell office:value-type="float" office:value="1040.53502906388">
                <text:p>1040.53502906388</text:p>
              </table:table-cell>
            </table:table-row>
            <table:table-row>
              <table:table-cell office:value-type="float" office:value="1017.09488590228">
                <text:p>1017.09488590228</text:p>
              </table:table-cell>
              <table:table-cell office:value-type="float" office:value="1675.52555913871">
                <text:p>1675.52555913871</text:p>
              </table:table-cell>
              <table:table-cell office:value-type="float" office:value="123.474440861293">
                <text:p>123.474440861293</text:p>
              </table:table-cell>
              <table:table-cell office:value-type="float" office:value="1017.09488590228">
                <text:p>1017.09488590228</text:p>
              </table:table-cell>
            </table:table-row>
            <table:table-row>
              <table:table-cell office:value-type="float" office:value="993.618922199261">
                <text:p>993.618922199261</text:p>
              </table:table-cell>
              <table:table-cell office:value-type="float" office:value="1676.59227057968">
                <text:p>1676.59227057968</text:p>
              </table:table-cell>
              <table:table-cell office:value-type="float" office:value="122.40772942032">
                <text:p>122.40772942032</text:p>
              </table:table-cell>
              <table:table-cell office:value-type="float" office:value="993.618922199261">
                <text:p>993.618922199261</text:p>
              </table:table-cell>
            </table:table-row>
            <table:table-row>
              <table:table-cell office:value-type="float" office:value="970.114288960792">
                <text:p>970.114288960792</text:p>
              </table:table-cell>
              <table:table-cell office:value-type="float" office:value="1677.42227218717">
                <text:p>1677.42227218717</text:p>
              </table:table-cell>
              <table:table-cell office:value-type="float" office:value="121.577727812827">
                <text:p>121.577727812827</text:p>
              </table:table-cell>
              <table:table-cell office:value-type="float" office:value="970.114288960792">
                <text:p>970.114288960792</text:p>
              </table:table-cell>
            </table:table-row>
            <table:table-row>
              <table:table-cell office:value-type="float" office:value="946.58814592585">
                <text:p>946.58814592585</text:p>
              </table:table-cell>
              <table:table-cell office:value-type="float" office:value="1678.01531113466">
                <text:p>1678.01531113466</text:p>
              </table:table-cell>
              <table:table-cell office:value-type="float" office:value="120.984688865345">
                <text:p>120.984688865345</text:p>
              </table:table-cell>
              <table:table-cell office:value-type="float" office:value="946.58814592585">
                <text:p>946.58814592585</text:p>
              </table:table-cell>
            </table:table-row>
            <table:table-row>
              <table:table-cell office:value-type="float" office:value="923.047659385505">
                <text:p>923.047659385505</text:p>
              </table:table-cell>
              <table:table-cell office:value-type="float" office:value="1678.37120677672">
                <text:p>1678.37120677672</text:p>
              </table:table-cell>
              <table:table-cell office:value-type="float" office:value="120.628793223282">
                <text:p>120.628793223282</text:p>
              </table:table-cell>
              <table:table-cell office:value-type="float" office:value="923.047659385505">
                <text:p>923.047659385505</text:p>
              </table:table-cell>
            </table:table-row>
            <table:table-row>
              <table:table-cell office:value-type="float" office:value="899.5">
                <text:p>899.5</text:p>
              </table:table-cell>
              <table:table-cell office:value-type="float" office:value="1678.4898507041">
                <text:p>1678.4898507041</text:p>
              </table:table-cell>
              <table:table-cell office:value-type="float" office:value="120.510149295897">
                <text:p>120.510149295897</text:p>
              </table:table-cell>
              <table:table-cell office:value-type="float" office:value="899.5">
                <text:p>899.5</text:p>
              </table:table-cell>
            </table:table-row>
            <table:table-row>
              <table:table-cell office:value-type="float" office:value="875.952340614495">
                <text:p>875.952340614495</text:p>
              </table:table-cell>
              <table:table-cell office:value-type="float" office:value="1678.37120677672">
                <text:p>1678.37120677672</text:p>
              </table:table-cell>
              <table:table-cell office:value-type="float" office:value="120.628793223282">
                <text:p>120.628793223282</text:p>
              </table:table-cell>
              <table:table-cell office:value-type="float" office:value="875.952340614495">
                <text:p>875.952340614495</text:p>
              </table:table-cell>
            </table:table-row>
            <table:table-row>
              <table:table-cell office:value-type="float" office:value="852.411854074151">
                <text:p>852.411854074151</text:p>
              </table:table-cell>
              <table:table-cell office:value-type="float" office:value="1678.01531113466">
                <text:p>1678.01531113466</text:p>
              </table:table-cell>
              <table:table-cell office:value-type="float" office:value="120.984688865345">
                <text:p>120.984688865345</text:p>
              </table:table-cell>
              <table:table-cell office:value-type="float" office:value="852.411854074151">
                <text:p>852.411854074151</text:p>
              </table:table-cell>
            </table:table-row>
            <table:table-row>
              <table:table-cell office:value-type="float" office:value="828.885711039208">
                <text:p>828.885711039208</text:p>
              </table:table-cell>
              <table:table-cell office:value-type="float" office:value="1677.42227218717">
                <text:p>1677.42227218717</text:p>
              </table:table-cell>
              <table:table-cell office:value-type="float" office:value="121.577727812827">
                <text:p>121.577727812827</text:p>
              </table:table-cell>
              <table:table-cell office:value-type="float" office:value="828.885711039208">
                <text:p>828.885711039208</text:p>
              </table:table-cell>
            </table:table-row>
            <table:table-row>
              <table:table-cell office:value-type="float" office:value="805.381077800739">
                <text:p>805.381077800739</text:p>
              </table:table-cell>
              <table:table-cell office:value-type="float" office:value="1676.59227057968">
                <text:p>1676.59227057968</text:p>
              </table:table-cell>
              <table:table-cell office:value-type="float" office:value="122.40772942032">
                <text:p>122.40772942032</text:p>
              </table:table-cell>
              <table:table-cell office:value-type="float" office:value="805.381077800739">
                <text:p>805.381077800739</text:p>
              </table:table-cell>
            </table:table-row>
            <table:table-row>
              <table:table-cell office:value-type="float" office:value="781.905114097722">
                <text:p>781.905114097722</text:p>
              </table:table-cell>
              <table:table-cell office:value-type="float" office:value="1675.52555913871">
                <text:p>1675.52555913871</text:p>
              </table:table-cell>
              <table:table-cell office:value-type="float" office:value="123.474440861293">
                <text:p>123.474440861293</text:p>
              </table:table-cell>
              <table:table-cell office:value-type="float" office:value="781.905114097722">
                <text:p>781.905114097722</text:p>
              </table:table-cell>
            </table:table-row>
            <table:table-row>
              <table:table-cell office:value-type="float" office:value="758.464970936119">
                <text:p>758.464970936119</text:p>
              </table:table-cell>
              <table:table-cell office:value-type="float" office:value="1674.22246279489">
                <text:p>1674.22246279489</text:p>
              </table:table-cell>
              <table:table-cell office:value-type="float" office:value="124.777537205108">
                <text:p>124.777537205108</text:p>
              </table:table-cell>
              <table:table-cell office:value-type="float" office:value="758.464970936119">
                <text:p>758.464970936119</text:p>
              </table:table-cell>
            </table:table-row>
            <table:table-row>
              <table:table-cell office:value-type="float" office:value="735.067788410605">
                <text:p>735.067788410605</text:p>
              </table:table-cell>
              <table:table-cell office:value-type="float" office:value="1672.68337848401">
                <text:p>1672.68337848401</text:p>
              </table:table-cell>
              <table:table-cell office:value-type="float" office:value="126.316621515995">
                <text:p>126.316621515995</text:p>
              </table:table-cell>
              <table:table-cell office:value-type="float" office:value="735.067788410605">
                <text:p>735.067788410605</text:p>
              </table:table-cell>
            </table:table-row>
            <table:table-row>
              <table:table-cell office:value-type="float" office:value="711.720693529632">
                <text:p>711.720693529632</text:p>
              </table:table-cell>
              <table:table-cell office:value-type="float" office:value="1670.90877502604">
                <text:p>1670.90877502604</text:p>
              </table:table-cell>
              <table:table-cell office:value-type="float" office:value="128.091224973964">
                <text:p>128.091224973964</text:p>
              </table:table-cell>
              <table:table-cell office:value-type="float" office:value="711.720693529632">
                <text:p>711.720693529632</text:p>
              </table:table-cell>
            </table:table-row>
            <table:table-row>
              <table:table-cell office:value-type="float" office:value="688.430798044469">
                <text:p>688.430798044469</text:p>
              </table:table-cell>
              <table:table-cell office:value-type="float" office:value="1668.89919298239">
                <text:p>1668.89919298239</text:p>
              </table:table-cell>
              <table:table-cell office:value-type="float" office:value="130.100807017611">
                <text:p>130.100807017611</text:p>
              </table:table-cell>
              <table:table-cell office:value-type="float" office:value="688.430798044469">
                <text:p>688.430798044469</text:p>
              </table:table-cell>
            </table:table-row>
            <table:table-row>
              <table:table-cell office:value-type="float" office:value="665.205196282894">
                <text:p>665.205196282894</text:p>
              </table:table-cell>
              <table:table-cell office:value-type="float" office:value="1666.65524449122">
                <text:p>1666.65524449122</text:p>
              </table:table-cell>
              <table:table-cell office:value-type="float" office:value="132.344755508777">
                <text:p>132.344755508777</text:p>
              </table:table-cell>
              <table:table-cell office:value-type="float" office:value="665.205196282894">
                <text:p>665.205196282894</text:p>
              </table:table-cell>
            </table:table-row>
            <table:table-row>
              <table:table-cell office:value-type="float" office:value="642.050962988197">
                <text:p>642.050962988197</text:p>
              </table:table-cell>
              <table:table-cell office:value-type="float" office:value="1664.17761308098">
                <text:p>1664.17761308098</text:p>
              </table:table-cell>
              <table:table-cell office:value-type="float" office:value="134.822386919016">
                <text:p>134.822386919016</text:p>
              </table:table-cell>
              <table:table-cell office:value-type="float" office:value="642.050962988197">
                <text:p>642.050962988197</text:p>
              </table:table-cell>
            </table:table-row>
            <table:table-row>
              <table:table-cell office:value-type="float" office:value="618.975151164138">
                <text:p>618.975151164138</text:p>
              </table:table-cell>
              <table:table-cell office:value-type="float" office:value="1661.4670534622">
                <text:p>1661.4670534622</text:p>
              </table:table-cell>
              <table:table-cell office:value-type="float" office:value="137.532946537797">
                <text:p>137.532946537797</text:p>
              </table:table-cell>
              <table:table-cell office:value-type="float" office:value="618.975151164138">
                <text:p>618.975151164138</text:p>
              </table:table-cell>
            </table:table-row>
            <table:table-row>
              <table:table-cell office:value-type="float" office:value="595.98478992654">
                <text:p>595.98478992654</text:p>
              </table:table-cell>
              <table:table-cell office:value-type="float" office:value="1658.5243912976">
                <text:p>1658.5243912976</text:p>
              </table:table-cell>
              <table:table-cell office:value-type="float" office:value="140.475608702403">
                <text:p>140.475608702403</text:p>
              </table:table-cell>
              <table:table-cell office:value-type="float" office:value="595.98478992654">
                <text:p>595.98478992654</text:p>
              </table:table-cell>
            </table:table-row>
            <table:table-row>
              <table:table-cell office:value-type="float" office:value="573.086882362149">
                <text:p>573.086882362149</text:p>
              </table:table-cell>
              <table:table-cell office:value-type="float" office:value="1655.35052295057">
                <text:p>1655.35052295057</text:p>
              </table:table-cell>
              <table:table-cell office:value-type="float" office:value="143.649477049433">
                <text:p>143.649477049433</text:p>
              </table:table-cell>
              <table:table-cell office:value-type="float" office:value="573.086882362149">
                <text:p>573.086882362149</text:p>
              </table:table-cell>
            </table:table-row>
            <table:table-row>
              <table:table-cell office:value-type="float" office:value="550.288403395424">
                <text:p>550.288403395424</text:p>
              </table:table-cell>
              <table:table-cell office:value-type="float" office:value="1651.94641521216">
                <text:p>1651.94641521216</text:p>
              </table:table-cell>
              <table:table-cell office:value-type="float" office:value="147.053584787842">
                <text:p>147.053584787842</text:p>
              </table:table-cell>
              <table:table-cell office:value-type="float" office:value="550.288403395424">
                <text:p>550.288403395424</text:p>
              </table:table-cell>
            </table:table-row>
            <table:table-row>
              <table:table-cell office:value-type="float" office:value="527.596297663914">
                <text:p>527.596297663914</text:p>
              </table:table-cell>
              <table:table-cell office:value-type="float" office:value="1648.31310500656">
                <text:p>1648.31310500656</text:p>
              </table:table-cell>
              <table:table-cell office:value-type="float" office:value="150.686894993437">
                <text:p>150.686894993437</text:p>
              </table:table-cell>
              <table:table-cell office:value-type="float" office:value="527.596297663914">
                <text:p>527.596297663914</text:p>
              </table:table-cell>
            </table:table-row>
            <table:table-row>
              <table:table-cell office:value-type="float" office:value="505.017477402847">
                <text:p>505.017477402847</text:p>
              </table:table-cell>
              <table:table-cell office:value-type="float" office:value="1644.45169907527">
                <text:p>1644.45169907527</text:p>
              </table:table-cell>
              <table:table-cell office:value-type="float" office:value="154.548300924732">
                <text:p>154.548300924732</text:p>
              </table:table-cell>
              <table:table-cell office:value-type="float" office:value="505.017477402847">
                <text:p>505.017477402847</text:p>
              </table:table-cell>
            </table:table-row>
            <table:table-row>
              <table:table-cell office:value-type="float" office:value="482.558820339602">
                <text:p>482.558820339602</text:p>
              </table:table-cell>
              <table:table-cell office:value-type="float" office:value="1640.36337363993">
                <text:p>1640.36337363993</text:p>
              </table:table-cell>
              <table:table-cell office:value-type="float" office:value="158.636626360074">
                <text:p>158.636626360074</text:p>
              </table:table-cell>
              <table:table-cell office:value-type="float" office:value="482.558820339602">
                <text:p>482.558820339602</text:p>
              </table:table-cell>
            </table:table-row>
            <table:table-row>
              <table:table-cell office:value-type="float" office:value="460.227167598681">
                <text:p>460.227167598681</text:p>
              </table:table-cell>
              <table:table-cell office:value-type="float" office:value="1636.04937404407">
                <text:p>1636.04937404407</text:p>
              </table:table-cell>
              <table:table-cell office:value-type="float" office:value="162.950625955933">
                <text:p>162.950625955933</text:p>
              </table:table-cell>
              <table:table-cell office:value-type="float" office:value="460.227167598681">
                <text:p>460.227167598681</text:p>
              </table:table-cell>
            </table:table-row>
            <table:table-row>
              <table:table-cell office:value-type="float" office:value="438.029321617842">
                <text:p>438.029321617842</text:p>
              </table:table-cell>
              <table:table-cell office:value-type="float" office:value="1631.51101437376">
                <text:p>1631.51101437376</text:p>
              </table:table-cell>
              <table:table-cell office:value-type="float" office:value="167.488985626238">
                <text:p>167.488985626238</text:p>
              </table:table-cell>
              <table:table-cell office:value-type="float" office:value="438.029321617842">
                <text:p>438.029321617842</text:p>
              </table:table-cell>
            </table:table-row>
            <table:table-row>
              <table:table-cell office:value-type="float" office:value="415.972044076004">
                <text:p>415.972044076004</text:p>
              </table:table-cell>
              <table:table-cell office:value-type="float" office:value="1626.74967705733">
                <text:p>1626.74967705733</text:p>
              </table:table-cell>
              <table:table-cell office:value-type="float" office:value="172.250322942672">
                <text:p>172.250322942672</text:p>
              </table:table-cell>
              <table:table-cell office:value-type="float" office:value="415.972044076004">
                <text:p>415.972044076004</text:p>
              </table:table-cell>
            </table:table-row>
            <table:table-row>
              <table:table-cell office:value-type="float" office:value="394.062053833581">
                <text:p>394.062053833581</text:p>
              </table:table-cell>
              <table:table-cell office:value-type="float" office:value="1621.76681244424">
                <text:p>1621.76681244424</text:p>
              </table:table-cell>
              <table:table-cell office:value-type="float" office:value="177.233187555764">
                <text:p>177.233187555764</text:p>
              </table:table-cell>
              <table:table-cell office:value-type="float" office:value="394.062053833581">
                <text:p>394.062053833581</text:p>
              </table:table-cell>
            </table:table-row>
            <table:table-row>
              <table:table-cell office:value-type="float" office:value="372.306024885848">
                <text:p>372.306024885848</text:p>
              </table:table-cell>
              <table:table-cell office:value-type="float" office:value="1616.56393836332">
                <text:p>1616.56393836332</text:p>
              </table:table-cell>
              <table:table-cell office:value-type="float" office:value="182.436061636682">
                <text:p>182.436061636682</text:p>
              </table:table-cell>
              <table:table-cell office:value-type="float" office:value="372.306024885848">
                <text:p>372.306024885848</text:p>
              </table:table-cell>
            </table:table-row>
            <table:table-row>
              <table:table-cell office:value-type="float" office:value="350.710584329977">
                <text:p>350.710584329977</text:p>
              </table:table-cell>
              <table:table-cell office:value-type="float" office:value="1611.14263966042">
                <text:p>1611.14263966042</text:p>
              </table:table-cell>
              <table:table-cell office:value-type="float" office:value="187.857360339579">
                <text:p>187.857360339579</text:p>
              </table:table-cell>
              <table:table-cell office:value-type="float" office:value="350.710584329977">
                <text:p>350.710584329977</text:p>
              </table:table-cell>
            </table:table-row>
            <table:table-row>
              <table:table-cell office:value-type="float" office:value="329.282310346361">
                <text:p>329.282310346361</text:p>
              </table:table-cell>
              <table:table-cell office:value-type="float" office:value="1605.50456771565">
                <text:p>1605.50456771565</text:p>
              </table:table-cell>
              <table:table-cell office:value-type="float" office:value="193.495432284355">
                <text:p>193.495432284355</text:p>
              </table:table-cell>
              <table:table-cell office:value-type="float" office:value="329.282310346361">
                <text:p>329.282310346361</text:p>
              </table:table-cell>
            </table:table-row>
            <table:table-row>
              <table:table-cell office:value-type="float" office:value="308.027730194837">
                <text:p>308.027730194837</text:p>
              </table:table-cell>
              <table:table-cell office:value-type="float" office:value="1599.65143994032">
                <text:p>1599.65143994032</text:p>
              </table:table-cell>
              <table:table-cell office:value-type="float" office:value="199.348560059676">
                <text:p>199.348560059676</text:p>
              </table:table-cell>
              <table:table-cell office:value-type="float" office:value="308.027730194837">
                <text:p>308.027730194837</text:p>
              </table:table-cell>
            </table:table-row>
            <table:table-row>
              <table:table-cell office:value-type="float" office:value="286.953318226417">
                <text:p>286.953318226417</text:p>
              </table:table-cell>
              <table:table-cell office:value-type="float" office:value="1593.58503925388">
                <text:p>1593.58503925388</text:p>
              </table:table-cell>
              <table:table-cell office:value-type="float" office:value="205.414960746122">
                <text:p>205.414960746122</text:p>
              </table:table-cell>
              <table:table-cell office:value-type="float" office:value="286.953318226417">
                <text:p>286.953318226417</text:p>
              </table:table-cell>
            </table:table-row>
            <table:table-row>
              <table:table-cell office:value-type="float" office:value="266.065493911137">
                <text:p>266.065493911137</text:p>
              </table:table-cell>
              <table:table-cell office:value-type="float" office:value="1587.30721354072">
                <text:p>1587.30721354072</text:p>
              </table:table-cell>
              <table:table-cell office:value-type="float" office:value="211.692786459278">
                <text:p>211.692786459278</text:p>
              </table:table-cell>
              <table:table-cell office:value-type="float" office:value="266.065493911137">
                <text:p>266.065493911137</text:p>
              </table:table-cell>
            </table:table-row>
            <table:table-row>
              <table:table-cell office:value-type="float" office:value="245.37061988263">
                <text:p>245.37061988263</text:p>
              </table:table-cell>
              <table:table-cell office:value-type="float" office:value="1580.81987508738">
                <text:p>1580.81987508738</text:p>
              </table:table-cell>
              <table:table-cell office:value-type="float" office:value="218.180124912616">
                <text:p>218.180124912616</text:p>
              </table:table-cell>
              <table:table-cell office:value-type="float" office:value="245.37061988263">
                <text:p>245.37061988263</text:p>
              </table:table-cell>
            </table:table-row>
            <table:table-row>
              <table:table-cell office:value-type="float" office:value="224.875">
                <text:p>224.875</text:p>
              </table:table-cell>
              <table:table-cell office:value-type="float" office:value="1574.125">
                <text:p>1574.125</text:p>
              </table:table-cell>
              <table:table-cell office:value-type="float" office:value="224.875">
                <text:p>224.875</text:p>
              </table:table-cell>
              <table:table-cell office:value-type="float" office:value="224.875">
                <text:p>224.875</text:p>
              </table:table-cell>
            </table:table-row>
            <table:table-row>
              <table:table-cell office:value-type="float" office:value="218.180124912616">
                <text:p>218.180124912616</text:p>
              </table:table-cell>
              <table:table-cell office:value-type="float" office:value="1580.81987508738">
                <text:p>1580.81987508738</text:p>
              </table:table-cell>
              <table:table-cell office:value-type="float" office:value="245.37061988263">
                <text:p>245.37061988263</text:p>
              </table:table-cell>
              <table:table-cell office:value-type="float" office:value="218.180124912616">
                <text:p>218.180124912616</text:p>
              </table:table-cell>
            </table:table-row>
            <table:table-row>
              <table:table-cell office:value-type="float" office:value="211.692786459278">
                <text:p>211.692786459278</text:p>
              </table:table-cell>
              <table:table-cell office:value-type="float" office:value="1587.30721354072">
                <text:p>1587.30721354072</text:p>
              </table:table-cell>
              <table:table-cell office:value-type="float" office:value="266.065493911137">
                <text:p>266.065493911137</text:p>
              </table:table-cell>
              <table:table-cell office:value-type="float" office:value="211.692786459278">
                <text:p>211.692786459278</text:p>
              </table:table-cell>
            </table:table-row>
            <table:table-row>
              <table:table-cell office:value-type="float" office:value="205.414960746122">
                <text:p>205.414960746122</text:p>
              </table:table-cell>
              <table:table-cell office:value-type="float" office:value="1593.58503925388">
                <text:p>1593.58503925388</text:p>
              </table:table-cell>
              <table:table-cell office:value-type="float" office:value="286.953318226417">
                <text:p>286.953318226417</text:p>
              </table:table-cell>
              <table:table-cell office:value-type="float" office:value="205.414960746122">
                <text:p>205.414960746122</text:p>
              </table:table-cell>
            </table:table-row>
            <table:table-row>
              <table:table-cell office:value-type="float" office:value="199.348560059676">
                <text:p>199.348560059676</text:p>
              </table:table-cell>
              <table:table-cell office:value-type="float" office:value="1599.65143994032">
                <text:p>1599.65143994032</text:p>
              </table:table-cell>
              <table:table-cell office:value-type="float" office:value="308.027730194837">
                <text:p>308.027730194837</text:p>
              </table:table-cell>
              <table:table-cell office:value-type="float" office:value="199.348560059676">
                <text:p>199.348560059676</text:p>
              </table:table-cell>
            </table:table-row>
            <table:table-row>
              <table:table-cell office:value-type="float" office:value="193.495432284354">
                <text:p>193.495432284354</text:p>
              </table:table-cell>
              <table:table-cell office:value-type="float" office:value="1605.50456771565">
                <text:p>1605.50456771565</text:p>
              </table:table-cell>
              <table:table-cell office:value-type="float" office:value="329.282310346361">
                <text:p>329.282310346361</text:p>
              </table:table-cell>
              <table:table-cell office:value-type="float" office:value="193.495432284354">
                <text:p>193.495432284354</text:p>
              </table:table-cell>
            </table:table-row>
            <table:table-row>
              <table:table-cell office:value-type="float" office:value="187.857360339579">
                <text:p>187.857360339579</text:p>
              </table:table-cell>
              <table:table-cell office:value-type="float" office:value="1611.14263966042">
                <text:p>1611.14263966042</text:p>
              </table:table-cell>
              <table:table-cell office:value-type="float" office:value="350.710584329977">
                <text:p>350.710584329977</text:p>
              </table:table-cell>
              <table:table-cell office:value-type="float" office:value="187.857360339579">
                <text:p>187.857360339579</text:p>
              </table:table-cell>
            </table:table-row>
            <table:table-row>
              <table:table-cell office:value-type="float" office:value="182.436061636682">
                <text:p>182.436061636682</text:p>
              </table:table-cell>
              <table:table-cell office:value-type="float" office:value="1616.56393836332">
                <text:p>1616.56393836332</text:p>
              </table:table-cell>
              <table:table-cell office:value-type="float" office:value="372.306024885847">
                <text:p>372.306024885847</text:p>
              </table:table-cell>
              <table:table-cell office:value-type="float" office:value="182.436061636682">
                <text:p>182.436061636682</text:p>
              </table:table-cell>
            </table:table-row>
            <table:table-row>
              <table:table-cell office:value-type="float" office:value="177.233187555764">
                <text:p>177.233187555764</text:p>
              </table:table-cell>
              <table:table-cell office:value-type="float" office:value="1621.76681244424">
                <text:p>1621.76681244424</text:p>
              </table:table-cell>
              <table:table-cell office:value-type="float" office:value="394.062053833581">
                <text:p>394.062053833581</text:p>
              </table:table-cell>
              <table:table-cell office:value-type="float" office:value="177.233187555764">
                <text:p>177.233187555764</text:p>
              </table:table-cell>
            </table:table-row>
            <table:table-row>
              <table:table-cell office:value-type="float" office:value="172.250322942672">
                <text:p>172.250322942672</text:p>
              </table:table-cell>
              <table:table-cell office:value-type="float" office:value="1626.74967705733">
                <text:p>1626.74967705733</text:p>
              </table:table-cell>
              <table:table-cell office:value-type="float" office:value="415.972044076004">
                <text:p>415.972044076004</text:p>
              </table:table-cell>
              <table:table-cell office:value-type="float" office:value="172.250322942672">
                <text:p>172.250322942672</text:p>
              </table:table-cell>
            </table:table-row>
            <table:table-row>
              <table:table-cell office:value-type="float" office:value="167.488985626238">
                <text:p>167.488985626238</text:p>
              </table:table-cell>
              <table:table-cell office:value-type="float" office:value="1631.51101437376">
                <text:p>1631.51101437376</text:p>
              </table:table-cell>
              <table:table-cell office:value-type="float" office:value="438.029321617842">
                <text:p>438.029321617842</text:p>
              </table:table-cell>
              <table:table-cell office:value-type="float" office:value="167.488985626238">
                <text:p>167.488985626238</text:p>
              </table:table-cell>
            </table:table-row>
            <table:table-row>
              <table:table-cell office:value-type="float" office:value="162.950625955933">
                <text:p>162.950625955933</text:p>
              </table:table-cell>
              <table:table-cell office:value-type="float" office:value="1636.04937404407">
                <text:p>1636.04937404407</text:p>
              </table:table-cell>
              <table:table-cell office:value-type="float" office:value="460.227167598681">
                <text:p>460.227167598681</text:p>
              </table:table-cell>
              <table:table-cell office:value-type="float" office:value="162.950625955933">
                <text:p>162.950625955933</text:p>
              </table:table-cell>
            </table:table-row>
            <table:table-row>
              <table:table-cell office:value-type="float" office:value="158.636626360074">
                <text:p>158.636626360074</text:p>
              </table:table-cell>
              <table:table-cell office:value-type="float" office:value="1640.36337363993">
                <text:p>1640.36337363993</text:p>
              </table:table-cell>
              <table:table-cell office:value-type="float" office:value="482.558820339602">
                <text:p>482.558820339602</text:p>
              </table:table-cell>
              <table:table-cell office:value-type="float" office:value="158.636626360074">
                <text:p>158.636626360074</text:p>
              </table:table-cell>
            </table:table-row>
            <table:table-row>
              <table:table-cell office:value-type="float" office:value="154.548300924732">
                <text:p>154.548300924732</text:p>
              </table:table-cell>
              <table:table-cell office:value-type="float" office:value="1644.45169907527">
                <text:p>1644.45169907527</text:p>
              </table:table-cell>
              <table:table-cell office:value-type="float" office:value="505.017477402847">
                <text:p>505.017477402847</text:p>
              </table:table-cell>
              <table:table-cell office:value-type="float" office:value="154.548300924732">
                <text:p>154.548300924732</text:p>
              </table:table-cell>
            </table:table-row>
            <table:table-row>
              <table:table-cell office:value-type="float" office:value="150.686894993436">
                <text:p>150.686894993436</text:p>
              </table:table-cell>
              <table:table-cell office:value-type="float" office:value="1648.31310500656">
                <text:p>1648.31310500656</text:p>
              </table:table-cell>
              <table:table-cell office:value-type="float" office:value="527.596297663914">
                <text:p>527.596297663914</text:p>
              </table:table-cell>
              <table:table-cell office:value-type="float" office:value="150.686894993436">
                <text:p>150.686894993436</text:p>
              </table:table-cell>
            </table:table-row>
            <table:table-row>
              <table:table-cell office:value-type="float" office:value="147.053584787842">
                <text:p>147.053584787842</text:p>
              </table:table-cell>
              <table:table-cell office:value-type="float" office:value="1651.94641521216">
                <text:p>1651.94641521216</text:p>
              </table:table-cell>
              <table:table-cell office:value-type="float" office:value="550.288403395424">
                <text:p>550.288403395424</text:p>
              </table:table-cell>
              <table:table-cell office:value-type="float" office:value="147.053584787842">
                <text:p>147.053584787842</text:p>
              </table:table-cell>
            </table:table-row>
            <table:table-row>
              <table:table-cell office:value-type="float" office:value="143.649477049433">
                <text:p>143.649477049433</text:p>
              </table:table-cell>
              <table:table-cell office:value-type="float" office:value="1655.35052295057">
                <text:p>1655.35052295057</text:p>
              </table:table-cell>
              <table:table-cell office:value-type="float" office:value="573.086882362148">
                <text:p>573.086882362148</text:p>
              </table:table-cell>
              <table:table-cell office:value-type="float" office:value="143.649477049433">
                <text:p>143.649477049433</text:p>
              </table:table-cell>
            </table:table-row>
            <table:table-row>
              <table:table-cell office:value-type="float" office:value="140.475608702403">
                <text:p>140.475608702403</text:p>
              </table:table-cell>
              <table:table-cell office:value-type="float" office:value="1658.5243912976">
                <text:p>1658.5243912976</text:p>
              </table:table-cell>
              <table:table-cell office:value-type="float" office:value="595.98478992654">
                <text:p>595.98478992654</text:p>
              </table:table-cell>
              <table:table-cell office:value-type="float" office:value="140.475608702403">
                <text:p>140.475608702403</text:p>
              </table:table-cell>
            </table:table-row>
            <table:table-row>
              <table:table-cell office:value-type="float" office:value="137.532946537797">
                <text:p>137.532946537797</text:p>
              </table:table-cell>
              <table:table-cell office:value-type="float" office:value="1661.4670534622">
                <text:p>1661.4670534622</text:p>
              </table:table-cell>
              <table:table-cell office:value-type="float" office:value="618.975151164138">
                <text:p>618.975151164138</text:p>
              </table:table-cell>
              <table:table-cell office:value-type="float" office:value="137.532946537797">
                <text:p>137.532946537797</text:p>
              </table:table-cell>
            </table:table-row>
            <table:table-row>
              <table:table-cell office:value-type="float" office:value="134.822386919016">
                <text:p>134.822386919016</text:p>
              </table:table-cell>
              <table:table-cell office:value-type="float" office:value="1664.17761308098">
                <text:p>1664.17761308098</text:p>
              </table:table-cell>
              <table:table-cell office:value-type="float" office:value="642.050962988197">
                <text:p>642.050962988197</text:p>
              </table:table-cell>
              <table:table-cell office:value-type="float" office:value="134.822386919016">
                <text:p>134.822386919016</text:p>
              </table:table-cell>
            </table:table-row>
            <table:table-row>
              <table:table-cell office:value-type="float" office:value="132.344755508777">
                <text:p>132.344755508777</text:p>
              </table:table-cell>
              <table:table-cell office:value-type="float" office:value="1666.65524449122">
                <text:p>1666.65524449122</text:p>
              </table:table-cell>
              <table:table-cell office:value-type="float" office:value="665.205196282894">
                <text:p>665.205196282894</text:p>
              </table:table-cell>
              <table:table-cell office:value-type="float" office:value="132.344755508777">
                <text:p>132.344755508777</text:p>
              </table:table-cell>
            </table:table-row>
            <table:table-row>
              <table:table-cell office:value-type="float" office:value="130.100807017611">
                <text:p>130.100807017611</text:p>
              </table:table-cell>
              <table:table-cell office:value-type="float" office:value="1668.89919298239">
                <text:p>1668.89919298239</text:p>
              </table:table-cell>
              <table:table-cell office:value-type="float" office:value="688.430798044468">
                <text:p>688.430798044468</text:p>
              </table:table-cell>
              <table:table-cell office:value-type="float" office:value="130.100807017611">
                <text:p>130.100807017611</text:p>
              </table:table-cell>
            </table:table-row>
            <table:table-row>
              <table:table-cell office:value-type="float" office:value="128.091224973964">
                <text:p>128.091224973964</text:p>
              </table:table-cell>
              <table:table-cell office:value-type="float" office:value="1670.90877502604">
                <text:p>1670.90877502604</text:p>
              </table:table-cell>
              <table:table-cell office:value-type="float" office:value="711.720693529632">
                <text:p>711.720693529632</text:p>
              </table:table-cell>
              <table:table-cell office:value-type="float" office:value="128.091224973964">
                <text:p>128.091224973964</text:p>
              </table:table-cell>
            </table:table-row>
            <table:table-row>
              <table:table-cell office:value-type="float" office:value="126.316621515995">
                <text:p>126.316621515995</text:p>
              </table:table-cell>
              <table:table-cell office:value-type="float" office:value="1672.68337848401">
                <text:p>1672.68337848401</text:p>
              </table:table-cell>
              <table:table-cell office:value-type="float" office:value="735.067788410605">
                <text:p>735.067788410605</text:p>
              </table:table-cell>
              <table:table-cell office:value-type="float" office:value="126.316621515995">
                <text:p>126.316621515995</text:p>
              </table:table-cell>
            </table:table-row>
            <table:table-row>
              <table:table-cell office:value-type="float" office:value="124.777537205108">
                <text:p>124.777537205108</text:p>
              </table:table-cell>
              <table:table-cell office:value-type="float" office:value="1674.22246279489">
                <text:p>1674.22246279489</text:p>
              </table:table-cell>
              <table:table-cell office:value-type="float" office:value="758.464970936119">
                <text:p>758.464970936119</text:p>
              </table:table-cell>
              <table:table-cell office:value-type="float" office:value="124.777537205108">
                <text:p>124.777537205108</text:p>
              </table:table-cell>
            </table:table-row>
            <table:table-row>
              <table:table-cell office:value-type="float" office:value="123.474440861293">
                <text:p>123.474440861293</text:p>
              </table:table-cell>
              <table:table-cell office:value-type="float" office:value="1675.52555913871">
                <text:p>1675.52555913871</text:p>
              </table:table-cell>
              <table:table-cell office:value-type="float" office:value="781.905114097722">
                <text:p>781.905114097722</text:p>
              </table:table-cell>
              <table:table-cell office:value-type="float" office:value="123.474440861293">
                <text:p>123.474440861293</text:p>
              </table:table-cell>
            </table:table-row>
            <table:table-row>
              <table:table-cell office:value-type="float" office:value="122.40772942032">
                <text:p>122.40772942032</text:p>
              </table:table-cell>
              <table:table-cell office:value-type="float" office:value="1676.59227057968">
                <text:p>1676.59227057968</text:p>
              </table:table-cell>
              <table:table-cell office:value-type="float" office:value="805.381077800739">
                <text:p>805.381077800739</text:p>
              </table:table-cell>
              <table:table-cell office:value-type="float" office:value="122.40772942032">
                <text:p>122.40772942032</text:p>
              </table:table-cell>
            </table:table-row>
            <table:table-row>
              <table:table-cell office:value-type="float" office:value="121.577727812827">
                <text:p>121.577727812827</text:p>
              </table:table-cell>
              <table:table-cell office:value-type="float" office:value="1677.42227218717">
                <text:p>1677.42227218717</text:p>
              </table:table-cell>
              <table:table-cell office:value-type="float" office:value="828.885711039208">
                <text:p>828.885711039208</text:p>
              </table:table-cell>
              <table:table-cell office:value-type="float" office:value="121.577727812827">
                <text:p>121.577727812827</text:p>
              </table:table-cell>
            </table:table-row>
            <table:table-row>
              <table:table-cell office:value-type="float" office:value="120.984688865345">
                <text:p>120.984688865345</text:p>
              </table:table-cell>
              <table:table-cell office:value-type="float" office:value="1678.01531113466">
                <text:p>1678.01531113466</text:p>
              </table:table-cell>
              <table:table-cell office:value-type="float" office:value="852.411854074151">
                <text:p>852.411854074151</text:p>
              </table:table-cell>
              <table:table-cell office:value-type="float" office:value="120.984688865345">
                <text:p>120.984688865345</text:p>
              </table:table-cell>
            </table:table-row>
            <table:table-row>
              <table:table-cell office:value-type="float" office:value="120.628793223282">
                <text:p>120.628793223282</text:p>
              </table:table-cell>
              <table:table-cell office:value-type="float" office:value="1678.37120677672">
                <text:p>1678.37120677672</text:p>
              </table:table-cell>
              <table:table-cell office:value-type="float" office:value="875.952340614495">
                <text:p>875.952340614495</text:p>
              </table:table-cell>
              <table:table-cell office:value-type="float" office:value="120.628793223282">
                <text:p>120.628793223282</text:p>
              </table:table-cell>
            </table:table-row>
            <table:table-row>
              <table:table-cell office:value-type="float" office:value="120.510149295898">
                <text:p>120.510149295898</text:p>
              </table:table-cell>
              <table:table-cell office:value-type="float" office:value="1678.4898507041">
                <text:p>1678.4898507041</text:p>
              </table:table-cell>
              <table:table-cell office:value-type="float" office:value="899.5">
                <text:p>899.5</text:p>
              </table:table-cell>
              <table:table-cell office:value-type="float" office:value="120.510149295898">
                <text:p>120.510149295898</text:p>
              </table:table-cell>
            </table:table-row>
            <table:table-row>
              <table:table-cell office:value-type="float" office:value="120.628793223282">
                <text:p>120.628793223282</text:p>
              </table:table-cell>
              <table:table-cell office:value-type="float" office:value="1678.37120677672">
                <text:p>1678.37120677672</text:p>
              </table:table-cell>
              <table:table-cell office:value-type="float" office:value="923.047659385505">
                <text:p>923.047659385505</text:p>
              </table:table-cell>
              <table:table-cell office:value-type="float" office:value="120.628793223282">
                <text:p>120.628793223282</text:p>
              </table:table-cell>
            </table:table-row>
            <table:table-row>
              <table:table-cell office:value-type="float" office:value="120.984688865345">
                <text:p>120.984688865345</text:p>
              </table:table-cell>
              <table:table-cell office:value-type="float" office:value="1678.01531113466">
                <text:p>1678.01531113466</text:p>
              </table:table-cell>
              <table:table-cell office:value-type="float" office:value="946.588145925849">
                <text:p>946.588145925849</text:p>
              </table:table-cell>
              <table:table-cell office:value-type="float" office:value="120.984688865345">
                <text:p>120.984688865345</text:p>
              </table:table-cell>
            </table:table-row>
            <table:table-row>
              <table:table-cell office:value-type="float" office:value="121.577727812827">
                <text:p>121.577727812827</text:p>
              </table:table-cell>
              <table:table-cell office:value-type="float" office:value="1677.42227218717">
                <text:p>1677.42227218717</text:p>
              </table:table-cell>
              <table:table-cell office:value-type="float" office:value="970.114288960792">
                <text:p>970.114288960792</text:p>
              </table:table-cell>
              <table:table-cell office:value-type="float" office:value="121.577727812827">
                <text:p>121.577727812827</text:p>
              </table:table-cell>
            </table:table-row>
            <table:table-row>
              <table:table-cell office:value-type="float" office:value="122.40772942032">
                <text:p>122.40772942032</text:p>
              </table:table-cell>
              <table:table-cell office:value-type="float" office:value="1676.59227057968">
                <text:p>1676.59227057968</text:p>
              </table:table-cell>
              <table:table-cell office:value-type="float" office:value="993.618922199261">
                <text:p>993.618922199261</text:p>
              </table:table-cell>
              <table:table-cell office:value-type="float" office:value="122.40772942032">
                <text:p>122.40772942032</text:p>
              </table:table-cell>
            </table:table-row>
            <table:table-row>
              <table:table-cell office:value-type="float" office:value="123.474440861293">
                <text:p>123.474440861293</text:p>
              </table:table-cell>
              <table:table-cell office:value-type="float" office:value="1675.52555913871">
                <text:p>1675.52555913871</text:p>
              </table:table-cell>
              <table:table-cell office:value-type="float" office:value="1017.09488590228">
                <text:p>1017.09488590228</text:p>
              </table:table-cell>
              <table:table-cell office:value-type="float" office:value="123.474440861293">
                <text:p>123.474440861293</text:p>
              </table:table-cell>
            </table:table-row>
            <table:table-row>
              <table:table-cell office:value-type="float" office:value="124.777537205108">
                <text:p>124.777537205108</text:p>
              </table:table-cell>
              <table:table-cell office:value-type="float" office:value="1674.22246279489">
                <text:p>1674.22246279489</text:p>
              </table:table-cell>
              <table:table-cell office:value-type="float" office:value="1040.53502906388">
                <text:p>1040.53502906388</text:p>
              </table:table-cell>
              <table:table-cell office:value-type="float" office:value="124.777537205108">
                <text:p>124.777537205108</text:p>
              </table:table-cell>
            </table:table-row>
            <table:table-row>
              <table:table-cell office:value-type="float" office:value="126.316621515995">
                <text:p>126.316621515995</text:p>
              </table:table-cell>
              <table:table-cell office:value-type="float" office:value="1672.683378484">
                <text:p>1672.683378484</text:p>
              </table:table-cell>
              <table:table-cell office:value-type="float" office:value="1063.9322115894">
                <text:p>1063.9322115894</text:p>
              </table:table-cell>
              <table:table-cell office:value-type="float" office:value="126.316621515995">
                <text:p>126.316621515995</text:p>
              </table:table-cell>
            </table:table-row>
            <table:table-row>
              <table:table-cell office:value-type="float" office:value="128.091224973964">
                <text:p>128.091224973964</text:p>
              </table:table-cell>
              <table:table-cell office:value-type="float" office:value="1670.90877502604">
                <text:p>1670.90877502604</text:p>
              </table:table-cell>
              <table:table-cell office:value-type="float" office:value="1087.27930647037">
                <text:p>1087.27930647037</text:p>
              </table:table-cell>
              <table:table-cell office:value-type="float" office:value="128.091224973964">
                <text:p>128.091224973964</text:p>
              </table:table-cell>
            </table:table-row>
            <table:table-row>
              <table:table-cell office:value-type="float" office:value="130.100807017611">
                <text:p>130.100807017611</text:p>
              </table:table-cell>
              <table:table-cell office:value-type="float" office:value="1668.89919298239">
                <text:p>1668.89919298239</text:p>
              </table:table-cell>
              <table:table-cell office:value-type="float" office:value="1110.56920195553">
                <text:p>1110.56920195553</text:p>
              </table:table-cell>
              <table:table-cell office:value-type="float" office:value="130.100807017611">
                <text:p>130.100807017611</text:p>
              </table:table-cell>
            </table:table-row>
            <table:table-row>
              <table:table-cell office:value-type="float" office:value="132.344755508777">
                <text:p>132.344755508777</text:p>
              </table:table-cell>
              <table:table-cell office:value-type="float" office:value="1666.65524449122">
                <text:p>1666.65524449122</text:p>
              </table:table-cell>
              <table:table-cell office:value-type="float" office:value="1133.79480371711">
                <text:p>1133.79480371711</text:p>
              </table:table-cell>
              <table:table-cell office:value-type="float" office:value="132.344755508777">
                <text:p>132.344755508777</text:p>
              </table:table-cell>
            </table:table-row>
            <table:table-row>
              <table:table-cell office:value-type="float" office:value="134.822386919015">
                <text:p>134.822386919015</text:p>
              </table:table-cell>
              <table:table-cell office:value-type="float" office:value="1664.17761308098">
                <text:p>1664.17761308098</text:p>
              </table:table-cell>
              <table:table-cell office:value-type="float" office:value="1156.9490370118">
                <text:p>1156.9490370118</text:p>
              </table:table-cell>
              <table:table-cell office:value-type="float" office:value="134.822386919015">
                <text:p>134.822386919015</text:p>
              </table:table-cell>
            </table:table-row>
            <table:table-row>
              <table:table-cell office:value-type="float" office:value="137.532946537797">
                <text:p>137.532946537797</text:p>
              </table:table-cell>
              <table:table-cell office:value-type="float" office:value="1661.4670534622">
                <text:p>1661.4670534622</text:p>
              </table:table-cell>
              <table:table-cell office:value-type="float" office:value="1180.02484883586">
                <text:p>1180.02484883586</text:p>
              </table:table-cell>
              <table:table-cell office:value-type="float" office:value="137.532946537797">
                <text:p>137.532946537797</text:p>
              </table:table-cell>
            </table:table-row>
            <table:table-row>
              <table:table-cell office:value-type="float" office:value="140.475608702403">
                <text:p>140.475608702403</text:p>
              </table:table-cell>
              <table:table-cell office:value-type="float" office:value="1658.5243912976">
                <text:p>1658.5243912976</text:p>
              </table:table-cell>
              <table:table-cell office:value-type="float" office:value="1203.01521007346">
                <text:p>1203.01521007346</text:p>
              </table:table-cell>
              <table:table-cell office:value-type="float" office:value="140.475608702403">
                <text:p>140.475608702403</text:p>
              </table:table-cell>
            </table:table-row>
            <table:table-row>
              <table:table-cell office:value-type="float" office:value="143.649477049433">
                <text:p>143.649477049433</text:p>
              </table:table-cell>
              <table:table-cell office:value-type="float" office:value="1655.35052295057">
                <text:p>1655.35052295057</text:p>
              </table:table-cell>
              <table:table-cell office:value-type="float" office:value="1225.91311763785">
                <text:p>1225.91311763785</text:p>
              </table:table-cell>
              <table:table-cell office:value-type="float" office:value="143.649477049433">
                <text:p>143.649477049433</text:p>
              </table:table-cell>
            </table:table-row>
            <table:table-row>
              <table:table-cell office:value-type="float" office:value="147.053584787842">
                <text:p>147.053584787842</text:p>
              </table:table-cell>
              <table:table-cell office:value-type="float" office:value="1651.94641521216">
                <text:p>1651.94641521216</text:p>
              </table:table-cell>
              <table:table-cell office:value-type="float" office:value="1248.71159660458">
                <text:p>1248.71159660458</text:p>
              </table:table-cell>
              <table:table-cell office:value-type="float" office:value="147.053584787842">
                <text:p>147.053584787842</text:p>
              </table:table-cell>
            </table:table-row>
            <table:table-row>
              <table:table-cell office:value-type="float" office:value="150.686894993437">
                <text:p>150.686894993437</text:p>
              </table:table-cell>
              <table:table-cell office:value-type="float" office:value="1648.31310500656">
                <text:p>1648.31310500656</text:p>
              </table:table-cell>
              <table:table-cell office:value-type="float" office:value="1271.40370233609">
                <text:p>1271.40370233609</text:p>
              </table:table-cell>
              <table:table-cell office:value-type="float" office:value="150.686894993437">
                <text:p>150.686894993437</text:p>
              </table:table-cell>
            </table:table-row>
            <table:table-row>
              <table:table-cell office:value-type="float" office:value="154.548300924732">
                <text:p>154.548300924732</text:p>
              </table:table-cell>
              <table:table-cell office:value-type="float" office:value="1644.45169907527">
                <text:p>1644.45169907527</text:p>
              </table:table-cell>
              <table:table-cell office:value-type="float" office:value="1293.98252259715">
                <text:p>1293.98252259715</text:p>
              </table:table-cell>
              <table:table-cell office:value-type="float" office:value="154.548300924732">
                <text:p>154.548300924732</text:p>
              </table:table-cell>
            </table:table-row>
            <table:table-row>
              <table:table-cell office:value-type="float" office:value="158.636626360074">
                <text:p>158.636626360074</text:p>
              </table:table-cell>
              <table:table-cell office:value-type="float" office:value="1640.36337363993">
                <text:p>1640.36337363993</text:p>
              </table:table-cell>
              <table:table-cell office:value-type="float" office:value="1316.4411796604">
                <text:p>1316.4411796604</text:p>
              </table:table-cell>
              <table:table-cell office:value-type="float" office:value="158.636626360074">
                <text:p>158.636626360074</text:p>
              </table:table-cell>
            </table:table-row>
            <table:table-row>
              <table:table-cell office:value-type="float" office:value="162.950625955933">
                <text:p>162.950625955933</text:p>
              </table:table-cell>
              <table:table-cell office:value-type="float" office:value="1636.04937404407">
                <text:p>1636.04937404407</text:p>
              </table:table-cell>
              <table:table-cell office:value-type="float" office:value="1338.77283240132">
                <text:p>1338.77283240132</text:p>
              </table:table-cell>
              <table:table-cell office:value-type="float" office:value="162.950625955933">
                <text:p>162.950625955933</text:p>
              </table:table-cell>
            </table:table-row>
            <table:table-row>
              <table:table-cell office:value-type="float" office:value="167.488985626238">
                <text:p>167.488985626238</text:p>
              </table:table-cell>
              <table:table-cell office:value-type="float" office:value="1631.51101437376">
                <text:p>1631.51101437376</text:p>
              </table:table-cell>
              <table:table-cell office:value-type="float" office:value="1360.97067838216">
                <text:p>1360.97067838216</text:p>
              </table:table-cell>
              <table:table-cell office:value-type="float" office:value="167.488985626238">
                <text:p>167.488985626238</text:p>
              </table:table-cell>
            </table:table-row>
            <table:table-row>
              <table:table-cell office:value-type="float" office:value="172.250322942672">
                <text:p>172.250322942672</text:p>
              </table:table-cell>
              <table:table-cell office:value-type="float" office:value="1626.74967705733">
                <text:p>1626.74967705733</text:p>
              </table:table-cell>
              <table:table-cell office:value-type="float" office:value="1383.027955924">
                <text:p>1383.027955924</text:p>
              </table:table-cell>
              <table:table-cell office:value-type="float" office:value="172.250322942672">
                <text:p>172.250322942672</text:p>
              </table:table-cell>
            </table:table-row>
            <table:table-row>
              <table:table-cell office:value-type="float" office:value="177.233187555764">
                <text:p>177.233187555764</text:p>
              </table:table-cell>
              <table:table-cell office:value-type="float" office:value="1621.76681244424">
                <text:p>1621.76681244424</text:p>
              </table:table-cell>
              <table:table-cell office:value-type="float" office:value="1404.93794616642">
                <text:p>1404.93794616642</text:p>
              </table:table-cell>
              <table:table-cell office:value-type="float" office:value="177.233187555764">
                <text:p>177.233187555764</text:p>
              </table:table-cell>
            </table:table-row>
            <table:table-row>
              <table:table-cell office:value-type="float" office:value="182.436061636682">
                <text:p>182.436061636682</text:p>
              </table:table-cell>
              <table:table-cell office:value-type="float" office:value="1616.56393836332">
                <text:p>1616.56393836332</text:p>
              </table:table-cell>
              <table:table-cell office:value-type="float" office:value="1426.69397511415">
                <text:p>1426.69397511415</text:p>
              </table:table-cell>
              <table:table-cell office:value-type="float" office:value="182.436061636682">
                <text:p>182.436061636682</text:p>
              </table:table-cell>
            </table:table-row>
            <table:table-row>
              <table:table-cell office:value-type="float" office:value="187.857360339579">
                <text:p>187.857360339579</text:p>
              </table:table-cell>
              <table:table-cell office:value-type="float" office:value="1611.14263966042">
                <text:p>1611.14263966042</text:p>
              </table:table-cell>
              <table:table-cell office:value-type="float" office:value="1448.28941567002">
                <text:p>1448.28941567002</text:p>
              </table:table-cell>
              <table:table-cell office:value-type="float" office:value="187.857360339579">
                <text:p>187.857360339579</text:p>
              </table:table-cell>
            </table:table-row>
            <table:table-row>
              <table:table-cell office:value-type="float" office:value="193.495432284355">
                <text:p>193.495432284355</text:p>
              </table:table-cell>
              <table:table-cell office:value-type="float" office:value="1605.50456771565">
                <text:p>1605.50456771565</text:p>
              </table:table-cell>
              <table:table-cell office:value-type="float" office:value="1469.71768965364">
                <text:p>1469.71768965364</text:p>
              </table:table-cell>
              <table:table-cell office:value-type="float" office:value="193.495432284355">
                <text:p>193.495432284355</text:p>
              </table:table-cell>
            </table:table-row>
            <table:table-row>
              <table:table-cell office:value-type="float" office:value="199.348560059676">
                <text:p>199.348560059676</text:p>
              </table:table-cell>
              <table:table-cell office:value-type="float" office:value="1599.65143994032">
                <text:p>1599.65143994032</text:p>
              </table:table-cell>
              <table:table-cell office:value-type="float" office:value="1490.97226980516">
                <text:p>1490.97226980516</text:p>
              </table:table-cell>
              <table:table-cell office:value-type="float" office:value="199.348560059676">
                <text:p>199.348560059676</text:p>
              </table:table-cell>
            </table:table-row>
            <table:table-row>
              <table:table-cell office:value-type="float" office:value="205.414960746122">
                <text:p>205.414960746122</text:p>
              </table:table-cell>
              <table:table-cell office:value-type="float" office:value="1593.58503925388">
                <text:p>1593.58503925388</text:p>
              </table:table-cell>
              <table:table-cell office:value-type="float" office:value="1512.04668177358">
                <text:p>1512.04668177358</text:p>
              </table:table-cell>
              <table:table-cell office:value-type="float" office:value="205.414960746122">
                <text:p>205.414960746122</text:p>
              </table:table-cell>
            </table:table-row>
            <table:table-row>
              <table:table-cell office:value-type="float" office:value="211.692786459278">
                <text:p>211.692786459278</text:p>
              </table:table-cell>
              <table:table-cell office:value-type="float" office:value="1587.30721354072">
                <text:p>1587.30721354072</text:p>
              </table:table-cell>
              <table:table-cell office:value-type="float" office:value="1532.93450608886">
                <text:p>1532.93450608886</text:p>
              </table:table-cell>
              <table:table-cell office:value-type="float" office:value="211.692786459278">
                <text:p>211.692786459278</text:p>
              </table:table-cell>
            </table:table-row>
            <table:table-row>
              <table:table-cell office:value-type="float" office:value="218.180124912616">
                <text:p>218.180124912616</text:p>
              </table:table-cell>
              <table:table-cell office:value-type="float" office:value="1580.81987508738">
                <text:p>1580.81987508738</text:p>
              </table:table-cell>
              <table:table-cell office:value-type="float" office:value="1553.62938011737">
                <text:p>1553.62938011737</text:p>
              </table:table-cell>
              <table:table-cell office:value-type="float" office:value="218.180124912616">
                <text:p>218.180124912616</text:p>
              </table:table-cell>
            </table:table-row>
            <table:table-row>
              <table:table-cell office:value-type="float" office:value="224.875">
                <text:p>224.875</text:p>
              </table:table-cell>
              <table:table-cell office:value-type="float" office:value="1574.125">
                <text:p>1574.125</text:p>
              </table:table-cell>
              <table:table-cell office:value-type="float" office:value="1574.125">
                <text:p>1574.125</text:p>
              </table:table-cell>
              <table:table-cell office:value-type="float" office:value="224.875">
                <text:p>224.875</text:p>
              </table:table-cell>
            </table:table-row>
            <table:table-row>
              <table:table-cell office:value-type="float" office:value="218.180124912616">
                <text:p>218.180124912616</text:p>
              </table:table-cell>
              <table:table-cell office:value-type="float" office:value="1553.62938011737">
                <text:p>1553.62938011737</text:p>
              </table:table-cell>
              <table:table-cell office:value-type="float" office:value="1580.81987508738">
                <text:p>1580.81987508738</text:p>
              </table:table-cell>
              <table:table-cell office:value-type="float" office:value="218.180124912616">
                <text:p>218.180124912616</text:p>
              </table:table-cell>
            </table:table-row>
            <table:table-row>
              <table:table-cell office:value-type="float" office:value="211.692786459278">
                <text:p>211.692786459278</text:p>
              </table:table-cell>
              <table:table-cell office:value-type="float" office:value="1532.93450608886">
                <text:p>1532.93450608886</text:p>
              </table:table-cell>
              <table:table-cell office:value-type="float" office:value="1587.30721354072">
                <text:p>1587.30721354072</text:p>
              </table:table-cell>
              <table:table-cell office:value-type="float" office:value="211.692786459278">
                <text:p>211.692786459278</text:p>
              </table:table-cell>
            </table:table-row>
            <table:table-row>
              <table:table-cell office:value-type="float" office:value="205.414960746122">
                <text:p>205.414960746122</text:p>
              </table:table-cell>
              <table:table-cell office:value-type="float" office:value="1512.04668177358">
                <text:p>1512.04668177358</text:p>
              </table:table-cell>
              <table:table-cell office:value-type="float" office:value="1593.58503925388">
                <text:p>1593.58503925388</text:p>
              </table:table-cell>
              <table:table-cell office:value-type="float" office:value="205.414960746122">
                <text:p>205.414960746122</text:p>
              </table:table-cell>
            </table:table-row>
            <table:table-row>
              <table:table-cell office:value-type="float" office:value="199.348560059676">
                <text:p>199.348560059676</text:p>
              </table:table-cell>
              <table:table-cell office:value-type="float" office:value="1490.97226980516">
                <text:p>1490.97226980516</text:p>
              </table:table-cell>
              <table:table-cell office:value-type="float" office:value="1599.65143994032">
                <text:p>1599.65143994032</text:p>
              </table:table-cell>
              <table:table-cell office:value-type="float" office:value="199.348560059676">
                <text:p>199.348560059676</text:p>
              </table:table-cell>
            </table:table-row>
            <table:table-row>
              <table:table-cell office:value-type="float" office:value="193.495432284355">
                <text:p>193.495432284355</text:p>
              </table:table-cell>
              <table:table-cell office:value-type="float" office:value="1469.71768965364">
                <text:p>1469.71768965364</text:p>
              </table:table-cell>
              <table:table-cell office:value-type="float" office:value="1605.50456771565">
                <text:p>1605.50456771565</text:p>
              </table:table-cell>
              <table:table-cell office:value-type="float" office:value="193.495432284355">
                <text:p>193.495432284355</text:p>
              </table:table-cell>
            </table:table-row>
            <table:table-row>
              <table:table-cell office:value-type="float" office:value="187.857360339579">
                <text:p>187.857360339579</text:p>
              </table:table-cell>
              <table:table-cell office:value-type="float" office:value="1448.28941567002">
                <text:p>1448.28941567002</text:p>
              </table:table-cell>
              <table:table-cell office:value-type="float" office:value="1611.14263966042">
                <text:p>1611.14263966042</text:p>
              </table:table-cell>
              <table:table-cell office:value-type="float" office:value="187.857360339579">
                <text:p>187.857360339579</text:p>
              </table:table-cell>
            </table:table-row>
            <table:table-row>
              <table:table-cell office:value-type="float" office:value="182.436061636682">
                <text:p>182.436061636682</text:p>
              </table:table-cell>
              <table:table-cell office:value-type="float" office:value="1426.69397511415">
                <text:p>1426.69397511415</text:p>
              </table:table-cell>
              <table:table-cell office:value-type="float" office:value="1616.56393836332">
                <text:p>1616.56393836332</text:p>
              </table:table-cell>
              <table:table-cell office:value-type="float" office:value="182.436061636682">
                <text:p>182.436061636682</text:p>
              </table:table-cell>
            </table:table-row>
            <table:table-row>
              <table:table-cell office:value-type="float" office:value="177.233187555764">
                <text:p>177.233187555764</text:p>
              </table:table-cell>
              <table:table-cell office:value-type="float" office:value="1404.93794616642">
                <text:p>1404.93794616642</text:p>
              </table:table-cell>
              <table:table-cell office:value-type="float" office:value="1621.76681244424">
                <text:p>1621.76681244424</text:p>
              </table:table-cell>
              <table:table-cell office:value-type="float" office:value="177.233187555764">
                <text:p>177.233187555764</text:p>
              </table:table-cell>
            </table:table-row>
            <table:table-row>
              <table:table-cell office:value-type="float" office:value="172.250322942672">
                <text:p>172.250322942672</text:p>
              </table:table-cell>
              <table:table-cell office:value-type="float" office:value="1383.027955924">
                <text:p>1383.027955924</text:p>
              </table:table-cell>
              <table:table-cell office:value-type="float" office:value="1626.74967705733">
                <text:p>1626.74967705733</text:p>
              </table:table-cell>
              <table:table-cell office:value-type="float" office:value="172.250322942672">
                <text:p>172.250322942672</text:p>
              </table:table-cell>
            </table:table-row>
            <table:table-row>
              <table:table-cell office:value-type="float" office:value="167.488985626238">
                <text:p>167.488985626238</text:p>
              </table:table-cell>
              <table:table-cell office:value-type="float" office:value="1360.97067838216">
                <text:p>1360.97067838216</text:p>
              </table:table-cell>
              <table:table-cell office:value-type="float" office:value="1631.51101437376">
                <text:p>1631.51101437376</text:p>
              </table:table-cell>
              <table:table-cell office:value-type="float" office:value="167.488985626238">
                <text:p>167.488985626238</text:p>
              </table:table-cell>
            </table:table-row>
            <table:table-row>
              <table:table-cell office:value-type="float" office:value="162.950625955933">
                <text:p>162.950625955933</text:p>
              </table:table-cell>
              <table:table-cell office:value-type="float" office:value="1338.77283240132">
                <text:p>1338.77283240132</text:p>
              </table:table-cell>
              <table:table-cell office:value-type="float" office:value="1636.04937404407">
                <text:p>1636.04937404407</text:p>
              </table:table-cell>
              <table:table-cell office:value-type="float" office:value="162.950625955933">
                <text:p>162.950625955933</text:p>
              </table:table-cell>
            </table:table-row>
            <table:table-row>
              <table:table-cell office:value-type="float" office:value="158.636626360074">
                <text:p>158.636626360074</text:p>
              </table:table-cell>
              <table:table-cell office:value-type="float" office:value="1316.4411796604">
                <text:p>1316.4411796604</text:p>
              </table:table-cell>
              <table:table-cell office:value-type="float" office:value="1640.36337363993">
                <text:p>1640.36337363993</text:p>
              </table:table-cell>
              <table:table-cell office:value-type="float" office:value="158.636626360074">
                <text:p>158.636626360074</text:p>
              </table:table-cell>
            </table:table-row>
            <table:table-row>
              <table:table-cell office:value-type="float" office:value="154.548300924732">
                <text:p>154.548300924732</text:p>
              </table:table-cell>
              <table:table-cell office:value-type="float" office:value="1293.98252259715">
                <text:p>1293.98252259715</text:p>
              </table:table-cell>
              <table:table-cell office:value-type="float" office:value="1644.45169907527">
                <text:p>1644.45169907527</text:p>
              </table:table-cell>
              <table:table-cell office:value-type="float" office:value="154.548300924732">
                <text:p>154.548300924732</text:p>
              </table:table-cell>
            </table:table-row>
            <table:table-row>
              <table:table-cell office:value-type="float" office:value="150.686894993436">
                <text:p>150.686894993436</text:p>
              </table:table-cell>
              <table:table-cell office:value-type="float" office:value="1271.40370233609">
                <text:p>1271.40370233609</text:p>
              </table:table-cell>
              <table:table-cell office:value-type="float" office:value="1648.31310500656">
                <text:p>1648.31310500656</text:p>
              </table:table-cell>
              <table:table-cell office:value-type="float" office:value="150.686894993436">
                <text:p>150.686894993436</text:p>
              </table:table-cell>
            </table:table-row>
            <table:table-row>
              <table:table-cell office:value-type="float" office:value="147.053584787842">
                <text:p>147.053584787842</text:p>
              </table:table-cell>
              <table:table-cell office:value-type="float" office:value="1248.71159660458">
                <text:p>1248.71159660458</text:p>
              </table:table-cell>
              <table:table-cell office:value-type="float" office:value="1651.94641521216">
                <text:p>1651.94641521216</text:p>
              </table:table-cell>
              <table:table-cell office:value-type="float" office:value="147.053584787842">
                <text:p>147.053584787842</text:p>
              </table:table-cell>
            </table:table-row>
            <table:table-row>
              <table:table-cell office:value-type="float" office:value="143.649477049433">
                <text:p>143.649477049433</text:p>
              </table:table-cell>
              <table:table-cell office:value-type="float" office:value="1225.91311763785">
                <text:p>1225.91311763785</text:p>
              </table:table-cell>
              <table:table-cell office:value-type="float" office:value="1655.35052295057">
                <text:p>1655.35052295057</text:p>
              </table:table-cell>
              <table:table-cell office:value-type="float" office:value="143.649477049433">
                <text:p>143.649477049433</text:p>
              </table:table-cell>
            </table:table-row>
            <table:table-row>
              <table:table-cell office:value-type="float" office:value="140.475608702403">
                <text:p>140.475608702403</text:p>
              </table:table-cell>
              <table:table-cell office:value-type="float" office:value="1203.01521007346">
                <text:p>1203.01521007346</text:p>
              </table:table-cell>
              <table:table-cell office:value-type="float" office:value="1658.5243912976">
                <text:p>1658.5243912976</text:p>
              </table:table-cell>
              <table:table-cell office:value-type="float" office:value="140.475608702403">
                <text:p>140.475608702403</text:p>
              </table:table-cell>
            </table:table-row>
            <table:table-row>
              <table:table-cell office:value-type="float" office:value="137.532946537797">
                <text:p>137.532946537797</text:p>
              </table:table-cell>
              <table:table-cell office:value-type="float" office:value="1180.02484883586">
                <text:p>1180.02484883586</text:p>
              </table:table-cell>
              <table:table-cell office:value-type="float" office:value="1661.4670534622">
                <text:p>1661.4670534622</text:p>
              </table:table-cell>
              <table:table-cell office:value-type="float" office:value="137.532946537797">
                <text:p>137.532946537797</text:p>
              </table:table-cell>
            </table:table-row>
            <table:table-row>
              <table:table-cell office:value-type="float" office:value="134.822386919015">
                <text:p>134.822386919015</text:p>
              </table:table-cell>
              <table:table-cell office:value-type="float" office:value="1156.9490370118">
                <text:p>1156.9490370118</text:p>
              </table:table-cell>
              <table:table-cell office:value-type="float" office:value="1664.17761308098">
                <text:p>1664.17761308098</text:p>
              </table:table-cell>
              <table:table-cell office:value-type="float" office:value="134.822386919015">
                <text:p>134.822386919015</text:p>
              </table:table-cell>
            </table:table-row>
            <table:table-row>
              <table:table-cell office:value-type="float" office:value="132.344755508777">
                <text:p>132.344755508777</text:p>
              </table:table-cell>
              <table:table-cell office:value-type="float" office:value="1133.79480371711">
                <text:p>1133.79480371711</text:p>
              </table:table-cell>
              <table:table-cell office:value-type="float" office:value="1666.65524449122">
                <text:p>1666.65524449122</text:p>
              </table:table-cell>
              <table:table-cell office:value-type="float" office:value="132.344755508777">
                <text:p>132.344755508777</text:p>
              </table:table-cell>
            </table:table-row>
            <table:table-row>
              <table:table-cell office:value-type="float" office:value="130.100807017611">
                <text:p>130.100807017611</text:p>
              </table:table-cell>
              <table:table-cell office:value-type="float" office:value="1110.56920195553">
                <text:p>1110.56920195553</text:p>
              </table:table-cell>
              <table:table-cell office:value-type="float" office:value="1668.89919298239">
                <text:p>1668.89919298239</text:p>
              </table:table-cell>
              <table:table-cell office:value-type="float" office:value="130.100807017611">
                <text:p>130.100807017611</text:p>
              </table:table-cell>
            </table:table-row>
            <table:table-row>
              <table:table-cell office:value-type="float" office:value="128.091224973964">
                <text:p>128.091224973964</text:p>
              </table:table-cell>
              <table:table-cell office:value-type="float" office:value="1087.27930647037">
                <text:p>1087.27930647037</text:p>
              </table:table-cell>
              <table:table-cell office:value-type="float" office:value="1670.90877502604">
                <text:p>1670.90877502604</text:p>
              </table:table-cell>
              <table:table-cell office:value-type="float" office:value="128.091224973964">
                <text:p>128.091224973964</text:p>
              </table:table-cell>
            </table:table-row>
            <table:table-row>
              <table:table-cell office:value-type="float" office:value="126.316621515995">
                <text:p>126.316621515995</text:p>
              </table:table-cell>
              <table:table-cell office:value-type="float" office:value="1063.9322115894">
                <text:p>1063.9322115894</text:p>
              </table:table-cell>
              <table:table-cell office:value-type="float" office:value="1672.68337848401">
                <text:p>1672.68337848401</text:p>
              </table:table-cell>
              <table:table-cell office:value-type="float" office:value="126.316621515995">
                <text:p>126.316621515995</text:p>
              </table:table-cell>
            </table:table-row>
            <table:table-row>
              <table:table-cell office:value-type="float" office:value="124.777537205108">
                <text:p>124.777537205108</text:p>
              </table:table-cell>
              <table:table-cell office:value-type="float" office:value="1040.53502906388">
                <text:p>1040.53502906388</text:p>
              </table:table-cell>
              <table:table-cell office:value-type="float" office:value="1674.22246279489">
                <text:p>1674.22246279489</text:p>
              </table:table-cell>
              <table:table-cell office:value-type="float" office:value="124.777537205108">
                <text:p>124.777537205108</text:p>
              </table:table-cell>
            </table:table-row>
            <table:table-row>
              <table:table-cell office:value-type="float" office:value="123.474440861293">
                <text:p>123.474440861293</text:p>
              </table:table-cell>
              <table:table-cell office:value-type="float" office:value="1017.09488590228">
                <text:p>1017.09488590228</text:p>
              </table:table-cell>
              <table:table-cell office:value-type="float" office:value="1675.52555913871">
                <text:p>1675.52555913871</text:p>
              </table:table-cell>
              <table:table-cell office:value-type="float" office:value="123.474440861293">
                <text:p>123.474440861293</text:p>
              </table:table-cell>
            </table:table-row>
            <table:table-row>
              <table:table-cell office:value-type="float" office:value="122.40772942032">
                <text:p>122.40772942032</text:p>
              </table:table-cell>
              <table:table-cell office:value-type="float" office:value="993.618922199261">
                <text:p>993.618922199261</text:p>
              </table:table-cell>
              <table:table-cell office:value-type="float" office:value="1676.59227057968">
                <text:p>1676.59227057968</text:p>
              </table:table-cell>
              <table:table-cell office:value-type="float" office:value="122.40772942032">
                <text:p>122.40772942032</text:p>
              </table:table-cell>
            </table:table-row>
            <table:table-row>
              <table:table-cell office:value-type="float" office:value="121.577727812827">
                <text:p>121.577727812827</text:p>
              </table:table-cell>
              <table:table-cell office:value-type="float" office:value="970.114288960792">
                <text:p>970.114288960792</text:p>
              </table:table-cell>
              <table:table-cell office:value-type="float" office:value="1677.42227218717">
                <text:p>1677.42227218717</text:p>
              </table:table-cell>
              <table:table-cell office:value-type="float" office:value="121.577727812827">
                <text:p>121.577727812827</text:p>
              </table:table-cell>
            </table:table-row>
            <table:table-row>
              <table:table-cell office:value-type="float" office:value="120.984688865345">
                <text:p>120.984688865345</text:p>
              </table:table-cell>
              <table:table-cell office:value-type="float" office:value="946.58814592585">
                <text:p>946.58814592585</text:p>
              </table:table-cell>
              <table:table-cell office:value-type="float" office:value="1678.01531113466">
                <text:p>1678.01531113466</text:p>
              </table:table-cell>
              <table:table-cell office:value-type="float" office:value="120.984688865345">
                <text:p>120.984688865345</text:p>
              </table:table-cell>
            </table:table-row>
            <table:table-row>
              <table:table-cell office:value-type="float" office:value="120.628793223282">
                <text:p>120.628793223282</text:p>
              </table:table-cell>
              <table:table-cell office:value-type="float" office:value="923.047659385505">
                <text:p>923.047659385505</text:p>
              </table:table-cell>
              <table:table-cell office:value-type="float" office:value="1678.37120677672">
                <text:p>1678.37120677672</text:p>
              </table:table-cell>
              <table:table-cell office:value-type="float" office:value="120.628793223282">
                <text:p>120.628793223282</text:p>
              </table:table-cell>
            </table:table-row>
            <table:table-row>
              <table:table-cell office:value-type="float" office:value="120.510149295897">
                <text:p>120.510149295897</text:p>
              </table:table-cell>
              <table:table-cell office:value-type="float" office:value="899.5">
                <text:p>899.5</text:p>
              </table:table-cell>
              <table:table-cell office:value-type="float" office:value="1678.4898507041">
                <text:p>1678.4898507041</text:p>
              </table:table-cell>
              <table:table-cell office:value-type="float" office:value="120.510149295897">
                <text:p>120.510149295897</text:p>
              </table:table-cell>
            </table:table-row>
            <table:table-row>
              <table:table-cell office:value-type="float" office:value="120.628793223282">
                <text:p>120.628793223282</text:p>
              </table:table-cell>
              <table:table-cell office:value-type="float" office:value="875.952340614495">
                <text:p>875.952340614495</text:p>
              </table:table-cell>
              <table:table-cell office:value-type="float" office:value="1678.37120677672">
                <text:p>1678.37120677672</text:p>
              </table:table-cell>
              <table:table-cell office:value-type="float" office:value="120.628793223282">
                <text:p>120.628793223282</text:p>
              </table:table-cell>
            </table:table-row>
            <table:table-row>
              <table:table-cell office:value-type="float" office:value="120.984688865345">
                <text:p>120.984688865345</text:p>
              </table:table-cell>
              <table:table-cell office:value-type="float" office:value="852.411854074151">
                <text:p>852.411854074151</text:p>
              </table:table-cell>
              <table:table-cell office:value-type="float" office:value="1678.01531113466">
                <text:p>1678.01531113466</text:p>
              </table:table-cell>
              <table:table-cell office:value-type="float" office:value="120.984688865345">
                <text:p>120.984688865345</text:p>
              </table:table-cell>
            </table:table-row>
            <table:table-row>
              <table:table-cell office:value-type="float" office:value="121.577727812827">
                <text:p>121.577727812827</text:p>
              </table:table-cell>
              <table:table-cell office:value-type="float" office:value="828.885711039209">
                <text:p>828.885711039209</text:p>
              </table:table-cell>
              <table:table-cell office:value-type="float" office:value="1677.42227218717">
                <text:p>1677.42227218717</text:p>
              </table:table-cell>
              <table:table-cell office:value-type="float" office:value="121.577727812827">
                <text:p>121.577727812827</text:p>
              </table:table-cell>
            </table:table-row>
            <table:table-row>
              <table:table-cell office:value-type="float" office:value="122.40772942032">
                <text:p>122.40772942032</text:p>
              </table:table-cell>
              <table:table-cell office:value-type="float" office:value="805.381077800739">
                <text:p>805.381077800739</text:p>
              </table:table-cell>
              <table:table-cell office:value-type="float" office:value="1676.59227057968">
                <text:p>1676.59227057968</text:p>
              </table:table-cell>
              <table:table-cell office:value-type="float" office:value="122.40772942032">
                <text:p>122.40772942032</text:p>
              </table:table-cell>
            </table:table-row>
            <table:table-row>
              <table:table-cell office:value-type="float" office:value="123.474440861293">
                <text:p>123.474440861293</text:p>
              </table:table-cell>
              <table:table-cell office:value-type="float" office:value="781.905114097722">
                <text:p>781.905114097722</text:p>
              </table:table-cell>
              <table:table-cell office:value-type="float" office:value="1675.52555913871">
                <text:p>1675.52555913871</text:p>
              </table:table-cell>
              <table:table-cell office:value-type="float" office:value="123.474440861293">
                <text:p>123.474440861293</text:p>
              </table:table-cell>
            </table:table-row>
            <table:table-row>
              <table:table-cell office:value-type="float" office:value="124.777537205108">
                <text:p>124.777537205108</text:p>
              </table:table-cell>
              <table:table-cell office:value-type="float" office:value="758.464970936119">
                <text:p>758.464970936119</text:p>
              </table:table-cell>
              <table:table-cell office:value-type="float" office:value="1674.22246279489">
                <text:p>1674.22246279489</text:p>
              </table:table-cell>
              <table:table-cell office:value-type="float" office:value="124.777537205108">
                <text:p>124.777537205108</text:p>
              </table:table-cell>
            </table:table-row>
            <table:table-row>
              <table:table-cell office:value-type="float" office:value="126.316621515995">
                <text:p>126.316621515995</text:p>
              </table:table-cell>
              <table:table-cell office:value-type="float" office:value="735.067788410605">
                <text:p>735.067788410605</text:p>
              </table:table-cell>
              <table:table-cell office:value-type="float" office:value="1672.68337848401">
                <text:p>1672.68337848401</text:p>
              </table:table-cell>
              <table:table-cell office:value-type="float" office:value="126.316621515995">
                <text:p>126.316621515995</text:p>
              </table:table-cell>
            </table:table-row>
            <table:table-row>
              <table:table-cell office:value-type="float" office:value="128.091224973964">
                <text:p>128.091224973964</text:p>
              </table:table-cell>
              <table:table-cell office:value-type="float" office:value="711.720693529631">
                <text:p>711.720693529631</text:p>
              </table:table-cell>
              <table:table-cell office:value-type="float" office:value="1670.90877502604">
                <text:p>1670.90877502604</text:p>
              </table:table-cell>
              <table:table-cell office:value-type="float" office:value="128.091224973964">
                <text:p>128.091224973964</text:p>
              </table:table-cell>
            </table:table-row>
            <table:table-row>
              <table:table-cell office:value-type="float" office:value="130.100807017611">
                <text:p>130.100807017611</text:p>
              </table:table-cell>
              <table:table-cell office:value-type="float" office:value="688.430798044469">
                <text:p>688.430798044469</text:p>
              </table:table-cell>
              <table:table-cell office:value-type="float" office:value="1668.89919298239">
                <text:p>1668.89919298239</text:p>
              </table:table-cell>
              <table:table-cell office:value-type="float" office:value="130.100807017611">
                <text:p>130.100807017611</text:p>
              </table:table-cell>
            </table:table-row>
            <table:table-row>
              <table:table-cell office:value-type="float" office:value="132.344755508777">
                <text:p>132.344755508777</text:p>
              </table:table-cell>
              <table:table-cell office:value-type="float" office:value="665.205196282894">
                <text:p>665.205196282894</text:p>
              </table:table-cell>
              <table:table-cell office:value-type="float" office:value="1666.65524449122">
                <text:p>1666.65524449122</text:p>
              </table:table-cell>
              <table:table-cell office:value-type="float" office:value="132.344755508777">
                <text:p>132.344755508777</text:p>
              </table:table-cell>
            </table:table-row>
            <table:table-row>
              <table:table-cell office:value-type="float" office:value="134.822386919015">
                <text:p>134.822386919015</text:p>
              </table:table-cell>
              <table:table-cell office:value-type="float" office:value="642.050962988197">
                <text:p>642.050962988197</text:p>
              </table:table-cell>
              <table:table-cell office:value-type="float" office:value="1664.17761308098">
                <text:p>1664.17761308098</text:p>
              </table:table-cell>
              <table:table-cell office:value-type="float" office:value="134.822386919015">
                <text:p>134.822386919015</text:p>
              </table:table-cell>
            </table:table-row>
            <table:table-row>
              <table:table-cell office:value-type="float" office:value="137.532946537797">
                <text:p>137.532946537797</text:p>
              </table:table-cell>
              <table:table-cell office:value-type="float" office:value="618.975151164138">
                <text:p>618.975151164138</text:p>
              </table:table-cell>
              <table:table-cell office:value-type="float" office:value="1661.4670534622">
                <text:p>1661.4670534622</text:p>
              </table:table-cell>
              <table:table-cell office:value-type="float" office:value="137.532946537797">
                <text:p>137.532946537797</text:p>
              </table:table-cell>
            </table:table-row>
            <table:table-row>
              <table:table-cell office:value-type="float" office:value="140.475608702403">
                <text:p>140.475608702403</text:p>
              </table:table-cell>
              <table:table-cell office:value-type="float" office:value="595.98478992654">
                <text:p>595.98478992654</text:p>
              </table:table-cell>
              <table:table-cell office:value-type="float" office:value="1658.5243912976">
                <text:p>1658.5243912976</text:p>
              </table:table-cell>
              <table:table-cell office:value-type="float" office:value="140.475608702403">
                <text:p>140.475608702403</text:p>
              </table:table-cell>
            </table:table-row>
            <table:table-row>
              <table:table-cell office:value-type="float" office:value="143.649477049433">
                <text:p>143.649477049433</text:p>
              </table:table-cell>
              <table:table-cell office:value-type="float" office:value="573.086882362149">
                <text:p>573.086882362149</text:p>
              </table:table-cell>
              <table:table-cell office:value-type="float" office:value="1655.35052295057">
                <text:p>1655.35052295057</text:p>
              </table:table-cell>
              <table:table-cell office:value-type="float" office:value="143.649477049433">
                <text:p>143.649477049433</text:p>
              </table:table-cell>
            </table:table-row>
            <table:table-row>
              <table:table-cell office:value-type="float" office:value="147.053584787842">
                <text:p>147.053584787842</text:p>
              </table:table-cell>
              <table:table-cell office:value-type="float" office:value="550.288403395424">
                <text:p>550.288403395424</text:p>
              </table:table-cell>
              <table:table-cell office:value-type="float" office:value="1651.94641521216">
                <text:p>1651.94641521216</text:p>
              </table:table-cell>
              <table:table-cell office:value-type="float" office:value="147.053584787842">
                <text:p>147.053584787842</text:p>
              </table:table-cell>
            </table:table-row>
            <table:table-row>
              <table:table-cell office:value-type="float" office:value="150.686894993436">
                <text:p>150.686894993436</text:p>
              </table:table-cell>
              <table:table-cell office:value-type="float" office:value="527.596297663914">
                <text:p>527.596297663914</text:p>
              </table:table-cell>
              <table:table-cell office:value-type="float" office:value="1648.31310500656">
                <text:p>1648.31310500656</text:p>
              </table:table-cell>
              <table:table-cell office:value-type="float" office:value="150.686894993436">
                <text:p>150.686894993436</text:p>
              </table:table-cell>
            </table:table-row>
            <table:table-row>
              <table:table-cell office:value-type="float" office:value="154.548300924732">
                <text:p>154.548300924732</text:p>
              </table:table-cell>
              <table:table-cell office:value-type="float" office:value="505.017477402847">
                <text:p>505.017477402847</text:p>
              </table:table-cell>
              <table:table-cell office:value-type="float" office:value="1644.45169907527">
                <text:p>1644.45169907527</text:p>
              </table:table-cell>
              <table:table-cell office:value-type="float" office:value="154.548300924732">
                <text:p>154.548300924732</text:p>
              </table:table-cell>
            </table:table-row>
            <table:table-row>
              <table:table-cell office:value-type="float" office:value="158.636626360075">
                <text:p>158.636626360075</text:p>
              </table:table-cell>
              <table:table-cell office:value-type="float" office:value="482.558820339602">
                <text:p>482.558820339602</text:p>
              </table:table-cell>
              <table:table-cell office:value-type="float" office:value="1640.36337363993">
                <text:p>1640.36337363993</text:p>
              </table:table-cell>
              <table:table-cell office:value-type="float" office:value="158.636626360075">
                <text:p>158.636626360075</text:p>
              </table:table-cell>
            </table:table-row>
            <table:table-row>
              <table:table-cell office:value-type="float" office:value="162.950625955932">
                <text:p>162.950625955932</text:p>
              </table:table-cell>
              <table:table-cell office:value-type="float" office:value="460.227167598681">
                <text:p>460.227167598681</text:p>
              </table:table-cell>
              <table:table-cell office:value-type="float" office:value="1636.04937404407">
                <text:p>1636.04937404407</text:p>
              </table:table-cell>
              <table:table-cell office:value-type="float" office:value="162.950625955932">
                <text:p>162.950625955932</text:p>
              </table:table-cell>
            </table:table-row>
            <table:table-row>
              <table:table-cell office:value-type="float" office:value="167.488985626238">
                <text:p>167.488985626238</text:p>
              </table:table-cell>
              <table:table-cell office:value-type="float" office:value="438.029321617842">
                <text:p>438.029321617842</text:p>
              </table:table-cell>
              <table:table-cell office:value-type="float" office:value="1631.51101437376">
                <text:p>1631.51101437376</text:p>
              </table:table-cell>
              <table:table-cell office:value-type="float" office:value="167.488985626238">
                <text:p>167.488985626238</text:p>
              </table:table-cell>
            </table:table-row>
            <table:table-row>
              <table:table-cell office:value-type="float" office:value="172.250322942672">
                <text:p>172.250322942672</text:p>
              </table:table-cell>
              <table:table-cell office:value-type="float" office:value="415.972044076004">
                <text:p>415.972044076004</text:p>
              </table:table-cell>
              <table:table-cell office:value-type="float" office:value="1626.74967705733">
                <text:p>1626.74967705733</text:p>
              </table:table-cell>
              <table:table-cell office:value-type="float" office:value="172.250322942672">
                <text:p>172.250322942672</text:p>
              </table:table-cell>
            </table:table-row>
            <table:table-row>
              <table:table-cell office:value-type="float" office:value="177.233187555764">
                <text:p>177.233187555764</text:p>
              </table:table-cell>
              <table:table-cell office:value-type="float" office:value="394.062053833581">
                <text:p>394.062053833581</text:p>
              </table:table-cell>
              <table:table-cell office:value-type="float" office:value="1621.76681244424">
                <text:p>1621.76681244424</text:p>
              </table:table-cell>
              <table:table-cell office:value-type="float" office:value="177.233187555764">
                <text:p>177.233187555764</text:p>
              </table:table-cell>
            </table:table-row>
            <table:table-row>
              <table:table-cell office:value-type="float" office:value="182.436061636682">
                <text:p>182.436061636682</text:p>
              </table:table-cell>
              <table:table-cell office:value-type="float" office:value="372.306024885848">
                <text:p>372.306024885848</text:p>
              </table:table-cell>
              <table:table-cell office:value-type="float" office:value="1616.56393836332">
                <text:p>1616.56393836332</text:p>
              </table:table-cell>
              <table:table-cell office:value-type="float" office:value="182.436061636682">
                <text:p>182.436061636682</text:p>
              </table:table-cell>
            </table:table-row>
            <table:table-row>
              <table:table-cell office:value-type="float" office:value="187.857360339579">
                <text:p>187.857360339579</text:p>
              </table:table-cell>
              <table:table-cell office:value-type="float" office:value="350.710584329977">
                <text:p>350.710584329977</text:p>
              </table:table-cell>
              <table:table-cell office:value-type="float" office:value="1611.14263966042">
                <text:p>1611.14263966042</text:p>
              </table:table-cell>
              <table:table-cell office:value-type="float" office:value="187.857360339579">
                <text:p>187.857360339579</text:p>
              </table:table-cell>
            </table:table-row>
            <table:table-row>
              <table:table-cell office:value-type="float" office:value="193.495432284354">
                <text:p>193.495432284354</text:p>
              </table:table-cell>
              <table:table-cell office:value-type="float" office:value="329.282310346362">
                <text:p>329.282310346362</text:p>
              </table:table-cell>
              <table:table-cell office:value-type="float" office:value="1605.50456771565">
                <text:p>1605.50456771565</text:p>
              </table:table-cell>
              <table:table-cell office:value-type="float" office:value="193.495432284354">
                <text:p>193.495432284354</text:p>
              </table:table-cell>
            </table:table-row>
            <table:table-row>
              <table:table-cell office:value-type="float" office:value="199.348560059676">
                <text:p>199.348560059676</text:p>
              </table:table-cell>
              <table:table-cell office:value-type="float" office:value="308.027730194837">
                <text:p>308.027730194837</text:p>
              </table:table-cell>
              <table:table-cell office:value-type="float" office:value="1599.65143994032">
                <text:p>1599.65143994032</text:p>
              </table:table-cell>
              <table:table-cell office:value-type="float" office:value="199.348560059676">
                <text:p>199.348560059676</text:p>
              </table:table-cell>
            </table:table-row>
            <table:table-row>
              <table:table-cell office:value-type="float" office:value="205.414960746122">
                <text:p>205.414960746122</text:p>
              </table:table-cell>
              <table:table-cell office:value-type="float" office:value="286.953318226417">
                <text:p>286.953318226417</text:p>
              </table:table-cell>
              <table:table-cell office:value-type="float" office:value="1593.58503925388">
                <text:p>1593.58503925388</text:p>
              </table:table-cell>
              <table:table-cell office:value-type="float" office:value="205.414960746122">
                <text:p>205.414960746122</text:p>
              </table:table-cell>
            </table:table-row>
            <table:table-row>
              <table:table-cell office:value-type="float" office:value="211.692786459278">
                <text:p>211.692786459278</text:p>
              </table:table-cell>
              <table:table-cell office:value-type="float" office:value="266.065493911137">
                <text:p>266.065493911137</text:p>
              </table:table-cell>
              <table:table-cell office:value-type="float" office:value="1587.30721354072">
                <text:p>1587.30721354072</text:p>
              </table:table-cell>
              <table:table-cell office:value-type="float" office:value="211.692786459278">
                <text:p>211.692786459278</text:p>
              </table:table-cell>
            </table:table-row>
            <table:table-row>
              <table:table-cell office:value-type="float" office:value="218.180124912616">
                <text:p>218.180124912616</text:p>
              </table:table-cell>
              <table:table-cell office:value-type="float" office:value="245.37061988263">
                <text:p>245.37061988263</text:p>
              </table:table-cell>
              <table:table-cell office:value-type="float" office:value="1580.81987508738">
                <text:p>1580.81987508738</text:p>
              </table:table-cell>
              <table:table-cell office:value-type="float" office:value="218.180124912616">
                <text:p>218.180124912616</text:p>
              </table:table-cell>
            </table:table-row>
            <table:table-row>
              <table:table-cell office:value-type="float" office:value="224.875">
                <text:p>224.875</text:p>
              </table:table-cell>
              <table:table-cell office:value-type="float" office:value="224.875">
                <text:p>224.875</text:p>
              </table:table-cell>
              <table:table-cell office:value-type="float" office:value="1574.125">
                <text:p>1574.125</text:p>
              </table:table-cell>
              <table:table-cell office:value-type="float" office:value="224.875">
                <text:p>224.875</text:p>
              </table:table-cell>
            </table:table-row>
            <table:table-row>
              <table:table-cell office:value-type="float" office:value="245.37061988263">
                <text:p>245.37061988263</text:p>
              </table:table-cell>
              <table:table-cell office:value-type="float" office:value="218.180124912616">
                <text:p>218.180124912616</text:p>
              </table:table-cell>
              <table:table-cell office:value-type="float" office:value="1580.81987508738">
                <text:p>1580.81987508738</text:p>
              </table:table-cell>
              <table:table-cell office:value-type="float" office:value="245.37061988263">
                <text:p>245.37061988263</text:p>
              </table:table-cell>
            </table:table-row>
            <table:table-row>
              <table:table-cell office:value-type="float" office:value="266.065493911137">
                <text:p>266.065493911137</text:p>
              </table:table-cell>
              <table:table-cell office:value-type="float" office:value="211.692786459278">
                <text:p>211.692786459278</text:p>
              </table:table-cell>
              <table:table-cell office:value-type="float" office:value="1587.30721354072">
                <text:p>1587.30721354072</text:p>
              </table:table-cell>
              <table:table-cell office:value-type="float" office:value="266.065493911137">
                <text:p>266.065493911137</text:p>
              </table:table-cell>
            </table:table-row>
            <table:table-row>
              <table:table-cell office:value-type="float" office:value="286.953318226416">
                <text:p>286.953318226416</text:p>
              </table:table-cell>
              <table:table-cell office:value-type="float" office:value="205.414960746122">
                <text:p>205.414960746122</text:p>
              </table:table-cell>
              <table:table-cell office:value-type="float" office:value="1593.58503925388">
                <text:p>1593.58503925388</text:p>
              </table:table-cell>
              <table:table-cell office:value-type="float" office:value="286.953318226416">
                <text:p>286.953318226416</text:p>
              </table:table-cell>
            </table:table-row>
            <table:table-row>
              <table:table-cell office:value-type="float" office:value="308.027730194837">
                <text:p>308.027730194837</text:p>
              </table:table-cell>
              <table:table-cell office:value-type="float" office:value="199.348560059676">
                <text:p>199.348560059676</text:p>
              </table:table-cell>
              <table:table-cell office:value-type="float" office:value="1599.65143994032">
                <text:p>1599.65143994032</text:p>
              </table:table-cell>
              <table:table-cell office:value-type="float" office:value="308.027730194837">
                <text:p>308.027730194837</text:p>
              </table:table-cell>
            </table:table-row>
            <table:table-row>
              <table:table-cell office:value-type="float" office:value="329.282310346362">
                <text:p>329.282310346362</text:p>
              </table:table-cell>
              <table:table-cell office:value-type="float" office:value="193.495432284354">
                <text:p>193.495432284354</text:p>
              </table:table-cell>
              <table:table-cell office:value-type="float" office:value="1605.50456771565">
                <text:p>1605.50456771565</text:p>
              </table:table-cell>
              <table:table-cell office:value-type="float" office:value="329.282310346362">
                <text:p>329.282310346362</text:p>
              </table:table-cell>
            </table:table-row>
            <table:table-row>
              <table:table-cell office:value-type="float" office:value="350.710584329977">
                <text:p>350.710584329977</text:p>
              </table:table-cell>
              <table:table-cell office:value-type="float" office:value="187.857360339579">
                <text:p>187.857360339579</text:p>
              </table:table-cell>
              <table:table-cell office:value-type="float" office:value="1611.14263966042">
                <text:p>1611.14263966042</text:p>
              </table:table-cell>
              <table:table-cell office:value-type="float" office:value="350.710584329977">
                <text:p>350.710584329977</text:p>
              </table:table-cell>
            </table:table-row>
            <table:table-row>
              <table:table-cell office:value-type="float" office:value="372.306024885847">
                <text:p>372.306024885847</text:p>
              </table:table-cell>
              <table:table-cell office:value-type="float" office:value="182.436061636682">
                <text:p>182.436061636682</text:p>
              </table:table-cell>
              <table:table-cell office:value-type="float" office:value="1616.56393836332">
                <text:p>1616.56393836332</text:p>
              </table:table-cell>
              <table:table-cell office:value-type="float" office:value="372.306024885847">
                <text:p>372.306024885847</text:p>
              </table:table-cell>
            </table:table-row>
            <table:table-row>
              <table:table-cell office:value-type="float" office:value="394.06205383358">
                <text:p>394.06205383358</text:p>
              </table:table-cell>
              <table:table-cell office:value-type="float" office:value="177.233187555764">
                <text:p>177.233187555764</text:p>
              </table:table-cell>
              <table:table-cell office:value-type="float" office:value="1621.76681244424">
                <text:p>1621.76681244424</text:p>
              </table:table-cell>
              <table:table-cell office:value-type="float" office:value="394.06205383358">
                <text:p>394.06205383358</text:p>
              </table:table-cell>
            </table:table-row>
            <table:table-row>
              <table:table-cell office:value-type="float" office:value="415.972044076003">
                <text:p>415.972044076003</text:p>
              </table:table-cell>
              <table:table-cell office:value-type="float" office:value="172.250322942672">
                <text:p>172.250322942672</text:p>
              </table:table-cell>
              <table:table-cell office:value-type="float" office:value="1626.74967705733">
                <text:p>1626.74967705733</text:p>
              </table:table-cell>
              <table:table-cell office:value-type="float" office:value="415.972044076003">
                <text:p>415.972044076003</text:p>
              </table:table-cell>
            </table:table-row>
            <table:table-row>
              <table:table-cell office:value-type="float" office:value="438.029321617842">
                <text:p>438.029321617842</text:p>
              </table:table-cell>
              <table:table-cell office:value-type="float" office:value="167.488985626238">
                <text:p>167.488985626238</text:p>
              </table:table-cell>
              <table:table-cell office:value-type="float" office:value="1631.51101437376">
                <text:p>1631.51101437376</text:p>
              </table:table-cell>
              <table:table-cell office:value-type="float" office:value="438.029321617842">
                <text:p>438.029321617842</text:p>
              </table:table-cell>
            </table:table-row>
            <table:table-row>
              <table:table-cell office:value-type="float" office:value="460.227167598681">
                <text:p>460.227167598681</text:p>
              </table:table-cell>
              <table:table-cell office:value-type="float" office:value="162.950625955933">
                <text:p>162.950625955933</text:p>
              </table:table-cell>
              <table:table-cell office:value-type="float" office:value="1636.04937404407">
                <text:p>1636.04937404407</text:p>
              </table:table-cell>
              <table:table-cell office:value-type="float" office:value="460.227167598681">
                <text:p>460.227167598681</text:p>
              </table:table-cell>
            </table:table-row>
            <table:table-row>
              <table:table-cell office:value-type="float" office:value="482.558820339602">
                <text:p>482.558820339602</text:p>
              </table:table-cell>
              <table:table-cell office:value-type="float" office:value="158.636626360074">
                <text:p>158.636626360074</text:p>
              </table:table-cell>
              <table:table-cell office:value-type="float" office:value="1640.36337363993">
                <text:p>1640.36337363993</text:p>
              </table:table-cell>
              <table:table-cell office:value-type="float" office:value="482.558820339602">
                <text:p>482.558820339602</text:p>
              </table:table-cell>
            </table:table-row>
            <table:table-row>
              <table:table-cell office:value-type="float" office:value="505.017477402847">
                <text:p>505.017477402847</text:p>
              </table:table-cell>
              <table:table-cell office:value-type="float" office:value="154.548300924732">
                <text:p>154.548300924732</text:p>
              </table:table-cell>
              <table:table-cell office:value-type="float" office:value="1644.45169907527">
                <text:p>1644.45169907527</text:p>
              </table:table-cell>
              <table:table-cell office:value-type="float" office:value="505.017477402847">
                <text:p>505.017477402847</text:p>
              </table:table-cell>
            </table:table-row>
            <table:table-row>
              <table:table-cell office:value-type="float" office:value="527.596297663914">
                <text:p>527.596297663914</text:p>
              </table:table-cell>
              <table:table-cell office:value-type="float" office:value="150.686894993436">
                <text:p>150.686894993436</text:p>
              </table:table-cell>
              <table:table-cell office:value-type="float" office:value="1648.31310500656">
                <text:p>1648.31310500656</text:p>
              </table:table-cell>
              <table:table-cell office:value-type="float" office:value="527.596297663914">
                <text:p>527.596297663914</text:p>
              </table:table-cell>
            </table:table-row>
            <table:table-row>
              <table:table-cell office:value-type="float" office:value="550.288403395424">
                <text:p>550.288403395424</text:p>
              </table:table-cell>
              <table:table-cell office:value-type="float" office:value="147.053584787842">
                <text:p>147.053584787842</text:p>
              </table:table-cell>
              <table:table-cell office:value-type="float" office:value="1651.94641521216">
                <text:p>1651.94641521216</text:p>
              </table:table-cell>
              <table:table-cell office:value-type="float" office:value="550.288403395424">
                <text:p>550.288403395424</text:p>
              </table:table-cell>
            </table:table-row>
            <table:table-row>
              <table:table-cell office:value-type="float" office:value="573.086882362148">
                <text:p>573.086882362148</text:p>
              </table:table-cell>
              <table:table-cell office:value-type="float" office:value="143.649477049433">
                <text:p>143.649477049433</text:p>
              </table:table-cell>
              <table:table-cell office:value-type="float" office:value="1655.35052295057">
                <text:p>1655.35052295057</text:p>
              </table:table-cell>
              <table:table-cell office:value-type="float" office:value="573.086882362148">
                <text:p>573.086882362148</text:p>
              </table:table-cell>
            </table:table-row>
            <table:table-row>
              <table:table-cell office:value-type="float" office:value="595.98478992654">
                <text:p>595.98478992654</text:p>
              </table:table-cell>
              <table:table-cell office:value-type="float" office:value="140.475608702403">
                <text:p>140.475608702403</text:p>
              </table:table-cell>
              <table:table-cell office:value-type="float" office:value="1658.5243912976">
                <text:p>1658.5243912976</text:p>
              </table:table-cell>
              <table:table-cell office:value-type="float" office:value="595.98478992654">
                <text:p>595.98478992654</text:p>
              </table:table-cell>
            </table:table-row>
            <table:table-row>
              <table:table-cell office:value-type="float" office:value="618.975151164138">
                <text:p>618.975151164138</text:p>
              </table:table-cell>
              <table:table-cell office:value-type="float" office:value="137.532946537797">
                <text:p>137.532946537797</text:p>
              </table:table-cell>
              <table:table-cell office:value-type="float" office:value="1661.4670534622">
                <text:p>1661.4670534622</text:p>
              </table:table-cell>
              <table:table-cell office:value-type="float" office:value="618.975151164138">
                <text:p>618.975151164138</text:p>
              </table:table-cell>
            </table:table-row>
            <table:table-row>
              <table:table-cell office:value-type="float" office:value="642.050962988197">
                <text:p>642.050962988197</text:p>
              </table:table-cell>
              <table:table-cell office:value-type="float" office:value="134.822386919016">
                <text:p>134.822386919016</text:p>
              </table:table-cell>
              <table:table-cell office:value-type="float" office:value="1664.17761308098">
                <text:p>1664.17761308098</text:p>
              </table:table-cell>
              <table:table-cell office:value-type="float" office:value="642.050962988197">
                <text:p>642.050962988197</text:p>
              </table:table-cell>
            </table:table-row>
            <table:table-row>
              <table:table-cell office:value-type="float" office:value="665.205196282894">
                <text:p>665.205196282894</text:p>
              </table:table-cell>
              <table:table-cell office:value-type="float" office:value="132.344755508777">
                <text:p>132.344755508777</text:p>
              </table:table-cell>
              <table:table-cell office:value-type="float" office:value="1666.65524449122">
                <text:p>1666.65524449122</text:p>
              </table:table-cell>
              <table:table-cell office:value-type="float" office:value="665.205196282894">
                <text:p>665.205196282894</text:p>
              </table:table-cell>
            </table:table-row>
            <table:table-row>
              <table:table-cell office:value-type="float" office:value="688.430798044468">
                <text:p>688.430798044468</text:p>
              </table:table-cell>
              <table:table-cell office:value-type="float" office:value="130.100807017611">
                <text:p>130.100807017611</text:p>
              </table:table-cell>
              <table:table-cell office:value-type="float" office:value="1668.89919298239">
                <text:p>1668.89919298239</text:p>
              </table:table-cell>
              <table:table-cell office:value-type="float" office:value="688.430798044468">
                <text:p>688.430798044468</text:p>
              </table:table-cell>
            </table:table-row>
            <table:table-row>
              <table:table-cell office:value-type="float" office:value="711.720693529631">
                <text:p>711.720693529631</text:p>
              </table:table-cell>
              <table:table-cell office:value-type="float" office:value="128.091224973964">
                <text:p>128.091224973964</text:p>
              </table:table-cell>
              <table:table-cell office:value-type="float" office:value="1670.90877502604">
                <text:p>1670.90877502604</text:p>
              </table:table-cell>
              <table:table-cell office:value-type="float" office:value="711.720693529631">
                <text:p>711.720693529631</text:p>
              </table:table-cell>
            </table:table-row>
            <table:table-row>
              <table:table-cell office:value-type="float" office:value="735.067788410605">
                <text:p>735.067788410605</text:p>
              </table:table-cell>
              <table:table-cell office:value-type="float" office:value="126.316621515995">
                <text:p>126.316621515995</text:p>
              </table:table-cell>
              <table:table-cell office:value-type="float" office:value="1672.68337848401">
                <text:p>1672.68337848401</text:p>
              </table:table-cell>
              <table:table-cell office:value-type="float" office:value="735.067788410605">
                <text:p>735.067788410605</text:p>
              </table:table-cell>
            </table:table-row>
            <table:table-row>
              <table:table-cell office:value-type="float" office:value="758.464970936119">
                <text:p>758.464970936119</text:p>
              </table:table-cell>
              <table:table-cell office:value-type="float" office:value="124.777537205108">
                <text:p>124.777537205108</text:p>
              </table:table-cell>
              <table:table-cell office:value-type="float" office:value="1674.22246279489">
                <text:p>1674.22246279489</text:p>
              </table:table-cell>
              <table:table-cell office:value-type="float" office:value="758.464970936119">
                <text:p>758.464970936119</text:p>
              </table:table-cell>
            </table:table-row>
            <table:table-row>
              <table:table-cell office:value-type="float" office:value="781.905114097722">
                <text:p>781.905114097722</text:p>
              </table:table-cell>
              <table:table-cell office:value-type="float" office:value="123.474440861293">
                <text:p>123.474440861293</text:p>
              </table:table-cell>
              <table:table-cell office:value-type="float" office:value="1675.52555913871">
                <text:p>1675.52555913871</text:p>
              </table:table-cell>
              <table:table-cell office:value-type="float" office:value="781.905114097722">
                <text:p>781.905114097722</text:p>
              </table:table-cell>
            </table:table-row>
            <table:table-row>
              <table:table-cell office:value-type="float" office:value="805.381077800739">
                <text:p>805.381077800739</text:p>
              </table:table-cell>
              <table:table-cell office:value-type="float" office:value="122.40772942032">
                <text:p>122.40772942032</text:p>
              </table:table-cell>
              <table:table-cell office:value-type="float" office:value="1676.59227057968">
                <text:p>1676.59227057968</text:p>
              </table:table-cell>
              <table:table-cell office:value-type="float" office:value="805.381077800739">
                <text:p>805.381077800739</text:p>
              </table:table-cell>
            </table:table-row>
            <table:table-row>
              <table:table-cell office:value-type="float" office:value="828.885711039208">
                <text:p>828.885711039208</text:p>
              </table:table-cell>
              <table:table-cell office:value-type="float" office:value="121.577727812827">
                <text:p>121.577727812827</text:p>
              </table:table-cell>
              <table:table-cell office:value-type="float" office:value="1677.42227218717">
                <text:p>1677.42227218717</text:p>
              </table:table-cell>
              <table:table-cell office:value-type="float" office:value="828.885711039208">
                <text:p>828.885711039208</text:p>
              </table:table-cell>
            </table:table-row>
            <table:table-row>
              <table:table-cell office:value-type="float" office:value="852.411854074151">
                <text:p>852.411854074151</text:p>
              </table:table-cell>
              <table:table-cell office:value-type="float" office:value="120.984688865345">
                <text:p>120.984688865345</text:p>
              </table:table-cell>
              <table:table-cell office:value-type="float" office:value="1678.01531113466">
                <text:p>1678.01531113466</text:p>
              </table:table-cell>
              <table:table-cell office:value-type="float" office:value="852.411854074151">
                <text:p>852.411854074151</text:p>
              </table:table-cell>
            </table:table-row>
            <table:table-row>
              <table:table-cell office:value-type="float" office:value="875.952340614495">
                <text:p>875.952340614495</text:p>
              </table:table-cell>
              <table:table-cell office:value-type="float" office:value="120.628793223282">
                <text:p>120.628793223282</text:p>
              </table:table-cell>
              <table:table-cell office:value-type="float" office:value="1678.37120677672">
                <text:p>1678.37120677672</text:p>
              </table:table-cell>
              <table:table-cell office:value-type="float" office:value="875.952340614495">
                <text:p>875.952340614495</text:p>
              </table:table-cell>
            </table:table-row>
            <table:table-row>
              <table:table-cell office:value-type="float" office:value="899.5">
                <text:p>899.5</text:p>
              </table:table-cell>
              <table:table-cell office:value-type="float" office:value="120.510149295898">
                <text:p>120.510149295898</text:p>
              </table:table-cell>
              <table:table-cell office:value-type="float" office:value="1678.4898507041">
                <text:p>1678.4898507041</text:p>
              </table:table-cell>
              <table:table-cell office:value-type="float" office:value="899.5">
                <text:p>899.5</text:p>
              </table:table-cell>
            </table:table-row>
            <table:table-row>
              <table:table-cell office:value-type="float" office:value="923.047659385504">
                <text:p>923.047659385504</text:p>
              </table:table-cell>
              <table:table-cell office:value-type="float" office:value="120.628793223282">
                <text:p>120.628793223282</text:p>
              </table:table-cell>
              <table:table-cell office:value-type="float" office:value="1678.37120677672">
                <text:p>1678.37120677672</text:p>
              </table:table-cell>
              <table:table-cell office:value-type="float" office:value="923.047659385504">
                <text:p>923.047659385504</text:p>
              </table:table-cell>
            </table:table-row>
            <table:table-row>
              <table:table-cell office:value-type="float" office:value="946.58814592585">
                <text:p>946.58814592585</text:p>
              </table:table-cell>
              <table:table-cell office:value-type="float" office:value="120.984688865345">
                <text:p>120.984688865345</text:p>
              </table:table-cell>
              <table:table-cell office:value-type="float" office:value="1678.01531113466">
                <text:p>1678.01531113466</text:p>
              </table:table-cell>
              <table:table-cell office:value-type="float" office:value="946.58814592585">
                <text:p>946.58814592585</text:p>
              </table:table-cell>
            </table:table-row>
            <table:table-row>
              <table:table-cell office:value-type="float" office:value="970.114288960792">
                <text:p>970.114288960792</text:p>
              </table:table-cell>
              <table:table-cell office:value-type="float" office:value="121.577727812827">
                <text:p>121.577727812827</text:p>
              </table:table-cell>
              <table:table-cell office:value-type="float" office:value="1677.42227218717">
                <text:p>1677.42227218717</text:p>
              </table:table-cell>
              <table:table-cell office:value-type="float" office:value="970.114288960792">
                <text:p>970.114288960792</text:p>
              </table:table-cell>
            </table:table-row>
            <table:table-row>
              <table:table-cell office:value-type="float" office:value="993.618922199261">
                <text:p>993.618922199261</text:p>
              </table:table-cell>
              <table:table-cell office:value-type="float" office:value="122.40772942032">
                <text:p>122.40772942032</text:p>
              </table:table-cell>
              <table:table-cell office:value-type="float" office:value="1676.59227057968">
                <text:p>1676.59227057968</text:p>
              </table:table-cell>
              <table:table-cell office:value-type="float" office:value="993.618922199261">
                <text:p>993.618922199261</text:p>
              </table:table-cell>
            </table:table-row>
            <table:table-row>
              <table:table-cell office:value-type="float" office:value="1017.09488590228">
                <text:p>1017.09488590228</text:p>
              </table:table-cell>
              <table:table-cell office:value-type="float" office:value="123.474440861293">
                <text:p>123.474440861293</text:p>
              </table:table-cell>
              <table:table-cell office:value-type="float" office:value="1675.52555913871">
                <text:p>1675.52555913871</text:p>
              </table:table-cell>
              <table:table-cell office:value-type="float" office:value="1017.09488590228">
                <text:p>1017.09488590228</text:p>
              </table:table-cell>
            </table:table-row>
            <table:table-row>
              <table:table-cell office:value-type="float" office:value="1040.53502906388">
                <text:p>1040.53502906388</text:p>
              </table:table-cell>
              <table:table-cell office:value-type="float" office:value="124.777537205108">
                <text:p>124.777537205108</text:p>
              </table:table-cell>
              <table:table-cell office:value-type="float" office:value="1674.22246279489">
                <text:p>1674.22246279489</text:p>
              </table:table-cell>
              <table:table-cell office:value-type="float" office:value="1040.53502906388">
                <text:p>1040.53502906388</text:p>
              </table:table-cell>
            </table:table-row>
            <table:table-row>
              <table:table-cell office:value-type="float" office:value="1063.9322115894">
                <text:p>1063.9322115894</text:p>
              </table:table-cell>
              <table:table-cell office:value-type="float" office:value="126.316621515995">
                <text:p>126.316621515995</text:p>
              </table:table-cell>
              <table:table-cell office:value-type="float" office:value="1672.683378484">
                <text:p>1672.683378484</text:p>
              </table:table-cell>
              <table:table-cell office:value-type="float" office:value="1063.9322115894">
                <text:p>1063.9322115894</text:p>
              </table:table-cell>
            </table:table-row>
            <table:table-row>
              <table:table-cell office:value-type="float" office:value="1087.27930647037">
                <text:p>1087.27930647037</text:p>
              </table:table-cell>
              <table:table-cell office:value-type="float" office:value="128.091224973964">
                <text:p>128.091224973964</text:p>
              </table:table-cell>
              <table:table-cell office:value-type="float" office:value="1670.90877502604">
                <text:p>1670.90877502604</text:p>
              </table:table-cell>
              <table:table-cell office:value-type="float" office:value="1087.27930647037">
                <text:p>1087.27930647037</text:p>
              </table:table-cell>
            </table:table-row>
            <table:table-row>
              <table:table-cell office:value-type="float" office:value="1110.56920195553">
                <text:p>1110.56920195553</text:p>
              </table:table-cell>
              <table:table-cell office:value-type="float" office:value="130.100807017611">
                <text:p>130.100807017611</text:p>
              </table:table-cell>
              <table:table-cell office:value-type="float" office:value="1668.89919298239">
                <text:p>1668.89919298239</text:p>
              </table:table-cell>
              <table:table-cell office:value-type="float" office:value="1110.56920195553">
                <text:p>1110.56920195553</text:p>
              </table:table-cell>
            </table:table-row>
            <table:table-row>
              <table:table-cell office:value-type="float" office:value="1133.79480371711">
                <text:p>1133.79480371711</text:p>
              </table:table-cell>
              <table:table-cell office:value-type="float" office:value="132.344755508777">
                <text:p>132.344755508777</text:p>
              </table:table-cell>
              <table:table-cell office:value-type="float" office:value="1666.65524449122">
                <text:p>1666.65524449122</text:p>
              </table:table-cell>
              <table:table-cell office:value-type="float" office:value="1133.79480371711">
                <text:p>1133.79480371711</text:p>
              </table:table-cell>
            </table:table-row>
            <table:table-row>
              <table:table-cell office:value-type="float" office:value="1156.9490370118">
                <text:p>1156.9490370118</text:p>
              </table:table-cell>
              <table:table-cell office:value-type="float" office:value="134.822386919015">
                <text:p>134.822386919015</text:p>
              </table:table-cell>
              <table:table-cell office:value-type="float" office:value="1664.17761308098">
                <text:p>1664.17761308098</text:p>
              </table:table-cell>
              <table:table-cell office:value-type="float" office:value="1156.9490370118">
                <text:p>1156.9490370118</text:p>
              </table:table-cell>
            </table:table-row>
            <table:table-row>
              <table:table-cell office:value-type="float" office:value="1180.02484883586">
                <text:p>1180.02484883586</text:p>
              </table:table-cell>
              <table:table-cell office:value-type="float" office:value="137.532946537797">
                <text:p>137.532946537797</text:p>
              </table:table-cell>
              <table:table-cell office:value-type="float" office:value="1661.4670534622">
                <text:p>1661.4670534622</text:p>
              </table:table-cell>
              <table:table-cell office:value-type="float" office:value="1180.02484883586">
                <text:p>1180.02484883586</text:p>
              </table:table-cell>
            </table:table-row>
            <table:table-row>
              <table:table-cell office:value-type="float" office:value="1203.01521007346">
                <text:p>1203.01521007346</text:p>
              </table:table-cell>
              <table:table-cell office:value-type="float" office:value="140.475608702403">
                <text:p>140.475608702403</text:p>
              </table:table-cell>
              <table:table-cell office:value-type="float" office:value="1658.5243912976">
                <text:p>1658.5243912976</text:p>
              </table:table-cell>
              <table:table-cell office:value-type="float" office:value="1203.01521007346">
                <text:p>1203.01521007346</text:p>
              </table:table-cell>
            </table:table-row>
            <table:table-row>
              <table:table-cell office:value-type="float" office:value="1225.91311763785">
                <text:p>1225.91311763785</text:p>
              </table:table-cell>
              <table:table-cell office:value-type="float" office:value="143.649477049433">
                <text:p>143.649477049433</text:p>
              </table:table-cell>
              <table:table-cell office:value-type="float" office:value="1655.35052295057">
                <text:p>1655.35052295057</text:p>
              </table:table-cell>
              <table:table-cell office:value-type="float" office:value="1225.91311763785">
                <text:p>1225.91311763785</text:p>
              </table:table-cell>
            </table:table-row>
            <table:table-row>
              <table:table-cell office:value-type="float" office:value="1248.71159660458">
                <text:p>1248.71159660458</text:p>
              </table:table-cell>
              <table:table-cell office:value-type="float" office:value="147.053584787842">
                <text:p>147.053584787842</text:p>
              </table:table-cell>
              <table:table-cell office:value-type="float" office:value="1651.94641521216">
                <text:p>1651.94641521216</text:p>
              </table:table-cell>
              <table:table-cell office:value-type="float" office:value="1248.71159660458">
                <text:p>1248.71159660458</text:p>
              </table:table-cell>
            </table:table-row>
            <table:table-row>
              <table:table-cell office:value-type="float" office:value="1271.40370233609">
                <text:p>1271.40370233609</text:p>
              </table:table-cell>
              <table:table-cell office:value-type="float" office:value="150.686894993437">
                <text:p>150.686894993437</text:p>
              </table:table-cell>
              <table:table-cell office:value-type="float" office:value="1648.31310500656">
                <text:p>1648.31310500656</text:p>
              </table:table-cell>
              <table:table-cell office:value-type="float" office:value="1271.40370233609">
                <text:p>1271.40370233609</text:p>
              </table:table-cell>
            </table:table-row>
            <table:table-row>
              <table:table-cell office:value-type="float" office:value="1293.98252259715">
                <text:p>1293.98252259715</text:p>
              </table:table-cell>
              <table:table-cell office:value-type="float" office:value="154.548300924732">
                <text:p>154.548300924732</text:p>
              </table:table-cell>
              <table:table-cell office:value-type="float" office:value="1644.45169907527">
                <text:p>1644.45169907527</text:p>
              </table:table-cell>
              <table:table-cell office:value-type="float" office:value="1293.98252259715">
                <text:p>1293.98252259715</text:p>
              </table:table-cell>
            </table:table-row>
            <table:table-row>
              <table:table-cell office:value-type="float" office:value="1316.4411796604">
                <text:p>1316.4411796604</text:p>
              </table:table-cell>
              <table:table-cell office:value-type="float" office:value="158.636626360074">
                <text:p>158.636626360074</text:p>
              </table:table-cell>
              <table:table-cell office:value-type="float" office:value="1640.36337363993">
                <text:p>1640.36337363993</text:p>
              </table:table-cell>
              <table:table-cell office:value-type="float" office:value="1316.4411796604">
                <text:p>1316.4411796604</text:p>
              </table:table-cell>
            </table:table-row>
            <table:table-row>
              <table:table-cell office:value-type="float" office:value="1338.77283240132">
                <text:p>1338.77283240132</text:p>
              </table:table-cell>
              <table:table-cell office:value-type="float" office:value="162.950625955933">
                <text:p>162.950625955933</text:p>
              </table:table-cell>
              <table:table-cell office:value-type="float" office:value="1636.04937404407">
                <text:p>1636.04937404407</text:p>
              </table:table-cell>
              <table:table-cell office:value-type="float" office:value="1338.77283240132">
                <text:p>1338.77283240132</text:p>
              </table:table-cell>
            </table:table-row>
            <table:table-row>
              <table:table-cell office:value-type="float" office:value="1360.97067838216">
                <text:p>1360.97067838216</text:p>
              </table:table-cell>
              <table:table-cell office:value-type="float" office:value="167.488985626238">
                <text:p>167.488985626238</text:p>
              </table:table-cell>
              <table:table-cell office:value-type="float" office:value="1631.51101437376">
                <text:p>1631.51101437376</text:p>
              </table:table-cell>
              <table:table-cell office:value-type="float" office:value="1360.97067838216">
                <text:p>1360.97067838216</text:p>
              </table:table-cell>
            </table:table-row>
            <table:table-row>
              <table:table-cell office:value-type="float" office:value="1383.027955924">
                <text:p>1383.027955924</text:p>
              </table:table-cell>
              <table:table-cell office:value-type="float" office:value="172.250322942672">
                <text:p>172.250322942672</text:p>
              </table:table-cell>
              <table:table-cell office:value-type="float" office:value="1626.74967705733">
                <text:p>1626.74967705733</text:p>
              </table:table-cell>
              <table:table-cell office:value-type="float" office:value="1383.027955924">
                <text:p>1383.027955924</text:p>
              </table:table-cell>
            </table:table-row>
            <table:table-row>
              <table:table-cell office:value-type="float" office:value="1404.93794616642">
                <text:p>1404.93794616642</text:p>
              </table:table-cell>
              <table:table-cell office:value-type="float" office:value="177.233187555764">
                <text:p>177.233187555764</text:p>
              </table:table-cell>
              <table:table-cell office:value-type="float" office:value="1621.76681244424">
                <text:p>1621.76681244424</text:p>
              </table:table-cell>
              <table:table-cell office:value-type="float" office:value="1404.93794616642">
                <text:p>1404.93794616642</text:p>
              </table:table-cell>
            </table:table-row>
            <table:table-row>
              <table:table-cell office:value-type="float" office:value="1426.69397511415">
                <text:p>1426.69397511415</text:p>
              </table:table-cell>
              <table:table-cell office:value-type="float" office:value="182.436061636682">
                <text:p>182.436061636682</text:p>
              </table:table-cell>
              <table:table-cell office:value-type="float" office:value="1616.56393836332">
                <text:p>1616.56393836332</text:p>
              </table:table-cell>
              <table:table-cell office:value-type="float" office:value="1426.69397511415">
                <text:p>1426.69397511415</text:p>
              </table:table-cell>
            </table:table-row>
            <table:table-row>
              <table:table-cell office:value-type="float" office:value="1448.28941567002">
                <text:p>1448.28941567002</text:p>
              </table:table-cell>
              <table:table-cell office:value-type="float" office:value="187.857360339579">
                <text:p>187.857360339579</text:p>
              </table:table-cell>
              <table:table-cell office:value-type="float" office:value="1611.14263966042">
                <text:p>1611.14263966042</text:p>
              </table:table-cell>
              <table:table-cell office:value-type="float" office:value="1448.28941567002">
                <text:p>1448.28941567002</text:p>
              </table:table-cell>
            </table:table-row>
            <table:table-row>
              <table:table-cell office:value-type="float" office:value="1469.71768965364">
                <text:p>1469.71768965364</text:p>
              </table:table-cell>
              <table:table-cell office:value-type="float" office:value="193.495432284355">
                <text:p>193.495432284355</text:p>
              </table:table-cell>
              <table:table-cell office:value-type="float" office:value="1605.50456771565">
                <text:p>1605.50456771565</text:p>
              </table:table-cell>
              <table:table-cell office:value-type="float" office:value="1469.71768965364">
                <text:p>1469.71768965364</text:p>
              </table:table-cell>
            </table:table-row>
            <table:table-row>
              <table:table-cell office:value-type="float" office:value="1490.97226980516">
                <text:p>1490.97226980516</text:p>
              </table:table-cell>
              <table:table-cell office:value-type="float" office:value="199.348560059676">
                <text:p>199.348560059676</text:p>
              </table:table-cell>
              <table:table-cell office:value-type="float" office:value="1599.65143994032">
                <text:p>1599.65143994032</text:p>
              </table:table-cell>
              <table:table-cell office:value-type="float" office:value="1490.97226980516">
                <text:p>1490.97226980516</text:p>
              </table:table-cell>
            </table:table-row>
            <table:table-row>
              <table:table-cell office:value-type="float" office:value="1512.04668177358">
                <text:p>1512.04668177358</text:p>
              </table:table-cell>
              <table:table-cell office:value-type="float" office:value="205.414960746122">
                <text:p>205.414960746122</text:p>
              </table:table-cell>
              <table:table-cell office:value-type="float" office:value="1593.58503925388">
                <text:p>1593.58503925388</text:p>
              </table:table-cell>
              <table:table-cell office:value-type="float" office:value="1512.04668177358">
                <text:p>1512.04668177358</text:p>
              </table:table-cell>
            </table:table-row>
            <table:table-row>
              <table:table-cell office:value-type="float" office:value="1532.93450608886">
                <text:p>1532.93450608886</text:p>
              </table:table-cell>
              <table:table-cell office:value-type="float" office:value="211.692786459278">
                <text:p>211.692786459278</text:p>
              </table:table-cell>
              <table:table-cell office:value-type="float" office:value="1587.30721354072">
                <text:p>1587.30721354072</text:p>
              </table:table-cell>
              <table:table-cell office:value-type="float" office:value="1532.93450608886">
                <text:p>1532.93450608886</text:p>
              </table:table-cell>
            </table:table-row>
            <table:table-row>
              <table:table-cell office:value-type="float" office:value="1553.62938011737">
                <text:p>1553.62938011737</text:p>
              </table:table-cell>
              <table:table-cell office:value-type="float" office:value="218.180124912616">
                <text:p>218.180124912616</text:p>
              </table:table-cell>
              <table:table-cell office:value-type="float" office:value="1580.81987508738">
                <text:p>1580.81987508738</text:p>
              </table:table-cell>
              <table:table-cell office:value-type="float" office:value="1553.62938011737">
                <text:p>1553.62938011737</text:p>
              </table:table-cell>
            </table:table-row>
            <table:table-row>
              <table:table-cell office:value-type="float" office:value="1574.125">
                <text:p>1574.125</text:p>
              </table:table-cell>
              <table:table-cell office:value-type="float" office:value="224.875">
                <text:p>224.875</text:p>
              </table:table-cell>
              <table:table-cell office:value-type="float" office:value="1574.125">
                <text:p>1574.125</text:p>
              </table:table-cell>
              <table:table-cell office:value-type="float" office:value="1574.125">
                <text:p>1574.125</text:p>
              </table:table-cell>
            </table:table-row>
            <table:table-row>
              <table:table-cell office:value-type="float" office:value="1580.81987508738">
                <text:p>1580.81987508738</text:p>
              </table:table-cell>
              <table:table-cell office:value-type="float" office:value="218.180124912616">
                <text:p>218.180124912616</text:p>
              </table:table-cell>
              <table:table-cell office:value-type="float" office:value="1553.62938011737">
                <text:p>1553.62938011737</text:p>
              </table:table-cell>
              <table:table-cell office:value-type="float" office:value="1580.81987508738">
                <text:p>1580.81987508738</text:p>
              </table:table-cell>
            </table:table-row>
            <table:table-row>
              <table:table-cell office:value-type="float" office:value="1587.30721354072">
                <text:p>1587.30721354072</text:p>
              </table:table-cell>
              <table:table-cell office:value-type="float" office:value="211.692786459278">
                <text:p>211.692786459278</text:p>
              </table:table-cell>
              <table:table-cell office:value-type="float" office:value="1532.93450608886">
                <text:p>1532.93450608886</text:p>
              </table:table-cell>
              <table:table-cell office:value-type="float" office:value="1587.30721354072">
                <text:p>1587.30721354072</text:p>
              </table:table-cell>
            </table:table-row>
            <table:table-row>
              <table:table-cell office:value-type="float" office:value="1593.58503925388">
                <text:p>1593.58503925388</text:p>
              </table:table-cell>
              <table:table-cell office:value-type="float" office:value="205.414960746122">
                <text:p>205.414960746122</text:p>
              </table:table-cell>
              <table:table-cell office:value-type="float" office:value="1512.04668177358">
                <text:p>1512.04668177358</text:p>
              </table:table-cell>
              <table:table-cell office:value-type="float" office:value="1593.58503925388">
                <text:p>1593.58503925388</text:p>
              </table:table-cell>
            </table:table-row>
            <table:table-row>
              <table:table-cell office:value-type="float" office:value="1599.65143994032">
                <text:p>1599.65143994032</text:p>
              </table:table-cell>
              <table:table-cell office:value-type="float" office:value="199.348560059676">
                <text:p>199.348560059676</text:p>
              </table:table-cell>
              <table:table-cell office:value-type="float" office:value="1490.97226980516">
                <text:p>1490.97226980516</text:p>
              </table:table-cell>
              <table:table-cell office:value-type="float" office:value="1599.65143994032">
                <text:p>1599.65143994032</text:p>
              </table:table-cell>
            </table:table-row>
            <table:table-row>
              <table:table-cell office:value-type="float" office:value="1605.50456771565">
                <text:p>1605.50456771565</text:p>
              </table:table-cell>
              <table:table-cell office:value-type="float" office:value="193.495432284355">
                <text:p>193.495432284355</text:p>
              </table:table-cell>
              <table:table-cell office:value-type="float" office:value="1469.71768965364">
                <text:p>1469.71768965364</text:p>
              </table:table-cell>
              <table:table-cell office:value-type="float" office:value="1605.50456771565">
                <text:p>1605.50456771565</text:p>
              </table:table-cell>
            </table:table-row>
            <table:table-row>
              <table:table-cell office:value-type="float" office:value="1611.14263966042">
                <text:p>1611.14263966042</text:p>
              </table:table-cell>
              <table:table-cell office:value-type="float" office:value="187.857360339579">
                <text:p>187.857360339579</text:p>
              </table:table-cell>
              <table:table-cell office:value-type="float" office:value="1448.28941567002">
                <text:p>1448.28941567002</text:p>
              </table:table-cell>
              <table:table-cell office:value-type="float" office:value="1611.14263966042">
                <text:p>1611.14263966042</text:p>
              </table:table-cell>
            </table:table-row>
            <table:table-row>
              <table:table-cell office:value-type="float" office:value="1616.56393836332">
                <text:p>1616.56393836332</text:p>
              </table:table-cell>
              <table:table-cell office:value-type="float" office:value="182.436061636682">
                <text:p>182.436061636682</text:p>
              </table:table-cell>
              <table:table-cell office:value-type="float" office:value="1426.69397511415">
                <text:p>1426.69397511415</text:p>
              </table:table-cell>
              <table:table-cell office:value-type="float" office:value="1616.56393836332">
                <text:p>1616.56393836332</text:p>
              </table:table-cell>
            </table:table-row>
            <table:table-row>
              <table:table-cell office:value-type="float" office:value="1621.76681244424">
                <text:p>1621.76681244424</text:p>
              </table:table-cell>
              <table:table-cell office:value-type="float" office:value="177.233187555764">
                <text:p>177.233187555764</text:p>
              </table:table-cell>
              <table:table-cell office:value-type="float" office:value="1404.93794616642">
                <text:p>1404.93794616642</text:p>
              </table:table-cell>
              <table:table-cell office:value-type="float" office:value="1621.76681244424">
                <text:p>1621.76681244424</text:p>
              </table:table-cell>
            </table:table-row>
            <table:table-row>
              <table:table-cell office:value-type="float" office:value="1626.74967705733">
                <text:p>1626.74967705733</text:p>
              </table:table-cell>
              <table:table-cell office:value-type="float" office:value="172.250322942672">
                <text:p>172.250322942672</text:p>
              </table:table-cell>
              <table:table-cell office:value-type="float" office:value="1383.027955924">
                <text:p>1383.027955924</text:p>
              </table:table-cell>
              <table:table-cell office:value-type="float" office:value="1626.74967705733">
                <text:p>1626.74967705733</text:p>
              </table:table-cell>
            </table:table-row>
            <table:table-row>
              <table:table-cell office:value-type="float" office:value="1631.51101437376">
                <text:p>1631.51101437376</text:p>
              </table:table-cell>
              <table:table-cell office:value-type="float" office:value="167.488985626238">
                <text:p>167.488985626238</text:p>
              </table:table-cell>
              <table:table-cell office:value-type="float" office:value="1360.97067838216">
                <text:p>1360.97067838216</text:p>
              </table:table-cell>
              <table:table-cell office:value-type="float" office:value="1631.51101437376">
                <text:p>1631.51101437376</text:p>
              </table:table-cell>
            </table:table-row>
            <table:table-row>
              <table:table-cell office:value-type="float" office:value="1636.04937404407">
                <text:p>1636.04937404407</text:p>
              </table:table-cell>
              <table:table-cell office:value-type="float" office:value="162.950625955933">
                <text:p>162.950625955933</text:p>
              </table:table-cell>
              <table:table-cell office:value-type="float" office:value="1338.77283240132">
                <text:p>1338.77283240132</text:p>
              </table:table-cell>
              <table:table-cell office:value-type="float" office:value="1636.04937404407">
                <text:p>1636.04937404407</text:p>
              </table:table-cell>
            </table:table-row>
            <table:table-row>
              <table:table-cell office:value-type="float" office:value="1640.36337363993">
                <text:p>1640.36337363993</text:p>
              </table:table-cell>
              <table:table-cell office:value-type="float" office:value="158.636626360074">
                <text:p>158.636626360074</text:p>
              </table:table-cell>
              <table:table-cell office:value-type="float" office:value="1316.4411796604">
                <text:p>1316.4411796604</text:p>
              </table:table-cell>
              <table:table-cell office:value-type="float" office:value="1640.36337363993">
                <text:p>1640.36337363993</text:p>
              </table:table-cell>
            </table:table-row>
            <table:table-row>
              <table:table-cell office:value-type="float" office:value="1644.45169907527">
                <text:p>1644.45169907527</text:p>
              </table:table-cell>
              <table:table-cell office:value-type="float" office:value="154.548300924732">
                <text:p>154.548300924732</text:p>
              </table:table-cell>
              <table:table-cell office:value-type="float" office:value="1293.98252259715">
                <text:p>1293.98252259715</text:p>
              </table:table-cell>
              <table:table-cell office:value-type="float" office:value="1644.45169907527">
                <text:p>1644.45169907527</text:p>
              </table:table-cell>
            </table:table-row>
            <table:table-row>
              <table:table-cell office:value-type="float" office:value="1648.31310500656">
                <text:p>1648.31310500656</text:p>
              </table:table-cell>
              <table:table-cell office:value-type="float" office:value="150.686894993436">
                <text:p>150.686894993436</text:p>
              </table:table-cell>
              <table:table-cell office:value-type="float" office:value="1271.40370233609">
                <text:p>1271.40370233609</text:p>
              </table:table-cell>
              <table:table-cell office:value-type="float" office:value="1648.31310500656">
                <text:p>1648.31310500656</text:p>
              </table:table-cell>
            </table:table-row>
            <table:table-row>
              <table:table-cell office:value-type="float" office:value="1651.94641521216">
                <text:p>1651.94641521216</text:p>
              </table:table-cell>
              <table:table-cell office:value-type="float" office:value="147.053584787842">
                <text:p>147.053584787842</text:p>
              </table:table-cell>
              <table:table-cell office:value-type="float" office:value="1248.71159660458">
                <text:p>1248.71159660458</text:p>
              </table:table-cell>
              <table:table-cell office:value-type="float" office:value="1651.94641521216">
                <text:p>1651.94641521216</text:p>
              </table:table-cell>
            </table:table-row>
            <table:table-row>
              <table:table-cell office:value-type="float" office:value="1655.35052295057">
                <text:p>1655.35052295057</text:p>
              </table:table-cell>
              <table:table-cell office:value-type="float" office:value="143.649477049433">
                <text:p>143.649477049433</text:p>
              </table:table-cell>
              <table:table-cell office:value-type="float" office:value="1225.91311763785">
                <text:p>1225.91311763785</text:p>
              </table:table-cell>
              <table:table-cell office:value-type="float" office:value="1655.35052295057">
                <text:p>1655.35052295057</text:p>
              </table:table-cell>
            </table:table-row>
            <table:table-row>
              <table:table-cell office:value-type="float" office:value="1658.5243912976">
                <text:p>1658.5243912976</text:p>
              </table:table-cell>
              <table:table-cell office:value-type="float" office:value="140.475608702403">
                <text:p>140.475608702403</text:p>
              </table:table-cell>
              <table:table-cell office:value-type="float" office:value="1203.01521007346">
                <text:p>1203.01521007346</text:p>
              </table:table-cell>
              <table:table-cell office:value-type="float" office:value="1658.5243912976">
                <text:p>1658.5243912976</text:p>
              </table:table-cell>
            </table:table-row>
            <table:table-row>
              <table:table-cell office:value-type="float" office:value="1661.4670534622">
                <text:p>1661.4670534622</text:p>
              </table:table-cell>
              <table:table-cell office:value-type="float" office:value="137.532946537797">
                <text:p>137.532946537797</text:p>
              </table:table-cell>
              <table:table-cell office:value-type="float" office:value="1180.02484883586">
                <text:p>1180.02484883586</text:p>
              </table:table-cell>
              <table:table-cell office:value-type="float" office:value="1661.4670534622">
                <text:p>1661.4670534622</text:p>
              </table:table-cell>
            </table:table-row>
            <table:table-row>
              <table:table-cell office:value-type="float" office:value="1664.17761308098">
                <text:p>1664.17761308098</text:p>
              </table:table-cell>
              <table:table-cell office:value-type="float" office:value="134.822386919016">
                <text:p>134.822386919016</text:p>
              </table:table-cell>
              <table:table-cell office:value-type="float" office:value="1156.9490370118">
                <text:p>1156.9490370118</text:p>
              </table:table-cell>
              <table:table-cell office:value-type="float" office:value="1664.17761308098">
                <text:p>1664.17761308098</text:p>
              </table:table-cell>
            </table:table-row>
            <table:table-row>
              <table:table-cell office:value-type="float" office:value="1666.65524449122">
                <text:p>1666.65524449122</text:p>
              </table:table-cell>
              <table:table-cell office:value-type="float" office:value="132.344755508778">
                <text:p>132.344755508778</text:p>
              </table:table-cell>
              <table:table-cell office:value-type="float" office:value="1133.79480371711">
                <text:p>1133.79480371711</text:p>
              </table:table-cell>
              <table:table-cell office:value-type="float" office:value="1666.65524449122">
                <text:p>1666.65524449122</text:p>
              </table:table-cell>
            </table:table-row>
            <table:table-row>
              <table:table-cell office:value-type="float" office:value="1668.89919298239">
                <text:p>1668.89919298239</text:p>
              </table:table-cell>
              <table:table-cell office:value-type="float" office:value="130.100807017611">
                <text:p>130.100807017611</text:p>
              </table:table-cell>
              <table:table-cell office:value-type="float" office:value="1110.56920195553">
                <text:p>1110.56920195553</text:p>
              </table:table-cell>
              <table:table-cell office:value-type="float" office:value="1668.89919298239">
                <text:p>1668.89919298239</text:p>
              </table:table-cell>
            </table:table-row>
            <table:table-row>
              <table:table-cell office:value-type="float" office:value="1670.90877502604">
                <text:p>1670.90877502604</text:p>
              </table:table-cell>
              <table:table-cell office:value-type="float" office:value="128.091224973964">
                <text:p>128.091224973964</text:p>
              </table:table-cell>
              <table:table-cell office:value-type="float" office:value="1087.27930647037">
                <text:p>1087.27930647037</text:p>
              </table:table-cell>
              <table:table-cell office:value-type="float" office:value="1670.90877502604">
                <text:p>1670.90877502604</text:p>
              </table:table-cell>
            </table:table-row>
            <table:table-row>
              <table:table-cell office:value-type="float" office:value="1672.68337848401">
                <text:p>1672.68337848401</text:p>
              </table:table-cell>
              <table:table-cell office:value-type="float" office:value="126.316621515995">
                <text:p>126.316621515995</text:p>
              </table:table-cell>
              <table:table-cell office:value-type="float" office:value="1063.9322115894">
                <text:p>1063.9322115894</text:p>
              </table:table-cell>
              <table:table-cell office:value-type="float" office:value="1672.68337848401">
                <text:p>1672.68337848401</text:p>
              </table:table-cell>
            </table:table-row>
            <table:table-row>
              <table:table-cell office:value-type="float" office:value="1674.22246279489">
                <text:p>1674.22246279489</text:p>
              </table:table-cell>
              <table:table-cell office:value-type="float" office:value="124.777537205108">
                <text:p>124.777537205108</text:p>
              </table:table-cell>
              <table:table-cell office:value-type="float" office:value="1040.53502906388">
                <text:p>1040.53502906388</text:p>
              </table:table-cell>
              <table:table-cell office:value-type="float" office:value="1674.22246279489">
                <text:p>1674.22246279489</text:p>
              </table:table-cell>
            </table:table-row>
            <table:table-row>
              <table:table-cell office:value-type="float" office:value="1675.52555913871">
                <text:p>1675.52555913871</text:p>
              </table:table-cell>
              <table:table-cell office:value-type="float" office:value="123.474440861293">
                <text:p>123.474440861293</text:p>
              </table:table-cell>
              <table:table-cell office:value-type="float" office:value="1017.09488590228">
                <text:p>1017.09488590228</text:p>
              </table:table-cell>
              <table:table-cell office:value-type="float" office:value="1675.52555913871">
                <text:p>1675.52555913871</text:p>
              </table:table-cell>
            </table:table-row>
            <table:table-row>
              <table:table-cell office:value-type="float" office:value="1676.59227057968">
                <text:p>1676.59227057968</text:p>
              </table:table-cell>
              <table:table-cell office:value-type="float" office:value="122.40772942032">
                <text:p>122.40772942032</text:p>
              </table:table-cell>
              <table:table-cell office:value-type="float" office:value="993.618922199261">
                <text:p>993.618922199261</text:p>
              </table:table-cell>
              <table:table-cell office:value-type="float" office:value="1676.59227057968">
                <text:p>1676.59227057968</text:p>
              </table:table-cell>
            </table:table-row>
            <table:table-row>
              <table:table-cell office:value-type="float" office:value="1677.42227218717">
                <text:p>1677.42227218717</text:p>
              </table:table-cell>
              <table:table-cell office:value-type="float" office:value="121.577727812827">
                <text:p>121.577727812827</text:p>
              </table:table-cell>
              <table:table-cell office:value-type="float" office:value="970.114288960792">
                <text:p>970.114288960792</text:p>
              </table:table-cell>
              <table:table-cell office:value-type="float" office:value="1677.42227218717">
                <text:p>1677.42227218717</text:p>
              </table:table-cell>
            </table:table-row>
            <table:table-row>
              <table:table-cell office:value-type="float" office:value="1678.01531113466">
                <text:p>1678.01531113466</text:p>
              </table:table-cell>
              <table:table-cell office:value-type="float" office:value="120.984688865345">
                <text:p>120.984688865345</text:p>
              </table:table-cell>
              <table:table-cell office:value-type="float" office:value="946.58814592585">
                <text:p>946.58814592585</text:p>
              </table:table-cell>
              <table:table-cell office:value-type="float" office:value="1678.01531113466">
                <text:p>1678.01531113466</text:p>
              </table:table-cell>
            </table:table-row>
            <table:table-row>
              <table:table-cell office:value-type="float" office:value="1678.37120677672">
                <text:p>1678.37120677672</text:p>
              </table:table-cell>
              <table:table-cell office:value-type="float" office:value="120.628793223282">
                <text:p>120.628793223282</text:p>
              </table:table-cell>
              <table:table-cell office:value-type="float" office:value="923.047659385505">
                <text:p>923.047659385505</text:p>
              </table:table-cell>
              <table:table-cell office:value-type="float" office:value="1678.37120677672">
                <text:p>1678.37120677672</text:p>
              </table:table-cell>
            </table:table-row>
            <table:table-row>
              <table:table-cell office:value-type="float" office:value="1678.4898507041">
                <text:p>1678.4898507041</text:p>
              </table:table-cell>
              <table:table-cell office:value-type="float" office:value="120.510149295897">
                <text:p>120.510149295897</text:p>
              </table:table-cell>
              <table:table-cell office:value-type="float" office:value="899.5">
                <text:p>899.5</text:p>
              </table:table-cell>
              <table:table-cell office:value-type="float" office:value="1678.4898507041">
                <text:p>1678.4898507041</text:p>
              </table:table-cell>
            </table:table-row>
            <table:table-row>
              <table:table-cell office:value-type="float" office:value="1678.37120677672">
                <text:p>1678.37120677672</text:p>
              </table:table-cell>
              <table:table-cell office:value-type="float" office:value="120.628793223282">
                <text:p>120.628793223282</text:p>
              </table:table-cell>
              <table:table-cell office:value-type="float" office:value="875.952340614495">
                <text:p>875.952340614495</text:p>
              </table:table-cell>
              <table:table-cell office:value-type="float" office:value="1678.37120677672">
                <text:p>1678.37120677672</text:p>
              </table:table-cell>
            </table:table-row>
            <table:table-row>
              <table:table-cell office:value-type="float" office:value="1678.01531113466">
                <text:p>1678.01531113466</text:p>
              </table:table-cell>
              <table:table-cell office:value-type="float" office:value="120.984688865345">
                <text:p>120.984688865345</text:p>
              </table:table-cell>
              <table:table-cell office:value-type="float" office:value="852.411854074151">
                <text:p>852.411854074151</text:p>
              </table:table-cell>
              <table:table-cell office:value-type="float" office:value="1678.01531113466">
                <text:p>1678.01531113466</text:p>
              </table:table-cell>
            </table:table-row>
            <table:table-row>
              <table:table-cell office:value-type="float" office:value="1677.42227218717">
                <text:p>1677.42227218717</text:p>
              </table:table-cell>
              <table:table-cell office:value-type="float" office:value="121.577727812827">
                <text:p>121.577727812827</text:p>
              </table:table-cell>
              <table:table-cell office:value-type="float" office:value="828.885711039209">
                <text:p>828.885711039209</text:p>
              </table:table-cell>
              <table:table-cell office:value-type="float" office:value="1677.42227218717">
                <text:p>1677.42227218717</text:p>
              </table:table-cell>
            </table:table-row>
            <table:table-row>
              <table:table-cell office:value-type="float" office:value="1676.59227057968">
                <text:p>1676.59227057968</text:p>
              </table:table-cell>
              <table:table-cell office:value-type="float" office:value="122.40772942032">
                <text:p>122.40772942032</text:p>
              </table:table-cell>
              <table:table-cell office:value-type="float" office:value="805.381077800739">
                <text:p>805.381077800739</text:p>
              </table:table-cell>
              <table:table-cell office:value-type="float" office:value="1676.59227057968">
                <text:p>1676.59227057968</text:p>
              </table:table-cell>
            </table:table-row>
            <table:table-row>
              <table:table-cell office:value-type="float" office:value="1675.52555913871">
                <text:p>1675.52555913871</text:p>
              </table:table-cell>
              <table:table-cell office:value-type="float" office:value="123.474440861293">
                <text:p>123.474440861293</text:p>
              </table:table-cell>
              <table:table-cell office:value-type="float" office:value="781.905114097722">
                <text:p>781.905114097722</text:p>
              </table:table-cell>
              <table:table-cell office:value-type="float" office:value="1675.52555913871">
                <text:p>1675.52555913871</text:p>
              </table:table-cell>
            </table:table-row>
            <table:table-row>
              <table:table-cell office:value-type="float" office:value="1674.22246279489">
                <text:p>1674.22246279489</text:p>
              </table:table-cell>
              <table:table-cell office:value-type="float" office:value="124.777537205108">
                <text:p>124.777537205108</text:p>
              </table:table-cell>
              <table:table-cell office:value-type="float" office:value="758.464970936119">
                <text:p>758.464970936119</text:p>
              </table:table-cell>
              <table:table-cell office:value-type="float" office:value="1674.22246279489">
                <text:p>1674.22246279489</text:p>
              </table:table-cell>
            </table:table-row>
            <table:table-row>
              <table:table-cell office:value-type="float" office:value="1672.68337848401">
                <text:p>1672.68337848401</text:p>
              </table:table-cell>
              <table:table-cell office:value-type="float" office:value="126.316621515995">
                <text:p>126.316621515995</text:p>
              </table:table-cell>
              <table:table-cell office:value-type="float" office:value="735.067788410605">
                <text:p>735.067788410605</text:p>
              </table:table-cell>
              <table:table-cell office:value-type="float" office:value="1672.68337848401">
                <text:p>1672.68337848401</text:p>
              </table:table-cell>
            </table:table-row>
            <table:table-row>
              <table:table-cell office:value-type="float" office:value="1670.90877502604">
                <text:p>1670.90877502604</text:p>
              </table:table-cell>
              <table:table-cell office:value-type="float" office:value="128.091224973964">
                <text:p>128.091224973964</text:p>
              </table:table-cell>
              <table:table-cell office:value-type="float" office:value="711.720693529632">
                <text:p>711.720693529632</text:p>
              </table:table-cell>
              <table:table-cell office:value-type="float" office:value="1670.90877502604">
                <text:p>1670.90877502604</text:p>
              </table:table-cell>
            </table:table-row>
            <table:table-row>
              <table:table-cell office:value-type="float" office:value="1668.89919298239">
                <text:p>1668.89919298239</text:p>
              </table:table-cell>
              <table:table-cell office:value-type="float" office:value="130.100807017611">
                <text:p>130.100807017611</text:p>
              </table:table-cell>
              <table:table-cell office:value-type="float" office:value="688.430798044469">
                <text:p>688.430798044469</text:p>
              </table:table-cell>
              <table:table-cell office:value-type="float" office:value="1668.89919298239">
                <text:p>1668.89919298239</text:p>
              </table:table-cell>
            </table:table-row>
            <table:table-row>
              <table:table-cell office:value-type="float" office:value="1666.65524449122">
                <text:p>1666.65524449122</text:p>
              </table:table-cell>
              <table:table-cell office:value-type="float" office:value="132.344755508777">
                <text:p>132.344755508777</text:p>
              </table:table-cell>
              <table:table-cell office:value-type="float" office:value="665.205196282894">
                <text:p>665.205196282894</text:p>
              </table:table-cell>
              <table:table-cell office:value-type="float" office:value="1666.65524449122">
                <text:p>1666.65524449122</text:p>
              </table:table-cell>
            </table:table-row>
            <table:table-row>
              <table:table-cell office:value-type="float" office:value="1664.17761308098">
                <text:p>1664.17761308098</text:p>
              </table:table-cell>
              <table:table-cell office:value-type="float" office:value="134.822386919015">
                <text:p>134.822386919015</text:p>
              </table:table-cell>
              <table:table-cell office:value-type="float" office:value="642.050962988197">
                <text:p>642.050962988197</text:p>
              </table:table-cell>
              <table:table-cell office:value-type="float" office:value="1664.17761308098">
                <text:p>1664.17761308098</text:p>
              </table:table-cell>
            </table:table-row>
            <table:table-row>
              <table:table-cell office:value-type="float" office:value="1661.4670534622">
                <text:p>1661.4670534622</text:p>
              </table:table-cell>
              <table:table-cell office:value-type="float" office:value="137.532946537797">
                <text:p>137.532946537797</text:p>
              </table:table-cell>
              <table:table-cell office:value-type="float" office:value="618.975151164138">
                <text:p>618.975151164138</text:p>
              </table:table-cell>
              <table:table-cell office:value-type="float" office:value="1661.4670534622">
                <text:p>1661.4670534622</text:p>
              </table:table-cell>
            </table:table-row>
            <table:table-row>
              <table:table-cell office:value-type="float" office:value="1658.5243912976">
                <text:p>1658.5243912976</text:p>
              </table:table-cell>
              <table:table-cell office:value-type="float" office:value="140.475608702403">
                <text:p>140.475608702403</text:p>
              </table:table-cell>
              <table:table-cell office:value-type="float" office:value="595.98478992654">
                <text:p>595.98478992654</text:p>
              </table:table-cell>
              <table:table-cell office:value-type="float" office:value="1658.5243912976">
                <text:p>1658.5243912976</text:p>
              </table:table-cell>
            </table:table-row>
            <table:table-row>
              <table:table-cell office:value-type="float" office:value="1655.35052295057">
                <text:p>1655.35052295057</text:p>
              </table:table-cell>
              <table:table-cell office:value-type="float" office:value="143.649477049433">
                <text:p>143.649477049433</text:p>
              </table:table-cell>
              <table:table-cell office:value-type="float" office:value="573.086882362149">
                <text:p>573.086882362149</text:p>
              </table:table-cell>
              <table:table-cell office:value-type="float" office:value="1655.35052295057">
                <text:p>1655.35052295057</text:p>
              </table:table-cell>
            </table:table-row>
            <table:table-row>
              <table:table-cell office:value-type="float" office:value="1651.94641521216">
                <text:p>1651.94641521216</text:p>
              </table:table-cell>
              <table:table-cell office:value-type="float" office:value="147.053584787842">
                <text:p>147.053584787842</text:p>
              </table:table-cell>
              <table:table-cell office:value-type="float" office:value="550.288403395424">
                <text:p>550.288403395424</text:p>
              </table:table-cell>
              <table:table-cell office:value-type="float" office:value="1651.94641521216">
                <text:p>1651.94641521216</text:p>
              </table:table-cell>
            </table:table-row>
            <table:table-row>
              <table:table-cell office:value-type="float" office:value="1648.31310500656">
                <text:p>1648.31310500656</text:p>
              </table:table-cell>
              <table:table-cell office:value-type="float" office:value="150.686894993436">
                <text:p>150.686894993436</text:p>
              </table:table-cell>
              <table:table-cell office:value-type="float" office:value="527.596297663914">
                <text:p>527.596297663914</text:p>
              </table:table-cell>
              <table:table-cell office:value-type="float" office:value="1648.31310500656">
                <text:p>1648.31310500656</text:p>
              </table:table-cell>
            </table:table-row>
            <table:table-row>
              <table:table-cell office:value-type="float" office:value="1644.45169907527">
                <text:p>1644.45169907527</text:p>
              </table:table-cell>
              <table:table-cell office:value-type="float" office:value="154.548300924732">
                <text:p>154.548300924732</text:p>
              </table:table-cell>
              <table:table-cell office:value-type="float" office:value="505.017477402847">
                <text:p>505.017477402847</text:p>
              </table:table-cell>
              <table:table-cell office:value-type="float" office:value="1644.45169907527">
                <text:p>1644.45169907527</text:p>
              </table:table-cell>
            </table:table-row>
            <table:table-row>
              <table:table-cell office:value-type="float" office:value="1640.36337363993">
                <text:p>1640.36337363993</text:p>
              </table:table-cell>
              <table:table-cell office:value-type="float" office:value="158.636626360075">
                <text:p>158.636626360075</text:p>
              </table:table-cell>
              <table:table-cell office:value-type="float" office:value="482.558820339602">
                <text:p>482.558820339602</text:p>
              </table:table-cell>
              <table:table-cell office:value-type="float" office:value="1640.36337363993">
                <text:p>1640.36337363993</text:p>
              </table:table-cell>
            </table:table-row>
            <table:table-row>
              <table:table-cell office:value-type="float" office:value="1636.04937404407">
                <text:p>1636.04937404407</text:p>
              </table:table-cell>
              <table:table-cell office:value-type="float" office:value="162.950625955932">
                <text:p>162.950625955932</text:p>
              </table:table-cell>
              <table:table-cell office:value-type="float" office:value="460.227167598681">
                <text:p>460.227167598681</text:p>
              </table:table-cell>
              <table:table-cell office:value-type="float" office:value="1636.04937404407">
                <text:p>1636.04937404407</text:p>
              </table:table-cell>
            </table:table-row>
            <table:table-row>
              <table:table-cell office:value-type="float" office:value="1631.51101437376">
                <text:p>1631.51101437376</text:p>
              </table:table-cell>
              <table:table-cell office:value-type="float" office:value="167.488985626238">
                <text:p>167.488985626238</text:p>
              </table:table-cell>
              <table:table-cell office:value-type="float" office:value="438.029321617842">
                <text:p>438.029321617842</text:p>
              </table:table-cell>
              <table:table-cell office:value-type="float" office:value="1631.51101437376">
                <text:p>1631.51101437376</text:p>
              </table:table-cell>
            </table:table-row>
            <table:table-row>
              <table:table-cell office:value-type="float" office:value="1626.74967705733">
                <text:p>1626.74967705733</text:p>
              </table:table-cell>
              <table:table-cell office:value-type="float" office:value="172.250322942672">
                <text:p>172.250322942672</text:p>
              </table:table-cell>
              <table:table-cell office:value-type="float" office:value="415.972044076004">
                <text:p>415.972044076004</text:p>
              </table:table-cell>
              <table:table-cell office:value-type="float" office:value="1626.74967705733">
                <text:p>1626.74967705733</text:p>
              </table:table-cell>
            </table:table-row>
            <table:table-row>
              <table:table-cell office:value-type="float" office:value="1621.76681244424">
                <text:p>1621.76681244424</text:p>
              </table:table-cell>
              <table:table-cell office:value-type="float" office:value="177.233187555764">
                <text:p>177.233187555764</text:p>
              </table:table-cell>
              <table:table-cell office:value-type="float" office:value="394.062053833581">
                <text:p>394.062053833581</text:p>
              </table:table-cell>
              <table:table-cell office:value-type="float" office:value="1621.76681244424">
                <text:p>1621.76681244424</text:p>
              </table:table-cell>
            </table:table-row>
            <table:table-row>
              <table:table-cell office:value-type="float" office:value="1616.56393836332">
                <text:p>1616.56393836332</text:p>
              </table:table-cell>
              <table:table-cell office:value-type="float" office:value="182.436061636682">
                <text:p>182.436061636682</text:p>
              </table:table-cell>
              <table:table-cell office:value-type="float" office:value="372.306024885848">
                <text:p>372.306024885848</text:p>
              </table:table-cell>
              <table:table-cell office:value-type="float" office:value="1616.56393836332">
                <text:p>1616.56393836332</text:p>
              </table:table-cell>
            </table:table-row>
            <table:table-row>
              <table:table-cell office:value-type="float" office:value="1611.14263966042">
                <text:p>1611.14263966042</text:p>
              </table:table-cell>
              <table:table-cell office:value-type="float" office:value="187.857360339579">
                <text:p>187.857360339579</text:p>
              </table:table-cell>
              <table:table-cell office:value-type="float" office:value="350.710584329977">
                <text:p>350.710584329977</text:p>
              </table:table-cell>
              <table:table-cell office:value-type="float" office:value="1611.14263966042">
                <text:p>1611.14263966042</text:p>
              </table:table-cell>
            </table:table-row>
            <table:table-row>
              <table:table-cell office:value-type="float" office:value="1605.50456771565">
                <text:p>1605.50456771565</text:p>
              </table:table-cell>
              <table:table-cell office:value-type="float" office:value="193.495432284354">
                <text:p>193.495432284354</text:p>
              </table:table-cell>
              <table:table-cell office:value-type="float" office:value="329.282310346362">
                <text:p>329.282310346362</text:p>
              </table:table-cell>
              <table:table-cell office:value-type="float" office:value="1605.50456771565">
                <text:p>1605.50456771565</text:p>
              </table:table-cell>
            </table:table-row>
            <table:table-row>
              <table:table-cell office:value-type="float" office:value="1599.65143994032">
                <text:p>1599.65143994032</text:p>
              </table:table-cell>
              <table:table-cell office:value-type="float" office:value="199.348560059676">
                <text:p>199.348560059676</text:p>
              </table:table-cell>
              <table:table-cell office:value-type="float" office:value="308.027730194837">
                <text:p>308.027730194837</text:p>
              </table:table-cell>
              <table:table-cell office:value-type="float" office:value="1599.65143994032">
                <text:p>1599.65143994032</text:p>
              </table:table-cell>
            </table:table-row>
            <table:table-row>
              <table:table-cell office:value-type="float" office:value="1593.58503925388">
                <text:p>1593.58503925388</text:p>
              </table:table-cell>
              <table:table-cell office:value-type="float" office:value="205.414960746122">
                <text:p>205.414960746122</text:p>
              </table:table-cell>
              <table:table-cell office:value-type="float" office:value="286.953318226417">
                <text:p>286.953318226417</text:p>
              </table:table-cell>
              <table:table-cell office:value-type="float" office:value="1593.58503925388">
                <text:p>1593.58503925388</text:p>
              </table:table-cell>
            </table:table-row>
            <table:table-row>
              <table:table-cell office:value-type="float" office:value="1587.30721354072">
                <text:p>1587.30721354072</text:p>
              </table:table-cell>
              <table:table-cell office:value-type="float" office:value="211.692786459278">
                <text:p>211.692786459278</text:p>
              </table:table-cell>
              <table:table-cell office:value-type="float" office:value="266.065493911137">
                <text:p>266.065493911137</text:p>
              </table:table-cell>
              <table:table-cell office:value-type="float" office:value="1587.30721354072">
                <text:p>1587.30721354072</text:p>
              </table:table-cell>
            </table:table-row>
            <table:table-row>
              <table:table-cell office:value-type="float" office:value="1580.81987508738">
                <text:p>1580.81987508738</text:p>
              </table:table-cell>
              <table:table-cell office:value-type="float" office:value="218.180124912616">
                <text:p>218.180124912616</text:p>
              </table:table-cell>
              <table:table-cell office:value-type="float" office:value="245.37061988263">
                <text:p>245.37061988263</text:p>
              </table:table-cell>
              <table:table-cell office:value-type="float" office:value="1580.81987508738">
                <text:p>1580.81987508738</text:p>
              </table:table-cell>
            </table:table-row>
            <table:table-row>
              <table:table-cell office:value-type="float" office:value="1574.125">
                <text:p>1574.125</text:p>
              </table:table-cell>
              <table:table-cell office:value-type="float" office:value="224.875">
                <text:p>224.875</text:p>
              </table:table-cell>
              <table:table-cell office:value-type="float" office:value="224.875">
                <text:p>224.875</text:p>
              </table:table-cell>
              <table:table-cell office:value-type="float" office:value="1574.125">
                <text:p>1574.125</text:p>
              </table:table-cell>
            </table:table-row>
            <table:table-row>
              <table:table-cell office:value-type="float" office:value="1580.81987508738">
                <text:p>1580.81987508738</text:p>
              </table:table-cell>
              <table:table-cell office:value-type="float" office:value="245.37061988263">
                <text:p>245.37061988263</text:p>
              </table:table-cell>
              <table:table-cell office:value-type="float" office:value="218.180124912616">
                <text:p>218.180124912616</text:p>
              </table:table-cell>
              <table:table-cell office:value-type="float" office:value="1580.81987508738">
                <text:p>1580.81987508738</text:p>
              </table:table-cell>
            </table:table-row>
            <table:table-row>
              <table:table-cell office:value-type="float" office:value="1587.30721354072">
                <text:p>1587.30721354072</text:p>
              </table:table-cell>
              <table:table-cell office:value-type="float" office:value="266.065493911137">
                <text:p>266.065493911137</text:p>
              </table:table-cell>
              <table:table-cell office:value-type="float" office:value="211.692786459278">
                <text:p>211.692786459278</text:p>
              </table:table-cell>
              <table:table-cell office:value-type="float" office:value="1587.30721354072">
                <text:p>1587.30721354072</text:p>
              </table:table-cell>
            </table:table-row>
            <table:table-row>
              <table:table-cell office:value-type="float" office:value="1593.58503925388">
                <text:p>1593.58503925388</text:p>
              </table:table-cell>
              <table:table-cell office:value-type="float" office:value="286.953318226416">
                <text:p>286.953318226416</text:p>
              </table:table-cell>
              <table:table-cell office:value-type="float" office:value="205.414960746122">
                <text:p>205.414960746122</text:p>
              </table:table-cell>
              <table:table-cell office:value-type="float" office:value="1593.58503925388">
                <text:p>1593.58503925388</text:p>
              </table:table-cell>
            </table:table-row>
            <table:table-row>
              <table:table-cell office:value-type="float" office:value="1599.65143994032">
                <text:p>1599.65143994032</text:p>
              </table:table-cell>
              <table:table-cell office:value-type="float" office:value="308.027730194837">
                <text:p>308.027730194837</text:p>
              </table:table-cell>
              <table:table-cell office:value-type="float" office:value="199.348560059676">
                <text:p>199.348560059676</text:p>
              </table:table-cell>
              <table:table-cell office:value-type="float" office:value="1599.65143994032">
                <text:p>1599.65143994032</text:p>
              </table:table-cell>
            </table:table-row>
            <table:table-row>
              <table:table-cell office:value-type="float" office:value="1605.50456771565">
                <text:p>1605.50456771565</text:p>
              </table:table-cell>
              <table:table-cell office:value-type="float" office:value="329.282310346362">
                <text:p>329.282310346362</text:p>
              </table:table-cell>
              <table:table-cell office:value-type="float" office:value="193.495432284354">
                <text:p>193.495432284354</text:p>
              </table:table-cell>
              <table:table-cell office:value-type="float" office:value="1605.50456771565">
                <text:p>1605.50456771565</text:p>
              </table:table-cell>
            </table:table-row>
            <table:table-row>
              <table:table-cell office:value-type="float" office:value="1611.14263966042">
                <text:p>1611.14263966042</text:p>
              </table:table-cell>
              <table:table-cell office:value-type="float" office:value="350.710584329977">
                <text:p>350.710584329977</text:p>
              </table:table-cell>
              <table:table-cell office:value-type="float" office:value="187.857360339579">
                <text:p>187.857360339579</text:p>
              </table:table-cell>
              <table:table-cell office:value-type="float" office:value="1611.14263966042">
                <text:p>1611.14263966042</text:p>
              </table:table-cell>
            </table:table-row>
            <table:table-row>
              <table:table-cell office:value-type="float" office:value="1616.56393836332">
                <text:p>1616.56393836332</text:p>
              </table:table-cell>
              <table:table-cell office:value-type="float" office:value="372.306024885847">
                <text:p>372.306024885847</text:p>
              </table:table-cell>
              <table:table-cell office:value-type="float" office:value="182.436061636682">
                <text:p>182.436061636682</text:p>
              </table:table-cell>
              <table:table-cell office:value-type="float" office:value="1616.56393836332">
                <text:p>1616.56393836332</text:p>
              </table:table-cell>
            </table:table-row>
            <table:table-row>
              <table:table-cell office:value-type="float" office:value="1621.76681244424">
                <text:p>1621.76681244424</text:p>
              </table:table-cell>
              <table:table-cell office:value-type="float" office:value="394.06205383358">
                <text:p>394.06205383358</text:p>
              </table:table-cell>
              <table:table-cell office:value-type="float" office:value="177.233187555764">
                <text:p>177.233187555764</text:p>
              </table:table-cell>
              <table:table-cell office:value-type="float" office:value="1621.76681244424">
                <text:p>1621.76681244424</text:p>
              </table:table-cell>
            </table:table-row>
            <table:table-row>
              <table:table-cell office:value-type="float" office:value="1626.74967705733">
                <text:p>1626.74967705733</text:p>
              </table:table-cell>
              <table:table-cell office:value-type="float" office:value="415.972044076003">
                <text:p>415.972044076003</text:p>
              </table:table-cell>
              <table:table-cell office:value-type="float" office:value="172.250322942672">
                <text:p>172.250322942672</text:p>
              </table:table-cell>
              <table:table-cell office:value-type="float" office:value="1626.74967705733">
                <text:p>1626.74967705733</text:p>
              </table:table-cell>
            </table:table-row>
            <table:table-row>
              <table:table-cell office:value-type="float" office:value="1631.51101437376">
                <text:p>1631.51101437376</text:p>
              </table:table-cell>
              <table:table-cell office:value-type="float" office:value="438.029321617842">
                <text:p>438.029321617842</text:p>
              </table:table-cell>
              <table:table-cell office:value-type="float" office:value="167.488985626238">
                <text:p>167.488985626238</text:p>
              </table:table-cell>
              <table:table-cell office:value-type="float" office:value="1631.51101437376">
                <text:p>1631.51101437376</text:p>
              </table:table-cell>
            </table:table-row>
            <table:table-row>
              <table:table-cell office:value-type="float" office:value="1636.04937404407">
                <text:p>1636.04937404407</text:p>
              </table:table-cell>
              <table:table-cell office:value-type="float" office:value="460.227167598681">
                <text:p>460.227167598681</text:p>
              </table:table-cell>
              <table:table-cell office:value-type="float" office:value="162.950625955933">
                <text:p>162.950625955933</text:p>
              </table:table-cell>
              <table:table-cell office:value-type="float" office:value="1636.04937404407">
                <text:p>1636.04937404407</text:p>
              </table:table-cell>
            </table:table-row>
            <table:table-row>
              <table:table-cell office:value-type="float" office:value="1640.36337363993">
                <text:p>1640.36337363993</text:p>
              </table:table-cell>
              <table:table-cell office:value-type="float" office:value="482.558820339602">
                <text:p>482.558820339602</text:p>
              </table:table-cell>
              <table:table-cell office:value-type="float" office:value="158.636626360074">
                <text:p>158.636626360074</text:p>
              </table:table-cell>
              <table:table-cell office:value-type="float" office:value="1640.36337363993">
                <text:p>1640.36337363993</text:p>
              </table:table-cell>
            </table:table-row>
            <table:table-row>
              <table:table-cell office:value-type="float" office:value="1644.45169907527">
                <text:p>1644.45169907527</text:p>
              </table:table-cell>
              <table:table-cell office:value-type="float" office:value="505.017477402847">
                <text:p>505.017477402847</text:p>
              </table:table-cell>
              <table:table-cell office:value-type="float" office:value="154.548300924732">
                <text:p>154.548300924732</text:p>
              </table:table-cell>
              <table:table-cell office:value-type="float" office:value="1644.45169907527">
                <text:p>1644.45169907527</text:p>
              </table:table-cell>
            </table:table-row>
            <table:table-row>
              <table:table-cell office:value-type="float" office:value="1648.31310500656">
                <text:p>1648.31310500656</text:p>
              </table:table-cell>
              <table:table-cell office:value-type="float" office:value="527.596297663914">
                <text:p>527.596297663914</text:p>
              </table:table-cell>
              <table:table-cell office:value-type="float" office:value="150.686894993437">
                <text:p>150.686894993437</text:p>
              </table:table-cell>
              <table:table-cell office:value-type="float" office:value="1648.31310500656">
                <text:p>1648.31310500656</text:p>
              </table:table-cell>
            </table:table-row>
            <table:table-row>
              <table:table-cell office:value-type="float" office:value="1651.94641521216">
                <text:p>1651.94641521216</text:p>
              </table:table-cell>
              <table:table-cell office:value-type="float" office:value="550.288403395424">
                <text:p>550.288403395424</text:p>
              </table:table-cell>
              <table:table-cell office:value-type="float" office:value="147.053584787842">
                <text:p>147.053584787842</text:p>
              </table:table-cell>
              <table:table-cell office:value-type="float" office:value="1651.94641521216">
                <text:p>1651.94641521216</text:p>
              </table:table-cell>
            </table:table-row>
            <table:table-row>
              <table:table-cell office:value-type="float" office:value="1655.35052295057">
                <text:p>1655.35052295057</text:p>
              </table:table-cell>
              <table:table-cell office:value-type="float" office:value="573.086882362148">
                <text:p>573.086882362148</text:p>
              </table:table-cell>
              <table:table-cell office:value-type="float" office:value="143.649477049433">
                <text:p>143.649477049433</text:p>
              </table:table-cell>
              <table:table-cell office:value-type="float" office:value="1655.35052295057">
                <text:p>1655.35052295057</text:p>
              </table:table-cell>
            </table:table-row>
            <table:table-row>
              <table:table-cell office:value-type="float" office:value="1658.5243912976">
                <text:p>1658.5243912976</text:p>
              </table:table-cell>
              <table:table-cell office:value-type="float" office:value="595.98478992654">
                <text:p>595.98478992654</text:p>
              </table:table-cell>
              <table:table-cell office:value-type="float" office:value="140.475608702403">
                <text:p>140.475608702403</text:p>
              </table:table-cell>
              <table:table-cell office:value-type="float" office:value="1658.5243912976">
                <text:p>1658.5243912976</text:p>
              </table:table-cell>
            </table:table-row>
            <table:table-row>
              <table:table-cell office:value-type="float" office:value="1661.4670534622">
                <text:p>1661.4670534622</text:p>
              </table:table-cell>
              <table:table-cell office:value-type="float" office:value="618.975151164138">
                <text:p>618.975151164138</text:p>
              </table:table-cell>
              <table:table-cell office:value-type="float" office:value="137.532946537797">
                <text:p>137.532946537797</text:p>
              </table:table-cell>
              <table:table-cell office:value-type="float" office:value="1661.4670534622">
                <text:p>1661.4670534622</text:p>
              </table:table-cell>
            </table:table-row>
            <table:table-row>
              <table:table-cell office:value-type="float" office:value="1664.17761308098">
                <text:p>1664.17761308098</text:p>
              </table:table-cell>
              <table:table-cell office:value-type="float" office:value="642.050962988197">
                <text:p>642.050962988197</text:p>
              </table:table-cell>
              <table:table-cell office:value-type="float" office:value="134.822386919016">
                <text:p>134.822386919016</text:p>
              </table:table-cell>
              <table:table-cell office:value-type="float" office:value="1664.17761308098">
                <text:p>1664.17761308098</text:p>
              </table:table-cell>
            </table:table-row>
            <table:table-row>
              <table:table-cell office:value-type="float" office:value="1666.65524449122">
                <text:p>1666.65524449122</text:p>
              </table:table-cell>
              <table:table-cell office:value-type="float" office:value="665.205196282894">
                <text:p>665.205196282894</text:p>
              </table:table-cell>
              <table:table-cell office:value-type="float" office:value="132.344755508777">
                <text:p>132.344755508777</text:p>
              </table:table-cell>
              <table:table-cell office:value-type="float" office:value="1666.65524449122">
                <text:p>1666.65524449122</text:p>
              </table:table-cell>
            </table:table-row>
            <table:table-row>
              <table:table-cell office:value-type="float" office:value="1668.89919298239">
                <text:p>1668.89919298239</text:p>
              </table:table-cell>
              <table:table-cell office:value-type="float" office:value="688.430798044468">
                <text:p>688.430798044468</text:p>
              </table:table-cell>
              <table:table-cell office:value-type="float" office:value="130.100807017611">
                <text:p>130.100807017611</text:p>
              </table:table-cell>
              <table:table-cell office:value-type="float" office:value="1668.89919298239">
                <text:p>1668.89919298239</text:p>
              </table:table-cell>
            </table:table-row>
            <table:table-row>
              <table:table-cell office:value-type="float" office:value="1670.90877502604">
                <text:p>1670.90877502604</text:p>
              </table:table-cell>
              <table:table-cell office:value-type="float" office:value="711.720693529631">
                <text:p>711.720693529631</text:p>
              </table:table-cell>
              <table:table-cell office:value-type="float" office:value="128.091224973964">
                <text:p>128.091224973964</text:p>
              </table:table-cell>
              <table:table-cell office:value-type="float" office:value="1670.90877502604">
                <text:p>1670.90877502604</text:p>
              </table:table-cell>
            </table:table-row>
            <table:table-row>
              <table:table-cell office:value-type="float" office:value="1672.68337848401">
                <text:p>1672.68337848401</text:p>
              </table:table-cell>
              <table:table-cell office:value-type="float" office:value="735.067788410605">
                <text:p>735.067788410605</text:p>
              </table:table-cell>
              <table:table-cell office:value-type="float" office:value="126.316621515995">
                <text:p>126.316621515995</text:p>
              </table:table-cell>
              <table:table-cell office:value-type="float" office:value="1672.68337848401">
                <text:p>1672.68337848401</text:p>
              </table:table-cell>
            </table:table-row>
            <table:table-row>
              <table:table-cell office:value-type="float" office:value="1674.22246279489">
                <text:p>1674.22246279489</text:p>
              </table:table-cell>
              <table:table-cell office:value-type="float" office:value="758.464970936119">
                <text:p>758.464970936119</text:p>
              </table:table-cell>
              <table:table-cell office:value-type="float" office:value="124.777537205108">
                <text:p>124.777537205108</text:p>
              </table:table-cell>
              <table:table-cell office:value-type="float" office:value="1674.22246279489">
                <text:p>1674.22246279489</text:p>
              </table:table-cell>
            </table:table-row>
            <table:table-row>
              <table:table-cell office:value-type="float" office:value="1675.52555913871">
                <text:p>1675.52555913871</text:p>
              </table:table-cell>
              <table:table-cell office:value-type="float" office:value="781.905114097722">
                <text:p>781.905114097722</text:p>
              </table:table-cell>
              <table:table-cell office:value-type="float" office:value="123.474440861293">
                <text:p>123.474440861293</text:p>
              </table:table-cell>
              <table:table-cell office:value-type="float" office:value="1675.52555913871">
                <text:p>1675.52555913871</text:p>
              </table:table-cell>
            </table:table-row>
            <table:table-row>
              <table:table-cell office:value-type="float" office:value="1676.59227057968">
                <text:p>1676.59227057968</text:p>
              </table:table-cell>
              <table:table-cell office:value-type="float" office:value="805.381077800739">
                <text:p>805.381077800739</text:p>
              </table:table-cell>
              <table:table-cell office:value-type="float" office:value="122.40772942032">
                <text:p>122.40772942032</text:p>
              </table:table-cell>
              <table:table-cell office:value-type="float" office:value="1676.59227057968">
                <text:p>1676.59227057968</text:p>
              </table:table-cell>
            </table:table-row>
            <table:table-row>
              <table:table-cell office:value-type="float" office:value="1677.42227218717">
                <text:p>1677.42227218717</text:p>
              </table:table-cell>
              <table:table-cell office:value-type="float" office:value="828.885711039208">
                <text:p>828.885711039208</text:p>
              </table:table-cell>
              <table:table-cell office:value-type="float" office:value="121.577727812827">
                <text:p>121.577727812827</text:p>
              </table:table-cell>
              <table:table-cell office:value-type="float" office:value="1677.42227218717">
                <text:p>1677.42227218717</text:p>
              </table:table-cell>
            </table:table-row>
            <table:table-row>
              <table:table-cell office:value-type="float" office:value="1678.01531113466">
                <text:p>1678.01531113466</text:p>
              </table:table-cell>
              <table:table-cell office:value-type="float" office:value="852.411854074151">
                <text:p>852.411854074151</text:p>
              </table:table-cell>
              <table:table-cell office:value-type="float" office:value="120.984688865345">
                <text:p>120.984688865345</text:p>
              </table:table-cell>
              <table:table-cell office:value-type="float" office:value="1678.01531113466">
                <text:p>1678.01531113466</text:p>
              </table:table-cell>
            </table:table-row>
            <table:table-row>
              <table:table-cell office:value-type="float" office:value="1678.37120677672">
                <text:p>1678.37120677672</text:p>
              </table:table-cell>
              <table:table-cell office:value-type="float" office:value="875.952340614495">
                <text:p>875.952340614495</text:p>
              </table:table-cell>
              <table:table-cell office:value-type="float" office:value="120.628793223282">
                <text:p>120.628793223282</text:p>
              </table:table-cell>
              <table:table-cell office:value-type="float" office:value="1678.37120677672">
                <text:p>1678.37120677672</text:p>
              </table:table-cell>
            </table:table-row>
            <table:table-row>
              <table:table-cell office:value-type="float" office:value="1678.4898507041">
                <text:p>1678.4898507041</text:p>
              </table:table-cell>
              <table:table-cell office:value-type="float" office:value="899.5">
                <text:p>899.5</text:p>
              </table:table-cell>
              <table:table-cell office:value-type="float" office:value="120.510149295898">
                <text:p>120.510149295898</text:p>
              </table:table-cell>
              <table:table-cell office:value-type="float" office:value="1678.4898507041">
                <text:p>1678.4898507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